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72in"/>
    </style:style>
    <style:style style:name="co2" style:family="table-column">
      <style:table-column-properties fo:break-before="auto" style:column-width="9.1382in"/>
    </style:style>
    <style:style style:name="co3" style:family="table-column">
      <style:table-column-properties fo:break-before="auto" style:column-width="3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I don't understand what you mean</text:p>
          </table:table-cell>
          <table:table-cell table:formula="of:=CONCATENATE(&quot;{Name: &quot;&quot;&quot;;[.A1];&quot;&quot;&quot;, Desc:&quot;&quot;&quot;; [.B1]; &quot;&quot;&quot;},&quot;)" office:value-type="string" office:string-value="{Name: &quot;?&quot;, Desc:&quot;I don't understand what you mean&quot;}," calcext:value-type="string">
            <text:p>{Name: "?", Desc:"I don't understand what you mean"},</text:p>
          </table:table-cell>
        </table:table-row>
        <table:table-row table:style-name="ro1">
          <table:table-cell office:value-type="string" calcext:value-type="string">
            <text:p>?4U</text:p>
          </table:table-cell>
          <table:table-cell office:value-type="string" calcext:value-type="string">
            <text:p>I have a question for you</text:p>
          </table:table-cell>
          <table:table-cell table:formula="of:=CONCATENATE(&quot;{Name: &quot;&quot;&quot;;[.A2];&quot;&quot;&quot;, Desc:&quot;&quot;&quot;; [.B2]; &quot;&quot;&quot;},&quot;)" office:value-type="string" office:string-value="{Name: &quot;?4U&quot;, Desc:&quot;I have a question for you&quot;}," calcext:value-type="string">
            <text:p>{Name: "?4U", Desc:"I have a question for you"},</text:p>
          </table:table-cell>
        </table:table-row>
        <table:table-row table:style-name="ro1">
          <table:table-cell office:value-type="string" calcext:value-type="string">
            <text:p>;S</text:p>
          </table:table-cell>
          <table:table-cell office:value-type="string" calcext:value-type="string">
            <text:p>Gentle warning, like 'Hmm? What did you say?'</text:p>
          </table:table-cell>
          <table:table-cell table:formula="of:=CONCATENATE(&quot;{Name: &quot;&quot;&quot;;[.A3];&quot;&quot;&quot;, Desc:&quot;&quot;&quot;; [.B3]; &quot;&quot;&quot;},&quot;)" office:value-type="string" office:string-value="{Name: &quot;;S&quot;, Desc:&quot;Gentle warning, like 'Hmm? What did you say?'&quot;}," calcext:value-type="string">
            <text:p>{Name: ";S", Desc:"Gentle warning, like 'Hmm? What did you say?'"},</text:p>
          </table:table-cell>
        </table:table-row>
        <table:table-row table:style-name="ro1">
          <table:table-cell office:value-type="string" calcext:value-type="string">
            <text:p>^^</text:p>
          </table:table-cell>
          <table:table-cell office:value-type="string" calcext:value-type="string">
            <text:p>Meaning 'read line' or 'read message' above</text:p>
          </table:table-cell>
          <table:table-cell table:formula="of:=CONCATENATE(&quot;{Name: &quot;&quot;&quot;;[.A4];&quot;&quot;&quot;, Desc:&quot;&quot;&quot;; [.B4]; &quot;&quot;&quot;},&quot;)" office:value-type="string" office:string-value="{Name: &quot;^^&quot;, Desc:&quot;Meaning 'read line' or 'read message' above&quot;}," calcext:value-type="string">
            <text:p>{Name: "^^", Desc:"Meaning 'read line' or 'read message' above"},</text:p>
          </table:table-cell>
        </table:table-row>
        <table:table-row table:style-name="ro1">
          <table:table-cell office:value-type="string" calcext:value-type="string">
            <text:p>&amp;lt;3</text:p>
          </table:table-cell>
          <table:table-cell office:value-type="string" calcext:value-type="string">
            <text:p>Meaning 'sideways heart' (love, friendship)</text:p>
          </table:table-cell>
          <table:table-cell table:formula="of:=CONCATENATE(&quot;{Name: &quot;&quot;&quot;;[.A5];&quot;&quot;&quot;, Desc:&quot;&quot;&quot;; [.B5]; &quot;&quot;&quot;},&quot;)" office:value-type="string" office:string-value="{Name: &quot;&amp;lt;3&quot;, Desc:&quot;Meaning 'sideways heart' (love, friendship)&quot;}," calcext:value-type="string">
            <text:p>{Name: "&amp;lt;3", Desc:"Meaning 'sideways heart' (love, friendship)"},</text:p>
          </table:table-cell>
        </table:table-row>
        <table:table-row table:style-name="ro1">
          <table:table-cell office:value-type="string" calcext:value-type="string">
            <text:p>&amp;lt;33</text:p>
          </table:table-cell>
          <table:table-cell office:value-type="string" calcext:value-type="string">
            <text:p>Meaning 'heart or love' (more 3s is a bigger heart)</text:p>
          </table:table-cell>
          <table:table-cell table:formula="of:=CONCATENATE(&quot;{Name: &quot;&quot;&quot;;[.A6];&quot;&quot;&quot;, Desc:&quot;&quot;&quot;; [.B6]; &quot;&quot;&quot;},&quot;)" office:value-type="string" office:string-value="{Name: &quot;&amp;lt;33&quot;, Desc:&quot;Meaning 'heart or love' (more 3s is a bigger heart)&quot;}," calcext:value-type="string">
            <text:p>{Name: "&amp;lt;33", Desc:"Meaning 'heart or love' (more 3s is a bigger heart)"},</text:p>
          </table:table-cell>
        </table:table-row>
        <table:table-row table:style-name="ro1">
          <table:table-cell office:value-type="string" calcext:value-type="string">
            <text:p>@TEOTD</text:p>
          </table:table-cell>
          <table:table-cell office:value-type="string" calcext:value-type="string">
            <text:p>At the end of the day</text:p>
          </table:table-cell>
          <table:table-cell table:formula="of:=CONCATENATE(&quot;{Name: &quot;&quot;&quot;;[.A7];&quot;&quot;&quot;, Desc:&quot;&quot;&quot;; [.B7]; &quot;&quot;&quot;},&quot;)" office:value-type="string" office:string-value="{Name: &quot;@TEOTD&quot;, Desc:&quot;At the end of the day&quot;}," calcext:value-type="string">
            <text:p>{Name: "@TEOTD", Desc:"At the end of the day"},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My (or your) two cents worth</text:p>
          </table:table-cell>
          <table:table-cell table:formula="of:=CONCATENATE(&quot;{Name: &quot;&quot;&quot;;[.A8];&quot;&quot;&quot;, Desc:&quot;&quot;&quot;; [.B8]; &quot;&quot;&quot;},&quot;)" office:value-type="string" office:string-value="{Name: &quot;0.02&quot;, Desc:&quot;My (or your) two cents worth&quot;}," calcext:value-type="string">
            <text:p>{Name: "0.02", Desc:"My (or your) two cents worth"},</text:p>
          </table:table-cell>
        </table:table-row>
        <table:table-row table:style-name="ro1">
          <table:table-cell office:value-type="string" calcext:value-type="string">
            <text:p>1TG, 2TG</text:p>
          </table:table-cell>
          <table:table-cell office:value-type="string" calcext:value-type="string">
            <text:p>Meaning number of items needed for win (online gaming)</text:p>
          </table:table-cell>
          <table:table-cell table:formula="of:=CONCATENATE(&quot;{Name: &quot;&quot;&quot;;[.A9];&quot;&quot;&quot;, Desc:&quot;&quot;&quot;; [.B9]; &quot;&quot;&quot;},&quot;)" office:value-type="string" office:string-value="{Name: &quot;1TG, 2TG&quot;, Desc:&quot;Meaning number of items needed for win (online gaming)&quot;}," calcext:value-type="string">
            <text:p>{Name: "1TG, 2TG", Desc:"Meaning number of items needed for win (online gaming)"},</text:p>
          </table:table-cell>
        </table:table-row>
        <table:table-row table:style-name="ro1">
          <table:table-cell office:value-type="string" calcext:value-type="string">
            <text:p>1UP</text:p>
          </table:table-cell>
          <table:table-cell office:value-type="string" calcext:value-type="string">
            <text:p>Meaning extra life (online gaming)</text:p>
          </table:table-cell>
          <table:table-cell table:formula="of:=CONCATENATE(&quot;{Name: &quot;&quot;&quot;;[.A10];&quot;&quot;&quot;, Desc:&quot;&quot;&quot;; [.B10]; &quot;&quot;&quot;},&quot;)" office:value-type="string" office:string-value="{Name: &quot;1UP&quot;, Desc:&quot;Meaning extra life (online gaming)&quot;}," calcext:value-type="string">
            <text:p>{Name: "1UP", Desc:"Meaning extra life (online gaming)"},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ne-to-one (private chat initiation)</text:p>
          </table:table-cell>
          <table:table-cell table:formula="of:=CONCATENATE(&quot;{Name: &quot;&quot;&quot;;[.A11];&quot;&quot;&quot;, Desc:&quot;&quot;&quot;; [.B11]; &quot;&quot;&quot;},&quot;)" office:value-type="string" office:string-value="{Name: &quot;121&quot;, Desc:&quot;One-to-one (private chat initiation)&quot;}," calcext:value-type="string">
            <text:p>{Name: "121", Desc:"One-to-one (private chat initiation)"},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Leet, meaning 'elite'</text:p>
          </table:table-cell>
          <table:table-cell table:formula="of:=CONCATENATE(&quot;{Name: &quot;&quot;&quot;;[.A12];&quot;&quot;&quot;, Desc:&quot;&quot;&quot;; [.B12]; &quot;&quot;&quot;},&quot;)" office:value-type="string" office:string-value="{Name: &quot;1337&quot;, Desc:&quot;Leet, meaning 'elite'&quot;}," calcext:value-type="string">
            <text:p>{Name: "1337", Desc:"Leet, meaning 'elite'"},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 love you</text:p>
          </table:table-cell>
          <table:table-cell table:formula="of:=CONCATENATE(&quot;{Name: &quot;&quot;&quot;;[.A13];&quot;&quot;&quot;, Desc:&quot;&quot;&quot;; [.B13]; &quot;&quot;&quot;},&quot;)" office:value-type="string" office:string-value="{Name: &quot;143&quot;, Desc:&quot;I love you&quot;}," calcext:value-type="string">
            <text:p>{Name: "143", Desc:"I love you"},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I love you too</text:p>
          </table:table-cell>
          <table:table-cell table:formula="of:=CONCATENATE(&quot;{Name: &quot;&quot;&quot;;[.A14];&quot;&quot;&quot;, Desc:&quot;&quot;&quot;; [.B14]; &quot;&quot;&quot;},&quot;)" office:value-type="string" office:string-value="{Name: &quot;1432&quot;, Desc:&quot;I love you too&quot;}," calcext:value-type="string">
            <text:p>{Name: "1432", Desc:"I love you too"},</text:p>
          </table:table-cell>
        </table:table-row>
        <table:table-row table:style-name="ro1">
          <table:table-cell office:value-type="string" calcext:value-type="string">
            <text:p>14AA41</text:p>
          </table:table-cell>
          <table:table-cell office:value-type="string" calcext:value-type="string">
            <text:p>One for all, and all for one</text:p>
          </table:table-cell>
          <table:table-cell table:formula="of:=CONCATENATE(&quot;{Name: &quot;&quot;&quot;;[.A15];&quot;&quot;&quot;, Desc:&quot;&quot;&quot;; [.B15]; &quot;&quot;&quot;},&quot;)" office:value-type="string" office:string-value="{Name: &quot;14AA41&quot;, Desc:&quot;One for all, and all for one&quot;}," calcext:value-type="string">
            <text:p>{Name: "14AA41", Desc:"One for all, and all for one"},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 hate you</text:p>
          </table:table-cell>
          <table:table-cell table:formula="of:=CONCATENATE(&quot;{Name: &quot;&quot;&quot;;[.A16];&quot;&quot;&quot;, Desc:&quot;&quot;&quot;; [.B16]; &quot;&quot;&quot;},&quot;)" office:value-type="string" office:string-value="{Name: &quot;182&quot;, Desc:&quot;I hate you&quot;}," calcext:value-type="string">
            <text:p>{Name: "182", Desc:"I hate you"}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ero hand (online gaming)</text:p>
          </table:table-cell>
          <table:table-cell table:formula="of:=CONCATENATE(&quot;{Name: &quot;&quot;&quot;;[.A17];&quot;&quot;&quot;, Desc:&quot;&quot;&quot;; [.B17]; &quot;&quot;&quot;},&quot;)" office:value-type="string" office:string-value="{Name: &quot;19&quot;, Desc:&quot;Zero hand (online gaming)&quot;}," calcext:value-type="string">
            <text:p>{Name: "19", Desc:"Zero hand (online gaming)"},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string" calcext:value-type="string">
            <text:p>Ten man (online gaming)</text:p>
          </table:table-cell>
          <table:table-cell table:formula="of:=CONCATENATE(&quot;{Name: &quot;&quot;&quot;;[.A18];&quot;&quot;&quot;, Desc:&quot;&quot;&quot;; [.B18]; &quot;&quot;&quot;},&quot;)" office:value-type="string" office:string-value="{Name: &quot;10M&quot;, Desc:&quot;Ten man (online gaming)&quot;}," calcext:value-type="string">
            <text:p>{Name: "10M", Desc:"Ten man (online gaming)"},</text:p>
          </table:table-cell>
        </table:table-row>
        <table:table-row table:style-name="ro1">
          <table:table-cell office:value-type="string" calcext:value-type="string">
            <text:p>10X</text:p>
          </table:table-cell>
          <table:table-cell office:value-type="string" calcext:value-type="string">
            <text:p>Thanks</text:p>
          </table:table-cell>
          <table:table-cell table:formula="of:=CONCATENATE(&quot;{Name: &quot;&quot;&quot;;[.A19];&quot;&quot;&quot;, Desc:&quot;&quot;&quot;; [.B19]; &quot;&quot;&quot;},&quot;)" office:value-type="string" office:string-value="{Name: &quot;10X&quot;, Desc:&quot;Thanks&quot;}," calcext:value-type="string">
            <text:p>{Name: "10X", Desc:"Thanks"},</text:p>
          </table:table-cell>
        </table:table-row>
        <table:table-row table:style-name="ro1">
          <table:table-cell office:value-type="string" calcext:value-type="string">
            <text:p>10Q</text:p>
          </table:table-cell>
          <table:table-cell office:value-type="string" calcext:value-type="string">
            <text:p>Thank you</text:p>
          </table:table-cell>
          <table:table-cell table:formula="of:=CONCATENATE(&quot;{Name: &quot;&quot;&quot;;[.A20];&quot;&quot;&quot;, Desc:&quot;&quot;&quot;; [.B20]; &quot;&quot;&quot;},&quot;)" office:value-type="string" office:string-value="{Name: &quot;10Q&quot;, Desc:&quot;Thank you&quot;}," calcext:value-type="string">
            <text:p>{Name: "10Q", Desc:"Thank you"},</text:p>
          </table:table-cell>
        </table:table-row>
        <table:table-row table:style-name="ro1">
          <table:table-cell office:value-type="string" calcext:value-type="string">
            <text:p>1CE</text:p>
          </table:table-cell>
          <table:table-cell office:value-type="string" calcext:value-type="string">
            <text:p>Once</text:p>
          </table:table-cell>
          <table:table-cell table:formula="of:=CONCATENATE(&quot;{Name: &quot;&quot;&quot;;[.A21];&quot;&quot;&quot;, Desc:&quot;&quot;&quot;; [.B21]; &quot;&quot;&quot;},&quot;)" office:value-type="string" office:string-value="{Name: &quot;1CE&quot;, Desc:&quot;Once&quot;}," calcext:value-type="string">
            <text:p>{Name: "1CE", Desc:"Once"},</text:p>
          </table:table-cell>
        </table:table-row>
        <table:table-row table:style-name="ro1">
          <table:table-cell office:value-type="string" calcext:value-type="string">
            <text:p>1DR</text:p>
          </table:table-cell>
          <table:table-cell office:value-type="string" calcext:value-type="string">
            <text:p>I wonder</text:p>
          </table:table-cell>
          <table:table-cell table:formula="of:=CONCATENATE(&quot;{Name: &quot;&quot;&quot;;[.A22];&quot;&quot;&quot;, Desc:&quot;&quot;&quot;; [.B22]; &quot;&quot;&quot;},&quot;)" office:value-type="string" office:string-value="{Name: &quot;1DR&quot;, Desc:&quot;I wonder&quot;}," calcext:value-type="string">
            <text:p>{Name: "1DR", Desc:"I wonder"},</text:p>
          </table:table-cell>
        </table:table-row>
        <table:table-row table:style-name="ro1">
          <table:table-cell office:value-type="string" calcext:value-type="string">
            <text:p>1NAM</text:p>
          </table:table-cell>
          <table:table-cell office:value-type="string" calcext:value-type="string">
            <text:p>One in a million</text:p>
          </table:table-cell>
          <table:table-cell table:formula="of:=CONCATENATE(&quot;{Name: &quot;&quot;&quot;;[.A23];&quot;&quot;&quot;, Desc:&quot;&quot;&quot;; [.B23]; &quot;&quot;&quot;},&quot;)" office:value-type="string" office:string-value="{Name: &quot;1NAM&quot;, Desc:&quot;One in a million&quot;}," calcext:value-type="string">
            <text:p>{Name: "1NAM", Desc:"One in a million"}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aning 'to' in SMS</text:p>
          </table:table-cell>
          <table:table-cell table:formula="of:=CONCATENATE(&quot;{Name: &quot;&quot;&quot;;[.A24];&quot;&quot;&quot;, Desc:&quot;&quot;&quot;; [.B24]; &quot;&quot;&quot;},&quot;)" office:value-type="string" office:string-value="{Name: &quot;2&quot;, Desc:&quot;Meaning 'to' in SMS&quot;}," calcext:value-type="string">
            <text:p>{Name: "2", Desc:"Meaning 'to' in SMS"}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aning 'location'</text:p>
          </table:table-cell>
          <table:table-cell table:formula="of:=CONCATENATE(&quot;{Name: &quot;&quot;&quot;;[.A25];&quot;&quot;&quot;, Desc:&quot;&quot;&quot;; [.B25]; &quot;&quot;&quot;},&quot;)" office:value-type="string" office:string-value="{Name: &quot;20&quot;, Desc:&quot;Meaning 'location'&quot;}," calcext:value-type="string">
            <text:p>{Name: "20", Desc:"Meaning 'location'"},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To be</text:p>
          </table:table-cell>
          <table:table-cell table:formula="of:=CONCATENATE(&quot;{Name: &quot;&quot;&quot;;[.A26];&quot;&quot;&quot;, Desc:&quot;&quot;&quot;; [.B26]; &quot;&quot;&quot;},&quot;)" office:value-type="string" office:string-value="{Name: &quot;2B&quot;, Desc:&quot;To be&quot;}," calcext:value-type="string">
            <text:p>{Name: "2B", Desc:"To be"},</text:p>
          </table:table-cell>
        </table:table-row>
        <table:table-row table:style-name="ro1">
          <table:table-cell office:value-type="string" calcext:value-type="string">
            <text:p>2EZ</text:p>
          </table:table-cell>
          <table:table-cell office:value-type="string" calcext:value-type="string">
            <text:p>Too easy</text:p>
          </table:table-cell>
          <table:table-cell table:formula="of:=CONCATENATE(&quot;{Name: &quot;&quot;&quot;;[.A27];&quot;&quot;&quot;, Desc:&quot;&quot;&quot;; [.B27]; &quot;&quot;&quot;},&quot;)" office:value-type="string" office:string-value="{Name: &quot;2EZ&quot;, Desc:&quot;Too easy&quot;}," calcext:value-type="string">
            <text:p>{Name: "2EZ", Desc:"Too easy"},</text:p>
          </table:table-cell>
        </table:table-row>
        <table:table-row table:style-name="ro1">
          <table:table-cell office:value-type="string" calcext:value-type="string">
            <text:p>2G2BT</text:p>
          </table:table-cell>
          <table:table-cell office:value-type="string" calcext:value-type="string">
            <text:p>Too good to be true</text:p>
          </table:table-cell>
          <table:table-cell table:formula="of:=CONCATENATE(&quot;{Name: &quot;&quot;&quot;;[.A28];&quot;&quot;&quot;, Desc:&quot;&quot;&quot;; [.B28]; &quot;&quot;&quot;},&quot;)" office:value-type="string" office:string-value="{Name: &quot;2G2BT&quot;, Desc:&quot;Too good to be true&quot;}," calcext:value-type="string">
            <text:p>{Name: "2G2BT", Desc:"Too good to be true"},</text:p>
          </table:table-cell>
        </table:table-row>
        <table:table-row table:style-name="ro1">
          <table:table-cell office:value-type="string" calcext:value-type="string">
            <text:p>2M2H</text:p>
          </table:table-cell>
          <table:table-cell office:value-type="string" calcext:value-type="string">
            <text:p>Too much too handle</text:p>
          </table:table-cell>
          <table:table-cell table:formula="of:=CONCATENATE(&quot;{Name: &quot;&quot;&quot;;[.A29];&quot;&quot;&quot;, Desc:&quot;&quot;&quot;; [.B29]; &quot;&quot;&quot;},&quot;)" office:value-type="string" office:string-value="{Name: &quot;2M2H&quot;, Desc:&quot;Too much too handle&quot;}," calcext:value-type="string">
            <text:p>{Name: "2M2H", Desc:"Too much too handle"},</text:p>
          </table:table-cell>
        </table:table-row>
        <table:table-row table:style-name="ro1">
          <table:table-cell office:value-type="string" calcext:value-type="string">
            <text:p>2MI</text:p>
          </table:table-cell>
          <table:table-cell office:value-type="string" calcext:value-type="string">
            <text:p>Too much information</text:p>
          </table:table-cell>
          <table:table-cell table:formula="of:=CONCATENATE(&quot;{Name: &quot;&quot;&quot;;[.A30];&quot;&quot;&quot;, Desc:&quot;&quot;&quot;; [.B30]; &quot;&quot;&quot;},&quot;)" office:value-type="string" office:string-value="{Name: &quot;2MI&quot;, Desc:&quot;Too much information&quot;}," calcext:value-type="string">
            <text:p>{Name: "2MI", Desc:"Too much information"},</text:p>
          </table:table-cell>
        </table:table-row>
        <table:table-row table:style-name="ro1">
          <table:table-cell office:value-type="string" calcext:value-type="string">
            <text:p>2MOR</text:p>
          </table:table-cell>
          <table:table-cell office:value-type="string" calcext:value-type="string">
            <text:p>Tomorrow</text:p>
          </table:table-cell>
          <table:table-cell table:formula="of:=CONCATENATE(&quot;{Name: &quot;&quot;&quot;;[.A31];&quot;&quot;&quot;, Desc:&quot;&quot;&quot;; [.B31]; &quot;&quot;&quot;},&quot;)" office:value-type="string" office:string-value="{Name: &quot;2MOR&quot;, Desc:&quot;Tomorrow&quot;}," calcext:value-type="string">
            <text:p>{Name: "2MOR", Desc:"Tomorrow"},</text:p>
          </table:table-cell>
        </table:table-row>
        <table:table-row table:style-name="ro1">
          <table:table-cell office:value-type="string" calcext:value-type="string">
            <text:p>2MORO</text:p>
          </table:table-cell>
          <table:table-cell office:value-type="string" calcext:value-type="string">
            <text:p>Tomorrow</text:p>
          </table:table-cell>
          <table:table-cell table:formula="of:=CONCATENATE(&quot;{Name: &quot;&quot;&quot;;[.A32];&quot;&quot;&quot;, Desc:&quot;&quot;&quot;; [.B32]; &quot;&quot;&quot;},&quot;)" office:value-type="string" office:string-value="{Name: &quot;2MORO&quot;, Desc:&quot;Tomorrow&quot;}," calcext:value-type="string">
            <text:p>{Name: "2MORO", Desc:"Tomorrow"},</text:p>
          </table:table-cell>
        </table:table-row>
        <table:table-row table:style-name="ro1">
          <table:table-cell office:value-type="string" calcext:value-type="string">
            <text:p>2M2H</text:p>
          </table:table-cell>
          <table:table-cell office:value-type="string" calcext:value-type="string">
            <text:p>Too much to handle</text:p>
          </table:table-cell>
          <table:table-cell table:formula="of:=CONCATENATE(&quot;{Name: &quot;&quot;&quot;;[.A33];&quot;&quot;&quot;, Desc:&quot;&quot;&quot;; [.B33]; &quot;&quot;&quot;},&quot;)" office:value-type="string" office:string-value="{Name: &quot;2M2H&quot;, Desc:&quot;Too much to handle&quot;}," calcext:value-type="string">
            <text:p>{Name: "2M2H", Desc:"Too much to handle"},</text:p>
          </table:table-cell>
        </table:table-row>
        <table:table-row table:style-name="ro1">
          <table:table-cell office:value-type="string" calcext:value-type="string">
            <text:p>2N8</text:p>
          </table:table-cell>
          <table:table-cell office:value-type="string" calcext:value-type="string">
            <text:p>Tonight</text:p>
          </table:table-cell>
          <table:table-cell table:formula="of:=CONCATENATE(&quot;{Name: &quot;&quot;&quot;;[.A34];&quot;&quot;&quot;, Desc:&quot;&quot;&quot;; [.B34]; &quot;&quot;&quot;},&quot;)" office:value-type="string" office:string-value="{Name: &quot;2N8&quot;, Desc:&quot;Tonight&quot;}," calcext:value-type="string">
            <text:p>{Name: "2N8", Desc:"Tonight"},</text:p>
          </table:table-cell>
        </table:table-row>
        <table:table-row table:style-name="ro1">
          <table:table-cell office:value-type="string" calcext:value-type="string">
            <text:p>2NTE</text:p>
          </table:table-cell>
          <table:table-cell office:value-type="string" calcext:value-type="string">
            <text:p>Tonight</text:p>
          </table:table-cell>
          <table:table-cell table:formula="of:=CONCATENATE(&quot;{Name: &quot;&quot;&quot;;[.A35];&quot;&quot;&quot;, Desc:&quot;&quot;&quot;; [.B35]; &quot;&quot;&quot;},&quot;)" office:value-type="string" office:string-value="{Name: &quot;2NTE&quot;, Desc:&quot;Tonight&quot;}," calcext:value-type="string">
            <text:p>{Name: "2NTE", Desc:"Tonight"}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rt for 'for' in SMS</text:p>
          </table:table-cell>
          <table:table-cell table:formula="of:=CONCATENATE(&quot;{Name: &quot;&quot;&quot;;[.A36];&quot;&quot;&quot;, Desc:&quot;&quot;&quot;; [.B36]; &quot;&quot;&quot;},&quot;)" office:value-type="string" office:string-value="{Name: &quot;4&quot;, Desc:&quot;Short for 'for' in SMS&quot;}," calcext:value-type="string">
            <text:p>{Name: "4", Desc:"Short for 'for' in SMS"},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eaning 'information'</text:p>
          </table:table-cell>
          <table:table-cell table:formula="of:=CONCATENATE(&quot;{Name: &quot;&quot;&quot;;[.A37];&quot;&quot;&quot;, Desc:&quot;&quot;&quot;; [.B37]; &quot;&quot;&quot;},&quot;)" office:value-type="string" office:string-value="{Name: &quot;411&quot;, Desc:&quot;Meaning 'information'&quot;}," calcext:value-type="string">
            <text:p>{Name: "411", Desc:"Meaning 'information'"},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I don't know</text:p>
          </table:table-cell>
          <table:table-cell table:formula="of:=CONCATENATE(&quot;{Name: &quot;&quot;&quot;;[.A38];&quot;&quot;&quot;, Desc:&quot;&quot;&quot;; [.B38]; &quot;&quot;&quot;},&quot;)" office:value-type="string" office:string-value="{Name: &quot;404&quot;, Desc:&quot;I don't know&quot;}," calcext:value-type="string">
            <text:p>{Name: "404", Desc:"I don't know"},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eaning 'information'</text:p>
          </table:table-cell>
          <table:table-cell table:formula="of:=CONCATENATE(&quot;{Name: &quot;&quot;&quot;;[.A39];&quot;&quot;&quot;, Desc:&quot;&quot;&quot;; [.B39]; &quot;&quot;&quot;},&quot;)" office:value-type="string" office:string-value="{Name: &quot;411&quot;, Desc:&quot;Meaning 'information'&quot;}," calcext:value-type="string">
            <text:p>{Name: "411", Desc:"Meaning 'information'"},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Lets get high</text:p>
          </table:table-cell>
          <table:table-cell table:formula="of:=CONCATENATE(&quot;{Name: &quot;&quot;&quot;;[.A40];&quot;&quot;&quot;, Desc:&quot;&quot;&quot;; [.B40]; &quot;&quot;&quot;},&quot;)" office:value-type="string" office:string-value="{Name: &quot;420&quot;, Desc:&quot;Lets get high&quot;}," calcext:value-type="string">
            <text:p>{Name: "420", Desc:"Lets get high"},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eaning 'Marijuana'</text:p>
          </table:table-cell>
          <table:table-cell table:formula="of:=CONCATENATE(&quot;{Name: &quot;&quot;&quot;;[.A41];&quot;&quot;&quot;, Desc:&quot;&quot;&quot;; [.B41]; &quot;&quot;&quot;},&quot;)" office:value-type="string" office:string-value="{Name: &quot;420&quot;, Desc:&quot;Meaning 'Marijuana'&quot;}," calcext:value-type="string">
            <text:p>{Name: "420", Desc:"Meaning 'Marijuana'"},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Means I love you (ILY is 459 using keypad numbers)</text:p>
          </table:table-cell>
          <table:table-cell table:formula="of:=CONCATENATE(&quot;{Name: &quot;&quot;&quot;;[.A42];&quot;&quot;&quot;, Desc:&quot;&quot;&quot;; [.B42]; &quot;&quot;&quot;},&quot;)" office:value-type="string" office:string-value="{Name: &quot;459&quot;, Desc:&quot;Means I love you (ILY is 459 using keypad numbers)&quot;}," calcext:value-type="string">
            <text:p>{Name: "459", Desc:"Means I love you (ILY is 459 using keypad numbers)"},</text:p>
          </table:table-cell>
        </table:table-row>
        <table:table-row table:style-name="ro1">
          <table:table-cell office:value-type="string" calcext:value-type="string">
            <text:p>4AO</text:p>
          </table:table-cell>
          <table:table-cell office:value-type="string" calcext:value-type="string">
            <text:p>For adults only</text:p>
          </table:table-cell>
          <table:table-cell table:formula="of:=CONCATENATE(&quot;{Name: &quot;&quot;&quot;;[.A43];&quot;&quot;&quot;, Desc:&quot;&quot;&quot;; [.B43]; &quot;&quot;&quot;},&quot;)" office:value-type="string" office:string-value="{Name: &quot;4AO&quot;, Desc:&quot;For adults only&quot;}," calcext:value-type="string">
            <text:p>{Name: "4AO", Desc:"For adults only"},</text:p>
          </table:table-cell>
        </table:table-row>
        <table:table-row table:style-name="ro1">
          <table:table-cell office:value-type="string" calcext:value-type="string">
            <text:p>4COL</text:p>
          </table:table-cell>
          <table:table-cell office:value-type="string" calcext:value-type="string">
            <text:p>For crying out loud</text:p>
          </table:table-cell>
          <table:table-cell table:formula="of:=CONCATENATE(&quot;{Name: &quot;&quot;&quot;;[.A44];&quot;&quot;&quot;, Desc:&quot;&quot;&quot;; [.B44]; &quot;&quot;&quot;},&quot;)" office:value-type="string" office:string-value="{Name: &quot;4COL&quot;, Desc:&quot;For crying out loud&quot;}," calcext:value-type="string">
            <text:p>{Name: "4COL", Desc:"For crying out loud"},</text:p>
          </table:table-cell>
        </table:table-row>
        <table:table-row table:style-name="ro1">
          <table:table-cell office:value-type="string" calcext:value-type="string">
            <text:p>4EAE</text:p>
          </table:table-cell>
          <table:table-cell office:value-type="string" calcext:value-type="string">
            <text:p>Forever and ever&amp;nbsp;</text:p>
          </table:table-cell>
          <table:table-cell table:formula="of:=CONCATENATE(&quot;{Name: &quot;&quot;&quot;;[.A45];&quot;&quot;&quot;, Desc:&quot;&quot;&quot;; [.B45]; &quot;&quot;&quot;},&quot;)" office:value-type="string" office:string-value="{Name: &quot;4EAE&quot;, Desc:&quot;Forever and ever&amp;nbsp;&quot;}," calcext:value-type="string">
            <text:p>{Name: "4EAE", Desc:"Forever and ever&amp;nbsp;"},</text:p>
          </table:table-cell>
        </table:table-row>
        <table:table-row table:style-name="ro1">
          <table:table-cell office:value-type="string" calcext:value-type="string">
            <text:p>4EVA</text:p>
          </table:table-cell>
          <table:table-cell office:value-type="string" calcext:value-type="string">
            <text:p>Forever</text:p>
          </table:table-cell>
          <table:table-cell table:formula="of:=CONCATENATE(&quot;{Name: &quot;&quot;&quot;;[.A46];&quot;&quot;&quot;, Desc:&quot;&quot;&quot;; [.B46]; &quot;&quot;&quot;},&quot;)" office:value-type="string" office:string-value="{Name: &quot;4EVA&quot;, Desc:&quot;Forever&quot;}," calcext:value-type="string">
            <text:p>{Name: "4EVA", Desc:"Forever"},</text:p>
          </table:table-cell>
        </table:table-row>
        <table:table-row table:style-name="ro1">
          <table:table-cell office:value-type="string" calcext:value-type="string">
            <text:p>4NR</text:p>
          </table:table-cell>
          <table:table-cell office:value-type="string" calcext:value-type="string">
            <text:p>Foreigner&amp;nbsp;</text:p>
          </table:table-cell>
          <table:table-cell table:formula="of:=CONCATENATE(&quot;{Name: &quot;&quot;&quot;;[.A47];&quot;&quot;&quot;, Desc:&quot;&quot;&quot;; [.B47]; &quot;&quot;&quot;},&quot;)" office:value-type="string" office:string-value="{Name: &quot;4NR&quot;, Desc:&quot;Foreigner&amp;nbsp;&quot;}," calcext:value-type="string">
            <text:p>{Name: "4NR", Desc:"Foreigner&amp;nbsp;"},</text:p>
          </table:table-cell>
        </table:table-row>
        <table:table-row table:style-name="ro1">
          <table:table-cell office:value-type="string" calcext:value-type="string">
            <text:p>4SALE</text:p>
          </table:table-cell>
          <table:table-cell office:value-type="string" calcext:value-type="string">
            <text:p>For sale</text:p>
          </table:table-cell>
          <table:table-cell table:formula="of:=CONCATENATE(&quot;{Name: &quot;&quot;&quot;;[.A48];&quot;&quot;&quot;, Desc:&quot;&quot;&quot;; [.B48]; &quot;&quot;&quot;},&quot;)" office:value-type="string" office:string-value="{Name: &quot;4SALE&quot;, Desc:&quot;For sale&quot;}," calcext:value-type="string">
            <text:p>{Name: "4SALE", Desc:"For sale"},</text:p>
          </table:table-cell>
        </table:table-row>
        <table:table-row table:style-name="ro1">
          <table:table-cell office:value-type="string" calcext:value-type="string">
            <text:p>^5</text:p>
          </table:table-cell>
          <table:table-cell office:value-type="string" calcext:value-type="string">
            <text:p>High-five</text:p>
          </table:table-cell>
          <table:table-cell table:formula="of:=CONCATENATE(&quot;{Name: &quot;&quot;&quot;;[.A49];&quot;&quot;&quot;, Desc:&quot;&quot;&quot;; [.B49]; &quot;&quot;&quot;},&quot;)" office:value-type="string" office:string-value="{Name: &quot;^5&quot;, Desc:&quot;High-five&quot;}," calcext:value-type="string">
            <text:p>{Name: "^5", Desc:"High-five"},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oo much information (more than 411)</text:p>
          </table:table-cell>
          <table:table-cell table:formula="of:=CONCATENATE(&quot;{Name: &quot;&quot;&quot;;[.A50];&quot;&quot;&quot;, Desc:&quot;&quot;&quot;; [.B50]; &quot;&quot;&quot;},&quot;)" office:value-type="string" office:string-value="{Name: &quot;511&quot;, Desc:&quot;Too much information (more than 411)&quot;}," calcext:value-type="string">
            <text:p>{Name: "511", Desc:"Too much information (more than 411)"},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obbing, crying. (Mandarin Chinese txt msgs)</text:p>
          </table:table-cell>
          <table:table-cell table:formula="of:=CONCATENATE(&quot;{Name: &quot;&quot;&quot;;[.A51];&quot;&quot;&quot;, Desc:&quot;&quot;&quot;; [.B51]; &quot;&quot;&quot;},&quot;)" office:value-type="string" office:string-value="{Name: &quot;555&quot;, Desc:&quot;Sobbing, crying. (Mandarin Chinese txt msgs)&quot;}," calcext:value-type="string">
            <text:p>{Name: "555", Desc:"Sobbing, crying. (Mandarin Chinese txt msgs)"},</text:p>
          </table:table-cell>
        </table:table-row>
        <table:table-row table:style-name="ro1">
          <table:table-cell office:value-type="float" office:value="55555" calcext:value-type="float">
            <text:p>55555</text:p>
          </table:table-cell>
          <table:table-cell office:value-type="string" calcext:value-type="string">
            <text:p>Crying your eyes out (Mandarin Chinese txt msgs)</text:p>
          </table:table-cell>
          <table:table-cell table:formula="of:=CONCATENATE(&quot;{Name: &quot;&quot;&quot;;[.A52];&quot;&quot;&quot;, Desc:&quot;&quot;&quot;; [.B52]; &quot;&quot;&quot;},&quot;)" office:value-type="string" office:string-value="{Name: &quot;55555&quot;, Desc:&quot;Crying your eyes out (Mandarin Chinese txt msgs)&quot;}," calcext:value-type="string">
            <text:p>{Name: "55555", Desc:"Crying your eyes out (Mandarin Chinese txt msgs)"},</text:p>
          </table:table-cell>
        </table:table-row>
        <table:table-row table:style-name="ro1">
          <table:table-cell office:value-type="float" office:value="55555" calcext:value-type="float">
            <text:p>55555</text:p>
          </table:table-cell>
          <table:table-cell office:value-type="string" calcext:value-type="string">
            <text:p>Meaning Laughing (In Thai language the number 5 is pronounced 'ha'.)</text:p>
          </table:table-cell>
          <table:table-cell table:formula="of:=CONCATENATE(&quot;{Name: &quot;&quot;&quot;;[.A53];&quot;&quot;&quot;, Desc:&quot;&quot;&quot;; [.B53]; &quot;&quot;&quot;},&quot;)" office:value-type="string" office:string-value="{Name: &quot;55555&quot;, Desc:&quot;Meaning Laughing (In Thai language the number 5 is pronounced 'ha'.)&quot;}," calcext:value-type="string">
            <text:p>{Name: "55555", Desc:"Meaning Laughing (In Thai language the number 5 is pronounced 'ha'.)"},</text:p>
          </table:table-cell>
        </table:table-row>
        <table:table-row table:style-name="ro1">
          <table:table-cell office:value-type="string" calcext:value-type="string">
            <text:p>6Y</text:p>
          </table:table-cell>
          <table:table-cell office:value-type="string" calcext:value-type="string">
            <text:p>Sexy</text:p>
          </table:table-cell>
          <table:table-cell table:formula="of:=CONCATENATE(&quot;{Name: &quot;&quot;&quot;;[.A54];&quot;&quot;&quot;, Desc:&quot;&quot;&quot;; [.B54]; &quot;&quot;&quot;},&quot;)" office:value-type="string" office:string-value="{Name: &quot;6Y&quot;, Desc:&quot;Sexy&quot;}," calcext:value-type="string">
            <text:p>{Name: "6Y", Desc:"Sexy"},</text:p>
          </table:table-cell>
        </table:table-row>
        <table:table-row table:style-name="ro1">
          <table:table-cell office:value-type="string" calcext:value-type="string">
            <text:p>7K</text:p>
          </table:table-cell>
          <table:table-cell office:value-type="string" calcext:value-type="string">
            <text:p>Sick</text:p>
          </table:table-cell>
          <table:table-cell table:formula="of:=CONCATENATE(&quot;{Name: &quot;&quot;&quot;;[.A55];&quot;&quot;&quot;, Desc:&quot;&quot;&quot;; [.B55]; &quot;&quot;&quot;},&quot;)" office:value-type="string" office:string-value="{Name: &quot;7K&quot;, Desc:&quot;Sick&quot;}," calcext:value-type="string">
            <text:p>{Name: "7K", Desc:"Sick"}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aning Hells Angels (H=8th letter of alphabet, A=1st letter of alphabet)</text:p>
          </table:table-cell>
          <table:table-cell table:formula="of:=CONCATENATE(&quot;{Name: &quot;&quot;&quot;;[.A56];&quot;&quot;&quot;, Desc:&quot;&quot;&quot;; [.B56]; &quot;&quot;&quot;},&quot;)" office:value-type="string" office:string-value="{Name: &quot;81&quot;, Desc:&quot;Meaning Hells Angels (H=8th letter of alphabet, A=1st letter of alphabet)&quot;}," calcext:value-type="string">
            <text:p>{Name: "81", Desc:"Meaning Hells Angels (H=8th letter of alphabet, A=1st letter of alphabet)"},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I love you (8 letters, 3 words, 1 meaning)</text:p>
          </table:table-cell>
          <table:table-cell table:formula="of:=CONCATENATE(&quot;{Name: &quot;&quot;&quot;;[.A57];&quot;&quot;&quot;, Desc:&quot;&quot;&quot;; [.B57]; &quot;&quot;&quot;},&quot;)" office:value-type="string" office:string-value="{Name: &quot;831&quot;, Desc:&quot;I love you (8 letters, 3 words, 1 meaning)&quot;}," calcext:value-type="string">
            <text:p>{Name: "831", Desc:"I love you (8 letters, 3 words, 1 meaning)"}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ver</text:p>
          </table:table-cell>
          <table:table-cell table:formula="of:=CONCATENATE(&quot;{Name: &quot;&quot;&quot;;[.A58];&quot;&quot;&quot;, Desc:&quot;&quot;&quot;; [.B58]; &quot;&quot;&quot;},&quot;)" office:value-type="string" office:string-value="{Name: &quot;86&quot;, Desc:&quot;Over&quot;}," calcext:value-type="string">
            <text:p>{Name: "86", Desc:"Over"}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ye-bye (Mandarin Chinese txt msgs)&amp;nbsp;</text:p>
          </table:table-cell>
          <table:table-cell table:formula="of:=CONCATENATE(&quot;{Name: &quot;&quot;&quot;;[.A59];&quot;&quot;&quot;, Desc:&quot;&quot;&quot;; [.B59]; &quot;&quot;&quot;},&quot;)" office:value-type="string" office:string-value="{Name: &quot;88&quot;, Desc:&quot;Bye-bye (Mandarin Chinese txt msgs)&amp;nbsp;&quot;}," calcext:value-type="string">
            <text:p>{Name: "88", Desc:"Bye-bye (Mandarin Chinese txt msgs)&amp;nbsp;"}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ugs and kisses</text:p>
          </table:table-cell>
          <table:table-cell table:formula="of:=CONCATENATE(&quot;{Name: &quot;&quot;&quot;;[.A60];&quot;&quot;&quot;, Desc:&quot;&quot;&quot;; [.B60]; &quot;&quot;&quot;},&quot;)" office:value-type="string" office:string-value="{Name: &quot;88&quot;, Desc:&quot;Hugs and kisses&quot;}," calcext:value-type="string">
            <text:p>{Name: "88", Desc:"Hugs and kisses"}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ent is watching&amp;nbsp;</text:p>
          </table:table-cell>
          <table:table-cell table:formula="of:=CONCATENATE(&quot;{Name: &quot;&quot;&quot;;[.A61];&quot;&quot;&quot;, Desc:&quot;&quot;&quot;; [.B61]; &quot;&quot;&quot;},&quot;)" office:value-type="string" office:string-value="{Name: &quot;9&quot;, Desc:&quot;Parent is watching&amp;nbsp;&quot;}," calcext:value-type="string">
            <text:p>{Name: "9", Desc:"Parent is watching&amp;nbsp;"},</text:p>
          </table:table-cell>
        </table:table-row>
        <table:table-row table:style-name="ro1">
          <table:table-cell office:value-type="string" calcext:value-type="string">
            <text:p>*s*</text:p>
          </table:table-cell>
          <table:table-cell office:value-type="string" calcext:value-type="string">
            <text:p>Meaning 'smile'</text:p>
          </table:table-cell>
          <table:table-cell table:formula="of:=CONCATENATE(&quot;{Name: &quot;&quot;&quot;;[.A62];&quot;&quot;&quot;, Desc:&quot;&quot;&quot;; [.B62]; &quot;&quot;&quot;},&quot;)" office:value-type="string" office:string-value="{Name: &quot;*s*&quot;, Desc:&quot;Meaning 'smile'&quot;}," calcext:value-type="string">
            <text:p>{Name: "*s*", Desc:"Meaning 'smile'"},</text:p>
          </table:table-cell>
        </table:table-row>
        <table:table-row table:style-name="ro1">
          <table:table-cell office:value-type="string" calcext:value-type="string">
            <text:p>*w*</text:p>
          </table:table-cell>
          <table:table-cell office:value-type="string" calcext:value-type="string">
            <text:p>Meaning 'wink'</text:p>
          </table:table-cell>
          <table:table-cell table:formula="of:=CONCATENATE(&quot;{Name: &quot;&quot;&quot;;[.A63];&quot;&quot;&quot;, Desc:&quot;&quot;&quot;; [.B63]; &quot;&quot;&quot;},&quot;)" office:value-type="string" office:string-value="{Name: &quot;*w*&quot;, Desc:&quot;Meaning 'wink'&quot;}," calcext:value-type="string">
            <text:p>{Name: "*w*", Desc:"Meaning 'wink'"},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nytime, anywhere, anyplace</text:p>
          </table:table-cell>
          <table:table-cell table:formula="of:=CONCATENATE(&quot;{Name: &quot;&quot;&quot;;[.A64];&quot;&quot;&quot;, Desc:&quot;&quot;&quot;; [.B64]; &quot;&quot;&quot;},&quot;)" office:value-type="string" office:string-value="{Name: &quot;A3&quot;, Desc:&quot;Anytime, anywhere, anyplace&quot;}," calcext:value-type="string">
            <text:p>{Name: "A3", Desc:"Anytime, anywhere, anyplace"},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s above</text:p>
          </table:table-cell>
          <table:table-cell table:formula="of:=CONCATENATE(&quot;{Name: &quot;&quot;&quot;;[.A65];&quot;&quot;&quot;, Desc:&quot;&quot;&quot;; [.B65]; &quot;&quot;&quot;},&quot;)" office:value-type="string" office:string-value="{Name: &quot;AA&quot;, Desc:&quot;As above&quot;}," calcext:value-type="string">
            <text:p>{Name: "AA", Desc:"As above"},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sk about</text:p>
          </table:table-cell>
          <table:table-cell table:formula="of:=CONCATENATE(&quot;{Name: &quot;&quot;&quot;;[.A66];&quot;&quot;&quot;, Desc:&quot;&quot;&quot;; [.B66]; &quot;&quot;&quot;},&quot;)" office:value-type="string" office:string-value="{Name: &quot;AA&quot;, Desc:&quot;Ask about&quot;}," calcext:value-type="string">
            <text:p>{Name: "AA", Desc:"Ask about"},</text:p>
          </table:table-cell>
        </table:table-row>
        <table:table-row table:style-name="ro1">
          <table:table-cell office:value-type="string" calcext:value-type="string">
            <text:p>AAF</text:p>
          </table:table-cell>
          <table:table-cell office:value-type="string" calcext:value-type="string">
            <text:p>As a matter of fact</text:p>
          </table:table-cell>
          <table:table-cell table:formula="of:=CONCATENATE(&quot;{Name: &quot;&quot;&quot;;[.A67];&quot;&quot;&quot;, Desc:&quot;&quot;&quot;; [.B67]; &quot;&quot;&quot;},&quot;)" office:value-type="string" office:string-value="{Name: &quot;AAF&quot;, Desc:&quot;As a matter of fact&quot;}," calcext:value-type="string">
            <text:p>{Name: "AAF", Desc:"As a matter of fact"},</text:p>
          </table:table-cell>
        </table:table-row>
        <table:table-row table:style-name="ro1">
          <table:table-cell office:value-type="string" calcext:value-type="string">
            <text:p>AAF</text:p>
          </table:table-cell>
          <table:table-cell office:value-type="string" calcext:value-type="string">
            <text:p>As a friend</text:p>
          </table:table-cell>
          <table:table-cell table:formula="of:=CONCATENATE(&quot;{Name: &quot;&quot;&quot;;[.A68];&quot;&quot;&quot;, Desc:&quot;&quot;&quot;; [.B68]; &quot;&quot;&quot;},&quot;)" office:value-type="string" office:string-value="{Name: &quot;AAF&quot;, Desc:&quot;As a friend&quot;}," calcext:value-type="string">
            <text:p>{Name: "AAF", Desc:"As a friend"},</text:p>
          </table:table-cell>
        </table:table-row>
        <table:table-row table:style-name="ro1">
          <table:table-cell office:value-type="string" calcext:value-type="string">
            <text:p>AAK</text:p>
          </table:table-cell>
          <table:table-cell office:value-type="string" calcext:value-type="string">
            <text:p>Asleep at keyboard</text:p>
          </table:table-cell>
          <table:table-cell table:formula="of:=CONCATENATE(&quot;{Name: &quot;&quot;&quot;;[.A69];&quot;&quot;&quot;, Desc:&quot;&quot;&quot;; [.B69]; &quot;&quot;&quot;},&quot;)" office:value-type="string" office:string-value="{Name: &quot;AAK&quot;, Desc:&quot;Asleep at keyboard&quot;}," calcext:value-type="string">
            <text:p>{Name: "AAK", Desc:"Asleep at keyboard"},</text:p>
          </table:table-cell>
        </table:table-row>
        <table:table-row table:style-name="ro1">
          <table:table-cell office:value-type="string" calcext:value-type="string">
            <text:p>AAK</text:p>
          </table:table-cell>
          <table:table-cell office:value-type="string" calcext:value-type="string">
            <text:p>Alive and kicking</text:p>
          </table:table-cell>
          <table:table-cell table:formula="of:=CONCATENATE(&quot;{Name: &quot;&quot;&quot;;[.A70];&quot;&quot;&quot;, Desc:&quot;&quot;&quot;; [.B70]; &quot;&quot;&quot;},&quot;)" office:value-type="string" office:string-value="{Name: &quot;AAK&quot;, Desc:&quot;Alive and kicking&quot;}," calcext:value-type="string">
            <text:p>{Name: "AAK", Desc:"Alive and kicking"},</text:p>
          </table:table-cell>
        </table:table-row>
        <table:table-row table:style-name="ro1">
          <table:table-cell office:value-type="string" calcext:value-type="string">
            <text:p>AAMOF</text:p>
          </table:table-cell>
          <table:table-cell office:value-type="string" calcext:value-type="string">
            <text:p>As a matter of fact</text:p>
          </table:table-cell>
          <table:table-cell table:formula="of:=CONCATENATE(&quot;{Name: &quot;&quot;&quot;;[.A71];&quot;&quot;&quot;, Desc:&quot;&quot;&quot;; [.B71]; &quot;&quot;&quot;},&quot;)" office:value-type="string" office:string-value="{Name: &quot;AAMOF&quot;, Desc:&quot;As a matter of fact&quot;}," calcext:value-type="string">
            <text:p>{Name: "AAMOF", Desc:"As a matter of fact"},</text:p>
          </table:table-cell>
        </table:table-row>
        <table:table-row table:style-name="ro1">
          <table:table-cell office:value-type="string" calcext:value-type="string">
            <text:p>AAMOI</text:p>
          </table:table-cell>
          <table:table-cell office:value-type="string" calcext:value-type="string">
            <text:p>As a matter of interest</text:p>
          </table:table-cell>
          <table:table-cell table:formula="of:=CONCATENATE(&quot;{Name: &quot;&quot;&quot;;[.A72];&quot;&quot;&quot;, Desc:&quot;&quot;&quot;; [.B72]; &quot;&quot;&quot;},&quot;)" office:value-type="string" office:string-value="{Name: &quot;AAMOI&quot;, Desc:&quot;As a matter of interest&quot;}," calcext:value-type="string">
            <text:p>{Name: "AAMOI", Desc:"As a matter of interest"},</text:p>
          </table:table-cell>
        </table:table-row>
        <table:table-row table:style-name="ro1">
          <table:table-cell office:value-type="string" calcext:value-type="string">
            <text:p>AAP</text:p>
          </table:table-cell>
          <table:table-cell office:value-type="string" calcext:value-type="string">
            <text:p>Always a pleasure</text:p>
          </table:table-cell>
          <table:table-cell table:formula="of:=CONCATENATE(&quot;{Name: &quot;&quot;&quot;;[.A73];&quot;&quot;&quot;, Desc:&quot;&quot;&quot;; [.B73]; &quot;&quot;&quot;},&quot;)" office:value-type="string" office:string-value="{Name: &quot;AAP&quot;, Desc:&quot;Always a pleasure&quot;}," calcext:value-type="string">
            <text:p>{Name: "AAP", Desc:"Always a pleasure"},</text:p>
          </table:table-cell>
        </table:table-row>
        <table:table-row table:style-name="ro1">
          <table:table-cell office:value-type="string" calcext:value-type="string">
            <text:p>AAR</text:p>
          </table:table-cell>
          <table:table-cell office:value-type="string" calcext:value-type="string">
            <text:p>At any rate</text:p>
          </table:table-cell>
          <table:table-cell table:formula="of:=CONCATENATE(&quot;{Name: &quot;&quot;&quot;;[.A74];&quot;&quot;&quot;, Desc:&quot;&quot;&quot;; [.B74]; &quot;&quot;&quot;},&quot;)" office:value-type="string" office:string-value="{Name: &quot;AAR&quot;, Desc:&quot;At any rate&quot;}," calcext:value-type="string">
            <text:p>{Name: "AAR", Desc:"At any rate"},</text:p>
          </table:table-cell>
        </table:table-row>
        <table:table-row table:style-name="ro1">
          <table:table-cell office:value-type="string" calcext:value-type="string">
            <text:p>AAS</text:p>
          </table:table-cell>
          <table:table-cell office:value-type="string" calcext:value-type="string">
            <text:p>Alive and smiling</text:p>
          </table:table-cell>
          <table:table-cell table:formula="of:=CONCATENATE(&quot;{Name: &quot;&quot;&quot;;[.A75];&quot;&quot;&quot;, Desc:&quot;&quot;&quot;; [.B75]; &quot;&quot;&quot;},&quot;)" office:value-type="string" office:string-value="{Name: &quot;AAS&quot;, Desc:&quot;Alive and smiling&quot;}," calcext:value-type="string">
            <text:p>{Name: "AAS", Desc:"Alive and smiling"},</text:p>
          </table:table-cell>
        </table:table-row>
        <table:table-row table:style-name="ro1">
          <table:table-cell office:value-type="string" calcext:value-type="string">
            <text:p>AASHTA</text:p>
          </table:table-cell>
          <table:table-cell office:value-type="string" calcext:value-type="string">
            <text:p>As always, Sheldon has the answer (Bike mechanic Sheldon Brown)</text:p>
          </table:table-cell>
          <table:table-cell table:formula="of:=CONCATENATE(&quot;{Name: &quot;&quot;&quot;;[.A76];&quot;&quot;&quot;, Desc:&quot;&quot;&quot;; [.B76]; &quot;&quot;&quot;},&quot;)" office:value-type="string" office:string-value="{Name: &quot;AASHTA&quot;, Desc:&quot;As always, Sheldon has the answer (Bike mechanic Sheldon Brown)&quot;}," calcext:value-type="string">
            <text:p>{Name: "AASHTA", Desc:"As always, Sheldon has the answer (Bike mechanic Sheldon Brown)"},</text:p>
          </table:table-cell>
        </table:table-row>
        <table:table-row table:style-name="ro1">
          <table:table-cell office:value-type="string" calcext:value-type="string">
            <text:p>AATK</text:p>
          </table:table-cell>
          <table:table-cell office:value-type="string" calcext:value-type="string">
            <text:p>Always at the keyboard</text:p>
          </table:table-cell>
          <table:table-cell table:formula="of:=CONCATENATE(&quot;{Name: &quot;&quot;&quot;;[.A77];&quot;&quot;&quot;, Desc:&quot;&quot;&quot;; [.B77]; &quot;&quot;&quot;},&quot;)" office:value-type="string" office:string-value="{Name: &quot;AATK&quot;, Desc:&quot;Always at the keyboard&quot;}," calcext:value-type="string">
            <text:p>{Name: "AATK", Desc:"Always at the keyboard"},</text:p>
          </table:table-cell>
        </table:table-row>
        <table:table-row table:style-name="ro1">
          <table:table-cell office:value-type="string" calcext:value-type="string">
            <text:p>AAYF</text:p>
          </table:table-cell>
          <table:table-cell office:value-type="string" calcext:value-type="string">
            <text:p>As always, your friend</text:p>
          </table:table-cell>
          <table:table-cell table:formula="of:=CONCATENATE(&quot;{Name: &quot;&quot;&quot;;[.A78];&quot;&quot;&quot;, Desc:&quot;&quot;&quot;; [.B78]; &quot;&quot;&quot;},&quot;)" office:value-type="string" office:string-value="{Name: &quot;AAYF&quot;, Desc:&quot;As always, your friend&quot;}," calcext:value-type="string">
            <text:p>{Name: "AAYF", Desc:"As always, your friend"},</text:p>
          </table:table-cell>
        </table:table-row>
        <table:table-row table:style-name="ro1">
          <table:table-cell office:value-type="string" calcext:value-type="string">
            <text:p>ABBR</text:p>
          </table:table-cell>
          <table:table-cell office:value-type="string" calcext:value-type="string">
            <text:p>Meaning abbreviation</text:p>
          </table:table-cell>
          <table:table-cell table:formula="of:=CONCATENATE(&quot;{Name: &quot;&quot;&quot;;[.A79];&quot;&quot;&quot;, Desc:&quot;&quot;&quot;; [.B79]; &quot;&quot;&quot;},&quot;)" office:value-type="string" office:string-value="{Name: &quot;ABBR&quot;, Desc:&quot;Meaning abbreviation&quot;}," calcext:value-type="string">
            <text:p>{Name: "ABBR", Desc:"Meaning abbreviation"},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Already been chewed</text:p>
          </table:table-cell>
          <table:table-cell table:formula="of:=CONCATENATE(&quot;{Name: &quot;&quot;&quot;;[.A80];&quot;&quot;&quot;, Desc:&quot;&quot;&quot;; [.B80]; &quot;&quot;&quot;},&quot;)" office:value-type="string" office:string-value="{Name: &quot;ABC&quot;, Desc:&quot;Already been chewed&quot;}," calcext:value-type="string">
            <text:p>{Name: "ABC", Desc:"Already been chewed"},</text:p>
          </table:table-cell>
        </table:table-row>
        <table:table-row table:style-name="ro1">
          <table:table-cell office:value-type="string" calcext:value-type="string">
            <text:p>ABD</text:p>
          </table:table-cell>
          <table:table-cell office:value-type="string" calcext:value-type="string">
            <text:p>Already been done</text:p>
          </table:table-cell>
          <table:table-cell table:formula="of:=CONCATENATE(&quot;{Name: &quot;&quot;&quot;;[.A81];&quot;&quot;&quot;, Desc:&quot;&quot;&quot;; [.B81]; &quot;&quot;&quot;},&quot;)" office:value-type="string" office:string-value="{Name: &quot;ABD&quot;, Desc:&quot;Already been done&quot;}," calcext:value-type="string">
            <text:p>{Name: "ABD", Desc:"Already been done"},</text:p>
          </table:table-cell>
        </table:table-row>
        <table:table-row table:style-name="ro1">
          <table:table-cell office:value-type="string" calcext:value-type="string">
            <text:p>ABT</text:p>
          </table:table-cell>
          <table:table-cell office:value-type="string" calcext:value-type="string">
            <text:p>About</text:p>
          </table:table-cell>
          <table:table-cell table:formula="of:=CONCATENATE(&quot;{Name: &quot;&quot;&quot;;[.A82];&quot;&quot;&quot;, Desc:&quot;&quot;&quot;; [.B82]; &quot;&quot;&quot;},&quot;)" office:value-type="string" office:string-value="{Name: &quot;ABT&quot;, Desc:&quot;About&quot;}," calcext:value-type="string">
            <text:p>{Name: "ABT", Desc:"About"},</text:p>
          </table:table-cell>
        </table:table-row>
        <table:table-row table:style-name="ro1">
          <table:table-cell office:value-type="string" calcext:value-type="string">
            <text:p>ABT2</text:p>
          </table:table-cell>
          <table:table-cell office:value-type="string" calcext:value-type="string">
            <text:p>Meaning 'About to'</text:p>
          </table:table-cell>
          <table:table-cell table:formula="of:=CONCATENATE(&quot;{Name: &quot;&quot;&quot;;[.A83];&quot;&quot;&quot;, Desc:&quot;&quot;&quot;; [.B83]; &quot;&quot;&quot;},&quot;)" office:value-type="string" office:string-value="{Name: &quot;ABT2&quot;, Desc:&quot;Meaning 'About to'&quot;}," calcext:value-type="string">
            <text:p>{Name: "ABT2", Desc:"Meaning 'About to'"},</text:p>
          </table:table-cell>
        </table:table-row>
        <table:table-row table:style-name="ro1">
          <table:table-cell office:value-type="string" calcext:value-type="string">
            <text:p>ABTA</text:p>
          </table:table-cell>
          <table:table-cell office:value-type="string" calcext:value-type="string">
            <text:p>Meaning Good-bye (signoff)</text:p>
          </table:table-cell>
          <table:table-cell table:formula="of:=CONCATENATE(&quot;{Name: &quot;&quot;&quot;;[.A84];&quot;&quot;&quot;, Desc:&quot;&quot;&quot;; [.B84]; &quot;&quot;&quot;},&quot;)" office:value-type="string" office:string-value="{Name: &quot;ABTA&quot;, Desc:&quot;Meaning Good-bye (signoff)&quot;}," calcext:value-type="string">
            <text:p>{Name: "ABTA", Desc:"Meaning Good-bye (signoff)"},</text:p>
          </table:table-cell>
        </table:table-row>
        <table:table-row table:style-name="ro1">
          <table:table-cell office:value-type="string" calcext:value-type="string">
            <text:p>ABU</text:p>
          </table:table-cell>
          <table:table-cell office:value-type="string" calcext:value-type="string">
            <text:p>All bugged up</text:p>
          </table:table-cell>
          <table:table-cell table:formula="of:=CONCATENATE(&quot;{Name: &quot;&quot;&quot;;[.A85];&quot;&quot;&quot;, Desc:&quot;&quot;&quot;; [.B85]; &quot;&quot;&quot;},&quot;)" office:value-type="string" office:string-value="{Name: &quot;ABU&quot;, Desc:&quot;All bugged up&quot;}," calcext:value-type="string">
            <text:p>{Name: "ABU", Desc:"All bugged up"},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Acceptable content</text:p>
          </table:table-cell>
          <table:table-cell table:formula="of:=CONCATENATE(&quot;{Name: &quot;&quot;&quot;;[.A86];&quot;&quot;&quot;, Desc:&quot;&quot;&quot;; [.B86]; &quot;&quot;&quot;},&quot;)" office:value-type="string" office:string-value="{Name: &quot;AC&quot;, Desc:&quot;Acceptable content&quot;}," calcext:value-type="string">
            <text:p>{Name: "AC", Desc:"Acceptable content"},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Anyone can come</text:p>
          </table:table-cell>
          <table:table-cell table:formula="of:=CONCATENATE(&quot;{Name: &quot;&quot;&quot;;[.A87];&quot;&quot;&quot;, Desc:&quot;&quot;&quot;; [.B87]; &quot;&quot;&quot;},&quot;)" office:value-type="string" office:string-value="{Name: &quot;ACC&quot;, Desc:&quot;Anyone can come&quot;}," calcext:value-type="string">
            <text:p>{Name: "ACC", Desc:"Anyone can come"},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string" calcext:value-type="string">
            <text:p>ALT / CONTROL / DELETE</text:p>
          </table:table-cell>
          <table:table-cell table:formula="of:=CONCATENATE(&quot;{Name: &quot;&quot;&quot;;[.A88];&quot;&quot;&quot;, Desc:&quot;&quot;&quot;; [.B88]; &quot;&quot;&quot;},&quot;)" office:value-type="string" office:string-value="{Name: &quot;ACD&quot;, Desc:&quot;ALT / CONTROL / DELETE&quot;}," calcext:value-type="string">
            <text:p>{Name: "ACD", Desc:"ALT / CONTROL / DELETE"},</text:p>
          </table:table-cell>
        </table:table-row>
        <table:table-row table:style-name="ro1">
          <table:table-cell office:value-type="string" calcext:value-type="string">
            <text:p>ACDNT</text:p>
          </table:table-cell>
          <table:table-cell office:value-type="string" calcext:value-type="string">
            <text:p>Accident (e-mail, Government)</text:p>
          </table:table-cell>
          <table:table-cell table:formula="of:=CONCATENATE(&quot;{Name: &quot;&quot;&quot;;[.A89];&quot;&quot;&quot;, Desc:&quot;&quot;&quot;; [.B89]; &quot;&quot;&quot;},&quot;)" office:value-type="string" office:string-value="{Name: &quot;ACDNT&quot;, Desc:&quot;Accident (e-mail, Government)&quot;}," calcext:value-type="string">
            <text:p>{Name: "ACDNT", Desc:"Accident (e-mail, Government)"},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office:value-type="string" calcext:value-type="string">
            <text:p>Meaning marijuana cigarette</text:p>
          </table:table-cell>
          <table:table-cell table:formula="of:=CONCATENATE(&quot;{Name: &quot;&quot;&quot;;[.A90];&quot;&quot;&quot;, Desc:&quot;&quot;&quot;; [.B90]; &quot;&quot;&quot;},&quot;)" office:value-type="string" office:string-value="{Name: &quot;ACE&quot;, Desc:&quot;Meaning marijuana cigarette&quot;}," calcext:value-type="string">
            <text:p>{Name: "ACE", Desc:"Meaning marijuana cigarette"},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string" calcext:value-type="string">
            <text:p>Acknowledge</text:p>
          </table:table-cell>
          <table:table-cell table:formula="of:=CONCATENATE(&quot;{Name: &quot;&quot;&quot;;[.A91];&quot;&quot;&quot;, Desc:&quot;&quot;&quot;; [.B91]; &quot;&quot;&quot;},&quot;)" office:value-type="string" office:string-value="{Name: &quot;ACK&quot;, Desc:&quot;Acknowledge&quot;}," calcext:value-type="string">
            <text:p>{Name: "ACK", Desc:"Acknowledge"},</text:p>
          </table:table-cell>
        </table:table-row>
        <table:table-row table:style-name="ro1">
          <table:table-cell office:value-type="string" calcext:value-type="string">
            <text:p>ACPT</text:p>
          </table:table-cell>
          <table:table-cell office:value-type="string" calcext:value-type="string">
            <text:p>Accept (e-mail, Government)</text:p>
          </table:table-cell>
          <table:table-cell table:formula="of:=CONCATENATE(&quot;{Name: &quot;&quot;&quot;;[.A92];&quot;&quot;&quot;, Desc:&quot;&quot;&quot;; [.B92]; &quot;&quot;&quot;},&quot;)" office:value-type="string" office:string-value="{Name: &quot;ACPT&quot;, Desc:&quot;Accept (e-mail, Government)&quot;}," calcext:value-type="string">
            <text:p>{Name: "ACPT", Desc:"Accept (e-mail, Government)"},</text:p>
          </table:table-cell>
        </table:table-row>
        <table:table-row table:style-name="ro1">
          <table:table-cell office:value-type="string" calcext:value-type="string">
            <text:p>ACQSTN</text:p>
          </table:table-cell>
          <table:table-cell office:value-type="string" calcext:value-type="string">
            <text:p>Acquisition (e-mail, Government)</text:p>
          </table:table-cell>
          <table:table-cell table:formula="of:=CONCATENATE(&quot;{Name: &quot;&quot;&quot;;[.A93];&quot;&quot;&quot;, Desc:&quot;&quot;&quot;; [.B93]; &quot;&quot;&quot;},&quot;)" office:value-type="string" office:string-value="{Name: &quot;ACQSTN&quot;, Desc:&quot;Acquisition (e-mail, Government)&quot;}," calcext:value-type="string">
            <text:p>{Name: "ACQSTN", Desc:"Acquisition (e-mail, Government)"},</text:p>
          </table:table-cell>
        </table:table-row>
        <table:table-row table:style-name="ro1">
          <table:table-cell office:value-type="string" calcext:value-type="string">
            <text:p>ADAD</text:p>
          </table:table-cell>
          <table:table-cell office:value-type="string" calcext:value-type="string">
            <text:p>Another day, another dollar</text:p>
          </table:table-cell>
          <table:table-cell table:formula="of:=CONCATENATE(&quot;{Name: &quot;&quot;&quot;;[.A94];&quot;&quot;&quot;, Desc:&quot;&quot;&quot;; [.B94]; &quot;&quot;&quot;},&quot;)" office:value-type="string" office:string-value="{Name: &quot;ADAD&quot;, Desc:&quot;Another day, another dollar&quot;}," calcext:value-type="string">
            <text:p>{Name: "ADAD", Desc:"Another day, another dollar"},</text:p>
          </table:table-cell>
        </table:table-row>
        <table:table-row table:style-name="ro1">
          <table:table-cell office:value-type="string" calcext:value-type="string">
            <text:p>ADBB</text:p>
          </table:table-cell>
          <table:table-cell office:value-type="string" calcext:value-type="string">
            <text:p>All done, bye-bye</text:p>
          </table:table-cell>
          <table:table-cell table:formula="of:=CONCATENATE(&quot;{Name: &quot;&quot;&quot;;[.A95];&quot;&quot;&quot;, Desc:&quot;&quot;&quot;; [.B95]; &quot;&quot;&quot;},&quot;)" office:value-type="string" office:string-value="{Name: &quot;ADBB&quot;, Desc:&quot;All done, bye-bye&quot;}," calcext:value-type="string">
            <text:p>{Name: "ADBB", Desc:"All done, bye-bye"},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ress</text:p>
          </table:table-cell>
          <table:table-cell table:formula="of:=CONCATENATE(&quot;{Name: &quot;&quot;&quot;;[.A96];&quot;&quot;&quot;, Desc:&quot;&quot;&quot;; [.B96]; &quot;&quot;&quot;},&quot;)" office:value-type="string" office:string-value="{Name: &quot;ADD&quot;, Desc:&quot;Address&quot;}," calcext:value-type="string">
            <text:p>{Name: "ADD", Desc:"Address"},</text:p>
          </table:table-cell>
        </table:table-row>
        <table:table-row table:style-name="ro1">
          <table:table-cell office:value-type="string" calcext:value-type="string">
            <text:p>ADDY</text:p>
          </table:table-cell>
          <table:table-cell office:value-type="string" calcext:value-type="string">
            <text:p>Address</text:p>
          </table:table-cell>
          <table:table-cell table:formula="of:=CONCATENATE(&quot;{Name: &quot;&quot;&quot;;[.A97];&quot;&quot;&quot;, Desc:&quot;&quot;&quot;; [.B97]; &quot;&quot;&quot;},&quot;)" office:value-type="string" office:string-value="{Name: &quot;ADDY&quot;, Desc:&quot;Address&quot;}," calcext:value-type="string">
            <text:p>{Name: "ADDY", Desc:"Address"},</text:p>
          </table:table-cell>
        </table:table-row>
        <table:table-row table:style-name="ro1">
          <table:table-cell office:value-type="string" calcext:value-type="string">
            <text:p>ADIH</text:p>
          </table:table-cell>
          <table:table-cell office:value-type="string" calcext:value-type="string">
            <text:p>Another day in hell</text:p>
          </table:table-cell>
          <table:table-cell table:formula="of:=CONCATENATE(&quot;{Name: &quot;&quot;&quot;;[.A98];&quot;&quot;&quot;, Desc:&quot;&quot;&quot;; [.B98]; &quot;&quot;&quot;},&quot;)" office:value-type="string" office:string-value="{Name: &quot;ADIH&quot;, Desc:&quot;Another day in hell&quot;}," calcext:value-type="string">
            <text:p>{Name: "ADIH", Desc:"Another day in hell"},</text:p>
          </table:table-cell>
        </table:table-row>
        <table:table-row table:style-name="ro1">
          <table:table-cell office:value-type="string" calcext:value-type="string">
            <text:p>ADIP</text:p>
          </table:table-cell>
          <table:table-cell office:value-type="string" calcext:value-type="string">
            <text:p>Another day in paradise</text:p>
          </table:table-cell>
          <table:table-cell table:formula="of:=CONCATENATE(&quot;{Name: &quot;&quot;&quot;;[.A99];&quot;&quot;&quot;, Desc:&quot;&quot;&quot;; [.B99]; &quot;&quot;&quot;},&quot;)" office:value-type="string" office:string-value="{Name: &quot;ADIP&quot;, Desc:&quot;Another day in paradise&quot;}," calcext:value-type="string">
            <text:p>{Name: "ADIP", Desc:"Another day in paradise"},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 table:formula="of:=CONCATENATE(&quot;{Name: &quot;&quot;&quot;;[.A100];&quot;&quot;&quot;, Desc:&quot;&quot;&quot;; [.B100]; &quot;&quot;&quot;},&quot;)" office:value-type="string" office:string-value="{Name: &quot;ADMIN&quot;, Desc:&quot;Administrator&quot;}," calcext:value-type="string">
            <text:p>{Name: "ADMIN", Desc:"Administrator"},</text:p>
          </table:table-cell>
        </table:table-row>
        <table:table-row table:style-name="ro1">
          <table:table-cell office:value-type="string" calcext:value-type="string">
            <text:p>ADMINR</text:p>
          </table:table-cell>
          <table:table-cell office:value-type="string" calcext:value-type="string">
            <text:p>Administrator (Government)</text:p>
          </table:table-cell>
          <table:table-cell table:formula="of:=CONCATENATE(&quot;{Name: &quot;&quot;&quot;;[.A101];&quot;&quot;&quot;, Desc:&quot;&quot;&quot;; [.B101]; &quot;&quot;&quot;},&quot;)" office:value-type="string" office:string-value="{Name: &quot;ADMINR&quot;, Desc:&quot;Administrator (Government)&quot;}," calcext:value-type="string">
            <text:p>{Name: "ADMINR", Desc:"Administrator (Government)"},</text:p>
          </table:table-cell>
        </table:table-row>
        <table:table-row table:style-name="ro1">
          <table:table-cell office:value-type="string" calcext:value-type="string">
            <text:p>ADN</text:p>
          </table:table-cell>
          <table:table-cell office:value-type="string" calcext:value-type="string">
            <text:p>Any day now</text:p>
          </table:table-cell>
          <table:table-cell table:formula="of:=CONCATENATE(&quot;{Name: &quot;&quot;&quot;;[.A102];&quot;&quot;&quot;, Desc:&quot;&quot;&quot;; [.B102]; &quot;&quot;&quot;},&quot;)" office:value-type="string" office:string-value="{Name: &quot;ADN&quot;, Desc:&quot;Any day now&quot;}," calcext:value-type="string">
            <text:p>{Name: "ADN", Desc:"Any day now"},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ddress</text:p>
          </table:table-cell>
          <table:table-cell table:formula="of:=CONCATENATE(&quot;{Name: &quot;&quot;&quot;;[.A103];&quot;&quot;&quot;, Desc:&quot;&quot;&quot;; [.B103]; &quot;&quot;&quot;},&quot;)" office:value-type="string" office:string-value="{Name: &quot;ADR&quot;, Desc:&quot;Address&quot;}," calcext:value-type="string">
            <text:p>{Name: "ADR", Desc:"Address"},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Area effect (online gaming)</text:p>
          </table:table-cell>
          <table:table-cell table:formula="of:=CONCATENATE(&quot;{Name: &quot;&quot;&quot;;[.A104];&quot;&quot;&quot;, Desc:&quot;&quot;&quot;; [.B104]; &quot;&quot;&quot;},&quot;)" office:value-type="string" office:string-value="{Name: &quot;AE&quot;, Desc:&quot;Area effect (online gaming)&quot;}," calcext:value-type="string">
            <text:p>{Name: "AE", Desc:"Area effect (online gaming)"},</text:p>
          </table:table-cell>
        </table:table-row>
        <table:table-row table:style-name="ro1">
          <table:table-cell office:value-type="string" calcext:value-type="string">
            <text:p>AEAP</text:p>
          </table:table-cell>
          <table:table-cell office:value-type="string" calcext:value-type="string">
            <text:p>As early as possible</text:p>
          </table:table-cell>
          <table:table-cell table:formula="of:=CONCATENATE(&quot;{Name: &quot;&quot;&quot;;[.A105];&quot;&quot;&quot;, Desc:&quot;&quot;&quot;; [.B105]; &quot;&quot;&quot;},&quot;)" office:value-type="string" office:string-value="{Name: &quot;AEAP&quot;, Desc:&quot;As early as possible&quot;}," calcext:value-type="string">
            <text:p>{Name: "AEAP", Desc:"As early as possible"},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pril Fools</text:p>
          </table:table-cell>
          <table:table-cell table:formula="of:=CONCATENATE(&quot;{Name: &quot;&quot;&quot;;[.A106];&quot;&quot;&quot;, Desc:&quot;&quot;&quot;; [.B106]; &quot;&quot;&quot;},&quot;)" office:value-type="string" office:string-value="{Name: &quot;AF&quot;, Desc:&quot;April Fools&quot;}," calcext:value-type="string">
            <text:p>{Name: "AF", Desc:"April Fools"},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s *Freak*</text:p>
          </table:table-cell>
          <table:table-cell table:formula="of:=CONCATENATE(&quot;{Name: &quot;&quot;&quot;;[.A107];&quot;&quot;&quot;, Desc:&quot;&quot;&quot;; [.B107]; &quot;&quot;&quot;},&quot;)" office:value-type="string" office:string-value="{Name: &quot;AF&quot;, Desc:&quot;As *Freak*&quot;}," calcext:value-type="string">
            <text:p>{Name: "AF", Desc:"As *Freak*"},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ggression factor (online gaming)</text:p>
          </table:table-cell>
          <table:table-cell table:formula="of:=CONCATENATE(&quot;{Name: &quot;&quot;&quot;;[.A108];&quot;&quot;&quot;, Desc:&quot;&quot;&quot;; [.B108]; &quot;&quot;&quot;},&quot;)" office:value-type="string" office:string-value="{Name: &quot;AF&quot;, Desc:&quot;Aggression factor (online gaming)&quot;}," calcext:value-type="string">
            <text:p>{Name: "AF", Desc:"Aggression factor (online gaming)"},</text:p>
          </table:table-cell>
        </table:table-row>
        <table:table-row table:style-name="ro1">
          <table:table-cell office:value-type="string" calcext:value-type="string">
            <text:p>AFC</text:p>
          </table:table-cell>
          <table:table-cell office:value-type="string" calcext:value-type="string">
            <text:p>Away from computer</text:p>
          </table:table-cell>
          <table:table-cell table:formula="of:=CONCATENATE(&quot;{Name: &quot;&quot;&quot;;[.A109];&quot;&quot;&quot;, Desc:&quot;&quot;&quot;; [.B109]; &quot;&quot;&quot;},&quot;)" office:value-type="string" office:string-value="{Name: &quot;AFC&quot;, Desc:&quot;Away from computer&quot;}," calcext:value-type="string">
            <text:p>{Name: "AFC", Desc:"Away from computer"},</text:p>
          </table:table-cell>
        </table:table-row>
        <table:table-row table:style-name="ro1">
          <table:table-cell office:value-type="string" calcext:value-type="string">
            <text:p>AFAIAA</text:p>
          </table:table-cell>
          <table:table-cell office:value-type="string" calcext:value-type="string">
            <text:p>As far as I am aware</text:p>
          </table:table-cell>
          <table:table-cell table:formula="of:=CONCATENATE(&quot;{Name: &quot;&quot;&quot;;[.A110];&quot;&quot;&quot;, Desc:&quot;&quot;&quot;; [.B110]; &quot;&quot;&quot;},&quot;)" office:value-type="string" office:string-value="{Name: &quot;AFAIAA&quot;, Desc:&quot;As far as I am aware&quot;}," calcext:value-type="string">
            <text:p>{Name: "AFAIAA", Desc:"As far as I am aware"},</text:p>
          </table:table-cell>
        </table:table-row>
        <table:table-row table:style-name="ro1">
          <table:table-cell office:value-type="string" calcext:value-type="string">
            <text:p>AFAIC</text:p>
          </table:table-cell>
          <table:table-cell office:value-type="string" calcext:value-type="string">
            <text:p>As far as I am concerned</text:p>
          </table:table-cell>
          <table:table-cell table:formula="of:=CONCATENATE(&quot;{Name: &quot;&quot;&quot;;[.A111];&quot;&quot;&quot;, Desc:&quot;&quot;&quot;; [.B111]; &quot;&quot;&quot;},&quot;)" office:value-type="string" office:string-value="{Name: &quot;AFAIC&quot;, Desc:&quot;As far as I am concerned&quot;}," calcext:value-type="string">
            <text:p>{Name: "AFAIC", Desc:"As far as I am concerned"},</text:p>
          </table:table-cell>
        </table:table-row>
        <table:table-row table:style-name="ro1">
          <table:table-cell office:value-type="string" calcext:value-type="string">
            <text:p>AFAIK</text:p>
          </table:table-cell>
          <table:table-cell office:value-type="string" calcext:value-type="string">
            <text:p>As far as I know</text:p>
          </table:table-cell>
          <table:table-cell table:formula="of:=CONCATENATE(&quot;{Name: &quot;&quot;&quot;;[.A112];&quot;&quot;&quot;, Desc:&quot;&quot;&quot;; [.B112]; &quot;&quot;&quot;},&quot;)" office:value-type="string" office:string-value="{Name: &quot;AFAIK&quot;, Desc:&quot;As far as I know&quot;}," calcext:value-type="string">
            <text:p>{Name: "AFAIK", Desc:"As far as I know"},</text:p>
          </table:table-cell>
        </table:table-row>
        <table:table-row table:style-name="ro1">
          <table:table-cell office:value-type="string" calcext:value-type="string">
            <text:p>AFAIUI</text:p>
          </table:table-cell>
          <table:table-cell office:value-type="string" calcext:value-type="string">
            <text:p>As far as I understand it</text:p>
          </table:table-cell>
          <table:table-cell table:formula="of:=CONCATENATE(&quot;{Name: &quot;&quot;&quot;;[.A113];&quot;&quot;&quot;, Desc:&quot;&quot;&quot;; [.B113]; &quot;&quot;&quot;},&quot;)" office:value-type="string" office:string-value="{Name: &quot;AFAIUI&quot;, Desc:&quot;As far as I understand it&quot;}," calcext:value-type="string">
            <text:p>{Name: "AFAIUI", Desc:"As far as I understand it"},</text:p>
          </table:table-cell>
        </table:table-row>
        <table:table-row table:style-name="ro1">
          <table:table-cell office:value-type="string" calcext:value-type="string">
            <text:p>AFAP</text:p>
          </table:table-cell>
          <table:table-cell office:value-type="string" calcext:value-type="string">
            <text:p>As far as possible</text:p>
          </table:table-cell>
          <table:table-cell table:formula="of:=CONCATENATE(&quot;{Name: &quot;&quot;&quot;;[.A114];&quot;&quot;&quot;, Desc:&quot;&quot;&quot;; [.B114]; &quot;&quot;&quot;},&quot;)" office:value-type="string" office:string-value="{Name: &quot;AFAP&quot;, Desc:&quot;As far as possible&quot;}," calcext:value-type="string">
            <text:p>{Name: "AFAP", Desc:"As far as possible"},</text:p>
          </table:table-cell>
        </table:table-row>
        <table:table-row table:style-name="ro1">
          <table:table-cell office:value-type="string" calcext:value-type="string">
            <text:p>AFFA</text:p>
          </table:table-cell>
          <table:table-cell office:value-type="string" calcext:value-type="string">
            <text:p>Angels Forever, Forever Angels</text:p>
          </table:table-cell>
          <table:table-cell table:formula="of:=CONCATENATE(&quot;{Name: &quot;&quot;&quot;;[.A115];&quot;&quot;&quot;, Desc:&quot;&quot;&quot;; [.B115]; &quot;&quot;&quot;},&quot;)" office:value-type="string" office:string-value="{Name: &quot;AFFA&quot;, Desc:&quot;Angels Forever, Forever Angels&quot;}," calcext:value-type="string">
            <text:p>{Name: "AFFA", Desc:"Angels Forever, Forever Angels"},</text:p>
          </table:table-cell>
        </table:table-row>
        <table:table-row table:style-name="ro1">
          <table:table-cell office:value-type="string" calcext:value-type="string">
            <text:p>AFJ</text:p>
          </table:table-cell>
          <table:table-cell office:value-type="string" calcext:value-type="string">
            <text:p>April Fool's joke</text:p>
          </table:table-cell>
          <table:table-cell table:formula="of:=CONCATENATE(&quot;{Name: &quot;&quot;&quot;;[.A116];&quot;&quot;&quot;, Desc:&quot;&quot;&quot;; [.B116]; &quot;&quot;&quot;},&quot;)" office:value-type="string" office:string-value="{Name: &quot;AFJ&quot;, Desc:&quot;April Fool's joke&quot;}," calcext:value-type="string">
            <text:p>{Name: "AFJ", Desc:"April Fool's joke"},</text:p>
          </table:table-cell>
        </table:table-row>
        <table:table-row table:style-name="ro1">
          <table:table-cell office:value-type="string" calcext:value-type="string">
            <text:p>AFK</text:p>
          </table:table-cell>
          <table:table-cell office:value-type="string" calcext:value-type="string">
            <text:p>Away from keyboard</text:p>
          </table:table-cell>
          <table:table-cell table:formula="of:=CONCATENATE(&quot;{Name: &quot;&quot;&quot;;[.A117];&quot;&quot;&quot;, Desc:&quot;&quot;&quot;; [.B117]; &quot;&quot;&quot;},&quot;)" office:value-type="string" office:string-value="{Name: &quot;AFK&quot;, Desc:&quot;Away from keyboard&quot;}," calcext:value-type="string">
            <text:p>{Name: "AFK", Desc:"Away from keyboard"},</text:p>
          </table:table-cell>
        </table:table-row>
        <table:table-row table:style-name="ro1">
          <table:table-cell office:value-type="string" calcext:value-type="string">
            <text:p>AFZ</text:p>
          </table:table-cell>
          <table:table-cell office:value-type="string" calcext:value-type="string">
            <text:p>Acronym Free Zone</text:p>
          </table:table-cell>
          <table:table-cell table:formula="of:=CONCATENATE(&quot;{Name: &quot;&quot;&quot;;[.A118];&quot;&quot;&quot;, Desc:&quot;&quot;&quot;; [.B118]; &quot;&quot;&quot;},&quot;)" office:value-type="string" office:string-value="{Name: &quot;AFZ&quot;, Desc:&quot;Acronym Free Zone&quot;}," calcext:value-type="string">
            <text:p>{Name: "AFZ", Desc:"Acronym Free Zone"},</text:p>
          </table:table-cell>
        </table:table-row>
        <table:table-row table:style-name="ro1">
          <table:table-cell office:value-type="string" calcext:value-type="string">
            <text:p>AFPOE</text:p>
          </table:table-cell>
          <table:table-cell office:value-type="string" calcext:value-type="string">
            <text:p>A fresh pair of eyes</text:p>
          </table:table-cell>
          <table:table-cell table:formula="of:=CONCATENATE(&quot;{Name: &quot;&quot;&quot;;[.A119];&quot;&quot;&quot;, Desc:&quot;&quot;&quot;; [.B119]; &quot;&quot;&quot;},&quot;)" office:value-type="string" office:string-value="{Name: &quot;AFPOE&quot;, Desc:&quot;A fresh pair of eyes&quot;}," calcext:value-type="string">
            <text:p>{Name: "AFPOE", Desc:"A fresh pair of eyes"},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Meaning 'agility' (online gaming)</text:p>
          </table:table-cell>
          <table:table-cell table:formula="of:=CONCATENATE(&quot;{Name: &quot;&quot;&quot;;[.A120];&quot;&quot;&quot;, Desc:&quot;&quot;&quot;; [.B120]; &quot;&quot;&quot;},&quot;)" office:value-type="string" office:string-value="{Name: &quot;AGI&quot;, Desc:&quot;Meaning 'agility' (online gaming)&quot;}," calcext:value-type="string">
            <text:p>{Name: "AGI", Desc:"Meaning 'agility' (online gaming)"},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At home</text:p>
          </table:table-cell>
          <table:table-cell table:formula="of:=CONCATENATE(&quot;{Name: &quot;&quot;&quot;;[.A121];&quot;&quot;&quot;, Desc:&quot;&quot;&quot;; [.B121]; &quot;&quot;&quot;},&quot;)" office:value-type="string" office:string-value="{Name: &quot;AH&quot;, Desc:&quot;At home&quot;}," calcext:value-type="string">
            <text:p>{Name: "AH", Desc:"At home"},</text:p>
          </table:table-cell>
        </table:table-row>
        <table:table-row table:style-name="ro1">
          <table:table-cell office:value-type="string" calcext:value-type="string">
            <text:p>AIAMU</text:p>
          </table:table-cell>
          <table:table-cell office:value-type="string" calcext:value-type="string">
            <text:p>And I am a money's uncle</text:p>
          </table:table-cell>
          <table:table-cell table:formula="of:=CONCATENATE(&quot;{Name: &quot;&quot;&quot;;[.A122];&quot;&quot;&quot;, Desc:&quot;&quot;&quot;; [.B122]; &quot;&quot;&quot;},&quot;)" office:value-type="string" office:string-value="{Name: &quot;AIAMU&quot;, Desc:&quot;And I am a money's uncle&quot;}," calcext:value-type="string">
            <text:p>{Name: "AIAMU", Desc:"And I am a money's uncle"},</text:p>
          </table:table-cell>
        </table:table-row>
        <table:table-row table:style-name="ro1">
          <table:table-cell office:value-type="string" calcext:value-type="string">
            <text:p>AIGHT</text:p>
          </table:table-cell>
          <table:table-cell office:value-type="string" calcext:value-type="string">
            <text:p>Alright</text:p>
          </table:table-cell>
          <table:table-cell table:formula="of:=CONCATENATE(&quot;{Name: &quot;&quot;&quot;;[.A123];&quot;&quot;&quot;, Desc:&quot;&quot;&quot;; [.B123]; &quot;&quot;&quot;},&quot;)" office:value-type="string" office:string-value="{Name: &quot;AIGHT&quot;, Desc:&quot;Alright&quot;}," calcext:value-type="string">
            <text:p>{Name: "AIGHT", Desc:"Alright"},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s I remember</text:p>
          </table:table-cell>
          <table:table-cell table:formula="of:=CONCATENATE(&quot;{Name: &quot;&quot;&quot;;[.A124];&quot;&quot;&quot;, Desc:&quot;&quot;&quot;; [.B124]; &quot;&quot;&quot;},&quot;)" office:value-type="string" office:string-value="{Name: &quot;AIR&quot;, Desc:&quot;As I remember&quot;}," calcext:value-type="string">
            <text:p>{Name: "AIR", Desc:"As I remember"},</text:p>
          </table:table-cell>
        </table:table-row>
        <table:table-row table:style-name="ro1">
          <table:table-cell office:value-type="string" calcext:value-type="string">
            <text:p>AISB</text:p>
          </table:table-cell>
          <table:table-cell office:value-type="string" calcext:value-type="string">
            <text:p>As it should be</text:p>
          </table:table-cell>
          <table:table-cell table:formula="of:=CONCATENATE(&quot;{Name: &quot;&quot;&quot;;[.A125];&quot;&quot;&quot;, Desc:&quot;&quot;&quot;; [.B125]; &quot;&quot;&quot;},&quot;)" office:value-type="string" office:string-value="{Name: &quot;AISB&quot;, Desc:&quot;As it should be&quot;}," calcext:value-type="string">
            <text:p>{Name: "AISB", Desc:"As it should be"},</text:p>
          </table:table-cell>
        </table:table-row>
        <table:table-row table:style-name="ro1">
          <table:table-cell office:value-type="string" calcext:value-type="string">
            <text:p>AISB</text:p>
          </table:table-cell>
          <table:table-cell office:value-type="string" calcext:value-type="string">
            <text:p>As I said before</text:p>
          </table:table-cell>
          <table:table-cell table:formula="of:=CONCATENATE(&quot;{Name: &quot;&quot;&quot;;[.A126];&quot;&quot;&quot;, Desc:&quot;&quot;&quot;; [.B126]; &quot;&quot;&quot;},&quot;)" office:value-type="string" office:string-value="{Name: &quot;AISB&quot;, Desc:&quot;As I said before&quot;}," calcext:value-type="string">
            <text:p>{Name: "AISB", Desc:"As I said before"},</text:p>
          </table:table-cell>
        </table:table-row>
        <table:table-row table:style-name="ro1">
          <table:table-cell office:value-type="string" calcext:value-type="string">
            <text:p>AISI</text:p>
          </table:table-cell>
          <table:table-cell office:value-type="string" calcext:value-type="string">
            <text:p>As I see it</text:p>
          </table:table-cell>
          <table:table-cell table:formula="of:=CONCATENATE(&quot;{Name: &quot;&quot;&quot;;[.A127];&quot;&quot;&quot;, Desc:&quot;&quot;&quot;; [.B127]; &quot;&quot;&quot;},&quot;)" office:value-type="string" office:string-value="{Name: &quot;AISI&quot;, Desc:&quot;As I see it&quot;}," calcext:value-type="string">
            <text:p>{Name: "AISI", Desc:"As I see it"},</text:p>
          </table:table-cell>
        </table:table-row>
        <table:table-row table:style-name="ro1">
          <table:table-cell office:value-type="string" calcext:value-type="string">
            <text:p>AITR</text:p>
          </table:table-cell>
          <table:table-cell office:value-type="string" calcext:value-type="string">
            <text:p>Adult in the room</text:p>
          </table:table-cell>
          <table:table-cell table:formula="of:=CONCATENATE(&quot;{Name: &quot;&quot;&quot;;[.A128];&quot;&quot;&quot;, Desc:&quot;&quot;&quot;; [.B128]; &quot;&quot;&quot;},&quot;)" office:value-type="string" office:string-value="{Name: &quot;AITR&quot;, Desc:&quot;Adult in the room&quot;}," calcext:value-type="string">
            <text:p>{Name: "AITR", Desc:"Adult in the room"},</text:p>
          </table:table-cell>
        </table:table-row>
        <table:table-row table:style-name="ro1">
          <table:table-cell office:value-type="string" calcext:value-type="string">
            <text:p>AKA</text:p>
          </table:table-cell>
          <table:table-cell office:value-type="string" calcext:value-type="string">
            <text:p>Also known as</text:p>
          </table:table-cell>
          <table:table-cell table:formula="of:=CONCATENATE(&quot;{Name: &quot;&quot;&quot;;[.A129];&quot;&quot;&quot;, Desc:&quot;&quot;&quot;; [.B129]; &quot;&quot;&quot;},&quot;)" office:value-type="string" office:string-value="{Name: &quot;AKA&quot;, Desc:&quot;Also known as&quot;}," calcext:value-type="string">
            <text:p>{Name: "AKA", Desc:"Also known as"},</text:p>
          </table:table-cell>
        </table:table-row>
        <table:table-row table:style-name="ro1">
          <table:table-cell office:value-type="string" calcext:value-type="string">
            <text:p>ALCON</text:p>
          </table:table-cell>
          <table:table-cell office:value-type="string" calcext:value-type="string">
            <text:p>All concerned</text:p>
          </table:table-cell>
          <table:table-cell table:formula="of:=CONCATENATE(&quot;{Name: &quot;&quot;&quot;;[.A130];&quot;&quot;&quot;, Desc:&quot;&quot;&quot;; [.B130]; &quot;&quot;&quot;},&quot;)" office:value-type="string" office:string-value="{Name: &quot;ALCON&quot;, Desc:&quot;All concerned&quot;}," calcext:value-type="string">
            <text:p>{Name: "ALCON", Desc:"All concerned"},</text:p>
          </table:table-cell>
        </table:table-row>
        <table:table-row table:style-name="ro1">
          <table:table-cell office:value-type="string" calcext:value-type="string">
            <text:p>ALOL</text:p>
          </table:table-cell>
          <table:table-cell office:value-type="string" calcext:value-type="string">
            <text:p>Actually laughing out loud</text:p>
          </table:table-cell>
          <table:table-cell table:formula="of:=CONCATENATE(&quot;{Name: &quot;&quot;&quot;;[.A131];&quot;&quot;&quot;, Desc:&quot;&quot;&quot;; [.B131]; &quot;&quot;&quot;},&quot;)" office:value-type="string" office:string-value="{Name: &quot;ALOL&quot;, Desc:&quot;Actually laughing out loud&quot;}," calcext:value-type="string">
            <text:p>{Name: "ALOL", Desc:"Actually laughing out loud"},</text:p>
          </table:table-cell>
        </table:table-row>
        <table:table-row table:style-name="ro1">
          <table:table-cell office:value-type="string" calcext:value-type="string">
            <text:p>AMA</text:p>
          </table:table-cell>
          <table:table-cell office:value-type="string" calcext:value-type="string">
            <text:p>Ask me anything (Reddit)</text:p>
          </table:table-cell>
          <table:table-cell table:formula="of:=CONCATENATE(&quot;{Name: &quot;&quot;&quot;;[.A132];&quot;&quot;&quot;, Desc:&quot;&quot;&quot;; [.B132]; &quot;&quot;&quot;},&quot;)" office:value-type="string" office:string-value="{Name: &quot;AMA&quot;, Desc:&quot;Ask me anything (Reddit)&quot;}," calcext:value-type="string">
            <text:p>{Name: "AMA", Desc:"Ask me anything (Reddit)"},</text:p>
          </table:table-cell>
        </table:table-row>
        <table:table-row table:style-name="ro1">
          <table:table-cell office:value-type="string" calcext:value-type="string">
            <text:p>AMAP</text:p>
          </table:table-cell>
          <table:table-cell office:value-type="string" calcext:value-type="string">
            <text:p>As much as possible</text:p>
          </table:table-cell>
          <table:table-cell table:formula="of:=CONCATENATE(&quot;{Name: &quot;&quot;&quot;;[.A133];&quot;&quot;&quot;, Desc:&quot;&quot;&quot;; [.B133]; &quot;&quot;&quot;},&quot;)" office:value-type="string" office:string-value="{Name: &quot;AMAP&quot;, Desc:&quot;As much as possible&quot;}," calcext:value-type="string">
            <text:p>{Name: "AMAP", Desc:"As much as possible"},</text:p>
          </table:table-cell>
        </table:table-row>
        <table:table-row table:style-name="ro1">
          <table:table-cell office:value-type="string" calcext:value-type="string">
            <text:p>AMBW</text:p>
          </table:table-cell>
          <table:table-cell office:value-type="string" calcext:value-type="string">
            <text:p>All my best wishes</text:p>
          </table:table-cell>
          <table:table-cell table:formula="of:=CONCATENATE(&quot;{Name: &quot;&quot;&quot;;[.A134];&quot;&quot;&quot;, Desc:&quot;&quot;&quot;; [.B134]; &quot;&quot;&quot;},&quot;)" office:value-type="string" office:string-value="{Name: &quot;AMBW&quot;, Desc:&quot;All my best wishes&quot;}," calcext:value-type="string">
            <text:p>{Name: "AMBW", Desc:"All my best wishes"},</text:p>
          </table:table-cell>
        </table:table-row>
        <table:table-row table:style-name="ro1">
          <table:table-cell office:value-type="string" calcext:value-type="string">
            <text:p>AML</text:p>
          </table:table-cell>
          <table:table-cell office:value-type="string" calcext:value-type="string">
            <text:p>All my love</text:p>
          </table:table-cell>
          <table:table-cell table:formula="of:=CONCATENATE(&quot;{Name: &quot;&quot;&quot;;[.A135];&quot;&quot;&quot;, Desc:&quot;&quot;&quot;; [.B135]; &quot;&quot;&quot;},&quot;)" office:value-type="string" office:string-value="{Name: &quot;AML&quot;, Desc:&quot;All my love&quot;}," calcext:value-type="string">
            <text:p>{Name: "AML", Desc:"All my love"},</text:p>
          </table:table-cell>
        </table:table-row>
        <table:table-row table:style-name="ro1">
          <table:table-cell office:value-type="string" calcext:value-type="string">
            <text:p>AMOF</text:p>
          </table:table-cell>
          <table:table-cell office:value-type="string" calcext:value-type="string">
            <text:p>As a matter of fact</text:p>
          </table:table-cell>
          <table:table-cell table:formula="of:=CONCATENATE(&quot;{Name: &quot;&quot;&quot;;[.A136];&quot;&quot;&quot;, Desc:&quot;&quot;&quot;; [.B136]; &quot;&quot;&quot;},&quot;)" office:value-type="string" office:string-value="{Name: &quot;AMOF&quot;, Desc:&quot;As a matter of fact&quot;}," calcext:value-type="string">
            <text:p>{Name: "AMOF", Desc:"As a matter of fact"},</text:p>
          </table:table-cell>
        </table:table-row>
        <table:table-row table:style-name="ro1">
          <table:table-cell office:value-type="string" calcext:value-type="string">
            <text:p>A/N</text:p>
          </table:table-cell>
          <table:table-cell office:value-type="string" calcext:value-type="string">
            <text:p>Author's note</text:p>
          </table:table-cell>
          <table:table-cell table:formula="of:=CONCATENATE(&quot;{Name: &quot;&quot;&quot;;[.A137];&quot;&quot;&quot;, Desc:&quot;&quot;&quot;; [.B137]; &quot;&quot;&quot;},&quot;)" office:value-type="string" office:string-value="{Name: &quot;A/N&quot;, Desc:&quot;Author's note&quot;}," calcext:value-type="string">
            <text:p>{Name: "A/N", Desc:"Author's note"},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narchy Online (online gaming)</text:p>
          </table:table-cell>
          <table:table-cell table:formula="of:=CONCATENATE(&quot;{Name: &quot;&quot;&quot;;[.A138];&quot;&quot;&quot;, Desc:&quot;&quot;&quot;; [.B138]; &quot;&quot;&quot;},&quot;)" office:value-type="string" office:string-value="{Name: &quot;AO&quot;, Desc:&quot;Anarchy Online (online gaming)&quot;}," calcext:value-type="string">
            <text:p>{Name: "AO", Desc:"Anarchy Online (online gaming)"},</text:p>
          </table:table-cell>
        </table:table-row>
        <table:table-row table:style-name="ro1">
          <table:table-cell office:value-type="string" calcext:value-type="string">
            <text:p>AOC</text:p>
          </table:table-cell>
          <table:table-cell office:value-type="string" calcext:value-type="string">
            <text:p>Available on cell</text:p>
          </table:table-cell>
          <table:table-cell table:formula="of:=CONCATENATE(&quot;{Name: &quot;&quot;&quot;;[.A139];&quot;&quot;&quot;, Desc:&quot;&quot;&quot;; [.B139]; &quot;&quot;&quot;},&quot;)" office:value-type="string" office:string-value="{Name: &quot;AOC&quot;, Desc:&quot;Available on cell&quot;}," calcext:value-type="string">
            <text:p>{Name: "AOC", Desc:"Available on cell"},</text:p>
          </table:table-cell>
        </table:table-row>
        <table:table-row table:style-name="ro1">
          <table:table-cell office:value-type="string" calcext:value-type="string">
            <text:p>AOE</text:p>
          </table:table-cell>
          <table:table-cell office:value-type="string" calcext:value-type="string">
            <text:p>Area of effect (online game)</text:p>
          </table:table-cell>
          <table:table-cell table:formula="of:=CONCATENATE(&quot;{Name: &quot;&quot;&quot;;[.A140];&quot;&quot;&quot;, Desc:&quot;&quot;&quot;; [.B140]; &quot;&quot;&quot;},&quot;)" office:value-type="string" office:string-value="{Name: &quot;AOE&quot;, Desc:&quot;Area of effect (online game)&quot;}," calcext:value-type="string">
            <text:p>{Name: "AOE", Desc:"Area of effect (online game)"},</text:p>
          </table:table-cell>
        </table:table-row>
        <table:table-row table:style-name="ro1">
          <table:table-cell office:value-type="string" calcext:value-type="string">
            <text:p>AOM</text:p>
          </table:table-cell>
          <table:table-cell office:value-type="string" calcext:value-type="string">
            <text:p>Age of majority</text:p>
          </table:table-cell>
          <table:table-cell table:formula="of:=CONCATENATE(&quot;{Name: &quot;&quot;&quot;;[.A141];&quot;&quot;&quot;, Desc:&quot;&quot;&quot;; [.B141]; &quot;&quot;&quot;},&quot;)" office:value-type="string" office:string-value="{Name: &quot;AOM&quot;, Desc:&quot;Age of majority&quot;}," calcext:value-type="string">
            <text:p>{Name: "AOM", Desc:"Age of majority"},</text:p>
          </table:table-cell>
        </table:table-row>
        <table:table-row table:style-name="ro1">
          <table:table-cell office:value-type="string" calcext:value-type="string">
            <text:p>AOM</text:p>
          </table:table-cell>
          <table:table-cell office:value-type="string" calcext:value-type="string">
            <text:p>Age of Mythology (online gaming)</text:p>
          </table:table-cell>
          <table:table-cell table:formula="of:=CONCATENATE(&quot;{Name: &quot;&quot;&quot;;[.A142];&quot;&quot;&quot;, Desc:&quot;&quot;&quot;; [.B142]; &quot;&quot;&quot;},&quot;)" office:value-type="string" office:string-value="{Name: &quot;AOM&quot;, Desc:&quot;Age of Mythology (online gaming)&quot;}," calcext:value-type="string">
            <text:p>{Name: "AOM", Desc:"Age of Mythology (online gaming)"},</text:p>
          </table:table-cell>
        </table:table-row>
        <table:table-row table:style-name="ro1">
          <table:table-cell office:value-type="string" calcext:value-type="string">
            <text:p>AOTA</text:p>
          </table:table-cell>
          <table:table-cell office:value-type="string" calcext:value-type="string">
            <text:p>All of the above</text:p>
          </table:table-cell>
          <table:table-cell table:formula="of:=CONCATENATE(&quot;{Name: &quot;&quot;&quot;;[.A143];&quot;&quot;&quot;, Desc:&quot;&quot;&quot;; [.B143]; &quot;&quot;&quot;},&quot;)" office:value-type="string" office:string-value="{Name: &quot;AOTA&quot;, Desc:&quot;All of the above&quot;}," calcext:value-type="string">
            <text:p>{Name: "AOTA", Desc:"All of the above"},</text:p>
          </table:table-cell>
        </table:table-row>
        <table:table-row table:style-name="ro1">
          <table:table-cell office:value-type="string" calcext:value-type="string">
            <text:p>AOYP</text:p>
          </table:table-cell>
          <table:table-cell office:value-type="string" calcext:value-type="string">
            <text:p>Angel on your pillow</text:p>
          </table:table-cell>
          <table:table-cell table:formula="of:=CONCATENATE(&quot;{Name: &quot;&quot;&quot;;[.A144];&quot;&quot;&quot;, Desc:&quot;&quot;&quot;; [.B144]; &quot;&quot;&quot;},&quot;)" office:value-type="string" office:string-value="{Name: &quot;AOYP&quot;, Desc:&quot;Angel on your pillow&quot;}," calcext:value-type="string">
            <text:p>{Name: "AOYP", Desc:"Angel on your pillow"},</text:p>
          </table:table-cell>
        </table:table-row>
        <table:table-row table:style-name="ro1">
          <table:table-cell office:value-type="string" calcext:value-type="string">
            <text:p>APAC</text:p>
          </table:table-cell>
          <table:table-cell office:value-type="string" calcext:value-type="string">
            <text:p>All praise and credit</text:p>
          </table:table-cell>
          <table:table-cell table:formula="of:=CONCATENATE(&quot;{Name: &quot;&quot;&quot;;[.A145];&quot;&quot;&quot;, Desc:&quot;&quot;&quot;; [.B145]; &quot;&quot;&quot;},&quot;)" office:value-type="string" office:string-value="{Name: &quot;APAC&quot;, Desc:&quot;All praise and credit&quot;}," calcext:value-type="string">
            <text:p>{Name: "APAC", Desc:"All praise and credit"},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Application</text:p>
          </table:table-cell>
          <table:table-cell table:formula="of:=CONCATENATE(&quot;{Name: &quot;&quot;&quot;;[.A146];&quot;&quot;&quot;, Desc:&quot;&quot;&quot;; [.B146]; &quot;&quot;&quot;},&quot;)" office:value-type="string" office:string-value="{Name: &quot;APP&quot;, Desc:&quot;Application&quot;}," calcext:value-type="string">
            <text:p>{Name: "APP", Desc:"Application"},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Appreciate</text:p>
          </table:table-cell>
          <table:table-cell table:formula="of:=CONCATENATE(&quot;{Name: &quot;&quot;&quot;;[.A147];&quot;&quot;&quot;, Desc:&quot;&quot;&quot;; [.B147]; &quot;&quot;&quot;},&quot;)" office:value-type="string" office:string-value="{Name: &quot;APP&quot;, Desc:&quot;Appreciate&quot;}," calcext:value-type="string">
            <text:p>{Name: "APP", Desc:"Appreciate"},</text:p>
          </table:table-cell>
        </table:table-row>
        <table:table-row table:style-name="ro1">
          <table:table-cell office:value-type="string" calcext:value-type="string">
            <text:p>AQAP</text:p>
          </table:table-cell>
          <table:table-cell office:value-type="string" calcext:value-type="string">
            <text:p>As quick (or quiet) as possible</text:p>
          </table:table-cell>
          <table:table-cell table:formula="of:=CONCATENATE(&quot;{Name: &quot;&quot;&quot;;[.A148];&quot;&quot;&quot;, Desc:&quot;&quot;&quot;; [.B148]; &quot;&quot;&quot;},&quot;)" office:value-type="string" office:string-value="{Name: &quot;AQAP&quot;, Desc:&quot;As quick (or quiet) as possible&quot;}," calcext:value-type="string">
            <text:p>{Name: "AQAP", Desc:"As quick (or quiet) as possible"},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hive (compressed files)</text:p>
          </table:table-cell>
          <table:table-cell table:formula="of:=CONCATENATE(&quot;{Name: &quot;&quot;&quot;;[.A149];&quot;&quot;&quot;, Desc:&quot;&quot;&quot;; [.B149]; &quot;&quot;&quot;},&quot;)" office:value-type="string" office:string-value="{Name: &quot;ARC&quot;, Desc:&quot;Archive (compressed files)&quot;}," calcext:value-type="string">
            <text:p>{Name: "ARC", Desc:"Archive (compressed files)"},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Acronym rich environment</text:p>
          </table:table-cell>
          <table:table-cell table:formula="of:=CONCATENATE(&quot;{Name: &quot;&quot;&quot;;[.A150];&quot;&quot;&quot;, Desc:&quot;&quot;&quot;; [.B150]; &quot;&quot;&quot;},&quot;)" office:value-type="string" office:string-value="{Name: &quot;ARE&quot;, Desc:&quot;Acronym rich environment&quot;}," calcext:value-type="string">
            <text:p>{Name: "ARE", Desc:"Acronym rich environment"},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ument</text:p>
          </table:table-cell>
          <table:table-cell table:formula="of:=CONCATENATE(&quot;{Name: &quot;&quot;&quot;;[.A151];&quot;&quot;&quot;, Desc:&quot;&quot;&quot;; [.B151]; &quot;&quot;&quot;},&quot;)" office:value-type="string" office:string-value="{Name: &quot;ARG&quot;, Desc:&quot;Argument&quot;}," calcext:value-type="string">
            <text:p>{Name: "ARG", Desc:"Argument"},</text:p>
          </table:table-cell>
        </table:table-row>
        <table:table-row table:style-name="ro1">
          <table:table-cell office:value-type="string" calcext:value-type="string">
            <text:p>ASIG</text:p>
          </table:table-cell>
          <table:table-cell office:value-type="string" calcext:value-type="string">
            <text:p>And so it goes</text:p>
          </table:table-cell>
          <table:table-cell table:formula="of:=CONCATENATE(&quot;{Name: &quot;&quot;&quot;;[.A152];&quot;&quot;&quot;, Desc:&quot;&quot;&quot;; [.B152]; &quot;&quot;&quot;},&quot;)" office:value-type="string" office:string-value="{Name: &quot;ASIG&quot;, Desc:&quot;And so it goes&quot;}," calcext:value-type="string">
            <text:p>{Name: "ASIG", Desc:"And so it goes"},</text:p>
          </table:table-cell>
        </table:table-row>
        <table:table-row table:style-name="ro1">
          <table:table-cell office:value-type="string" calcext:value-type="string">
            <text:p>ASAP</text:p>
          </table:table-cell>
          <table:table-cell office:value-type="string" calcext:value-type="string">
            <text:p>As soon as possible</text:p>
          </table:table-cell>
          <table:table-cell table:formula="of:=CONCATENATE(&quot;{Name: &quot;&quot;&quot;;[.A153];&quot;&quot;&quot;, Desc:&quot;&quot;&quot;; [.B153]; &quot;&quot;&quot;},&quot;)" office:value-type="string" office:string-value="{Name: &quot;ASAP&quot;, Desc:&quot;As soon as possible&quot;}," calcext:value-type="string">
            <text:p>{Name: "ASAP", Desc:"As soon as possible"},</text:p>
          </table:table-cell>
        </table:table-row>
        <table:table-row table:style-name="ro1">
          <table:table-cell office:value-type="string" calcext:value-type="string">
            <text:p>A/S/L</text:p>
          </table:table-cell>
          <table:table-cell office:value-type="string" calcext:value-type="string">
            <text:p>Age/sex/location</text:p>
          </table:table-cell>
          <table:table-cell table:formula="of:=CONCATENATE(&quot;{Name: &quot;&quot;&quot;;[.A154];&quot;&quot;&quot;, Desc:&quot;&quot;&quot;; [.B154]; &quot;&quot;&quot;},&quot;)" office:value-type="string" office:string-value="{Name: &quot;A/S/L&quot;, Desc:&quot;Age/sex/location&quot;}," calcext:value-type="string">
            <text:p>{Name: "A/S/L", Desc:"Age/sex/location"},</text:p>
          </table:table-cell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Age/sex/location</text:p>
          </table:table-cell>
          <table:table-cell table:formula="of:=CONCATENATE(&quot;{Name: &quot;&quot;&quot;;[.A155];&quot;&quot;&quot;, Desc:&quot;&quot;&quot;; [.B155]; &quot;&quot;&quot;},&quot;)" office:value-type="string" office:string-value="{Name: &quot;ASL&quot;, Desc:&quot;Age/sex/location&quot;}," calcext:value-type="string">
            <text:p>{Name: "ASL", Desc:"Age/sex/location"},</text:p>
          </table:table-cell>
        </table:table-row>
        <table:table-row table:style-name="ro1">
          <table:table-cell office:value-type="string" calcext:value-type="string">
            <text:p>ASLA</text:p>
          </table:table-cell>
          <table:table-cell office:value-type="string" calcext:value-type="string">
            <text:p>Age/sex/location/availability</text:p>
          </table:table-cell>
          <table:table-cell table:formula="of:=CONCATENATE(&quot;{Name: &quot;&quot;&quot;;[.A156];&quot;&quot;&quot;, Desc:&quot;&quot;&quot;; [.B156]; &quot;&quot;&quot;},&quot;)" office:value-type="string" office:string-value="{Name: &quot;ASLA&quot;, Desc:&quot;Age/sex/location/availability&quot;}," calcext:value-type="string">
            <text:p>{Name: "ASLA", Desc:"Age/sex/location/availability"},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t your terminal</text:p>
          </table:table-cell>
          <table:table-cell table:formula="of:=CONCATENATE(&quot;{Name: &quot;&quot;&quot;;[.A157];&quot;&quot;&quot;, Desc:&quot;&quot;&quot;; [.B157]; &quot;&quot;&quot;},&quot;)" office:value-type="string" office:string-value="{Name: &quot;AT&quot;, Desc:&quot;At your terminal&quot;}," calcext:value-type="string">
            <text:p>{Name: "AT", Desc:"At your terminal"},</text:p>
          </table:table-cell>
        </table:table-row>
        <table:table-row table:style-name="ro1">
          <table:table-cell office:value-type="string" calcext:value-type="string">
            <text:p>ATB</text:p>
          </table:table-cell>
          <table:table-cell office:value-type="string" calcext:value-type="string">
            <text:p>All the best</text:p>
          </table:table-cell>
          <table:table-cell table:formula="of:=CONCATENATE(&quot;{Name: &quot;&quot;&quot;;[.A158];&quot;&quot;&quot;, Desc:&quot;&quot;&quot;; [.B158]; &quot;&quot;&quot;},&quot;)" office:value-type="string" office:string-value="{Name: &quot;ATB&quot;, Desc:&quot;All the best&quot;}," calcext:value-type="string">
            <text:p>{Name: "ATB", Desc:"All the best"},</text:p>
          </table:table-cell>
        </table:table-row>
        <table:table-row table:style-name="ro1">
          <table:table-cell office:value-type="string" calcext:value-type="string">
            <text:p>ATEOTD</text:p>
          </table:table-cell>
          <table:table-cell office:value-type="string" calcext:value-type="string">
            <text:p>At the end of the day</text:p>
          </table:table-cell>
          <table:table-cell table:formula="of:=CONCATENATE(&quot;{Name: &quot;&quot;&quot;;[.A159];&quot;&quot;&quot;, Desc:&quot;&quot;&quot;; [.B159]; &quot;&quot;&quot;},&quot;)" office:value-type="string" office:string-value="{Name: &quot;ATEOTD&quot;, Desc:&quot;At the end of the day&quot;}," calcext:value-type="string">
            <text:p>{Name: "ATEOTD", Desc:"At the end of the day"},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 the moment</text:p>
          </table:table-cell>
          <table:table-cell table:formula="of:=CONCATENATE(&quot;{Name: &quot;&quot;&quot;;[.A160];&quot;&quot;&quot;, Desc:&quot;&quot;&quot;; [.B160]; &quot;&quot;&quot;},&quot;)" office:value-type="string" office:string-value="{Name: &quot;ATM&quot;, Desc:&quot;At the moment&quot;}," calcext:value-type="string">
            <text:p>{Name: "ATM", Desc:"At the moment"},</text:p>
          </table:table-cell>
        </table:table-row>
        <table:table-row table:style-name="ro1">
          <table:table-cell office:value-type="string" calcext:value-type="string">
            <text:p>ATSITS</text:p>
          </table:table-cell>
          <table:table-cell office:value-type="string" calcext:value-type="string">
            <text:p>All the stars in the sky</text:p>
          </table:table-cell>
          <table:table-cell table:formula="of:=CONCATENATE(&quot;{Name: &quot;&quot;&quot;;[.A161];&quot;&quot;&quot;, Desc:&quot;&quot;&quot;; [.B161]; &quot;&quot;&quot;},&quot;)" office:value-type="string" office:string-value="{Name: &quot;ATSITS&quot;, Desc:&quot;All the stars in the sky&quot;}," calcext:value-type="string">
            <text:p>{Name: "ATSITS", Desc:"All the stars in the sky"},</text:p>
          </table:table-cell>
        </table:table-row>
        <table:table-row table:style-name="ro1">
          <table:table-cell office:value-type="string" calcext:value-type="string">
            <text:p>ATSL</text:p>
          </table:table-cell>
          <table:table-cell office:value-type="string" calcext:value-type="string">
            <text:p>Along the same line (or lines)</text:p>
          </table:table-cell>
          <table:table-cell table:formula="of:=CONCATENATE(&quot;{Name: &quot;&quot;&quot;;[.A162];&quot;&quot;&quot;, Desc:&quot;&quot;&quot;; [.B162]; &quot;&quot;&quot;},&quot;)" office:value-type="string" office:string-value="{Name: &quot;ATSL&quot;, Desc:&quot;Along the same line (or lines)&quot;}," calcext:value-type="string">
            <text:p>{Name: "ATSL", Desc:"Along the same line (or lines)"},</text:p>
          </table:table-cell>
        </table:table-row>
        <table:table-row table:style-name="ro1">
          <table:table-cell office:value-type="string" calcext:value-type="string">
            <text:p>AWC</text:p>
          </table:table-cell>
          <table:table-cell office:value-type="string" calcext:value-type="string">
            <text:p>After awhile crocodile</text:p>
          </table:table-cell>
          <table:table-cell table:formula="of:=CONCATENATE(&quot;{Name: &quot;&quot;&quot;;[.A163];&quot;&quot;&quot;, Desc:&quot;&quot;&quot;; [.B163]; &quot;&quot;&quot;},&quot;)" office:value-type="string" office:string-value="{Name: &quot;AWC&quot;, Desc:&quot;After awhile crocodile&quot;}," calcext:value-type="string">
            <text:p>{Name: "AWC", Desc:"After awhile crocodile"},</text:p>
          </table:table-cell>
        </table:table-row>
        <table:table-row table:style-name="ro1">
          <table:table-cell office:value-type="string" calcext:value-type="string">
            <text:p>AWESO</text:p>
          </table:table-cell>
          <table:table-cell office:value-type="string" calcext:value-type="string">
            <text:p>Awesome</text:p>
          </table:table-cell>
          <table:table-cell table:formula="of:=CONCATENATE(&quot;{Name: &quot;&quot;&quot;;[.A164];&quot;&quot;&quot;, Desc:&quot;&quot;&quot;; [.B164]; &quot;&quot;&quot;},&quot;)" office:value-type="string" office:string-value="{Name: &quot;AWESO&quot;, Desc:&quot;Awesome&quot;}," calcext:value-type="string">
            <text:p>{Name: "AWESO", Desc:"Awesome"},</text:p>
          </table:table-cell>
        </table:table-row>
        <table:table-row table:style-name="ro1">
          <table:table-cell office:value-type="string" calcext:value-type="string">
            <text:p>AWOL</text:p>
          </table:table-cell>
          <table:table-cell office:value-type="string" calcext:value-type="string">
            <text:p>Away without leaving</text:p>
          </table:table-cell>
          <table:table-cell table:formula="of:=CONCATENATE(&quot;{Name: &quot;&quot;&quot;;[.A165];&quot;&quot;&quot;, Desc:&quot;&quot;&quot;; [.B165]; &quot;&quot;&quot;},&quot;)" office:value-type="string" office:string-value="{Name: &quot;AWOL&quot;, Desc:&quot;Away without leaving&quot;}," calcext:value-type="string">
            <text:p>{Name: "AWOL", Desc:"Away without leaving"},</text:p>
          </table:table-cell>
        </table:table-row>
        <table:table-row table:style-name="ro1">
          <table:table-cell office:value-type="string" calcext:value-type="string">
            <text:p>AWOL</text:p>
          </table:table-cell>
          <table:table-cell office:value-type="string" calcext:value-type="string">
            <text:p>Absent without leave</text:p>
          </table:table-cell>
          <table:table-cell table:formula="of:=CONCATENATE(&quot;{Name: &quot;&quot;&quot;;[.A166];&quot;&quot;&quot;, Desc:&quot;&quot;&quot;; [.B166]; &quot;&quot;&quot;},&quot;)" office:value-type="string" office:string-value="{Name: &quot;AWOL&quot;, Desc:&quot;Absent without leave&quot;}," calcext:value-type="string">
            <text:p>{Name: "AWOL", Desc:"Absent without leave"},</text:p>
          </table:table-cell>
        </table:table-row>
        <table:table-row table:style-name="ro1">
          <table:table-cell office:value-type="string" calcext:value-type="string">
            <text:p>AYDY</text:p>
          </table:table-cell>
          <table:table-cell office:value-type="string" calcext:value-type="string">
            <text:p>Are you done yet?</text:p>
          </table:table-cell>
          <table:table-cell table:formula="of:=CONCATENATE(&quot;{Name: &quot;&quot;&quot;;[.A167];&quot;&quot;&quot;, Desc:&quot;&quot;&quot;; [.B167]; &quot;&quot;&quot;},&quot;)" office:value-type="string" office:string-value="{Name: &quot;AYDY&quot;, Desc:&quot;Are you done yet?&quot;}," calcext:value-type="string">
            <text:p>{Name: "AYDY", Desc:"Are you done yet?"},</text:p>
          </table:table-cell>
        </table:table-row>
        <table:table-row table:style-name="ro1">
          <table:table-cell office:value-type="string" calcext:value-type="string">
            <text:p>AYBABTU</text:p>
          </table:table-cell>
          <table:table-cell office:value-type="string" calcext:value-type="string">
            <text:p>All your base are belong to us (online gaming)</text:p>
          </table:table-cell>
          <table:table-cell table:formula="of:=CONCATENATE(&quot;{Name: &quot;&quot;&quot;;[.A168];&quot;&quot;&quot;, Desc:&quot;&quot;&quot;; [.B168]; &quot;&quot;&quot;},&quot;)" office:value-type="string" office:string-value="{Name: &quot;AYBABTU&quot;, Desc:&quot;All your base are belong to us (online gaming)&quot;}," calcext:value-type="string">
            <text:p>{Name: "AYBABTU", Desc:"All your base are belong to us (online gaming)"},</text:p>
          </table:table-cell>
        </table:table-row>
        <table:table-row table:style-name="ro1">
          <table:table-cell office:value-type="string" calcext:value-type="string">
            <text:p>AYEC</text:p>
          </table:table-cell>
          <table:table-cell office:value-type="string" calcext:value-type="string">
            <text:p>At your earliest convenience</text:p>
          </table:table-cell>
          <table:table-cell table:formula="of:=CONCATENATE(&quot;{Name: &quot;&quot;&quot;;[.A169];&quot;&quot;&quot;, Desc:&quot;&quot;&quot;; [.B169]; &quot;&quot;&quot;},&quot;)" office:value-type="string" office:string-value="{Name: &quot;AYEC&quot;, Desc:&quot;At your earliest convenience&quot;}," calcext:value-type="string">
            <text:p>{Name: "AYEC", Desc:"At your earliest convenience"},</text:p>
          </table:table-cell>
        </table:table-row>
        <table:table-row table:style-name="ro1">
          <table:table-cell office:value-type="string" calcext:value-type="string">
            <text:p>AYOR</text:p>
          </table:table-cell>
          <table:table-cell office:value-type="string" calcext:value-type="string">
            <text:p>At your own risk</text:p>
          </table:table-cell>
          <table:table-cell table:formula="of:=CONCATENATE(&quot;{Name: &quot;&quot;&quot;;[.A170];&quot;&quot;&quot;, Desc:&quot;&quot;&quot;; [.B170]; &quot;&quot;&quot;},&quot;)" office:value-type="string" office:string-value="{Name: &quot;AYOR&quot;, Desc:&quot;At your own risk&quot;}," calcext:value-type="string">
            <text:p>{Name: "AYOR", Desc:"At your own risk"},</text:p>
          </table:table-cell>
        </table:table-row>
        <table:table-row table:style-name="ro1">
          <table:table-cell office:value-type="string" calcext:value-type="string">
            <text:p>AYSOS</text:p>
          </table:table-cell>
          <table:table-cell office:value-type="string" calcext:value-type="string">
            <text:p>Are you stupid or something?</text:p>
          </table:table-cell>
          <table:table-cell table:formula="of:=CONCATENATE(&quot;{Name: &quot;&quot;&quot;;[.A171];&quot;&quot;&quot;, Desc:&quot;&quot;&quot;; [.B171]; &quot;&quot;&quot;},&quot;)" office:value-type="string" office:string-value="{Name: &quot;AYSOS&quot;, Desc:&quot;Are you stupid or something?&quot;}," calcext:value-type="string">
            <text:p>{Name: "AYSOS", Desc:"Are you stupid or something?"},</text:p>
          </table:table-cell>
        </table:table-row>
        <table:table-row table:style-name="ro1">
          <table:table-cell office:value-type="string" calcext:value-type="string">
            <text:p>AYS</text:p>
          </table:table-cell>
          <table:table-cell office:value-type="string" calcext:value-type="string">
            <text:p>Are you serious?</text:p>
          </table:table-cell>
          <table:table-cell table:formula="of:=CONCATENATE(&quot;{Name: &quot;&quot;&quot;;[.A172];&quot;&quot;&quot;, Desc:&quot;&quot;&quot;; [.B172]; &quot;&quot;&quot;},&quot;)" office:value-type="string" office:string-value="{Name: &quot;AYS&quot;, Desc:&quot;Are you serious?&quot;}," calcext:value-type="string">
            <text:p>{Name: "AYS", Desc:"Are you serious?"},</text:p>
          </table:table-cell>
        </table:table-row>
        <table:table-row table:style-name="ro1">
          <table:table-cell office:value-type="string" calcext:value-type="string">
            <text:p>AYT</text:p>
          </table:table-cell>
          <table:table-cell office:value-type="string" calcext:value-type="string">
            <text:p>Are you there?</text:p>
          </table:table-cell>
          <table:table-cell table:formula="of:=CONCATENATE(&quot;{Name: &quot;&quot;&quot;;[.A173];&quot;&quot;&quot;, Desc:&quot;&quot;&quot;; [.B173]; &quot;&quot;&quot;},&quot;)" office:value-type="string" office:string-value="{Name: &quot;AYT&quot;, Desc:&quot;Are you there?&quot;}," calcext:value-type="string">
            <text:p>{Name: "AYT", Desc:"Are you there?"},</text:p>
          </table:table-cell>
        </table:table-row>
        <table:table-row table:style-name="ro1">
          <table:table-cell office:value-type="string" calcext:value-type="string">
            <text:p>AYTMTB</text:p>
          </table:table-cell>
          <table:table-cell office:value-type="string" calcext:value-type="string">
            <text:p>And you're telling me this because</text:p>
          </table:table-cell>
          <table:table-cell table:formula="of:=CONCATENATE(&quot;{Name: &quot;&quot;&quot;;[.A174];&quot;&quot;&quot;, Desc:&quot;&quot;&quot;; [.B174]; &quot;&quot;&quot;},&quot;)" office:value-type="string" office:string-value="{Name: &quot;AYTMTB&quot;, Desc:&quot;And you're telling me this because&quot;}," calcext:value-type="string">
            <text:p>{Name: "AYTMTB", Desc:"And you're telling me this because"},</text:p>
          </table:table-cell>
        </table:table-row>
        <table:table-row table:style-name="ro1">
          <table:table-cell office:value-type="string" calcext:value-type="string">
            <text:p>AYV</text:p>
          </table:table-cell>
          <table:table-cell office:value-type="string" calcext:value-type="string">
            <text:p>Are you vertical?</text:p>
          </table:table-cell>
          <table:table-cell table:formula="of:=CONCATENATE(&quot;{Name: &quot;&quot;&quot;;[.A175];&quot;&quot;&quot;, Desc:&quot;&quot;&quot;; [.B175]; &quot;&quot;&quot;},&quot;)" office:value-type="string" office:string-value="{Name: &quot;AYV&quot;, Desc:&quot;Are you vertical?&quot;}," calcext:value-type="string">
            <text:p>{Name: "AYV", Desc:"Are you vertical?"},</text:p>
          </table:table-cell>
        </table:table-row>
        <table:table-row table:style-name="ro1">
          <table:table-cell office:value-type="string" calcext:value-type="string">
            <text:p>AYW</text:p>
          </table:table-cell>
          <table:table-cell office:value-type="string" calcext:value-type="string">
            <text:p>As you were</text:p>
          </table:table-cell>
          <table:table-cell table:formula="of:=CONCATENATE(&quot;{Name: &quot;&quot;&quot;;[.A176];&quot;&quot;&quot;, Desc:&quot;&quot;&quot;; [.B176]; &quot;&quot;&quot;},&quot;)" office:value-type="string" office:string-value="{Name: &quot;AYW&quot;, Desc:&quot;As you were&quot;}," calcext:value-type="string">
            <text:p>{Name: "AYW", Desc:"As you were"},</text:p>
          </table:table-cell>
        </table:table-row>
        <table:table-row table:style-name="ro1">
          <table:table-cell office:value-type="string" calcext:value-type="string">
            <text:p>AYW</text:p>
          </table:table-cell>
          <table:table-cell office:value-type="string" calcext:value-type="string">
            <text:p>As you want / As you wish</text:p>
          </table:table-cell>
          <table:table-cell table:formula="of:=CONCATENATE(&quot;{Name: &quot;&quot;&quot;;[.A177];&quot;&quot;&quot;, Desc:&quot;&quot;&quot;; [.B177]; &quot;&quot;&quot;},&quot;)" office:value-type="string" office:string-value="{Name: &quot;AYW&quot;, Desc:&quot;As you want / As you wish&quot;}," calcext:value-type="string">
            <text:p>{Name: "AYW", Desc:"As you want / As you wish"},</text:p>
          </table:table-cell>
        </table:table-row>
        <table:table-row table:style-name="ro1">
          <table:table-cell office:value-type="string" calcext:value-type="string">
            <text:p>AZN</text:p>
          </table:table-cell>
          <table:table-cell office:value-type="string" calcext:value-type="string">
            <text:p>Asian</text:p>
          </table:table-cell>
          <table:table-cell table:formula="of:=CONCATENATE(&quot;{Name: &quot;&quot;&quot;;[.A178];&quot;&quot;&quot;, Desc:&quot;&quot;&quot;; [.B178]; &quot;&quot;&quot;},&quot;)" office:value-type="string" office:string-value="{Name: &quot;AZN&quot;, Desc:&quot;Asian&quot;}," calcext:value-type="string">
            <text:p>{Name: "AZN", Desc:"Asian"},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ck</text:p>
          </table:table-cell>
          <table:table-cell table:formula="of:=CONCATENATE(&quot;{Name: &quot;&quot;&quot;;[.A179];&quot;&quot;&quot;, Desc:&quot;&quot;&quot;; [.B179]; &quot;&quot;&quot;},&quot;)" office:value-type="string" office:string-value="{Name: &quot;B&quot;, Desc:&quot;Back&quot;}," calcext:value-type="string">
            <text:p>{Name: "B", Desc:"Back"},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e</text:p>
          </table:table-cell>
          <table:table-cell table:formula="of:=CONCATENATE(&quot;{Name: &quot;&quot;&quot;;[.A180];&quot;&quot;&quot;, Desc:&quot;&quot;&quot;; [.B180]; &quot;&quot;&quot;},&quot;)" office:value-type="string" office:string-value="{Name: &quot;B&quot;, Desc:&quot;Be&quot;}," calcext:value-type="string">
            <text:p>{Name: "B", Desc:"Be"},</text:p>
          </table:table-cell>
        </table:table-row>
        <table:table-row table:style-name="ro1">
          <table:table-cell office:value-type="string" calcext:value-type="string">
            <text:p>B&amp;amp;</text:p>
          </table:table-cell>
          <table:table-cell office:value-type="string" calcext:value-type="string">
            <text:p>Banned</text:p>
          </table:table-cell>
          <table:table-cell table:formula="of:=CONCATENATE(&quot;{Name: &quot;&quot;&quot;;[.A181];&quot;&quot;&quot;, Desc:&quot;&quot;&quot;; [.B181]; &quot;&quot;&quot;},&quot;)" office:value-type="string" office:string-value="{Name: &quot;B&amp;amp;&quot;, Desc:&quot;Banned&quot;}," calcext:value-type="string">
            <text:p>{Name: "B&amp;amp;", Desc:"Banned"},</text:p>
          </table:table-cell>
        </table:table-row>
        <table:table-row table:style-name="ro1">
          <table:table-cell office:value-type="string" calcext:value-type="string">
            <text:p>B2W</text:p>
          </table:table-cell>
          <table:table-cell office:value-type="string" calcext:value-type="string">
            <text:p>Back to work</text:p>
          </table:table-cell>
          <table:table-cell table:formula="of:=CONCATENATE(&quot;{Name: &quot;&quot;&quot;;[.A182];&quot;&quot;&quot;, Desc:&quot;&quot;&quot;; [.B182]; &quot;&quot;&quot;},&quot;)" office:value-type="string" office:string-value="{Name: &quot;B2W&quot;, Desc:&quot;Back to work&quot;}," calcext:value-type="string">
            <text:p>{Name: "B2W", Desc:"Back to work"},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Bait (person teased or joked with, or under-aged person/teen)</text:p>
          </table:table-cell>
          <table:table-cell table:formula="of:=CONCATENATE(&quot;{Name: &quot;&quot;&quot;;[.A183];&quot;&quot;&quot;, Desc:&quot;&quot;&quot;; [.B183]; &quot;&quot;&quot;},&quot;)" office:value-type="string" office:string-value="{Name: &quot;B8&quot;, Desc:&quot;Bait (person teased or joked with, or under-aged person/teen)&quot;}," calcext:value-type="string">
            <text:p>{Name: "B8", Desc:"Bait (person teased or joked with, or under-aged person/teen)"},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Boss is watching</text:p>
          </table:table-cell>
          <table:table-cell table:formula="of:=CONCATENATE(&quot;{Name: &quot;&quot;&quot;;[.A184];&quot;&quot;&quot;, Desc:&quot;&quot;&quot;; [.B184]; &quot;&quot;&quot;},&quot;)" office:value-type="string" office:string-value="{Name: &quot;B9&quot;, Desc:&quot;Boss is watching&quot;}," calcext:value-type="string">
            <text:p>{Name: "B9", Desc:"Boss is watching"},</text:p>
          </table:table-cell>
        </table:table-row>
        <table:table-row table:style-name="ro1">
          <table:table-cell office:value-type="string" calcext:value-type="string">
            <text:p>B/F</text:p>
          </table:table-cell>
          <table:table-cell office:value-type="string" calcext:value-type="string">
            <text:p>Boyfriend</text:p>
          </table:table-cell>
          <table:table-cell table:formula="of:=CONCATENATE(&quot;{Name: &quot;&quot;&quot;;[.A185];&quot;&quot;&quot;, Desc:&quot;&quot;&quot;; [.B185]; &quot;&quot;&quot;},&quot;)" office:value-type="string" office:string-value="{Name: &quot;B/F&quot;, Desc:&quot;Boyfriend&quot;}," calcext:value-type="string">
            <text:p>{Name: "B/F", Desc:"Boyfriend"},</text:p>
          </table:table-cell>
        </table:table-row>
        <table:table-row table:style-name="ro1">
          <table:table-cell office:value-type="string" calcext:value-type="string">
            <text:p>B/G</text:p>
          </table:table-cell>
          <table:table-cell office:value-type="string" calcext:value-type="string">
            <text:p>Background (personal information request)</text:p>
          </table:table-cell>
          <table:table-cell table:formula="of:=CONCATENATE(&quot;{Name: &quot;&quot;&quot;;[.A186];&quot;&quot;&quot;, Desc:&quot;&quot;&quot;; [.B186]; &quot;&quot;&quot;},&quot;)" office:value-type="string" office:string-value="{Name: &quot;B/G&quot;, Desc:&quot;Background (personal information request)&quot;}," calcext:value-type="string">
            <text:p>{Name: "B/G", Desc:"Background (personal information request)"},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efore</text:p>
          </table:table-cell>
          <table:table-cell table:formula="of:=CONCATENATE(&quot;{Name: &quot;&quot;&quot;;[.A187];&quot;&quot;&quot;, Desc:&quot;&quot;&quot;; [.B187]; &quot;&quot;&quot;},&quot;)" office:value-type="string" office:string-value="{Name: &quot;B4&quot;, Desc:&quot;Before&quot;}," calcext:value-type="string">
            <text:p>{Name: "B4", Desc:"Before"},</text:p>
          </table:table-cell>
        </table:table-row>
        <table:table-row table:style-name="ro1">
          <table:table-cell office:value-type="string" calcext:value-type="string">
            <text:p>B4N</text:p>
          </table:table-cell>
          <table:table-cell office:value-type="string" calcext:value-type="string">
            <text:p>Bye for now</text:p>
          </table:table-cell>
          <table:table-cell table:formula="of:=CONCATENATE(&quot;{Name: &quot;&quot;&quot;;[.A188];&quot;&quot;&quot;, Desc:&quot;&quot;&quot;; [.B188]; &quot;&quot;&quot;},&quot;)" office:value-type="string" office:string-value="{Name: &quot;B4N&quot;, Desc:&quot;Bye for now&quot;}," calcext:value-type="string">
            <text:p>{Name: "B4N", Desc:"Bye for now"},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office:value-type="string" calcext:value-type="string">
            <text:p>Busting a gut</text:p>
          </table:table-cell>
          <table:table-cell table:formula="of:=CONCATENATE(&quot;{Name: &quot;&quot;&quot;;[.A189];&quot;&quot;&quot;, Desc:&quot;&quot;&quot;; [.B189]; &quot;&quot;&quot;},&quot;)" office:value-type="string" office:string-value="{Name: &quot;BAG&quot;, Desc:&quot;Busting a gut&quot;}," calcext:value-type="string">
            <text:p>{Name: "BAG", Desc:"Busting a gut"},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ad *a*</text:p>
          </table:table-cell>
          <table:table-cell table:formula="of:=CONCATENATE(&quot;{Name: &quot;&quot;&quot;;[.A190];&quot;&quot;&quot;, Desc:&quot;&quot;&quot;; [.B190]; &quot;&quot;&quot;},&quot;)" office:value-type="string" office:string-value="{Name: &quot;BA&quot;, Desc:&quot;Bad *a*&quot;}," calcext:value-type="string">
            <text:p>{Name: "BA", Desc:"Bad *a*"},</text:p>
          </table:table-cell>
        </table:table-row>
        <table:table-row table:style-name="ro1">
          <table:table-cell office:value-type="string" calcext:value-type="string">
            <text:p>BAE</text:p>
          </table:table-cell>
          <table:table-cell office:value-type="string" calcext:value-type="string">
            <text:p>Before anyone else</text:p>
          </table:table-cell>
          <table:table-cell table:formula="of:=CONCATENATE(&quot;{Name: &quot;&quot;&quot;;[.A191];&quot;&quot;&quot;, Desc:&quot;&quot;&quot;; [.B191]; &quot;&quot;&quot;},&quot;)" office:value-type="string" office:string-value="{Name: &quot;BAE&quot;, Desc:&quot;Before anyone else&quot;}," calcext:value-type="string">
            <text:p>{Name: "BAE", Desc:"Before anyone else"},</text:p>
          </table:table-cell>
        </table:table-row>
        <table:table-row table:style-name="ro1">
          <table:table-cell office:value-type="string" calcext:value-type="string">
            <text:p>BAE</text:p>
          </table:table-cell>
          <table:table-cell office:value-type="string" calcext:value-type="string">
            <text:p>Meaning Babe or baby</text:p>
          </table:table-cell>
          <table:table-cell table:formula="of:=CONCATENATE(&quot;{Name: &quot;&quot;&quot;;[.A192];&quot;&quot;&quot;, Desc:&quot;&quot;&quot;; [.B192]; &quot;&quot;&quot;},&quot;)" office:value-type="string" office:string-value="{Name: &quot;BAE&quot;, Desc:&quot;Meaning Babe or baby&quot;}," calcext:value-type="string">
            <text:p>{Name: "BAE", Desc:"Meaning Babe or baby"},</text:p>
          </table:table-cell>
        </table:table-row>
        <table:table-row table:style-name="ro1">
          <table:table-cell office:value-type="string" calcext:value-type="string">
            <text:p>BAFO</text:p>
          </table:table-cell>
          <table:table-cell office:value-type="string" calcext:value-type="string">
            <text:p>Best and final offer</text:p>
          </table:table-cell>
          <table:table-cell table:formula="of:=CONCATENATE(&quot;{Name: &quot;&quot;&quot;;[.A193];&quot;&quot;&quot;, Desc:&quot;&quot;&quot;; [.B193]; &quot;&quot;&quot;},&quot;)" office:value-type="string" office:string-value="{Name: &quot;BAFO&quot;, Desc:&quot;Best and final offer&quot;}," calcext:value-type="string">
            <text:p>{Name: "BAFO", Desc:"Best and final offer"},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Back at keyboard</text:p>
          </table:table-cell>
          <table:table-cell table:formula="of:=CONCATENATE(&quot;{Name: &quot;&quot;&quot;;[.A194];&quot;&quot;&quot;, Desc:&quot;&quot;&quot;; [.B194]; &quot;&quot;&quot;},&quot;)" office:value-type="string" office:string-value="{Name: &quot;BAK&quot;, Desc:&quot;Back at keyboard&quot;}," calcext:value-type="string">
            <text:p>{Name: "BAK", Desc:"Back at keyboard"},</text:p>
          </table:table-cell>
        </table:table-row>
        <table:table-row table:style-name="ro1">
          <table:table-cell office:value-type="string" calcext:value-type="string">
            <text:p>BAM</text:p>
          </table:table-cell>
          <table:table-cell office:value-type="string" calcext:value-type="string">
            <text:p>Below average mentality</text:p>
          </table:table-cell>
          <table:table-cell table:formula="of:=CONCATENATE(&quot;{Name: &quot;&quot;&quot;;[.A195];&quot;&quot;&quot;, Desc:&quot;&quot;&quot;; [.B195]; &quot;&quot;&quot;},&quot;)" office:value-type="string" office:string-value="{Name: &quot;BAM&quot;, Desc:&quot;Below average mentality&quot;}," calcext:value-type="string">
            <text:p>{Name: "BAM", Desc:"Below average mentality"},</text:p>
          </table:table-cell>
        </table:table-row>
        <table:table-row table:style-name="ro1">
          <table:table-cell office:value-type="string" calcext:value-type="string">
            <text:p>BAMF</text:p>
          </table:table-cell>
          <table:table-cell office:value-type="string" calcext:value-type="string">
            <text:p>Bad *a* mother *f*</text:p>
          </table:table-cell>
          <table:table-cell table:formula="of:=CONCATENATE(&quot;{Name: &quot;&quot;&quot;;[.A196];&quot;&quot;&quot;, Desc:&quot;&quot;&quot;; [.B196]; &quot;&quot;&quot;},&quot;)" office:value-type="string" office:string-value="{Name: &quot;BAMF&quot;, Desc:&quot;Bad *a* mother *f*&quot;}," calcext:value-type="string">
            <text:p>{Name: "BAMF", Desc:"Bad *a* mother *f*"},</text:p>
          </table:table-cell>
        </table:table-row>
        <table:table-row table:style-name="ro1">
          <table:table-cell office:value-type="string" calcext:value-type="string">
            <text:p>BAO</text:p>
          </table:table-cell>
          <table:table-cell office:value-type="string" calcext:value-type="string">
            <text:p>Be aware of</text:p>
          </table:table-cell>
          <table:table-cell table:formula="of:=CONCATENATE(&quot;{Name: &quot;&quot;&quot;;[.A197];&quot;&quot;&quot;, Desc:&quot;&quot;&quot;; [.B197]; &quot;&quot;&quot;},&quot;)" office:value-type="string" office:string-value="{Name: &quot;BAO&quot;, Desc:&quot;Be aware of&quot;}," calcext:value-type="string">
            <text:p>{Name: "BAO", Desc:"Be aware of"},</text:p>
          </table:table-cell>
        </table:table-row>
        <table:table-row table:style-name="ro1">
          <table:table-cell office:value-type="string" calcext:value-type="string">
            <text:p>BAS</text:p>
          </table:table-cell>
          <table:table-cell office:value-type="string" calcext:value-type="string">
            <text:p>Big 'butt' smile</text:p>
          </table:table-cell>
          <table:table-cell table:formula="of:=CONCATENATE(&quot;{Name: &quot;&quot;&quot;;[.A198];&quot;&quot;&quot;, Desc:&quot;&quot;&quot;; [.B198]; &quot;&quot;&quot;},&quot;)" office:value-type="string" office:string-value="{Name: &quot;BAS&quot;, Desc:&quot;Big 'butt' smile&quot;}," calcext:value-type="string">
            <text:p>{Name: "BAS", Desc:"Big 'butt' smile"},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Meaning anything mainstream</text:p>
          </table:table-cell>
          <table:table-cell table:formula="of:=CONCATENATE(&quot;{Name: &quot;&quot;&quot;;[.A199];&quot;&quot;&quot;, Desc:&quot;&quot;&quot;; [.B199]; &quot;&quot;&quot;},&quot;)" office:value-type="string" office:string-value="{Name: &quot;BASIC&quot;, Desc:&quot;Meaning anything mainstream&quot;}," calcext:value-type="string">
            <text:p>{Name: "BASIC", Desc:"Meaning anything mainstream"},</text:p>
          </table:table-cell>
        </table:table-row>
        <table:table-row table:style-name="ro1">
          <table:table-cell office:value-type="string" calcext:value-type="string">
            <text:p>BASOR</text:p>
          </table:table-cell>
          <table:table-cell office:value-type="string" calcext:value-type="string">
            <text:p>Breathing a sigh of relief</text:p>
          </table:table-cell>
          <table:table-cell table:formula="of:=CONCATENATE(&quot;{Name: &quot;&quot;&quot;;[.A200];&quot;&quot;&quot;, Desc:&quot;&quot;&quot;; [.B200]; &quot;&quot;&quot;},&quot;)" office:value-type="string" office:string-value="{Name: &quot;BASOR&quot;, Desc:&quot;Breathing a sigh of relief&quot;}," calcext:value-type="string">
            <text:p>{Name: "BASOR", Desc:"Breathing a sigh of relief"},</text:p>
          </table:table-cell>
        </table:table-row>
        <table:table-row table:style-name="ro1">
          <table:table-cell office:value-type="string" calcext:value-type="string">
            <text:p>BAU</text:p>
          </table:table-cell>
          <table:table-cell office:value-type="string" calcext:value-type="string">
            <text:p>Business as usual</text:p>
          </table:table-cell>
          <table:table-cell table:formula="of:=CONCATENATE(&quot;{Name: &quot;&quot;&quot;;[.A201];&quot;&quot;&quot;, Desc:&quot;&quot;&quot;; [.B201]; &quot;&quot;&quot;},&quot;)" office:value-type="string" office:string-value="{Name: &quot;BAU&quot;, Desc:&quot;Business as usual&quot;}," calcext:value-type="string">
            <text:p>{Name: "BAU", Desc:"Business as usual"},</text:p>
          </table:table-cell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Back at ya</text:p>
          </table:table-cell>
          <table:table-cell table:formula="of:=CONCATENATE(&quot;{Name: &quot;&quot;&quot;;[.A202];&quot;&quot;&quot;, Desc:&quot;&quot;&quot;; [.B202]; &quot;&quot;&quot;},&quot;)" office:value-type="string" office:string-value="{Name: &quot;BAY&quot;, Desc:&quot;Back at ya&quot;}," calcext:value-type="string">
            <text:p>{Name: "BAY", Desc:"Back at ya"},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e back</text:p>
          </table:table-cell>
          <table:table-cell table:formula="of:=CONCATENATE(&quot;{Name: &quot;&quot;&quot;;[.A203];&quot;&quot;&quot;, Desc:&quot;&quot;&quot;; [.B203]; &quot;&quot;&quot;},&quot;)" office:value-type="string" office:string-value="{Name: &quot;BB&quot;, Desc:&quot;Be back&quot;}," calcext:value-type="string">
            <text:p>{Name: "BB", Desc:"Be back"},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ig brother</text:p>
          </table:table-cell>
          <table:table-cell table:formula="of:=CONCATENATE(&quot;{Name: &quot;&quot;&quot;;[.A204];&quot;&quot;&quot;, Desc:&quot;&quot;&quot;; [.B204]; &quot;&quot;&quot;},&quot;)" office:value-type="string" office:string-value="{Name: &quot;BB&quot;, Desc:&quot;Big brother&quot;}," calcext:value-type="string">
            <text:p>{Name: "BB", Desc:"Big brother"},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ebi / Baby (Spanish SMS)</text:p>
          </table:table-cell>
          <table:table-cell table:formula="of:=CONCATENATE(&quot;{Name: &quot;&quot;&quot;;[.A205];&quot;&quot;&quot;, Desc:&quot;&quot;&quot;; [.B205]; &quot;&quot;&quot;},&quot;)" office:value-type="string" office:string-value="{Name: &quot;BB&quot;, Desc:&quot;Bebi / Baby (Spanish SMS)&quot;}," calcext:value-type="string">
            <text:p>{Name: "BB", Desc:"Bebi / Baby (Spanish SMS)"},</text:p>
          </table:table-cell>
        </table:table-row>
        <table:table-row table:style-name="ro1">
          <table:table-cell office:value-type="string" calcext:value-type="string">
            <text:p>BBC</text:p>
          </table:table-cell>
          <table:table-cell office:value-type="string" calcext:value-type="string">
            <text:p>Big bad challenge</text:p>
          </table:table-cell>
          <table:table-cell table:formula="of:=CONCATENATE(&quot;{Name: &quot;&quot;&quot;;[.A206];&quot;&quot;&quot;, Desc:&quot;&quot;&quot;; [.B206]; &quot;&quot;&quot;},&quot;)" office:value-type="string" office:string-value="{Name: &quot;BBC&quot;, Desc:&quot;Big bad challenge&quot;}," calcext:value-type="string">
            <text:p>{Name: "BBC", Desc:"Big bad challenge"},</text:p>
          </table:table-cell>
        </table:table-row>
        <table:table-row table:style-name="ro1">
          <table:table-cell office:value-type="string" calcext:value-type="string">
            <text:p>BBIAB</text:p>
          </table:table-cell>
          <table:table-cell office:value-type="string" calcext:value-type="string">
            <text:p>Be back in a bit</text:p>
          </table:table-cell>
          <table:table-cell table:formula="of:=CONCATENATE(&quot;{Name: &quot;&quot;&quot;;[.A207];&quot;&quot;&quot;, Desc:&quot;&quot;&quot;; [.B207]; &quot;&quot;&quot;},&quot;)" office:value-type="string" office:string-value="{Name: &quot;BBIAB&quot;, Desc:&quot;Be back in a bit&quot;}," calcext:value-type="string">
            <text:p>{Name: "BBIAB", Desc:"Be back in a bit"},</text:p>
          </table:table-cell>
        </table:table-row>
        <table:table-row table:style-name="ro1">
          <table:table-cell office:value-type="string" calcext:value-type="string">
            <text:p>BBIAF</text:p>
          </table:table-cell>
          <table:table-cell office:value-type="string" calcext:value-type="string">
            <text:p>Be back in a few</text:p>
          </table:table-cell>
          <table:table-cell table:formula="of:=CONCATENATE(&quot;{Name: &quot;&quot;&quot;;[.A208];&quot;&quot;&quot;, Desc:&quot;&quot;&quot;; [.B208]; &quot;&quot;&quot;},&quot;)" office:value-type="string" office:string-value="{Name: &quot;BBIAF&quot;, Desc:&quot;Be back in a few&quot;}," calcext:value-type="string">
            <text:p>{Name: "BBIAF", Desc:"Be back in a few"},</text:p>
          </table:table-cell>
        </table:table-row>
        <table:table-row table:style-name="ro1">
          <table:table-cell office:value-type="string" calcext:value-type="string">
            <text:p>BBIAM</text:p>
          </table:table-cell>
          <table:table-cell office:value-type="string" calcext:value-type="string">
            <text:p>Be back in a minute</text:p>
          </table:table-cell>
          <table:table-cell table:formula="of:=CONCATENATE(&quot;{Name: &quot;&quot;&quot;;[.A209];&quot;&quot;&quot;, Desc:&quot;&quot;&quot;; [.B209]; &quot;&quot;&quot;},&quot;)" office:value-type="string" office:string-value="{Name: &quot;BBIAM&quot;, Desc:&quot;Be back in a minute&quot;}," calcext:value-type="string">
            <text:p>{Name: "BBIAM", Desc:"Be back in a minute"},</text:p>
          </table:table-cell>
        </table:table-row>
        <table:table-row table:style-name="ro1">
          <table:table-cell office:value-type="string" calcext:value-type="string">
            <text:p>BBIAS</text:p>
          </table:table-cell>
          <table:table-cell office:value-type="string" calcext:value-type="string">
            <text:p>Be back in a sec</text:p>
          </table:table-cell>
          <table:table-cell table:formula="of:=CONCATENATE(&quot;{Name: &quot;&quot;&quot;;[.A210];&quot;&quot;&quot;, Desc:&quot;&quot;&quot;; [.B210]; &quot;&quot;&quot;},&quot;)" office:value-type="string" office:string-value="{Name: &quot;BBIAS&quot;, Desc:&quot;Be back in a sec&quot;}," calcext:value-type="string">
            <text:p>{Name: "BBIAS", Desc:"Be back in a sec"},</text:p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e back later</text:p>
          </table:table-cell>
          <table:table-cell table:formula="of:=CONCATENATE(&quot;{Name: &quot;&quot;&quot;;[.A211];&quot;&quot;&quot;, Desc:&quot;&quot;&quot;; [.B211]; &quot;&quot;&quot;},&quot;)" office:value-type="string" office:string-value="{Name: &quot;BBL&quot;, Desc:&quot;Be back later&quot;}," calcext:value-type="string">
            <text:p>{Name: "BBL", Desc:"Be back later"},</text:p>
          </table:table-cell>
        </table:table-row>
        <table:table-row table:style-name="ro1">
          <table:table-cell office:value-type="string" calcext:value-type="string">
            <text:p>BBN</text:p>
          </table:table-cell>
          <table:table-cell office:value-type="string" calcext:value-type="string">
            <text:p>Bye, bye now</text:p>
          </table:table-cell>
          <table:table-cell table:formula="of:=CONCATENATE(&quot;{Name: &quot;&quot;&quot;;[.A212];&quot;&quot;&quot;, Desc:&quot;&quot;&quot;; [.B212]; &quot;&quot;&quot;},&quot;)" office:value-type="string" office:string-value="{Name: &quot;BBN&quot;, Desc:&quot;Bye, bye now&quot;}," calcext:value-type="string">
            <text:p>{Name: "BBN", Desc:"Bye, bye now"},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arbeque, 'Ownage', shooting score/frag (online gaming)</text:p>
          </table:table-cell>
          <table:table-cell table:formula="of:=CONCATENATE(&quot;{Name: &quot;&quot;&quot;;[.A213];&quot;&quot;&quot;, Desc:&quot;&quot;&quot;; [.B213]; &quot;&quot;&quot;},&quot;)" office:value-type="string" office:string-value="{Name: &quot;BBQ&quot;, Desc:&quot;Barbeque, 'Ownage', shooting score/frag (online gaming)&quot;}," calcext:value-type="string">
            <text:p>{Name: "BBQ", Desc:"Barbeque, 'Ownage', shooting score/frag (online gaming)"},</text:p>
          </table:table-cell>
        </table:table-row>
        <table:table-row table:style-name="ro1">
          <table:table-cell office:value-type="string" calcext:value-type="string">
            <text:p>BBS</text:p>
          </table:table-cell>
          <table:table-cell office:value-type="string" calcext:value-type="string">
            <text:p>Be back soon</text:p>
          </table:table-cell>
          <table:table-cell table:formula="of:=CONCATENATE(&quot;{Name: &quot;&quot;&quot;;[.A214];&quot;&quot;&quot;, Desc:&quot;&quot;&quot;; [.B214]; &quot;&quot;&quot;},&quot;)" office:value-type="string" office:string-value="{Name: &quot;BBS&quot;, Desc:&quot;Be back soon&quot;}," calcext:value-type="string">
            <text:p>{Name: "BBS", Desc:"Be back soon"},</text:p>
          </table:table-cell>
        </table:table-row>
        <table:table-row table:style-name="ro1">
          <table:table-cell office:value-type="string" calcext:value-type="string">
            <text:p>BBT</text:p>
          </table:table-cell>
          <table:table-cell office:value-type="string" calcext:value-type="string">
            <text:p>Be back tomorrow</text:p>
          </table:table-cell>
          <table:table-cell table:formula="of:=CONCATENATE(&quot;{Name: &quot;&quot;&quot;;[.A215];&quot;&quot;&quot;, Desc:&quot;&quot;&quot;; [.B215]; &quot;&quot;&quot;},&quot;)" office:value-type="string" office:string-value="{Name: &quot;BBT&quot;, Desc:&quot;Be back tomorrow&quot;}," calcext:value-type="string">
            <text:p>{Name: "BBT", Desc:"Be back tomorrow"},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ecause</text:p>
          </table:table-cell>
          <table:table-cell table:formula="of:=CONCATENATE(&quot;{Name: &quot;&quot;&quot;;[.A216];&quot;&quot;&quot;, Desc:&quot;&quot;&quot;; [.B216]; &quot;&quot;&quot;},&quot;)" office:value-type="string" office:string-value="{Name: &quot;BC&quot;, Desc:&quot;Because&quot;}," calcext:value-type="string">
            <text:p>{Name: "BC", Desc:"Because"},</text:p>
          </table:table-cell>
        </table:table-row>
        <table:table-row table:style-name="ro1">
          <table:table-cell office:value-type="string" calcext:value-type="string">
            <text:p>B/C</text:p>
          </table:table-cell>
          <table:table-cell office:value-type="string" calcext:value-type="string">
            <text:p>Because</text:p>
          </table:table-cell>
          <table:table-cell table:formula="of:=CONCATENATE(&quot;{Name: &quot;&quot;&quot;;[.A217];&quot;&quot;&quot;, Desc:&quot;&quot;&quot;; [.B217]; &quot;&quot;&quot;},&quot;)" office:value-type="string" office:string-value="{Name: &quot;B/C&quot;, Desc:&quot;Because&quot;}," calcext:value-type="string">
            <text:p>{Name: "B/C", Desc:"Because"},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e cool</text:p>
          </table:table-cell>
          <table:table-cell table:formula="of:=CONCATENATE(&quot;{Name: &quot;&quot;&quot;;[.A218];&quot;&quot;&quot;, Desc:&quot;&quot;&quot;; [.B218]; &quot;&quot;&quot;},&quot;)" office:value-type="string" office:string-value="{Name: &quot;BC&quot;, Desc:&quot;Be cool&quot;}," calcext:value-type="string">
            <text:p>{Name: "BC", Desc:"Be cool"},</text:p>
          </table:table-cell>
        </table:table-row>
        <table:table-row table:style-name="ro1">
          <table:table-cell office:value-type="string" calcext:value-type="string">
            <text:p>BCNU</text:p>
          </table:table-cell>
          <table:table-cell office:value-type="string" calcext:value-type="string">
            <text:p>Be seeing you</text:p>
          </table:table-cell>
          <table:table-cell table:formula="of:=CONCATENATE(&quot;{Name: &quot;&quot;&quot;;[.A219];&quot;&quot;&quot;, Desc:&quot;&quot;&quot;; [.B219]; &quot;&quot;&quot;},&quot;)" office:value-type="string" office:string-value="{Name: &quot;BCNU&quot;, Desc:&quot;Be seeing you&quot;}," calcext:value-type="string">
            <text:p>{Name: "BCNU", Desc:"Be seeing you"},</text:p>
          </table:table-cell>
        </table:table-row>
        <table:table-row table:style-name="ro1">
          <table:table-cell office:value-type="string" calcext:value-type="string">
            <text:p>BCOS</text:p>
          </table:table-cell>
          <table:table-cell office:value-type="string" calcext:value-type="string">
            <text:p>Because</text:p>
          </table:table-cell>
          <table:table-cell table:formula="of:=CONCATENATE(&quot;{Name: &quot;&quot;&quot;;[.A220];&quot;&quot;&quot;, Desc:&quot;&quot;&quot;; [.B220]; &quot;&quot;&quot;},&quot;)" office:value-type="string" office:string-value="{Name: &quot;BCOS&quot;, Desc:&quot;Because&quot;}," calcext:value-type="string">
            <text:p>{Name: "BCOS", Desc:"Because"},</text:p>
          </table:table-cell>
        </table:table-row>
        <table:table-row table:style-name="ro1">
          <table:table-cell office:value-type="string" calcext:value-type="string">
            <text:p>BCO</text:p>
          </table:table-cell>
          <table:table-cell office:value-type="string" calcext:value-type="string">
            <text:p>Big crush on</text:p>
          </table:table-cell>
          <table:table-cell table:formula="of:=CONCATENATE(&quot;{Name: &quot;&quot;&quot;;[.A221];&quot;&quot;&quot;, Desc:&quot;&quot;&quot;; [.B221]; &quot;&quot;&quot;},&quot;)" office:value-type="string" office:string-value="{Name: &quot;BCO&quot;, Desc:&quot;Big crush on&quot;}," calcext:value-type="string">
            <text:p>{Name: "BCO", Desc:"Big crush on"},</text:p>
          </table:table-cell>
        </table:table-row>
        <table:table-row table:style-name="ro1">
          <table:table-cell office:value-type="string" calcext:value-type="string">
            <text:p>BCOY</text:p>
          </table:table-cell>
          <table:table-cell office:value-type="string" calcext:value-type="string">
            <text:p>Big crush on you</text:p>
          </table:table-cell>
          <table:table-cell table:formula="of:=CONCATENATE(&quot;{Name: &quot;&quot;&quot;;[.A222];&quot;&quot;&quot;, Desc:&quot;&quot;&quot;; [.B222]; &quot;&quot;&quot;},&quot;)" office:value-type="string" office:string-value="{Name: &quot;BCOY&quot;, Desc:&quot;Big crush on you&quot;}," calcext:value-type="string">
            <text:p>{Name: "BCOY", Desc:"Big crush on you"},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ig deal</text:p>
          </table:table-cell>
          <table:table-cell table:formula="of:=CONCATENATE(&quot;{Name: &quot;&quot;&quot;;[.A223];&quot;&quot;&quot;, Desc:&quot;&quot;&quot;; [.B223]; &quot;&quot;&quot;},&quot;)" office:value-type="string" office:string-value="{Name: &quot;BD&quot;, Desc:&quot;Big deal&quot;}," calcext:value-type="string">
            <text:p>{Name: "BD", Desc:"Big deal"},</text:p>
          </table:table-cell>
        </table:table-row>
        <table:table-row table:style-name="ro1">
          <table:table-cell office:value-type="string" calcext:value-type="string">
            <text:p>BDAY</text:p>
          </table:table-cell>
          <table:table-cell office:value-type="string" calcext:value-type="string">
            <text:p>Birthday</text:p>
          </table:table-cell>
          <table:table-cell table:formula="of:=CONCATENATE(&quot;{Name: &quot;&quot;&quot;;[.A224];&quot;&quot;&quot;, Desc:&quot;&quot;&quot;; [.B224]; &quot;&quot;&quot;},&quot;)" office:value-type="string" office:string-value="{Name: &quot;BDAY&quot;, Desc:&quot;Birthday&quot;}," calcext:value-type="string">
            <text:p>{Name: "BDAY", Desc:"Birthday"},</text:p>
          </table:table-cell>
        </table:table-row>
        <table:table-row table:style-name="ro1">
          <table:table-cell office:value-type="string" calcext:value-type="string">
            <text:p>B-DAY</text:p>
          </table:table-cell>
          <table:table-cell office:value-type="string" calcext:value-type="string">
            <text:p>Birthday</text:p>
          </table:table-cell>
          <table:table-cell table:formula="of:=CONCATENATE(&quot;{Name: &quot;&quot;&quot;;[.A225];&quot;&quot;&quot;, Desc:&quot;&quot;&quot;; [.B225]; &quot;&quot;&quot;},&quot;)" office:value-type="string" office:string-value="{Name: &quot;B-DAY&quot;, Desc:&quot;Birthday&quot;}," calcext:value-type="string">
            <text:p>{Name: "B-DAY", Desc:"Birthday"},</text:p>
          </table:table-cell>
        </table:table-row>
        <table:table-row table:style-name="ro1">
          <table:table-cell office:value-type="string" calcext:value-type="string">
            <text:p>BDN</text:p>
          </table:table-cell>
          <table:table-cell office:value-type="string" calcext:value-type="string">
            <text:p>Big darn number</text:p>
          </table:table-cell>
          <table:table-cell table:formula="of:=CONCATENATE(&quot;{Name: &quot;&quot;&quot;;[.A226];&quot;&quot;&quot;, Desc:&quot;&quot;&quot;; [.B226]; &quot;&quot;&quot;},&quot;)" office:value-type="string" office:string-value="{Name: &quot;BDN&quot;, Desc:&quot;Big darn number&quot;}," calcext:value-type="string">
            <text:p>{Name: "BDN", Desc:"Big darn number"},</text:p>
          </table:table-cell>
        </table:table-row>
        <table:table-row table:style-name="ro1">
          <table:table-cell office:value-type="string" calcext:value-type="string">
            <text:p>BEG</text:p>
          </table:table-cell>
          <table:table-cell office:value-type="string" calcext:value-type="string">
            <text:p>Big evil grin</text:p>
          </table:table-cell>
          <table:table-cell table:formula="of:=CONCATENATE(&quot;{Name: &quot;&quot;&quot;;[.A227];&quot;&quot;&quot;, Desc:&quot;&quot;&quot;; [.B227]; &quot;&quot;&quot;},&quot;)" office:value-type="string" office:string-value="{Name: &quot;BEG&quot;, Desc:&quot;Big evil grin&quot;}," calcext:value-type="string">
            <text:p>{Name: "BEG", Desc:"Big evil grin"},</text:p>
          </table:table-cell>
        </table:table-row>
        <table:table-row table:style-name="ro1">
          <table:table-cell office:value-type="string" calcext:value-type="string">
            <text:p>BELF</text:p>
          </table:table-cell>
          <table:table-cell office:value-type="string" calcext:value-type="string">
            <text:p>Meaning 'Blood Elf' (online gaming)</text:p>
          </table:table-cell>
          <table:table-cell table:formula="of:=CONCATENATE(&quot;{Name: &quot;&quot;&quot;;[.A228];&quot;&quot;&quot;, Desc:&quot;&quot;&quot;; [.B228]; &quot;&quot;&quot;},&quot;)" office:value-type="string" office:string-value="{Name: &quot;BELF&quot;, Desc:&quot;Meaning 'Blood Elf' (online gaming)&quot;}," calcext:value-type="string">
            <text:p>{Name: "BELF", Desc:"Meaning 'Blood Elf' (online gaming)"},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oyfriend</text:p>
          </table:table-cell>
          <table:table-cell table:formula="of:=CONCATENATE(&quot;{Name: &quot;&quot;&quot;;[.A229];&quot;&quot;&quot;, Desc:&quot;&quot;&quot;; [.B229]; &quot;&quot;&quot;},&quot;)" office:value-type="string" office:string-value="{Name: &quot;BF&quot;, Desc:&quot;Boyfriend&quot;}," calcext:value-type="string">
            <text:p>{Name: "BF", Desc:"Boyfriend"},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rain fart</text:p>
          </table:table-cell>
          <table:table-cell table:formula="of:=CONCATENATE(&quot;{Name: &quot;&quot;&quot;;[.A230];&quot;&quot;&quot;, Desc:&quot;&quot;&quot;; [.B230]; &quot;&quot;&quot;},&quot;)" office:value-type="string" office:string-value="{Name: &quot;BF&quot;, Desc:&quot;Brain fart&quot;}," calcext:value-type="string">
            <text:p>{Name: "BF", Desc:"Brain fart"},</text:p>
          </table:table-cell>
        </table:table-row>
        <table:table-row table:style-name="ro1">
          <table:table-cell office:value-type="string" calcext:value-type="string">
            <text:p>BFAW</text:p>
          </table:table-cell>
          <table:table-cell office:value-type="string" calcext:value-type="string">
            <text:p>Best friend at work</text:p>
          </table:table-cell>
          <table:table-cell table:formula="of:=CONCATENATE(&quot;{Name: &quot;&quot;&quot;;[.A231];&quot;&quot;&quot;, Desc:&quot;&quot;&quot;; [.B231]; &quot;&quot;&quot;},&quot;)" office:value-type="string" office:string-value="{Name: &quot;BFAW&quot;, Desc:&quot;Best friend at work&quot;}," calcext:value-type="string">
            <text:p>{Name: "BFAW", Desc:"Best friend at work"},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string" calcext:value-type="string">
            <text:p>Battlefield 2 (online gaming)</text:p>
          </table:table-cell>
          <table:table-cell table:formula="of:=CONCATENATE(&quot;{Name: &quot;&quot;&quot;;[.A232];&quot;&quot;&quot;, Desc:&quot;&quot;&quot;; [.B232]; &quot;&quot;&quot;},&quot;)" office:value-type="string" office:string-value="{Name: &quot;BF2&quot;, Desc:&quot;Battlefield 2 (online gaming)&quot;}," calcext:value-type="string">
            <text:p>{Name: "BF2", Desc:"Battlefield 2 (online gaming)"},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est friend</text:p>
          </table:table-cell>
          <table:table-cell table:formula="of:=CONCATENATE(&quot;{Name: &quot;&quot;&quot;;[.A233];&quot;&quot;&quot;, Desc:&quot;&quot;&quot;; [.B233]; &quot;&quot;&quot;},&quot;)" office:value-type="string" office:string-value="{Name: &quot;BF&quot;, Desc:&quot;Best friend&quot;}," calcext:value-type="string">
            <text:p>{Name: "BF", Desc:"Best friend"},</text:p>
          </table:table-cell>
        </table:table-row>
        <table:table-row table:style-name="ro1">
          <table:table-cell office:value-type="string" calcext:value-type="string">
            <text:p>BFF</text:p>
          </table:table-cell>
          <table:table-cell office:value-type="string" calcext:value-type="string">
            <text:p>Best friends forever</text:p>
          </table:table-cell>
          <table:table-cell table:formula="of:=CONCATENATE(&quot;{Name: &quot;&quot;&quot;;[.A234];&quot;&quot;&quot;, Desc:&quot;&quot;&quot;; [.B234]; &quot;&quot;&quot;},&quot;)" office:value-type="string" office:string-value="{Name: &quot;BFF&quot;, Desc:&quot;Best friends forever&quot;}," calcext:value-type="string">
            <text:p>{Name: "BFF", Desc:"Best friends forever"},</text:p>
          </table:table-cell>
        </table:table-row>
        <table:table-row table:style-name="ro1">
          <table:table-cell office:value-type="string" calcext:value-type="string">
            <text:p>BFFL</text:p>
          </table:table-cell>
          <table:table-cell office:value-type="string" calcext:value-type="string">
            <text:p>Best friends for life</text:p>
          </table:table-cell>
          <table:table-cell table:formula="of:=CONCATENATE(&quot;{Name: &quot;&quot;&quot;;[.A235];&quot;&quot;&quot;, Desc:&quot;&quot;&quot;; [.B235]; &quot;&quot;&quot;},&quot;)" office:value-type="string" office:string-value="{Name: &quot;BFFL&quot;, Desc:&quot;Best friends for life&quot;}," calcext:value-type="string">
            <text:p>{Name: "BFFL", Desc:"Best friends for life"},</text:p>
          </table:table-cell>
        </table:table-row>
        <table:table-row table:style-name="ro1">
          <table:table-cell office:value-type="string" calcext:value-type="string">
            <text:p>BFFLNMW</text:p>
          </table:table-cell>
          <table:table-cell office:value-type="string" calcext:value-type="string">
            <text:p>Best friends for life, no matter what</text:p>
          </table:table-cell>
          <table:table-cell table:formula="of:=CONCATENATE(&quot;{Name: &quot;&quot;&quot;;[.A236];&quot;&quot;&quot;, Desc:&quot;&quot;&quot;; [.B236]; &quot;&quot;&quot;},&quot;)" office:value-type="string" office:string-value="{Name: &quot;BFFLNMW&quot;, Desc:&quot;Best friends for life, no matter what&quot;}," calcext:value-type="string">
            <text:p>{Name: "BFFLNMW", Desc:"Best friends for life, no matter what"},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ig freaking deal</text:p>
          </table:table-cell>
          <table:table-cell table:formula="of:=CONCATENATE(&quot;{Name: &quot;&quot;&quot;;[.A237];&quot;&quot;&quot;, Desc:&quot;&quot;&quot;; [.B237]; &quot;&quot;&quot;},&quot;)" office:value-type="string" office:string-value="{Name: &quot;BFD&quot;, Desc:&quot;Big freaking deal&quot;}," calcext:value-type="string">
            <text:p>{Name: "BFD", Desc:"Big freaking deal"},</text:p>
          </table:table-cell>
        </table:table-row>
        <table:table-row table:style-name="ro1">
          <table:table-cell office:value-type="string" calcext:value-type="string">
            <text:p>BFG</text:p>
          </table:table-cell>
          <table:table-cell office:value-type="string" calcext:value-type="string">
            <text:p>Big&amp;nbsp; freaking grin</text:p>
          </table:table-cell>
          <table:table-cell table:formula="of:=CONCATENATE(&quot;{Name: &quot;&quot;&quot;;[.A238];&quot;&quot;&quot;, Desc:&quot;&quot;&quot;; [.B238]; &quot;&quot;&quot;},&quot;)" office:value-type="string" office:string-value="{Name: &quot;BFG&quot;, Desc:&quot;Big&amp;nbsp; freaking grin&quot;}," calcext:value-type="string">
            <text:p>{Name: "BFG", Desc:"Big&amp;nbsp; freaking grin"},</text:p>
          </table:table-cell>
        </table:table-row>
        <table:table-row table:style-name="ro1">
          <table:table-cell office:value-type="string" calcext:value-type="string">
            <text:p>BFFN</text:p>
          </table:table-cell>
          <table:table-cell office:value-type="string" calcext:value-type="string">
            <text:p>Best friend for now</text:p>
          </table:table-cell>
          <table:table-cell table:formula="of:=CONCATENATE(&quot;{Name: &quot;&quot;&quot;;[.A239];&quot;&quot;&quot;, Desc:&quot;&quot;&quot;; [.B239]; &quot;&quot;&quot;},&quot;)" office:value-type="string" office:string-value="{Name: &quot;BFFN&quot;, Desc:&quot;Best friend for now&quot;}," calcext:value-type="string">
            <text:p>{Name: "BFFN", Desc:"Best friend for now"},</text:p>
          </table:table-cell>
        </table:table-row>
        <table:table-row table:style-name="ro1">
          <table:table-cell office:value-type="string" calcext:value-type="string">
            <text:p>BFN</text:p>
          </table:table-cell>
          <table:table-cell office:value-type="string" calcext:value-type="string">
            <text:p>Bye for now</text:p>
          </table:table-cell>
          <table:table-cell table:formula="of:=CONCATENATE(&quot;{Name: &quot;&quot;&quot;;[.A240];&quot;&quot;&quot;, Desc:&quot;&quot;&quot;; [.B240]; &quot;&quot;&quot;},&quot;)" office:value-type="string" office:string-value="{Name: &quot;BFN&quot;, Desc:&quot;Bye for now&quot;}," calcext:value-type="string">
            <text:p>{Name: "BFN", Desc:"Bye for now"},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ig grin</text:p>
          </table:table-cell>
          <table:table-cell table:formula="of:=CONCATENATE(&quot;{Name: &quot;&quot;&quot;;[.A241];&quot;&quot;&quot;, Desc:&quot;&quot;&quot;; [.B241]; &quot;&quot;&quot;},&quot;)" office:value-type="string" office:string-value="{Name: &quot;BG&quot;, Desc:&quot;Big grin&quot;}," calcext:value-type="string">
            <text:p>{Name: "BG", Desc:"Big grin"},</text:p>
          </table:table-cell>
        </table:table-row>
        <table:table-row table:style-name="ro1">
          <table:table-cell office:value-type="string" calcext:value-type="string">
            <text:p>BGWM</text:p>
          </table:table-cell>
          <table:table-cell office:value-type="string" calcext:value-type="string">
            <text:p>Be gentle with me</text:p>
          </table:table-cell>
          <table:table-cell table:formula="of:=CONCATENATE(&quot;{Name: &quot;&quot;&quot;;[.A242];&quot;&quot;&quot;, Desc:&quot;&quot;&quot;; [.B242]; &quot;&quot;&quot;},&quot;)" office:value-type="string" office:string-value="{Name: &quot;BGWM&quot;, Desc:&quot;Be gentle with me&quot;}," calcext:value-type="string">
            <text:p>{Name: "BGWM", Desc:"Be gentle with me"},</text:p>
          </table:table-cell>
        </table:table-row>
        <table:table-row table:style-name="ro1">
          <table:table-cell office:value-type="string" calcext:value-type="string">
            <text:p>BHL8</text:p>
          </table:table-cell>
          <table:table-cell office:value-type="string" calcext:value-type="string">
            <text:p>Be home late</text:p>
          </table:table-cell>
          <table:table-cell table:formula="of:=CONCATENATE(&quot;{Name: &quot;&quot;&quot;;[.A243];&quot;&quot;&quot;, Desc:&quot;&quot;&quot;; [.B243]; &quot;&quot;&quot;},&quot;)" office:value-type="string" office:string-value="{Name: &quot;BHL8&quot;, Desc:&quot;Be home late&quot;}," calcext:value-type="string">
            <text:p>{Name: "BHL8", Desc:"Be home late"},</text:p>
          </table:table-cell>
        </table:table-row>
        <table:table-row table:style-name="ro1">
          <table:table-cell office:value-type="string" calcext:value-type="string">
            <text:p>BIB</text:p>
          </table:table-cell>
          <table:table-cell office:value-type="string" calcext:value-type="string">
            <text:p>Boss is back</text:p>
          </table:table-cell>
          <table:table-cell table:formula="of:=CONCATENATE(&quot;{Name: &quot;&quot;&quot;;[.A244];&quot;&quot;&quot;, Desc:&quot;&quot;&quot;; [.B244]; &quot;&quot;&quot;},&quot;)" office:value-type="string" office:string-value="{Name: &quot;BIB&quot;, Desc:&quot;Boss is back&quot;}," calcext:value-type="string">
            <text:p>{Name: "BIB", Desc:"Boss is back"},</text:p>
          </table:table-cell>
        </table:table-row>
        <table:table-row table:style-name="ro1">
          <table:table-cell office:value-type="string" calcext:value-type="string">
            <text:p>BIBO</text:p>
          </table:table-cell>
          <table:table-cell office:value-type="string" calcext:value-type="string">
            <text:p>Beer in, beer out</text:p>
          </table:table-cell>
          <table:table-cell table:formula="of:=CONCATENATE(&quot;{Name: &quot;&quot;&quot;;[.A245];&quot;&quot;&quot;, Desc:&quot;&quot;&quot;; [.B245]; &quot;&quot;&quot;},&quot;)" office:value-type="string" office:string-value="{Name: &quot;BIBO&quot;, Desc:&quot;Beer in, beer out&quot;}," calcext:value-type="string">
            <text:p>{Name: "BIBO", Desc:"Beer in, beer out"},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 office:value-type="string" calcext:value-type="string">
            <text:p>Butt in chair</text:p>
          </table:table-cell>
          <table:table-cell table:formula="of:=CONCATENATE(&quot;{Name: &quot;&quot;&quot;;[.A246];&quot;&quot;&quot;, Desc:&quot;&quot;&quot;; [.B246]; &quot;&quot;&quot;},&quot;)" office:value-type="string" office:string-value="{Name: &quot;BIC&quot;, Desc:&quot;Butt in chair&quot;}," calcext:value-type="string">
            <text:p>{Name: "BIC", Desc:"Butt in chair"},</text:p>
          </table:table-cell>
        </table:table-row>
        <table:table-row table:style-name="ro1">
          <table:table-cell office:value-type="string" calcext:value-type="string">
            <text:p>BIF</text:p>
          </table:table-cell>
          <table:table-cell office:value-type="string" calcext:value-type="string">
            <text:p>Before I forget</text:p>
          </table:table-cell>
          <table:table-cell table:formula="of:=CONCATENATE(&quot;{Name: &quot;&quot;&quot;;[.A247];&quot;&quot;&quot;, Desc:&quot;&quot;&quot;; [.B247]; &quot;&quot;&quot;},&quot;)" office:value-type="string" office:string-value="{Name: &quot;BIF&quot;, Desc:&quot;Before I forget&quot;}," calcext:value-type="string">
            <text:p>{Name: "BIF", Desc:"Before I forget"},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urn in hell</text:p>
          </table:table-cell>
          <table:table-cell table:formula="of:=CONCATENATE(&quot;{Name: &quot;&quot;&quot;;[.A248];&quot;&quot;&quot;, Desc:&quot;&quot;&quot;; [.B248]; &quot;&quot;&quot;},&quot;)" office:value-type="string" office:string-value="{Name: &quot;BIH&quot;, Desc:&quot;Burn in hell&quot;}," calcext:value-type="string">
            <text:p>{Name: "BIH", Desc:"Burn in hell"},</text:p>
          </table:table-cell>
        </table:table-row>
        <table:table-row table:style-name="ro1">
          <table:table-cell office:value-type="string" calcext:value-type="string">
            <text:p>BIL</text:p>
          </table:table-cell>
          <table:table-cell office:value-type="string" calcext:value-type="string">
            <text:p>Brother in law</text:p>
          </table:table-cell>
          <table:table-cell table:formula="of:=CONCATENATE(&quot;{Name: &quot;&quot;&quot;;[.A249];&quot;&quot;&quot;, Desc:&quot;&quot;&quot;; [.B249]; &quot;&quot;&quot;},&quot;)" office:value-type="string" office:string-value="{Name: &quot;BIL&quot;, Desc:&quot;Brother in law&quot;}," calcext:value-type="string">
            <text:p>{Name: "BIL", Desc:"Brother in law"},</text:p>
          </table:table-cell>
        </table:table-row>
        <table:table-row table:style-name="ro1">
          <table:table-cell office:value-type="string" calcext:value-type="string">
            <text:p>BIO</text:p>
          </table:table-cell>
          <table:table-cell office:value-type="string" calcext:value-type="string">
            <text:p>Meaning 'I'm going to the bathroom' (or) 'Bathroom break'</text:p>
          </table:table-cell>
          <table:table-cell table:formula="of:=CONCATENATE(&quot;{Name: &quot;&quot;&quot;;[.A250];&quot;&quot;&quot;, Desc:&quot;&quot;&quot;; [.B250]; &quot;&quot;&quot;},&quot;)" office:value-type="string" office:string-value="{Name: &quot;BIO&quot;, Desc:&quot;Meaning 'I'm going to the bathroom' (or) 'Bathroom break'&quot;}," calcext:value-type="string">
            <text:p>{Name: "BIO", Desc:"Meaning 'I'm going to the bathroom' (or) 'Bathroom break'"},</text:p>
          </table:table-cell>
        </table:table-row>
        <table:table-row table:style-name="ro1">
          <table:table-cell office:value-type="string" calcext:value-type="string">
            <text:p>BION</text:p>
          </table:table-cell>
          <table:table-cell office:value-type="string" calcext:value-type="string">
            <text:p>Believe it or not</text:p>
          </table:table-cell>
          <table:table-cell table:formula="of:=CONCATENATE(&quot;{Name: &quot;&quot;&quot;;[.A251];&quot;&quot;&quot;, Desc:&quot;&quot;&quot;; [.B251]; &quot;&quot;&quot;},&quot;)" office:value-type="string" office:string-value="{Name: &quot;BION&quot;, Desc:&quot;Believe it or not&quot;}," calcext:value-type="string">
            <text:p>{Name: "BION", Desc:"Believe it or not"},</text:p>
          </table:table-cell>
        </table:table-row>
        <table:table-row table:style-name="ro1">
          <table:table-cell office:value-type="string" calcext:value-type="string">
            <text:p>BIOYA</text:p>
          </table:table-cell>
          <table:table-cell office:value-type="string" calcext:value-type="string">
            <text:p>Blow it out your *a*</text:p>
          </table:table-cell>
          <table:table-cell table:formula="of:=CONCATENATE(&quot;{Name: &quot;&quot;&quot;;[.A252];&quot;&quot;&quot;, Desc:&quot;&quot;&quot;; [.B252]; &quot;&quot;&quot;},&quot;)" office:value-type="string" office:string-value="{Name: &quot;BIOYA&quot;, Desc:&quot;Blow it out your *a*&quot;}," calcext:value-type="string">
            <text:p>{Name: "BIOYA", Desc:"Blow it out your *a*"},</text:p>
          </table:table-cell>
        </table:table-row>
        <table:table-row table:style-name="ro1">
          <table:table-cell office:value-type="string" calcext:value-type="string">
            <text:p>BIOYN</text:p>
          </table:table-cell>
          <table:table-cell office:value-type="string" calcext:value-type="string">
            <text:p>Blow it out your nose</text:p>
          </table:table-cell>
          <table:table-cell table:formula="of:=CONCATENATE(&quot;{Name: &quot;&quot;&quot;;[.A253];&quot;&quot;&quot;, Desc:&quot;&quot;&quot;; [.B253]; &quot;&quot;&quot;},&quot;)" office:value-type="string" office:string-value="{Name: &quot;BIOYN&quot;, Desc:&quot;Blow it out your nose&quot;}," calcext:value-type="string">
            <text:p>{Name: "BIOYN", Desc:"Blow it out your nose"},</text:p>
          </table:table-cell>
        </table:table-row>
        <table:table-row table:style-name="ro1">
          <table:table-cell office:value-type="string" calcext:value-type="string">
            <text:p>BIS</text:p>
          </table:table-cell>
          <table:table-cell office:value-type="string" calcext:value-type="string">
            <text:p>Best in slot (online gaming)</text:p>
          </table:table-cell>
          <table:table-cell table:formula="of:=CONCATENATE(&quot;{Name: &quot;&quot;&quot;;[.A254];&quot;&quot;&quot;, Desc:&quot;&quot;&quot;; [.B254]; &quot;&quot;&quot;},&quot;)" office:value-type="string" office:string-value="{Name: &quot;BIS&quot;, Desc:&quot;Best in slot (online gaming)&quot;}," calcext:value-type="string">
            <text:p>{Name: "BIS", Desc:"Best in slot (online gaming)"},</text:p>
          </table:table-cell>
        </table:table-row>
        <table:table-row table:style-name="ro1">
          <table:table-cell office:value-type="string" calcext:value-type="string">
            <text:p>BISFLATM</text:p>
          </table:table-cell>
          <table:table-cell office:value-type="string" calcext:value-type="string">
            <text:p>Boy, I sure feel like a turquoise monkey! (unverified)</text:p>
          </table:table-cell>
          <table:table-cell table:formula="of:=CONCATENATE(&quot;{Name: &quot;&quot;&quot;;[.A255];&quot;&quot;&quot;, Desc:&quot;&quot;&quot;; [.B255]; &quot;&quot;&quot;},&quot;)" office:value-type="string" office:string-value="{Name: &quot;BISFLATM&quot;, Desc:&quot;Boy, I sure feel like a turquoise monkey! (unverified)&quot;}," calcext:value-type="string">
            <text:p>{Name: "BISFLATM", Desc:"Boy, I sure feel like a turquoise monkey! (unverified)"},</text:p>
          </table:table-cell>
        </table:table-row>
        <table:table-row table:style-name="ro1">
          <table:table-cell office:value-type="string" calcext:value-type="string">
            <text:p>BITMT</text:p>
          </table:table-cell>
          <table:table-cell office:value-type="string" calcext:value-type="string">
            <text:p>But in the meantime</text:p>
          </table:table-cell>
          <table:table-cell table:formula="of:=CONCATENATE(&quot;{Name: &quot;&quot;&quot;;[.A256];&quot;&quot;&quot;, Desc:&quot;&quot;&quot;; [.B256]; &quot;&quot;&quot;},&quot;)" office:value-type="string" office:string-value="{Name: &quot;BITMT&quot;, Desc:&quot;But in the meantime&quot;}," calcext:value-type="string">
            <text:p>{Name: "BITMT", Desc:"But in the meantime"},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elly laugh</text:p>
          </table:table-cell>
          <table:table-cell table:formula="of:=CONCATENATE(&quot;{Name: &quot;&quot;&quot;;[.A257];&quot;&quot;&quot;, Desc:&quot;&quot;&quot;; [.B257]; &quot;&quot;&quot;},&quot;)" office:value-type="string" office:string-value="{Name: &quot;BL&quot;, Desc:&quot;Belly laugh&quot;}," calcext:value-type="string">
            <text:p>{Name: "BL", Desc:"Belly laugh"},</text:p>
          </table:table-cell>
        </table:table-row>
        <table:table-row table:style-name="ro1">
          <table:table-cell office:value-type="string" calcext:value-type="string">
            <text:p>BLNT</text:p>
          </table:table-cell>
          <table:table-cell office:value-type="string" calcext:value-type="string">
            <text:p>Better luck next time</text:p>
          </table:table-cell>
          <table:table-cell table:formula="of:=CONCATENATE(&quot;{Name: &quot;&quot;&quot;;[.A258];&quot;&quot;&quot;, Desc:&quot;&quot;&quot;; [.B258]; &quot;&quot;&quot;},&quot;)" office:value-type="string" office:string-value="{Name: &quot;BLNT&quot;, Desc:&quot;Better luck next time&quot;}," calcext:value-type="string">
            <text:p>{Name: "BLNT", Desc:"Better luck next time"},</text:p>
          </table:table-cell>
        </table:table-row>
        <table:table-row table:style-name="ro1">
          <table:table-cell office:value-type="string" calcext:value-type="string">
            <text:p>Bloke</text:p>
          </table:table-cell>
          <table:table-cell office:value-type="string" calcext:value-type="string">
            <text:p>Meaning Man (Discord)</text:p>
          </table:table-cell>
          <table:table-cell table:formula="of:=CONCATENATE(&quot;{Name: &quot;&quot;&quot;;[.A259];&quot;&quot;&quot;, Desc:&quot;&quot;&quot;; [.B259]; &quot;&quot;&quot;},&quot;)" office:value-type="string" office:string-value="{Name: &quot;Bloke&quot;, Desc:&quot;Meaning Man (Discord)&quot;}," calcext:value-type="string">
            <text:p>{Name: "Bloke", Desc:"Meaning Man (Discord)"},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Bite me</text:p>
          </table:table-cell>
          <table:table-cell table:formula="of:=CONCATENATE(&quot;{Name: &quot;&quot;&quot;;[.A260];&quot;&quot;&quot;, Desc:&quot;&quot;&quot;; [.B260]; &quot;&quot;&quot;},&quot;)" office:value-type="string" office:string-value="{Name: &quot;BM&quot;, Desc:&quot;Bite me&quot;}," calcext:value-type="string">
            <text:p>{Name: "BM", Desc:"Bite me"},</text:p>
          </table:table-cell>
        </table:table-row>
        <table:table-row table:style-name="ro1">
          <table:table-cell office:value-type="string" calcext:value-type="string">
            <text:p>BME</text:p>
          </table:table-cell>
          <table:table-cell office:value-type="string" calcext:value-type="string">
            <text:p>Based on my experience</text:p>
          </table:table-cell>
          <table:table-cell table:formula="of:=CONCATENATE(&quot;{Name: &quot;&quot;&quot;;[.A261];&quot;&quot;&quot;, Desc:&quot;&quot;&quot;; [.B261]; &quot;&quot;&quot;},&quot;)" office:value-type="string" office:string-value="{Name: &quot;BME&quot;, Desc:&quot;Based on my experience&quot;}," calcext:value-type="string">
            <text:p>{Name: "BME", Desc:"Based on my experience"},</text:p>
          </table:table-cell>
        </table:table-row>
        <table:table-row table:style-name="ro1">
          <table:table-cell office:value-type="string" calcext:value-type="string">
            <text:p>BM&amp;amp;Y</text:p>
          </table:table-cell>
          <table:table-cell office:value-type="string" calcext:value-type="string">
            <text:p>Between me and you</text:p>
          </table:table-cell>
          <table:table-cell table:formula="of:=CONCATENATE(&quot;{Name: &quot;&quot;&quot;;[.A262];&quot;&quot;&quot;, Desc:&quot;&quot;&quot;; [.B262]; &quot;&quot;&quot;},&quot;)" office:value-type="string" office:string-value="{Name: &quot;BM&amp;amp;Y&quot;, Desc:&quot;Between me and you&quot;}," calcext:value-type="string">
            <text:p>{Name: "BM&amp;amp;Y", Desc:"Between me and you"},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Back off *buddy*</text:p>
          </table:table-cell>
          <table:table-cell table:formula="of:=CONCATENATE(&quot;{Name: &quot;&quot;&quot;;[.A263];&quot;&quot;&quot;, Desc:&quot;&quot;&quot;; [.B263]; &quot;&quot;&quot;},&quot;)" office:value-type="string" office:string-value="{Name: &quot;BOB&quot;, Desc:&quot;Back off *buddy*&quot;}," calcext:value-type="string">
            <text:p>{Name: "BOB", Desc:"Back off *buddy*"},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ad news</text:p>
          </table:table-cell>
          <table:table-cell table:formula="of:=CONCATENATE(&quot;{Name: &quot;&quot;&quot;;[.A264];&quot;&quot;&quot;, Desc:&quot;&quot;&quot;; [.B264]; &quot;&quot;&quot;},&quot;)" office:value-type="string" office:string-value="{Name: &quot;BN&quot;, Desc:&quot;Bad news&quot;}," calcext:value-type="string">
            <text:p>{Name: "BN", Desc:"Bad news"},</text:p>
          </table:table-cell>
        </table:table-row>
        <table:table-row table:style-name="ro1">
          <table:table-cell office:value-type="string" calcext:value-type="string">
            <text:p>BOE</text:p>
          </table:table-cell>
          <table:table-cell office:value-type="string" calcext:value-type="string">
            <text:p>Meaning 'bind on equip' (online gaming)</text:p>
          </table:table-cell>
          <table:table-cell table:formula="of:=CONCATENATE(&quot;{Name: &quot;&quot;&quot;;[.A265];&quot;&quot;&quot;, Desc:&quot;&quot;&quot;; [.B265]; &quot;&quot;&quot;},&quot;)" office:value-type="string" office:string-value="{Name: &quot;BOE&quot;, Desc:&quot;Meaning 'bind on equip' (online gaming)&quot;}," calcext:value-type="string">
            <text:p>{Name: "BOE", Desc:"Meaning 'bind on equip' (online gaming)"},</text:p>
          </table:table-cell>
        </table:table-row>
        <table:table-row table:style-name="ro1">
          <table:table-cell office:value-type="string" calcext:value-type="string">
            <text:p>BOHICA</text:p>
          </table:table-cell>
          <table:table-cell office:value-type="string" calcext:value-type="string">
            <text:p>Bend over here it comes again</text:p>
          </table:table-cell>
          <table:table-cell table:formula="of:=CONCATENATE(&quot;{Name: &quot;&quot;&quot;;[.A266];&quot;&quot;&quot;, Desc:&quot;&quot;&quot;; [.B266]; &quot;&quot;&quot;},&quot;)" office:value-type="string" office:string-value="{Name: &quot;BOHICA&quot;, Desc:&quot;Bend over here it comes again&quot;}," calcext:value-type="string">
            <text:p>{Name: "BOHICA", Desc:"Bend over here it comes again"},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est of luck</text:p>
          </table:table-cell>
          <table:table-cell table:formula="of:=CONCATENATE(&quot;{Name: &quot;&quot;&quot;;[.A267];&quot;&quot;&quot;, Desc:&quot;&quot;&quot;; [.B267]; &quot;&quot;&quot;},&quot;)" office:value-type="string" office:string-value="{Name: &quot;BOL&quot;, Desc:&quot;Best of luck&quot;}," calcext:value-type="string">
            <text:p>{Name: "BOL", Desc:"Best of luck"},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*b* of mine</text:p>
          </table:table-cell>
          <table:table-cell table:formula="of:=CONCATENATE(&quot;{Name: &quot;&quot;&quot;;[.A268];&quot;&quot;&quot;, Desc:&quot;&quot;&quot;; [.B268]; &quot;&quot;&quot;},&quot;)" office:value-type="string" office:string-value="{Name: &quot;BOM&quot;, Desc:&quot;*b* of mine&quot;}," calcext:value-type="string">
            <text:p>{Name: "BOM", Desc:"*b* of mine"},</text:p>
          </table:table-cell>
        </table:table-row>
        <table:table-row table:style-name="ro1">
          <table:table-cell office:value-type="string" calcext:value-type="string">
            <text:p>BOLO</text:p>
          </table:table-cell>
          <table:table-cell office:value-type="string" calcext:value-type="string">
            <text:p>Be on the look out</text:p>
          </table:table-cell>
          <table:table-cell table:formula="of:=CONCATENATE(&quot;{Name: &quot;&quot;&quot;;[.A269];&quot;&quot;&quot;, Desc:&quot;&quot;&quot;; [.B269]; &quot;&quot;&quot;},&quot;)" office:value-type="string" office:string-value="{Name: &quot;BOLO&quot;, Desc:&quot;Be on the look out&quot;}," calcext:value-type="string">
            <text:p>{Name: "BOLO", Desc:"Be on the look out"},</text:p>
          </table:table-cell>
        </table:table-row>
        <table:table-row table:style-name="ro1">
          <table:table-cell office:value-type="string" calcext:value-type="string">
            <text:p>BOOMS</text:p>
          </table:table-cell>
          <table:table-cell office:value-type="string" calcext:value-type="string">
            <text:p>Bored out of my skull</text:p>
          </table:table-cell>
          <table:table-cell table:formula="of:=CONCATENATE(&quot;{Name: &quot;&quot;&quot;;[.A270];&quot;&quot;&quot;, Desc:&quot;&quot;&quot;; [.B270]; &quot;&quot;&quot;},&quot;)" office:value-type="string" office:string-value="{Name: &quot;BOOMS&quot;, Desc:&quot;Bored out of my skull&quot;}," calcext:value-type="string">
            <text:p>{Name: "BOOMS", Desc:"Bored out of my skull"},</text:p>
          </table:table-cell>
        </table:table-row>
        <table:table-row table:style-name="ro1">
          <table:table-cell office:value-type="string" calcext:value-type="string">
            <text:p>BOP</text:p>
          </table:table-cell>
          <table:table-cell office:value-type="string" calcext:value-type="string">
            <text:p>Meaning 'bind on pickup' (online gaming)</text:p>
          </table:table-cell>
          <table:table-cell table:formula="of:=CONCATENATE(&quot;{Name: &quot;&quot;&quot;;[.A271];&quot;&quot;&quot;, Desc:&quot;&quot;&quot;; [.B271]; &quot;&quot;&quot;},&quot;)" office:value-type="string" office:string-value="{Name: &quot;BOP&quot;, Desc:&quot;Meaning 'bind on pickup' (online gaming)&quot;}," calcext:value-type="string">
            <text:p>{Name: "BOP", Desc:"Meaning 'bind on pickup' (online gaming)"},</text:p>
          </table:table-cell>
        </table:table-row>
        <table:table-row table:style-name="ro1">
          <table:table-cell office:value-type="string" calcext:value-type="string">
            <text:p>BOSMKL</text:p>
          </table:table-cell>
          <table:table-cell office:value-type="string" calcext:value-type="string">
            <text:p>Bending over smacking my knee laughing</text:p>
          </table:table-cell>
          <table:table-cell table:formula="of:=CONCATENATE(&quot;{Name: &quot;&quot;&quot;;[.A272];&quot;&quot;&quot;, Desc:&quot;&quot;&quot;; [.B272]; &quot;&quot;&quot;},&quot;)" office:value-type="string" office:string-value="{Name: &quot;BOSMKL&quot;, Desc:&quot;Bending over smacking my knee laughing&quot;}," calcext:value-type="string">
            <text:p>{Name: "BOSMKL", Desc:"Bending over smacking my knee laughing"},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Back on topic</text:p>
          </table:table-cell>
          <table:table-cell table:formula="of:=CONCATENATE(&quot;{Name: &quot;&quot;&quot;;[.A273];&quot;&quot;&quot;, Desc:&quot;&quot;&quot;; [.B273]; &quot;&quot;&quot;},&quot;)" office:value-type="string" office:string-value="{Name: &quot;BOT&quot;, Desc:&quot;Back on topic&quot;}," calcext:value-type="string">
            <text:p>{Name: "BOT", Desc:"Back on topic"},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Be on that</text:p>
          </table:table-cell>
          <table:table-cell table:formula="of:=CONCATENATE(&quot;{Name: &quot;&quot;&quot;;[.A274];&quot;&quot;&quot;, Desc:&quot;&quot;&quot;; [.B274]; &quot;&quot;&quot;},&quot;)" office:value-type="string" office:string-value="{Name: &quot;BOT&quot;, Desc:&quot;Be on that&quot;}," calcext:value-type="string">
            <text:p>{Name: "BOT", Desc:"Be on that"},</text:p>
          </table:table-cell>
        </table:table-row>
        <table:table-row table:style-name="ro1">
          <table:table-cell office:value-type="string" calcext:value-type="string">
            <text:p>BMS</text:p>
          </table:table-cell>
          <table:table-cell office:value-type="string" calcext:value-type="string">
            <text:p>Broke my scale, used when rating someone</text:p>
          </table:table-cell>
          <table:table-cell table:formula="of:=CONCATENATE(&quot;{Name: &quot;&quot;&quot;;[.A275];&quot;&quot;&quot;, Desc:&quot;&quot;&quot;; [.B275]; &quot;&quot;&quot;},&quot;)" office:value-type="string" office:string-value="{Name: &quot;BMS&quot;, Desc:&quot;Broke my scale, used when rating someone&quot;}," calcext:value-type="string">
            <text:p>{Name: "BMS", Desc:"Broke my scale, used when rating someone"},</text:p>
          </table:table-cell>
        </table:table-row>
        <table:table-row table:style-name="ro1">
          <table:table-cell office:value-type="string" calcext:value-type="string">
            <text:p>BOYF</text:p>
          </table:table-cell>
          <table:table-cell office:value-type="string" calcext:value-type="string">
            <text:p>Boyfriend</text:p>
          </table:table-cell>
          <table:table-cell table:formula="of:=CONCATENATE(&quot;{Name: &quot;&quot;&quot;;[.A276];&quot;&quot;&quot;, Desc:&quot;&quot;&quot;; [.B276]; &quot;&quot;&quot;},&quot;)" office:value-type="string" office:string-value="{Name: &quot;BOYF&quot;, Desc:&quot;Boyfriend&quot;}," calcext:value-type="string">
            <text:p>{Name: "BOYF", Desc:"Boyfriend"},</text:p>
          </table:table-cell>
        </table:table-row>
        <table:table-row table:style-name="ro1">
          <table:table-cell office:value-type="string" calcext:value-type="string">
            <text:p>BPLM</text:p>
          </table:table-cell>
          <table:table-cell office:value-type="string" calcext:value-type="string">
            <text:p>Big person little mind</text:p>
          </table:table-cell>
          <table:table-cell table:formula="of:=CONCATENATE(&quot;{Name: &quot;&quot;&quot;;[.A277];&quot;&quot;&quot;, Desc:&quot;&quot;&quot;; [.B277]; &quot;&quot;&quot;},&quot;)" office:value-type="string" office:string-value="{Name: &quot;BPLM&quot;, Desc:&quot;Big person little mind&quot;}," calcext:value-type="string">
            <text:p>{Name: "BPLM", Desc:"Big person little mind"},</text:p>
          </table:table-cell>
        </table:table-row>
        <table:table-row table:style-name="ro1">
          <table:table-cell office:value-type="string" calcext:value-type="string">
            <text:p>BRB</text:p>
          </table:table-cell>
          <table:table-cell office:value-type="string" calcext:value-type="string">
            <text:p>Be right back</text:p>
          </table:table-cell>
          <table:table-cell table:formula="of:=CONCATENATE(&quot;{Name: &quot;&quot;&quot;;[.A278];&quot;&quot;&quot;, Desc:&quot;&quot;&quot;; [.B278]; &quot;&quot;&quot;},&quot;)" office:value-type="string" office:string-value="{Name: &quot;BRB&quot;, Desc:&quot;Be right back&quot;}," calcext:value-type="string">
            <text:p>{Name: "BRB", Desc:"Be right back"},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est regards</text:p>
          </table:table-cell>
          <table:table-cell table:formula="of:=CONCATENATE(&quot;{Name: &quot;&quot;&quot;;[.A279];&quot;&quot;&quot;, Desc:&quot;&quot;&quot;; [.B279]; &quot;&quot;&quot;},&quot;)" office:value-type="string" office:string-value="{Name: &quot;BR&quot;, Desc:&quot;Best regards&quot;}," calcext:value-type="string">
            <text:p>{Name: "BR", Desc:"Best regards"},</text:p>
          </table:table-cell>
        </table:table-row>
        <table:table-row table:style-name="ro1">
          <table:table-cell office:value-type="string" calcext:value-type="string">
            <text:p>BRBB</text:p>
          </table:table-cell>
          <table:table-cell office:value-type="string" calcext:value-type="string">
            <text:p>Be right back *b*</text:p>
          </table:table-cell>
          <table:table-cell table:formula="of:=CONCATENATE(&quot;{Name: &quot;&quot;&quot;;[.A280];&quot;&quot;&quot;, Desc:&quot;&quot;&quot;; [.B280]; &quot;&quot;&quot;},&quot;)" office:value-type="string" office:string-value="{Name: &quot;BRBB&quot;, Desc:&quot;Be right back *b*&quot;}," calcext:value-type="string">
            <text:p>{Name: "BRBB", Desc:"Be right back *b*"},</text:p>
          </table:table-cell>
        </table:table-row>
        <table:table-row table:style-name="ro1">
          <table:table-cell office:value-type="string" calcext:value-type="string">
            <text:p>BRNC</text:p>
          </table:table-cell>
          <table:table-cell office:value-type="string" calcext:value-type="string">
            <text:p>Be right back, nature calls</text:p>
          </table:table-cell>
          <table:table-cell table:formula="of:=CONCATENATE(&quot;{Name: &quot;&quot;&quot;;[.A281];&quot;&quot;&quot;, Desc:&quot;&quot;&quot;; [.B281]; &quot;&quot;&quot;},&quot;)" office:value-type="string" office:string-value="{Name: &quot;BRNC&quot;, Desc:&quot;Be right back, nature calls&quot;}," calcext:value-type="string">
            <text:p>{Name: "BRNC", Desc:"Be right back, nature calls"},</text:p>
          </table:table-cell>
        </table:table-row>
        <table:table-row table:style-name="ro1">
          <table:table-cell office:value-type="string" calcext:value-type="string">
            <text:p>BRD</text:p>
          </table:table-cell>
          <table:table-cell office:value-type="string" calcext:value-type="string">
            <text:p>Bored</text:p>
          </table:table-cell>
          <table:table-cell table:formula="of:=CONCATENATE(&quot;{Name: &quot;&quot;&quot;;[.A282];&quot;&quot;&quot;, Desc:&quot;&quot;&quot;; [.B282]; &quot;&quot;&quot;},&quot;)" office:value-type="string" office:string-value="{Name: &quot;BRD&quot;, Desc:&quot;Bored&quot;}," calcext:value-type="string">
            <text:p>{Name: "BRD", Desc:"Bored"},</text:p>
          </table:table-cell>
        </table:table-row>
        <table:table-row table:style-name="ro1">
          <table:table-cell office:value-type="string" calcext:value-type="string">
            <text:p>BRH</text:p>
          </table:table-cell>
          <table:table-cell office:value-type="string" calcext:value-type="string">
            <text:p>Be right here</text:p>
          </table:table-cell>
          <table:table-cell table:formula="of:=CONCATENATE(&quot;{Name: &quot;&quot;&quot;;[.A283];&quot;&quot;&quot;, Desc:&quot;&quot;&quot;; [.B283]; &quot;&quot;&quot;},&quot;)" office:value-type="string" office:string-value="{Name: &quot;BRH&quot;, Desc:&quot;Be right here&quot;}," calcext:value-type="string">
            <text:p>{Name: "BRH", Desc:"Be right here"},</text:p>
          </table:table-cell>
        </table:table-row>
        <table:table-row table:style-name="ro1">
          <table:table-cell office:value-type="string" calcext:value-type="string">
            <text:p>BRT</text:p>
          </table:table-cell>
          <table:table-cell office:value-type="string" calcext:value-type="string">
            <text:p>Be right there</text:p>
          </table:table-cell>
          <table:table-cell table:formula="of:=CONCATENATE(&quot;{Name: &quot;&quot;&quot;;[.A284];&quot;&quot;&quot;, Desc:&quot;&quot;&quot;; [.B284]; &quot;&quot;&quot;},&quot;)" office:value-type="string" office:string-value="{Name: &quot;BRT&quot;, Desc:&quot;Be right there&quot;}," calcext:value-type="string">
            <text:p>{Name: "BRT", Desc:"Be right there"},</text:p>
          </table:table-cell>
        </table:table-row>
        <table:table-row table:style-name="ro1">
          <table:table-cell office:value-type="string" calcext:value-type="string">
            <text:p>BSF</text:p>
          </table:table-cell>
          <table:table-cell office:value-type="string" calcext:value-type="string">
            <text:p>But seriously folks</text:p>
          </table:table-cell>
          <table:table-cell table:formula="of:=CONCATENATE(&quot;{Name: &quot;&quot;&quot;;[.A285];&quot;&quot;&quot;, Desc:&quot;&quot;&quot;; [.B285]; &quot;&quot;&quot;},&quot;)" office:value-type="string" office:string-value="{Name: &quot;BSF&quot;, Desc:&quot;But seriously folks&quot;}," calcext:value-type="string">
            <text:p>{Name: "BSF", Desc:"But seriously folks"},</text:p>
          </table:table-cell>
        </table:table-row>
        <table:table-row table:style-name="ro1">
          <table:table-cell office:value-type="string" calcext:value-type="string">
            <text:p>BSOD</text:p>
          </table:table-cell>
          <table:table-cell office:value-type="string" calcext:value-type="string">
            <text:p>Blue screen of death</text:p>
          </table:table-cell>
          <table:table-cell table:formula="of:=CONCATENATE(&quot;{Name: &quot;&quot;&quot;;[.A286];&quot;&quot;&quot;, Desc:&quot;&quot;&quot;; [.B286]; &quot;&quot;&quot;},&quot;)" office:value-type="string" office:string-value="{Name: &quot;BSOD&quot;, Desc:&quot;Blue screen of death&quot;}," calcext:value-type="string">
            <text:p>{Name: "BSOD", Desc:"Blue screen of death"},</text:p>
          </table:table-cell>
        </table:table-row>
        <table:table-row table:style-name="ro1">
          <table:table-cell office:value-type="string" calcext:value-type="string">
            <text:p>BSTS</text:p>
          </table:table-cell>
          <table:table-cell office:value-type="string" calcext:value-type="string">
            <text:p>Better safe than sorry</text:p>
          </table:table-cell>
          <table:table-cell table:formula="of:=CONCATENATE(&quot;{Name: &quot;&quot;&quot;;[.A287];&quot;&quot;&quot;, Desc:&quot;&quot;&quot;; [.B287]; &quot;&quot;&quot;},&quot;)" office:value-type="string" office:string-value="{Name: &quot;BSTS&quot;, Desc:&quot;Better safe than sorry&quot;}," calcext:value-type="string">
            <text:p>{Name: "BSTS", Desc:"Better safe than sorry"},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ite this</text:p>
          </table:table-cell>
          <table:table-cell table:formula="of:=CONCATENATE(&quot;{Name: &quot;&quot;&quot;;[.A288];&quot;&quot;&quot;, Desc:&quot;&quot;&quot;; [.B288]; &quot;&quot;&quot;},&quot;)" office:value-type="string" office:string-value="{Name: &quot;BT&quot;, Desc:&quot;Bite this&quot;}," calcext:value-type="string">
            <text:p>{Name: "BT", Desc:"Bite this"},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etween technologies</text:p>
          </table:table-cell>
          <table:table-cell table:formula="of:=CONCATENATE(&quot;{Name: &quot;&quot;&quot;;[.A289];&quot;&quot;&quot;, Desc:&quot;&quot;&quot;; [.B289]; &quot;&quot;&quot;},&quot;)" office:value-type="string" office:string-value="{Name: &quot;BT&quot;, Desc:&quot;Between technologies&quot;}," calcext:value-type="string">
            <text:p>{Name: "BT", Desc:"Between technologies"},</text:p>
          </table:table-cell>
        </table:table-row>
        <table:table-row table:style-name="ro1">
          <table:table-cell office:value-type="string" calcext:value-type="string">
            <text:p>BTA</text:p>
          </table:table-cell>
          <table:table-cell office:value-type="string" calcext:value-type="string">
            <text:p>But then again</text:p>
          </table:table-cell>
          <table:table-cell table:formula="of:=CONCATENATE(&quot;{Name: &quot;&quot;&quot;;[.A290];&quot;&quot;&quot;, Desc:&quot;&quot;&quot;; [.B290]; &quot;&quot;&quot;},&quot;)" office:value-type="string" office:string-value="{Name: &quot;BTA&quot;, Desc:&quot;But then again&quot;}," calcext:value-type="string">
            <text:p>{Name: "BTA", Desc:"But then again"},</text:p>
          </table:table-cell>
        </table:table-row>
        <table:table-row table:style-name="ro1">
          <table:table-cell office:value-type="string" calcext:value-type="string">
            <text:p>BTDT</text:p>
          </table:table-cell>
          <table:table-cell office:value-type="string" calcext:value-type="string">
            <text:p>Been there, done that</text:p>
          </table:table-cell>
          <table:table-cell table:formula="of:=CONCATENATE(&quot;{Name: &quot;&quot;&quot;;[.A291];&quot;&quot;&quot;, Desc:&quot;&quot;&quot;; [.B291]; &quot;&quot;&quot;},&quot;)" office:value-type="string" office:string-value="{Name: &quot;BTDT&quot;, Desc:&quot;Been there, done that&quot;}," calcext:value-type="string">
            <text:p>{Name: "BTDT", Desc:"Been there, done that"},</text:p>
          </table:table-cell>
        </table:table-row>
        <table:table-row table:style-name="ro1">
          <table:table-cell office:value-type="string" calcext:value-type="string">
            <text:p>BTW</text:p>
          </table:table-cell>
          <table:table-cell office:value-type="string" calcext:value-type="string">
            <text:p>By the way&amp;nbsp;</text:p>
          </table:table-cell>
          <table:table-cell table:formula="of:=CONCATENATE(&quot;{Name: &quot;&quot;&quot;;[.A292];&quot;&quot;&quot;, Desc:&quot;&quot;&quot;; [.B292]; &quot;&quot;&quot;},&quot;)" office:value-type="string" office:string-value="{Name: &quot;BTW&quot;, Desc:&quot;By the way&amp;nbsp;&quot;}," calcext:value-type="string">
            <text:p>{Name: "BTW", Desc:"By the way&amp;nbsp;"},</text:p>
          </table:table-cell>
        </table:table-row>
        <table:table-row table:style-name="ro1">
          <table:table-cell office:value-type="string" calcext:value-type="string">
            <text:p>BTYCL</text:p>
          </table:table-cell>
          <table:table-cell office:value-type="string" calcext:value-type="string">
            <text:p>Meaning 'Bootycall'</text:p>
          </table:table-cell>
          <table:table-cell table:formula="of:=CONCATENATE(&quot;{Name: &quot;&quot;&quot;;[.A293];&quot;&quot;&quot;, Desc:&quot;&quot;&quot;; [.B293]; &quot;&quot;&quot;},&quot;)" office:value-type="string" office:string-value="{Name: &quot;BTYCL&quot;, Desc:&quot;Meaning 'Bootycall'&quot;}," calcext:value-type="string">
            <text:p>{Name: "BTYCL", Desc:"Meaning 'Bootycall'"},</text:p>
          </table:table-cell>
        </table:table-row>
        <table:table-row table:style-name="ro1">
          <table:table-cell office:value-type="string" calcext:value-type="string">
            <text:p>BUBU</text:p>
          </table:table-cell>
          <table:table-cell office:value-type="string" calcext:value-type="string">
            <text:p>Slang term for the most beautiful of women</text:p>
          </table:table-cell>
          <table:table-cell table:formula="of:=CONCATENATE(&quot;{Name: &quot;&quot;&quot;;[.A294];&quot;&quot;&quot;, Desc:&quot;&quot;&quot;; [.B294]; &quot;&quot;&quot;},&quot;)" office:value-type="string" office:string-value="{Name: &quot;BUBU&quot;, Desc:&quot;Slang term for the most beautiful of women&quot;}," calcext:value-type="string">
            <text:p>{Name: "BUBU", Desc:"Slang term for the most beautiful of women"},</text:p>
          </table:table-cell>
        </table:table-row>
        <table:table-row table:style-name="ro1">
          <table:table-cell office:value-type="string" calcext:value-type="string">
            <text:p>BURN</text:p>
          </table:table-cell>
          <table:table-cell office:value-type="string" calcext:value-type="string">
            <text:p>Used to reference an insult</text:p>
          </table:table-cell>
          <table:table-cell table:formula="of:=CONCATENATE(&quot;{Name: &quot;&quot;&quot;;[.A295];&quot;&quot;&quot;, Desc:&quot;&quot;&quot;; [.B295]; &quot;&quot;&quot;},&quot;)" office:value-type="string" office:string-value="{Name: &quot;BURN&quot;, Desc:&quot;Used to reference an insult&quot;}," calcext:value-type="string">
            <text:p>{Name: "BURN", Desc:"Used to reference an insult"},</text:p>
          </table:table-cell>
        </table:table-row>
        <table:table-row table:style-name="ro1">
          <table:table-cell office:value-type="string" calcext:value-type="string">
            <text:p>Buff</text:p>
          </table:table-cell>
          <table:table-cell office:value-type="string" calcext:value-type="string">
            <text:p>Meaning 'changed and is now stronger' (online gaming)</text:p>
          </table:table-cell>
          <table:table-cell table:formula="of:=CONCATENATE(&quot;{Name: &quot;&quot;&quot;;[.A296];&quot;&quot;&quot;, Desc:&quot;&quot;&quot;; [.B296]; &quot;&quot;&quot;},&quot;)" office:value-type="string" office:string-value="{Name: &quot;Buff&quot;, Desc:&quot;Meaning 'changed and is now stronger' (online gaming)&quot;}," calcext:value-type="string">
            <text:p>{Name: "Buff", Desc:"Meaning 'changed and is now stronger' (online gaming)"},</text:p>
          </table:table-cell>
        </table:table-row>
        <table:table-row table:style-name="ro1">
          <table:table-cell office:value-type="string" calcext:value-type="string">
            <text:p>BWL</text:p>
          </table:table-cell>
          <table:table-cell office:value-type="string" calcext:value-type="string">
            <text:p>Bursting with laughter&amp;nbsp;</text:p>
          </table:table-cell>
          <table:table-cell table:formula="of:=CONCATENATE(&quot;{Name: &quot;&quot;&quot;;[.A297];&quot;&quot;&quot;, Desc:&quot;&quot;&quot;; [.B297]; &quot;&quot;&quot;},&quot;)" office:value-type="string" office:string-value="{Name: &quot;BWL&quot;, Desc:&quot;Bursting with laughter&amp;nbsp;&quot;}," calcext:value-type="string">
            <text:p>{Name: "BWL", Desc:"Bursting with laughter&amp;nbsp;"},</text:p>
          </table:table-cell>
        </table:table-row>
        <table:table-row table:style-name="ro1">
          <table:table-cell office:value-type="string" calcext:value-type="string">
            <text:p>BYOB</text:p>
          </table:table-cell>
          <table:table-cell office:value-type="string" calcext:value-type="string">
            <text:p>Bring your own beer&amp;nbsp;</text:p>
          </table:table-cell>
          <table:table-cell table:formula="of:=CONCATENATE(&quot;{Name: &quot;&quot;&quot;;[.A298];&quot;&quot;&quot;, Desc:&quot;&quot;&quot;; [.B298]; &quot;&quot;&quot;},&quot;)" office:value-type="string" office:string-value="{Name: &quot;BYOB&quot;, Desc:&quot;Bring your own beer&amp;nbsp;&quot;}," calcext:value-type="string">
            <text:p>{Name: "BYOB", Desc:"Bring your own beer&amp;nbsp;"},</text:p>
          </table:table-cell>
        </table:table-row>
        <table:table-row table:style-name="ro1">
          <table:table-cell office:value-type="string" calcext:value-type="string">
            <text:p>BYOC</text:p>
          </table:table-cell>
          <table:table-cell office:value-type="string" calcext:value-type="string">
            <text:p>Bring your own computer</text:p>
          </table:table-cell>
          <table:table-cell table:formula="of:=CONCATENATE(&quot;{Name: &quot;&quot;&quot;;[.A299];&quot;&quot;&quot;, Desc:&quot;&quot;&quot;; [.B299]; &quot;&quot;&quot;},&quot;)" office:value-type="string" office:string-value="{Name: &quot;BYOC&quot;, Desc:&quot;Bring your own computer&quot;}," calcext:value-type="string">
            <text:p>{Name: "BYOC", Desc:"Bring your own computer"},</text:p>
          </table:table-cell>
        </table:table-row>
        <table:table-row table:style-name="ro1">
          <table:table-cell office:value-type="string" calcext:value-type="string">
            <text:p>BYOH</text:p>
          </table:table-cell>
          <table:table-cell office:value-type="string" calcext:value-type="string">
            <text:p>Bat you on (the) head</text:p>
          </table:table-cell>
          <table:table-cell table:formula="of:=CONCATENATE(&quot;{Name: &quot;&quot;&quot;;[.A300];&quot;&quot;&quot;, Desc:&quot;&quot;&quot;; [.B300]; &quot;&quot;&quot;},&quot;)" office:value-type="string" office:string-value="{Name: &quot;BYOH&quot;, Desc:&quot;Bat you on (the) head&quot;}," calcext:value-type="string">
            <text:p>{Name: "BYOH", Desc:"Bat you on (the) head"},</text:p>
          </table:table-cell>
        </table:table-row>
        <table:table-row table:style-name="ro1">
          <table:table-cell office:value-type="string" calcext:value-type="string">
            <text:p>BYOP</text:p>
          </table:table-cell>
          <table:table-cell office:value-type="string" calcext:value-type="string">
            <text:p>Bring your own paint (paintball)</text:p>
          </table:table-cell>
          <table:table-cell table:formula="of:=CONCATENATE(&quot;{Name: &quot;&quot;&quot;;[.A301];&quot;&quot;&quot;, Desc:&quot;&quot;&quot;; [.B301]; &quot;&quot;&quot;},&quot;)" office:value-type="string" office:string-value="{Name: &quot;BYOP&quot;, Desc:&quot;Bring your own paint (paintball)&quot;}," calcext:value-type="string">
            <text:p>{Name: "BYOP", Desc:"Bring your own paint (paintball)"},</text:p>
          </table:table-cell>
        </table:table-row>
        <table:table-row table:style-name="ro1">
          <table:table-cell office:value-type="string" calcext:value-type="string">
            <text:p>BYTM</text:p>
          </table:table-cell>
          <table:table-cell office:value-type="string" calcext:value-type="string">
            <text:p>Better you than me</text:p>
          </table:table-cell>
          <table:table-cell table:formula="of:=CONCATENATE(&quot;{Name: &quot;&quot;&quot;;[.A302];&quot;&quot;&quot;, Desc:&quot;&quot;&quot;; [.B302]; &quot;&quot;&quot;},&quot;)" office:value-type="string" office:string-value="{Name: &quot;BYTM&quot;, Desc:&quot;Better you than me&quot;}," calcext:value-type="string">
            <text:p>{Name: "BYTM", Desc:"Better you than me"},</text:p>
          </table:table-cell>
        </table:table-row>
        <table:table-row table:style-name="ro1">
          <table:table-cell office:value-type="string" calcext:value-type="string">
            <text:p>C&amp;amp;G</text:p>
          </table:table-cell>
          <table:table-cell office:value-type="string" calcext:value-type="string">
            <text:p>Chuckle &amp;amp; grin</text:p>
          </table:table-cell>
          <table:table-cell table:formula="of:=CONCATENATE(&quot;{Name: &quot;&quot;&quot;;[.A303];&quot;&quot;&quot;, Desc:&quot;&quot;&quot;; [.B303]; &quot;&quot;&quot;},&quot;)" office:value-type="string" office:string-value="{Name: &quot;C&amp;amp;G&quot;, Desc:&quot;Chuckle &amp;amp; grin&quot;}," calcext:value-type="string">
            <text:p>{Name: "C&amp;amp;G", Desc:"Chuckle &amp;amp; grin"},</text:p>
          </table:table-cell>
        </table:table-row>
        <table:table-row table:style-name="ro1">
          <table:table-cell office:value-type="string" calcext:value-type="string">
            <text:p>C4N</text:p>
          </table:table-cell>
          <table:table-cell office:value-type="string" calcext:value-type="string">
            <text:p>Ciao for now</text:p>
          </table:table-cell>
          <table:table-cell table:formula="of:=CONCATENATE(&quot;{Name: &quot;&quot;&quot;;[.A304];&quot;&quot;&quot;, Desc:&quot;&quot;&quot;; [.B304]; &quot;&quot;&quot;},&quot;)" office:value-type="string" office:string-value="{Name: &quot;C4N&quot;, Desc:&quot;Ciao for now&quot;}," calcext:value-type="string">
            <text:p>{Name: "C4N", Desc:"Ciao for now"},</text:p>
          </table:table-cell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Control + Alt + Delete</text:p>
          </table:table-cell>
          <table:table-cell table:formula="of:=CONCATENATE(&quot;{Name: &quot;&quot;&quot;;[.A305];&quot;&quot;&quot;, Desc:&quot;&quot;&quot;; [.B305]; &quot;&quot;&quot;},&quot;)" office:value-type="string" office:string-value="{Name: &quot;CAD&quot;, Desc:&quot;Control + Alt + Delete&quot;}," calcext:value-type="string">
            <text:p>{Name: "CAD", Desc:"Control + Alt + Delete"},</text:p>
          </table:table-cell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Short for Canada/Canadian</text:p>
          </table:table-cell>
          <table:table-cell table:formula="of:=CONCATENATE(&quot;{Name: &quot;&quot;&quot;;[.A306];&quot;&quot;&quot;, Desc:&quot;&quot;&quot;; [.B306]; &quot;&quot;&quot;},&quot;)" office:value-type="string" office:string-value="{Name: &quot;CAD&quot;, Desc:&quot;Short for Canada/Canadian&quot;}," calcext:value-type="string">
            <text:p>{Name: "CAD", Desc:"Short for Canada/Canadian"},</text:p>
          </table:table-cell>
        </table:table-row>
        <table:table-row table:style-name="ro1">
          <table:table-cell office:value-type="string" calcext:value-type="string">
            <text:p>Cakeday</text:p>
          </table:table-cell>
          <table:table-cell office:value-type="string" calcext:value-type="string">
            <text:p>Meaning Birthday (Reddit)</text:p>
          </table:table-cell>
          <table:table-cell table:formula="of:=CONCATENATE(&quot;{Name: &quot;&quot;&quot;;[.A307];&quot;&quot;&quot;, Desc:&quot;&quot;&quot;; [.B307]; &quot;&quot;&quot;},&quot;)" office:value-type="string" office:string-value="{Name: &quot;Cakeday&quot;, Desc:&quot;Meaning Birthday (Reddit)&quot;}," calcext:value-type="string">
            <text:p>{Name: "Cakeday", Desc:"Meaning Birthday (Reddit)"},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Camera (SMS)</text:p>
          </table:table-cell>
          <table:table-cell table:formula="of:=CONCATENATE(&quot;{Name: &quot;&quot;&quot;;[.A308];&quot;&quot;&quot;, Desc:&quot;&quot;&quot;; [.B308]; &quot;&quot;&quot;},&quot;)" office:value-type="string" office:string-value="{Name: &quot;CAM&quot;, Desc:&quot;Camera (SMS)&quot;}," calcext:value-type="string">
            <text:p>{Name: "CAM", Desc:"Camera (SMS)"},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offee break</text:p>
          </table:table-cell>
          <table:table-cell table:formula="of:=CONCATENATE(&quot;{Name: &quot;&quot;&quot;;[.A309];&quot;&quot;&quot;, Desc:&quot;&quot;&quot;; [.B309]; &quot;&quot;&quot;},&quot;)" office:value-type="string" office:string-value="{Name: &quot;CB&quot;, Desc:&quot;Coffee break&quot;}," calcext:value-type="string">
            <text:p>{Name: "CB", Desc:"Coffee break"},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hat break</text:p>
          </table:table-cell>
          <table:table-cell table:formula="of:=CONCATENATE(&quot;{Name: &quot;&quot;&quot;;[.A310];&quot;&quot;&quot;, Desc:&quot;&quot;&quot;; [.B310]; &quot;&quot;&quot;},&quot;)" office:value-type="string" office:string-value="{Name: &quot;CB&quot;, Desc:&quot;Chat break&quot;}," calcext:value-type="string">
            <text:p>{Name: "CB", Desc:"Chat break"},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razy *b*</text:p>
          </table:table-cell>
          <table:table-cell table:formula="of:=CONCATENATE(&quot;{Name: &quot;&quot;&quot;;[.A311];&quot;&quot;&quot;, Desc:&quot;&quot;&quot;; [.B311]; &quot;&quot;&quot;},&quot;)" office:value-type="string" office:string-value="{Name: &quot;CB&quot;, Desc:&quot;Crazy *b*&quot;}," calcext:value-type="string">
            <text:p>{Name: "CB", Desc:"Crazy *b*"},</text:p>
          </table:table-cell>
        </table:table-row>
        <table:table-row table:style-name="ro1">
          <table:table-cell office:value-type="string" calcext:value-type="string">
            <text:p>CD9</text:p>
          </table:table-cell>
          <table:table-cell office:value-type="string" calcext:value-type="string">
            <text:p>Code 9, Meaning 'parents are around'</text:p>
          </table:table-cell>
          <table:table-cell table:formula="of:=CONCATENATE(&quot;{Name: &quot;&quot;&quot;;[.A312];&quot;&quot;&quot;, Desc:&quot;&quot;&quot;; [.B312]; &quot;&quot;&quot;},&quot;)" office:value-type="string" office:string-value="{Name: &quot;CD9&quot;, Desc:&quot;Code 9, Meaning 'parents are around'&quot;}," calcext:value-type="string">
            <text:p>{Name: "CD9", Desc:"Code 9, Meaning 'parents are around'"},</text:p>
          </table:table-cell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Care for secret?</text:p>
          </table:table-cell>
          <table:table-cell table:formula="of:=CONCATENATE(&quot;{Name: &quot;&quot;&quot;;[.A313];&quot;&quot;&quot;, Desc:&quot;&quot;&quot;; [.B313]; &quot;&quot;&quot;},&quot;)" office:value-type="string" office:string-value="{Name: &quot;CFS&quot;, Desc:&quot;Care for secret?&quot;}," calcext:value-type="string">
            <text:p>{Name: "CFS", Desc:"Care for secret?"},</text:p>
          </table:table-cell>
        </table:table-row>
        <table:table-row table:style-name="ro1">
          <table:table-cell office:value-type="string" calcext:value-type="string">
            <text:p>CFY</text:p>
          </table:table-cell>
          <table:table-cell office:value-type="string" calcext:value-type="string">
            <text:p>Calling for you</text:p>
          </table:table-cell>
          <table:table-cell table:formula="of:=CONCATENATE(&quot;{Name: &quot;&quot;&quot;;[.A314];&quot;&quot;&quot;, Desc:&quot;&quot;&quot;; [.B314]; &quot;&quot;&quot;},&quot;)" office:value-type="string" office:string-value="{Name: &quot;CFY&quot;, Desc:&quot;Calling for you&quot;}," calcext:value-type="string">
            <text:p>{Name: "CFY", Desc:"Calling for you"},</text:p>
          </table:table-cell>
        </table:table-row>
        <table:table-row table:style-name="ro1">
          <table:table-cell office:value-type="string" calcext:value-type="string">
            <text:p>CHK</text:p>
          </table:table-cell>
          <table:table-cell office:value-type="string" calcext:value-type="string">
            <text:p>Check</text:p>
          </table:table-cell>
          <table:table-cell table:formula="of:=CONCATENATE(&quot;{Name: &quot;&quot;&quot;;[.A315];&quot;&quot;&quot;, Desc:&quot;&quot;&quot;; [.B315]; &quot;&quot;&quot;},&quot;)" office:value-type="string" office:string-value="{Name: &quot;CHK&quot;, Desc:&quot;Check&quot;}," calcext:value-type="string">
            <text:p>{Name: "CHK", Desc:"Check"},</text:p>
          </table:table-cell>
        </table:table-row>
        <table:table-row table:style-name="ro1">
          <table:table-cell office:value-type="string" calcext:value-type="string">
            <text:p>CIAO</text:p>
          </table:table-cell>
          <table:table-cell office:value-type="string" calcext:value-type="string">
            <text:p>Good-bye (Italian word)</text:p>
          </table:table-cell>
          <table:table-cell table:formula="of:=CONCATENATE(&quot;{Name: &quot;&quot;&quot;;[.A316];&quot;&quot;&quot;, Desc:&quot;&quot;&quot;; [.B316]; &quot;&quot;&quot;},&quot;)" office:value-type="string" office:string-value="{Name: &quot;CIAO&quot;, Desc:&quot;Good-bye (Italian word)&quot;}," calcext:value-type="string">
            <text:p>{Name: "CIAO", Desc:"Good-bye (Italian word)"},</text:p>
          </table:table-cell>
        </table:table-row>
        <table:table-row table:style-name="ro1">
          <table:table-cell office:value-type="string" calcext:value-type="string">
            <text:p>CICO</text:p>
          </table:table-cell>
          <table:table-cell office:value-type="string" calcext:value-type="string">
            <text:p>Coffee in, coffee out</text:p>
          </table:table-cell>
          <table:table-cell table:formula="of:=CONCATENATE(&quot;{Name: &quot;&quot;&quot;;[.A317];&quot;&quot;&quot;, Desc:&quot;&quot;&quot;; [.B317]; &quot;&quot;&quot;},&quot;)" office:value-type="string" office:string-value="{Name: &quot;CICO&quot;, Desc:&quot;Coffee in, coffee out&quot;}," calcext:value-type="string">
            <text:p>{Name: "CICO", Desc:"Coffee in, coffee out"},</text:p>
          </table:table-cell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Crying in disgrace</text:p>
          </table:table-cell>
          <table:table-cell table:formula="of:=CONCATENATE(&quot;{Name: &quot;&quot;&quot;;[.A318];&quot;&quot;&quot;, Desc:&quot;&quot;&quot;; [.B318]; &quot;&quot;&quot;},&quot;)" office:value-type="string" office:string-value="{Name: &quot;CID&quot;, Desc:&quot;Crying in disgrace&quot;}," calcext:value-type="string">
            <text:p>{Name: "CID", Desc:"Crying in disgrace"},</text:p>
          </table:table-cell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Consider it done</text:p>
          </table:table-cell>
          <table:table-cell table:formula="of:=CONCATENATE(&quot;{Name: &quot;&quot;&quot;;[.A319];&quot;&quot;&quot;, Desc:&quot;&quot;&quot;; [.B319]; &quot;&quot;&quot;},&quot;)" office:value-type="string" office:string-value="{Name: &quot;CID&quot;, Desc:&quot;Consider it done&quot;}," calcext:value-type="string">
            <text:p>{Name: "CID", Desc:"Consider it done"},</text:p>
          </table:table-cell>
        </table:table-row>
        <table:table-row table:style-name="ro1">
          <table:table-cell office:value-type="string" calcext:value-type="string">
            <text:p>CLAB</text:p>
          </table:table-cell>
          <table:table-cell office:value-type="string" calcext:value-type="string">
            <text:p>Crying like a baby</text:p>
          </table:table-cell>
          <table:table-cell table:formula="of:=CONCATENATE(&quot;{Name: &quot;&quot;&quot;;[.A320];&quot;&quot;&quot;, Desc:&quot;&quot;&quot;; [.B320]; &quot;&quot;&quot;},&quot;)" office:value-type="string" office:string-value="{Name: &quot;CLAB&quot;, Desc:&quot;Crying like a baby&quot;}," calcext:value-type="string">
            <text:p>{Name: "CLAB", Desc:"Crying like a baby"},</text:p>
          </table:table-cell>
        </table:table-row>
        <table:table-row table:style-name="ro1">
          <table:table-cell office:value-type="string" calcext:value-type="string">
            <text:p>CLD</text:p>
          </table:table-cell>
          <table:table-cell office:value-type="string" calcext:value-type="string">
            <text:p>Could</text:p>
          </table:table-cell>
          <table:table-cell table:formula="of:=CONCATENATE(&quot;{Name: &quot;&quot;&quot;;[.A321];&quot;&quot;&quot;, Desc:&quot;&quot;&quot;; [.B321]; &quot;&quot;&quot;},&quot;)" office:value-type="string" office:string-value="{Name: &quot;CLD&quot;, Desc:&quot;Could&quot;}," calcext:value-type="string">
            <text:p>{Name: "CLD", Desc:"Could"},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Click</text:p>
          </table:table-cell>
          <table:table-cell table:formula="of:=CONCATENATE(&quot;{Name: &quot;&quot;&quot;;[.A322];&quot;&quot;&quot;, Desc:&quot;&quot;&quot;; [.B322]; &quot;&quot;&quot;},&quot;)" office:value-type="string" office:string-value="{Name: &quot;CLK&quot;, Desc:&quot;Click&quot;}," calcext:value-type="string">
            <text:p>{Name: "CLK", Desc:"Click"},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all me</text:p>
          </table:table-cell>
          <table:table-cell table:formula="of:=CONCATENATE(&quot;{Name: &quot;&quot;&quot;;[.A323];&quot;&quot;&quot;, Desc:&quot;&quot;&quot;; [.B323]; &quot;&quot;&quot;},&quot;)" office:value-type="string" office:string-value="{Name: &quot;CM&quot;, Desc:&quot;Call me&quot;}," calcext:value-type="string">
            <text:p>{Name: "CM", Desc:"Call me"},</text:p>
          </table:table-cell>
        </table:table-row>
        <table:table-row table:style-name="ro1">
          <table:table-cell office:value-type="string" calcext:value-type="string">
            <text:p>CMAP</text:p>
          </table:table-cell>
          <table:table-cell office:value-type="string" calcext:value-type="string">
            <text:p>Cover my *a* partner (online gaming)</text:p>
          </table:table-cell>
          <table:table-cell table:formula="of:=CONCATENATE(&quot;{Name: &quot;&quot;&quot;;[.A324];&quot;&quot;&quot;, Desc:&quot;&quot;&quot;; [.B324]; &quot;&quot;&quot;},&quot;)" office:value-type="string" office:string-value="{Name: &quot;CMAP&quot;, Desc:&quot;Cover my *a* partner (online gaming)&quot;}," calcext:value-type="string">
            <text:p>{Name: "CMAP", Desc:"Cover my *a* partner (online gaming)"},</text:p>
          </table:table-cell>
        </table:table-row>
        <table:table-row table:style-name="ro1">
          <table:table-cell office:value-type="string" calcext:value-type="string">
            <text:p>CMB</text:p>
          </table:table-cell>
          <table:table-cell office:value-type="string" calcext:value-type="string">
            <text:p>Call me back</text:p>
          </table:table-cell>
          <table:table-cell table:formula="of:=CONCATENATE(&quot;{Name: &quot;&quot;&quot;;[.A325];&quot;&quot;&quot;, Desc:&quot;&quot;&quot;; [.B325]; &quot;&quot;&quot;},&quot;)" office:value-type="string" office:string-value="{Name: &quot;CMB&quot;, Desc:&quot;Call me back&quot;}," calcext:value-type="string">
            <text:p>{Name: "CMB", Desc:"Call me back"},</text:p>
          </table:table-cell>
        </table:table-row>
        <table:table-row table:style-name="ro1">
          <table:table-cell office:value-type="string" calcext:value-type="string">
            <text:p>CMGR</text:p>
          </table:table-cell>
          <table:table-cell office:value-type="string" calcext:value-type="string">
            <text:p>Meaning 'Community manager'</text:p>
          </table:table-cell>
          <table:table-cell table:formula="of:=CONCATENATE(&quot;{Name: &quot;&quot;&quot;;[.A326];&quot;&quot;&quot;, Desc:&quot;&quot;&quot;; [.B326]; &quot;&quot;&quot;},&quot;)" office:value-type="string" office:string-value="{Name: &quot;CMGR&quot;, Desc:&quot;Meaning 'Community manager'&quot;}," calcext:value-type="string">
            <text:p>{Name: "CMGR", Desc:"Meaning 'Community manager'"},</text:p>
          </table:table-cell>
        </table:table-row>
        <table:table-row table:style-name="ro1">
          <table:table-cell office:value-type="string" calcext:value-type="string">
            <text:p>CMIIW</text:p>
          </table:table-cell>
          <table:table-cell office:value-type="string" calcext:value-type="string">
            <text:p>Correct me if I'm wrong</text:p>
          </table:table-cell>
          <table:table-cell table:formula="of:=CONCATENATE(&quot;{Name: &quot;&quot;&quot;;[.A327];&quot;&quot;&quot;, Desc:&quot;&quot;&quot;; [.B327]; &quot;&quot;&quot;},&quot;)" office:value-type="string" office:string-value="{Name: &quot;CMIIW&quot;, Desc:&quot;Correct me if I'm wrong&quot;}," calcext:value-type="string">
            <text:p>{Name: "CMIIW", Desc:"Correct me if I'm wrong"},</text:p>
          </table:table-cell>
        </table:table-row>
        <table:table-row table:style-name="ro1">
          <table:table-cell office:value-type="string" calcext:value-type="string">
            <text:p>CMON</text:p>
          </table:table-cell>
          <table:table-cell office:value-type="string" calcext:value-type="string">
            <text:p>Come on</text:p>
          </table:table-cell>
          <table:table-cell table:formula="of:=CONCATENATE(&quot;{Name: &quot;&quot;&quot;;[.A328];&quot;&quot;&quot;, Desc:&quot;&quot;&quot;; [.B328]; &quot;&quot;&quot;},&quot;)" office:value-type="string" office:string-value="{Name: &quot;CMON&quot;, Desc:&quot;Come on&quot;}," calcext:value-type="string">
            <text:p>{Name: "CMON", Desc:"Come on"},</text:p>
          </table:table-cell>
        </table:table-row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Continued (in) next post</text:p>
          </table:table-cell>
          <table:table-cell table:formula="of:=CONCATENATE(&quot;{Name: &quot;&quot;&quot;;[.A329];&quot;&quot;&quot;, Desc:&quot;&quot;&quot;; [.B329]; &quot;&quot;&quot;},&quot;)" office:value-type="string" office:string-value="{Name: &quot;CNP&quot;, Desc:&quot;Continued (in) next post&quot;}," calcext:value-type="string">
            <text:p>{Name: "CNP", Desc:"Continued (in) next post"},</text:p>
          </table:table-cell>
        </table:table-row>
        <table:table-row table:style-name="ro1">
          <table:table-cell office:value-type="string" calcext:value-type="string">
            <text:p>COB</text:p>
          </table:table-cell>
          <table:table-cell office:value-type="string" calcext:value-type="string">
            <text:p>Close of business</text:p>
          </table:table-cell>
          <table:table-cell table:formula="of:=CONCATENATE(&quot;{Name: &quot;&quot;&quot;;[.A330];&quot;&quot;&quot;, Desc:&quot;&quot;&quot;; [.B330]; &quot;&quot;&quot;},&quot;)" office:value-type="string" office:string-value="{Name: &quot;COB&quot;, Desc:&quot;Close of business&quot;}," calcext:value-type="string">
            <text:p>{Name: "COB", Desc:"Close of business"},</text:p>
          </table:table-cell>
        </table:table-row>
        <table:table-row table:style-name="ro1">
          <table:table-cell office:value-type="string" calcext:value-type="string">
            <text:p>COH</text:p>
          </table:table-cell>
          <table:table-cell office:value-type="string" calcext:value-type="string">
            <text:p>City of Heroes (online gaming)</text:p>
          </table:table-cell>
          <table:table-cell table:formula="of:=CONCATENATE(&quot;{Name: &quot;&quot;&quot;;[.A331];&quot;&quot;&quot;, Desc:&quot;&quot;&quot;; [.B331]; &quot;&quot;&quot;},&quot;)" office:value-type="string" office:string-value="{Name: &quot;COH&quot;, Desc:&quot;City of Heroes (online gaming)&quot;}," calcext:value-type="string">
            <text:p>{Name: "COH", Desc:"City of Heroes (online gaming)"},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Because</text:p>
          </table:table-cell>
          <table:table-cell table:formula="of:=CONCATENATE(&quot;{Name: &quot;&quot;&quot;;[.A332];&quot;&quot;&quot;, Desc:&quot;&quot;&quot;; [.B332]; &quot;&quot;&quot;},&quot;)" office:value-type="string" office:string-value="{Name: &quot;COS&quot;, Desc:&quot;Because&quot;}," calcext:value-type="string">
            <text:p>{Name: "COS", Desc:"Because"},</text:p>
          </table:table-cell>
        </table:table-row>
        <table:table-row table:style-name="ro1">
          <table:table-cell office:value-type="string" calcext:value-type="string">
            <text:p>C/P</text:p>
          </table:table-cell>
          <table:table-cell office:value-type="string" calcext:value-type="string">
            <text:p>Cross post</text:p>
          </table:table-cell>
          <table:table-cell table:formula="of:=CONCATENATE(&quot;{Name: &quot;&quot;&quot;;[.A333];&quot;&quot;&quot;, Desc:&quot;&quot;&quot;; [.B333]; &quot;&quot;&quot;},&quot;)" office:value-type="string" office:string-value="{Name: &quot;C/P&quot;, Desc:&quot;Cross post&quot;}," calcext:value-type="string">
            <text:p>{Name: "C/P", Desc:"Cross post"},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hat post (or continue in IM)</text:p>
          </table:table-cell>
          <table:table-cell table:formula="of:=CONCATENATE(&quot;{Name: &quot;&quot;&quot;;[.A334];&quot;&quot;&quot;, Desc:&quot;&quot;&quot;; [.B334]; &quot;&quot;&quot;},&quot;)" office:value-type="string" office:string-value="{Name: &quot;CP&quot;, Desc:&quot;Chat post (or continue in IM)&quot;}," calcext:value-type="string">
            <text:p>{Name: "CP", Desc:"Chat post (or continue in IM)"},</text:p>
          </table:table-cell>
        </table:table-row>
        <table:table-row table:style-name="ro1">
          <table:table-cell office:value-type="string" calcext:value-type="string">
            <text:p>CR8</text:p>
          </table:table-cell>
          <table:table-cell office:value-type="string" calcext:value-type="string">
            <text:p>Create</text:p>
          </table:table-cell>
          <table:table-cell table:formula="of:=CONCATENATE(&quot;{Name: &quot;&quot;&quot;;[.A335];&quot;&quot;&quot;, Desc:&quot;&quot;&quot;; [.B335]; &quot;&quot;&quot;},&quot;)" office:value-type="string" office:string-value="{Name: &quot;CR8&quot;, Desc:&quot;Create&quot;}," calcext:value-type="string">
            <text:p>{Name: "CR8", Desc:"Create"},</text:p>
          </table:table-cell>
        </table:table-row>
        <table:table-row table:style-name="ro1">
          <table:table-cell office:value-type="string" calcext:value-type="string">
            <text:p>Cray</text:p>
          </table:table-cell>
          <table:table-cell office:value-type="string" calcext:value-type="string">
            <text:p>Meaning crazy</text:p>
          </table:table-cell>
          <table:table-cell table:formula="of:=CONCATENATE(&quot;{Name: &quot;&quot;&quot;;[.A336];&quot;&quot;&quot;, Desc:&quot;&quot;&quot;; [.B336]; &quot;&quot;&quot;},&quot;)" office:value-type="string" office:string-value="{Name: &quot;Cray&quot;, Desc:&quot;Meaning crazy&quot;}," calcext:value-type="string">
            <text:p>{Name: "Cray", Desc:"Meaning crazy"},</text:p>
          </table:table-cell>
        </table:table-row>
        <table:table-row table:style-name="ro1">
          <table:table-cell office:value-type="string" calcext:value-type="string">
            <text:p>CRE8</text:p>
          </table:table-cell>
          <table:table-cell office:value-type="string" calcext:value-type="string">
            <text:p>Create</text:p>
          </table:table-cell>
          <table:table-cell table:formula="of:=CONCATENATE(&quot;{Name: &quot;&quot;&quot;;[.A337];&quot;&quot;&quot;, Desc:&quot;&quot;&quot;; [.B337]; &quot;&quot;&quot;},&quot;)" office:value-type="string" office:string-value="{Name: &quot;CRE8&quot;, Desc:&quot;Create&quot;}," calcext:value-type="string">
            <text:p>{Name: "CRE8", Desc:"Create"},</text:p>
          </table:table-cell>
        </table:table-row>
        <table:table-row table:style-name="ro1">
          <table:table-cell office:value-type="string" calcext:value-type="string">
            <text:p>CRA CRA</text:p>
          </table:table-cell>
          <table:table-cell office:value-type="string" calcext:value-type="string">
            <text:p>Slang term meaning 'crazy'</text:p>
          </table:table-cell>
          <table:table-cell table:formula="of:=CONCATENATE(&quot;{Name: &quot;&quot;&quot;;[.A338];&quot;&quot;&quot;, Desc:&quot;&quot;&quot;; [.B338]; &quot;&quot;&quot;},&quot;)" office:value-type="string" office:string-value="{Name: &quot;CRA CRA&quot;, Desc:&quot;Slang term meaning 'crazy'&quot;}," calcext:value-type="string">
            <text:p>{Name: "CRA CRA", Desc:"Slang term meaning 'crazy'"},</text:p>
          </table:table-cell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Can't remember a *freaking* thing</text:p>
          </table:table-cell>
          <table:table-cell table:formula="of:=CONCATENATE(&quot;{Name: &quot;&quot;&quot;;[.A339];&quot;&quot;&quot;, Desc:&quot;&quot;&quot;; [.B339]; &quot;&quot;&quot;},&quot;)" office:value-type="string" office:string-value="{Name: &quot;CRAFT&quot;, Desc:&quot;Can't remember a *freaking* thing&quot;}," calcext:value-type="string">
            <text:p>{Name: "CRAFT", Desc:"Can't remember a *freaking* thing"},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ome right back</text:p>
          </table:table-cell>
          <table:table-cell table:formula="of:=CONCATENATE(&quot;{Name: &quot;&quot;&quot;;[.A340];&quot;&quot;&quot;, Desc:&quot;&quot;&quot;; [.B340]; &quot;&quot;&quot;},&quot;)" office:value-type="string" office:string-value="{Name: &quot;CRB&quot;, Desc:&quot;Come right back&quot;}," calcext:value-type="string">
            <text:p>{Name: "CRB", Desc:"Come right back"},</text:p>
          </table:table-cell>
        </table:table-row>
        <table:table-row table:style-name="ro1">
          <table:table-cell office:value-type="string" calcext:value-type="string">
            <text:p>CRBT</text:p>
          </table:table-cell>
          <table:table-cell office:value-type="string" calcext:value-type="string">
            <text:p>Crying really big tears</text:p>
          </table:table-cell>
          <table:table-cell table:formula="of:=CONCATENATE(&quot;{Name: &quot;&quot;&quot;;[.A341];&quot;&quot;&quot;, Desc:&quot;&quot;&quot;; [.B341]; &quot;&quot;&quot;},&quot;)" office:value-type="string" office:string-value="{Name: &quot;CRBT&quot;, Desc:&quot;Crying really big tears&quot;}," calcext:value-type="string">
            <text:p>{Name: "CRBT", Desc:"Crying really big tears"},</text:p>
          </table:table-cell>
        </table:table-row>
        <table:table-row table:style-name="ro1">
          <table:table-cell office:value-type="string" calcext:value-type="string">
            <text:p>CRIT</text:p>
          </table:table-cell>
          <table:table-cell office:value-type="string" calcext:value-type="string">
            <text:p>Meaning 'critical hit' (online gaming)</text:p>
          </table:table-cell>
          <table:table-cell table:formula="of:=CONCATENATE(&quot;{Name: &quot;&quot;&quot;;[.A342];&quot;&quot;&quot;, Desc:&quot;&quot;&quot;; [.B342]; &quot;&quot;&quot;},&quot;)" office:value-type="string" office:string-value="{Name: &quot;CRIT&quot;, Desc:&quot;Meaning 'critical hit' (online gaming)&quot;}," calcext:value-type="string">
            <text:p>{Name: "CRIT", Desc:"Meaning 'critical hit' (online gaming)"},</text:p>
          </table:table-cell>
        </table:table-row>
        <table:table-row table:style-name="ro1">
          <table:table-cell office:value-type="string" calcext:value-type="string">
            <text:p>CRZ</text:p>
          </table:table-cell>
          <table:table-cell office:value-type="string" calcext:value-type="string">
            <text:p>Crazy</text:p>
          </table:table-cell>
          <table:table-cell table:formula="of:=CONCATENATE(&quot;{Name: &quot;&quot;&quot;;[.A343];&quot;&quot;&quot;, Desc:&quot;&quot;&quot;; [.B343]; &quot;&quot;&quot;},&quot;)" office:value-type="string" office:string-value="{Name: &quot;CRZ&quot;, Desc:&quot;Crazy&quot;}," calcext:value-type="string">
            <text:p>{Name: "CRZ", Desc:"Crazy"},</text:p>
          </table:table-cell>
        </table:table-row>
        <table:table-row table:style-name="ro1">
          <table:table-cell office:value-type="string" calcext:value-type="string">
            <text:p>CRS&amp;nbsp;</text:p>
          </table:table-cell>
          <table:table-cell office:value-type="string" calcext:value-type="string">
            <text:p>Can't remember *stuff*</text:p>
          </table:table-cell>
          <table:table-cell table:formula="of:=CONCATENATE(&quot;{Name: &quot;&quot;&quot;;[.A344];&quot;&quot;&quot;, Desc:&quot;&quot;&quot;; [.B344]; &quot;&quot;&quot;},&quot;)" office:value-type="string" office:string-value="{Name: &quot;CRS&amp;nbsp;&quot;, Desc:&quot;Can't remember *stuff*&quot;}," calcext:value-type="string">
            <text:p>{Name: "CRS&amp;nbsp;", Desc:"Can't remember *stuff*"},</text:p>
          </table:table-cell>
        </table:table-row>
        <table:table-row table:style-name="ro1">
          <table:table-cell office:value-type="string" calcext:value-type="string">
            <text:p>CSG</text:p>
          </table:table-cell>
          <table:table-cell office:value-type="string" calcext:value-type="string">
            <text:p>Chuckle, snicker, grin</text:p>
          </table:table-cell>
          <table:table-cell table:formula="of:=CONCATENATE(&quot;{Name: &quot;&quot;&quot;;[.A345];&quot;&quot;&quot;, Desc:&quot;&quot;&quot;; [.B345]; &quot;&quot;&quot;},&quot;)" office:value-type="string" office:string-value="{Name: &quot;CSG&quot;, Desc:&quot;Chuckle, snicker, grin&quot;}," calcext:value-type="string">
            <text:p>{Name: "CSG", Desc:"Chuckle, snicker, grin"},</text:p>
          </table:table-cell>
        </table:table-row>
        <table:table-row table:style-name="ro1">
          <table:table-cell office:value-type="string" calcext:value-type="string">
            <text:p>CSL</text:p>
          </table:table-cell>
          <table:table-cell office:value-type="string" calcext:value-type="string">
            <text:p>Can't stop laughing</text:p>
          </table:table-cell>
          <table:table-cell table:formula="of:=CONCATENATE(&quot;{Name: &quot;&quot;&quot;;[.A346];&quot;&quot;&quot;, Desc:&quot;&quot;&quot;; [.B346]; &quot;&quot;&quot;},&quot;)" office:value-type="string" office:string-value="{Name: &quot;CSL&quot;, Desc:&quot;Can't stop laughing&quot;}," calcext:value-type="string">
            <text:p>{Name: "CSL", Desc:"Can't stop laughing"},</text:p>
          </table:table-cell>
        </table:table-row>
        <table:table-row table:style-name="ro1">
          <table:table-cell office:value-type="string" calcext:value-type="string">
            <text:p>CSS</text:p>
          </table:table-cell>
          <table:table-cell office:value-type="string" calcext:value-type="string">
            <text:p>Counter-Strike Source (online gaming)</text:p>
          </table:table-cell>
          <table:table-cell table:formula="of:=CONCATENATE(&quot;{Name: &quot;&quot;&quot;;[.A347];&quot;&quot;&quot;, Desc:&quot;&quot;&quot;; [.B347]; &quot;&quot;&quot;},&quot;)" office:value-type="string" office:string-value="{Name: &quot;CSS&quot;, Desc:&quot;Counter-Strike Source (online gaming)&quot;}," calcext:value-type="string">
            <text:p>{Name: "CSS", Desc:"Counter-Strike Source (online gaming)"},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an't talk</text:p>
          </table:table-cell>
          <table:table-cell table:formula="of:=CONCATENATE(&quot;{Name: &quot;&quot;&quot;;[.A348];&quot;&quot;&quot;, Desc:&quot;&quot;&quot;; [.B348]; &quot;&quot;&quot;},&quot;)" office:value-type="string" office:string-value="{Name: &quot;CT&quot;, Desc:&quot;Can't talk&quot;}," calcext:value-type="string">
            <text:p>{Name: "CT", Desc:"Can't talk"},</text:p>
          </table:table-cell>
        </table:table-row>
        <table:table-row table:style-name="ro1">
          <table:table-cell office:value-type="string" calcext:value-type="string">
            <text:p>CTC</text:p>
          </table:table-cell>
          <table:table-cell office:value-type="string" calcext:value-type="string">
            <text:p>Care to chat?</text:p>
          </table:table-cell>
          <table:table-cell table:formula="of:=CONCATENATE(&quot;{Name: &quot;&quot;&quot;;[.A349];&quot;&quot;&quot;, Desc:&quot;&quot;&quot;; [.B349]; &quot;&quot;&quot;},&quot;)" office:value-type="string" office:string-value="{Name: &quot;CTC&quot;, Desc:&quot;Care to chat?&quot;}," calcext:value-type="string">
            <text:p>{Name: "CTC", Desc:"Care to chat?"},</text:p>
          </table:table-cell>
        </table:table-row>
        <table:table-row table:style-name="ro1">
          <table:table-cell office:value-type="string" calcext:value-type="string">
            <text:p>CTHU</text:p>
          </table:table-cell>
          <table:table-cell office:value-type="string" calcext:value-type="string">
            <text:p>Cracking the *heck* up</text:p>
          </table:table-cell>
          <table:table-cell table:formula="of:=CONCATENATE(&quot;{Name: &quot;&quot;&quot;;[.A350];&quot;&quot;&quot;, Desc:&quot;&quot;&quot;; [.B350]; &quot;&quot;&quot;},&quot;)" office:value-type="string" office:string-value="{Name: &quot;CTHU&quot;, Desc:&quot;Cracking the *heck* up&quot;}," calcext:value-type="string">
            <text:p>{Name: "CTHU", Desc:"Cracking the *heck* up"},</text:p>
          </table:table-cell>
        </table:table-row>
        <table:table-row table:style-name="ro1">
          <table:table-cell office:value-type="string" calcext:value-type="string">
            <text:p>CTN</text:p>
          </table:table-cell>
          <table:table-cell office:value-type="string" calcext:value-type="string">
            <text:p>Can't talk now</text:p>
          </table:table-cell>
          <table:table-cell table:formula="of:=CONCATENATE(&quot;{Name: &quot;&quot;&quot;;[.A351];&quot;&quot;&quot;, Desc:&quot;&quot;&quot;; [.B351]; &quot;&quot;&quot;},&quot;)" office:value-type="string" office:string-value="{Name: &quot;CTN&quot;, Desc:&quot;Can't talk now&quot;}," calcext:value-type="string">
            <text:p>{Name: "CTN", Desc:"Can't talk now"},</text:p>
          </table:table-cell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heck this out</text:p>
          </table:table-cell>
          <table:table-cell table:formula="of:=CONCATENATE(&quot;{Name: &quot;&quot;&quot;;[.A352];&quot;&quot;&quot;, Desc:&quot;&quot;&quot;; [.B352]; &quot;&quot;&quot;},&quot;)" office:value-type="string" office:string-value="{Name: &quot;CTO&quot;, Desc:&quot;Check this out&quot;}," calcext:value-type="string">
            <text:p>{Name: "CTO", Desc:"Check this out"},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ee you too</text:p>
          </table:table-cell>
          <table:table-cell table:formula="of:=CONCATENATE(&quot;{Name: &quot;&quot;&quot;;[.A353];&quot;&quot;&quot;, Desc:&quot;&quot;&quot;; [.B353]; &quot;&quot;&quot;},&quot;)" office:value-type="string" office:string-value="{Name: &quot;CU&quot;, Desc:&quot;See you too&quot;}," calcext:value-type="string">
            <text:p>{Name: "CU", Desc:"See you too"},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ee you</text:p>
          </table:table-cell>
          <table:table-cell table:formula="of:=CONCATENATE(&quot;{Name: &quot;&quot;&quot;;[.A354];&quot;&quot;&quot;, Desc:&quot;&quot;&quot;; [.B354]; &quot;&quot;&quot;},&quot;)" office:value-type="string" office:string-value="{Name: &quot;CU&quot;, Desc:&quot;See you&quot;}," calcext:value-type="string">
            <text:p>{Name: "CU", Desc:"See you"},</text:p>
          </table:table-cell>
        </table:table-row>
        <table:table-row table:style-name="ro1">
          <table:table-cell office:value-type="string" calcext:value-type="string">
            <text:p>CU2</text:p>
          </table:table-cell>
          <table:table-cell office:value-type="string" calcext:value-type="string">
            <text:p>See you</text:p>
          </table:table-cell>
          <table:table-cell table:formula="of:=CONCATENATE(&quot;{Name: &quot;&quot;&quot;;[.A355];&quot;&quot;&quot;, Desc:&quot;&quot;&quot;; [.B355]; &quot;&quot;&quot;},&quot;)" office:value-type="string" office:string-value="{Name: &quot;CU2&quot;, Desc:&quot;See you&quot;}," calcext:value-type="string">
            <text:p>{Name: "CU2", Desc:"See you"},</text:p>
          </table:table-cell>
        </table:table-row>
        <table:table-row table:style-name="ro1">
          <table:table-cell office:value-type="string" calcext:value-type="string">
            <text:p>CUA</text:p>
          </table:table-cell>
          <table:table-cell office:value-type="string" calcext:value-type="string">
            <text:p>See you around</text:p>
          </table:table-cell>
          <table:table-cell table:formula="of:=CONCATENATE(&quot;{Name: &quot;&quot;&quot;;[.A356];&quot;&quot;&quot;, Desc:&quot;&quot;&quot;; [.B356]; &quot;&quot;&quot;},&quot;)" office:value-type="string" office:string-value="{Name: &quot;CUA&quot;, Desc:&quot;See you around&quot;}," calcext:value-type="string">
            <text:p>{Name: "CUA", Desc:"See you around"},</text:p>
          </table:table-cell>
        </table:table-row>
        <table:table-row table:style-name="ro1">
          <table:table-cell office:value-type="string" calcext:value-type="string">
            <text:p>CUL</text:p>
          </table:table-cell>
          <table:table-cell office:value-type="string" calcext:value-type="string">
            <text:p>See you later</text:p>
          </table:table-cell>
          <table:table-cell table:formula="of:=CONCATENATE(&quot;{Name: &quot;&quot;&quot;;[.A357];&quot;&quot;&quot;, Desc:&quot;&quot;&quot;; [.B357]; &quot;&quot;&quot;},&quot;)" office:value-type="string" office:string-value="{Name: &quot;CUL&quot;, Desc:&quot;See you later&quot;}," calcext:value-type="string">
            <text:p>{Name: "CUL", Desc:"See you later"},</text:p>
          </table:table-cell>
        </table:table-row>
        <table:table-row table:style-name="ro1">
          <table:table-cell office:value-type="string" calcext:value-type="string">
            <text:p>CULA</text:p>
          </table:table-cell>
          <table:table-cell office:value-type="string" calcext:value-type="string">
            <text:p>See you later alligator</text:p>
          </table:table-cell>
          <table:table-cell table:formula="of:=CONCATENATE(&quot;{Name: &quot;&quot;&quot;;[.A358];&quot;&quot;&quot;, Desc:&quot;&quot;&quot;; [.B358]; &quot;&quot;&quot;},&quot;)" office:value-type="string" office:string-value="{Name: &quot;CULA&quot;, Desc:&quot;See you later alligator&quot;}," calcext:value-type="string">
            <text:p>{Name: "CULA", Desc:"See you later alligator"},</text:p>
          </table:table-cell>
        </table:table-row>
        <table:table-row table:style-name="ro1">
          <table:table-cell office:value-type="string" calcext:value-type="string">
            <text:p>CUL8R</text:p>
          </table:table-cell>
          <table:table-cell office:value-type="string" calcext:value-type="string">
            <text:p>See you later</text:p>
          </table:table-cell>
          <table:table-cell table:formula="of:=CONCATENATE(&quot;{Name: &quot;&quot;&quot;;[.A359];&quot;&quot;&quot;, Desc:&quot;&quot;&quot;; [.B359]; &quot;&quot;&quot;},&quot;)" office:value-type="string" office:string-value="{Name: &quot;CUL8R&quot;, Desc:&quot;See you later&quot;}," calcext:value-type="string">
            <text:p>{Name: "CUL8R", Desc:"See you later"},</text:p>
          </table:table-cell>
        </table:table-row>
        <table:table-row table:style-name="ro1">
          <table:table-cell office:value-type="string" calcext:value-type="string">
            <text:p>CUMID</text:p>
          </table:table-cell>
          <table:table-cell office:value-type="string" calcext:value-type="string">
            <text:p>See you in my dreams</text:p>
          </table:table-cell>
          <table:table-cell table:formula="of:=CONCATENATE(&quot;{Name: &quot;&quot;&quot;;[.A360];&quot;&quot;&quot;, Desc:&quot;&quot;&quot;; [.B360]; &quot;&quot;&quot;},&quot;)" office:value-type="string" office:string-value="{Name: &quot;CUMID&quot;, Desc:&quot;See you in my dreams&quot;}," calcext:value-type="string">
            <text:p>{Name: "CUMID", Desc:"See you in my dreams"},</text:p>
          </table:table-cell>
        </table:table-row>
        <table:table-row table:style-name="ro1">
          <table:table-cell office:value-type="string" calcext:value-type="string">
            <text:p>CURLO</text:p>
          </table:table-cell>
          <table:table-cell office:value-type="string" calcext:value-type="string">
            <text:p>See you around like a donut</text:p>
          </table:table-cell>
          <table:table-cell table:formula="of:=CONCATENATE(&quot;{Name: &quot;&quot;&quot;;[.A361];&quot;&quot;&quot;, Desc:&quot;&quot;&quot;; [.B361]; &quot;&quot;&quot;},&quot;)" office:value-type="string" office:string-value="{Name: &quot;CURLO&quot;, Desc:&quot;See you around like a donut&quot;}," calcext:value-type="string">
            <text:p>{Name: "CURLO", Desc:"See you around like a donut"},</text:p>
          </table:table-cell>
        </table:table-row>
        <table:table-row table:style-name="ro1">
          <table:table-cell office:value-type="string" calcext:value-type="string">
            <text:p>CWD</text:p>
          </table:table-cell>
          <table:table-cell office:value-type="string" calcext:value-type="string">
            <text:p>Comment when done</text:p>
          </table:table-cell>
          <table:table-cell table:formula="of:=CONCATENATE(&quot;{Name: &quot;&quot;&quot;;[.A362];&quot;&quot;&quot;, Desc:&quot;&quot;&quot;; [.B362]; &quot;&quot;&quot;},&quot;)" office:value-type="string" office:string-value="{Name: &quot;CWD&quot;, Desc:&quot;Comment when done&quot;}," calcext:value-type="string">
            <text:p>{Name: "CWD", Desc:"Comment when done"},</text:p>
          </table:table-cell>
        </table:table-row>
        <table:table-row table:style-name="ro1">
          <table:table-cell office:value-type="string" calcext:value-type="string">
            <text:p>CWOT</text:p>
          </table:table-cell>
          <table:table-cell office:value-type="string" calcext:value-type="string">
            <text:p>Complete waste of time</text:p>
          </table:table-cell>
          <table:table-cell table:formula="of:=CONCATENATE(&quot;{Name: &quot;&quot;&quot;;[.A363];&quot;&quot;&quot;, Desc:&quot;&quot;&quot;; [.B363]; &quot;&quot;&quot;},&quot;)" office:value-type="string" office:string-value="{Name: &quot;CWOT&quot;, Desc:&quot;Complete waste of time&quot;}," calcext:value-type="string">
            <text:p>{Name: "CWOT", Desc:"Complete waste of time"},</text:p>
          </table:table-cell>
        </table:table-row>
        <table:table-row table:style-name="ro1">
          <table:table-cell office:value-type="string" calcext:value-type="string">
            <text:p>CWYL</text:p>
          </table:table-cell>
          <table:table-cell office:value-type="string" calcext:value-type="string">
            <text:p>Chat with you later</text:p>
          </table:table-cell>
          <table:table-cell table:formula="of:=CONCATENATE(&quot;{Name: &quot;&quot;&quot;;[.A364];&quot;&quot;&quot;, Desc:&quot;&quot;&quot;; [.B364]; &quot;&quot;&quot;},&quot;)" office:value-type="string" office:string-value="{Name: &quot;CWYL&quot;, Desc:&quot;Chat with you later&quot;}," calcext:value-type="string">
            <text:p>{Name: "CWYL", Desc:"Chat with you later"},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Meaning 'Correction'</text:p>
          </table:table-cell>
          <table:table-cell table:formula="of:=CONCATENATE(&quot;{Name: &quot;&quot;&quot;;[.A365];&quot;&quot;&quot;, Desc:&quot;&quot;&quot;; [.B365]; &quot;&quot;&quot;},&quot;)" office:value-type="string" office:string-value="{Name: &quot;CX&quot;, Desc:&quot;Meaning 'Correction'&quot;}," calcext:value-type="string">
            <text:p>{Name: "CX", Desc:"Meaning 'Correction'"},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string" calcext:value-type="string">
            <text:p>See you</text:p>
          </table:table-cell>
          <table:table-cell table:formula="of:=CONCATENATE(&quot;{Name: &quot;&quot;&quot;;[.A366];&quot;&quot;&quot;, Desc:&quot;&quot;&quot;; [.B366]; &quot;&quot;&quot;},&quot;)" office:value-type="string" office:string-value="{Name: &quot;CYA&quot;, Desc:&quot;See you&quot;}," calcext:value-type="string">
            <text:p>{Name: "CYA", Desc:"See you"},</text:p>
          </table:table-cell>
        </table:table-row>
        <table:table-row table:style-name="ro1">
          <table:table-cell office:value-type="string" calcext:value-type="string">
            <text:p>CYAL8R</text:p>
          </table:table-cell>
          <table:table-cell office:value-type="string" calcext:value-type="string">
            <text:p>See you later</text:p>
          </table:table-cell>
          <table:table-cell table:formula="of:=CONCATENATE(&quot;{Name: &quot;&quot;&quot;;[.A367];&quot;&quot;&quot;, Desc:&quot;&quot;&quot;; [.B367]; &quot;&quot;&quot;},&quot;)" office:value-type="string" office:string-value="{Name: &quot;CYAL8R&quot;, Desc:&quot;See you later&quot;}," calcext:value-type="string">
            <text:p>{Name: "CYAL8R", Desc:"See you later"},</text:p>
          </table:table-cell>
        </table:table-row>
        <table:table-row table:style-name="ro1">
          <table:table-cell office:value-type="string" calcext:value-type="string">
            <text:p>CYE</text:p>
          </table:table-cell>
          <table:table-cell office:value-type="string" calcext:value-type="string">
            <text:p>Check your e-mail</text:p>
          </table:table-cell>
          <table:table-cell table:formula="of:=CONCATENATE(&quot;{Name: &quot;&quot;&quot;;[.A368];&quot;&quot;&quot;, Desc:&quot;&quot;&quot;; [.B368]; &quot;&quot;&quot;},&quot;)" office:value-type="string" office:string-value="{Name: &quot;CYE&quot;, Desc:&quot;Check your e-mail&quot;}," calcext:value-type="string">
            <text:p>{Name: "CYE", Desc:"Check your e-mail"},</text:p>
          </table:table-cell>
        </table:table-row>
        <table:table-row table:style-name="ro1">
          <table:table-cell office:value-type="string" calcext:value-type="string">
            <text:p>CYEP</text:p>
          </table:table-cell>
          <table:table-cell office:value-type="string" calcext:value-type="string">
            <text:p>Close your eyes partner (online gaming)</text:p>
          </table:table-cell>
          <table:table-cell table:formula="of:=CONCATENATE(&quot;{Name: &quot;&quot;&quot;;[.A369];&quot;&quot;&quot;, Desc:&quot;&quot;&quot;; [.B369]; &quot;&quot;&quot;},&quot;)" office:value-type="string" office:string-value="{Name: &quot;CYEP&quot;, Desc:&quot;Close your eyes partner (online gaming)&quot;}," calcext:value-type="string">
            <text:p>{Name: "CYEP", Desc:"Close your eyes partner (online gaming)"},</text:p>
          </table:table-cell>
        </table:table-row>
        <table:table-row table:style-name="ro1">
          <table:table-cell office:value-type="string" calcext:value-type="string">
            <text:p>CYO</text:p>
          </table:table-cell>
          <table:table-cell office:value-type="string" calcext:value-type="string">
            <text:p>See you online</text:p>
          </table:table-cell>
          <table:table-cell table:formula="of:=CONCATENATE(&quot;{Name: &quot;&quot;&quot;;[.A370];&quot;&quot;&quot;, Desc:&quot;&quot;&quot;; [.B370]; &quot;&quot;&quot;},&quot;)" office:value-type="string" office:string-value="{Name: &quot;CYO&quot;, Desc:&quot;See you online&quot;}," calcext:value-type="string">
            <text:p>{Name: "CYO", Desc:"See you online"},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edos / fingers (Spanish SMS)</text:p>
          </table:table-cell>
          <table:table-cell table:formula="of:=CONCATENATE(&quot;{Name: &quot;&quot;&quot;;[.A371];&quot;&quot;&quot;, Desc:&quot;&quot;&quot;; [.B371]; &quot;&quot;&quot;},&quot;)" office:value-type="string" office:string-value="{Name: &quot;D2&quot;, Desc:&quot;Dedos / fingers (Spanish SMS)&quot;}," calcext:value-type="string">
            <text:p>{Name: "D2", Desc:"Dedos / fingers (Spanish SMS)"},</text:p>
          </table:table-cell>
        </table:table-row>
        <table:table-row table:style-name="ro1">
          <table:table-cell office:value-type="string" calcext:value-type="string">
            <text:p>D46?</text:p>
          </table:table-cell>
          <table:table-cell office:value-type="string" calcext:value-type="string">
            <text:p>Down for sex?</text:p>
          </table:table-cell>
          <table:table-cell table:formula="of:=CONCATENATE(&quot;{Name: &quot;&quot;&quot;;[.A372];&quot;&quot;&quot;, Desc:&quot;&quot;&quot;; [.B372]; &quot;&quot;&quot;},&quot;)" office:value-type="string" office:string-value="{Name: &quot;D46?&quot;, Desc:&quot;Down for sex?&quot;}," calcext:value-type="string">
            <text:p>{Name: "D46?", Desc:"Down for sex?"},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Meaning 'The'</text:p>
          </table:table-cell>
          <table:table-cell table:formula="of:=CONCATENATE(&quot;{Name: &quot;&quot;&quot;;[.A373];&quot;&quot;&quot;, Desc:&quot;&quot;&quot;; [.B373]; &quot;&quot;&quot;},&quot;)" office:value-type="string" office:string-value="{Name: &quot;DA&quot;, Desc:&quot;Meaning 'The'&quot;}," calcext:value-type="string">
            <text:p>{Name: "DA", Desc:"Meaning 'The'"},</text:p>
          </table:table-cell>
        </table:table-row>
        <table:table-row table:style-name="ro1">
          <table:table-cell office:value-type="string" calcext:value-type="string">
            <text:p>DAE</text:p>
          </table:table-cell>
          <table:table-cell office:value-type="string" calcext:value-type="string">
            <text:p>Does anyone else?</text:p>
          </table:table-cell>
          <table:table-cell table:formula="of:=CONCATENATE(&quot;{Name: &quot;&quot;&quot;;[.A374];&quot;&quot;&quot;, Desc:&quot;&quot;&quot;; [.B374]; &quot;&quot;&quot;},&quot;)" office:value-type="string" office:string-value="{Name: &quot;DAE&quot;, Desc:&quot;Does anyone else?&quot;}," calcext:value-type="string">
            <text:p>{Name: "DAE", Desc:"Does anyone else?"},</text:p>
          </table:table-cell>
        </table:table-row>
        <table:table-row table:style-name="ro1">
          <table:table-cell office:value-type="string" calcext:value-type="string">
            <text:p>DAFUQ</text:p>
          </table:table-cell>
          <table:table-cell office:value-type="string" calcext:value-type="string">
            <text:p>(What) the *Freak*?</text:p>
          </table:table-cell>
          <table:table-cell table:formula="of:=CONCATENATE(&quot;{Name: &quot;&quot;&quot;;[.A375];&quot;&quot;&quot;, Desc:&quot;&quot;&quot;; [.B375]; &quot;&quot;&quot;},&quot;)" office:value-type="string" office:string-value="{Name: &quot;DAFUQ&quot;, Desc:&quot;(What) the *Freak*?&quot;}," calcext:value-type="string">
            <text:p>{Name: "DAFUQ", Desc:"(What) the *Freak*?"},</text:p>
          </table:table-cell>
        </table:table-row>
        <table:table-row table:style-name="ro1">
          <table:table-cell office:value-type="string" calcext:value-type="string">
            <text:p>DAM</text:p>
          </table:table-cell>
          <table:table-cell office:value-type="string" calcext:value-type="string">
            <text:p>Don't annoy me</text:p>
          </table:table-cell>
          <table:table-cell table:formula="of:=CONCATENATE(&quot;{Name: &quot;&quot;&quot;;[.A376];&quot;&quot;&quot;, Desc:&quot;&quot;&quot;; [.B376]; &quot;&quot;&quot;},&quot;)" office:value-type="string" office:string-value="{Name: &quot;DAM&quot;, Desc:&quot;Don't annoy me&quot;}," calcext:value-type="string">
            <text:p>{Name: "DAM", Desc:"Don't annoy me"},</text:p>
          </table:table-cell>
        </table:table-row>
        <table:table-row table:style-name="ro1">
          <table:table-cell office:value-type="string" calcext:value-type="string">
            <text:p>DAoC</text:p>
          </table:table-cell>
          <table:table-cell office:value-type="string" calcext:value-type="string">
            <text:p>Dark Age of Camelot (online gaming)</text:p>
          </table:table-cell>
          <table:table-cell table:formula="of:=CONCATENATE(&quot;{Name: &quot;&quot;&quot;;[.A377];&quot;&quot;&quot;, Desc:&quot;&quot;&quot;; [.B377]; &quot;&quot;&quot;},&quot;)" office:value-type="string" office:string-value="{Name: &quot;DAoC&quot;, Desc:&quot;Dark Age of Camelot (online gaming)&quot;}," calcext:value-type="string">
            <text:p>{Name: "DAoC", Desc:"Dark Age of Camelot (online gaming)"},</text:p>
          </table:table-cell>
        </table:table-row>
        <table:table-row table:style-name="ro1">
          <table:table-cell office:value-type="string" calcext:value-type="string">
            <text:p>DBAU</text:p>
          </table:table-cell>
          <table:table-cell office:value-type="string" calcext:value-type="string">
            <text:p>Doing business as usual</text:p>
          </table:table-cell>
          <table:table-cell table:formula="of:=CONCATENATE(&quot;{Name: &quot;&quot;&quot;;[.A378];&quot;&quot;&quot;, Desc:&quot;&quot;&quot;; [.B378]; &quot;&quot;&quot;},&quot;)" office:value-type="string" office:string-value="{Name: &quot;DBAU&quot;, Desc:&quot;Doing business as usual&quot;}," calcext:value-type="string">
            <text:p>{Name: "DBAU", Desc:"Doing business as usual"},</text:p>
          </table:table-cell>
        </table:table-row>
        <table:table-row table:style-name="ro1">
          <table:table-cell office:value-type="string" calcext:value-type="string">
            <text:p>DBEYR</text:p>
          </table:table-cell>
          <table:table-cell office:value-type="string" calcext:value-type="string">
            <text:p>Don't believe everything you read</text:p>
          </table:table-cell>
          <table:table-cell table:formula="of:=CONCATENATE(&quot;{Name: &quot;&quot;&quot;;[.A379];&quot;&quot;&quot;, Desc:&quot;&quot;&quot;; [.B379]; &quot;&quot;&quot;},&quot;)" office:value-type="string" office:string-value="{Name: &quot;DBEYR&quot;, Desc:&quot;Don't believe everything you read&quot;}," calcext:value-type="string">
            <text:p>{Name: "DBEYR", Desc:"Don't believe everything you read"},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isconnect</text:p>
          </table:table-cell>
          <table:table-cell table:formula="of:=CONCATENATE(&quot;{Name: &quot;&quot;&quot;;[.A380];&quot;&quot;&quot;, Desc:&quot;&quot;&quot;; [.B380]; &quot;&quot;&quot;},&quot;)" office:value-type="string" office:string-value="{Name: &quot;DC&quot;, Desc:&quot;Disconnect&quot;}," calcext:value-type="string">
            <text:p>{Name: "DC", Desc:"Disconnect"},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ear (or Darling) daughter</text:p>
          </table:table-cell>
          <table:table-cell table:formula="of:=CONCATENATE(&quot;{Name: &quot;&quot;&quot;;[.A381];&quot;&quot;&quot;, Desc:&quot;&quot;&quot;; [.B381]; &quot;&quot;&quot;},&quot;)" office:value-type="string" office:string-value="{Name: &quot;DD&quot;, Desc:&quot;Dear (or Darling) daughter&quot;}," calcext:value-type="string">
            <text:p>{Name: "DD", Desc:"Dear (or Darling) daughter"},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ue diligence</text:p>
          </table:table-cell>
          <table:table-cell table:formula="of:=CONCATENATE(&quot;{Name: &quot;&quot;&quot;;[.A382];&quot;&quot;&quot;, Desc:&quot;&quot;&quot;; [.B382]; &quot;&quot;&quot;},&quot;)" office:value-type="string" office:string-value="{Name: &quot;DD&quot;, Desc:&quot;Due diligence&quot;}," calcext:value-type="string">
            <text:p>{Name: "DD", Desc:"Due diligence"},</text:p>
          </table:table-cell>
        </table:table-row>
        <table:table-row table:style-name="ro1">
          <table:table-cell office:value-type="string" calcext:value-type="string">
            <text:p>DDG</text:p>
          </table:table-cell>
          <table:table-cell office:value-type="string" calcext:value-type="string">
            <text:p>Drop dead gorgeous</text:p>
          </table:table-cell>
          <table:table-cell table:formula="of:=CONCATENATE(&quot;{Name: &quot;&quot;&quot;;[.A383];&quot;&quot;&quot;, Desc:&quot;&quot;&quot;; [.B383]; &quot;&quot;&quot;},&quot;)" office:value-type="string" office:string-value="{Name: &quot;DDG&quot;, Desc:&quot;Drop dead gorgeous&quot;}," calcext:value-type="string">
            <text:p>{Name: "DDG", Desc:"Drop dead gorgeous"},</text:p>
          </table:table-cell>
        </table:table-row>
        <table:table-row table:style-name="ro1">
          <table:table-cell office:value-type="string" calcext:value-type="string">
            <text:p>DEEZ NUTZ</text:p>
          </table:table-cell>
          <table:table-cell office:value-type="string" calcext:value-type="string">
            <text:p>A phrase used in online chat to annoy or frustrate those involved in the conversation.</text:p>
          </table:table-cell>
          <table:table-cell table:formula="of:=CONCATENATE(&quot;{Name: &quot;&quot;&quot;;[.A384];&quot;&quot;&quot;, Desc:&quot;&quot;&quot;; [.B384]; &quot;&quot;&quot;},&quot;)" office:value-type="string" office:string-value="{Name: &quot;DEEZ NUTZ&quot;, Desc:&quot;A phrase used in online chat to annoy or frustrate those involved in the conversation.&quot;}," calcext:value-type="string">
            <text:p>{Name: "DEEZ NUTZ", Desc:"A phrase used in online chat to annoy or frustrate those involved in the conversation."},</text:p>
          </table:table-cell>
        </table:table-row>
        <table:table-row table:style-name="ro1">
          <table:table-cell office:value-type="string" calcext:value-type="string">
            <text:p>DEGT</text:p>
          </table:table-cell>
          <table:table-cell office:value-type="string" calcext:value-type="string">
            <text:p>Dear (or Darling) daughter</text:p>
          </table:table-cell>
          <table:table-cell table:formula="of:=CONCATENATE(&quot;{Name: &quot;&quot;&quot;;[.A385];&quot;&quot;&quot;, Desc:&quot;&quot;&quot;; [.B385]; &quot;&quot;&quot;},&quot;)" office:value-type="string" office:string-value="{Name: &quot;DEGT&quot;, Desc:&quot;Dear (or Darling) daughter&quot;}," calcext:value-type="string">
            <text:p>{Name: "DEGT", Desc:"Dear (or Darling) daughter"},</text:p>
          </table:table-cell>
        </table:table-row>
        <table:table-row table:style-name="ro1">
          <table:table-cell office:value-type="string" calcext:value-type="string">
            <text:p>DERP</text:p>
          </table:table-cell>
          <table:table-cell office:value-type="string" calcext:value-type="string">
            <text:p>Meaning stupid or silly</text:p>
          </table:table-cell>
          <table:table-cell table:formula="of:=CONCATENATE(&quot;{Name: &quot;&quot;&quot;;[.A386];&quot;&quot;&quot;, Desc:&quot;&quot;&quot;; [.B386]; &quot;&quot;&quot;},&quot;)" office:value-type="string" office:string-value="{Name: &quot;DERP&quot;, Desc:&quot;Meaning stupid or silly&quot;}," calcext:value-type="string">
            <text:p>{Name: "DERP", Desc:"Meaning stupid or silly"},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Don't even go there</text:p>
          </table:table-cell>
          <table:table-cell table:formula="of:=CONCATENATE(&quot;{Name: &quot;&quot;&quot;;[.A387];&quot;&quot;&quot;, Desc:&quot;&quot;&quot;; [.B387]; &quot;&quot;&quot;},&quot;)" office:value-type="string" office:string-value="{Name: &quot;DF&quot;, Desc:&quot;Don't even go there&quot;}," calcext:value-type="string">
            <text:p>{Name: "DF", Desc:"Don't even go there"},</text:p>
          </table:table-cell>
        </table:table-row>
        <table:table-row table:style-name="ro1">
          <table:table-cell office:value-type="string" calcext:value-type="string">
            <text:p>DFL</text:p>
          </table:table-cell>
          <table:table-cell office:value-type="string" calcext:value-type="string">
            <text:p>Dead *freaking* last (online gaming)</text:p>
          </table:table-cell>
          <table:table-cell table:formula="of:=CONCATENATE(&quot;{Name: &quot;&quot;&quot;;[.A388];&quot;&quot;&quot;, Desc:&quot;&quot;&quot;; [.B388]; &quot;&quot;&quot;},&quot;)" office:value-type="string" office:string-value="{Name: &quot;DFL&quot;, Desc:&quot;Dead *freaking* last (online gaming)&quot;}," calcext:value-type="string">
            <text:p>{Name: "DFL", Desc:"Dead *freaking* last (online gaming)"},</text:p>
          </table:table-cell>
        </table:table-row>
        <table:table-row table:style-name="ro1">
          <table:table-cell office:value-type="string" calcext:value-type="string">
            <text:p>DGA</text:p>
          </table:table-cell>
          <table:table-cell office:value-type="string" calcext:value-type="string">
            <text:p>Don't go anywhere</text:p>
          </table:table-cell>
          <table:table-cell table:formula="of:=CONCATENATE(&quot;{Name: &quot;&quot;&quot;;[.A389];&quot;&quot;&quot;, Desc:&quot;&quot;&quot;; [.B389]; &quot;&quot;&quot;},&quot;)" office:value-type="string" office:string-value="{Name: &quot;DGA&quot;, Desc:&quot;Don't go anywhere&quot;}," calcext:value-type="string">
            <text:p>{Name: "DGA", Desc:"Don't go anywhere"},</text:p>
          </table:table-cell>
        </table:table-row>
        <table:table-row table:style-name="ro1">
          <table:table-cell office:value-type="string" calcext:value-type="string">
            <text:p>DGAF</text:p>
          </table:table-cell>
          <table:table-cell office:value-type="string" calcext:value-type="string">
            <text:p>Don't give a *freak*</text:p>
          </table:table-cell>
          <table:table-cell table:formula="of:=CONCATENATE(&quot;{Name: &quot;&quot;&quot;;[.A390];&quot;&quot;&quot;, Desc:&quot;&quot;&quot;; [.B390]; &quot;&quot;&quot;},&quot;)" office:value-type="string" office:string-value="{Name: &quot;DGAF&quot;, Desc:&quot;Don't give a *freak*&quot;}," calcext:value-type="string">
            <text:p>{Name: "DGAF", Desc:"Don't give a *freak*"},</text:p>
          </table:table-cell>
        </table:table-row>
        <table:table-row table:style-name="ro1">
          <table:table-cell office:value-type="string" calcext:value-type="string">
            <text:p>DGT</text:p>
          </table:table-cell>
          <table:table-cell office:value-type="string" calcext:value-type="string">
            <text:p>Don't go there</text:p>
          </table:table-cell>
          <table:table-cell table:formula="of:=CONCATENATE(&quot;{Name: &quot;&quot;&quot;;[.A391];&quot;&quot;&quot;, Desc:&quot;&quot;&quot;; [.B391]; &quot;&quot;&quot;},&quot;)" office:value-type="string" office:string-value="{Name: &quot;DGT&quot;, Desc:&quot;Don't go there&quot;}," calcext:value-type="string">
            <text:p>{Name: "DGT", Desc:"Don't go there"},</text:p>
          </table:table-cell>
        </table:table-row>
        <table:table-row table:style-name="ro1">
          <table:table-cell office:value-type="string" calcext:value-type="string">
            <text:p>DGTG</text:p>
          </table:table-cell>
          <table:table-cell office:value-type="string" calcext:value-type="string">
            <text:p>Don't go there, girlfriend</text:p>
          </table:table-cell>
          <table:table-cell table:formula="of:=CONCATENATE(&quot;{Name: &quot;&quot;&quot;;[.A392];&quot;&quot;&quot;, Desc:&quot;&quot;&quot;; [.B392]; &quot;&quot;&quot;},&quot;)" office:value-type="string" office:string-value="{Name: &quot;DGTG&quot;, Desc:&quot;Don't go there, girlfriend&quot;}," calcext:value-type="string">
            <text:p>{Name: "DGTG", Desc:"Don't go there, girlfriend"},</text:p>
          </table:table-cell>
        </table:table-row>
        <table:table-row table:style-name="ro1">
          <table:table-cell office:value-type="string" calcext:value-type="string">
            <text:p>DGYF</text:p>
          </table:table-cell>
          <table:table-cell office:value-type="string" calcext:value-type="string">
            <text:p>Dang, girl you fine</text:p>
          </table:table-cell>
          <table:table-cell table:formula="of:=CONCATENATE(&quot;{Name: &quot;&quot;&quot;;[.A393];&quot;&quot;&quot;, Desc:&quot;&quot;&quot;; [.B393]; &quot;&quot;&quot;},&quot;)" office:value-type="string" office:string-value="{Name: &quot;DGYF&quot;, Desc:&quot;Dang, girl you fine&quot;}," calcext:value-type="string">
            <text:p>{Name: "DGYF", Desc:"Dang, girl you fine"},</text:p>
          </table:table-cell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Dear (or Darling) husband</text:p>
          </table:table-cell>
          <table:table-cell table:formula="of:=CONCATENATE(&quot;{Name: &quot;&quot;&quot;;[.A394];&quot;&quot;&quot;, Desc:&quot;&quot;&quot;; [.B394]; &quot;&quot;&quot;},&quot;)" office:value-type="string" office:string-value="{Name: &quot;DH&quot;, Desc:&quot;Dear (or Darling) husband&quot;}," calcext:value-type="string">
            <text:p>{Name: "DH", Desc:"Dear (or Darling) husband"},</text:p>
          </table:table-cell>
        </table:table-row>
        <table:table-row table:style-name="ro1">
          <table:table-cell office:value-type="string" calcext:value-type="string">
            <text:p>DHU</text:p>
          </table:table-cell>
          <table:table-cell office:value-type="string" calcext:value-type="string">
            <text:p>Dinosaur hugs (used to show support)</text:p>
          </table:table-cell>
          <table:table-cell table:formula="of:=CONCATENATE(&quot;{Name: &quot;&quot;&quot;;[.A395];&quot;&quot;&quot;, Desc:&quot;&quot;&quot;; [.B395]; &quot;&quot;&quot;},&quot;)" office:value-type="string" office:string-value="{Name: &quot;DHU&quot;, Desc:&quot;Dinosaur hugs (used to show support)&quot;}," calcext:value-type="string">
            <text:p>{Name: "DHU", Desc:"Dinosaur hugs (used to show support)"},</text:p>
          </table:table-cell>
        </table:table-row>
        <table:table-row table:style-name="ro1">
          <table:table-cell office:value-type="string" calcext:value-type="string">
            <text:p>DIIK</text:p>
          </table:table-cell>
          <table:table-cell office:value-type="string" calcext:value-type="string">
            <text:p>Darned if I know</text:p>
          </table:table-cell>
          <table:table-cell table:formula="of:=CONCATENATE(&quot;{Name: &quot;&quot;&quot;;[.A396];&quot;&quot;&quot;, Desc:&quot;&quot;&quot;; [.B396]; &quot;&quot;&quot;},&quot;)" office:value-type="string" office:string-value="{Name: &quot;DIIK&quot;, Desc:&quot;Darned if I know&quot;}," calcext:value-type="string">
            <text:p>{Name: "DIIK", Desc:"Darned if I know"},</text:p>
          </table:table-cell>
        </table:table-row>
        <table:table-row table:style-name="ro1">
          <table:table-cell office:value-type="string" calcext:value-type="string">
            <text:p>DIKU</text:p>
          </table:table-cell>
          <table:table-cell office:value-type="string" calcext:value-type="string">
            <text:p>Do I know you?</text:p>
          </table:table-cell>
          <table:table-cell table:formula="of:=CONCATENATE(&quot;{Name: &quot;&quot;&quot;;[.A397];&quot;&quot;&quot;, Desc:&quot;&quot;&quot;; [.B397]; &quot;&quot;&quot;},&quot;)" office:value-type="string" office:string-value="{Name: &quot;DIKU&quot;, Desc:&quot;Do I know you?&quot;}," calcext:value-type="string">
            <text:p>{Name: "DIKU", Desc:"Do I know you?"},</text:p>
          </table:table-cell>
        </table:table-row>
        <table:table-row table:style-name="ro1">
          <table:table-cell office:value-type="string" calcext:value-type="string">
            <text:p>DILLIGAF</text:p>
          </table:table-cell>
          <table:table-cell office:value-type="string" calcext:value-type="string">
            <text:p>Do I look like I give a *freak*?</text:p>
          </table:table-cell>
          <table:table-cell table:formula="of:=CONCATENATE(&quot;{Name: &quot;&quot;&quot;;[.A398];&quot;&quot;&quot;, Desc:&quot;&quot;&quot;; [.B398]; &quot;&quot;&quot;},&quot;)" office:value-type="string" office:string-value="{Name: &quot;DILLIGAF&quot;, Desc:&quot;Do I look like I give a *freak*?&quot;}," calcext:value-type="string">
            <text:p>{Name: "DILLIGAF", Desc:"Do I look like I give a *freak*?"},</text:p>
          </table:table-cell>
        </table:table-row>
        <table:table-row table:style-name="ro1">
          <table:table-cell office:value-type="string" calcext:value-type="string">
            <text:p>DILLIGAS</text:p>
          </table:table-cell>
          <table:table-cell office:value-type="string" calcext:value-type="string">
            <text:p>Do I look like I give a sugar?</text:p>
          </table:table-cell>
          <table:table-cell table:formula="of:=CONCATENATE(&quot;{Name: &quot;&quot;&quot;;[.A399];&quot;&quot;&quot;, Desc:&quot;&quot;&quot;; [.B399]; &quot;&quot;&quot;},&quot;)" office:value-type="string" office:string-value="{Name: &quot;DILLIGAS&quot;, Desc:&quot;Do I look like I give a sugar?&quot;}," calcext:value-type="string">
            <text:p>{Name: "DILLIGAS", Desc:"Do I look like I give a sugar?"},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Did I say?</text:p>
          </table:table-cell>
          <table:table-cell table:formula="of:=CONCATENATE(&quot;{Name: &quot;&quot;&quot;;[.A400];&quot;&quot;&quot;, Desc:&quot;&quot;&quot;; [.B400]; &quot;&quot;&quot;},&quot;)" office:value-type="string" office:string-value="{Name: &quot;DIS&quot;, Desc:&quot;Did I say?&quot;}," calcext:value-type="string">
            <text:p>{Name: "DIS", Desc:"Did I say?"},</text:p>
          </table:table-cell>
        </table:table-row>
        <table:table-row table:style-name="ro1">
          <table:table-cell office:value-type="string" calcext:value-type="string">
            <text:p>DITYID</text:p>
          </table:table-cell>
          <table:table-cell office:value-type="string" calcext:value-type="string">
            <text:p>Did I tell you I'm distressed?</text:p>
          </table:table-cell>
          <table:table-cell table:formula="of:=CONCATENATE(&quot;{Name: &quot;&quot;&quot;;[.A401];&quot;&quot;&quot;, Desc:&quot;&quot;&quot;; [.B401]; &quot;&quot;&quot;},&quot;)" office:value-type="string" office:string-value="{Name: &quot;DITYID&quot;, Desc:&quot;Did I tell you I'm distressed?&quot;}," calcext:value-type="string">
            <text:p>{Name: "DITYID", Desc:"Did I tell you I'm distressed?"},</text:p>
          </table:table-cell>
        </table:table-row>
        <table:table-row table:style-name="ro1">
          <table:table-cell office:value-type="string" calcext:value-type="string">
            <text:p>DIY</text:p>
          </table:table-cell>
          <table:table-cell office:value-type="string" calcext:value-type="string">
            <text:p>Do it yourself</text:p>
          </table:table-cell>
          <table:table-cell table:formula="of:=CONCATENATE(&quot;{Name: &quot;&quot;&quot;;[.A402];&quot;&quot;&quot;, Desc:&quot;&quot;&quot;; [.B402]; &quot;&quot;&quot;},&quot;)" office:value-type="string" office:string-value="{Name: &quot;DIY&quot;, Desc:&quot;Do it yourself&quot;}," calcext:value-type="string">
            <text:p>{Name: "DIY", Desc:"Do it yourself"},</text:p>
          </table:table-cell>
        </table:table-row>
        <table:table-row table:style-name="ro1">
          <table:table-cell office:value-type="string" calcext:value-type="string">
            <text:p>DKDC</text:p>
          </table:table-cell>
          <table:table-cell office:value-type="string" calcext:value-type="string">
            <text:p>Don't know, don't care</text:p>
          </table:table-cell>
          <table:table-cell table:formula="of:=CONCATENATE(&quot;{Name: &quot;&quot;&quot;;[.A403];&quot;&quot;&quot;, Desc:&quot;&quot;&quot;; [.B403]; &quot;&quot;&quot;},&quot;)" office:value-type="string" office:string-value="{Name: &quot;DKDC&quot;, Desc:&quot;Don't know, don't care&quot;}," calcext:value-type="string">
            <text:p>{Name: "DKDC", Desc:"Don't know, don't care"},</text:p>
          </table:table-cell>
        </table:table-row>
        <table:table-row table:style-name="ro1">
          <table:table-cell office:value-type="string" calcext:value-type="string">
            <text:p>DKP</text:p>
          </table:table-cell>
          <table:table-cell office:value-type="string" calcext:value-type="string">
            <text:p>Dragon kill points (online gaming)</text:p>
          </table:table-cell>
          <table:table-cell table:formula="of:=CONCATENATE(&quot;{Name: &quot;&quot;&quot;;[.A404];&quot;&quot;&quot;, Desc:&quot;&quot;&quot;; [.B404]; &quot;&quot;&quot;},&quot;)" office:value-type="string" office:string-value="{Name: &quot;DKP&quot;, Desc:&quot;Dragon kill points (online gaming)&quot;}," calcext:value-type="string">
            <text:p>{Name: "DKP", Desc:"Dragon kill points (online gaming)"},</text:p>
          </table:table-cell>
        </table:table-row>
        <table:table-row table:style-name="ro1">
          <table:table-cell office:value-type="string" calcext:value-type="string">
            <text:p>D/L</text:p>
          </table:table-cell>
          <table:table-cell office:value-type="string" calcext:value-type="string">
            <text:p>Download</text:p>
          </table:table-cell>
          <table:table-cell table:formula="of:=CONCATENATE(&quot;{Name: &quot;&quot;&quot;;[.A405];&quot;&quot;&quot;, Desc:&quot;&quot;&quot;; [.B405]; &quot;&quot;&quot;},&quot;)" office:value-type="string" office:string-value="{Name: &quot;D/L&quot;, Desc:&quot;Download&quot;}," calcext:value-type="string">
            <text:p>{Name: "D/L", Desc:"Download"},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Download</text:p>
          </table:table-cell>
          <table:table-cell table:formula="of:=CONCATENATE(&quot;{Name: &quot;&quot;&quot;;[.A406];&quot;&quot;&quot;, Desc:&quot;&quot;&quot;; [.B406]; &quot;&quot;&quot;},&quot;)" office:value-type="string" office:string-value="{Name: &quot;DL&quot;, Desc:&quot;Download&quot;}," calcext:value-type="string">
            <text:p>{Name: "DL", Desc:"Download"},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Down low</text:p>
          </table:table-cell>
          <table:table-cell table:formula="of:=CONCATENATE(&quot;{Name: &quot;&quot;&quot;;[.A407];&quot;&quot;&quot;, Desc:&quot;&quot;&quot;; [.B407]; &quot;&quot;&quot;},&quot;)" office:value-type="string" office:string-value="{Name: &quot;DL&quot;, Desc:&quot;Down low&quot;}," calcext:value-type="string">
            <text:p>{Name: "DL", Desc:"Down low"},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Dead link</text:p>
          </table:table-cell>
          <table:table-cell table:formula="of:=CONCATENATE(&quot;{Name: &quot;&quot;&quot;;[.A408];&quot;&quot;&quot;, Desc:&quot;&quot;&quot;; [.B408]; &quot;&quot;&quot;},&quot;)" office:value-type="string" office:string-value="{Name: &quot;DL&quot;, Desc:&quot;Dead link&quot;}," calcext:value-type="string">
            <text:p>{Name: "DL", Desc:"Dead link"},</text:p>
          </table:table-cell>
        </table:table-row>
        <table:table-row table:style-name="ro1">
          <table:table-cell office:value-type="string" calcext:value-type="string">
            <text:p>DLBBB</text:p>
          </table:table-cell>
          <table:table-cell office:value-type="string" calcext:value-type="string">
            <text:p>Don't let (the) bed bugs bite</text:p>
          </table:table-cell>
          <table:table-cell table:formula="of:=CONCATENATE(&quot;{Name: &quot;&quot;&quot;;[.A409];&quot;&quot;&quot;, Desc:&quot;&quot;&quot;; [.B409]; &quot;&quot;&quot;},&quot;)" office:value-type="string" office:string-value="{Name: &quot;DLBBB&quot;, Desc:&quot;Don't let (the) bed bugs bite&quot;}," calcext:value-type="string">
            <text:p>{Name: "DLBBB", Desc:"Don't let (the) bed bugs bite"},</text:p>
          </table:table-cell>
        </table:table-row>
        <table:table-row table:style-name="ro1">
          <table:table-cell office:value-type="string" calcext:value-type="string">
            <text:p>DLTBBB</text:p>
          </table:table-cell>
          <table:table-cell office:value-type="string" calcext:value-type="string">
            <text:p>Don't let the bed bugs bite</text:p>
          </table:table-cell>
          <table:table-cell table:formula="of:=CONCATENATE(&quot;{Name: &quot;&quot;&quot;;[.A410];&quot;&quot;&quot;, Desc:&quot;&quot;&quot;; [.B410]; &quot;&quot;&quot;},&quot;)" office:value-type="string" office:string-value="{Name: &quot;DLTBBB&quot;, Desc:&quot;Don't let the bed bugs bite&quot;}," calcext:value-type="string">
            <text:p>{Name: "DLTBBB", Desc:"Don't let the bed bugs bite"},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oesn't matter</text:p>
          </table:table-cell>
          <table:table-cell table:formula="of:=CONCATENATE(&quot;{Name: &quot;&quot;&quot;;[.A411];&quot;&quot;&quot;, Desc:&quot;&quot;&quot;; [.B411]; &quot;&quot;&quot;},&quot;)" office:value-type="string" office:string-value="{Name: &quot;DM&quot;, Desc:&quot;Doesn't matter&quot;}," calcext:value-type="string">
            <text:p>{Name: "DM", Desc:"Doesn't matter"},</text:p>
          </table:table-cell>
        </table:table-row>
        <table:table-row table:style-name="ro1">
          <table:table-cell office:value-type="string" calcext:value-type="string">
            <text:p>DMNO</text:p>
          </table:table-cell>
          <table:table-cell office:value-type="string" calcext:value-type="string">
            <text:p>Dude Man No Offense</text:p>
          </table:table-cell>
          <table:table-cell table:formula="of:=CONCATENATE(&quot;{Name: &quot;&quot;&quot;;[.A412];&quot;&quot;&quot;, Desc:&quot;&quot;&quot;; [.B412]; &quot;&quot;&quot;},&quot;)" office:value-type="string" office:string-value="{Name: &quot;DMNO&quot;, Desc:&quot;Dude Man No Offense&quot;}," calcext:value-type="string">
            <text:p>{Name: "DMNO", Desc:"Dude Man No Offense"},</text:p>
          </table:table-cell>
        </table:table-row>
        <table:table-row table:style-name="ro1">
          <table:table-cell office:value-type="string" calcext:value-type="string">
            <text:p>DMY</text:p>
          </table:table-cell>
          <table:table-cell office:value-type="string" calcext:value-type="string">
            <text:p>Don't mess yourself</text:p>
          </table:table-cell>
          <table:table-cell table:formula="of:=CONCATENATE(&quot;{Name: &quot;&quot;&quot;;[.A413];&quot;&quot;&quot;, Desc:&quot;&quot;&quot;; [.B413]; &quot;&quot;&quot;},&quot;)" office:value-type="string" office:string-value="{Name: &quot;DMY&quot;, Desc:&quot;Don't mess yourself&quot;}," calcext:value-type="string">
            <text:p>{Name: "DMY", Desc:"Don't mess yourself"},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formula="of:=CONCATENATE(&quot;{Name: &quot;&quot;&quot;;[.A414];&quot;&quot;&quot;, Desc:&quot;&quot;&quot;; [.B414]; &quot;&quot;&quot;},&quot;)" office:value-type="string" office:string-value="{Name: &quot;DN&quot;, Desc:&quot;Down&quot;}," calcext:value-type="string">
            <text:p>{Name: "DN", Desc:"Down"},</text:p>
          </table:table-cell>
        </table:table-row>
        <table:table-row table:style-name="ro1">
          <table:table-cell office:value-type="string" calcext:value-type="string">
            <text:p>DNC</text:p>
          </table:table-cell>
          <table:table-cell office:value-type="string" calcext:value-type="string">
            <text:p>Do not compute (meaning I do not understand)</text:p>
          </table:table-cell>
          <table:table-cell table:formula="of:=CONCATENATE(&quot;{Name: &quot;&quot;&quot;;[.A415];&quot;&quot;&quot;, Desc:&quot;&quot;&quot;; [.B415]; &quot;&quot;&quot;},&quot;)" office:value-type="string" office:string-value="{Name: &quot;DNC&quot;, Desc:&quot;Do not compute (meaning I do not understand)&quot;}," calcext:value-type="string">
            <text:p>{Name: "DNC", Desc:"Do not compute (meaning I do not understand)"},</text:p>
          </table:table-cell>
        </table:table-row>
        <table:table-row table:style-name="ro1">
          <table:table-cell office:value-type="string" calcext:value-type="string">
            <text:p>DNR</text:p>
          </table:table-cell>
          <table:table-cell office:value-type="string" calcext:value-type="string">
            <text:p>Dinner (SMS)</text:p>
          </table:table-cell>
          <table:table-cell table:formula="of:=CONCATENATE(&quot;{Name: &quot;&quot;&quot;;[.A416];&quot;&quot;&quot;, Desc:&quot;&quot;&quot;; [.B416]; &quot;&quot;&quot;},&quot;)" office:value-type="string" office:string-value="{Name: &quot;DNR&quot;, Desc:&quot;Dinner (SMS)&quot;}," calcext:value-type="string">
            <text:p>{Name: "DNR", Desc:"Dinner (SMS)"},</text:p>
          </table:table-cell>
        </table:table-row>
        <table:table-row table:style-name="ro1">
          <table:table-cell office:value-type="string" calcext:value-type="string">
            <text:p>DNT</text:p>
          </table:table-cell>
          <table:table-cell office:value-type="string" calcext:value-type="string">
            <text:p>Don't</text:p>
          </table:table-cell>
          <table:table-cell table:formula="of:=CONCATENATE(&quot;{Name: &quot;&quot;&quot;;[.A417];&quot;&quot;&quot;, Desc:&quot;&quot;&quot;; [.B417]; &quot;&quot;&quot;},&quot;)" office:value-type="string" office:string-value="{Name: &quot;DNT&quot;, Desc:&quot;Don't&quot;}," calcext:value-type="string">
            <text:p>{Name: "DNT", Desc:"Don't"},</text:p>
          </table:table-cell>
        </table:table-row>
        <table:table-row table:style-name="ro1">
          <table:table-cell office:value-type="string" calcext:value-type="string">
            <text:p>d00d</text:p>
          </table:table-cell>
          <table:table-cell office:value-type="string" calcext:value-type="string">
            <text:p>Dude</text:p>
          </table:table-cell>
          <table:table-cell table:formula="of:=CONCATENATE(&quot;{Name: &quot;&quot;&quot;;[.A418];&quot;&quot;&quot;, Desc:&quot;&quot;&quot;; [.B418]; &quot;&quot;&quot;},&quot;)" office:value-type="string" office:string-value="{Name: &quot;d00d&quot;, Desc:&quot;Dude&quot;}," calcext:value-type="string">
            <text:p>{Name: "d00d", Desc:"Dude"},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aughter of Eve</text:p>
          </table:table-cell>
          <table:table-cell table:formula="of:=CONCATENATE(&quot;{Name: &quot;&quot;&quot;;[.A419];&quot;&quot;&quot;, Desc:&quot;&quot;&quot;; [.B419]; &quot;&quot;&quot;},&quot;)" office:value-type="string" office:string-value="{Name: &quot;DOE&quot;, Desc:&quot;Daughter of Eve&quot;}," calcext:value-type="string">
            <text:p>{Name: "DOE", Desc:"Daughter of Eve"},</text:p>
          </table:table-cell>
        </table:table-row>
        <table:table-row table:style-name="ro1">
          <table:table-cell office:value-type="string" calcext:value-type="string">
            <text:p>DORBS</text:p>
          </table:table-cell>
          <table:table-cell office:value-type="string" calcext:value-type="string">
            <text:p>Meaning 'Adorable'</text:p>
          </table:table-cell>
          <table:table-cell table:formula="of:=CONCATENATE(&quot;{Name: &quot;&quot;&quot;;[.A420];&quot;&quot;&quot;, Desc:&quot;&quot;&quot;; [.B420]; &quot;&quot;&quot;},&quot;)" office:value-type="string" office:string-value="{Name: &quot;DORBS&quot;, Desc:&quot;Meaning 'Adorable'&quot;}," calcext:value-type="string">
            <text:p>{Name: "DORBS", Desc:"Meaning 'Adorable'"},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Damage over time (online gaming)</text:p>
          </table:table-cell>
          <table:table-cell table:formula="of:=CONCATENATE(&quot;{Name: &quot;&quot;&quot;;[.A421];&quot;&quot;&quot;, Desc:&quot;&quot;&quot;; [.B421]; &quot;&quot;&quot;},&quot;)" office:value-type="string" office:string-value="{Name: &quot;DOT&quot;, Desc:&quot;Damage over time (online gaming)&quot;}," calcext:value-type="string">
            <text:p>{Name: "DOT", Desc:"Damage over time (online gaming)"},</text:p>
          </table:table-cell>
        </table:table-row>
        <table:table-row table:style-name="ro1">
          <table:table-cell office:value-type="string" calcext:value-type="string">
            <text:p>Downvote</text:p>
          </table:table-cell>
          <table:table-cell office:value-type="string" calcext:value-type="string">
            <text:p>Voting negatively on a thread using Reddit’s voting system (Reddit)</text:p>
          </table:table-cell>
          <table:table-cell table:formula="of:=CONCATENATE(&quot;{Name: &quot;&quot;&quot;;[.A422];&quot;&quot;&quot;, Desc:&quot;&quot;&quot;; [.B422]; &quot;&quot;&quot;},&quot;)" office:value-type="string" office:string-value="{Name: &quot;Downvote&quot;, Desc:&quot;Voting negatively on a thread using Reddit’s voting system (Reddit)&quot;}," calcext:value-type="string">
            <text:p>{Name: "Downvote", Desc:"Voting negatively on a thread using Reddit’s voting system (Reddit)"},</text:p>
          </table:table-cell>
        </table:table-row>
        <table:table-row table:style-name="ro1">
          <table:table-cell office:value-type="string" calcext:value-type="string">
            <text:p>DPS</text:p>
          </table:table-cell>
          <table:table-cell office:value-type="string" calcext:value-type="string">
            <text:p>Damage per second (online gaming)</text:p>
          </table:table-cell>
          <table:table-cell table:formula="of:=CONCATENATE(&quot;{Name: &quot;&quot;&quot;;[.A423];&quot;&quot;&quot;, Desc:&quot;&quot;&quot;; [.B423]; &quot;&quot;&quot;},&quot;)" office:value-type="string" office:string-value="{Name: &quot;DPS&quot;, Desc:&quot;Damage per second (online gaming)&quot;}," calcext:value-type="string">
            <text:p>{Name: "DPS", Desc:"Damage per second (online gaming)"},</text:p>
          </table:table-cell>
        </table:table-row>
        <table:table-row table:style-name="ro1">
          <table:table-cell office:value-type="string" calcext:value-type="string">
            <text:p>DQMOT</text:p>
          </table:table-cell>
          <table:table-cell office:value-type="string" calcext:value-type="string">
            <text:p>Don't quote me on this</text:p>
          </table:table-cell>
          <table:table-cell table:formula="of:=CONCATENATE(&quot;{Name: &quot;&quot;&quot;;[.A424];&quot;&quot;&quot;, Desc:&quot;&quot;&quot;; [.B424]; &quot;&quot;&quot;},&quot;)" office:value-type="string" office:string-value="{Name: &quot;DQMOT&quot;, Desc:&quot;Don't quote me on this&quot;}," calcext:value-type="string">
            <text:p>{Name: "DQMOT", Desc:"Don't quote me on this"},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Didn't read</text:p>
          </table:table-cell>
          <table:table-cell table:formula="of:=CONCATENATE(&quot;{Name: &quot;&quot;&quot;;[.A425];&quot;&quot;&quot;, Desc:&quot;&quot;&quot;; [.B425]; &quot;&quot;&quot;},&quot;)" office:value-type="string" office:string-value="{Name: &quot;DR&quot;, Desc:&quot;Didn't read&quot;}," calcext:value-type="string">
            <text:p>{Name: "DR", Desc:"Didn't read"},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Dear (or Darling) son</text:p>
          </table:table-cell>
          <table:table-cell table:formula="of:=CONCATENATE(&quot;{Name: &quot;&quot;&quot;;[.A426];&quot;&quot;&quot;, Desc:&quot;&quot;&quot;; [.B426]; &quot;&quot;&quot;},&quot;)" office:value-type="string" office:string-value="{Name: &quot;DS&quot;, Desc:&quot;Dear (or Darling) son&quot;}," calcext:value-type="string">
            <text:p>{Name: "DS", Desc:"Dear (or Darling) son"},</text:p>
          </table:table-cell>
        </table:table-row>
        <table:table-row table:style-name="ro1">
          <table:table-cell office:value-type="string" calcext:value-type="string">
            <text:p>DTR</text:p>
          </table:table-cell>
          <table:table-cell office:value-type="string" calcext:value-type="string">
            <text:p>Define the relationship</text:p>
          </table:table-cell>
          <table:table-cell table:formula="of:=CONCATENATE(&quot;{Name: &quot;&quot;&quot;;[.A427];&quot;&quot;&quot;, Desc:&quot;&quot;&quot;; [.B427]; &quot;&quot;&quot;},&quot;)" office:value-type="string" office:string-value="{Name: &quot;DTR&quot;, Desc:&quot;Define the relationship&quot;}," calcext:value-type="string">
            <text:p>{Name: "DTR", Desc:"Define the relationship"},</text:p>
          </table:table-cell>
        </table:table-row>
        <table:table-row table:style-name="ro1">
          <table:table-cell office:value-type="string" calcext:value-type="string">
            <text:p>DTRT</text:p>
          </table:table-cell>
          <table:table-cell office:value-type="string" calcext:value-type="string">
            <text:p>Do the right thing</text:p>
          </table:table-cell>
          <table:table-cell table:formula="of:=CONCATENATE(&quot;{Name: &quot;&quot;&quot;;[.A428];&quot;&quot;&quot;, Desc:&quot;&quot;&quot;; [.B428]; &quot;&quot;&quot;},&quot;)" office:value-type="string" office:string-value="{Name: &quot;DTRT&quot;, Desc:&quot;Do the right thing&quot;}," calcext:value-type="string">
            <text:p>{Name: "DTRT", Desc:"Do the right thing"},</text:p>
          </table:table-cell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Don't think so</text:p>
          </table:table-cell>
          <table:table-cell table:formula="of:=CONCATENATE(&quot;{Name: &quot;&quot;&quot;;[.A429];&quot;&quot;&quot;, Desc:&quot;&quot;&quot;; [.B429]; &quot;&quot;&quot;},&quot;)" office:value-type="string" office:string-value="{Name: &quot;DTS&quot;, Desc:&quot;Don't think so&quot;}," calcext:value-type="string">
            <text:p>{Name: "DTS", Desc:"Don't think so"},</text:p>
          </table:table-cell>
        </table:table-row>
        <table:table-row table:style-name="ro1">
          <table:table-cell office:value-type="string" calcext:value-type="string">
            <text:p>DTTD</text:p>
          </table:table-cell>
          <table:table-cell office:value-type="string" calcext:value-type="string">
            <text:p>Don't touch that dial</text:p>
          </table:table-cell>
          <table:table-cell table:formula="of:=CONCATENATE(&quot;{Name: &quot;&quot;&quot;;[.A430];&quot;&quot;&quot;, Desc:&quot;&quot;&quot;; [.B430]; &quot;&quot;&quot;},&quot;)" office:value-type="string" office:string-value="{Name: &quot;DTTD&quot;, Desc:&quot;Don't touch that dial&quot;}," calcext:value-type="string">
            <text:p>{Name: "DTTD", Desc:"Don't touch that dial"},</text:p>
          </table:table-cell>
        </table:table-row>
        <table:table-row table:style-name="ro1">
          <table:table-cell office:value-type="string" calcext:value-type="string">
            <text:p>DUPE</text:p>
          </table:table-cell>
          <table:table-cell office:value-type="string" calcext:value-type="string">
            <text:p>Duplicate</text:p>
          </table:table-cell>
          <table:table-cell table:formula="of:=CONCATENATE(&quot;{Name: &quot;&quot;&quot;;[.A431];&quot;&quot;&quot;, Desc:&quot;&quot;&quot;; [.B431]; &quot;&quot;&quot;},&quot;)" office:value-type="string" office:string-value="{Name: &quot;DUPE&quot;, Desc:&quot;Duplicate&quot;}," calcext:value-type="string">
            <text:p>{Name: "DUPE", Desc:"Duplicate"},</text:p>
          </table:table-cell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Do you remember?</text:p>
          </table:table-cell>
          <table:table-cell table:formula="of:=CONCATENATE(&quot;{Name: &quot;&quot;&quot;;[.A432];&quot;&quot;&quot;, Desc:&quot;&quot;&quot;; [.B432]; &quot;&quot;&quot;},&quot;)" office:value-type="string" office:string-value="{Name: &quot;DUR&quot;, Desc:&quot;Do you remember?&quot;}," calcext:value-type="string">
            <text:p>{Name: "DUR", Desc:"Do you remember?"},</text:p>
          </table:table-cell>
        </table:table-row>
        <table:table-row table:style-name="ro1">
          <table:table-cell office:value-type="string" calcext:value-type="string">
            <text:p>DV8</text:p>
          </table:table-cell>
          <table:table-cell office:value-type="string" calcext:value-type="string">
            <text:p>Deviate</text:p>
          </table:table-cell>
          <table:table-cell table:formula="of:=CONCATENATE(&quot;{Name: &quot;&quot;&quot;;[.A433];&quot;&quot;&quot;, Desc:&quot;&quot;&quot;; [.B433]; &quot;&quot;&quot;},&quot;)" office:value-type="string" office:string-value="{Name: &quot;DV8&quot;, Desc:&quot;Deviate&quot;}," calcext:value-type="string">
            <text:p>{Name: "DV8", Desc:"Deviate"},</text:p>
          </table:table-cell>
        </table:table-row>
        <table:table-row table:style-name="ro1">
          <table:table-cell office:value-type="string" calcext:value-type="string">
            <text:p>DW</text:p>
          </table:table-cell>
          <table:table-cell office:value-type="string" calcext:value-type="string">
            <text:p>Dear (or Darling) wife</text:p>
          </table:table-cell>
          <table:table-cell table:formula="of:=CONCATENATE(&quot;{Name: &quot;&quot;&quot;;[.A434];&quot;&quot;&quot;, Desc:&quot;&quot;&quot;; [.B434]; &quot;&quot;&quot;},&quot;)" office:value-type="string" office:string-value="{Name: &quot;DW&quot;, Desc:&quot;Dear (or Darling) wife&quot;}," calcext:value-type="string">
            <text:p>{Name: "DW", Desc:"Dear (or Darling) wife"},</text:p>
          </table:table-cell>
        </table:table-row>
        <table:table-row table:style-name="ro1">
          <table:table-cell office:value-type="string" calcext:value-type="string">
            <text:p>DWF</text:p>
          </table:table-cell>
          <table:table-cell office:value-type="string" calcext:value-type="string">
            <text:p>Divorced white female</text:p>
          </table:table-cell>
          <table:table-cell table:formula="of:=CONCATENATE(&quot;{Name: &quot;&quot;&quot;;[.A435];&quot;&quot;&quot;, Desc:&quot;&quot;&quot;; [.B435]; &quot;&quot;&quot;},&quot;)" office:value-type="string" office:string-value="{Name: &quot;DWF&quot;, Desc:&quot;Divorced white female&quot;}," calcext:value-type="string">
            <text:p>{Name: "DWF", Desc:"Divorced white female"},</text:p>
          </table:table-cell>
        </table:table-row>
        <table:table-row table:style-name="ro1">
          <table:table-cell office:value-type="string" calcext:value-type="string">
            <text:p>DWM</text:p>
          </table:table-cell>
          <table:table-cell office:value-type="string" calcext:value-type="string">
            <text:p>Divorced white male</text:p>
          </table:table-cell>
          <table:table-cell table:formula="of:=CONCATENATE(&quot;{Name: &quot;&quot;&quot;;[.A436];&quot;&quot;&quot;, Desc:&quot;&quot;&quot;; [.B436]; &quot;&quot;&quot;},&quot;)" office:value-type="string" office:string-value="{Name: &quot;DWM&quot;, Desc:&quot;Divorced white male&quot;}," calcext:value-type="string">
            <text:p>{Name: "DWM", Desc:"Divorced white male"},</text:p>
          </table:table-cell>
        </table:table-row>
        <table:table-row table:style-name="ro1">
          <table:table-cell office:value-type="string" calcext:value-type="string">
            <text:p>DXNRY</text:p>
          </table:table-cell>
          <table:table-cell office:value-type="string" calcext:value-type="string">
            <text:p>Dictionary</text:p>
          </table:table-cell>
          <table:table-cell table:formula="of:=CONCATENATE(&quot;{Name: &quot;&quot;&quot;;[.A437];&quot;&quot;&quot;, Desc:&quot;&quot;&quot;; [.B437]; &quot;&quot;&quot;},&quot;)" office:value-type="string" office:string-value="{Name: &quot;DXNRY&quot;, Desc:&quot;Dictionary&quot;}," calcext:value-type="string">
            <text:p>{Name: "DXNRY", Desc:"Dictionary"},</text:p>
          </table:table-cell>
        </table:table-row>
        <table:table-row table:style-name="ro1">
          <table:table-cell office:value-type="string" calcext:value-type="string">
            <text:p>DYNWUTB</text:p>
          </table:table-cell>
          <table:table-cell office:value-type="string" calcext:value-type="string">
            <text:p>Do you know what you are talking about?</text:p>
          </table:table-cell>
          <table:table-cell table:formula="of:=CONCATENATE(&quot;{Name: &quot;&quot;&quot;;[.A438];&quot;&quot;&quot;, Desc:&quot;&quot;&quot;; [.B438]; &quot;&quot;&quot;},&quot;)" office:value-type="string" office:string-value="{Name: &quot;DYNWUTB&quot;, Desc:&quot;Do you know what you are talking about?&quot;}," calcext:value-type="string">
            <text:p>{Name: "DYNWUTB", Desc:"Do you know what you are talking about?"},</text:p>
          </table:table-cell>
        </table:table-row>
        <table:table-row table:style-name="ro1">
          <table:table-cell office:value-type="string" calcext:value-type="string">
            <text:p>DYFI</text:p>
          </table:table-cell>
          <table:table-cell office:value-type="string" calcext:value-type="string">
            <text:p>Did you find it?</text:p>
          </table:table-cell>
          <table:table-cell table:formula="of:=CONCATENATE(&quot;{Name: &quot;&quot;&quot;;[.A439];&quot;&quot;&quot;, Desc:&quot;&quot;&quot;; [.B439]; &quot;&quot;&quot;},&quot;)" office:value-type="string" office:string-value="{Name: &quot;DYFI&quot;, Desc:&quot;Did you find it?&quot;}," calcext:value-type="string">
            <text:p>{Name: "DYFI", Desc:"Did you find it?"},</text:p>
          </table:table-cell>
        </table:table-row>
        <table:table-row table:style-name="ro1">
          <table:table-cell office:value-type="string" calcext:value-type="string">
            <text:p>DYFM</text:p>
          </table:table-cell>
          <table:table-cell office:value-type="string" calcext:value-type="string">
            <text:p>Dude, you fascinate me</text:p>
          </table:table-cell>
          <table:table-cell table:formula="of:=CONCATENATE(&quot;{Name: &quot;&quot;&quot;;[.A440];&quot;&quot;&quot;, Desc:&quot;&quot;&quot;; [.B440]; &quot;&quot;&quot;},&quot;)" office:value-type="string" office:string-value="{Name: &quot;DYFM&quot;, Desc:&quot;Dude, you fascinate me&quot;}," calcext:value-type="string">
            <text:p>{Name: "DYFM", Desc:"Dude, you fascinate me"},</text:p>
          </table:table-cell>
        </table:table-row>
        <table:table-row table:style-name="ro1">
          <table:table-cell office:value-type="string" calcext:value-type="string">
            <text:p>DYJHIW</text:p>
          </table:table-cell>
          <table:table-cell office:value-type="string" calcext:value-type="string">
            <text:p>Don't you just hate it when...?</text:p>
          </table:table-cell>
          <table:table-cell table:formula="of:=CONCATENATE(&quot;{Name: &quot;&quot;&quot;;[.A441];&quot;&quot;&quot;, Desc:&quot;&quot;&quot;; [.B441]; &quot;&quot;&quot;},&quot;)" office:value-type="string" office:string-value="{Name: &quot;DYJHIW&quot;, Desc:&quot;Don't you just hate it when...?&quot;}," calcext:value-type="string">
            <text:p>{Name: "DYJHIW", Desc:"Don't you just hate it when...?"},</text:p>
          </table:table-cell>
        </table:table-row>
        <table:table-row table:style-name="ro1">
          <table:table-cell office:value-type="string" calcext:value-type="string">
            <text:p>DYOR</text:p>
          </table:table-cell>
          <table:table-cell office:value-type="string" calcext:value-type="string">
            <text:p>Do your own research (common stock market chat slang)</text:p>
          </table:table-cell>
          <table:table-cell table:formula="of:=CONCATENATE(&quot;{Name: &quot;&quot;&quot;;[.A442];&quot;&quot;&quot;, Desc:&quot;&quot;&quot;; [.B442]; &quot;&quot;&quot;},&quot;)" office:value-type="string" office:string-value="{Name: &quot;DYOR&quot;, Desc:&quot;Do your own research (common stock market chat slang)&quot;}," calcext:value-type="string">
            <text:p>{Name: "DYOR", Desc:"Do your own research (common stock market chat slang)"},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cstasy</text:p>
          </table:table-cell>
          <table:table-cell table:formula="of:=CONCATENATE(&quot;{Name: &quot;&quot;&quot;;[.A443];&quot;&quot;&quot;, Desc:&quot;&quot;&quot;; [.B443]; &quot;&quot;&quot;},&quot;)" office:value-type="string" office:string-value="{Name: &quot;E&quot;, Desc:&quot;Ecstasy&quot;}," calcext:value-type="string">
            <text:p>{Name: "E", Desc:"Ecstasy"},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emy (online gaming)</text:p>
          </table:table-cell>
          <table:table-cell table:formula="of:=CONCATENATE(&quot;{Name: &quot;&quot;&quot;;[.A444];&quot;&quot;&quot;, Desc:&quot;&quot;&quot;; [.B444]; &quot;&quot;&quot;},&quot;)" office:value-type="string" office:string-value="{Name: &quot;E&quot;, Desc:&quot;Enemy (online gaming)&quot;}," calcext:value-type="string">
            <text:p>{Name: "E", Desc:"Enemy (online gaming)"},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veryone</text:p>
          </table:table-cell>
          <table:table-cell table:formula="of:=CONCATENATE(&quot;{Name: &quot;&quot;&quot;;[.A445];&quot;&quot;&quot;, Desc:&quot;&quot;&quot;; [.B445]; &quot;&quot;&quot;},&quot;)" office:value-type="string" office:string-value="{Name: &quot;E1&quot;, Desc:&quot;Everyone&quot;}," calcext:value-type="string">
            <text:p>{Name: "E1", Desc:"Everyone"},</text:p>
          </table:table-cell>
        </table:table-row>
        <table:table-row table:style-name="ro1">
          <table:table-cell office:value-type="string" calcext:value-type="string">
            <text:p>E123</text:p>
          </table:table-cell>
          <table:table-cell office:value-type="string" calcext:value-type="string">
            <text:p>Easy as one, two, three</text:p>
          </table:table-cell>
          <table:table-cell table:formula="of:=CONCATENATE(&quot;{Name: &quot;&quot;&quot;;[.A446];&quot;&quot;&quot;, Desc:&quot;&quot;&quot;; [.B446]; &quot;&quot;&quot;},&quot;)" office:value-type="string" office:string-value="{Name: &quot;E123&quot;, Desc:&quot;Easy as one, two, three&quot;}," calcext:value-type="string">
            <text:p>{Name: "E123", Desc:"Easy as one, two, three"},</text:p>
          </table:table-cell>
        </table:table-row>
        <table:table-row table:style-name="ro1">
          <table:table-cell office:value-type="string" calcext:value-type="string">
            <text:p>E2EG</text:p>
          </table:table-cell>
          <table:table-cell office:value-type="string" calcext:value-type="string">
            <text:p>Ear to ear grin</text:p>
          </table:table-cell>
          <table:table-cell table:formula="of:=CONCATENATE(&quot;{Name: &quot;&quot;&quot;;[.A447];&quot;&quot;&quot;, Desc:&quot;&quot;&quot;; [.B447]; &quot;&quot;&quot;},&quot;)" office:value-type="string" office:string-value="{Name: &quot;E2EG&quot;, Desc:&quot;Ear to ear grin&quot;}," calcext:value-type="string">
            <text:p>{Name: "E2EG", Desc:"Ear to ear grin"},</text:p>
          </table:table-cell>
        </table:table-row>
        <table:table-row table:style-name="ro1">
          <table:table-cell office:value-type="string" calcext:value-type="string">
            <text:p>EAK</text:p>
          </table:table-cell>
          <table:table-cell office:value-type="string" calcext:value-type="string">
            <text:p>Eating at keyboard</text:p>
          </table:table-cell>
          <table:table-cell table:formula="of:=CONCATENATE(&quot;{Name: &quot;&quot;&quot;;[.A448];&quot;&quot;&quot;, Desc:&quot;&quot;&quot;; [.B448]; &quot;&quot;&quot;},&quot;)" office:value-type="string" office:string-value="{Name: &quot;EAK&quot;, Desc:&quot;Eating at keyboard&quot;}," calcext:value-type="string">
            <text:p>{Name: "EAK", Desc:"Eating at keyboard"},</text:p>
          </table:table-cell>
        </table:table-row>
        <table:table-row table:style-name="ro1">
          <table:table-cell office:value-type="string" calcext:value-type="string">
            <text:p>EBKAC</text:p>
          </table:table-cell>
          <table:table-cell office:value-type="string" calcext:value-type="string">
            <text:p>Error between keyboard and chair</text:p>
          </table:table-cell>
          <table:table-cell table:formula="of:=CONCATENATE(&quot;{Name: &quot;&quot;&quot;;[.A449];&quot;&quot;&quot;, Desc:&quot;&quot;&quot;; [.B449]; &quot;&quot;&quot;},&quot;)" office:value-type="string" office:string-value="{Name: &quot;EBKAC&quot;, Desc:&quot;Error between keyboard and chair&quot;}," calcext:value-type="string">
            <text:p>{Name: "EBKAC", Desc:"Error between keyboard and chair"},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Erase display</text:p>
          </table:table-cell>
          <table:table-cell table:formula="of:=CONCATENATE(&quot;{Name: &quot;&quot;&quot;;[.A450];&quot;&quot;&quot;, Desc:&quot;&quot;&quot;; [.B450]; &quot;&quot;&quot;},&quot;)" office:value-type="string" office:string-value="{Name: &quot;ED&quot;, Desc:&quot;Erase display&quot;}," calcext:value-type="string">
            <text:p>{Name: "ED", Desc:"Erase display"},</text:p>
          </table:table-cell>
        </table:table-row>
        <table:table-row table:style-name="ro1">
          <table:table-cell office:value-type="string" calcext:value-type="string">
            <text:p>EF4T</text:p>
          </table:table-cell>
          <table:table-cell office:value-type="string" calcext:value-type="string">
            <text:p>Effort</text:p>
          </table:table-cell>
          <table:table-cell table:formula="of:=CONCATENATE(&quot;{Name: &quot;&quot;&quot;;[.A451];&quot;&quot;&quot;, Desc:&quot;&quot;&quot;; [.B451]; &quot;&quot;&quot;},&quot;)" office:value-type="string" office:string-value="{Name: &quot;EF4T&quot;, Desc:&quot;Effort&quot;}," calcext:value-type="string">
            <text:p>{Name: "EF4T", Desc:"Effort"},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vil grin</text:p>
          </table:table-cell>
          <table:table-cell table:formula="of:=CONCATENATE(&quot;{Name: &quot;&quot;&quot;;[.A452];&quot;&quot;&quot;, Desc:&quot;&quot;&quot;; [.B452]; &quot;&quot;&quot;},&quot;)" office:value-type="string" office:string-value="{Name: &quot;EG&quot;, Desc:&quot;Evil grin&quot;}," calcext:value-type="string">
            <text:p>{Name: "EG", Desc:"Evil grin"},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Eat it</text:p>
          </table:table-cell>
          <table:table-cell table:formula="of:=CONCATENATE(&quot;{Name: &quot;&quot;&quot;;[.A453];&quot;&quot;&quot;, Desc:&quot;&quot;&quot;; [.B453]; &quot;&quot;&quot;},&quot;)" office:value-type="string" office:string-value="{Name: &quot;EI&quot;, Desc:&quot;Eat it&quot;}," calcext:value-type="string">
            <text:p>{Name: "EI", Desc:"Eat it"},</text:p>
          </table:table-cell>
        </table:table-row>
        <table:table-row table:style-name="ro1">
          <table:table-cell office:value-type="string" calcext:value-type="string">
            <text:p>EIP</text:p>
          </table:table-cell>
          <table:table-cell office:value-type="string" calcext:value-type="string">
            <text:p>Editing in progress</text:p>
          </table:table-cell>
          <table:table-cell table:formula="of:=CONCATENATE(&quot;{Name: &quot;&quot;&quot;;[.A454];&quot;&quot;&quot;, Desc:&quot;&quot;&quot;; [.B454]; &quot;&quot;&quot;},&quot;)" office:value-type="string" office:string-value="{Name: &quot;EIP&quot;, Desc:&quot;Editing in progress&quot;}," calcext:value-type="string">
            <text:p>{Name: "EIP", Desc:"Editing in progress"},</text:p>
          </table:table-cell>
        </table:table-row>
        <table:table-row table:style-name="ro1">
          <table:table-cell office:value-type="string" calcext:value-type="string">
            <text:p>ELI5</text:p>
          </table:table-cell>
          <table:table-cell office:value-type="string" calcext:value-type="string">
            <text:p>Explain like I'm 5</text:p>
          </table:table-cell>
          <table:table-cell table:formula="of:=CONCATENATE(&quot;{Name: &quot;&quot;&quot;;[.A455];&quot;&quot;&quot;, Desc:&quot;&quot;&quot;; [.B455]; &quot;&quot;&quot;},&quot;)" office:value-type="string" office:string-value="{Name: &quot;ELI5&quot;, Desc:&quot;Explain like I'm 5&quot;}," calcext:value-type="string">
            <text:p>{Name: "ELI5", Desc:"Explain like I'm 5"},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-mail</text:p>
          </table:table-cell>
          <table:table-cell table:formula="of:=CONCATENATE(&quot;{Name: &quot;&quot;&quot;;[.A456];&quot;&quot;&quot;, Desc:&quot;&quot;&quot;; [.B456]; &quot;&quot;&quot;},&quot;)" office:value-type="string" office:string-value="{Name: &quot;EM&quot;, Desc:&quot;E-mail&quot;}," calcext:value-type="string">
            <text:p>{Name: "EM", Desc:"E-mail"},</text:p>
          </table:table-cell>
        </table:table-row>
        <table:table-row table:style-name="ro1">
          <table:table-cell office:value-type="string" calcext:value-type="string">
            <text:p>EMA</text:p>
          </table:table-cell>
          <table:table-cell office:value-type="string" calcext:value-type="string">
            <text:p>E-mail address</text:p>
          </table:table-cell>
          <table:table-cell table:formula="of:=CONCATENATE(&quot;{Name: &quot;&quot;&quot;;[.A457];&quot;&quot;&quot;, Desc:&quot;&quot;&quot;; [.B457]; &quot;&quot;&quot;},&quot;)" office:value-type="string" office:string-value="{Name: &quot;EMA&quot;, Desc:&quot;E-mail address&quot;}," calcext:value-type="string">
            <text:p>{Name: "EMA", Desc:"E-mail address"},</text:p>
          </table:table-cell>
        </table:table-row>
        <table:table-row table:style-name="ro1">
          <table:table-cell office:value-type="string" calcext:value-type="string">
            <text:p>EMBAR</text:p>
          </table:table-cell>
          <table:table-cell office:value-type="string" calcext:value-type="string">
            <text:p>Meaning 'Embarassing'</text:p>
          </table:table-cell>
          <table:table-cell table:formula="of:=CONCATENATE(&quot;{Name: &quot;&quot;&quot;;[.A458];&quot;&quot;&quot;, Desc:&quot;&quot;&quot;; [.B458]; &quot;&quot;&quot;},&quot;)" office:value-type="string" office:string-value="{Name: &quot;EMBAR&quot;, Desc:&quot;Meaning 'Embarassing'&quot;}," calcext:value-type="string">
            <text:p>{Name: "EMBAR", Desc:"Meaning 'Embarassing'"},</text:p>
          </table:table-cell>
        </table:table-row>
        <table:table-row table:style-name="ro1">
          <table:table-cell office:value-type="string" calcext:value-type="string">
            <text:p>EMFBI</text:p>
          </table:table-cell>
          <table:table-cell office:value-type="string" calcext:value-type="string">
            <text:p>Excuse me for butting in</text:p>
          </table:table-cell>
          <table:table-cell table:formula="of:=CONCATENATE(&quot;{Name: &quot;&quot;&quot;;[.A459];&quot;&quot;&quot;, Desc:&quot;&quot;&quot;; [.B459]; &quot;&quot;&quot;},&quot;)" office:value-type="string" office:string-value="{Name: &quot;EMFBI&quot;, Desc:&quot;Excuse me for butting in&quot;}," calcext:value-type="string">
            <text:p>{Name: "EMFBI", Desc:"Excuse me for butting in"},</text:p>
          </table:table-cell>
        </table:table-row>
        <table:table-row table:style-name="ro1">
          <table:table-cell office:value-type="string" calcext:value-type="string">
            <text:p>EMFBI</text:p>
          </table:table-cell>
          <table:table-cell office:value-type="string" calcext:value-type="string">
            <text:p>Excuse me for jumping in</text:p>
          </table:table-cell>
          <table:table-cell table:formula="of:=CONCATENATE(&quot;{Name: &quot;&quot;&quot;;[.A460];&quot;&quot;&quot;, Desc:&quot;&quot;&quot;; [.B460]; &quot;&quot;&quot;},&quot;)" office:value-type="string" office:string-value="{Name: &quot;EMFBI&quot;, Desc:&quot;Excuse me for jumping in&quot;}," calcext:value-type="string">
            <text:p>{Name: "EMFBI", Desc:"Excuse me for jumping in"},</text:p>
          </table:table-cell>
        </table:table-row>
        <table:table-row table:style-name="ro1">
          <table:table-cell office:value-type="string" calcext:value-type="string">
            <text:p>EMSG</text:p>
          </table:table-cell>
          <table:table-cell office:value-type="string" calcext:value-type="string">
            <text:p>E-mail message</text:p>
          </table:table-cell>
          <table:table-cell table:formula="of:=CONCATENATE(&quot;{Name: &quot;&quot;&quot;;[.A461];&quot;&quot;&quot;, Desc:&quot;&quot;&quot;; [.B461]; &quot;&quot;&quot;},&quot;)" office:value-type="string" office:string-value="{Name: &quot;EMSG&quot;, Desc:&quot;E-mail message&quot;}," calcext:value-type="string">
            <text:p>{Name: "EMSG", Desc:"E-mail message"},</text:p>
          </table:table-cell>
        </table:table-row>
        <table:table-row table:style-name="ro1">
          <table:table-cell office:value-type="string" calcext:value-type="string">
            <text:p>ENUF</text:p>
          </table:table-cell>
          <table:table-cell office:value-type="string" calcext:value-type="string">
            <text:p>Enough</text:p>
          </table:table-cell>
          <table:table-cell table:formula="of:=CONCATENATE(&quot;{Name: &quot;&quot;&quot;;[.A462];&quot;&quot;&quot;, Desc:&quot;&quot;&quot;; [.B462]; &quot;&quot;&quot;},&quot;)" office:value-type="string" office:string-value="{Name: &quot;ENUF&quot;, Desc:&quot;Enough&quot;}," calcext:value-type="string">
            <text:p>{Name: "ENUF", Desc:"Enough"},</text:p>
          </table:table-cell>
        </table:table-row>
        <table:table-row table:style-name="ro1">
          <table:table-cell office:value-type="string" calcext:value-type="string">
            <text:p>EOD</text:p>
          </table:table-cell>
          <table:table-cell office:value-type="string" calcext:value-type="string">
            <text:p>End of day</text:p>
          </table:table-cell>
          <table:table-cell table:formula="of:=CONCATENATE(&quot;{Name: &quot;&quot;&quot;;[.A463];&quot;&quot;&quot;, Desc:&quot;&quot;&quot;; [.B463]; &quot;&quot;&quot;},&quot;)" office:value-type="string" office:string-value="{Name: &quot;EOD&quot;, Desc:&quot;End of day&quot;}," calcext:value-type="string">
            <text:p>{Name: "EOD", Desc:"End of day"},</text:p>
          </table:table-cell>
        </table:table-row>
        <table:table-row table:style-name="ro1">
          <table:table-cell office:value-type="string" calcext:value-type="string">
            <text:p>EOD</text:p>
          </table:table-cell>
          <table:table-cell office:value-type="string" calcext:value-type="string">
            <text:p>End of discussion</text:p>
          </table:table-cell>
          <table:table-cell table:formula="of:=CONCATENATE(&quot;{Name: &quot;&quot;&quot;;[.A464];&quot;&quot;&quot;, Desc:&quot;&quot;&quot;; [.B464]; &quot;&quot;&quot;},&quot;)" office:value-type="string" office:string-value="{Name: &quot;EOD&quot;, Desc:&quot;End of discussion&quot;}," calcext:value-type="string">
            <text:p>{Name: "EOD", Desc:"End of discussion"},</text:p>
          </table:table-cell>
        </table:table-row>
        <table:table-row table:style-name="ro1">
          <table:table-cell office:value-type="string" calcext:value-type="string">
            <text:p>EOL</text:p>
          </table:table-cell>
          <table:table-cell office:value-type="string" calcext:value-type="string">
            <text:p>End of lecture</text:p>
          </table:table-cell>
          <table:table-cell table:formula="of:=CONCATENATE(&quot;{Name: &quot;&quot;&quot;;[.A465];&quot;&quot;&quot;, Desc:&quot;&quot;&quot;; [.B465]; &quot;&quot;&quot;},&quot;)" office:value-type="string" office:string-value="{Name: &quot;EOL&quot;, Desc:&quot;End of lecture&quot;}," calcext:value-type="string">
            <text:p>{Name: "EOL", Desc:"End of lecture"},</text:p>
          </table:table-cell>
        </table:table-row>
        <table:table-row table:style-name="ro1">
          <table:table-cell office:value-type="string" calcext:value-type="string">
            <text:p>EOL</text:p>
          </table:table-cell>
          <table:table-cell office:value-type="string" calcext:value-type="string">
            <text:p>End of life</text:p>
          </table:table-cell>
          <table:table-cell table:formula="of:=CONCATENATE(&quot;{Name: &quot;&quot;&quot;;[.A466];&quot;&quot;&quot;, Desc:&quot;&quot;&quot;; [.B466]; &quot;&quot;&quot;},&quot;)" office:value-type="string" office:string-value="{Name: &quot;EOL&quot;, Desc:&quot;End of life&quot;}," calcext:value-type="string">
            <text:p>{Name: "EOL", Desc:"End of life"},</text:p>
          </table:table-cell>
        </table:table-row>
        <table:table-row table:style-name="ro1">
          <table:table-cell office:value-type="string" calcext:value-type="string">
            <text:p>EOM</text:p>
          </table:table-cell>
          <table:table-cell office:value-type="string" calcext:value-type="string">
            <text:p>End of message</text:p>
          </table:table-cell>
          <table:table-cell table:formula="of:=CONCATENATE(&quot;{Name: &quot;&quot;&quot;;[.A467];&quot;&quot;&quot;, Desc:&quot;&quot;&quot;; [.B467]; &quot;&quot;&quot;},&quot;)" office:value-type="string" office:string-value="{Name: &quot;EOM&quot;, Desc:&quot;End of message&quot;}," calcext:value-type="string">
            <text:p>{Name: "EOM", Desc:"End of message"},</text:p>
          </table:table-cell>
        </table:table-row>
        <table:table-row table:style-name="ro1">
          <table:table-cell office:value-type="string" calcext:value-type="string">
            <text:p>EOS</text:p>
          </table:table-cell>
          <table:table-cell office:value-type="string" calcext:value-type="string">
            <text:p>End of show</text:p>
          </table:table-cell>
          <table:table-cell table:formula="of:=CONCATENATE(&quot;{Name: &quot;&quot;&quot;;[.A468];&quot;&quot;&quot;, Desc:&quot;&quot;&quot;; [.B468]; &quot;&quot;&quot;},&quot;)" office:value-type="string" office:string-value="{Name: &quot;EOS&quot;, Desc:&quot;End of show&quot;}," calcext:value-type="string">
            <text:p>{Name: "EOS", Desc:"End of show"},</text:p>
          </table:table-cell>
        </table:table-row>
        <table:table-row table:style-name="ro1">
          <table:table-cell office:value-type="string" calcext:value-type="string">
            <text:p>EOT</text:p>
          </table:table-cell>
          <table:table-cell office:value-type="string" calcext:value-type="string">
            <text:p>End of transmission</text:p>
          </table:table-cell>
          <table:table-cell table:formula="of:=CONCATENATE(&quot;{Name: &quot;&quot;&quot;;[.A469];&quot;&quot;&quot;, Desc:&quot;&quot;&quot;; [.B469]; &quot;&quot;&quot;},&quot;)" office:value-type="string" office:string-value="{Name: &quot;EOT&quot;, Desc:&quot;End of transmission&quot;}," calcext:value-type="string">
            <text:p>{Name: "EOT", Desc:"End of transmission"},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verQuest (online gaming)</text:p>
          </table:table-cell>
          <table:table-cell table:formula="of:=CONCATENATE(&quot;{Name: &quot;&quot;&quot;;[.A470];&quot;&quot;&quot;, Desc:&quot;&quot;&quot;; [.B470]; &quot;&quot;&quot;},&quot;)" office:value-type="string" office:string-value="{Name: &quot;EQ&quot;, Desc:&quot;EverQuest (online gaming)&quot;}," calcext:value-type="string">
            <text:p>{Name: "EQ", Desc:"EverQuest (online gaming)"},</text:p>
          </table:table-cell>
        </table:table-row>
        <table:table-row table:style-name="ro1">
          <table:table-cell office:value-type="string" calcext:value-type="string">
            <text:p>ERP</text:p>
          </table:table-cell>
          <table:table-cell office:value-type="string" calcext:value-type="string">
            <text:p>Meaning 'Erotic Role-Play' (online gaming)</text:p>
          </table:table-cell>
          <table:table-cell table:formula="of:=CONCATENATE(&quot;{Name: &quot;&quot;&quot;;[.A471];&quot;&quot;&quot;, Desc:&quot;&quot;&quot;; [.B471]; &quot;&quot;&quot;},&quot;)" office:value-type="string" office:string-value="{Name: &quot;ERP&quot;, Desc:&quot;Meaning 'Erotic Role-Play' (online gaming)&quot;}," calcext:value-type="string">
            <text:p>{Name: "ERP", Desc:"Meaning 'Erotic Role-Play' (online gaming)"},</text:p>
          </table:table-cell>
        </table:table-row>
        <table:table-row table:style-name="ro1">
          <table:table-cell office:value-type="string" calcext:value-type="string">
            <text:p>ERS2</text:p>
          </table:table-cell>
          <table:table-cell office:value-type="string" calcext:value-type="string">
            <text:p>Eres tz / are you (Spanish SMS)</text:p>
          </table:table-cell>
          <table:table-cell table:formula="of:=CONCATENATE(&quot;{Name: &quot;&quot;&quot;;[.A472];&quot;&quot;&quot;, Desc:&quot;&quot;&quot;; [.B472]; &quot;&quot;&quot;},&quot;)" office:value-type="string" office:string-value="{Name: &quot;ERS2&quot;, Desc:&quot;Eres tz / are you (Spanish SMS)&quot;}," calcext:value-type="string">
            <text:p>{Name: "ERS2", Desc:"Eres tz / are you (Spanish SMS)"},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rase screen</text:p>
          </table:table-cell>
          <table:table-cell table:formula="of:=CONCATENATE(&quot;{Name: &quot;&quot;&quot;;[.A473];&quot;&quot;&quot;, Desc:&quot;&quot;&quot;; [.B473]; &quot;&quot;&quot;},&quot;)" office:value-type="string" office:string-value="{Name: &quot;ES&quot;, Desc:&quot;Erase screen&quot;}," calcext:value-type="string">
            <text:p>{Name: "ES", Desc:"Erase screen"},</text:p>
          </table:table-cell>
        </table:table-row>
        <table:table-row table:style-name="ro1">
          <table:table-cell office:value-type="string" calcext:value-type="string">
            <text:p>ESAD</text:p>
          </table:table-cell>
          <table:table-cell office:value-type="string" calcext:value-type="string">
            <text:p>Eat *S* and die!</text:p>
          </table:table-cell>
          <table:table-cell table:formula="of:=CONCATENATE(&quot;{Name: &quot;&quot;&quot;;[.A474];&quot;&quot;&quot;, Desc:&quot;&quot;&quot;; [.B474]; &quot;&quot;&quot;},&quot;)" office:value-type="string" office:string-value="{Name: &quot;ESAD&quot;, Desc:&quot;Eat *S* and die!&quot;}," calcext:value-type="string">
            <text:p>{Name: "ESAD", Desc:"Eat *S* and die!"},</text:p>
          </table:table-cell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Estimated time (of) arrival</text:p>
          </table:table-cell>
          <table:table-cell table:formula="of:=CONCATENATE(&quot;{Name: &quot;&quot;&quot;;[.A475];&quot;&quot;&quot;, Desc:&quot;&quot;&quot;; [.B475]; &quot;&quot;&quot;},&quot;)" office:value-type="string" office:string-value="{Name: &quot;ETA&quot;, Desc:&quot;Estimated time (of) arrival&quot;}," calcext:value-type="string">
            <text:p>{Name: "ETA", Desc:"Estimated time (of) arrival"},</text:p>
          </table:table-cell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Edited to add</text:p>
          </table:table-cell>
          <table:table-cell table:formula="of:=CONCATENATE(&quot;{Name: &quot;&quot;&quot;;[.A476];&quot;&quot;&quot;, Desc:&quot;&quot;&quot;; [.B476]; &quot;&quot;&quot;},&quot;)" office:value-type="string" office:string-value="{Name: &quot;ETA&quot;, Desc:&quot;Edited to add&quot;}," calcext:value-type="string">
            <text:p>{Name: "ETA", Desc:"Edited to add"},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Ever</text:p>
          </table:table-cell>
          <table:table-cell table:formula="of:=CONCATENATE(&quot;{Name: &quot;&quot;&quot;;[.A477];&quot;&quot;&quot;, Desc:&quot;&quot;&quot;; [.B477]; &quot;&quot;&quot;},&quot;)" office:value-type="string" office:string-value="{Name: &quot;EVA&quot;, Desc:&quot;Ever&quot;}," calcext:value-type="string">
            <text:p>{Name: "EVA", Desc:"Ever"},</text:p>
          </table:table-cell>
        </table:table-row>
        <table:table-row table:style-name="ro1">
          <table:table-cell office:value-type="string" calcext:value-type="string">
            <text:p>EVO</text:p>
          </table:table-cell>
          <table:table-cell office:value-type="string" calcext:value-type="string">
            <text:p>Evolution</text:p>
          </table:table-cell>
          <table:table-cell table:formula="of:=CONCATENATE(&quot;{Name: &quot;&quot;&quot;;[.A478];&quot;&quot;&quot;, Desc:&quot;&quot;&quot;; [.B478]; &quot;&quot;&quot;},&quot;)" office:value-type="string" office:string-value="{Name: &quot;EVO&quot;, Desc:&quot;Evolution&quot;}," calcext:value-type="string">
            <text:p>{Name: "EVO", Desc:"Evolution"},</text:p>
          </table:table-cell>
        </table:table-row>
        <table:table-row table:style-name="ro1">
          <table:table-cell office:value-type="string" calcext:value-type="string">
            <text:p>EWG</text:p>
          </table:table-cell>
          <table:table-cell office:value-type="string" calcext:value-type="string">
            <text:p>Evil wicked grin (in fun, teasing)</text:p>
          </table:table-cell>
          <table:table-cell table:formula="of:=CONCATENATE(&quot;{Name: &quot;&quot;&quot;;[.A479];&quot;&quot;&quot;, Desc:&quot;&quot;&quot;; [.B479]; &quot;&quot;&quot;},&quot;)" office:value-type="string" office:string-value="{Name: &quot;EWG&quot;, Desc:&quot;Evil wicked grin (in fun, teasing)&quot;}," calcext:value-type="string">
            <text:p>{Name: "EWG", Desc:"Evil wicked grin (in fun, teasing)"},</text:p>
          </table:table-cell>
        </table:table-row>
        <table:table-row table:style-name="ro1">
          <table:table-cell office:value-type="string" calcext:value-type="string">
            <text:p>EWI</text:p>
          </table:table-cell>
          <table:table-cell office:value-type="string" calcext:value-type="string">
            <text:p>Emailing while intoxicated</text:p>
          </table:table-cell>
          <table:table-cell table:formula="of:=CONCATENATE(&quot;{Name: &quot;&quot;&quot;;[.A480];&quot;&quot;&quot;, Desc:&quot;&quot;&quot;; [.B480]; &quot;&quot;&quot;},&quot;)" office:value-type="string" office:string-value="{Name: &quot;EWI&quot;, Desc:&quot;Emailing while intoxicated&quot;}," calcext:value-type="string">
            <text:p>{Name: "EWI", Desc:"Emailing while intoxicated"},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Meaning over the top</text:p>
          </table:table-cell>
          <table:table-cell table:formula="of:=CONCATENATE(&quot;{Name: &quot;&quot;&quot;;[.A481];&quot;&quot;&quot;, Desc:&quot;&quot;&quot;; [.B481]; &quot;&quot;&quot;},&quot;)" office:value-type="string" office:string-value="{Name: &quot;EXTRA&quot;, Desc:&quot;Meaning over the top&quot;}," calcext:value-type="string">
            <text:p>{Name: "EXTRA", Desc:"Meaning over the top"},</text:p>
          </table:table-cell>
        </table:table-row>
        <table:table-row table:style-name="ro1">
          <table:table-cell office:value-type="string" calcext:value-type="string">
            <text:p>EYC</text:p>
          </table:table-cell>
          <table:table-cell office:value-type="string" calcext:value-type="string">
            <text:p>Excitable, yet calm</text:p>
          </table:table-cell>
          <table:table-cell table:formula="of:=CONCATENATE(&quot;{Name: &quot;&quot;&quot;;[.A482];&quot;&quot;&quot;, Desc:&quot;&quot;&quot;; [.B482]; &quot;&quot;&quot;},&quot;)" office:value-type="string" office:string-value="{Name: &quot;EYC&quot;, Desc:&quot;Excitable, yet calm&quot;}," calcext:value-type="string">
            <text:p>{Name: "EYC", Desc:"Excitable, yet calm"},</text:p>
          </table:table-cell>
        </table:table-row>
        <table:table-row table:style-name="ro1">
          <table:table-cell office:value-type="string" calcext:value-type="string">
            <text:p>EZ</text:p>
          </table:table-cell>
          <table:table-cell office:value-type="string" calcext:value-type="string">
            <text:p>Easy</text:p>
          </table:table-cell>
          <table:table-cell table:formula="of:=CONCATENATE(&quot;{Name: &quot;&quot;&quot;;[.A483];&quot;&quot;&quot;, Desc:&quot;&quot;&quot;; [.B483]; &quot;&quot;&quot;},&quot;)" office:value-type="string" office:string-value="{Name: &quot;EZ&quot;, Desc:&quot;Easy&quot;}," calcext:value-type="string">
            <text:p>{Name: "EZ", Desc:"Easy"},</text:p>
          </table:table-cell>
        </table:table-row>
        <table:table-row table:style-name="ro1">
          <table:table-cell office:value-type="string" calcext:value-type="string">
            <text:p>EZY</text:p>
          </table:table-cell>
          <table:table-cell office:value-type="string" calcext:value-type="string">
            <text:p>Easy</text:p>
          </table:table-cell>
          <table:table-cell table:formula="of:=CONCATENATE(&quot;{Name: &quot;&quot;&quot;;[.A484];&quot;&quot;&quot;, Desc:&quot;&quot;&quot;; [.B484]; &quot;&quot;&quot;},&quot;)" office:value-type="string" office:string-value="{Name: &quot;EZY&quot;, Desc:&quot;Easy&quot;}," calcext:value-type="string">
            <text:p>{Name: "EZY", Desc:"Easy"},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aning female</text:p>
          </table:table-cell>
          <table:table-cell table:formula="of:=CONCATENATE(&quot;{Name: &quot;&quot;&quot;;[.A485];&quot;&quot;&quot;, Desc:&quot;&quot;&quot;; [.B485]; &quot;&quot;&quot;},&quot;)" office:value-type="string" office:string-value="{Name: &quot;F&quot;, Desc:&quot;Meaning female&quot;}," calcext:value-type="string">
            <text:p>{Name: "F", Desc:"Meaning female"},</text:p>
          </table:table-cell>
        </table:table-row>
        <table:table-row table:style-name="ro1">
          <table:table-cell office:value-type="string" calcext:value-type="string">
            <text:p>F2F</text:p>
          </table:table-cell>
          <table:table-cell office:value-type="string" calcext:value-type="string">
            <text:p>Face to face</text:p>
          </table:table-cell>
          <table:table-cell table:formula="of:=CONCATENATE(&quot;{Name: &quot;&quot;&quot;;[.A486];&quot;&quot;&quot;, Desc:&quot;&quot;&quot;; [.B486]; &quot;&quot;&quot;},&quot;)" office:value-type="string" office:string-value="{Name: &quot;F2F&quot;, Desc:&quot;Face to face&quot;}," calcext:value-type="string">
            <text:p>{Name: "F2F", Desc:"Face to face"},</text:p>
          </table:table-cell>
        </table:table-row>
        <table:table-row table:style-name="ro1">
          <table:table-cell office:value-type="string" calcext:value-type="string">
            <text:p>F2P</text:p>
          </table:table-cell>
          <table:table-cell office:value-type="string" calcext:value-type="string">
            <text:p>Free to play (online gaming)</text:p>
          </table:table-cell>
          <table:table-cell table:formula="of:=CONCATENATE(&quot;{Name: &quot;&quot;&quot;;[.A487];&quot;&quot;&quot;, Desc:&quot;&quot;&quot;; [.B487]; &quot;&quot;&quot;},&quot;)" office:value-type="string" office:string-value="{Name: &quot;F2P&quot;, Desc:&quot;Free to play (online gaming)&quot;}," calcext:value-type="string">
            <text:p>{Name: "F2P", Desc:"Free to play (online gaming)"},</text:p>
          </table:table-cell>
        </table:table-row>
        <table:table-row table:style-name="ro1">
          <table:table-cell office:value-type="string" calcext:value-type="string">
            <text:p>F4F</text:p>
          </table:table-cell>
          <table:table-cell office:value-type="string" calcext:value-type="string">
            <text:p>Follow for follow (Instagram)</text:p>
          </table:table-cell>
          <table:table-cell table:formula="of:=CONCATENATE(&quot;{Name: &quot;&quot;&quot;;[.A488];&quot;&quot;&quot;, Desc:&quot;&quot;&quot;; [.B488]; &quot;&quot;&quot;},&quot;)" office:value-type="string" office:string-value="{Name: &quot;F4F&quot;, Desc:&quot;Follow for follow (Instagram)&quot;}," calcext:value-type="string">
            <text:p>{Name: "F4F", Desc:"Follow for follow (Instagram)"},</text:p>
          </table:table-cell>
        </table:table-row>
        <table:table-row table:style-name="ro1">
          <table:table-cell office:value-type="string" calcext:value-type="string">
            <text:p>FAAK</text:p>
          </table:table-cell>
          <table:table-cell office:value-type="string" calcext:value-type="string">
            <text:p>Falling asleep at keyboard</text:p>
          </table:table-cell>
          <table:table-cell table:formula="of:=CONCATENATE(&quot;{Name: &quot;&quot;&quot;;[.A489];&quot;&quot;&quot;, Desc:&quot;&quot;&quot;; [.B489]; &quot;&quot;&quot;},&quot;)" office:value-type="string" office:string-value="{Name: &quot;FAAK&quot;, Desc:&quot;Falling asleep at keyboard&quot;}," calcext:value-type="string">
            <text:p>{Name: "FAAK", Desc:"Falling asleep at keyboard"},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Fabulous</text:p>
          </table:table-cell>
          <table:table-cell table:formula="of:=CONCATENATE(&quot;{Name: &quot;&quot;&quot;;[.A490];&quot;&quot;&quot;, Desc:&quot;&quot;&quot;; [.B490]; &quot;&quot;&quot;},&quot;)" office:value-type="string" office:string-value="{Name: &quot;FAB&quot;, Desc:&quot;Fabulous&quot;}," calcext:value-type="string">
            <text:p>{Name: "FAB", Desc:"Fabulous"},</text:p>
          </table:table-cell>
        </table:table-row>
        <table:table-row table:style-name="ro1">
          <table:table-cell office:value-type="string" calcext:value-type="string">
            <text:p>Facepalm</text:p>
          </table:table-cell>
          <table:table-cell office:value-type="string" calcext:value-type="string">
            <text:p>Used to represent the gesture of 'smacking your forehead with your palm' to express embarrassment or frustration</text:p>
          </table:table-cell>
          <table:table-cell table:formula="of:=CONCATENATE(&quot;{Name: &quot;&quot;&quot;;[.A491];&quot;&quot;&quot;, Desc:&quot;&quot;&quot;; [.B491]; &quot;&quot;&quot;},&quot;)" office:value-type="string" office:string-value="{Name: &quot;Facepalm&quot;, Desc:&quot;Used to represent the gesture of 'smacking your forehead with your palm' to express embarrassment or frustration&quot;}," calcext:value-type="string">
            <text:p>{Name: "Facepalm", Desc:"Used to represent the gesture of 'smacking your forehead with your palm' to express embarrassment or frustration"},</text:p>
          </table:table-cell>
        </table:table-row>
        <table:table-row table:style-name="ro1">
          <table:table-cell office:value-type="string" calcext:value-type="string">
            <text:p>FAF</text:p>
          </table:table-cell>
          <table:table-cell office:value-type="string" calcext:value-type="string">
            <text:p>Funny as *freak*</text:p>
          </table:table-cell>
          <table:table-cell table:formula="of:=CONCATENATE(&quot;{Name: &quot;&quot;&quot;;[.A492];&quot;&quot;&quot;, Desc:&quot;&quot;&quot;; [.B492]; &quot;&quot;&quot;},&quot;)" office:value-type="string" office:string-value="{Name: &quot;FAF&quot;, Desc:&quot;Funny as *freak*&quot;}," calcext:value-type="string">
            <text:p>{Name: "FAF", Desc:"Funny as *freak*"},</text:p>
          </table:table-cell>
        </table:table-row>
        <table:table-row table:style-name="ro1">
          <table:table-cell office:value-type="string" calcext:value-type="string">
            <text:p>FAM</text:p>
          </table:table-cell>
          <table:table-cell office:value-type="string" calcext:value-type="string">
            <text:p>FFamily, but not limited to actual family members. Could mean friends.</text:p>
          </table:table-cell>
          <table:table-cell table:formula="of:=CONCATENATE(&quot;{Name: &quot;&quot;&quot;;[.A493];&quot;&quot;&quot;, Desc:&quot;&quot;&quot;; [.B493]; &quot;&quot;&quot;},&quot;)" office:value-type="string" office:string-value="{Name: &quot;FAM&quot;, Desc:&quot;FFamily, but not limited to actual family members. Could mean friends.&quot;}," calcext:value-type="string">
            <text:p>{Name: "FAM", Desc:"FFamily, but not limited to actual family members. Could mean friends."},</text:p>
          </table:table-cell>
        </table:table-row>
        <table:table-row table:style-name="ro1">
          <table:table-cell office:value-type="string" calcext:value-type="string">
            <text:p>FAQ</text:p>
          </table:table-cell>
          <table:table-cell office:value-type="string" calcext:value-type="string">
            <text:p>Frequently asked questions</text:p>
          </table:table-cell>
          <table:table-cell table:formula="of:=CONCATENATE(&quot;{Name: &quot;&quot;&quot;;[.A494];&quot;&quot;&quot;, Desc:&quot;&quot;&quot;; [.B494]; &quot;&quot;&quot;},&quot;)" office:value-type="string" office:string-value="{Name: &quot;FAQ&quot;, Desc:&quot;Frequently asked questions&quot;}," calcext:value-type="string">
            <text:p>{Name: "FAQ", Desc:"Frequently asked questions"},</text:p>
          </table:table-cell>
        </table:table-row>
        <table:table-row table:style-name="ro1">
          <table:table-cell office:value-type="string" calcext:value-type="string">
            <text:p>FAY</text:p>
          </table:table-cell>
          <table:table-cell office:value-type="string" calcext:value-type="string">
            <text:p>*Freak* all you</text:p>
          </table:table-cell>
          <table:table-cell table:formula="of:=CONCATENATE(&quot;{Name: &quot;&quot;&quot;;[.A495];&quot;&quot;&quot;, Desc:&quot;&quot;&quot;; [.B495]; &quot;&quot;&quot;},&quot;)" office:value-type="string" office:string-value="{Name: &quot;FAY&quot;, Desc:&quot;*Freak* all you&quot;}," calcext:value-type="string">
            <text:p>{Name: "FAY", Desc:"*Freak* all you"},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Facebook</text:p>
          </table:table-cell>
          <table:table-cell table:formula="of:=CONCATENATE(&quot;{Name: &quot;&quot;&quot;;[.A496];&quot;&quot;&quot;, Desc:&quot;&quot;&quot;; [.B496]; &quot;&quot;&quot;},&quot;)" office:value-type="string" office:string-value="{Name: &quot;FB&quot;, Desc:&quot;Facebook&quot;}," calcext:value-type="string">
            <text:p>{Name: "FB", Desc:"Facebook"},</text:p>
          </table:table-cell>
        </table:table-row>
        <table:table-row table:style-name="ro1">
          <table:table-cell office:value-type="string" calcext:value-type="string">
            <text:p>FBB</text:p>
          </table:table-cell>
          <table:table-cell office:value-type="string" calcext:value-type="string">
            <text:p>Meaning 'Facebook buddy'</text:p>
          </table:table-cell>
          <table:table-cell table:formula="of:=CONCATENATE(&quot;{Name: &quot;&quot;&quot;;[.A497];&quot;&quot;&quot;, Desc:&quot;&quot;&quot;; [.B497]; &quot;&quot;&quot;},&quot;)" office:value-type="string" office:string-value="{Name: &quot;FBB&quot;, Desc:&quot;Meaning 'Facebook buddy'&quot;}," calcext:value-type="string">
            <text:p>{Name: "FBB", Desc:"Meaning 'Facebook buddy'"},</text:p>
          </table:table-cell>
        </table:table-row>
        <table:table-row table:style-name="ro1">
          <table:table-cell office:value-type="string" calcext:value-type="string">
            <text:p>FBC</text:p>
          </table:table-cell>
          <table:table-cell office:value-type="string" calcext:value-type="string">
            <text:p>Facebook chat</text:p>
          </table:table-cell>
          <table:table-cell table:formula="of:=CONCATENATE(&quot;{Name: &quot;&quot;&quot;;[.A498];&quot;&quot;&quot;, Desc:&quot;&quot;&quot;; [.B498]; &quot;&quot;&quot;},&quot;)" office:value-type="string" office:string-value="{Name: &quot;FBC&quot;, Desc:&quot;Facebook chat&quot;}," calcext:value-type="string">
            <text:p>{Name: "FBC", Desc:"Facebook chat"},</text:p>
          </table:table-cell>
        </table:table-row>
        <table:table-row table:style-name="ro1">
          <table:table-cell office:value-type="string" calcext:value-type="string">
            <text:p>FBF</text:p>
          </table:table-cell>
          <table:table-cell office:value-type="string" calcext:value-type="string">
            <text:p>Flashback Friday</text:p>
          </table:table-cell>
          <table:table-cell table:formula="of:=CONCATENATE(&quot;{Name: &quot;&quot;&quot;;[.A499];&quot;&quot;&quot;, Desc:&quot;&quot;&quot;; [.B499]; &quot;&quot;&quot;},&quot;)" office:value-type="string" office:string-value="{Name: &quot;FBF&quot;, Desc:&quot;Flashback Friday&quot;}," calcext:value-type="string">
            <text:p>{Name: "FBF", Desc:"Flashback Friday"},</text:p>
          </table:table-cell>
        </table:table-row>
        <table:table-row table:style-name="ro1">
          <table:table-cell office:value-type="string" calcext:value-type="string">
            <text:p>FBF</text:p>
          </table:table-cell>
          <table:table-cell office:value-type="string" calcext:value-type="string">
            <text:p>Meaning 'Facebook friend'</text:p>
          </table:table-cell>
          <table:table-cell table:formula="of:=CONCATENATE(&quot;{Name: &quot;&quot;&quot;;[.A500];&quot;&quot;&quot;, Desc:&quot;&quot;&quot;; [.B500]; &quot;&quot;&quot;},&quot;)" office:value-type="string" office:string-value="{Name: &quot;FBF&quot;, Desc:&quot;Meaning 'Facebook friend'&quot;}," calcext:value-type="string">
            <text:p>{Name: "FBF", Desc:"Meaning 'Facebook friend'"},</text:p>
          </table:table-cell>
        </table:table-row>
        <table:table-row table:style-name="ro1">
          <table:table-cell office:value-type="string" calcext:value-type="string">
            <text:p>FBF</text:p>
          </table:table-cell>
          <table:table-cell office:value-type="string" calcext:value-type="string">
            <text:p>Fat boy food (e.g. pizza, burgers, fries)</text:p>
          </table:table-cell>
          <table:table-cell table:formula="of:=CONCATENATE(&quot;{Name: &quot;&quot;&quot;;[.A501];&quot;&quot;&quot;, Desc:&quot;&quot;&quot;; [.B501]; &quot;&quot;&quot;},&quot;)" office:value-type="string" office:string-value="{Name: &quot;FBF&quot;, Desc:&quot;Fat boy food (e.g. pizza, burgers, fries)&quot;}," calcext:value-type="string">
            <text:p>{Name: "FBF", Desc:"Fat boy food (e.g. pizza, burgers, fries)"},</text:p>
          </table:table-cell>
        </table:table-row>
        <table:table-row table:style-name="ro1">
          <table:table-cell office:value-type="string" calcext:value-type="string">
            <text:p>FBFR</text:p>
          </table:table-cell>
          <table:table-cell office:value-type="string" calcext:value-type="string">
            <text:p>FaceBook friend</text:p>
          </table:table-cell>
          <table:table-cell table:formula="of:=CONCATENATE(&quot;{Name: &quot;&quot;&quot;;[.A502];&quot;&quot;&quot;, Desc:&quot;&quot;&quot;; [.B502]; &quot;&quot;&quot;},&quot;)" office:value-type="string" office:string-value="{Name: &quot;FBFR&quot;, Desc:&quot;FaceBook friend&quot;}," calcext:value-type="string">
            <text:p>{Name: "FBFR", Desc:"FaceBook friend"},</text:p>
          </table:table-cell>
        </table:table-row>
        <table:table-row table:style-name="ro1">
          <table:table-cell office:value-type="string" calcext:value-type="string">
            <text:p>FBM</text:p>
          </table:table-cell>
          <table:table-cell office:value-type="string" calcext:value-type="string">
            <text:p>Fine by me</text:p>
          </table:table-cell>
          <table:table-cell table:formula="of:=CONCATENATE(&quot;{Name: &quot;&quot;&quot;;[.A503];&quot;&quot;&quot;, Desc:&quot;&quot;&quot;; [.B503]; &quot;&quot;&quot;},&quot;)" office:value-type="string" office:string-value="{Name: &quot;FBM&quot;, Desc:&quot;Fine by me&quot;}," calcext:value-type="string">
            <text:p>{Name: "FBM", Desc:"Fine by me"},</text:p>
          </table:table-cell>
        </table:table-row>
        <table:table-row table:style-name="ro1">
          <table:table-cell office:value-type="string" calcext:value-type="string">
            <text:p>FBO</text:p>
          </table:table-cell>
          <table:table-cell office:value-type="string" calcext:value-type="string">
            <text:p>Facebook official (An official update from Facebook)</text:p>
          </table:table-cell>
          <table:table-cell table:formula="of:=CONCATENATE(&quot;{Name: &quot;&quot;&quot;;[.A504];&quot;&quot;&quot;, Desc:&quot;&quot;&quot;; [.B504]; &quot;&quot;&quot;},&quot;)" office:value-type="string" office:string-value="{Name: &quot;FBO&quot;, Desc:&quot;Facebook official (An official update from Facebook)&quot;}," calcext:value-type="string">
            <text:p>{Name: "FBO", Desc:"Facebook official (An official update from Facebook)"},</text:p>
          </table:table-cell>
        </table:table-row>
        <table:table-row table:style-name="ro1">
          <table:table-cell office:value-type="string" calcext:value-type="string">
            <text:p>FBOW</text:p>
          </table:table-cell>
          <table:table-cell office:value-type="string" calcext:value-type="string">
            <text:p>For better or worse</text:p>
          </table:table-cell>
          <table:table-cell table:formula="of:=CONCATENATE(&quot;{Name: &quot;&quot;&quot;;[.A505];&quot;&quot;&quot;, Desc:&quot;&quot;&quot;; [.B505]; &quot;&quot;&quot;},&quot;)" office:value-type="string" office:string-value="{Name: &quot;FBOW&quot;, Desc:&quot;For better or worse&quot;}," calcext:value-type="string">
            <text:p>{Name: "FBOW", Desc:"For better or worse"},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Fingers crossed</text:p>
          </table:table-cell>
          <table:table-cell table:formula="of:=CONCATENATE(&quot;{Name: &quot;&quot;&quot;;[.A506];&quot;&quot;&quot;, Desc:&quot;&quot;&quot;; [.B506]; &quot;&quot;&quot;},&quot;)" office:value-type="string" office:string-value="{Name: &quot;FC&quot;, Desc:&quot;Fingers crossed&quot;}," calcext:value-type="string">
            <text:p>{Name: "FC", Desc:"Fingers crossed"},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Full card (online gaming)</text:p>
          </table:table-cell>
          <table:table-cell table:formula="of:=CONCATENATE(&quot;{Name: &quot;&quot;&quot;;[.A507];&quot;&quot;&quot;, Desc:&quot;&quot;&quot;; [.B507]; &quot;&quot;&quot;},&quot;)" office:value-type="string" office:string-value="{Name: &quot;FC&quot;, Desc:&quot;Full card (online gaming)&quot;}," calcext:value-type="string">
            <text:p>{Name: "FC", Desc:"Full card (online gaming)"},</text:p>
          </table:table-cell>
        </table:table-row>
        <table:table-row table:style-name="ro1">
          <table:table-cell office:value-type="string" calcext:value-type="string">
            <text:p>FC'INGO</text:p>
          </table:table-cell>
          <table:table-cell office:value-type="string" calcext:value-type="string">
            <text:p>For crying out loud</text:p>
          </table:table-cell>
          <table:table-cell table:formula="of:=CONCATENATE(&quot;{Name: &quot;&quot;&quot;;[.A508];&quot;&quot;&quot;, Desc:&quot;&quot;&quot;; [.B508]; &quot;&quot;&quot;},&quot;)" office:value-type="string" office:string-value="{Name: &quot;FC'INGO&quot;, Desc:&quot;For crying out loud&quot;}," calcext:value-type="string">
            <text:p>{Name: "FC'INGO", Desc:"For crying out loud"},</text:p>
          </table:table-cell>
        </table:table-row>
        <table:table-row table:style-name="ro1">
          <table:table-cell office:value-type="string" calcext:value-type="string">
            <text:p>FCOL</text:p>
          </table:table-cell>
          <table:table-cell office:value-type="string" calcext:value-type="string">
            <text:p>For crying out loud</text:p>
          </table:table-cell>
          <table:table-cell table:formula="of:=CONCATENATE(&quot;{Name: &quot;&quot;&quot;;[.A509];&quot;&quot;&quot;, Desc:&quot;&quot;&quot;; [.B509]; &quot;&quot;&quot;},&quot;)" office:value-type="string" office:string-value="{Name: &quot;FCOL&quot;, Desc:&quot;For crying out loud&quot;}," calcext:value-type="string">
            <text:p>{Name: "FCOL", Desc:"For crying out loud"},</text:p>
          </table:table-cell>
        </table:table-row>
        <table:table-row table:style-name="ro1">
          <table:table-cell office:value-type="string" calcext:value-type="string">
            <text:p>Feelsbadman</text:p>
          </table:table-cell>
          <table:table-cell office:value-type="string" calcext:value-type="string">
            <text:p>A social meme that means to feel negative.</text:p>
          </table:table-cell>
          <table:table-cell table:formula="of:=CONCATENATE(&quot;{Name: &quot;&quot;&quot;;[.A510];&quot;&quot;&quot;, Desc:&quot;&quot;&quot;; [.B510]; &quot;&quot;&quot;},&quot;)" office:value-type="string" office:string-value="{Name: &quot;Feelsbadman&quot;, Desc:&quot;A social meme that means to feel negative.&quot;}," calcext:value-type="string">
            <text:p>{Name: "Feelsbadman", Desc:"A social meme that means to feel negative."},</text:p>
          </table:table-cell>
        </table:table-row>
        <table:table-row table:style-name="ro1">
          <table:table-cell office:value-type="string" calcext:value-type="string">
            <text:p>Feelsbatman</text:p>
          </table:table-cell>
          <table:table-cell office:value-type="string" calcext:value-type="string">
            <text:p>A social meme taking 'feelsbadman' to the extreme. This references the DC super hero Batmanbecause he witnessed the murder of his parents.</text:p>
          </table:table-cell>
          <table:table-cell table:formula="of:=CONCATENATE(&quot;{Name: &quot;&quot;&quot;;[.A511];&quot;&quot;&quot;, Desc:&quot;&quot;&quot;; [.B511]; &quot;&quot;&quot;},&quot;)" office:value-type="string" office:string-value="{Name: &quot;Feelsbatman&quot;, Desc:&quot;A social meme taking 'feelsbadman' to the extreme. This references the DC super hero Batmanbecause he witnessed the murder of his parents.&quot;}," calcext:value-type="string">
            <text:p>{Name: "Feelsbatman", Desc:"A social meme taking 'feelsbadman' to the extreme. This references the DC super hero Batmanbecause he witnessed the murder of his parents."},</text:p>
          </table:table-cell>
        </table:table-row>
        <table:table-row table:style-name="ro1">
          <table:table-cell office:value-type="string" calcext:value-type="string">
            <text:p>Feelsgoodman</text:p>
          </table:table-cell>
          <table:table-cell office:value-type="string" calcext:value-type="string">
            <text:p>A social meme that means to feel positive.</text:p>
          </table:table-cell>
          <table:table-cell table:formula="of:=CONCATENATE(&quot;{Name: &quot;&quot;&quot;;[.A512];&quot;&quot;&quot;, Desc:&quot;&quot;&quot;; [.B512]; &quot;&quot;&quot;},&quot;)" office:value-type="string" office:string-value="{Name: &quot;Feelsgoodman&quot;, Desc:&quot;A social meme that means to feel positive.&quot;}," calcext:value-type="string">
            <text:p>{Name: "Feelsgoodman", Desc:"A social meme that means to feel positive."},</text:p>
          </table:table-cell>
        </table:table-row>
        <table:table-row table:style-name="ro1">
          <table:table-cell office:value-type="string" calcext:value-type="string">
            <text:p>FEITCTAJ</text:p>
          </table:table-cell>
          <table:table-cell office:value-type="string" calcext:value-type="string">
            <text:p>*Freak* 'em if they can't take a joke</text:p>
          </table:table-cell>
          <table:table-cell table:formula="of:=CONCATENATE(&quot;{Name: &quot;&quot;&quot;;[.A513];&quot;&quot;&quot;, Desc:&quot;&quot;&quot;; [.B513]; &quot;&quot;&quot;},&quot;)" office:value-type="string" office:string-value="{Name: &quot;FEITCTAJ&quot;, Desc:&quot;*Freak* 'em if they can't take a joke&quot;}," calcext:value-type="string">
            <text:p>{Name: "FEITCTAJ", Desc:"*Freak* 'em if they can't take a joke"},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ollow Friday</text:p>
          </table:table-cell>
          <table:table-cell table:formula="of:=CONCATENATE(&quot;{Name: &quot;&quot;&quot;;[.A514];&quot;&quot;&quot;, Desc:&quot;&quot;&quot;; [.B514]; &quot;&quot;&quot;},&quot;)" office:value-type="string" office:string-value="{Name: &quot;FF&quot;, Desc:&quot;Follow Friday&quot;}," calcext:value-type="string">
            <text:p>{Name: "FF", Desc:"Follow Friday"},</text:p>
          </table:table-cell>
        </table:table-row>
        <table:table-row table:style-name="ro1">
          <table:table-cell office:value-type="string" calcext:value-type="string">
            <text:p>FFA</text:p>
          </table:table-cell>
          <table:table-cell office:value-type="string" calcext:value-type="string">
            <text:p>Free for all (online gaming)</text:p>
          </table:table-cell>
          <table:table-cell table:formula="of:=CONCATENATE(&quot;{Name: &quot;&quot;&quot;;[.A515];&quot;&quot;&quot;, Desc:&quot;&quot;&quot;; [.B515]; &quot;&quot;&quot;},&quot;)" office:value-type="string" office:string-value="{Name: &quot;FFA&quot;, Desc:&quot;Free for all (online gaming)&quot;}," calcext:value-type="string">
            <text:p>{Name: "FFA", Desc:"Free for all (online gaming)"},</text:p>
          </table:table-cell>
        </table:table-row>
        <table:table-row table:style-name="ro1">
          <table:table-cell office:value-type="string" calcext:value-type="string">
            <text:p>FFS</text:p>
          </table:table-cell>
          <table:table-cell office:value-type="string" calcext:value-type="string">
            <text:p>For *freak'*sakes</text:p>
          </table:table-cell>
          <table:table-cell table:formula="of:=CONCATENATE(&quot;{Name: &quot;&quot;&quot;;[.A516];&quot;&quot;&quot;, Desc:&quot;&quot;&quot;; [.B516]; &quot;&quot;&quot;},&quot;)" office:value-type="string" office:string-value="{Name: &quot;FFS&quot;, Desc:&quot;For *freak'*sakes&quot;}," calcext:value-type="string">
            <text:p>{Name: "FFS", Desc:"For *freak'*sakes"},</text:p>
          </table:table-cell>
        </table:table-row>
        <table:table-row table:style-name="ro1">
          <table:table-cell office:value-type="string" calcext:value-type="string">
            <text:p>FICCL</text:p>
          </table:table-cell>
          <table:table-cell office:value-type="string" calcext:value-type="string">
            <text:p>Frankly I couldn't care a less</text:p>
          </table:table-cell>
          <table:table-cell table:formula="of:=CONCATENATE(&quot;{Name: &quot;&quot;&quot;;[.A517];&quot;&quot;&quot;, Desc:&quot;&quot;&quot;; [.B517]; &quot;&quot;&quot;},&quot;)" office:value-type="string" office:string-value="{Name: &quot;FICCL&quot;, Desc:&quot;Frankly I couldn't care a less&quot;}," calcext:value-type="string">
            <text:p>{Name: "FICCL", Desc:"Frankly I couldn't care a less"},</text:p>
          </table:table-cell>
        </table:table-row>
        <table:table-row table:style-name="ro1">
          <table:table-cell office:value-type="string" calcext:value-type="string">
            <text:p>FIF</text:p>
          </table:table-cell>
          <table:table-cell office:value-type="string" calcext:value-type="string">
            <text:p>*Freak* I'm funny</text:p>
          </table:table-cell>
          <table:table-cell table:formula="of:=CONCATENATE(&quot;{Name: &quot;&quot;&quot;;[.A518];&quot;&quot;&quot;, Desc:&quot;&quot;&quot;; [.B518]; &quot;&quot;&quot;},&quot;)" office:value-type="string" office:string-value="{Name: &quot;FIF&quot;, Desc:&quot;*Freak* I'm funny&quot;}," calcext:value-type="string">
            <text:p>{Name: "FIF", Desc:"*Freak* I'm funny"},</text:p>
          </table:table-cell>
        </table:table-row>
        <table:table-row table:style-name="ro1">
          <table:table-cell office:value-type="string" calcext:value-type="string">
            <text:p>FIIK</text:p>
          </table:table-cell>
          <table:table-cell office:value-type="string" calcext:value-type="string">
            <text:p>*Freaked* if I know</text:p>
          </table:table-cell>
          <table:table-cell table:formula="of:=CONCATENATE(&quot;{Name: &quot;&quot;&quot;;[.A519];&quot;&quot;&quot;, Desc:&quot;&quot;&quot;; [.B519]; &quot;&quot;&quot;},&quot;)" office:value-type="string" office:string-value="{Name: &quot;FIIK&quot;, Desc:&quot;*Freaked* if I know&quot;}," calcext:value-type="string">
            <text:p>{Name: "FIIK", Desc:"*Freaked* if I know"},</text:p>
          </table:table-cell>
        </table:table-row>
        <table:table-row table:style-name="ro1">
          <table:table-cell office:value-type="string" calcext:value-type="string">
            <text:p>FIIOOH</text:p>
          </table:table-cell>
          <table:table-cell office:value-type="string" calcext:value-type="string">
            <text:p>Forget it, I'm out of here</text:p>
          </table:table-cell>
          <table:table-cell table:formula="of:=CONCATENATE(&quot;{Name: &quot;&quot;&quot;;[.A520];&quot;&quot;&quot;, Desc:&quot;&quot;&quot;; [.B520]; &quot;&quot;&quot;},&quot;)" office:value-type="string" office:string-value="{Name: &quot;FIIOOH&quot;, Desc:&quot;Forget it, I'm out of here&quot;}," calcext:value-type="string">
            <text:p>{Name: "FIIOOH", Desc:"Forget it, I'm out of here"},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Father in law</text:p>
          </table:table-cell>
          <table:table-cell table:formula="of:=CONCATENATE(&quot;{Name: &quot;&quot;&quot;;[.A521];&quot;&quot;&quot;, Desc:&quot;&quot;&quot;; [.B521]; &quot;&quot;&quot;},&quot;)" office:value-type="string" office:string-value="{Name: &quot;FIL&quot;, Desc:&quot;Father in law&quot;}," calcext:value-type="string">
            <text:p>{Name: "FIL", Desc:"Father in law"},</text:p>
          </table:table-cell>
        </table:table-row>
        <table:table-row table:style-name="ro1">
          <table:table-cell office:value-type="string" calcext:value-type="string">
            <text:p>FIMH</text:p>
          </table:table-cell>
          <table:table-cell office:value-type="string" calcext:value-type="string">
            <text:p>Forever in my heart</text:p>
          </table:table-cell>
          <table:table-cell table:formula="of:=CONCATENATE(&quot;{Name: &quot;&quot;&quot;;[.A522];&quot;&quot;&quot;, Desc:&quot;&quot;&quot;; [.B522]; &quot;&quot;&quot;},&quot;)" office:value-type="string" office:string-value="{Name: &quot;FIMH&quot;, Desc:&quot;Forever in my heart&quot;}," calcext:value-type="string">
            <text:p>{Name: "FIMH", Desc:"Forever in my heart"},</text:p>
          </table:table-cell>
        </table:table-row>
        <table:table-row table:style-name="ro1">
          <table:table-cell office:value-type="string" calcext:value-type="string">
            <text:p>Finna</text:p>
          </table:table-cell>
          <table:table-cell office:value-type="string" calcext:value-type="string">
            <text:p>Means 'Going to'</text:p>
          </table:table-cell>
          <table:table-cell table:formula="of:=CONCATENATE(&quot;{Name: &quot;&quot;&quot;;[.A523];&quot;&quot;&quot;, Desc:&quot;&quot;&quot;; [.B523]; &quot;&quot;&quot;},&quot;)" office:value-type="string" office:string-value="{Name: &quot;Finna&quot;, Desc:&quot;Means 'Going to'&quot;}," calcext:value-type="string">
            <text:p>{Name: "Finna", Desc:"Means 'Going to'"},</text:p>
          </table:table-cell>
        </table:table-row>
        <table:table-row table:style-name="ro1">
          <table:table-cell office:value-type="string" calcext:value-type="string">
            <text:p>Finsta</text:p>
          </table:table-cell>
          <table:table-cell office:value-type="string" calcext:value-type="string">
            <text:p>A second Instagram account where someone can post things that they're too afraid to post on their main account.</text:p>
          </table:table-cell>
          <table:table-cell table:formula="of:=CONCATENATE(&quot;{Name: &quot;&quot;&quot;;[.A524];&quot;&quot;&quot;, Desc:&quot;&quot;&quot;; [.B524]; &quot;&quot;&quot;},&quot;)" office:value-type="string" office:string-value="{Name: &quot;Finsta&quot;, Desc:&quot;A second Instagram account where someone can post things that they're too afraid to post on their main account.&quot;}," calcext:value-type="string">
            <text:p>{Name: "Finsta", Desc:"A second Instagram account where someone can post things that they're too afraid to post on their main account."},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First in, still here</text:p>
          </table:table-cell>
          <table:table-cell table:formula="of:=CONCATENATE(&quot;{Name: &quot;&quot;&quot;;[.A525];&quot;&quot;&quot;, Desc:&quot;&quot;&quot;; [.B525]; &quot;&quot;&quot;},&quot;)" office:value-type="string" office:string-value="{Name: &quot;FISH&quot;, Desc:&quot;First in, still here&quot;}," calcext:value-type="string">
            <text:p>{Name: "FISH", Desc:"First in, still here"},</text:p>
          </table:table-cell>
        </table:table-row>
        <table:table-row table:style-name="ro1">
          <table:table-cell office:value-type="string" calcext:value-type="string">
            <text:p>FITB</text:p>
          </table:table-cell>
          <table:table-cell office:value-type="string" calcext:value-type="string">
            <text:p>Fill in the blank</text:p>
          </table:table-cell>
          <table:table-cell table:formula="of:=CONCATENATE(&quot;{Name: &quot;&quot;&quot;;[.A526];&quot;&quot;&quot;, Desc:&quot;&quot;&quot;; [.B526]; &quot;&quot;&quot;},&quot;)" office:value-type="string" office:string-value="{Name: &quot;FITB&quot;, Desc:&quot;Fill in the blank&quot;}," calcext:value-type="string">
            <text:p>{Name: "FITB", Desc:"Fill in the blank"},</text:p>
          </table:table-cell>
        </table:table-row>
        <table:table-row table:style-name="ro1">
          <table:table-cell office:value-type="string" calcext:value-type="string">
            <text:p>FML</text:p>
          </table:table-cell>
          <table:table-cell office:value-type="string" calcext:value-type="string">
            <text:p>*Freak* My Life</text:p>
          </table:table-cell>
          <table:table-cell table:formula="of:=CONCATENATE(&quot;{Name: &quot;&quot;&quot;;[.A527];&quot;&quot;&quot;, Desc:&quot;&quot;&quot;; [.B527]; &quot;&quot;&quot;},&quot;)" office:value-type="string" office:string-value="{Name: &quot;FML&quot;, Desc:&quot;*Freak* My Life&quot;}," calcext:value-type="string">
            <text:p>{Name: "FML", Desc:"*Freak* My Life"},</text:p>
          </table:table-cell>
        </table:table-row>
        <table:table-row table:style-name="ro1">
          <table:table-cell office:value-type="string" calcext:value-type="string">
            <text:p>FOMC</text:p>
          </table:table-cell>
          <table:table-cell office:value-type="string" calcext:value-type="string">
            <text:p>Falling off my chair</text:p>
          </table:table-cell>
          <table:table-cell table:formula="of:=CONCATENATE(&quot;{Name: &quot;&quot;&quot;;[.A528];&quot;&quot;&quot;, Desc:&quot;&quot;&quot;; [.B528]; &quot;&quot;&quot;},&quot;)" office:value-type="string" office:string-value="{Name: &quot;FOMC&quot;, Desc:&quot;Falling off my chair&quot;}," calcext:value-type="string">
            <text:p>{Name: "FOMC", Desc:"Falling off my chair"},</text:p>
          </table:table-cell>
        </table:table-row>
        <table:table-row table:style-name="ro1">
          <table:table-cell office:value-type="string" calcext:value-type="string">
            <text:p>FOMO</text:p>
          </table:table-cell>
          <table:table-cell office:value-type="string" calcext:value-type="string">
            <text:p>Fear of missing out</text:p>
          </table:table-cell>
          <table:table-cell table:formula="of:=CONCATENATE(&quot;{Name: &quot;&quot;&quot;;[.A529];&quot;&quot;&quot;, Desc:&quot;&quot;&quot;; [.B529]; &quot;&quot;&quot;},&quot;)" office:value-type="string" office:string-value="{Name: &quot;FOMO&quot;, Desc:&quot;Fear of missing out&quot;}," calcext:value-type="string">
            <text:p>{Name: "FOMO", Desc:"Fear of missing out"},</text:p>
          </table:table-cell>
        </table:table-row>
        <table:table-row table:style-name="ro1">
          <table:table-cell office:value-type="string" calcext:value-type="string">
            <text:p>FOAD</text:p>
          </table:table-cell>
          <table:table-cell office:value-type="string" calcext:value-type="string">
            <text:p>*Freak* off and die</text:p>
          </table:table-cell>
          <table:table-cell table:formula="of:=CONCATENATE(&quot;{Name: &quot;&quot;&quot;;[.A530];&quot;&quot;&quot;, Desc:&quot;&quot;&quot;; [.B530]; &quot;&quot;&quot;},&quot;)" office:value-type="string" office:string-value="{Name: &quot;FOAD&quot;, Desc:&quot;*Freak* off and die&quot;}," calcext:value-type="string">
            <text:p>{Name: "FOAD", Desc:"*Freak* off and die"},</text:p>
          </table:table-cell>
        </table:table-row>
        <table:table-row table:style-name="ro1">
          <table:table-cell office:value-type="string" calcext:value-type="string">
            <text:p>FOAF</text:p>
          </table:table-cell>
          <table:table-cell office:value-type="string" calcext:value-type="string">
            <text:p>Friend of a friend</text:p>
          </table:table-cell>
          <table:table-cell table:formula="of:=CONCATENATE(&quot;{Name: &quot;&quot;&quot;;[.A531];&quot;&quot;&quot;, Desc:&quot;&quot;&quot;; [.B531]; &quot;&quot;&quot;},&quot;)" office:value-type="string" office:string-value="{Name: &quot;FOAF&quot;, Desc:&quot;Friend of a friend&quot;}," calcext:value-type="string">
            <text:p>{Name: "FOAF", Desc:"Friend of a friend"},</text:p>
          </table:table-cell>
        </table:table-row>
        <table:table-row table:style-name="ro1">
          <table:table-cell office:value-type="string" calcext:value-type="string">
            <text:p>FOMCL</text:p>
          </table:table-cell>
          <table:table-cell office:value-type="string" calcext:value-type="string">
            <text:p>Falling off my chair laughing</text:p>
          </table:table-cell>
          <table:table-cell table:formula="of:=CONCATENATE(&quot;{Name: &quot;&quot;&quot;;[.A532];&quot;&quot;&quot;, Desc:&quot;&quot;&quot;; [.B532]; &quot;&quot;&quot;},&quot;)" office:value-type="string" office:string-value="{Name: &quot;FOMCL&quot;, Desc:&quot;Falling off my chair laughing&quot;}," calcext:value-type="string">
            <text:p>{Name: "FOMCL", Desc:"Falling off my chair laughing"},</text:p>
          </table:table-cell>
        </table:table-row>
        <table:table-row table:style-name="ro1">
          <table:table-cell office:value-type="string" calcext:value-type="string">
            <text:p>FRT</text:p>
          </table:table-cell>
          <table:table-cell office:value-type="string" calcext:value-type="string">
            <text:p>For real though</text:p>
          </table:table-cell>
          <table:table-cell table:formula="of:=CONCATENATE(&quot;{Name: &quot;&quot;&quot;;[.A533];&quot;&quot;&quot;, Desc:&quot;&quot;&quot;; [.B533]; &quot;&quot;&quot;},&quot;)" office:value-type="string" office:string-value="{Name: &quot;FRT&quot;, Desc:&quot;For real though&quot;}," calcext:value-type="string">
            <text:p>{Name: "FRT", Desc:"For real though"},</text:p>
          </table:table-cell>
        </table:table-row>
        <table:table-row table:style-name="ro1">
          <table:table-cell office:value-type="string" calcext:value-type="string">
            <text:p>FTBOMH</text:p>
          </table:table-cell>
          <table:table-cell office:value-type="string" calcext:value-type="string">
            <text:p>From the bottom of my heart</text:p>
          </table:table-cell>
          <table:table-cell table:formula="of:=CONCATENATE(&quot;{Name: &quot;&quot;&quot;;[.A534];&quot;&quot;&quot;, Desc:&quot;&quot;&quot;; [.B534]; &quot;&quot;&quot;},&quot;)" office:value-type="string" office:string-value="{Name: &quot;FTBOMH&quot;, Desc:&quot;From the bottom of my heart&quot;}," calcext:value-type="string">
            <text:p>{Name: "FTBOMH", Desc:"From the bottom of my heart"},</text:p>
          </table:table-cell>
        </table:table-row>
        <table:table-row table:style-name="ro1">
          <table:table-cell office:value-type="string" calcext:value-type="string">
            <text:p>FTFY</text:p>
          </table:table-cell>
          <table:table-cell office:value-type="string" calcext:value-type="string">
            <text:p>Fixed that for you</text:p>
          </table:table-cell>
          <table:table-cell table:formula="of:=CONCATENATE(&quot;{Name: &quot;&quot;&quot;;[.A535];&quot;&quot;&quot;, Desc:&quot;&quot;&quot;; [.B535]; &quot;&quot;&quot;},&quot;)" office:value-type="string" office:string-value="{Name: &quot;FTFY&quot;, Desc:&quot;Fixed that for you&quot;}," calcext:value-type="string">
            <text:p>{Name: "FTFY", Desc:"Fixed that for you"},</text:p>
          </table:table-cell>
        </table:table-row>
        <table:table-row table:style-name="ro1">
          <table:table-cell office:value-type="string" calcext:value-type="string">
            <text:p>FTL</text:p>
          </table:table-cell>
          <table:table-cell office:value-type="string" calcext:value-type="string">
            <text:p>For the loss</text:p>
          </table:table-cell>
          <table:table-cell table:formula="of:=CONCATENATE(&quot;{Name: &quot;&quot;&quot;;[.A536];&quot;&quot;&quot;, Desc:&quot;&quot;&quot;; [.B536]; &quot;&quot;&quot;},&quot;)" office:value-type="string" office:string-value="{Name: &quot;FTL&quot;, Desc:&quot;For the loss&quot;}," calcext:value-type="string">
            <text:p>{Name: "FTL", Desc:"For the loss"},</text:p>
          </table:table-cell>
        </table:table-row>
        <table:table-row table:style-name="ro1">
          <table:table-cell office:value-type="string" calcext:value-type="string">
            <text:p>FTW</text:p>
          </table:table-cell>
          <table:table-cell office:value-type="string" calcext:value-type="string">
            <text:p>For the win</text:p>
          </table:table-cell>
          <table:table-cell table:formula="of:=CONCATENATE(&quot;{Name: &quot;&quot;&quot;;[.A537];&quot;&quot;&quot;, Desc:&quot;&quot;&quot;; [.B537]; &quot;&quot;&quot;},&quot;)" office:value-type="string" office:string-value="{Name: &quot;FTW&quot;, Desc:&quot;For the win&quot;}," calcext:value-type="string">
            <text:p>{Name: "FTW", Desc:"For the win"},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*Freak* you</text:p>
          </table:table-cell>
          <table:table-cell table:formula="of:=CONCATENATE(&quot;{Name: &quot;&quot;&quot;;[.A538];&quot;&quot;&quot;, Desc:&quot;&quot;&quot;; [.B538]; &quot;&quot;&quot;},&quot;)" office:value-type="string" office:string-value="{Name: &quot;FU&quot;, Desc:&quot;*Freak* you&quot;}," calcext:value-type="string">
            <text:p>{Name: "FU", Desc:"*Freak* you"},</text:p>
          </table:table-cell>
        </table:table-row>
        <table:table-row table:style-name="ro1">
          <table:table-cell office:value-type="string" calcext:value-type="string">
            <text:p>FUBAR</text:p>
          </table:table-cell>
          <table:table-cell office:value-type="string" calcext:value-type="string">
            <text:p>Fouled up beyond all recognition</text:p>
          </table:table-cell>
          <table:table-cell table:formula="of:=CONCATENATE(&quot;{Name: &quot;&quot;&quot;;[.A539];&quot;&quot;&quot;, Desc:&quot;&quot;&quot;; [.B539]; &quot;&quot;&quot;},&quot;)" office:value-type="string" office:string-value="{Name: &quot;FUBAR&quot;, Desc:&quot;Fouled up beyond all recognition&quot;}," calcext:value-type="string">
            <text:p>{Name: "FUBAR", Desc:"Fouled up beyond all recognition"},</text:p>
          </table:table-cell>
        </table:table-row>
        <table:table-row table:style-name="ro1">
          <table:table-cell office:value-type="string" calcext:value-type="string">
            <text:p>FUBB</text:p>
          </table:table-cell>
          <table:table-cell office:value-type="string" calcext:value-type="string">
            <text:p>Fouled up beyond belief</text:p>
          </table:table-cell>
          <table:table-cell table:formula="of:=CONCATENATE(&quot;{Name: &quot;&quot;&quot;;[.A540];&quot;&quot;&quot;, Desc:&quot;&quot;&quot;; [.B540]; &quot;&quot;&quot;},&quot;)" office:value-type="string" office:string-value="{Name: &quot;FUBB&quot;, Desc:&quot;Fouled up beyond belief&quot;}," calcext:value-type="string">
            <text:p>{Name: "FUBB", Desc:"Fouled up beyond belief"},</text:p>
          </table:table-cell>
        </table:table-row>
        <table:table-row table:style-name="ro1">
          <table:table-cell office:value-type="string" calcext:value-type="string">
            <text:p>FUD</text:p>
          </table:table-cell>
          <table:table-cell office:value-type="string" calcext:value-type="string">
            <text:p>Face up deal (online gaming)</text:p>
          </table:table-cell>
          <table:table-cell table:formula="of:=CONCATENATE(&quot;{Name: &quot;&quot;&quot;;[.A541];&quot;&quot;&quot;, Desc:&quot;&quot;&quot;; [.B541]; &quot;&quot;&quot;},&quot;)" office:value-type="string" office:string-value="{Name: &quot;FUD&quot;, Desc:&quot;Face up deal (online gaming)&quot;}," calcext:value-type="string">
            <text:p>{Name: "FUD", Desc:"Face up deal (online gaming)"},</text:p>
          </table:table-cell>
        </table:table-row>
        <table:table-row table:style-name="ro1">
          <table:table-cell office:value-type="string" calcext:value-type="string">
            <text:p>FUTAB</text:p>
          </table:table-cell>
          <table:table-cell office:value-type="string" calcext:value-type="string">
            <text:p>Feet up, take a break</text:p>
          </table:table-cell>
          <table:table-cell table:formula="of:=CONCATENATE(&quot;{Name: &quot;&quot;&quot;;[.A542];&quot;&quot;&quot;, Desc:&quot;&quot;&quot;; [.B542]; &quot;&quot;&quot;},&quot;)" office:value-type="string" office:string-value="{Name: &quot;FUTAB&quot;, Desc:&quot;Feet up, take a break&quot;}," calcext:value-type="string">
            <text:p>{Name: "FUTAB", Desc:"Feet up, take a break"},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Forward</text:p>
          </table:table-cell>
          <table:table-cell table:formula="of:=CONCATENATE(&quot;{Name: &quot;&quot;&quot;;[.A543];&quot;&quot;&quot;, Desc:&quot;&quot;&quot;; [.B543]; &quot;&quot;&quot;},&quot;)" office:value-type="string" office:string-value="{Name: &quot;FW&quot;, Desc:&quot;Forward&quot;}," calcext:value-type="string">
            <text:p>{Name: "FW", Desc:"Forward"},</text:p>
          </table:table-cell>
        </table:table-row>
        <table:table-row table:style-name="ro1">
          <table:table-cell office:value-type="string" calcext:value-type="string">
            <text:p>FWB</text:p>
          </table:table-cell>
          <table:table-cell office:value-type="string" calcext:value-type="string">
            <text:p>Friend with benefits</text:p>
          </table:table-cell>
          <table:table-cell table:formula="of:=CONCATENATE(&quot;{Name: &quot;&quot;&quot;;[.A544];&quot;&quot;&quot;, Desc:&quot;&quot;&quot;; [.B544]; &quot;&quot;&quot;},&quot;)" office:value-type="string" office:string-value="{Name: &quot;FWB&quot;, Desc:&quot;Friend with benefits&quot;}," calcext:value-type="string">
            <text:p>{Name: "FWB", Desc:"Friend with benefits"},</text:p>
          </table:table-cell>
        </table:table-row>
        <table:table-row table:style-name="ro1">
          <table:table-cell office:value-type="string" calcext:value-type="string">
            <text:p>FWIW</text:p>
          </table:table-cell>
          <table:table-cell office:value-type="string" calcext:value-type="string">
            <text:p>For what it's worth</text:p>
          </table:table-cell>
          <table:table-cell table:formula="of:=CONCATENATE(&quot;{Name: &quot;&quot;&quot;;[.A545];&quot;&quot;&quot;, Desc:&quot;&quot;&quot;; [.B545]; &quot;&quot;&quot;},&quot;)" office:value-type="string" office:string-value="{Name: &quot;FWIW&quot;, Desc:&quot;For what it's worth&quot;}," calcext:value-type="string">
            <text:p>{Name: "FWIW", Desc:"For what it's worth"},</text:p>
          </table:table-cell>
        </table:table-row>
        <table:table-row table:style-name="ro1">
          <table:table-cell office:value-type="string" calcext:value-type="string">
            <text:p>FWM</text:p>
          </table:table-cell>
          <table:table-cell office:value-type="string" calcext:value-type="string">
            <text:p>Fine with me</text:p>
          </table:table-cell>
          <table:table-cell table:formula="of:=CONCATENATE(&quot;{Name: &quot;&quot;&quot;;[.A546];&quot;&quot;&quot;, Desc:&quot;&quot;&quot;; [.B546]; &quot;&quot;&quot;},&quot;)" office:value-type="string" office:string-value="{Name: &quot;FWM&quot;, Desc:&quot;Fine with me&quot;}," calcext:value-type="string">
            <text:p>{Name: "FWM", Desc:"Fine with me"},</text:p>
          </table:table-cell>
        </table:table-row>
        <table:table-row table:style-name="ro1">
          <table:table-cell office:value-type="string" calcext:value-type="string">
            <text:p>FWP</text:p>
          </table:table-cell>
          <table:table-cell office:value-type="string" calcext:value-type="string">
            <text:p>First world problems</text:p>
          </table:table-cell>
          <table:table-cell table:formula="of:=CONCATENATE(&quot;{Name: &quot;&quot;&quot;;[.A547];&quot;&quot;&quot;, Desc:&quot;&quot;&quot;; [.B547]; &quot;&quot;&quot;},&quot;)" office:value-type="string" office:string-value="{Name: &quot;FWP&quot;, Desc:&quot;First world problems&quot;}," calcext:value-type="string">
            <text:p>{Name: "FWP", Desc:"First world problems"},</text:p>
          </table:table-cell>
        </table:table-row>
        <table:table-row table:style-name="ro1">
          <table:table-cell office:value-type="string" calcext:value-type="string">
            <text:p>FYE</text:p>
          </table:table-cell>
          <table:table-cell office:value-type="string" calcext:value-type="string">
            <text:p>Fire, something that is cool</text:p>
          </table:table-cell>
          <table:table-cell table:formula="of:=CONCATENATE(&quot;{Name: &quot;&quot;&quot;;[.A548];&quot;&quot;&quot;, Desc:&quot;&quot;&quot;; [.B548]; &quot;&quot;&quot;},&quot;)" office:value-type="string" office:string-value="{Name: &quot;FYE&quot;, Desc:&quot;Fire, something that is cool&quot;}," calcext:value-type="string">
            <text:p>{Name: "FYE", Desc:"Fire, something that is cool"},</text:p>
          </table:table-cell>
        </table:table-row>
        <table:table-row table:style-name="ro1">
          <table:table-cell office:value-type="string" calcext:value-type="string">
            <text:p>FYEO</text:p>
          </table:table-cell>
          <table:table-cell office:value-type="string" calcext:value-type="string">
            <text:p>For your eyes only</text:p>
          </table:table-cell>
          <table:table-cell table:formula="of:=CONCATENATE(&quot;{Name: &quot;&quot;&quot;;[.A549];&quot;&quot;&quot;, Desc:&quot;&quot;&quot;; [.B549]; &quot;&quot;&quot;},&quot;)" office:value-type="string" office:string-value="{Name: &quot;FYEO&quot;, Desc:&quot;For your eyes only&quot;}," calcext:value-type="string">
            <text:p>{Name: "FYEO", Desc:"For your eyes only"},</text:p>
          </table:table-cell>
        </table:table-row>
        <table:table-row table:style-name="ro1">
          <table:table-cell office:value-type="string" calcext:value-type="string">
            <text:p>FYA</text:p>
          </table:table-cell>
          <table:table-cell office:value-type="string" calcext:value-type="string">
            <text:p>For your amusement</text:p>
          </table:table-cell>
          <table:table-cell table:formula="of:=CONCATENATE(&quot;{Name: &quot;&quot;&quot;;[.A550];&quot;&quot;&quot;, Desc:&quot;&quot;&quot;; [.B550]; &quot;&quot;&quot;},&quot;)" office:value-type="string" office:string-value="{Name: &quot;FYA&quot;, Desc:&quot;For your amusement&quot;}," calcext:value-type="string">
            <text:p>{Name: "FYA", Desc:"For your amusement"},</text:p>
          </table:table-cell>
        </table:table-row>
        <table:table-row table:style-name="ro1">
          <table:table-cell office:value-type="string" calcext:value-type="string">
            <text:p>FYI</text:p>
          </table:table-cell>
          <table:table-cell office:value-type="string" calcext:value-type="string">
            <text:p>For your information</text:p>
          </table:table-cell>
          <table:table-cell table:formula="of:=CONCATENATE(&quot;{Name: &quot;&quot;&quot;;[.A551];&quot;&quot;&quot;, Desc:&quot;&quot;&quot;; [.B551]; &quot;&quot;&quot;},&quot;)" office:value-type="string" office:string-value="{Name: &quot;FYI&quot;, Desc:&quot;For your information&quot;}," calcext:value-type="string">
            <text:p>{Name: "FYI", Desc:"For your information"},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in</text:p>
          </table:table-cell>
          <table:table-cell table:formula="of:=CONCATENATE(&quot;{Name: &quot;&quot;&quot;;[.A552];&quot;&quot;&quot;, Desc:&quot;&quot;&quot;; [.B552]; &quot;&quot;&quot;},&quot;)" office:value-type="string" office:string-value="{Name: &quot;G&quot;, Desc:&quot;Grin&quot;}," calcext:value-type="string">
            <text:p>{Name: "G", Desc:"Grin"},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iggle</text:p>
          </table:table-cell>
          <table:table-cell table:formula="of:=CONCATENATE(&quot;{Name: &quot;&quot;&quot;;[.A553];&quot;&quot;&quot;, Desc:&quot;&quot;&quot;; [.B553]; &quot;&quot;&quot;},&quot;)" office:value-type="string" office:string-value="{Name: &quot;G&quot;, Desc:&quot;Giggle&quot;}," calcext:value-type="string">
            <text:p>{Name: "G", Desc:"Giggle"},</text:p>
          </table:table-cell>
        </table:table-row>
        <table:table-row table:style-name="ro1">
          <table:table-cell office:value-type="string" calcext:value-type="string">
            <text:p>G+</text:p>
          </table:table-cell>
          <table:table-cell office:value-type="string" calcext:value-type="string">
            <text:p>Google+</text:p>
          </table:table-cell>
          <table:table-cell table:formula="of:=CONCATENATE(&quot;{Name: &quot;&quot;&quot;;[.A554];&quot;&quot;&quot;, Desc:&quot;&quot;&quot;; [.B554]; &quot;&quot;&quot;},&quot;)" office:value-type="string" office:string-value="{Name: &quot;G+&quot;, Desc:&quot;Google+&quot;}," calcext:value-type="string">
            <text:p>{Name: "G+", Desc:"Google+"},</text:p>
          </table:table-cell>
        </table:table-row>
        <table:table-row table:style-name="ro1">
          <table:table-cell office:value-type="string" calcext:value-type="string">
            <text:p>G/F</text:p>
          </table:table-cell>
          <table:table-cell office:value-type="string" calcext:value-type="string">
            <text:p>Girlfriend</text:p>
          </table:table-cell>
          <table:table-cell table:formula="of:=CONCATENATE(&quot;{Name: &quot;&quot;&quot;;[.A555];&quot;&quot;&quot;, Desc:&quot;&quot;&quot;; [.B555]; &quot;&quot;&quot;},&quot;)" office:value-type="string" office:string-value="{Name: &quot;G/F&quot;, Desc:&quot;Girlfriend&quot;}," calcext:value-type="string">
            <text:p>{Name: "G/F", Desc:"Girlfriend"},</text:p>
          </table:table-cell>
        </table:table-row>
        <table:table-row table:style-name="ro1">
          <table:table-cell office:value-type="string" calcext:value-type="string">
            <text:p>G2CU</text:p>
          </table:table-cell>
          <table:table-cell office:value-type="string" calcext:value-type="string">
            <text:p>Good to see you</text:p>
          </table:table-cell>
          <table:table-cell table:formula="of:=CONCATENATE(&quot;{Name: &quot;&quot;&quot;;[.A556];&quot;&quot;&quot;, Desc:&quot;&quot;&quot;; [.B556]; &quot;&quot;&quot;},&quot;)" office:value-type="string" office:string-value="{Name: &quot;G2CU&quot;, Desc:&quot;Good to see you&quot;}," calcext:value-type="string">
            <text:p>{Name: "G2CU", Desc:"Good to see you"},</text:p>
          </table:table-cell>
        </table:table-row>
        <table:table-row table:style-name="ro1">
          <table:table-cell office:value-type="string" calcext:value-type="string">
            <text:p>G2G</text:p>
          </table:table-cell>
          <table:table-cell office:value-type="string" calcext:value-type="string">
            <text:p>Got to go</text:p>
          </table:table-cell>
          <table:table-cell table:formula="of:=CONCATENATE(&quot;{Name: &quot;&quot;&quot;;[.A557];&quot;&quot;&quot;, Desc:&quot;&quot;&quot;; [.B557]; &quot;&quot;&quot;},&quot;)" office:value-type="string" office:string-value="{Name: &quot;G2G&quot;, Desc:&quot;Got to go&quot;}," calcext:value-type="string">
            <text:p>{Name: "G2G", Desc:"Got to go"},</text:p>
          </table:table-cell>
        </table:table-row>
        <table:table-row table:style-name="ro1">
          <table:table-cell office:value-type="string" calcext:value-type="string">
            <text:p>G2GICYAL8ER</text:p>
          </table:table-cell>
          <table:table-cell office:value-type="string" calcext:value-type="string">
            <text:p>Got to go I'll see you later</text:p>
          </table:table-cell>
          <table:table-cell table:formula="of:=CONCATENATE(&quot;{Name: &quot;&quot;&quot;;[.A558];&quot;&quot;&quot;, Desc:&quot;&quot;&quot;; [.B558]; &quot;&quot;&quot;},&quot;)" office:value-type="string" office:string-value="{Name: &quot;G2GICYAL8ER&quot;, Desc:&quot;Got to go I'll see you later&quot;}," calcext:value-type="string">
            <text:p>{Name: "G2GICYAL8ER", Desc:"Got to go I'll see you later"},</text:p>
          </table:table-cell>
        </table:table-row>
        <table:table-row table:style-name="ro1">
          <table:table-cell office:value-type="string" calcext:value-type="string">
            <text:p>G2R</text:p>
          </table:table-cell>
          <table:table-cell office:value-type="string" calcext:value-type="string">
            <text:p>Got to run</text:p>
          </table:table-cell>
          <table:table-cell table:formula="of:=CONCATENATE(&quot;{Name: &quot;&quot;&quot;;[.A559];&quot;&quot;&quot;, Desc:&quot;&quot;&quot;; [.B559]; &quot;&quot;&quot;},&quot;)" office:value-type="string" office:string-value="{Name: &quot;G2R&quot;, Desc:&quot;Got to run&quot;}," calcext:value-type="string">
            <text:p>{Name: "G2R", Desc:"Got to run"},</text:p>
          </table:table-cell>
        </table:table-row>
        <table:table-row table:style-name="ro1">
          <table:table-cell office:value-type="string" calcext:value-type="string">
            <text:p>G2TU</text:p>
          </table:table-cell>
          <table:table-cell office:value-type="string" calcext:value-type="string">
            <text:p>Got to tell u (you)</text:p>
          </table:table-cell>
          <table:table-cell table:formula="of:=CONCATENATE(&quot;{Name: &quot;&quot;&quot;;[.A560];&quot;&quot;&quot;, Desc:&quot;&quot;&quot;; [.B560]; &quot;&quot;&quot;},&quot;)" office:value-type="string" office:string-value="{Name: &quot;G2TU&quot;, Desc:&quot;Got to tell u (you)&quot;}," calcext:value-type="string">
            <text:p>{Name: "G2TU", Desc:"Got to tell u (you)"},</text:p>
          </table:table-cell>
        </table:table-row>
        <table:table-row table:style-name="ro1">
          <table:table-cell office:value-type="string" calcext:value-type="string">
            <text:p>G4C</text:p>
          </table:table-cell>
          <table:table-cell office:value-type="string" calcext:value-type="string">
            <text:p>Going for coffee</text:p>
          </table:table-cell>
          <table:table-cell table:formula="of:=CONCATENATE(&quot;{Name: &quot;&quot;&quot;;[.A561];&quot;&quot;&quot;, Desc:&quot;&quot;&quot;; [.B561]; &quot;&quot;&quot;},&quot;)" office:value-type="string" office:string-value="{Name: &quot;G4C&quot;, Desc:&quot;Going for coffee&quot;}," calcext:value-type="string">
            <text:p>{Name: "G4C", Desc:"Going for coffee"},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Genius</text:p>
          </table:table-cell>
          <table:table-cell table:formula="of:=CONCATENATE(&quot;{Name: &quot;&quot;&quot;;[.A562];&quot;&quot;&quot;, Desc:&quot;&quot;&quot;; [.B562]; &quot;&quot;&quot;},&quot;)" office:value-type="string" office:string-value="{Name: &quot;G9&quot;, Desc:&quot;Genius&quot;}," calcext:value-type="string">
            <text:p>{Name: "G9", Desc:"Genius"},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o ahead</text:p>
          </table:table-cell>
          <table:table-cell table:formula="of:=CONCATENATE(&quot;{Name: &quot;&quot;&quot;;[.A563];&quot;&quot;&quot;, Desc:&quot;&quot;&quot;; [.B563]; &quot;&quot;&quot;},&quot;)" office:value-type="string" office:string-value="{Name: &quot;GA&quot;, Desc:&quot;Go ahead&quot;}," calcext:value-type="string">
            <text:p>{Name: "GA", Desc:"Go ahead"},</text:p>
          </table:table-cell>
        </table:table-row>
        <table:table-row table:style-name="ro1">
          <table:table-cell office:value-type="string" calcext:value-type="string">
            <text:p>GAC</text:p>
          </table:table-cell>
          <table:table-cell office:value-type="string" calcext:value-type="string">
            <text:p>Get a clue</text:p>
          </table:table-cell>
          <table:table-cell table:formula="of:=CONCATENATE(&quot;{Name: &quot;&quot;&quot;;[.A564];&quot;&quot;&quot;, Desc:&quot;&quot;&quot;; [.B564]; &quot;&quot;&quot;},&quot;)" office:value-type="string" office:string-value="{Name: &quot;GAC&quot;, Desc:&quot;Get a clue&quot;}," calcext:value-type="string">
            <text:p>{Name: "GAC", Desc:"Get a clue"},</text:p>
          </table:table-cell>
        </table:table-row>
        <table:table-row table:style-name="ro1">
          <table:table-cell office:value-type="string" calcext:value-type="string">
            <text:p>GAFC</text:p>
          </table:table-cell>
          <table:table-cell office:value-type="string" calcext:value-type="string">
            <text:p>Get a *freaking* clue</text:p>
          </table:table-cell>
          <table:table-cell table:formula="of:=CONCATENATE(&quot;{Name: &quot;&quot;&quot;;[.A565];&quot;&quot;&quot;, Desc:&quot;&quot;&quot;; [.B565]; &quot;&quot;&quot;},&quot;)" office:value-type="string" office:string-value="{Name: &quot;GAFC&quot;, Desc:&quot;Get a *freaking* clue&quot;}," calcext:value-type="string">
            <text:p>{Name: "GAFC", Desc:"Get a *freaking* clue"},</text:p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et a life</text:p>
          </table:table-cell>
          <table:table-cell table:formula="of:=CONCATENATE(&quot;{Name: &quot;&quot;&quot;;[.A566];&quot;&quot;&quot;, Desc:&quot;&quot;&quot;; [.B566]; &quot;&quot;&quot;},&quot;)" office:value-type="string" office:string-value="{Name: &quot;GAL&quot;, Desc:&quot;Get a life&quot;}," calcext:value-type="string">
            <text:p>{Name: "GAL", Desc:"Get a life"},</text:p>
          </table:table-cell>
        </table:table-row>
        <table:table-row table:style-name="ro1">
          <table:table-cell office:value-type="string" calcext:value-type="string">
            <text:p>GANK</text:p>
          </table:table-cell>
          <table:table-cell office:value-type="string" calcext:value-type="string">
            <text:p>Meaning a player ambush or unfair player kill (online gaming)</text:p>
          </table:table-cell>
          <table:table-cell table:formula="of:=CONCATENATE(&quot;{Name: &quot;&quot;&quot;;[.A567];&quot;&quot;&quot;, Desc:&quot;&quot;&quot;; [.B567]; &quot;&quot;&quot;},&quot;)" office:value-type="string" office:string-value="{Name: &quot;GANK&quot;, Desc:&quot;Meaning a player ambush or unfair player kill (online gaming)&quot;}," calcext:value-type="string">
            <text:p>{Name: "GANK", Desc:"Meaning a player ambush or unfair player kill (online gaming)"},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Got a second?</text:p>
          </table:table-cell>
          <table:table-cell table:formula="of:=CONCATENATE(&quot;{Name: &quot;&quot;&quot;;[.A568];&quot;&quot;&quot;, Desc:&quot;&quot;&quot;; [.B568]; &quot;&quot;&quot;},&quot;)" office:value-type="string" office:string-value="{Name: &quot;GAS&quot;, Desc:&quot;Got a second?&quot;}," calcext:value-type="string">
            <text:p>{Name: "GAS", Desc:"Got a second?"},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Greetings and salutations</text:p>
          </table:table-cell>
          <table:table-cell table:formula="of:=CONCATENATE(&quot;{Name: &quot;&quot;&quot;;[.A569];&quot;&quot;&quot;, Desc:&quot;&quot;&quot;; [.B569]; &quot;&quot;&quot;},&quot;)" office:value-type="string" office:string-value="{Name: &quot;GAS&quot;, Desc:&quot;Greetings and salutations&quot;}," calcext:value-type="string">
            <text:p>{Name: "GAS", Desc:"Greetings and salutations"},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oodbye</text:p>
          </table:table-cell>
          <table:table-cell table:formula="of:=CONCATENATE(&quot;{Name: &quot;&quot;&quot;;[.A570];&quot;&quot;&quot;, Desc:&quot;&quot;&quot;; [.B570]; &quot;&quot;&quot;},&quot;)" office:value-type="string" office:string-value="{Name: &quot;GB&quot;, Desc:&quot;Goodbye&quot;}," calcext:value-type="string">
            <text:p>{Name: "GB", Desc:"Goodbye"},</text:p>
          </table:table-cell>
        </table:table-row>
        <table:table-row table:style-name="ro1">
          <table:table-cell office:value-type="string" calcext:value-type="string">
            <text:p>GBTW</text:p>
          </table:table-cell>
          <table:table-cell office:value-type="string" calcext:value-type="string">
            <text:p>Get back to work</text:p>
          </table:table-cell>
          <table:table-cell table:formula="of:=CONCATENATE(&quot;{Name: &quot;&quot;&quot;;[.A571];&quot;&quot;&quot;, Desc:&quot;&quot;&quot;; [.B571]; &quot;&quot;&quot;},&quot;)" office:value-type="string" office:string-value="{Name: &quot;GBTW&quot;, Desc:&quot;Get back to work&quot;}," calcext:value-type="string">
            <text:p>{Name: "GBTW", Desc:"Get back to work"},</text:p>
          </table:table-cell>
        </table:table-row>
        <table:table-row table:style-name="ro1">
          <table:table-cell office:value-type="string" calcext:value-type="string">
            <text:p>GBU</text:p>
          </table:table-cell>
          <table:table-cell office:value-type="string" calcext:value-type="string">
            <text:p>God bless you</text:p>
          </table:table-cell>
          <table:table-cell table:formula="of:=CONCATENATE(&quot;{Name: &quot;&quot;&quot;;[.A572];&quot;&quot;&quot;, Desc:&quot;&quot;&quot;; [.B572]; &quot;&quot;&quot;},&quot;)" office:value-type="string" office:string-value="{Name: &quot;GBU&quot;, Desc:&quot;God bless you&quot;}," calcext:value-type="string">
            <text:p>{Name: "GBU", Desc:"God bless you"},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ood</text:p>
          </table:table-cell>
          <table:table-cell table:formula="of:=CONCATENATE(&quot;{Name: &quot;&quot;&quot;;[.A573];&quot;&quot;&quot;, Desc:&quot;&quot;&quot;; [.B573]; &quot;&quot;&quot;},&quot;)" office:value-type="string" office:string-value="{Name: &quot;GD&quot;, Desc:&quot;Good&quot;}," calcext:value-type="string">
            <text:p>{Name: "GD", Desc:"Good"},</text:p>
          </table:table-cell>
        </table:table-row>
        <table:table-row table:style-name="ro1">
          <table:table-cell office:value-type="string" calcext:value-type="string">
            <text:p>GDR</text:p>
          </table:table-cell>
          <table:table-cell office:value-type="string" calcext:value-type="string">
            <text:p>Grinning, ducking, and running</text:p>
          </table:table-cell>
          <table:table-cell table:formula="of:=CONCATENATE(&quot;{Name: &quot;&quot;&quot;;[.A574];&quot;&quot;&quot;, Desc:&quot;&quot;&quot;; [.B574]; &quot;&quot;&quot;},&quot;)" office:value-type="string" office:string-value="{Name: &quot;GDR&quot;, Desc:&quot;Grinning, ducking, and running&quot;}," calcext:value-type="string">
            <text:p>{Name: "GDR", Desc:"Grinning, ducking, and running"},</text:p>
          </table:table-cell>
        </table:table-row>
        <table:table-row table:style-name="ro1">
          <table:table-cell office:value-type="string" calcext:value-type="string">
            <text:p>GD/R</text:p>
          </table:table-cell>
          <table:table-cell office:value-type="string" calcext:value-type="string">
            <text:p>Grinning, ducking, and running</text:p>
          </table:table-cell>
          <table:table-cell table:formula="of:=CONCATENATE(&quot;{Name: &quot;&quot;&quot;;[.A575];&quot;&quot;&quot;, Desc:&quot;&quot;&quot;; [.B575]; &quot;&quot;&quot;},&quot;)" office:value-type="string" office:string-value="{Name: &quot;GD/R&quot;, Desc:&quot;Grinning, ducking, and running&quot;}," calcext:value-type="string">
            <text:p>{Name: "GD/R", Desc:"Grinning, ducking, and running"},</text:p>
          </table:table-cell>
        </table:table-row>
        <table:table-row table:style-name="ro1">
          <table:table-cell office:value-type="string" calcext:value-type="string">
            <text:p>GFI</text:p>
          </table:table-cell>
          <table:table-cell office:value-type="string" calcext:value-type="string">
            <text:p>Go for it</text:p>
          </table:table-cell>
          <table:table-cell table:formula="of:=CONCATENATE(&quot;{Name: &quot;&quot;&quot;;[.A576];&quot;&quot;&quot;, Desc:&quot;&quot;&quot;; [.B576]; &quot;&quot;&quot;},&quot;)" office:value-type="string" office:string-value="{Name: &quot;GFI&quot;, Desc:&quot;Go for it&quot;}," calcext:value-type="string">
            <text:p>{Name: "GFI", Desc:"Go for it"},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Girl friend</text:p>
          </table:table-cell>
          <table:table-cell table:formula="of:=CONCATENATE(&quot;{Name: &quot;&quot;&quot;;[.A577];&quot;&quot;&quot;, Desc:&quot;&quot;&quot;; [.B577]; &quot;&quot;&quot;},&quot;)" office:value-type="string" office:string-value="{Name: &quot;GF&quot;, Desc:&quot;Girl friend&quot;}," calcext:value-type="string">
            <text:p>{Name: "GF", Desc:"Girl friend"},</text:p>
          </table:table-cell>
        </table:table-row>
        <table:table-row table:style-name="ro1">
          <table:table-cell office:value-type="string" calcext:value-type="string">
            <text:p>GFN</text:p>
          </table:table-cell>
          <table:table-cell office:value-type="string" calcext:value-type="string">
            <text:p>Gone for now</text:p>
          </table:table-cell>
          <table:table-cell table:formula="of:=CONCATENATE(&quot;{Name: &quot;&quot;&quot;;[.A578];&quot;&quot;&quot;, Desc:&quot;&quot;&quot;; [.B578]; &quot;&quot;&quot;},&quot;)" office:value-type="string" office:string-value="{Name: &quot;GFN&quot;, Desc:&quot;Gone for now&quot;}," calcext:value-type="string">
            <text:p>{Name: "GFN", Desc:"Gone for now"},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otta Go</text:p>
          </table:table-cell>
          <table:table-cell table:formula="of:=CONCATENATE(&quot;{Name: &quot;&quot;&quot;;[.A579];&quot;&quot;&quot;, Desc:&quot;&quot;&quot;; [.B579]; &quot;&quot;&quot;},&quot;)" office:value-type="string" office:string-value="{Name: &quot;GG&quot;, Desc:&quot;Gotta Go&quot;}," calcext:value-type="string">
            <text:p>{Name: "GG", Desc:"Gotta Go"},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ood Game (online gaming)</text:p>
          </table:table-cell>
          <table:table-cell table:formula="of:=CONCATENATE(&quot;{Name: &quot;&quot;&quot;;[.A580];&quot;&quot;&quot;, Desc:&quot;&quot;&quot;; [.B580]; &quot;&quot;&quot;},&quot;)" office:value-type="string" office:string-value="{Name: &quot;GG&quot;, Desc:&quot;Good Game (online gaming)&quot;}," calcext:value-type="string">
            <text:p>{Name: "GG", Desc:"Good Game (online gaming)"},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Brother (Mandarin Chinese txt msgs)</text:p>
          </table:table-cell>
          <table:table-cell table:formula="of:=CONCATENATE(&quot;{Name: &quot;&quot;&quot;;[.A581];&quot;&quot;&quot;, Desc:&quot;&quot;&quot;; [.B581]; &quot;&quot;&quot;},&quot;)" office:value-type="string" office:string-value="{Name: &quot;GG&quot;, Desc:&quot;Brother (Mandarin Chinese txt msgs)&quot;}," calcext:value-type="string">
            <text:p>{Name: "GG", Desc:"Brother (Mandarin Chinese txt msgs)"},</text:p>
          </table:table-cell>
        </table:table-row>
        <table:table-row table:style-name="ro1">
          <table:table-cell office:value-type="string" calcext:value-type="string">
            <text:p>GGA</text:p>
          </table:table-cell>
          <table:table-cell office:value-type="string" calcext:value-type="string">
            <text:p>Good game, all (online gaming)</text:p>
          </table:table-cell>
          <table:table-cell table:formula="of:=CONCATENATE(&quot;{Name: &quot;&quot;&quot;;[.A582];&quot;&quot;&quot;, Desc:&quot;&quot;&quot;; [.B582]; &quot;&quot;&quot;},&quot;)" office:value-type="string" office:string-value="{Name: &quot;GGA&quot;, Desc:&quot;Good game, all (online gaming)&quot;}," calcext:value-type="string">
            <text:p>{Name: "GGA", Desc:"Good game, all (online gaming)"},</text:p>
          </table:table-cell>
        </table:table-row>
        <table:table-row table:style-name="ro1">
          <table:table-cell office:value-type="string" calcext:value-type="string">
            <text:p>GGE1</text:p>
          </table:table-cell>
          <table:table-cell office:value-type="string" calcext:value-type="string">
            <text:p>Good game, everyone (online gaming)</text:p>
          </table:table-cell>
          <table:table-cell table:formula="of:=CONCATENATE(&quot;{Name: &quot;&quot;&quot;;[.A583];&quot;&quot;&quot;, Desc:&quot;&quot;&quot;; [.B583]; &quot;&quot;&quot;},&quot;)" office:value-type="string" office:string-value="{Name: &quot;GGE1&quot;, Desc:&quot;Good game, everyone (online gaming)&quot;}," calcext:value-type="string">
            <text:p>{Name: "GGE1", Desc:"Good game, everyone (online gaming)"},</text:p>
          </table:table-cell>
        </table:table-row>
        <table:table-row table:style-name="ro1">
          <table:table-cell office:value-type="string" calcext:value-type="string">
            <text:p>GGU2</text:p>
          </table:table-cell>
          <table:table-cell office:value-type="string" calcext:value-type="string">
            <text:p>Good game, you too</text:p>
          </table:table-cell>
          <table:table-cell table:formula="of:=CONCATENATE(&quot;{Name: &quot;&quot;&quot;;[.A584];&quot;&quot;&quot;, Desc:&quot;&quot;&quot;; [.B584]; &quot;&quot;&quot;},&quot;)" office:value-type="string" office:string-value="{Name: &quot;GGU2&quot;, Desc:&quot;Good game, you too&quot;}," calcext:value-type="string">
            <text:p>{Name: "GGU2", Desc:"Good game, you too"},</text:p>
          </table:table-cell>
        </table:table-row>
        <table:table-row table:style-name="ro1">
          <table:table-cell office:value-type="string" calcext:value-type="string">
            <text:p>GGMSOT</text:p>
          </table:table-cell>
          <table:table-cell office:value-type="string" calcext:value-type="string">
            <text:p>Gotta get me some of that</text:p>
          </table:table-cell>
          <table:table-cell table:formula="of:=CONCATENATE(&quot;{Name: &quot;&quot;&quot;;[.A585];&quot;&quot;&quot;, Desc:&quot;&quot;&quot;; [.B585]; &quot;&quot;&quot;},&quot;)" office:value-type="string" office:string-value="{Name: &quot;GGMSOT&quot;, Desc:&quot;Gotta get me some of that&quot;}," calcext:value-type="string">
            <text:p>{Name: "GGMSOT", Desc:"Gotta get me some of that"},</text:p>
          </table:table-cell>
        </table:table-row>
        <table:table-row table:style-name="ro1">
          <table:table-cell office:value-type="string" calcext:value-type="string">
            <text:p>GGOH</text:p>
          </table:table-cell>
          <table:table-cell office:value-type="string" calcext:value-type="string">
            <text:p>Gotta Get Outa Here</text:p>
          </table:table-cell>
          <table:table-cell table:formula="of:=CONCATENATE(&quot;{Name: &quot;&quot;&quot;;[.A586];&quot;&quot;&quot;, Desc:&quot;&quot;&quot;; [.B586]; &quot;&quot;&quot;},&quot;)" office:value-type="string" office:string-value="{Name: &quot;GGOH&quot;, Desc:&quot;Gotta Get Outa Here&quot;}," calcext:value-type="string">
            <text:p>{Name: "GGOH", Desc:"Gotta Get Outa Here"},</text:p>
          </table:table-cell>
        </table:table-row>
        <table:table-row table:style-name="ro1">
          <table:table-cell office:value-type="string" calcext:value-type="string">
            <text:p>GGP</text:p>
          </table:table-cell>
          <table:table-cell office:value-type="string" calcext:value-type="string">
            <text:p>Got to go pee</text:p>
          </table:table-cell>
          <table:table-cell table:formula="of:=CONCATENATE(&quot;{Name: &quot;&quot;&quot;;[.A587];&quot;&quot;&quot;, Desc:&quot;&quot;&quot;; [.B587]; &quot;&quot;&quot;},&quot;)" office:value-type="string" office:string-value="{Name: &quot;GGP&quot;, Desc:&quot;Got to go pee&quot;}," calcext:value-type="string">
            <text:p>{Name: "GGP", Desc:"Got to go pee"},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ood hand (online gaming)</text:p>
          </table:table-cell>
          <table:table-cell table:formula="of:=CONCATENATE(&quot;{Name: &quot;&quot;&quot;;[.A588];&quot;&quot;&quot;, Desc:&quot;&quot;&quot;; [.B588]; &quot;&quot;&quot;},&quot;)" office:value-type="string" office:string-value="{Name: &quot;GH&quot;, Desc:&quot;Good hand (online gaming)&quot;}," calcext:value-type="string">
            <text:p>{Name: "GH", Desc:"Good hand (online gaming)"},</text:p>
          </table:table-cell>
        </table:table-row>
        <table:table-row table:style-name="ro1">
          <table:table-cell office:value-type="string" calcext:value-type="string">
            <text:p>GIAR</text:p>
          </table:table-cell>
          <table:table-cell office:value-type="string" calcext:value-type="string">
            <text:p>Give it a rest</text:p>
          </table:table-cell>
          <table:table-cell table:formula="of:=CONCATENATE(&quot;{Name: &quot;&quot;&quot;;[.A589];&quot;&quot;&quot;, Desc:&quot;&quot;&quot;; [.B589]; &quot;&quot;&quot;},&quot;)" office:value-type="string" office:string-value="{Name: &quot;GIAR&quot;, Desc:&quot;Give it a rest&quot;}," calcext:value-type="string">
            <text:p>{Name: "GIAR", Desc:"Give it a rest"},</text:p>
          </table:table-cell>
        </table:table-row>
        <table:table-row table:style-name="ro1">
          <table:table-cell office:value-type="string" calcext:value-type="string">
            <text:p>GIC</text:p>
          </table:table-cell>
          <table:table-cell office:value-type="string" calcext:value-type="string">
            <text:p>Gift in crib (online gaming)</text:p>
          </table:table-cell>
          <table:table-cell table:formula="of:=CONCATENATE(&quot;{Name: &quot;&quot;&quot;;[.A590];&quot;&quot;&quot;, Desc:&quot;&quot;&quot;; [.B590]; &quot;&quot;&quot;},&quot;)" office:value-type="string" office:string-value="{Name: &quot;GIC&quot;, Desc:&quot;Gift in crib (online gaming)&quot;}," calcext:value-type="string">
            <text:p>{Name: "GIC", Desc:"Gift in crib (online gaming)"},</text:p>
          </table:table-cell>
        </table:table-row>
        <table:table-row table:style-name="ro1">
          <table:table-cell office:value-type="string" calcext:value-type="string">
            <text:p>GIGO</text:p>
          </table:table-cell>
          <table:table-cell office:value-type="string" calcext:value-type="string">
            <text:p>Garbage in, garbage out</text:p>
          </table:table-cell>
          <table:table-cell table:formula="of:=CONCATENATE(&quot;{Name: &quot;&quot;&quot;;[.A591];&quot;&quot;&quot;, Desc:&quot;&quot;&quot;; [.B591]; &quot;&quot;&quot;},&quot;)" office:value-type="string" office:string-value="{Name: &quot;GIGO&quot;, Desc:&quot;Garbage in, garbage out&quot;}," calcext:value-type="string">
            <text:p>{Name: "GIGO", Desc:"Garbage in, garbage out"},</text:p>
          </table:table-cell>
        </table:table-row>
        <table:table-row table:style-name="ro1">
          <table:table-cell office:value-type="string" calcext:value-type="string">
            <text:p>GIRL</text:p>
          </table:table-cell>
          <table:table-cell office:value-type="string" calcext:value-type="string">
            <text:p>Guy in real life</text:p>
          </table:table-cell>
          <table:table-cell table:formula="of:=CONCATENATE(&quot;{Name: &quot;&quot;&quot;;[.A592];&quot;&quot;&quot;, Desc:&quot;&quot;&quot;; [.B592]; &quot;&quot;&quot;},&quot;)" office:value-type="string" office:string-value="{Name: &quot;GIRL&quot;, Desc:&quot;Guy in real life&quot;}," calcext:value-type="string">
            <text:p>{Name: "GIRL", Desc:"Guy in real life"},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 office:value-type="string" calcext:value-type="string">
            <text:p>Good job</text:p>
          </table:table-cell>
          <table:table-cell table:formula="of:=CONCATENATE(&quot;{Name: &quot;&quot;&quot;;[.A593];&quot;&quot;&quot;, Desc:&quot;&quot;&quot;; [.B593]; &quot;&quot;&quot;},&quot;)" office:value-type="string" office:string-value="{Name: &quot;GJ&quot;, Desc:&quot;Good job&quot;}," calcext:value-type="string">
            <text:p>{Name: "GJ", Desc:"Good job"},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ood luck</text:p>
          </table:table-cell>
          <table:table-cell table:formula="of:=CONCATENATE(&quot;{Name: &quot;&quot;&quot;;[.A594];&quot;&quot;&quot;, Desc:&quot;&quot;&quot;; [.B594]; &quot;&quot;&quot;},&quot;)" office:value-type="string" office:string-value="{Name: &quot;GL&quot;, Desc:&quot;Good luck&quot;}," calcext:value-type="string">
            <text:p>{Name: "GL", Desc:"Good luck"},</text:p>
          </table:table-cell>
        </table:table-row>
        <table:table-row table:style-name="ro1">
          <table:table-cell office:value-type="string" calcext:value-type="string">
            <text:p>GL2U</text:p>
          </table:table-cell>
          <table:table-cell office:value-type="string" calcext:value-type="string">
            <text:p>Good luck to you (online gaming)</text:p>
          </table:table-cell>
          <table:table-cell table:formula="of:=CONCATENATE(&quot;{Name: &quot;&quot;&quot;;[.A595];&quot;&quot;&quot;, Desc:&quot;&quot;&quot;; [.B595]; &quot;&quot;&quot;},&quot;)" office:value-type="string" office:string-value="{Name: &quot;GL2U&quot;, Desc:&quot;Good luck to you (online gaming)&quot;}," calcext:value-type="string">
            <text:p>{Name: "GL2U", Desc:"Good luck to you (online gaming)"},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Good luck all (online gaming)</text:p>
          </table:table-cell>
          <table:table-cell table:formula="of:=CONCATENATE(&quot;{Name: &quot;&quot;&quot;;[.A596];&quot;&quot;&quot;, Desc:&quot;&quot;&quot;; [.B596]; &quot;&quot;&quot;},&quot;)" office:value-type="string" office:string-value="{Name: &quot;GLA&quot;, Desc:&quot;Good luck all (online gaming)&quot;}," calcext:value-type="string">
            <text:p>{Name: "GLA", Desc:"Good luck all (online gaming)"},</text:p>
          </table:table-cell>
        </table:table-row>
        <table:table-row table:style-name="ro1">
          <table:table-cell office:value-type="string" calcext:value-type="string">
            <text:p>GL/HF</text:p>
          </table:table-cell>
          <table:table-cell office:value-type="string" calcext:value-type="string">
            <text:p>Good luck, have fun&amp;nbsp; (online gaming)</text:p>
          </table:table-cell>
          <table:table-cell table:formula="of:=CONCATENATE(&quot;{Name: &quot;&quot;&quot;;[.A597];&quot;&quot;&quot;, Desc:&quot;&quot;&quot;; [.B597]; &quot;&quot;&quot;},&quot;)" office:value-type="string" office:string-value="{Name: &quot;GL/HF&quot;, Desc:&quot;Good luck, have fun&amp;nbsp; (online gaming)&quot;}," calcext:value-type="string">
            <text:p>{Name: "GL/HF", Desc:"Good luck, have fun&amp;nbsp; (online gaming)"},</text:p>
          </table:table-cell>
        </table:table-row>
        <table:table-row table:style-name="ro1">
          <table:table-cell office:value-type="string" calcext:value-type="string">
            <text:p>GLE</text:p>
          </table:table-cell>
          <table:table-cell office:value-type="string" calcext:value-type="string">
            <text:p>Good luck everyone (online gaming)</text:p>
          </table:table-cell>
          <table:table-cell table:formula="of:=CONCATENATE(&quot;{Name: &quot;&quot;&quot;;[.A598];&quot;&quot;&quot;, Desc:&quot;&quot;&quot;; [.B598]; &quot;&quot;&quot;},&quot;)" office:value-type="string" office:string-value="{Name: &quot;GLE&quot;, Desc:&quot;Good luck everyone (online gaming)&quot;}," calcext:value-type="string">
            <text:p>{Name: "GLE", Desc:"Good luck everyone (online gaming)"},</text:p>
          </table:table-cell>
        </table:table-row>
        <table:table-row table:style-name="ro1">
          <table:table-cell office:value-type="string" calcext:value-type="string">
            <text:p>GLE1</text:p>
          </table:table-cell>
          <table:table-cell office:value-type="string" calcext:value-type="string">
            <text:p>Good luck everyone (online gaming)</text:p>
          </table:table-cell>
          <table:table-cell table:formula="of:=CONCATENATE(&quot;{Name: &quot;&quot;&quot;;[.A599];&quot;&quot;&quot;, Desc:&quot;&quot;&quot;; [.B599]; &quot;&quot;&quot;},&quot;)" office:value-type="string" office:string-value="{Name: &quot;GLE1&quot;, Desc:&quot;Good luck everyone (online gaming)&quot;}," calcext:value-type="string">
            <text:p>{Name: "GLE1", Desc:"Good luck everyone (online gaming)"},</text:p>
          </table:table-cell>
        </table:table-row>
        <table:table-row table:style-name="ro1">
          <table:table-cell office:value-type="string" calcext:value-type="string">
            <text:p>GLNG</text:p>
          </table:table-cell>
          <table:table-cell office:value-type="string" calcext:value-type="string">
            <text:p>Good luck next game (online gaming)</text:p>
          </table:table-cell>
          <table:table-cell table:formula="of:=CONCATENATE(&quot;{Name: &quot;&quot;&quot;;[.A600];&quot;&quot;&quot;, Desc:&quot;&quot;&quot;; [.B600]; &quot;&quot;&quot;},&quot;)" office:value-type="string" office:string-value="{Name: &quot;GLNG&quot;, Desc:&quot;Good luck next game (online gaming)&quot;}," calcext:value-type="string">
            <text:p>{Name: "GLNG", Desc:"Good luck next game (online gaming)"},</text:p>
          </table:table-cell>
        </table:table-row>
        <table:table-row table:style-name="ro1">
          <table:table-cell office:value-type="string" calcext:value-type="string">
            <text:p>GMBA</text:p>
          </table:table-cell>
          <table:table-cell office:value-type="string" calcext:value-type="string">
            <text:p>Giggling my butt off</text:p>
          </table:table-cell>
          <table:table-cell table:formula="of:=CONCATENATE(&quot;{Name: &quot;&quot;&quot;;[.A601];&quot;&quot;&quot;, Desc:&quot;&quot;&quot;; [.B601]; &quot;&quot;&quot;},&quot;)" office:value-type="string" office:string-value="{Name: &quot;GMBA&quot;, Desc:&quot;Giggling my butt off&quot;}," calcext:value-type="string">
            <text:p>{Name: "GMBA", Desc:"Giggling my butt off"},</text:p>
          </table:table-cell>
        </table:table-row>
        <table:table-row table:style-name="ro1">
          <table:table-cell office:value-type="string" calcext:value-type="string">
            <text:p>GMTA</text:p>
          </table:table-cell>
          <table:table-cell office:value-type="string" calcext:value-type="string">
            <text:p>Great minds think alike</text:p>
          </table:table-cell>
          <table:table-cell table:formula="of:=CONCATENATE(&quot;{Name: &quot;&quot;&quot;;[.A602];&quot;&quot;&quot;, Desc:&quot;&quot;&quot;; [.B602]; &quot;&quot;&quot;},&quot;)" office:value-type="string" office:string-value="{Name: &quot;GMTA&quot;, Desc:&quot;Great minds think alike&quot;}," calcext:value-type="string">
            <text:p>{Name: "GMTA", Desc:"Great minds think alike"},</text:p>
          </table:table-cell>
        </table:table-row>
        <table:table-row table:style-name="ro1">
          <table:table-cell office:value-type="string" calcext:value-type="string">
            <text:p>GMV</text:p>
          </table:table-cell>
          <table:table-cell office:value-type="string" calcext:value-type="string">
            <text:p>Got my vote</text:p>
          </table:table-cell>
          <table:table-cell table:formula="of:=CONCATENATE(&quot;{Name: &quot;&quot;&quot;;[.A603];&quot;&quot;&quot;, Desc:&quot;&quot;&quot;; [.B603]; &quot;&quot;&quot;},&quot;)" office:value-type="string" office:string-value="{Name: &quot;GMV&quot;, Desc:&quot;Got my vote&quot;}," calcext:value-type="string">
            <text:p>{Name: "GMV", Desc:"Got my vote"},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ood night</text:p>
          </table:table-cell>
          <table:table-cell table:formula="of:=CONCATENATE(&quot;{Name: &quot;&quot;&quot;;[.A604];&quot;&quot;&quot;, Desc:&quot;&quot;&quot;; [.B604]; &quot;&quot;&quot;},&quot;)" office:value-type="string" office:string-value="{Name: &quot;GN&quot;, Desc:&quot;Good night&quot;}," calcext:value-type="string">
            <text:p>{Name: "GN", Desc:"Good night"},</text:p>
          </table:table-cell>
        </table:table-row>
        <table:table-row table:style-name="ro1">
          <table:table-cell office:value-type="string" calcext:value-type="string">
            <text:p>GNA</text:p>
          </table:table-cell>
          <table:table-cell office:value-type="string" calcext:value-type="string">
            <text:p>Good night all</text:p>
          </table:table-cell>
          <table:table-cell table:formula="of:=CONCATENATE(&quot;{Name: &quot;&quot;&quot;;[.A605];&quot;&quot;&quot;, Desc:&quot;&quot;&quot;; [.B605]; &quot;&quot;&quot;},&quot;)" office:value-type="string" office:string-value="{Name: &quot;GNA&quot;, Desc:&quot;Good night all&quot;}," calcext:value-type="string">
            <text:p>{Name: "GNA", Desc:"Good night all"},</text:p>
          </table:table-cell>
        </table:table-row>
        <table:table-row table:style-name="ro1">
          <table:table-cell office:value-type="string" calcext:value-type="string">
            <text:p>GNE1</text:p>
          </table:table-cell>
          <table:table-cell office:value-type="string" calcext:value-type="string">
            <text:p>Good night everyone</text:p>
          </table:table-cell>
          <table:table-cell table:formula="of:=CONCATENATE(&quot;{Name: &quot;&quot;&quot;;[.A606];&quot;&quot;&quot;, Desc:&quot;&quot;&quot;; [.B606]; &quot;&quot;&quot;},&quot;)" office:value-type="string" office:string-value="{Name: &quot;GNE1&quot;, Desc:&quot;Good night everyone&quot;}," calcext:value-type="string">
            <text:p>{Name: "GNE1", Desc:"Good night everyone"},</text:p>
          </table:table-cell>
        </table:table-row>
        <table:table-row table:style-name="ro1">
          <table:table-cell office:value-type="string" calcext:value-type="string">
            <text:p>GNIGHT</text:p>
          </table:table-cell>
          <table:table-cell office:value-type="string" calcext:value-type="string">
            <text:p>Good night</text:p>
          </table:table-cell>
          <table:table-cell table:formula="of:=CONCATENATE(&quot;{Name: &quot;&quot;&quot;;[.A607];&quot;&quot;&quot;, Desc:&quot;&quot;&quot;; [.B607]; &quot;&quot;&quot;},&quot;)" office:value-type="string" office:string-value="{Name: &quot;GNIGHT&quot;, Desc:&quot;Good night&quot;}," calcext:value-type="string">
            <text:p>{Name: "GNIGHT", Desc:"Good night"},</text:p>
          </table:table-cell>
        </table:table-row>
        <table:table-row table:style-name="ro1">
          <table:table-cell office:value-type="string" calcext:value-type="string">
            <text:p>GNITE</text:p>
          </table:table-cell>
          <table:table-cell office:value-type="string" calcext:value-type="string">
            <text:p>Good night</text:p>
          </table:table-cell>
          <table:table-cell table:formula="of:=CONCATENATE(&quot;{Name: &quot;&quot;&quot;;[.A608];&quot;&quot;&quot;, Desc:&quot;&quot;&quot;; [.B608]; &quot;&quot;&quot;},&quot;)" office:value-type="string" office:string-value="{Name: &quot;GNITE&quot;, Desc:&quot;Good night&quot;}," calcext:value-type="string">
            <text:p>{Name: "GNITE", Desc:"Good night"},</text:p>
          </table:table-cell>
        </table:table-row>
        <table:table-row table:style-name="ro1">
          <table:table-cell office:value-type="string" calcext:value-type="string">
            <text:p>GNSD</text:p>
          </table:table-cell>
          <table:table-cell office:value-type="string" calcext:value-type="string">
            <text:p>Good night, sweet dreams</text:p>
          </table:table-cell>
          <table:table-cell table:formula="of:=CONCATENATE(&quot;{Name: &quot;&quot;&quot;;[.A609];&quot;&quot;&quot;, Desc:&quot;&quot;&quot;; [.B609]; &quot;&quot;&quot;},&quot;)" office:value-type="string" office:string-value="{Name: &quot;GNSD&quot;, Desc:&quot;Good night, sweet dreams&quot;}," calcext:value-type="string">
            <text:p>{Name: "GNSD", Desc:"Good night, sweet dreams"},</text:p>
          </table:table-cell>
        </table:table-row>
        <table:table-row table:style-name="ro1">
          <table:table-cell office:value-type="string" calcext:value-type="string">
            <text:p>GOAT</text:p>
          </table:table-cell>
          <table:table-cell office:value-type="string" calcext:value-type="string">
            <text:p>Greatest of all Time(s)</text:p>
          </table:table-cell>
          <table:table-cell table:formula="of:=CONCATENATE(&quot;{Name: &quot;&quot;&quot;;[.A610];&quot;&quot;&quot;, Desc:&quot;&quot;&quot;; [.B610]; &quot;&quot;&quot;},&quot;)" office:value-type="string" office:string-value="{Name: &quot;GOAT&quot;, Desc:&quot;Greatest of all Time(s)&quot;}," calcext:value-type="string">
            <text:p>{Name: "GOAT", Desc:"Greatest of all Time(s)"},</text:p>
          </table:table-cell>
        </table:table-row>
        <table:table-row table:style-name="ro1">
          <table:table-cell office:value-type="string" calcext:value-type="string">
            <text:p>GOI</text:p>
          </table:table-cell>
          <table:table-cell office:value-type="string" calcext:value-type="string">
            <text:p>Get over it</text:p>
          </table:table-cell>
          <table:table-cell table:formula="of:=CONCATENATE(&quot;{Name: &quot;&quot;&quot;;[.A611];&quot;&quot;&quot;, Desc:&quot;&quot;&quot;; [.B611]; &quot;&quot;&quot;},&quot;)" office:value-type="string" office:string-value="{Name: &quot;GOI&quot;, Desc:&quot;Get over it&quot;}," calcext:value-type="string">
            <text:p>{Name: "GOI", Desc:"Get over it"},</text:p>
          </table:table-cell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Giggling out loud</text:p>
          </table:table-cell>
          <table:table-cell table:formula="of:=CONCATENATE(&quot;{Name: &quot;&quot;&quot;;[.A612];&quot;&quot;&quot;, Desc:&quot;&quot;&quot;; [.B612]; &quot;&quot;&quot;},&quot;)" office:value-type="string" office:string-value="{Name: &quot;GOL&quot;, Desc:&quot;Giggling out loud&quot;}," calcext:value-type="string">
            <text:p>{Name: "GOL", Desc:"Giggling out loud"},</text:p>
          </table:table-cell>
        </table:table-row>
        <table:table-row table:style-name="ro1">
          <table:table-cell office:value-type="string" calcext:value-type="string">
            <text:p>GOMB</text:p>
          </table:table-cell>
          <table:table-cell office:value-type="string" calcext:value-type="string">
            <text:p>Get off my back</text:p>
          </table:table-cell>
          <table:table-cell table:formula="of:=CONCATENATE(&quot;{Name: &quot;&quot;&quot;;[.A613];&quot;&quot;&quot;, Desc:&quot;&quot;&quot;; [.B613]; &quot;&quot;&quot;},&quot;)" office:value-type="string" office:string-value="{Name: &quot;GOMB&quot;, Desc:&quot;Get off my back&quot;}," calcext:value-type="string">
            <text:p>{Name: "GOMB", Desc:"Get off my back"},</text:p>
          </table:table-cell>
        </table:table-row>
        <table:table-row table:style-name="ro1">
          <table:table-cell office:value-type="string" calcext:value-type="string">
            <text:p>GPOY</text:p>
          </table:table-cell>
          <table:table-cell office:value-type="string" calcext:value-type="string">
            <text:p>Gratuitous picture of yourself</text:p>
          </table:table-cell>
          <table:table-cell table:formula="of:=CONCATENATE(&quot;{Name: &quot;&quot;&quot;;[.A614];&quot;&quot;&quot;, Desc:&quot;&quot;&quot;; [.B614]; &quot;&quot;&quot;},&quot;)" office:value-type="string" office:string-value="{Name: &quot;GPOY&quot;, Desc:&quot;Gratuitous picture of yourself&quot;}," calcext:value-type="string">
            <text:p>{Name: "GPOY", Desc:"Gratuitous picture of yourself"},</text:p>
          </table:table-cell>
        </table:table-row>
        <table:table-row table:style-name="ro1">
          <table:table-cell office:value-type="string" calcext:value-type="string">
            <text:p>GR8</text:p>
          </table:table-cell>
          <table:table-cell office:value-type="string" calcext:value-type="string">
            <text:p>Great</text:p>
          </table:table-cell>
          <table:table-cell table:formula="of:=CONCATENATE(&quot;{Name: &quot;&quot;&quot;;[.A615];&quot;&quot;&quot;, Desc:&quot;&quot;&quot;; [.B615]; &quot;&quot;&quot;},&quot;)" office:value-type="string" office:string-value="{Name: &quot;GR8&quot;, Desc:&quot;Great&quot;}," calcext:value-type="string">
            <text:p>{Name: "GR8", Desc:"Great"},</text:p>
          </table:table-cell>
        </table:table-row>
        <table:table-row table:style-name="ro1">
          <table:table-cell office:value-type="string" calcext:value-type="string">
            <text:p>GRATZ</text:p>
          </table:table-cell>
          <table:table-cell office:value-type="string" calcext:value-type="string">
            <text:p>Congratulations</text:p>
          </table:table-cell>
          <table:table-cell table:formula="of:=CONCATENATE(&quot;{Name: &quot;&quot;&quot;;[.A616];&quot;&quot;&quot;, Desc:&quot;&quot;&quot;; [.B616]; &quot;&quot;&quot;},&quot;)" office:value-type="string" office:string-value="{Name: &quot;GRATZ&quot;, Desc:&quot;Congratulations&quot;}," calcext:value-type="string">
            <text:p>{Name: "GRATZ", Desc:"Congratulations"},</text:p>
          </table:table-cell>
        </table:table-row>
        <table:table-row table:style-name="ro1">
          <table:table-cell office:value-type="string" calcext:value-type="string">
            <text:p>GRL</text:p>
          </table:table-cell>
          <table:table-cell office:value-type="string" calcext:value-type="string">
            <text:p>Girl</text:p>
          </table:table-cell>
          <table:table-cell table:formula="of:=CONCATENATE(&quot;{Name: &quot;&quot;&quot;;[.A617];&quot;&quot;&quot;, Desc:&quot;&quot;&quot;; [.B617]; &quot;&quot;&quot;},&quot;)" office:value-type="string" office:string-value="{Name: &quot;GRL&quot;, Desc:&quot;Girl&quot;}," calcext:value-type="string">
            <text:p>{Name: "GRL", Desc:"Girl"},</text:p>
          </table:table-cell>
        </table:table-row>
        <table:table-row table:style-name="ro1">
          <table:table-cell office:value-type="string" calcext:value-type="string">
            <text:p>GRWG</text:p>
          </table:table-cell>
          <table:table-cell office:value-type="string" calcext:value-type="string">
            <text:p>Get right with God</text:p>
          </table:table-cell>
          <table:table-cell table:formula="of:=CONCATENATE(&quot;{Name: &quot;&quot;&quot;;[.A618];&quot;&quot;&quot;, Desc:&quot;&quot;&quot;; [.B618]; &quot;&quot;&quot;},&quot;)" office:value-type="string" office:string-value="{Name: &quot;GRWG&quot;, Desc:&quot;Get right with God&quot;}," calcext:value-type="string">
            <text:p>{Name: "GRWG", Desc:"Get right with God"},</text:p>
          </table:table-cell>
        </table:table-row>
        <table:table-row table:style-name="ro1">
          <table:table-cell office:value-type="string" calcext:value-type="string">
            <text:p>GR&amp;amp;D</text:p>
          </table:table-cell>
          <table:table-cell office:value-type="string" calcext:value-type="string">
            <text:p>Grinning, running and ducking</text:p>
          </table:table-cell>
          <table:table-cell table:formula="of:=CONCATENATE(&quot;{Name: &quot;&quot;&quot;;[.A619];&quot;&quot;&quot;, Desc:&quot;&quot;&quot;; [.B619]; &quot;&quot;&quot;},&quot;)" office:value-type="string" office:string-value="{Name: &quot;GR&amp;amp;D&quot;, Desc:&quot;Grinning, running and ducking&quot;}," calcext:value-type="string">
            <text:p>{Name: "GR&amp;amp;D", Desc:"Grinning, running and ducking"},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Good shot</text:p>
          </table:table-cell>
          <table:table-cell table:formula="of:=CONCATENATE(&quot;{Name: &quot;&quot;&quot;;[.A620];&quot;&quot;&quot;, Desc:&quot;&quot;&quot;; [.B620]; &quot;&quot;&quot;},&quot;)" office:value-type="string" office:string-value="{Name: &quot;GS&quot;, Desc:&quot;Good shot&quot;}," calcext:value-type="string">
            <text:p>{Name: "GS", Desc:"Good shot"},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Good split (online gaming)</text:p>
          </table:table-cell>
          <table:table-cell table:formula="of:=CONCATENATE(&quot;{Name: &quot;&quot;&quot;;[.A621];&quot;&quot;&quot;, Desc:&quot;&quot;&quot;; [.B621]; &quot;&quot;&quot;},&quot;)" office:value-type="string" office:string-value="{Name: &quot;GS&quot;, Desc:&quot;Good split (online gaming)&quot;}," calcext:value-type="string">
            <text:p>{Name: "GS", Desc:"Good split (online gaming)"},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ood try</text:p>
          </table:table-cell>
          <table:table-cell table:formula="of:=CONCATENATE(&quot;{Name: &quot;&quot;&quot;;[.A622];&quot;&quot;&quot;, Desc:&quot;&quot;&quot;; [.B622]; &quot;&quot;&quot;},&quot;)" office:value-type="string" office:string-value="{Name: &quot;GT&quot;, Desc:&quot;Good try&quot;}," calcext:value-type="string">
            <text:p>{Name: "GT", Desc:"Good try"},</text:p>
          </table:table-cell>
        </table:table-row>
        <table:table-row table:style-name="ro1">
          <table:table-cell office:value-type="string" calcext:value-type="string">
            <text:p>GTFO</text:p>
          </table:table-cell>
          <table:table-cell office:value-type="string" calcext:value-type="string">
            <text:p>Get the *freak* out</text:p>
          </table:table-cell>
          <table:table-cell table:formula="of:=CONCATENATE(&quot;{Name: &quot;&quot;&quot;;[.A623];&quot;&quot;&quot;, Desc:&quot;&quot;&quot;; [.B623]; &quot;&quot;&quot;},&quot;)" office:value-type="string" office:string-value="{Name: &quot;GTFO&quot;, Desc:&quot;Get the *freak* out&quot;}," calcext:value-type="string">
            <text:p>{Name: "GTFO", Desc:"Get the *freak* out"},</text:p>
          </table:table-cell>
        </table:table-row>
        <table:table-row table:style-name="ro1">
          <table:table-cell office:value-type="string" calcext:value-type="string">
            <text:p>GTFOH</text:p>
          </table:table-cell>
          <table:table-cell office:value-type="string" calcext:value-type="string">
            <text:p>Get the *freak* outta here</text:p>
          </table:table-cell>
          <table:table-cell table:formula="of:=CONCATENATE(&quot;{Name: &quot;&quot;&quot;;[.A624];&quot;&quot;&quot;, Desc:&quot;&quot;&quot;; [.B624]; &quot;&quot;&quot;},&quot;)" office:value-type="string" office:string-value="{Name: &quot;GTFOH&quot;, Desc:&quot;Get the *freak* outta here&quot;}," calcext:value-type="string">
            <text:p>{Name: "GTFOH", Desc:"Get the *freak* outta here"},</text:p>
          </table:table-cell>
        </table:table-row>
        <table:table-row table:style-name="ro1">
          <table:table-cell office:value-type="string" calcext:value-type="string">
            <text:p>GTG</text:p>
          </table:table-cell>
          <table:table-cell office:value-type="string" calcext:value-type="string">
            <text:p>Got to go</text:p>
          </table:table-cell>
          <table:table-cell table:formula="of:=CONCATENATE(&quot;{Name: &quot;&quot;&quot;;[.A625];&quot;&quot;&quot;, Desc:&quot;&quot;&quot;; [.B625]; &quot;&quot;&quot;},&quot;)" office:value-type="string" office:string-value="{Name: &quot;GTG&quot;, Desc:&quot;Got to go&quot;}," calcext:value-type="string">
            <text:p>{Name: "GTG", Desc:"Got to go"},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string" calcext:value-type="string">
            <text:p>Giggling to myself</text:p>
          </table:table-cell>
          <table:table-cell table:formula="of:=CONCATENATE(&quot;{Name: &quot;&quot;&quot;;[.A626];&quot;&quot;&quot;, Desc:&quot;&quot;&quot;; [.B626]; &quot;&quot;&quot;},&quot;)" office:value-type="string" office:string-value="{Name: &quot;GTM&quot;, Desc:&quot;Giggling to myself&quot;}," calcext:value-type="string">
            <text:p>{Name: "GTM", Desc:"Giggling to myself"},</text:p>
          </table:table-cell>
        </table:table-row>
        <table:table-row table:style-name="ro1">
          <table:table-cell office:value-type="string" calcext:value-type="string">
            <text:p>GTRM</text:p>
          </table:table-cell>
          <table:table-cell office:value-type="string" calcext:value-type="string">
            <text:p>Going to read mail&amp;nbsp;</text:p>
          </table:table-cell>
          <table:table-cell table:formula="of:=CONCATENATE(&quot;{Name: &quot;&quot;&quot;;[.A627];&quot;&quot;&quot;, Desc:&quot;&quot;&quot;; [.B627]; &quot;&quot;&quot;},&quot;)" office:value-type="string" office:string-value="{Name: &quot;GTRM&quot;, Desc:&quot;Going to read mail&amp;nbsp;&quot;}," calcext:value-type="string">
            <text:p>{Name: "GTRM", Desc:"Going to read mail&amp;nbsp;"},</text:p>
          </table:table-cell>
        </table:table-row>
        <table:table-row table:style-name="ro1">
          <table:table-cell office:value-type="string" calcext:value-type="string">
            <text:p>GTSY</text:p>
          </table:table-cell>
          <table:table-cell office:value-type="string" calcext:value-type="string">
            <text:p>Great (or good) to see you</text:p>
          </table:table-cell>
          <table:table-cell table:formula="of:=CONCATENATE(&quot;{Name: &quot;&quot;&quot;;[.A628];&quot;&quot;&quot;, Desc:&quot;&quot;&quot;; [.B628]; &quot;&quot;&quot;},&quot;)" office:value-type="string" office:string-value="{Name: &quot;GTSY&quot;, Desc:&quot;Great (or good) to see you&quot;}," calcext:value-type="string">
            <text:p>{Name: "GTSY", Desc:"Great (or good) to see you"},</text:p>
          </table:table-cell>
        </table:table-row>
        <table:table-row table:style-name="ro1">
          <table:table-cell office:value-type="string" calcext:value-type="string">
            <text:p>GUCCI</text:p>
          </table:table-cell>
          <table:table-cell office:value-type="string" calcext:value-type="string">
            <text:p>Good</text:p>
          </table:table-cell>
          <table:table-cell table:formula="of:=CONCATENATE(&quot;{Name: &quot;&quot;&quot;;[.A629];&quot;&quot;&quot;, Desc:&quot;&quot;&quot;; [.B629]; &quot;&quot;&quot;},&quot;)" office:value-type="string" office:string-value="{Name: &quot;GUCCI&quot;, Desc:&quot;Good&quot;}," calcext:value-type="string">
            <text:p>{Name: "GUCCI", Desc:"Good"},</text:p>
          </table:table-cell>
        </table:table-row>
        <table:table-row table:style-name="ro1">
          <table:table-cell office:value-type="string" calcext:value-type="string">
            <text:p>GUD</text:p>
          </table:table-cell>
          <table:table-cell office:value-type="string" calcext:value-type="string">
            <text:p>Good&amp;nbsp;</text:p>
          </table:table-cell>
          <table:table-cell table:formula="of:=CONCATENATE(&quot;{Name: &quot;&quot;&quot;;[.A630];&quot;&quot;&quot;, Desc:&quot;&quot;&quot;; [.B630]; &quot;&quot;&quot;},&quot;)" office:value-type="string" office:string-value="{Name: &quot;GUD&quot;, Desc:&quot;Good&amp;nbsp;&quot;}," calcext:value-type="string">
            <text:p>{Name: "GUD", Desc:"Good&amp;nbsp;"},</text:p>
          </table:table-cell>
        </table:table-row>
        <table:table-row table:style-name="ro1">
          <table:table-cell office:value-type="string" calcext:value-type="string">
            <text:p>GWHTLC</text:p>
          </table:table-cell>
          <table:table-cell office:value-type="string" calcext:value-type="string">
            <text:p>Glad we had this little chat</text:p>
          </table:table-cell>
          <table:table-cell table:formula="of:=CONCATENATE(&quot;{Name: &quot;&quot;&quot;;[.A631];&quot;&quot;&quot;, Desc:&quot;&quot;&quot;; [.B631]; &quot;&quot;&quot;},&quot;)" office:value-type="string" office:string-value="{Name: &quot;GWHTLC&quot;, Desc:&quot;Glad we had this little chat&quot;}," calcext:value-type="string">
            <text:p>{Name: "GWHTLC", Desc:"Glad we had this little chat"},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ug</text:p>
          </table:table-cell>
          <table:table-cell table:formula="of:=CONCATENATE(&quot;{Name: &quot;&quot;&quot;;[.A632];&quot;&quot;&quot;, Desc:&quot;&quot;&quot;; [.B632]; &quot;&quot;&quot;},&quot;)" office:value-type="string" office:string-value="{Name: &quot;H&quot;, Desc:&quot;Hug&quot;}," calcext:value-type="string">
            <text:p>{Name: "H", Desc:"Hug"},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ate</text:p>
          </table:table-cell>
          <table:table-cell table:formula="of:=CONCATENATE(&quot;{Name: &quot;&quot;&quot;;[.A633];&quot;&quot;&quot;, Desc:&quot;&quot;&quot;; [.B633]; &quot;&quot;&quot;},&quot;)" office:value-type="string" office:string-value="{Name: &quot;H8&quot;, Desc:&quot;Hate&quot;}," calcext:value-type="string">
            <text:p>{Name: "H8", Desc:"Hate"},</text:p>
          </table:table-cell>
        </table:table-row>
        <table:table-row table:style-name="ro1">
          <table:table-cell office:value-type="string" calcext:value-type="string">
            <text:p>H8TTU</text:p>
          </table:table-cell>
          <table:table-cell office:value-type="string" calcext:value-type="string">
            <text:p>Hate to be you</text:p>
          </table:table-cell>
          <table:table-cell table:formula="of:=CONCATENATE(&quot;{Name: &quot;&quot;&quot;;[.A634];&quot;&quot;&quot;, Desc:&quot;&quot;&quot;; [.B634]; &quot;&quot;&quot;},&quot;)" office:value-type="string" office:string-value="{Name: &quot;H8TTU&quot;, Desc:&quot;Hate to be you&quot;}," calcext:value-type="string">
            <text:p>{Name: "H8TTU", Desc:"Hate to be you"},</text:p>
          </table:table-cell>
        </table:table-row>
        <table:table-row table:style-name="ro1">
          <table:table-cell office:value-type="string" calcext:value-type="string">
            <text:p>HAG1</text:p>
          </table:table-cell>
          <table:table-cell office:value-type="string" calcext:value-type="string">
            <text:p>Have a good one</text:p>
          </table:table-cell>
          <table:table-cell table:formula="of:=CONCATENATE(&quot;{Name: &quot;&quot;&quot;;[.A635];&quot;&quot;&quot;, Desc:&quot;&quot;&quot;; [.B635]; &quot;&quot;&quot;},&quot;)" office:value-type="string" office:string-value="{Name: &quot;HAG1&quot;, Desc:&quot;Have a good one&quot;}," calcext:value-type="string">
            <text:p>{Name: "HAG1", Desc:"Have a good one"},</text:p>
          </table:table-cell>
        </table:table-row>
        <table:table-row table:style-name="ro1">
          <table:table-cell office:value-type="string" calcext:value-type="string">
            <text:p>HAK</text:p>
          </table:table-cell>
          <table:table-cell office:value-type="string" calcext:value-type="string">
            <text:p>Hug and kiss</text:p>
          </table:table-cell>
          <table:table-cell table:formula="of:=CONCATENATE(&quot;{Name: &quot;&quot;&quot;;[.A636];&quot;&quot;&quot;, Desc:&quot;&quot;&quot;; [.B636]; &quot;&quot;&quot;},&quot;)" office:value-type="string" office:string-value="{Name: &quot;HAK&quot;, Desc:&quot;Hug and kiss&quot;}," calcext:value-type="string">
            <text:p>{Name: "HAK", Desc:"Hug and kiss"},</text:p>
          </table:table-cell>
        </table:table-row>
        <table:table-row table:style-name="ro1">
          <table:table-cell office:value-type="string" calcext:value-type="string">
            <text:p>HALP</text:p>
          </table:table-cell>
          <table:table-cell office:value-type="string" calcext:value-type="string">
            <text:p>Help (Discord)</text:p>
          </table:table-cell>
          <table:table-cell table:formula="of:=CONCATENATE(&quot;{Name: &quot;&quot;&quot;;[.A637];&quot;&quot;&quot;, Desc:&quot;&quot;&quot;; [.B637]; &quot;&quot;&quot;},&quot;)" office:value-type="string" office:string-value="{Name: &quot;HALP&quot;, Desc:&quot;Help (Discord)&quot;}," calcext:value-type="string">
            <text:p>{Name: "HALP", Desc:"Help (Discord)"},</text:p>
          </table:table-cell>
        </table:table-row>
        <table:table-row table:style-name="ro1">
          <table:table-cell office:value-type="string" calcext:value-type="string">
            <text:p>HAU</text:p>
          </table:table-cell>
          <table:table-cell office:value-type="string" calcext:value-type="string">
            <text:p>How about you?</text:p>
          </table:table-cell>
          <table:table-cell table:formula="of:=CONCATENATE(&quot;{Name: &quot;&quot;&quot;;[.A638];&quot;&quot;&quot;, Desc:&quot;&quot;&quot;; [.B638]; &quot;&quot;&quot;},&quot;)" office:value-type="string" office:string-value="{Name: &quot;HAU&quot;, Desc:&quot;How about you?&quot;}," calcext:value-type="string">
            <text:p>{Name: "HAU", Desc:"How about you?"},</text:p>
          </table:table-cell>
        </table:table-row>
        <table:table-row table:style-name="ro1">
          <table:table-cell office:value-type="string" calcext:value-type="string">
            <text:p>H&amp;amp;K</text:p>
          </table:table-cell>
          <table:table-cell office:value-type="string" calcext:value-type="string">
            <text:p>Hugs &amp;amp; kisses</text:p>
          </table:table-cell>
          <table:table-cell table:formula="of:=CONCATENATE(&quot;{Name: &quot;&quot;&quot;;[.A639];&quot;&quot;&quot;, Desc:&quot;&quot;&quot;; [.B639]; &quot;&quot;&quot;},&quot;)" office:value-type="string" office:string-value="{Name: &quot;H&amp;amp;K&quot;, Desc:&quot;Hugs &amp;amp; kisses&quot;}," calcext:value-type="string">
            <text:p>{Name: "H&amp;amp;K", Desc:"Hugs &amp;amp; kisses"},</text:p>
          </table:table-cell>
        </table:table-row>
        <table:table-row table:style-name="ro1">
          <table:table-cell office:value-type="string" calcext:value-type="string">
            <text:p>H2CUS</text:p>
          </table:table-cell>
          <table:table-cell office:value-type="string" calcext:value-type="string">
            <text:p>Hope to see you soon</text:p>
          </table:table-cell>
          <table:table-cell table:formula="of:=CONCATENATE(&quot;{Name: &quot;&quot;&quot;;[.A640];&quot;&quot;&quot;, Desc:&quot;&quot;&quot;; [.B640]; &quot;&quot;&quot;},&quot;)" office:value-type="string" office:string-value="{Name: &quot;H2CUS&quot;, Desc:&quot;Hope to see you soon&quot;}," calcext:value-type="string">
            <text:p>{Name: "H2CUS", Desc:"Hope to see you soon"},</text:p>
          </table:table-cell>
        </table:table-row>
        <table:table-row table:style-name="ro1">
          <table:table-cell office:value-type="string" calcext:value-type="string">
            <text:p>HAGN</text:p>
          </table:table-cell>
          <table:table-cell office:value-type="string" calcext:value-type="string">
            <text:p>Have a good night</text:p>
          </table:table-cell>
          <table:table-cell table:formula="of:=CONCATENATE(&quot;{Name: &quot;&quot;&quot;;[.A641];&quot;&quot;&quot;, Desc:&quot;&quot;&quot;; [.B641]; &quot;&quot;&quot;},&quot;)" office:value-type="string" office:string-value="{Name: &quot;HAGN&quot;, Desc:&quot;Have a good night&quot;}," calcext:value-type="string">
            <text:p>{Name: "HAGN", Desc:"Have a good night"},</text:p>
          </table:table-cell>
        </table:table-row>
        <table:table-row table:style-name="ro1">
          <table:table-cell office:value-type="string" calcext:value-type="string">
            <text:p>HAGO</text:p>
          </table:table-cell>
          <table:table-cell office:value-type="string" calcext:value-type="string">
            <text:p>Have a good one</text:p>
          </table:table-cell>
          <table:table-cell table:formula="of:=CONCATENATE(&quot;{Name: &quot;&quot;&quot;;[.A642];&quot;&quot;&quot;, Desc:&quot;&quot;&quot;; [.B642]; &quot;&quot;&quot;},&quot;)" office:value-type="string" office:string-value="{Name: &quot;HAGO&quot;, Desc:&quot;Have a good one&quot;}," calcext:value-type="string">
            <text:p>{Name: "HAGO", Desc:"Have a good one"},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Have a nice day</text:p>
          </table:table-cell>
          <table:table-cell table:formula="of:=CONCATENATE(&quot;{Name: &quot;&quot;&quot;;[.A643];&quot;&quot;&quot;, Desc:&quot;&quot;&quot;; [.B643]; &quot;&quot;&quot;},&quot;)" office:value-type="string" office:string-value="{Name: &quot;HAND&quot;, Desc:&quot;Have a nice day&quot;}," calcext:value-type="string">
            <text:p>{Name: "HAND", Desc:"Have a nice day"},</text:p>
          </table:table-cell>
        </table:table-row>
        <table:table-row table:style-name="ro1">
          <table:table-cell office:value-type="string" calcext:value-type="string">
            <text:p>HAWT</text:p>
          </table:table-cell>
          <table:table-cell office:value-type="string" calcext:value-type="string">
            <text:p>Have a wonderful day (out-dated, see next in list)</text:p>
          </table:table-cell>
          <table:table-cell table:formula="of:=CONCATENATE(&quot;{Name: &quot;&quot;&quot;;[.A644];&quot;&quot;&quot;, Desc:&quot;&quot;&quot;; [.B644]; &quot;&quot;&quot;},&quot;)" office:value-type="string" office:string-value="{Name: &quot;HAWT&quot;, Desc:&quot;Have a wonderful day (out-dated, see next in list)&quot;}," calcext:value-type="string">
            <text:p>{Name: "HAWT", Desc:"Have a wonderful day (out-dated, see next in list)"},</text:p>
          </table:table-cell>
        </table:table-row>
        <table:table-row table:style-name="ro1">
          <table:table-cell office:value-type="string" calcext:value-type="string">
            <text:p>HAWT</text:p>
          </table:table-cell>
          <table:table-cell office:value-type="string" calcext:value-type="string">
            <text:p>Meaning 'sexy' or 'attractive'</text:p>
          </table:table-cell>
          <table:table-cell table:formula="of:=CONCATENATE(&quot;{Name: &quot;&quot;&quot;;[.A645];&quot;&quot;&quot;, Desc:&quot;&quot;&quot;; [.B645]; &quot;&quot;&quot;},&quot;)" office:value-type="string" office:string-value="{Name: &quot;HAWT&quot;, Desc:&quot;Meaning 'sexy' or 'attractive'&quot;}," calcext:value-type="string">
            <text:p>{Name: "HAWT", Desc:"Meaning 'sexy' or 'attractive'"},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office:value-type="string" calcext:value-type="string">
            <text:p>Hurry back</text:p>
          </table:table-cell>
          <table:table-cell table:formula="of:=CONCATENATE(&quot;{Name: &quot;&quot;&quot;;[.A646];&quot;&quot;&quot;, Desc:&quot;&quot;&quot;; [.B646]; &quot;&quot;&quot;},&quot;)" office:value-type="string" office:string-value="{Name: &quot;HB&quot;, Desc:&quot;Hurry back&quot;}," calcext:value-type="string">
            <text:p>{Name: "HB", Desc:"Hurry back"},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office:value-type="string" calcext:value-type="string">
            <text:p>Hug back</text:p>
          </table:table-cell>
          <table:table-cell table:formula="of:=CONCATENATE(&quot;{Name: &quot;&quot;&quot;;[.A647];&quot;&quot;&quot;, Desc:&quot;&quot;&quot;; [.B647]; &quot;&quot;&quot;},&quot;)" office:value-type="string" office:string-value="{Name: &quot;HB&quot;, Desc:&quot;Hug back&quot;}," calcext:value-type="string">
            <text:p>{Name: "HB", Desc:"Hug back"},</text:p>
          </table:table-cell>
        </table:table-row>
        <table:table-row table:style-name="ro1">
          <table:table-cell office:value-type="string" calcext:value-type="string">
            <text:p>HBD</text:p>
          </table:table-cell>
          <table:table-cell office:value-type="string" calcext:value-type="string">
            <text:p>Happy birthday</text:p>
          </table:table-cell>
          <table:table-cell table:formula="of:=CONCATENATE(&quot;{Name: &quot;&quot;&quot;;[.A648];&quot;&quot;&quot;, Desc:&quot;&quot;&quot;; [.B648]; &quot;&quot;&quot;},&quot;)" office:value-type="string" office:string-value="{Name: &quot;HBD&quot;, Desc:&quot;Happy birthday&quot;}," calcext:value-type="string">
            <text:p>{Name: "HBD", Desc:"Happy birthday"},</text:p>
          </table:table-cell>
        </table:table-row>
        <table:table-row table:style-name="ro1">
          <table:table-cell office:value-type="string" calcext:value-type="string">
            <text:p>H-BDAY</text:p>
          </table:table-cell>
          <table:table-cell office:value-type="string" calcext:value-type="string">
            <text:p>Happy Birthday</text:p>
          </table:table-cell>
          <table:table-cell table:formula="of:=CONCATENATE(&quot;{Name: &quot;&quot;&quot;;[.A649];&quot;&quot;&quot;, Desc:&quot;&quot;&quot;; [.B649]; &quot;&quot;&quot;},&quot;)" office:value-type="string" office:string-value="{Name: &quot;H-BDAY&quot;, Desc:&quot;Happy Birthday&quot;}," calcext:value-type="string">
            <text:p>{Name: "H-BDAY", Desc:"Happy Birthday"},</text:p>
          </table:table-cell>
        </table:table-row>
        <table:table-row table:style-name="ro1">
          <table:table-cell office:value-type="string" calcext:value-type="string">
            <text:p>HBU</text:p>
          </table:table-cell>
          <table:table-cell office:value-type="string" calcext:value-type="string">
            <text:p>How about you?</text:p>
          </table:table-cell>
          <table:table-cell table:formula="of:=CONCATENATE(&quot;{Name: &quot;&quot;&quot;;[.A650];&quot;&quot;&quot;, Desc:&quot;&quot;&quot;; [.B650]; &quot;&quot;&quot;},&quot;)" office:value-type="string" office:string-value="{Name: &quot;HBU&quot;, Desc:&quot;How about you?&quot;}," calcext:value-type="string">
            <text:p>{Name: "HBU", Desc:"How about you?"},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Have fun</text:p>
          </table:table-cell>
          <table:table-cell table:formula="of:=CONCATENATE(&quot;{Name: &quot;&quot;&quot;;[.A651];&quot;&quot;&quot;, Desc:&quot;&quot;&quot;; [.B651]; &quot;&quot;&quot;},&quot;)" office:value-type="string" office:string-value="{Name: &quot;HF&quot;, Desc:&quot;Have fun&quot;}," calcext:value-type="string">
            <text:p>{Name: "HF", Desc:"Have fun"},</text:p>
          </table:table-cell>
        </table:table-row>
        <table:table-row table:style-name="ro1">
          <table:table-cell office:value-type="string" calcext:value-type="string">
            <text:p>HFAC</text:p>
          </table:table-cell>
          <table:table-cell office:value-type="string" calcext:value-type="string">
            <text:p>Holy flipping animal crackers</text:p>
          </table:table-cell>
          <table:table-cell table:formula="of:=CONCATENATE(&quot;{Name: &quot;&quot;&quot;;[.A652];&quot;&quot;&quot;, Desc:&quot;&quot;&quot;; [.B652]; &quot;&quot;&quot;},&quot;)" office:value-type="string" office:string-value="{Name: &quot;HFAC&quot;, Desc:&quot;Holy flipping animal crackers&quot;}," calcext:value-type="string">
            <text:p>{Name: "HFAC", Desc:"Holy flipping animal crackers"},</text:p>
          </table:table-cell>
        </table:table-row>
        <table:table-row table:style-name="ro1">
          <table:table-cell office:value-type="string" calcext:value-type="string">
            <text:p>H-FDAY</text:p>
          </table:table-cell>
          <table:table-cell office:value-type="string" calcext:value-type="string">
            <text:p>Happy Father's Day</text:p>
          </table:table-cell>
          <table:table-cell table:formula="of:=CONCATENATE(&quot;{Name: &quot;&quot;&quot;;[.A653];&quot;&quot;&quot;, Desc:&quot;&quot;&quot;; [.B653]; &quot;&quot;&quot;},&quot;)" office:value-type="string" office:string-value="{Name: &quot;H-FDAY&quot;, Desc:&quot;Happy Father's Day&quot;}," calcext:value-type="string">
            <text:p>{Name: "H-FDAY", Desc:"Happy Father's Day"},</text:p>
          </table:table-cell>
        </table:table-row>
        <table:table-row table:style-name="ro1">
          <table:table-cell office:value-type="string" calcext:value-type="string">
            <text:p>HHIS</text:p>
          </table:table-cell>
          <table:table-cell office:value-type="string" calcext:value-type="string">
            <text:p>Head hanging in shame</text:p>
          </table:table-cell>
          <table:table-cell table:formula="of:=CONCATENATE(&quot;{Name: &quot;&quot;&quot;;[.A654];&quot;&quot;&quot;, Desc:&quot;&quot;&quot;; [.B654]; &quot;&quot;&quot;},&quot;)" office:value-type="string" office:string-value="{Name: &quot;HHIS&quot;, Desc:&quot;Head hanging in shame&quot;}," calcext:value-type="string">
            <text:p>{Name: "HHIS", Desc:"Head hanging in shame"},</text:p>
          </table:table-cell>
        </table:table-row>
        <table:table-row table:style-name="ro1">
          <table:table-cell office:value-type="string" calcext:value-type="string">
            <text:p>HIFW</text:p>
          </table:table-cell>
          <table:table-cell office:value-type="string" calcext:value-type="string">
            <text:p>How I felt when... (Used with photo or gif)</text:p>
          </table:table-cell>
          <table:table-cell table:formula="of:=CONCATENATE(&quot;{Name: &quot;&quot;&quot;;[.A655];&quot;&quot;&quot;, Desc:&quot;&quot;&quot;; [.B655]; &quot;&quot;&quot;},&quot;)" office:value-type="string" office:string-value="{Name: &quot;HIFW&quot;, Desc:&quot;How I felt when... (Used with photo or gif)&quot;}," calcext:value-type="string">
            <text:p>{Name: "HIFW", Desc:"How I felt when... (Used with photo or gif)"},</text:p>
          </table:table-cell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Half Life (online gaming)</text:p>
          </table:table-cell>
          <table:table-cell table:formula="of:=CONCATENATE(&quot;{Name: &quot;&quot;&quot;;[.A656];&quot;&quot;&quot;, Desc:&quot;&quot;&quot;; [.B656]; &quot;&quot;&quot;},&quot;)" office:value-type="string" office:string-value="{Name: &quot;HL&quot;, Desc:&quot;Half Life (online gaming)&quot;}," calcext:value-type="string">
            <text:p>{Name: "HL", Desc:"Half Life (online gaming)"},</text:p>
          </table:table-cell>
        </table:table-row>
        <table:table-row table:style-name="ro1">
          <table:table-cell office:value-type="string" calcext:value-type="string">
            <text:p>HLA</text:p>
          </table:table-cell>
          <table:table-cell office:value-type="string" calcext:value-type="string">
            <text:p>Hola / hello (Spanish SMS)</text:p>
          </table:table-cell>
          <table:table-cell table:formula="of:=CONCATENATE(&quot;{Name: &quot;&quot;&quot;;[.A657];&quot;&quot;&quot;, Desc:&quot;&quot;&quot;; [.B657]; &quot;&quot;&quot;},&quot;)" office:value-type="string" office:string-value="{Name: &quot;HLA&quot;, Desc:&quot;Hola / hello (Spanish SMS)&quot;}," calcext:value-type="string">
            <text:p>{Name: "HLA", Desc:"Hola / hello (Spanish SMS)"},</text:p>
          </table:table-cell>
        </table:table-row>
        <table:table-row table:style-name="ro1">
          <table:table-cell office:value-type="string" calcext:value-type="string">
            <text:p>H-MDAY</text:p>
          </table:table-cell>
          <table:table-cell office:value-type="string" calcext:value-type="string">
            <text:p>Happy Mother's Day</text:p>
          </table:table-cell>
          <table:table-cell table:formula="of:=CONCATENATE(&quot;{Name: &quot;&quot;&quot;;[.A658];&quot;&quot;&quot;, Desc:&quot;&quot;&quot;; [.B658]; &quot;&quot;&quot;},&quot;)" office:value-type="string" office:string-value="{Name: &quot;H-MDAY&quot;, Desc:&quot;Happy Mother's Day&quot;}," calcext:value-type="string">
            <text:p>{Name: "H-MDAY", Desc:"Happy Mother's Day"},</text:p>
          </table:table-cell>
        </table:table-row>
        <table:table-row table:style-name="ro1">
          <table:table-cell office:value-type="string" calcext:value-type="string">
            <text:p>HMU</text:p>
          </table:table-cell>
          <table:table-cell office:value-type="string" calcext:value-type="string">
            <text:p>Hit me up</text:p>
          </table:table-cell>
          <table:table-cell table:formula="of:=CONCATENATE(&quot;{Name: &quot;&quot;&quot;;[.A659];&quot;&quot;&quot;, Desc:&quot;&quot;&quot;; [.B659]; &quot;&quot;&quot;},&quot;)" office:value-type="string" office:string-value="{Name: &quot;HMU&quot;, Desc:&quot;Hit me up&quot;}," calcext:value-type="string">
            <text:p>{Name: "HMU", Desc:"Hit me up"},</text:p>
          </table:table-cell>
        </table:table-row>
        <table:table-row table:style-name="ro1">
          <table:table-cell office:value-type="string" calcext:value-type="string">
            <text:p>HNL</text:p>
          </table:table-cell>
          <table:table-cell office:value-type="string" calcext:value-type="string">
            <text:p>(w)Hole 'nother level</text:p>
          </table:table-cell>
          <table:table-cell table:formula="of:=CONCATENATE(&quot;{Name: &quot;&quot;&quot;;[.A660];&quot;&quot;&quot;, Desc:&quot;&quot;&quot;; [.B660]; &quot;&quot;&quot;},&quot;)" office:value-type="string" office:string-value="{Name: &quot;HNL&quot;, Desc:&quot;(w)Hole 'nother level&quot;}," calcext:value-type="string">
            <text:p>{Name: "HNL", Desc:"(w)Hole 'nother level"},</text:p>
          </table:table-cell>
        </table:table-row>
        <table:table-row table:style-name="ro1">
          <table:table-cell office:value-type="string" calcext:value-type="string">
            <text:p>HOAS</text:p>
          </table:table-cell>
          <table:table-cell office:value-type="string" calcext:value-type="string">
            <text:p>Hold on a second</text:p>
          </table:table-cell>
          <table:table-cell table:formula="of:=CONCATENATE(&quot;{Name: &quot;&quot;&quot;;[.A661];&quot;&quot;&quot;, Desc:&quot;&quot;&quot;; [.B661]; &quot;&quot;&quot;},&quot;)" office:value-type="string" office:string-value="{Name: &quot;HOAS&quot;, Desc:&quot;Hold on a second&quot;}," calcext:value-type="string">
            <text:p>{Name: "HOAS", Desc:"Hold on a second"},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it points / Health points (online gaming)</text:p>
          </table:table-cell>
          <table:table-cell table:formula="of:=CONCATENATE(&quot;{Name: &quot;&quot;&quot;;[.A662];&quot;&quot;&quot;, Desc:&quot;&quot;&quot;; [.B662]; &quot;&quot;&quot;},&quot;)" office:value-type="string" office:string-value="{Name: &quot;HP&quot;, Desc:&quot;Hit points / Health points (online gaming)&quot;}," calcext:value-type="string">
            <text:p>{Name: "HP", Desc:"Hit points / Health points (online gaming)"},</text:p>
          </table:table-cell>
        </table:table-row>
        <table:table-row table:style-name="ro1">
          <table:table-cell office:value-type="string" calcext:value-type="string">
            <text:p>HRU</text:p>
          </table:table-cell>
          <table:table-cell office:value-type="string" calcext:value-type="string">
            <text:p>How are you?</text:p>
          </table:table-cell>
          <table:table-cell table:formula="of:=CONCATENATE(&quot;{Name: &quot;&quot;&quot;;[.A663];&quot;&quot;&quot;, Desc:&quot;&quot;&quot;; [.B663]; &quot;&quot;&quot;},&quot;)" office:value-type="string" office:string-value="{Name: &quot;HRU&quot;, Desc:&quot;How are you?&quot;}," calcext:value-type="string">
            <text:p>{Name: "HRU", Desc:"How are you?"},</text:p>
          </table:table-cell>
        </table:table-row>
        <table:table-row table:style-name="ro1">
          <table:table-cell office:value-type="string" calcext:value-type="string">
            <text:p>HTH</text:p>
          </table:table-cell>
          <table:table-cell office:value-type="string" calcext:value-type="string">
            <text:p>Hope this helps</text:p>
          </table:table-cell>
          <table:table-cell table:formula="of:=CONCATENATE(&quot;{Name: &quot;&quot;&quot;;[.A664];&quot;&quot;&quot;, Desc:&quot;&quot;&quot;; [.B664]; &quot;&quot;&quot;},&quot;)" office:value-type="string" office:string-value="{Name: &quot;HTH&quot;, Desc:&quot;Hope this helps&quot;}," calcext:value-type="string">
            <text:p>{Name: "HTH", Desc:"Hope this helps"},</text:p>
          </table:table-cell>
        </table:table-row>
        <table:table-row table:style-name="ro1">
          <table:table-cell office:value-type="string" calcext:value-type="string">
            <text:p>HUB</text:p>
          </table:table-cell>
          <table:table-cell office:value-type="string" calcext:value-type="string">
            <text:p>Head up butt</text:p>
          </table:table-cell>
          <table:table-cell table:formula="of:=CONCATENATE(&quot;{Name: &quot;&quot;&quot;;[.A665];&quot;&quot;&quot;, Desc:&quot;&quot;&quot;; [.B665]; &quot;&quot;&quot;},&quot;)" office:value-type="string" office:string-value="{Name: &quot;HUB&quot;, Desc:&quot;Head up butt&quot;}," calcext:value-type="string">
            <text:p>{Name: "HUB", Desc:"Head up butt"},</text:p>
          </table:table-cell>
        </table:table-row>
        <table:table-row table:style-name="ro1">
          <table:table-cell office:value-type="string" calcext:value-type="string">
            <text:p>HUYA</text:p>
          </table:table-cell>
          <table:table-cell office:value-type="string" calcext:value-type="string">
            <text:p>Head up your *butt*</text:p>
          </table:table-cell>
          <table:table-cell table:formula="of:=CONCATENATE(&quot;{Name: &quot;&quot;&quot;;[.A666];&quot;&quot;&quot;, Desc:&quot;&quot;&quot;; [.B666]; &quot;&quot;&quot;},&quot;)" office:value-type="string" office:string-value="{Name: &quot;HUYA&quot;, Desc:&quot;Head up your *butt*&quot;}," calcext:value-type="string">
            <text:p>{Name: "HUYA", Desc:"Head up your *butt*"},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Have&amp;nbsp;</text:p>
          </table:table-cell>
          <table:table-cell table:formula="of:=CONCATENATE(&quot;{Name: &quot;&quot;&quot;;[.A667];&quot;&quot;&quot;, Desc:&quot;&quot;&quot;; [.B667]; &quot;&quot;&quot;},&quot;)" office:value-type="string" office:string-value="{Name: &quot;HV&quot;, Desc:&quot;Have&amp;nbsp;&quot;}," calcext:value-type="string">
            <text:p>{Name: "HV", Desc:"Have&amp;nbsp;"},</text:p>
          </table:table-cell>
        </table:table-row>
        <table:table-row table:style-name="ro1">
          <table:table-cell office:value-type="string" calcext:value-type="string">
            <text:p>HVH</text:p>
          </table:table-cell>
          <table:table-cell office:value-type="string" calcext:value-type="string">
            <text:p>Heroic Violet Hold (online gaming)</text:p>
          </table:table-cell>
          <table:table-cell table:formula="of:=CONCATENATE(&quot;{Name: &quot;&quot;&quot;;[.A668];&quot;&quot;&quot;, Desc:&quot;&quot;&quot;; [.B668]; &quot;&quot;&quot;},&quot;)" office:value-type="string" office:string-value="{Name: &quot;HVH&quot;, Desc:&quot;Heroic Violet Hold (online gaming)&quot;}," calcext:value-type="string">
            <text:p>{Name: "HVH", Desc:"Heroic Violet Hold (online gaming)"},</text:p>
          </table:table-cell>
        </table:table-row>
        <table:table-row table:style-name="ro1">
          <table:table-cell office:value-type="string" calcext:value-type="string">
            <text:p>HW</text:p>
          </table:table-cell>
          <table:table-cell office:value-type="string" calcext:value-type="string">
            <text:p>Homework</text:p>
          </table:table-cell>
          <table:table-cell table:formula="of:=CONCATENATE(&quot;{Name: &quot;&quot;&quot;;[.A669];&quot;&quot;&quot;, Desc:&quot;&quot;&quot;; [.B669]; &quot;&quot;&quot;},&quot;)" office:value-type="string" office:string-value="{Name: &quot;HW&quot;, Desc:&quot;Homework&quot;}," calcext:value-type="string">
            <text:p>{Name: "HW", Desc:"Homework"},</text:p>
          </table:table-cell>
        </table:table-row>
        <table:table-row table:style-name="ro1">
          <table:table-cell office:value-type="string" calcext:value-type="string">
            <text:p>HYFR</text:p>
          </table:table-cell>
          <table:table-cell office:value-type="string" calcext:value-type="string">
            <text:p>Hell yeah, *Freaking* right!</text:p>
          </table:table-cell>
          <table:table-cell table:formula="of:=CONCATENATE(&quot;{Name: &quot;&quot;&quot;;[.A670];&quot;&quot;&quot;, Desc:&quot;&quot;&quot;; [.B670]; &quot;&quot;&quot;},&quot;)" office:value-type="string" office:string-value="{Name: &quot;HYFR&quot;, Desc:&quot;Hell yeah, *Freaking* right!&quot;}," calcext:value-type="string">
            <text:p>{Name: "HYFR", Desc:"Hell yeah, *Freaking* right!"},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I too (me too)</text:p>
          </table:table-cell>
          <table:table-cell table:formula="of:=CONCATENATE(&quot;{Name: &quot;&quot;&quot;;[.A671];&quot;&quot;&quot;, Desc:&quot;&quot;&quot;; [.B671]; &quot;&quot;&quot;},&quot;)" office:value-type="string" office:string-value="{Name: &quot;I2&quot;, Desc:&quot;I too (me too)&quot;}," calcext:value-type="string">
            <text:p>{Name: "I2", Desc:"I too (me too)"},</text:p>
          </table:table-cell>
        </table:table-row>
        <table:table-row table:style-name="ro1">
          <table:table-cell office:value-type="string" calcext:value-type="string">
            <text:p>IA8</text:p>
          </table:table-cell>
          <table:table-cell office:value-type="string" calcext:value-type="string">
            <text:p>I already ate</text:p>
          </table:table-cell>
          <table:table-cell table:formula="of:=CONCATENATE(&quot;{Name: &quot;&quot;&quot;;[.A672];&quot;&quot;&quot;, Desc:&quot;&quot;&quot;; [.B672]; &quot;&quot;&quot;},&quot;)" office:value-type="string" office:string-value="{Name: &quot;IA8&quot;, Desc:&quot;I already ate&quot;}," calcext:value-type="string">
            <text:p>{Name: "IA8", Desc:"I already ate"},</text:p>
          </table:table-cell>
        </table:table-row>
        <table:table-row table:style-name="ro1">
          <table:table-cell office:value-type="string" calcext:value-type="string">
            <text:p>IAAA</text:p>
          </table:table-cell>
          <table:table-cell office:value-type="string" calcext:value-type="string">
            <text:p>I am an accountant</text:p>
          </table:table-cell>
          <table:table-cell table:formula="of:=CONCATENATE(&quot;{Name: &quot;&quot;&quot;;[.A673];&quot;&quot;&quot;, Desc:&quot;&quot;&quot;; [.B673]; &quot;&quot;&quot;},&quot;)" office:value-type="string" office:string-value="{Name: &quot;IAAA&quot;, Desc:&quot;I am an accountant&quot;}," calcext:value-type="string">
            <text:p>{Name: "IAAA", Desc:"I am an accountant"},</text:p>
          </table:table-cell>
        </table:table-row>
        <table:table-row table:style-name="ro1">
          <table:table-cell office:value-type="string" calcext:value-type="string">
            <text:p>IAAD</text:p>
          </table:table-cell>
          <table:table-cell office:value-type="string" calcext:value-type="string">
            <text:p>I am a doctor</text:p>
          </table:table-cell>
          <table:table-cell table:formula="of:=CONCATENATE(&quot;{Name: &quot;&quot;&quot;;[.A674];&quot;&quot;&quot;, Desc:&quot;&quot;&quot;; [.B674]; &quot;&quot;&quot;},&quot;)" office:value-type="string" office:string-value="{Name: &quot;IAAD&quot;, Desc:&quot;I am a doctor&quot;}," calcext:value-type="string">
            <text:p>{Name: "IAAD", Desc:"I am a doctor"},</text:p>
          </table:table-cell>
        </table:table-row>
        <table:table-row table:style-name="ro1">
          <table:table-cell office:value-type="string" calcext:value-type="string">
            <text:p>IAAL</text:p>
          </table:table-cell>
          <table:table-cell office:value-type="string" calcext:value-type="string">
            <text:p>I am a lawyer</text:p>
          </table:table-cell>
          <table:table-cell table:formula="of:=CONCATENATE(&quot;{Name: &quot;&quot;&quot;;[.A675];&quot;&quot;&quot;, Desc:&quot;&quot;&quot;; [.B675]; &quot;&quot;&quot;},&quot;)" office:value-type="string" office:string-value="{Name: &quot;IAAL&quot;, Desc:&quot;I am a lawyer&quot;}," calcext:value-type="string">
            <text:p>{Name: "IAAL", Desc:"I am a lawyer"},</text:p>
          </table:table-cell>
        </table:table-row>
        <table:table-row table:style-name="ro1">
          <table:table-cell office:value-type="string" calcext:value-type="string">
            <text:p>IAC</text:p>
          </table:table-cell>
          <table:table-cell office:value-type="string" calcext:value-type="string">
            <text:p>In any case</text:p>
          </table:table-cell>
          <table:table-cell table:formula="of:=CONCATENATE(&quot;{Name: &quot;&quot;&quot;;[.A676];&quot;&quot;&quot;, Desc:&quot;&quot;&quot;; [.B676]; &quot;&quot;&quot;},&quot;)" office:value-type="string" office:string-value="{Name: &quot;IAC&quot;, Desc:&quot;In any case&quot;}," calcext:value-type="string">
            <text:p>{Name: "IAC", Desc:"In any case"},</text:p>
          </table:table-cell>
        </table:table-row>
        <table:table-row table:style-name="ro1">
          <table:table-cell office:value-type="string" calcext:value-type="string">
            <text:p>IAE</text:p>
          </table:table-cell>
          <table:table-cell office:value-type="string" calcext:value-type="string">
            <text:p>In any event</text:p>
          </table:table-cell>
          <table:table-cell table:formula="of:=CONCATENATE(&quot;{Name: &quot;&quot;&quot;;[.A677];&quot;&quot;&quot;, Desc:&quot;&quot;&quot;; [.B677]; &quot;&quot;&quot;},&quot;)" office:value-type="string" office:string-value="{Name: &quot;IAE&quot;, Desc:&quot;In any event&quot;}," calcext:value-type="string">
            <text:p>{Name: "IAE", Desc:"In any event"},</text:p>
          </table:table-cell>
        </table:table-row>
        <table:table-row table:style-name="ro1">
          <table:table-cell office:value-type="string" calcext:value-type="string">
            <text:p>IANAC</text:p>
          </table:table-cell>
          <table:table-cell office:value-type="string" calcext:value-type="string">
            <text:p>I am not a crook</text:p>
          </table:table-cell>
          <table:table-cell table:formula="of:=CONCATENATE(&quot;{Name: &quot;&quot;&quot;;[.A678];&quot;&quot;&quot;, Desc:&quot;&quot;&quot;; [.B678]; &quot;&quot;&quot;},&quot;)" office:value-type="string" office:string-value="{Name: &quot;IANAC&quot;, Desc:&quot;I am not a crook&quot;}," calcext:value-type="string">
            <text:p>{Name: "IANAC", Desc:"I am not a crook"},</text:p>
          </table:table-cell>
        </table:table-row>
        <table:table-row table:style-name="ro1">
          <table:table-cell office:value-type="string" calcext:value-type="string">
            <text:p>IANAL</text:p>
          </table:table-cell>
          <table:table-cell office:value-type="string" calcext:value-type="string">
            <text:p>I am not a lawyer</text:p>
          </table:table-cell>
          <table:table-cell table:formula="of:=CONCATENATE(&quot;{Name: &quot;&quot;&quot;;[.A679];&quot;&quot;&quot;, Desc:&quot;&quot;&quot;; [.B679]; &quot;&quot;&quot;},&quot;)" office:value-type="string" office:string-value="{Name: &quot;IANAL&quot;, Desc:&quot;I am not a lawyer&quot;}," calcext:value-type="string">
            <text:p>{Name: "IANAL", Desc:"I am not a lawyer"},</text:p>
          </table:table-cell>
        </table:table-row>
        <table:table-row table:style-name="ro1">
          <table:table-cell office:value-type="string" calcext:value-type="string">
            <text:p>IAO</text:p>
          </table:table-cell>
          <table:table-cell office:value-type="string" calcext:value-type="string">
            <text:p>I am out (of here)</text:p>
          </table:table-cell>
          <table:table-cell table:formula="of:=CONCATENATE(&quot;{Name: &quot;&quot;&quot;;[.A680];&quot;&quot;&quot;, Desc:&quot;&quot;&quot;; [.B680]; &quot;&quot;&quot;},&quot;)" office:value-type="string" office:string-value="{Name: &quot;IAO&quot;, Desc:&quot;I am out (of here)&quot;}," calcext:value-type="string">
            <text:p>{Name: "IAO", Desc:"I am out (of here)"},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I'm back</text:p>
          </table:table-cell>
          <table:table-cell table:formula="of:=CONCATENATE(&quot;{Name: &quot;&quot;&quot;;[.A681];&quot;&quot;&quot;, Desc:&quot;&quot;&quot;; [.B681]; &quot;&quot;&quot;},&quot;)" office:value-type="string" office:string-value="{Name: &quot;IB&quot;, Desc:&quot;I'm back&quot;}," calcext:value-type="string">
            <text:p>{Name: "IB", Desc:"I'm back"},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I'm back</text:p>
          </table:table-cell>
          <table:table-cell table:formula="of:=CONCATENATE(&quot;{Name: &quot;&quot;&quot;;[.A682];&quot;&quot;&quot;, Desc:&quot;&quot;&quot;; [.B682]; &quot;&quot;&quot;},&quot;)" office:value-type="string" office:string-value="{Name: &quot;IB&quot;, Desc:&quot;I'm back&quot;}," calcext:value-type="string">
            <text:p>{Name: "IB", Desc:"I'm back"},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I see</text:p>
          </table:table-cell>
          <table:table-cell table:formula="of:=CONCATENATE(&quot;{Name: &quot;&quot;&quot;;[.A683];&quot;&quot;&quot;, Desc:&quot;&quot;&quot;; [.B683]; &quot;&quot;&quot;},&quot;)" office:value-type="string" office:string-value="{Name: &quot;IC&quot;, Desc:&quot;I see&quot;}," calcext:value-type="string">
            <text:p>{Name: "IC", Desc:"I see"},</text:p>
          </table:table-cell>
        </table:table-row>
        <table:table-row table:style-name="ro1">
          <table:table-cell office:value-type="string" calcext:value-type="string">
            <text:p>ICAM</text:p>
          </table:table-cell>
          <table:table-cell office:value-type="string" calcext:value-type="string">
            <text:p>I couldn't agree more</text:p>
          </table:table-cell>
          <table:table-cell table:formula="of:=CONCATENATE(&quot;{Name: &quot;&quot;&quot;;[.A684];&quot;&quot;&quot;, Desc:&quot;&quot;&quot;; [.B684]; &quot;&quot;&quot;},&quot;)" office:value-type="string" office:string-value="{Name: &quot;ICAM&quot;, Desc:&quot;I couldn't agree more&quot;}," calcext:value-type="string">
            <text:p>{Name: "ICAM", Desc:"I couldn't agree more"},</text:p>
          </table:table-cell>
        </table:table-row>
        <table:table-row table:style-name="ro1">
          <table:table-cell office:value-type="string" calcext:value-type="string">
            <text:p>ICBW</text:p>
          </table:table-cell>
          <table:table-cell office:value-type="string" calcext:value-type="string">
            <text:p>It could be worse</text:p>
          </table:table-cell>
          <table:table-cell table:formula="of:=CONCATENATE(&quot;{Name: &quot;&quot;&quot;;[.A685];&quot;&quot;&quot;, Desc:&quot;&quot;&quot;; [.B685]; &quot;&quot;&quot;},&quot;)" office:value-type="string" office:string-value="{Name: &quot;ICBW&quot;, Desc:&quot;It could be worse&quot;}," calcext:value-type="string">
            <text:p>{Name: "ICBW", Desc:"It could be worse"},</text:p>
          </table:table-cell>
        </table:table-row>
        <table:table-row table:style-name="ro1">
          <table:table-cell office:value-type="string" calcext:value-type="string">
            <text:p>ICEDI</text:p>
          </table:table-cell>
          <table:table-cell office:value-type="string" calcext:value-type="string">
            <text:p>I can't even discuss it</text:p>
          </table:table-cell>
          <table:table-cell table:formula="of:=CONCATENATE(&quot;{Name: &quot;&quot;&quot;;[.A686];&quot;&quot;&quot;, Desc:&quot;&quot;&quot;; [.B686]; &quot;&quot;&quot;},&quot;)" office:value-type="string" office:string-value="{Name: &quot;ICEDI&quot;, Desc:&quot;I can't even discuss it&quot;}," calcext:value-type="string">
            <text:p>{Name: "ICEDI", Desc:"I can't even discuss it"},</text:p>
          </table:table-cell>
        </table:table-row>
        <table:table-row table:style-name="ro1">
          <table:table-cell office:value-type="string" calcext:value-type="string">
            <text:p>ICFILWU</text:p>
          </table:table-cell>
          <table:table-cell office:value-type="string" calcext:value-type="string">
            <text:p>I could fall in love with you</text:p>
          </table:table-cell>
          <table:table-cell table:formula="of:=CONCATENATE(&quot;{Name: &quot;&quot;&quot;;[.A687];&quot;&quot;&quot;, Desc:&quot;&quot;&quot;; [.B687]; &quot;&quot;&quot;},&quot;)" office:value-type="string" office:string-value="{Name: &quot;ICFILWU&quot;, Desc:&quot;I could fall in love with you&quot;}," calcext:value-type="string">
            <text:p>{Name: "ICFILWU", Desc:"I could fall in love with you"},</text:p>
          </table:table-cell>
        </table:table-row>
        <table:table-row table:style-name="ro1">
          <table:table-cell office:value-type="string" calcext:value-type="string">
            <text:p>ICYMI</text:p>
          </table:table-cell>
          <table:table-cell office:value-type="string" calcext:value-type="string">
            <text:p>In case you missed it (Twitter slang)</text:p>
          </table:table-cell>
          <table:table-cell table:formula="of:=CONCATENATE(&quot;{Name: &quot;&quot;&quot;;[.A688];&quot;&quot;&quot;, Desc:&quot;&quot;&quot;; [.B688]; &quot;&quot;&quot;},&quot;)" office:value-type="string" office:string-value="{Name: &quot;ICYMI&quot;, Desc:&quot;In case you missed it (Twitter slang)&quot;}," calcext:value-type="string">
            <text:p>{Name: "ICYMI", Desc:"In case you missed it (Twitter slang)"},</text:p>
          </table:table-cell>
        </table:table-row>
        <table:table-row table:style-name="ro1">
          <table:table-cell office:value-type="string" calcext:value-type="string">
            <text:p>IDBI</text:p>
          </table:table-cell>
          <table:table-cell office:value-type="string" calcext:value-type="string">
            <text:p>I don't believe it</text:p>
          </table:table-cell>
          <table:table-cell table:formula="of:=CONCATENATE(&quot;{Name: &quot;&quot;&quot;;[.A689];&quot;&quot;&quot;, Desc:&quot;&quot;&quot;; [.B689]; &quot;&quot;&quot;},&quot;)" office:value-type="string" office:string-value="{Name: &quot;IDBI&quot;, Desc:&quot;I don't believe it&quot;}," calcext:value-type="string">
            <text:p>{Name: "IDBI", Desc:"I don't believe it"},</text:p>
          </table:table-cell>
        </table:table-row>
        <table:table-row table:style-name="ro1">
          <table:table-cell office:value-type="string" calcext:value-type="string">
            <text:p>IDC</text:p>
          </table:table-cell>
          <table:table-cell office:value-type="string" calcext:value-type="string">
            <text:p>I don't care</text:p>
          </table:table-cell>
          <table:table-cell table:formula="of:=CONCATENATE(&quot;{Name: &quot;&quot;&quot;;[.A690];&quot;&quot;&quot;, Desc:&quot;&quot;&quot;; [.B690]; &quot;&quot;&quot;},&quot;)" office:value-type="string" office:string-value="{Name: &quot;IDC&quot;, Desc:&quot;I don't care&quot;}," calcext:value-type="string">
            <text:p>{Name: "IDC", Desc:"I don't care"},</text:p>
          </table:table-cell>
        </table:table-row>
        <table:table-row table:style-name="ro1">
          <table:table-cell office:value-type="string" calcext:value-type="string">
            <text:p>IDGAF</text:p>
          </table:table-cell>
          <table:table-cell office:value-type="string" calcext:value-type="string">
            <text:p>&amp;nbsp;I don't give a *freak*</text:p>
          </table:table-cell>
          <table:table-cell table:formula="of:=CONCATENATE(&quot;{Name: &quot;&quot;&quot;;[.A691];&quot;&quot;&quot;, Desc:&quot;&quot;&quot;; [.B691]; &quot;&quot;&quot;},&quot;)" office:value-type="string" office:string-value="{Name: &quot;IDGAF&quot;, Desc:&quot;&amp;nbsp;I don't give a *freak*&quot;}," calcext:value-type="string">
            <text:p>{Name: "IDGAF", Desc:"&amp;nbsp;I don't give a *freak*"},</text:p>
          </table:table-cell>
        </table:table-row>
        <table:table-row table:style-name="ro1">
          <table:table-cell office:value-type="string" calcext:value-type="string">
            <text:p>IDK</text:p>
          </table:table-cell>
          <table:table-cell office:value-type="string" calcext:value-type="string">
            <text:p>I don't know</text:p>
          </table:table-cell>
          <table:table-cell table:formula="of:=CONCATENATE(&quot;{Name: &quot;&quot;&quot;;[.A692];&quot;&quot;&quot;, Desc:&quot;&quot;&quot;; [.B692]; &quot;&quot;&quot;},&quot;)" office:value-type="string" office:string-value="{Name: &quot;IDK&quot;, Desc:&quot;I don't know&quot;}," calcext:value-type="string">
            <text:p>{Name: "IDK", Desc:"I don't know"},</text:p>
          </table:table-cell>
        </table:table-row>
        <table:table-row table:style-name="ro1">
          <table:table-cell office:value-type="string" calcext:value-type="string">
            <text:p>IDTS</text:p>
          </table:table-cell>
          <table:table-cell office:value-type="string" calcext:value-type="string">
            <text:p>I don't think so</text:p>
          </table:table-cell>
          <table:table-cell table:formula="of:=CONCATENATE(&quot;{Name: &quot;&quot;&quot;;[.A693];&quot;&quot;&quot;, Desc:&quot;&quot;&quot;; [.B693]; &quot;&quot;&quot;},&quot;)" office:value-type="string" office:string-value="{Name: &quot;IDTS&quot;, Desc:&quot;I don't think so&quot;}," calcext:value-type="string">
            <text:p>{Name: "IDTS", Desc:"I don't think so"},</text:p>
          </table:table-cell>
        </table:table-row>
        <table:table-row table:style-name="ro1">
          <table:table-cell office:value-type="string" calcext:value-type="string">
            <text:p>IDUNNO</text:p>
          </table:table-cell>
          <table:table-cell office:value-type="string" calcext:value-type="string">
            <text:p>I don't know</text:p>
          </table:table-cell>
          <table:table-cell table:formula="of:=CONCATENATE(&quot;{Name: &quot;&quot;&quot;;[.A694];&quot;&quot;&quot;, Desc:&quot;&quot;&quot;; [.B694]; &quot;&quot;&quot;},&quot;)" office:value-type="string" office:string-value="{Name: &quot;IDUNNO&quot;, Desc:&quot;I don't know&quot;}," calcext:value-type="string">
            <text:p>{Name: "IDUNNO", Desc:"I don't know"},</text:p>
          </table:table-cell>
        </table:table-row>
        <table:table-row table:style-name="ro1">
          <table:table-cell office:value-type="string" calcext:value-type="string">
            <text:p>IFYP</text:p>
          </table:table-cell>
          <table:table-cell office:value-type="string" calcext:value-type="string">
            <text:p>I feel your pain</text:p>
          </table:table-cell>
          <table:table-cell table:formula="of:=CONCATENATE(&quot;{Name: &quot;&quot;&quot;;[.A695];&quot;&quot;&quot;, Desc:&quot;&quot;&quot;; [.B695]; &quot;&quot;&quot;},&quot;)" office:value-type="string" office:string-value="{Name: &quot;IFYP&quot;, Desc:&quot;I feel your pain&quot;}," calcext:value-type="string">
            <text:p>{Name: "IFYP", Desc:"I feel your pain"},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Instagram</text:p>
          </table:table-cell>
          <table:table-cell table:formula="of:=CONCATENATE(&quot;{Name: &quot;&quot;&quot;;[.A696];&quot;&quot;&quot;, Desc:&quot;&quot;&quot;; [.B696]; &quot;&quot;&quot;},&quot;)" office:value-type="string" office:string-value="{Name: &quot;IG&quot;, Desc:&quot;Instagram&quot;}," calcext:value-type="string">
            <text:p>{Name: "IG", Desc:"Instagram"},</text:p>
          </table:table-cell>
        </table:table-row>
        <table:table-row table:style-name="ro1">
          <table:table-cell office:value-type="string" calcext:value-type="string">
            <text:p>IG2R</text:p>
          </table:table-cell>
          <table:table-cell office:value-type="string" calcext:value-type="string">
            <text:p>I got to run</text:p>
          </table:table-cell>
          <table:table-cell table:formula="of:=CONCATENATE(&quot;{Name: &quot;&quot;&quot;;[.A697];&quot;&quot;&quot;, Desc:&quot;&quot;&quot;; [.B697]; &quot;&quot;&quot;},&quot;)" office:value-type="string" office:string-value="{Name: &quot;IG2R&quot;, Desc:&quot;I got to run&quot;}," calcext:value-type="string">
            <text:p>{Name: "IG2R", Desc:"I got to run"},</text:p>
          </table:table-cell>
        </table:table-row>
        <table:table-row table:style-name="ro1">
          <table:table-cell office:value-type="string" calcext:value-type="string">
            <text:p>IGHT</text:p>
          </table:table-cell>
          <table:table-cell office:value-type="string" calcext:value-type="string">
            <text:p>I got high tonight</text:p>
          </table:table-cell>
          <table:table-cell table:formula="of:=CONCATENATE(&quot;{Name: &quot;&quot;&quot;;[.A698];&quot;&quot;&quot;, Desc:&quot;&quot;&quot;; [.B698]; &quot;&quot;&quot;},&quot;)" office:value-type="string" office:string-value="{Name: &quot;IGHT&quot;, Desc:&quot;I got high tonight&quot;}," calcext:value-type="string">
            <text:p>{Name: "IGHT", Desc:"I got high tonight"},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I (I've) got nothing</text:p>
          </table:table-cell>
          <table:table-cell table:formula="of:=CONCATENATE(&quot;{Name: &quot;&quot;&quot;;[.A699];&quot;&quot;&quot;, Desc:&quot;&quot;&quot;; [.B699]; &quot;&quot;&quot;},&quot;)" office:value-type="string" office:string-value="{Name: &quot;IGN&quot;, Desc:&quot;I (I've) got nothing&quot;}," calcext:value-type="string">
            <text:p>{Name: "IGN", Desc:"I (I've) got nothing"},</text:p>
          </table:table-cell>
        </table:table-row>
        <table:table-row table:style-name="ro1">
          <table:table-cell office:value-type="string" calcext:value-type="string">
            <text:p>IGP</text:p>
          </table:table-cell>
          <table:table-cell office:value-type="string" calcext:value-type="string">
            <text:p>I got to (go) pee</text:p>
          </table:table-cell>
          <table:table-cell table:formula="of:=CONCATENATE(&quot;{Name: &quot;&quot;&quot;;[.A700];&quot;&quot;&quot;, Desc:&quot;&quot;&quot;; [.B700]; &quot;&quot;&quot;},&quot;)" office:value-type="string" office:string-value="{Name: &quot;IGP&quot;, Desc:&quot;I got to (go) pee&quot;}," calcext:value-type="string">
            <text:p>{Name: "IGP", Desc:"I got to (go) pee"},</text:p>
          </table:table-cell>
        </table:table-row>
        <table:table-row table:style-name="ro1">
          <table:table-cell office:value-type="string" calcext:value-type="string">
            <text:p>IHNI</text:p>
          </table:table-cell>
          <table:table-cell office:value-type="string" calcext:value-type="string">
            <text:p>I have no idea</text:p>
          </table:table-cell>
          <table:table-cell table:formula="of:=CONCATENATE(&quot;{Name: &quot;&quot;&quot;;[.A701];&quot;&quot;&quot;, Desc:&quot;&quot;&quot;; [.B701]; &quot;&quot;&quot;},&quot;)" office:value-type="string" office:string-value="{Name: &quot;IHNI&quot;, Desc:&quot;I have no idea&quot;}," calcext:value-type="string">
            <text:p>{Name: "IHNI", Desc:"I have no idea"},</text:p>
          </table:table-cell>
        </table:table-row>
        <table:table-row table:style-name="ro1">
          <table:table-cell office:value-type="string" calcext:value-type="string">
            <text:p>IIRC</text:p>
          </table:table-cell>
          <table:table-cell office:value-type="string" calcext:value-type="string">
            <text:p>If I remember correctly</text:p>
          </table:table-cell>
          <table:table-cell table:formula="of:=CONCATENATE(&quot;{Name: &quot;&quot;&quot;;[.A702];&quot;&quot;&quot;, Desc:&quot;&quot;&quot;; [.B702]; &quot;&quot;&quot;},&quot;)" office:value-type="string" office:string-value="{Name: &quot;IIRC&quot;, Desc:&quot;If I remember correctly&quot;}," calcext:value-type="string">
            <text:p>{Name: "IIRC", Desc:"If I remember correctly"},</text:p>
          </table:table-cell>
        </table:table-row>
        <table:table-row table:style-name="ro1">
          <table:table-cell office:value-type="string" calcext:value-type="string">
            <text:p>IIIO</text:p>
          </table:table-cell>
          <table:table-cell office:value-type="string" calcext:value-type="string">
            <text:p>Intel inside, idiot outside</text:p>
          </table:table-cell>
          <table:table-cell table:formula="of:=CONCATENATE(&quot;{Name: &quot;&quot;&quot;;[.A703];&quot;&quot;&quot;, Desc:&quot;&quot;&quot;; [.B703]; &quot;&quot;&quot;},&quot;)" office:value-type="string" office:string-value="{Name: &quot;IIIO&quot;, Desc:&quot;Intel inside, idiot outside&quot;}," calcext:value-type="string">
            <text:p>{Name: "IIIO", Desc:"Intel inside, idiot outside"},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string" calcext:value-type="string">
            <text:p>I know</text:p>
          </table:table-cell>
          <table:table-cell table:formula="of:=CONCATENATE(&quot;{Name: &quot;&quot;&quot;;[.A704];&quot;&quot;&quot;, Desc:&quot;&quot;&quot;; [.B704]; &quot;&quot;&quot;},&quot;)" office:value-type="string" office:string-value="{Name: &quot;IK&quot;, Desc:&quot;I know&quot;}," calcext:value-type="string">
            <text:p>{Name: "IK", Desc:"I know"},</text:p>
          </table:table-cell>
        </table:table-row>
        <table:table-row table:style-name="ro1">
          <table:table-cell office:value-type="string" calcext:value-type="string">
            <text:p>IKR</text:p>
          </table:table-cell>
          <table:table-cell office:value-type="string" calcext:value-type="string">
            <text:p>I know, right?</text:p>
          </table:table-cell>
          <table:table-cell table:formula="of:=CONCATENATE(&quot;{Name: &quot;&quot;&quot;;[.A705];&quot;&quot;&quot;, Desc:&quot;&quot;&quot;; [.B705]; &quot;&quot;&quot;},&quot;)" office:value-type="string" office:string-value="{Name: &quot;IKR&quot;, Desc:&quot;I know, right?&quot;}," calcext:value-type="string">
            <text:p>{Name: "IKR", Desc:"I know, right?"},</text:p>
          </table:table-cell>
        </table:table-row>
        <table:table-row table:style-name="ro1">
          <table:table-cell office:value-type="string" calcext:value-type="string">
            <text:p>ILBL8</text:p>
          </table:table-cell>
          <table:table-cell office:value-type="string" calcext:value-type="string">
            <text:p>I'll be late</text:p>
          </table:table-cell>
          <table:table-cell table:formula="of:=CONCATENATE(&quot;{Name: &quot;&quot;&quot;;[.A706];&quot;&quot;&quot;, Desc:&quot;&quot;&quot;; [.B706]; &quot;&quot;&quot;},&quot;)" office:value-type="string" office:string-value="{Name: &quot;ILBL8&quot;, Desc:&quot;I'll be late&quot;}," calcext:value-type="string">
            <text:p>{Name: "ILBL8", Desc:"I'll be late"},</text:p>
          </table:table-cell>
        </table:table-row>
        <table:table-row table:style-name="ro1">
          <table:table-cell office:value-type="string" calcext:value-type="string">
            <text:p>ILU</text:p>
          </table:table-cell>
          <table:table-cell office:value-type="string" calcext:value-type="string">
            <text:p>I love you</text:p>
          </table:table-cell>
          <table:table-cell table:formula="of:=CONCATENATE(&quot;{Name: &quot;&quot;&quot;;[.A707];&quot;&quot;&quot;, Desc:&quot;&quot;&quot;; [.B707]; &quot;&quot;&quot;},&quot;)" office:value-type="string" office:string-value="{Name: &quot;ILU&quot;, Desc:&quot;I love you&quot;}," calcext:value-type="string">
            <text:p>{Name: "ILU", Desc:"I love you"},</text:p>
          </table:table-cell>
        </table:table-row>
        <table:table-row table:style-name="ro1">
          <table:table-cell office:value-type="string" calcext:value-type="string">
            <text:p>ILUM</text:p>
          </table:table-cell>
          <table:table-cell office:value-type="string" calcext:value-type="string">
            <text:p>I love you man</text:p>
          </table:table-cell>
          <table:table-cell table:formula="of:=CONCATENATE(&quot;{Name: &quot;&quot;&quot;;[.A708];&quot;&quot;&quot;, Desc:&quot;&quot;&quot;; [.B708]; &quot;&quot;&quot;},&quot;)" office:value-type="string" office:string-value="{Name: &quot;ILUM&quot;, Desc:&quot;I love you man&quot;}," calcext:value-type="string">
            <text:p>{Name: "ILUM", Desc:"I love you man"},</text:p>
          </table:table-cell>
        </table:table-row>
        <table:table-row table:style-name="ro1">
          <table:table-cell office:value-type="string" calcext:value-type="string">
            <text:p>ILYSM</text:p>
          </table:table-cell>
          <table:table-cell office:value-type="string" calcext:value-type="string">
            <text:p>I love you so much</text:p>
          </table:table-cell>
          <table:table-cell table:formula="of:=CONCATENATE(&quot;{Name: &quot;&quot;&quot;;[.A709];&quot;&quot;&quot;, Desc:&quot;&quot;&quot;; [.B709]; &quot;&quot;&quot;},&quot;)" office:value-type="string" office:string-value="{Name: &quot;ILYSM&quot;, Desc:&quot;I love you so much&quot;}," calcext:value-type="string">
            <text:p>{Name: "ILYSM", Desc:"I love you so much"},</text:p>
          </table:table-cell>
        </table:table-row>
        <table:table-row table:style-name="ro1">
          <table:table-cell office:value-type="string" calcext:value-type="string">
            <text:p>ILY</text:p>
          </table:table-cell>
          <table:table-cell office:value-type="string" calcext:value-type="string">
            <text:p>I love you</text:p>
          </table:table-cell>
          <table:table-cell table:formula="of:=CONCATENATE(&quot;{Name: &quot;&quot;&quot;;[.A710];&quot;&quot;&quot;, Desc:&quot;&quot;&quot;; [.B710]; &quot;&quot;&quot;},&quot;)" office:value-type="string" office:string-value="{Name: &quot;ILY&quot;, Desc:&quot;I love you&quot;}," calcext:value-type="string">
            <text:p>{Name: "ILY", Desc:"I love you"},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nstant message</text:p>
          </table:table-cell>
          <table:table-cell table:formula="of:=CONCATENATE(&quot;{Name: &quot;&quot;&quot;;[.A711];&quot;&quot;&quot;, Desc:&quot;&quot;&quot;; [.B711]; &quot;&quot;&quot;},&quot;)" office:value-type="string" office:string-value="{Name: &quot;IM&quot;, Desc:&quot;Instant message&quot;}," calcext:value-type="string">
            <text:p>{Name: "IM", Desc:"Instant message"},</text:p>
          </table:table-cell>
        </table:table-row>
        <table:table-row table:style-name="ro1">
          <table:table-cell office:value-type="string" calcext:value-type="string">
            <text:p>IMAO</text:p>
          </table:table-cell>
          <table:table-cell office:value-type="string" calcext:value-type="string">
            <text:p>In my arrogant opinion</text:p>
          </table:table-cell>
          <table:table-cell table:formula="of:=CONCATENATE(&quot;{Name: &quot;&quot;&quot;;[.A712];&quot;&quot;&quot;, Desc:&quot;&quot;&quot;; [.B712]; &quot;&quot;&quot;},&quot;)" office:value-type="string" office:string-value="{Name: &quot;IMAO&quot;, Desc:&quot;In my arrogant opinion&quot;}," calcext:value-type="string">
            <text:p>{Name: "IMAO", Desc:"In my arrogant opinion"},</text:p>
          </table:table-cell>
        </table:table-row>
        <table:table-row table:style-name="ro1">
          <table:table-cell office:value-type="string" calcext:value-type="string">
            <text:p>IMHO</text:p>
          </table:table-cell>
          <table:table-cell office:value-type="string" calcext:value-type="string">
            <text:p>In my humble opinion</text:p>
          </table:table-cell>
          <table:table-cell table:formula="of:=CONCATENATE(&quot;{Name: &quot;&quot;&quot;;[.A713];&quot;&quot;&quot;, Desc:&quot;&quot;&quot;; [.B713]; &quot;&quot;&quot;},&quot;)" office:value-type="string" office:string-value="{Name: &quot;IMHO&quot;, Desc:&quot;In my humble opinion&quot;}," calcext:value-type="string">
            <text:p>{Name: "IMHO", Desc:"In my humble opinion"},</text:p>
          </table:table-cell>
        </table:table-row>
        <table:table-row table:style-name="ro1">
          <table:table-cell office:value-type="string" calcext:value-type="string">
            <text:p>ImL</text:p>
          </table:table-cell>
          <table:table-cell office:value-type="string" calcext:value-type="string">
            <text:p>(in Arial font) Means I love you (a way of using the American sign language in text)</text:p>
          </table:table-cell>
          <table:table-cell table:formula="of:=CONCATENATE(&quot;{Name: &quot;&quot;&quot;;[.A714];&quot;&quot;&quot;, Desc:&quot;&quot;&quot;; [.B714]; &quot;&quot;&quot;},&quot;)" office:value-type="string" office:string-value="{Name: &quot;ImL&quot;, Desc:&quot;(in Arial font) Means I love you (a way of using the American sign language in text)&quot;}," calcext:value-type="string">
            <text:p>{Name: "ImL", Desc:"(in Arial font) Means I love you (a way of using the American sign language in text)"},</text:p>
          </table:table-cell>
        </table:table-row>
        <table:table-row table:style-name="ro1">
          <table:table-cell office:value-type="string" calcext:value-type="string">
            <text:p>IMNSHO</text:p>
          </table:table-cell>
          <table:table-cell office:value-type="string" calcext:value-type="string">
            <text:p>In my not so humble opinion</text:p>
          </table:table-cell>
          <table:table-cell table:formula="of:=CONCATENATE(&quot;{Name: &quot;&quot;&quot;;[.A715];&quot;&quot;&quot;, Desc:&quot;&quot;&quot;; [.B715]; &quot;&quot;&quot;},&quot;)" office:value-type="string" office:string-value="{Name: &quot;IMNSHO&quot;, Desc:&quot;In my not so humble opinion&quot;}," calcext:value-type="string">
            <text:p>{Name: "IMNSHO", Desc:"In my not so humble opinion"},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In my opinion</text:p>
          </table:table-cell>
          <table:table-cell table:formula="of:=CONCATENATE(&quot;{Name: &quot;&quot;&quot;;[.A716];&quot;&quot;&quot;, Desc:&quot;&quot;&quot;; [.B716]; &quot;&quot;&quot;},&quot;)" office:value-type="string" office:string-value="{Name: &quot;IMO&quot;, Desc:&quot;In my opinion&quot;}," calcext:value-type="string">
            <text:p>{Name: "IMO", Desc:"In my opinion"},</text:p>
          </table:table-cell>
        </table:table-row>
        <table:table-row table:style-name="ro1">
          <table:table-cell office:value-type="string" calcext:value-type="string">
            <text:p>IMS</text:p>
          </table:table-cell>
          <table:table-cell office:value-type="string" calcext:value-type="string">
            <text:p>I am sorry</text:p>
          </table:table-cell>
          <table:table-cell table:formula="of:=CONCATENATE(&quot;{Name: &quot;&quot;&quot;;[.A717];&quot;&quot;&quot;, Desc:&quot;&quot;&quot;; [.B717]; &quot;&quot;&quot;},&quot;)" office:value-type="string" office:string-value="{Name: &quot;IMS&quot;, Desc:&quot;I am sorry&quot;}," calcext:value-type="string">
            <text:p>{Name: "IMS", Desc:"I am sorry"},</text:p>
          </table:table-cell>
        </table:table-row>
        <table:table-row table:style-name="ro1">
          <table:table-cell office:value-type="string" calcext:value-type="string">
            <text:p>IMSB</text:p>
          </table:table-cell>
          <table:table-cell office:value-type="string" calcext:value-type="string">
            <text:p>I am so bored</text:p>
          </table:table-cell>
          <table:table-cell table:formula="of:=CONCATENATE(&quot;{Name: &quot;&quot;&quot;;[.A718];&quot;&quot;&quot;, Desc:&quot;&quot;&quot;; [.B718]; &quot;&quot;&quot;},&quot;)" office:value-type="string" office:string-value="{Name: &quot;IMSB&quot;, Desc:&quot;I am so bored&quot;}," calcext:value-type="string">
            <text:p>{Name: "IMSB", Desc:"I am so bored"},</text:p>
          </table:table-cell>
        </table:table-row>
        <table:table-row table:style-name="ro1">
          <table:table-cell office:value-type="string" calcext:value-type="string">
            <text:p>IMTM</text:p>
          </table:table-cell>
          <table:table-cell office:value-type="string" calcext:value-type="string">
            <text:p>I am the man</text:p>
          </table:table-cell>
          <table:table-cell table:formula="of:=CONCATENATE(&quot;{Name: &quot;&quot;&quot;;[.A719];&quot;&quot;&quot;, Desc:&quot;&quot;&quot;; [.B719]; &quot;&quot;&quot;},&quot;)" office:value-type="string" office:string-value="{Name: &quot;IMTM&quot;, Desc:&quot;I am the man&quot;}," calcext:value-type="string">
            <text:p>{Name: "IMTM", Desc:"I am the man"},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I miss u (you)</text:p>
          </table:table-cell>
          <table:table-cell table:formula="of:=CONCATENATE(&quot;{Name: &quot;&quot;&quot;;[.A720];&quot;&quot;&quot;, Desc:&quot;&quot;&quot;; [.B720]; &quot;&quot;&quot;},&quot;)" office:value-type="string" office:string-value="{Name: &quot;IMU&quot;, Desc:&quot;I miss u (you)&quot;}," calcext:value-type="string">
            <text:p>{Name: "IMU", Desc:"I miss u (you)"},</text:p>
          </table:table-cell>
        </table:table-row>
        <table:table-row table:style-name="ro1">
          <table:table-cell office:value-type="string" calcext:value-type="string">
            <text:p>INAL</text:p>
          </table:table-cell>
          <table:table-cell office:value-type="string" calcext:value-type="string">
            <text:p>I'm not a lawyer</text:p>
          </table:table-cell>
          <table:table-cell table:formula="of:=CONCATENATE(&quot;{Name: &quot;&quot;&quot;;[.A721];&quot;&quot;&quot;, Desc:&quot;&quot;&quot;; [.B721]; &quot;&quot;&quot;},&quot;)" office:value-type="string" office:string-value="{Name: &quot;INAL&quot;, Desc:&quot;I'm not a lawyer&quot;}," calcext:value-type="string">
            <text:p>{Name: "INAL", Desc:"I'm not a lawyer"},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Meaning 'incoming' (online gaming)</text:p>
          </table:table-cell>
          <table:table-cell table:formula="of:=CONCATENATE(&quot;{Name: &quot;&quot;&quot;;[.A722];&quot;&quot;&quot;, Desc:&quot;&quot;&quot;; [.B722]; &quot;&quot;&quot;},&quot;)" office:value-type="string" office:string-value="{Name: &quot;INC&quot;, Desc:&quot;Meaning 'incoming' (online gaming)&quot;}," calcext:value-type="string">
            <text:p>{Name: "INC", Desc:"Meaning 'incoming' (online gaming)"},</text:p>
          </table:table-cell>
        </table:table-row>
        <table:table-row table:style-name="ro1">
          <table:table-cell office:value-type="string" calcext:value-type="string">
            <text:p>Inspoo</text:p>
          </table:table-cell>
          <table:table-cell office:value-type="string" calcext:value-type="string">
            <text:p>Inspiration</text:p>
          </table:table-cell>
          <table:table-cell table:formula="of:=CONCATENATE(&quot;{Name: &quot;&quot;&quot;;[.A723];&quot;&quot;&quot;, Desc:&quot;&quot;&quot;; [.B723]; &quot;&quot;&quot;},&quot;)" office:value-type="string" office:string-value="{Name: &quot;Inspoo&quot;, Desc:&quot;Inspiration&quot;}," calcext:value-type="string">
            <text:p>{Name: "Inspoo", Desc:"Inspiration"},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Meaning 'Invite'</text:p>
          </table:table-cell>
          <table:table-cell table:formula="of:=CONCATENATE(&quot;{Name: &quot;&quot;&quot;;[.A724];&quot;&quot;&quot;, Desc:&quot;&quot;&quot;; [.B724]; &quot;&quot;&quot;},&quot;)" office:value-type="string" office:string-value="{Name: &quot;INV&quot;, Desc:&quot;Meaning 'Invite'&quot;}," calcext:value-type="string">
            <text:p>{Name: "INV", Desc:"Meaning 'Invite'"},</text:p>
          </table:table-cell>
        </table:table-row>
        <table:table-row table:style-name="ro1">
          <table:table-cell office:value-type="string" calcext:value-type="string">
            <text:p>IOMH</text:p>
          </table:table-cell>
          <table:table-cell office:value-type="string" calcext:value-type="string">
            <text:p>In over my head</text:p>
          </table:table-cell>
          <table:table-cell table:formula="of:=CONCATENATE(&quot;{Name: &quot;&quot;&quot;;[.A725];&quot;&quot;&quot;, Desc:&quot;&quot;&quot;; [.B725]; &quot;&quot;&quot;},&quot;)" office:value-type="string" office:string-value="{Name: &quot;IOMH&quot;, Desc:&quot;In over my head&quot;}," calcext:value-type="string">
            <text:p>{Name: "IOMH", Desc:"In over my head"},</text:p>
          </table:table-cell>
        </table:table-row>
        <table:table-row table:style-name="ro1">
          <table:table-cell office:value-type="string" calcext:value-type="string">
            <text:p>IOW</text:p>
          </table:table-cell>
          <table:table-cell office:value-type="string" calcext:value-type="string">
            <text:p>In other words</text:p>
          </table:table-cell>
          <table:table-cell table:formula="of:=CONCATENATE(&quot;{Name: &quot;&quot;&quot;;[.A726];&quot;&quot;&quot;, Desc:&quot;&quot;&quot;; [.B726]; &quot;&quot;&quot;},&quot;)" office:value-type="string" office:string-value="{Name: &quot;IOW&quot;, Desc:&quot;In other words&quot;}," calcext:value-type="string">
            <text:p>{Name: "IOW", Desc:"In other words"},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n real life</text:p>
          </table:table-cell>
          <table:table-cell table:formula="of:=CONCATENATE(&quot;{Name: &quot;&quot;&quot;;[.A727];&quot;&quot;&quot;, Desc:&quot;&quot;&quot;; [.B727]; &quot;&quot;&quot;},&quot;)" office:value-type="string" office:string-value="{Name: &quot;IRL&quot;, Desc:&quot;In real life&quot;}," calcext:value-type="string">
            <text:p>{Name: "IRL", Desc:"In real life"},</text:p>
          </table:table-cell>
        </table:table-row>
        <table:table-row table:style-name="ro1">
          <table:table-cell office:value-type="string" calcext:value-type="string">
            <text:p>IRMC</text:p>
          </table:table-cell>
          <table:table-cell office:value-type="string" calcext:value-type="string">
            <text:p>I rest my case</text:p>
          </table:table-cell>
          <table:table-cell table:formula="of:=CONCATENATE(&quot;{Name: &quot;&quot;&quot;;[.A728];&quot;&quot;&quot;, Desc:&quot;&quot;&quot;; [.B728]; &quot;&quot;&quot;},&quot;)" office:value-type="string" office:string-value="{Name: &quot;IRMC&quot;, Desc:&quot;I rest my case&quot;}," calcext:value-type="string">
            <text:p>{Name: "IRMC", Desc:"I rest my case"},</text:p>
          </table:table-cell>
        </table:table-row>
        <table:table-row table:style-name="ro1">
          <table:table-cell office:value-type="string" calcext:value-type="string">
            <text:p>ISLY</text:p>
          </table:table-cell>
          <table:table-cell office:value-type="string" calcext:value-type="string">
            <text:p>I still love you</text:p>
          </table:table-cell>
          <table:table-cell table:formula="of:=CONCATENATE(&quot;{Name: &quot;&quot;&quot;;[.A729];&quot;&quot;&quot;, Desc:&quot;&quot;&quot;; [.B729]; &quot;&quot;&quot;},&quot;)" office:value-type="string" office:string-value="{Name: &quot;ISLY&quot;, Desc:&quot;I still love you&quot;}," calcext:value-type="string">
            <text:p>{Name: "ISLY", Desc:"I still love you"},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In search of</text:p>
          </table:table-cell>
          <table:table-cell table:formula="of:=CONCATENATE(&quot;{Name: &quot;&quot;&quot;;[.A730];&quot;&quot;&quot;, Desc:&quot;&quot;&quot;; [.B730]; &quot;&quot;&quot;},&quot;)" office:value-type="string" office:string-value="{Name: &quot;ISO&quot;, Desc:&quot;In search of&quot;}," calcext:value-type="string">
            <text:p>{Name: "ISO", Desc:"In search of"},</text:p>
          </table:table-cell>
        </table:table-row>
        <table:table-row table:style-name="ro1">
          <table:table-cell office:value-type="string" calcext:value-type="string">
            <text:p>ITAM</text:p>
          </table:table-cell>
          <table:table-cell office:value-type="string" calcext:value-type="string">
            <text:p>It's The Accounting, Man (financial blogs)</text:p>
          </table:table-cell>
          <table:table-cell table:formula="of:=CONCATENATE(&quot;{Name: &quot;&quot;&quot;;[.A731];&quot;&quot;&quot;, Desc:&quot;&quot;&quot;; [.B731]; &quot;&quot;&quot;},&quot;)" office:value-type="string" office:string-value="{Name: &quot;ITAM&quot;, Desc:&quot;It's The Accounting, Man (financial blogs)&quot;}," calcext:value-type="string">
            <text:p>{Name: "ITAM", Desc:"It's The Accounting, Man (financial blogs)"},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office:value-type="string" calcext:value-type="string">
            <text:p>In This Thread</text:p>
          </table:table-cell>
          <table:table-cell table:formula="of:=CONCATENATE(&quot;{Name: &quot;&quot;&quot;;[.A732];&quot;&quot;&quot;, Desc:&quot;&quot;&quot;; [.B732]; &quot;&quot;&quot;},&quot;)" office:value-type="string" office:string-value="{Name: &quot;ITT&quot;, Desc:&quot;In This Thread&quot;}," calcext:value-type="string">
            <text:p>{Name: "ITT", Desc:"In This Thread"},</text:p>
          </table:table-cell>
        </table:table-row>
        <table:table-row table:style-name="ro1">
          <table:table-cell office:value-type="string" calcext:value-type="string">
            <text:p>ITYK</text:p>
          </table:table-cell>
          <table:table-cell office:value-type="string" calcext:value-type="string">
            <text:p>I thought you knew</text:p>
          </table:table-cell>
          <table:table-cell table:formula="of:=CONCATENATE(&quot;{Name: &quot;&quot;&quot;;[.A733];&quot;&quot;&quot;, Desc:&quot;&quot;&quot;; [.B733]; &quot;&quot;&quot;},&quot;)" office:value-type="string" office:string-value="{Name: &quot;ITYK&quot;, Desc:&quot;I thought you knew&quot;}," calcext:value-type="string">
            <text:p>{Name: "ITYK", Desc:"I thought you knew"},</text:p>
          </table:table-cell>
        </table:table-row>
        <table:table-row table:style-name="ro1">
          <table:table-cell office:value-type="string" calcext:value-type="string">
            <text:p>IUSS</text:p>
          </table:table-cell>
          <table:table-cell office:value-type="string" calcext:value-type="string">
            <text:p>If you say so</text:p>
          </table:table-cell>
          <table:table-cell table:formula="of:=CONCATENATE(&quot;{Name: &quot;&quot;&quot;;[.A734];&quot;&quot;&quot;, Desc:&quot;&quot;&quot;; [.B734]; &quot;&quot;&quot;},&quot;)" office:value-type="string" office:string-value="{Name: &quot;IUSS&quot;, Desc:&quot;If you say so&quot;}," calcext:value-type="string">
            <text:p>{Name: "IUSS", Desc:"If you say so"},</text:p>
          </table:table-cell>
        </table:table-row>
        <table:table-row table:style-name="ro1">
          <table:table-cell office:value-type="string" calcext:value-type="string">
            <text:p>IWALU</text:p>
          </table:table-cell>
          <table:table-cell office:value-type="string" calcext:value-type="string">
            <text:p>I will always love you</text:p>
          </table:table-cell>
          <table:table-cell table:formula="of:=CONCATENATE(&quot;{Name: &quot;&quot;&quot;;[.A735];&quot;&quot;&quot;, Desc:&quot;&quot;&quot;; [.B735]; &quot;&quot;&quot;},&quot;)" office:value-type="string" office:string-value="{Name: &quot;IWALU&quot;, Desc:&quot;I will always love you&quot;}," calcext:value-type="string">
            <text:p>{Name: "IWALU", Desc:"I will always love you"},</text:p>
          </table:table-cell>
        </table:table-row>
        <table:table-row table:style-name="ro1">
          <table:table-cell office:value-type="string" calcext:value-type="string">
            <text:p>IWAWO</text:p>
          </table:table-cell>
          <table:table-cell office:value-type="string" calcext:value-type="string">
            <text:p>I want a way out</text:p>
          </table:table-cell>
          <table:table-cell table:formula="of:=CONCATENATE(&quot;{Name: &quot;&quot;&quot;;[.A736];&quot;&quot;&quot;, Desc:&quot;&quot;&quot;; [.B736]; &quot;&quot;&quot;},&quot;)" office:value-type="string" office:string-value="{Name: &quot;IWAWO&quot;, Desc:&quot;I want a way out&quot;}," calcext:value-type="string">
            <text:p>{Name: "IWAWO", Desc:"I want a way out"},</text:p>
          </table:table-cell>
        </table:table-row>
        <table:table-row table:style-name="ro1">
          <table:table-cell office:value-type="string" calcext:value-type="string">
            <text:p>IWIAM</text:p>
          </table:table-cell>
          <table:table-cell office:value-type="string" calcext:value-type="string">
            <text:p>Idiot wrapped in a moron</text:p>
          </table:table-cell>
          <table:table-cell table:formula="of:=CONCATENATE(&quot;{Name: &quot;&quot;&quot;;[.A737];&quot;&quot;&quot;, Desc:&quot;&quot;&quot;; [.B737]; &quot;&quot;&quot;},&quot;)" office:value-type="string" office:string-value="{Name: &quot;IWIAM&quot;, Desc:&quot;Idiot wrapped in a moron&quot;}," calcext:value-type="string">
            <text:p>{Name: "IWIAM", Desc:"Idiot wrapped in a moron"},</text:p>
          </table:table-cell>
        </table:table-row>
        <table:table-row table:style-name="ro1">
          <table:table-cell office:value-type="string" calcext:value-type="string">
            <text:p>IWSN</text:p>
          </table:table-cell>
          <table:table-cell office:value-type="string" calcext:value-type="string">
            <text:p>I want sex now</text:p>
          </table:table-cell>
          <table:table-cell table:formula="of:=CONCATENATE(&quot;{Name: &quot;&quot;&quot;;[.A738];&quot;&quot;&quot;, Desc:&quot;&quot;&quot;; [.B738]; &quot;&quot;&quot;},&quot;)" office:value-type="string" office:string-value="{Name: &quot;IWSN&quot;, Desc:&quot;I want sex now&quot;}," calcext:value-type="string">
            <text:p>{Name: "IWSN", Desc:"I want sex now"},</text:p>
          </table:table-cell>
        </table:table-row>
        <table:table-row table:style-name="ro1">
          <table:table-cell office:value-type="string" calcext:value-type="string">
            <text:p>IYKWIM</text:p>
          </table:table-cell>
          <table:table-cell office:value-type="string" calcext:value-type="string">
            <text:p>If you know what I mean</text:p>
          </table:table-cell>
          <table:table-cell table:formula="of:=CONCATENATE(&quot;{Name: &quot;&quot;&quot;;[.A739];&quot;&quot;&quot;, Desc:&quot;&quot;&quot;; [.B739]; &quot;&quot;&quot;},&quot;)" office:value-type="string" office:string-value="{Name: &quot;IYKWIM&quot;, Desc:&quot;If you know what I mean&quot;}," calcext:value-type="string">
            <text:p>{Name: "IYKWIM", Desc:"If you know what I mean"},</text:p>
          </table:table-cell>
        </table:table-row>
        <table:table-row table:style-name="ro1">
          <table:table-cell office:value-type="string" calcext:value-type="string">
            <text:p>IYO</text:p>
          </table:table-cell>
          <table:table-cell office:value-type="string" calcext:value-type="string">
            <text:p>In your opinion</text:p>
          </table:table-cell>
          <table:table-cell table:formula="of:=CONCATENATE(&quot;{Name: &quot;&quot;&quot;;[.A740];&quot;&quot;&quot;, Desc:&quot;&quot;&quot;; [.B740]; &quot;&quot;&quot;},&quot;)" office:value-type="string" office:string-value="{Name: &quot;IYO&quot;, Desc:&quot;In your opinion&quot;}," calcext:value-type="string">
            <text:p>{Name: "IYO", Desc:"In your opinion"},</text:p>
          </table:table-cell>
        </table:table-row>
        <table:table-row table:style-name="ro1">
          <table:table-cell office:value-type="string" calcext:value-type="string">
            <text:p>IYQ</text:p>
          </table:table-cell>
          <table:table-cell office:value-type="string" calcext:value-type="string">
            <text:p>Meaning 'I like you'</text:p>
          </table:table-cell>
          <table:table-cell table:formula="of:=CONCATENATE(&quot;{Name: &quot;&quot;&quot;;[.A741];&quot;&quot;&quot;, Desc:&quot;&quot;&quot;; [.B741]; &quot;&quot;&quot;},&quot;)" office:value-type="string" office:string-value="{Name: &quot;IYQ&quot;, Desc:&quot;Meaning 'I like you'&quot;}," calcext:value-type="string">
            <text:p>{Name: "IYQ", Desc:"Meaning 'I like you'"},</text:p>
          </table:table-cell>
        </table:table-row>
        <table:table-row table:style-name="ro1">
          <table:table-cell office:value-type="string" calcext:value-type="string">
            <text:p>IYSS</text:p>
          </table:table-cell>
          <table:table-cell office:value-type="string" calcext:value-type="string">
            <text:p>If you say so</text:p>
          </table:table-cell>
          <table:table-cell table:formula="of:=CONCATENATE(&quot;{Name: &quot;&quot;&quot;;[.A742];&quot;&quot;&quot;, Desc:&quot;&quot;&quot;; [.B742]; &quot;&quot;&quot;},&quot;)" office:value-type="string" office:string-value="{Name: &quot;IYSS&quot;, Desc:&quot;If you say so&quot;}," calcext:value-type="string">
            <text:p>{Name: "IYSS", Desc:"If you say so"},</text:p>
          </table:table-cell>
        </table:table-row>
        <table:table-row table:style-name="ro1">
          <table:table-cell office:value-type="string" calcext:value-type="string">
            <text:p>j00</text:p>
          </table:table-cell>
          <table:table-cell office:value-type="string" calcext:value-type="string">
            <text:p>You</text:p>
          </table:table-cell>
          <table:table-cell table:formula="of:=CONCATENATE(&quot;{Name: &quot;&quot;&quot;;[.A743];&quot;&quot;&quot;, Desc:&quot;&quot;&quot;; [.B743]; &quot;&quot;&quot;},&quot;)" office:value-type="string" office:string-value="{Name: &quot;j00&quot;, Desc:&quot;You&quot;}," calcext:value-type="string">
            <text:p>{Name: "j00", Desc:"You"},</text:p>
          </table:table-cell>
        </table:table-row>
        <table:table-row table:style-name="ro1">
          <table:table-cell office:value-type="string" calcext:value-type="string">
            <text:p>j00r</text:p>
          </table:table-cell>
          <table:table-cell office:value-type="string" calcext:value-type="string">
            <text:p>Your</text:p>
          </table:table-cell>
          <table:table-cell table:formula="of:=CONCATENATE(&quot;{Name: &quot;&quot;&quot;;[.A744];&quot;&quot;&quot;, Desc:&quot;&quot;&quot;; [.B744]; &quot;&quot;&quot;},&quot;)" office:value-type="string" office:string-value="{Name: &quot;j00r&quot;, Desc:&quot;Your&quot;}," calcext:value-type="string">
            <text:p>{Name: "j00r", Desc:"Your"},</text:p>
          </table:table-cell>
        </table:table-row>
        <table:table-row table:style-name="ro1">
          <table:table-cell office:value-type="string" calcext:value-type="string">
            <text:p>JAC</text:p>
          </table:table-cell>
          <table:table-cell office:value-type="string" calcext:value-type="string">
            <text:p>Just a second</text:p>
          </table:table-cell>
          <table:table-cell table:formula="of:=CONCATENATE(&quot;{Name: &quot;&quot;&quot;;[.A745];&quot;&quot;&quot;, Desc:&quot;&quot;&quot;; [.B745]; &quot;&quot;&quot;},&quot;)" office:value-type="string" office:string-value="{Name: &quot;JAC&quot;, Desc:&quot;Just a second&quot;}," calcext:value-type="string">
            <text:p>{Name: "JAC", Desc:"Just a second"},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Just a minute</text:p>
          </table:table-cell>
          <table:table-cell table:formula="of:=CONCATENATE(&quot;{Name: &quot;&quot;&quot;;[.A746];&quot;&quot;&quot;, Desc:&quot;&quot;&quot;; [.B746]; &quot;&quot;&quot;},&quot;)" office:value-type="string" office:string-value="{Name: &quot;JAM&quot;, Desc:&quot;Just a minute&quot;}," calcext:value-type="string">
            <text:p>{Name: "JAM", Desc:"Just a minute"},</text:p>
          </table:table-cell>
        </table:table-row>
        <table:table-row table:style-name="ro1">
          <table:table-cell office:value-type="string" calcext:value-type="string">
            <text:p>JAS</text:p>
          </table:table-cell>
          <table:table-cell office:value-type="string" calcext:value-type="string">
            <text:p>Just a second</text:p>
          </table:table-cell>
          <table:table-cell table:formula="of:=CONCATENATE(&quot;{Name: &quot;&quot;&quot;;[.A747];&quot;&quot;&quot;, Desc:&quot;&quot;&quot;; [.B747]; &quot;&quot;&quot;},&quot;)" office:value-type="string" office:string-value="{Name: &quot;JAS&quot;, Desc:&quot;Just a second&quot;}," calcext:value-type="string">
            <text:p>{Name: "JAS", Desc:"Just a second"},</text:p>
          </table:table-cell>
        </table:table-row>
        <table:table-row table:style-name="ro1">
          <table:table-cell office:value-type="string" calcext:value-type="string">
            <text:p>JC (J/C)</text:p>
          </table:table-cell>
          <table:table-cell office:value-type="string" calcext:value-type="string">
            <text:p>Just checking</text:p>
          </table:table-cell>
          <table:table-cell table:formula="of:=CONCATENATE(&quot;{Name: &quot;&quot;&quot;;[.A748];&quot;&quot;&quot;, Desc:&quot;&quot;&quot;; [.B748]; &quot;&quot;&quot;},&quot;)" office:value-type="string" office:string-value="{Name: &quot;JC (J/C)&quot;, Desc:&quot;Just checking&quot;}," calcext:value-type="string">
            <text:p>{Name: "JC (J/C)", Desc:"Just checking"},</text:p>
          </table:table-cell>
        </table:table-row>
        <table:table-row table:style-name="ro1">
          <table:table-cell office:value-type="string" calcext:value-type="string">
            <text:p>JDI</text:p>
          </table:table-cell>
          <table:table-cell office:value-type="string" calcext:value-type="string">
            <text:p>Just do it</text:p>
          </table:table-cell>
          <table:table-cell table:formula="of:=CONCATENATE(&quot;{Name: &quot;&quot;&quot;;[.A749];&quot;&quot;&quot;, Desc:&quot;&quot;&quot;; [.B749]; &quot;&quot;&quot;},&quot;)" office:value-type="string" office:string-value="{Name: &quot;JDI&quot;, Desc:&quot;Just do it&quot;}," calcext:value-type="string">
            <text:p>{Name: "JDI", Desc:"Just do it"},</text:p>
          </table:table-cell>
        </table:table-row>
        <table:table-row table:style-name="ro1">
          <table:table-cell office:value-type="string" calcext:value-type="string">
            <text:p>JELLY</text:p>
          </table:table-cell>
          <table:table-cell office:value-type="string" calcext:value-type="string">
            <text:p>Meaning 'jealous'</text:p>
          </table:table-cell>
          <table:table-cell table:formula="of:=CONCATENATE(&quot;{Name: &quot;&quot;&quot;;[.A750];&quot;&quot;&quot;, Desc:&quot;&quot;&quot;; [.B750]; &quot;&quot;&quot;},&quot;)" office:value-type="string" office:string-value="{Name: &quot;JELLY&quot;, Desc:&quot;Meaning 'jealous'&quot;}," calcext:value-type="string">
            <text:p>{Name: "JELLY", Desc:"Meaning 'jealous'"},</text:p>
          </table:table-cell>
        </table:table-row>
        <table:table-row table:style-name="ro1">
          <table:table-cell office:value-type="string" calcext:value-type="string">
            <text:p>JFF</text:p>
          </table:table-cell>
          <table:table-cell office:value-type="string" calcext:value-type="string">
            <text:p>Just for fun</text:p>
          </table:table-cell>
          <table:table-cell table:formula="of:=CONCATENATE(&quot;{Name: &quot;&quot;&quot;;[.A751];&quot;&quot;&quot;, Desc:&quot;&quot;&quot;; [.B751]; &quot;&quot;&quot;},&quot;)" office:value-type="string" office:string-value="{Name: &quot;JFF&quot;, Desc:&quot;Just for fun&quot;}," calcext:value-type="string">
            <text:p>{Name: "JFF", Desc:"Just for fun"},</text:p>
          </table:table-cell>
        </table:table-row>
        <table:table-row table:style-name="ro1">
          <table:table-cell office:value-type="string" calcext:value-type="string">
            <text:p>JFGI</text:p>
          </table:table-cell>
          <table:table-cell office:value-type="string" calcext:value-type="string">
            <text:p>Just *freaking* Google it</text:p>
          </table:table-cell>
          <table:table-cell table:formula="of:=CONCATENATE(&quot;{Name: &quot;&quot;&quot;;[.A752];&quot;&quot;&quot;, Desc:&quot;&quot;&quot;; [.B752]; &quot;&quot;&quot;},&quot;)" office:value-type="string" office:string-value="{Name: &quot;JFGI&quot;, Desc:&quot;Just *freaking* Google it&quot;}," calcext:value-type="string">
            <text:p>{Name: "JFGI", Desc:"Just *freaking* Google it"},</text:p>
          </table:table-cell>
        </table:table-row>
        <table:table-row table:style-name="ro1">
          <table:table-cell office:value-type="string" calcext:value-type="string">
            <text:p>JIC</text:p>
          </table:table-cell>
          <table:table-cell office:value-type="string" calcext:value-type="string">
            <text:p>Just in case</text:p>
          </table:table-cell>
          <table:table-cell table:formula="of:=CONCATENATE(&quot;{Name: &quot;&quot;&quot;;[.A753];&quot;&quot;&quot;, Desc:&quot;&quot;&quot;; [.B753]; &quot;&quot;&quot;},&quot;)" office:value-type="string" office:string-value="{Name: &quot;JIC&quot;, Desc:&quot;Just in case&quot;}," calcext:value-type="string">
            <text:p>{Name: "JIC", Desc:"Just in case"},</text:p>
          </table:table-cell>
        </table:table-row>
        <table:table-row table:style-name="ro1">
          <table:table-cell office:value-type="string" calcext:value-type="string">
            <text:p>JJ (J/J)</text:p>
          </table:table-cell>
          <table:table-cell office:value-type="string" calcext:value-type="string">
            <text:p>Just joking</text:p>
          </table:table-cell>
          <table:table-cell table:formula="of:=CONCATENATE(&quot;{Name: &quot;&quot;&quot;;[.A754];&quot;&quot;&quot;, Desc:&quot;&quot;&quot;; [.B754]; &quot;&quot;&quot;},&quot;)" office:value-type="string" office:string-value="{Name: &quot;JJ (J/J)&quot;, Desc:&quot;Just joking&quot;}," calcext:value-type="string">
            <text:p>{Name: "JJ (J/J)", Desc:"Just joking"},</text:p>
          </table:table-cell>
        </table:table-row>
        <table:table-row table:style-name="ro1">
          <table:table-cell office:value-type="string" calcext:value-type="string">
            <text:p>JJA</text:p>
          </table:table-cell>
          <table:table-cell office:value-type="string" calcext:value-type="string">
            <text:p>Just joking around</text:p>
          </table:table-cell>
          <table:table-cell table:formula="of:=CONCATENATE(&quot;{Name: &quot;&quot;&quot;;[.A755];&quot;&quot;&quot;, Desc:&quot;&quot;&quot;; [.B755]; &quot;&quot;&quot;},&quot;)" office:value-type="string" office:string-value="{Name: &quot;JJA&quot;, Desc:&quot;Just joking around&quot;}," calcext:value-type="string">
            <text:p>{Name: "JJA", Desc:"Just joking around"},</text:p>
          </table:table-cell>
        </table:table-row>
        <table:table-row table:style-name="ro1">
          <table:table-cell office:value-type="string" calcext:value-type="string">
            <text:p>JK (J/K)</text:p>
          </table:table-cell>
          <table:table-cell office:value-type="string" calcext:value-type="string">
            <text:p>Just kidding</text:p>
          </table:table-cell>
          <table:table-cell table:formula="of:=CONCATENATE(&quot;{Name: &quot;&quot;&quot;;[.A756];&quot;&quot;&quot;, Desc:&quot;&quot;&quot;; [.B756]; &quot;&quot;&quot;},&quot;)" office:value-type="string" office:string-value="{Name: &quot;JK (J/K)&quot;, Desc:&quot;Just kidding&quot;}," calcext:value-type="string">
            <text:p>{Name: "JK (J/K)", Desc:"Just kidding"},</text:p>
          </table:table-cell>
        </table:table-row>
        <table:table-row table:style-name="ro1">
          <table:table-cell office:value-type="string" calcext:value-type="string">
            <text:p>JLMK</text:p>
          </table:table-cell>
          <table:table-cell office:value-type="string" calcext:value-type="string">
            <text:p>Just let me know</text:p>
          </table:table-cell>
          <table:table-cell table:formula="of:=CONCATENATE(&quot;{Name: &quot;&quot;&quot;;[.A757];&quot;&quot;&quot;, Desc:&quot;&quot;&quot;; [.B757]; &quot;&quot;&quot;},&quot;)" office:value-type="string" office:string-value="{Name: &quot;JLMK&quot;, Desc:&quot;Just let me know&quot;}," calcext:value-type="string">
            <text:p>{Name: "JLMK", Desc:"Just let me know"},</text:p>
          </table:table-cell>
        </table:table-row>
        <table:table-row table:style-name="ro1">
          <table:table-cell office:value-type="string" calcext:value-type="string">
            <text:p>JMO</text:p>
          </table:table-cell>
          <table:table-cell office:value-type="string" calcext:value-type="string">
            <text:p>Just my opinion</text:p>
          </table:table-cell>
          <table:table-cell table:formula="of:=CONCATENATE(&quot;{Name: &quot;&quot;&quot;;[.A758];&quot;&quot;&quot;, Desc:&quot;&quot;&quot;; [.B758]; &quot;&quot;&quot;},&quot;)" office:value-type="string" office:string-value="{Name: &quot;JMO&quot;, Desc:&quot;Just my opinion&quot;}," calcext:value-type="string">
            <text:p>{Name: "JMO", Desc:"Just my opinion"},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ust playing&amp;nbsp;</text:p>
          </table:table-cell>
          <table:table-cell table:formula="of:=CONCATENATE(&quot;{Name: &quot;&quot;&quot;;[.A759];&quot;&quot;&quot;, Desc:&quot;&quot;&quot;; [.B759]; &quot;&quot;&quot;},&quot;)" office:value-type="string" office:string-value="{Name: &quot;JP&quot;, Desc:&quot;Just playing&amp;nbsp;&quot;}," calcext:value-type="string">
            <text:p>{Name: "JP", Desc:"Just playing&amp;nbsp;"},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ackpot (online gaming, bingo games)</text:p>
          </table:table-cell>
          <table:table-cell table:formula="of:=CONCATENATE(&quot;{Name: &quot;&quot;&quot;;[.A760];&quot;&quot;&quot;, Desc:&quot;&quot;&quot;; [.B760]; &quot;&quot;&quot;},&quot;)" office:value-type="string" office:string-value="{Name: &quot;JP&quot;, Desc:&quot;Jackpot (online gaming, bingo games)&quot;}," calcext:value-type="string">
            <text:p>{Name: "JP", Desc:"Jackpot (online gaming, bingo games)"},</text:p>
          </table:table-cell>
        </table:table-row>
        <table:table-row table:style-name="ro1">
          <table:table-cell office:value-type="string" calcext:value-type="string">
            <text:p>JT (J/T)</text:p>
          </table:table-cell>
          <table:table-cell office:value-type="string" calcext:value-type="string">
            <text:p>Just teasing</text:p>
          </table:table-cell>
          <table:table-cell table:formula="of:=CONCATENATE(&quot;{Name: &quot;&quot;&quot;;[.A761];&quot;&quot;&quot;, Desc:&quot;&quot;&quot;; [.B761]; &quot;&quot;&quot;},&quot;)" office:value-type="string" office:string-value="{Name: &quot;JT (J/T)&quot;, Desc:&quot;Just teasing&quot;}," calcext:value-type="string">
            <text:p>{Name: "JT (J/T)", Desc:"Just teasing"},</text:p>
          </table:table-cell>
        </table:table-row>
        <table:table-row table:style-name="ro1">
          <table:table-cell office:value-type="string" calcext:value-type="string">
            <text:p>JTLYK</text:p>
          </table:table-cell>
          <table:table-cell office:value-type="string" calcext:value-type="string">
            <text:p>Just to let you know</text:p>
          </table:table-cell>
          <table:table-cell table:formula="of:=CONCATENATE(&quot;{Name: &quot;&quot;&quot;;[.A762];&quot;&quot;&quot;, Desc:&quot;&quot;&quot;; [.B762]; &quot;&quot;&quot;},&quot;)" office:value-type="string" office:string-value="{Name: &quot;JTLYK&quot;, Desc:&quot;Just to let you know&quot;}," calcext:value-type="string">
            <text:p>{Name: "JTLYK", Desc:"Just to let you know"},</text:p>
          </table:table-cell>
        </table:table-row>
        <table:table-row table:style-name="ro1">
          <table:table-cell office:value-type="string" calcext:value-type="string">
            <text:p>JV</text:p>
          </table:table-cell>
          <table:table-cell office:value-type="string" calcext:value-type="string">
            <text:p>Joint venture</text:p>
          </table:table-cell>
          <table:table-cell table:formula="of:=CONCATENATE(&quot;{Name: &quot;&quot;&quot;;[.A763];&quot;&quot;&quot;, Desc:&quot;&quot;&quot;; [.B763]; &quot;&quot;&quot;},&quot;)" office:value-type="string" office:string-value="{Name: &quot;JV&quot;, Desc:&quot;Joint venture&quot;}," calcext:value-type="string">
            <text:p>{Name: "JV", Desc:"Joint venture"},</text:p>
          </table:table-cell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Just wondering</text:p>
          </table:table-cell>
          <table:table-cell table:formula="of:=CONCATENATE(&quot;{Name: &quot;&quot;&quot;;[.A764];&quot;&quot;&quot;, Desc:&quot;&quot;&quot;; [.B764]; &quot;&quot;&quot;},&quot;)" office:value-type="string" office:string-value="{Name: &quot;JW&quot;, Desc:&quot;Just wondering&quot;}," calcext:value-type="string">
            <text:p>{Name: "JW", Desc:"Just wondering"},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kay</text:p>
          </table:table-cell>
          <table:table-cell table:formula="of:=CONCATENATE(&quot;{Name: &quot;&quot;&quot;;[.A765];&quot;&quot;&quot;, Desc:&quot;&quot;&quot;; [.B765]; &quot;&quot;&quot;},&quot;)" office:value-type="string" office:string-value="{Name: &quot;K&quot;, Desc:&quot;Okay&quot;}," calcext:value-type="string">
            <text:p>{Name: "K", Desc:"Okay"},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office:value-type="string" calcext:value-type="string">
            <text:p>Knock, knock</text:p>
          </table:table-cell>
          <table:table-cell table:formula="of:=CONCATENATE(&quot;{Name: &quot;&quot;&quot;;[.A766];&quot;&quot;&quot;, Desc:&quot;&quot;&quot;; [.B766]; &quot;&quot;&quot;},&quot;)" office:value-type="string" office:string-value="{Name: &quot;KK&quot;, Desc:&quot;Knock, knock&quot;}," calcext:value-type="string">
            <text:p>{Name: "KK", Desc:"Knock, knock"},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office:value-type="string" calcext:value-type="string">
            <text:p>Okay, Okay!</text:p>
          </table:table-cell>
          <table:table-cell table:formula="of:=CONCATENATE(&quot;{Name: &quot;&quot;&quot;;[.A767];&quot;&quot;&quot;, Desc:&quot;&quot;&quot;; [.B767]; &quot;&quot;&quot;},&quot;)" office:value-type="string" office:string-value="{Name: &quot;KK&quot;, Desc:&quot;Okay, Okay!&quot;}," calcext:value-type="string">
            <text:p>{Name: "KK", Desc:"Okay, Okay!"},</text:p>
          </table:table-cell>
        </table:table-row>
        <table:table-row table:style-name="ro1">
          <table:table-cell office:value-type="string" calcext:value-type="string">
            <text:p>K8T</text:p>
          </table:table-cell>
          <table:table-cell office:value-type="string" calcext:value-type="string">
            <text:p>Katie</text:p>
          </table:table-cell>
          <table:table-cell table:formula="of:=CONCATENATE(&quot;{Name: &quot;&quot;&quot;;[.A768];&quot;&quot;&quot;, Desc:&quot;&quot;&quot;; [.B768]; &quot;&quot;&quot;},&quot;)" office:value-type="string" office:string-value="{Name: &quot;K8T&quot;, Desc:&quot;Katie&quot;}," calcext:value-type="string">
            <text:p>{Name: "K8T", Desc:"Katie"},</text:p>
          </table:table-cell>
        </table:table-row>
        <table:table-row table:style-name="ro1">
          <table:table-cell office:value-type="string" calcext:value-type="string">
            <text:p>k/b</text:p>
          </table:table-cell>
          <table:table-cell office:value-type="string" calcext:value-type="string">
            <text:p>Keyboard</text:p>
          </table:table-cell>
          <table:table-cell table:formula="of:=CONCATENATE(&quot;{Name: &quot;&quot;&quot;;[.A769];&quot;&quot;&quot;, Desc:&quot;&quot;&quot;; [.B769]; &quot;&quot;&quot;},&quot;)" office:value-type="string" office:string-value="{Name: &quot;k/b&quot;, Desc:&quot;Keyboard&quot;}," calcext:value-type="string">
            <text:p>{Name: "k/b", Desc:"Keyboard"},</text:p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eyboard</text:p>
          </table:table-cell>
          <table:table-cell table:formula="of:=CONCATENATE(&quot;{Name: &quot;&quot;&quot;;[.A770];&quot;&quot;&quot;, Desc:&quot;&quot;&quot;; [.B770]; &quot;&quot;&quot;},&quot;)" office:value-type="string" office:string-value="{Name: &quot;KB&quot;, Desc:&quot;Keyboard&quot;}," calcext:value-type="string">
            <text:p>{Name: "KB", Desc:"Keyboard"},</text:p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ick butt (online gaming)</text:p>
          </table:table-cell>
          <table:table-cell table:formula="of:=CONCATENATE(&quot;{Name: &quot;&quot;&quot;;[.A771];&quot;&quot;&quot;, Desc:&quot;&quot;&quot;; [.B771]; &quot;&quot;&quot;},&quot;)" office:value-type="string" office:string-value="{Name: &quot;KB&quot;, Desc:&quot;Kick butt (online gaming)&quot;}," calcext:value-type="string">
            <text:p>{Name: "KB", Desc:"Kick butt (online gaming)"},</text:p>
          </table:table-cell>
        </table:table-row>
        <table:table-row table:style-name="ro1">
          <table:table-cell office:value-type="string" calcext:value-type="string">
            <text:p>KDFU</text:p>
          </table:table-cell>
          <table:table-cell office:value-type="string" calcext:value-type="string">
            <text:p>Means Cracking (K) the (D as in Da) *freak* up</text:p>
          </table:table-cell>
          <table:table-cell table:formula="of:=CONCATENATE(&quot;{Name: &quot;&quot;&quot;;[.A772];&quot;&quot;&quot;, Desc:&quot;&quot;&quot;; [.B772]; &quot;&quot;&quot;},&quot;)" office:value-type="string" office:string-value="{Name: &quot;KDFU&quot;, Desc:&quot;Means Cracking (K) the (D as in Da) *freak* up&quot;}," calcext:value-type="string">
            <text:p>{Name: "KDFU", Desc:"Means Cracking (K) the (D as in Da) *freak* up"},</text:p>
          </table:table-cell>
        </table:table-row>
        <table:table-row table:style-name="ro1">
          <table:table-cell office:value-type="string" calcext:value-type="string">
            <text:p>KEWL</text:p>
          </table:table-cell>
          <table:table-cell office:value-type="string" calcext:value-type="string">
            <text:p>Cool</text:p>
          </table:table-cell>
          <table:table-cell table:formula="of:=CONCATENATE(&quot;{Name: &quot;&quot;&quot;;[.A773];&quot;&quot;&quot;, Desc:&quot;&quot;&quot;; [.B773]; &quot;&quot;&quot;},&quot;)" office:value-type="string" office:string-value="{Name: &quot;KEWL&quot;, Desc:&quot;Cool&quot;}," calcext:value-type="string">
            <text:p>{Name: "KEWL", Desc:"Cool"},</text:p>
          </table:table-cell>
        </table:table-row>
        <table:table-row table:style-name="ro1">
          <table:table-cell office:value-type="string" calcext:value-type="string">
            <text:p>KEYA</text:p>
          </table:table-cell>
          <table:table-cell office:value-type="string" calcext:value-type="string">
            <text:p>I will key you later</text:p>
          </table:table-cell>
          <table:table-cell table:formula="of:=CONCATENATE(&quot;{Name: &quot;&quot;&quot;;[.A774];&quot;&quot;&quot;, Desc:&quot;&quot;&quot;; [.B774]; &quot;&quot;&quot;},&quot;)" office:value-type="string" office:string-value="{Name: &quot;KEYA&quot;, Desc:&quot;I will key you later&quot;}," calcext:value-type="string">
            <text:p>{Name: "KEYA", Desc:"I will key you later"},</text:p>
          </table:table-cell>
        </table:table-row>
        <table:table-row table:style-name="ro1">
          <table:table-cell office:value-type="string" calcext:value-type="string">
            <text:p>KEYME</text:p>
          </table:table-cell>
          <table:table-cell office:value-type="string" calcext:value-type="string">
            <text:p>Key me when you get in</text:p>
          </table:table-cell>
          <table:table-cell table:formula="of:=CONCATENATE(&quot;{Name: &quot;&quot;&quot;;[.A775];&quot;&quot;&quot;, Desc:&quot;&quot;&quot;; [.B775]; &quot;&quot;&quot;},&quot;)" office:value-type="string" office:string-value="{Name: &quot;KEYME&quot;, Desc:&quot;Key me when you get in&quot;}," calcext:value-type="string">
            <text:p>{Name: "KEYME", Desc:"Key me when you get in"},</text:p>
          </table:table-cell>
        </table:table-row>
        <table:table-row table:style-name="ro1">
          <table:table-cell office:value-type="string" calcext:value-type="string">
            <text:p>KFY</text:p>
          </table:table-cell>
          <table:table-cell office:value-type="string" calcext:value-type="string">
            <text:p>Kiss for you</text:p>
          </table:table-cell>
          <table:table-cell table:formula="of:=CONCATENATE(&quot;{Name: &quot;&quot;&quot;;[.A776];&quot;&quot;&quot;, Desc:&quot;&quot;&quot;; [.B776]; &quot;&quot;&quot;},&quot;)" office:value-type="string" office:string-value="{Name: &quot;KFY&quot;, Desc:&quot;Kiss for you&quot;}," calcext:value-type="string">
            <text:p>{Name: "KFY", Desc:"Kiss for you"},</text:p>
          </table:table-cell>
        </table:table-row>
        <table:table-row table:style-name="ro1">
          <table:table-cell office:value-type="string" calcext:value-type="string">
            <text:p>KIA</text:p>
          </table:table-cell>
          <table:table-cell office:value-type="string" calcext:value-type="string">
            <text:p>Know it all</text:p>
          </table:table-cell>
          <table:table-cell table:formula="of:=CONCATENATE(&quot;{Name: &quot;&quot;&quot;;[.A777];&quot;&quot;&quot;, Desc:&quot;&quot;&quot;; [.B777]; &quot;&quot;&quot;},&quot;)" office:value-type="string" office:string-value="{Name: &quot;KIA&quot;, Desc:&quot;Know it all&quot;}," calcext:value-type="string">
            <text:p>{Name: "KIA", Desc:"Know it all"},</text:p>
          </table:table-cell>
        </table:table-row>
        <table:table-row table:style-name="ro1">
          <table:table-cell office:value-type="string" calcext:value-type="string">
            <text:p>KIR</text:p>
          </table:table-cell>
          <table:table-cell office:value-type="string" calcext:value-type="string">
            <text:p>Keep it real</text:p>
          </table:table-cell>
          <table:table-cell table:formula="of:=CONCATENATE(&quot;{Name: &quot;&quot;&quot;;[.A778];&quot;&quot;&quot;, Desc:&quot;&quot;&quot;; [.B778]; &quot;&quot;&quot;},&quot;)" office:value-type="string" office:string-value="{Name: &quot;KIR&quot;, Desc:&quot;Keep it real&quot;}," calcext:value-type="string">
            <text:p>{Name: "KIR", Desc:"Keep it real"},</text:p>
          </table:table-cell>
        </table:table-row>
        <table:table-row table:style-name="ro1">
          <table:table-cell office:value-type="string" calcext:value-type="string">
            <text:p>KISS</text:p>
          </table:table-cell>
          <table:table-cell office:value-type="string" calcext:value-type="string">
            <text:p>Keep it simple, stupid</text:p>
          </table:table-cell>
          <table:table-cell table:formula="of:=CONCATENATE(&quot;{Name: &quot;&quot;&quot;;[.A779];&quot;&quot;&quot;, Desc:&quot;&quot;&quot;; [.B779]; &quot;&quot;&quot;},&quot;)" office:value-type="string" office:string-value="{Name: &quot;KISS&quot;, Desc:&quot;Keep it simple, stupid&quot;}," calcext:value-type="string">
            <text:p>{Name: "KISS", Desc:"Keep it simple, stupid"},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Keep in touch</text:p>
          </table:table-cell>
          <table:table-cell table:formula="of:=CONCATENATE(&quot;{Name: &quot;&quot;&quot;;[.A780];&quot;&quot;&quot;, Desc:&quot;&quot;&quot;; [.B780]; &quot;&quot;&quot;},&quot;)" office:value-type="string" office:string-value="{Name: &quot;KIT&quot;, Desc:&quot;Keep in touch&quot;}," calcext:value-type="string">
            <text:p>{Name: "KIT", Desc:"Keep in touch"},</text:p>
          </table:table-cell>
        </table:table-row>
        <table:table-row table:style-name="ro1">
          <table:table-cell office:value-type="string" calcext:value-type="string">
            <text:p>KMA</text:p>
          </table:table-cell>
          <table:table-cell office:value-type="string" calcext:value-type="string">
            <text:p>Kiss my *a*</text:p>
          </table:table-cell>
          <table:table-cell table:formula="of:=CONCATENATE(&quot;{Name: &quot;&quot;&quot;;[.A781];&quot;&quot;&quot;, Desc:&quot;&quot;&quot;; [.B781]; &quot;&quot;&quot;},&quot;)" office:value-type="string" office:string-value="{Name: &quot;KMA&quot;, Desc:&quot;Kiss my *a*&quot;}," calcext:value-type="string">
            <text:p>{Name: "KMA", Desc:"Kiss my *a*"},</text:p>
          </table:table-cell>
        </table:table-row>
        <table:table-row table:style-name="ro1">
          <table:table-cell office:value-type="string" calcext:value-type="string">
            <text:p>KMK</text:p>
          </table:table-cell>
          <table:table-cell office:value-type="string" calcext:value-type="string">
            <text:p>Kiss my keister</text:p>
          </table:table-cell>
          <table:table-cell table:formula="of:=CONCATENATE(&quot;{Name: &quot;&quot;&quot;;[.A782];&quot;&quot;&quot;, Desc:&quot;&quot;&quot;; [.B782]; &quot;&quot;&quot;},&quot;)" office:value-type="string" office:string-value="{Name: &quot;KMK&quot;, Desc:&quot;Kiss my keister&quot;}," calcext:value-type="string">
            <text:p>{Name: "KMK", Desc:"Kiss my keister"},</text:p>
          </table:table-cell>
        </table:table-row>
        <table:table-row table:style-name="ro1">
          <table:table-cell office:value-type="string" calcext:value-type="string">
            <text:p>KMS</text:p>
          </table:table-cell>
          <table:table-cell office:value-type="string" calcext:value-type="string">
            <text:p>Killing myself</text:p>
          </table:table-cell>
          <table:table-cell table:formula="of:=CONCATENATE(&quot;{Name: &quot;&quot;&quot;;[.A783];&quot;&quot;&quot;, Desc:&quot;&quot;&quot;; [.B783]; &quot;&quot;&quot;},&quot;)" office:value-type="string" office:string-value="{Name: &quot;KMS&quot;, Desc:&quot;Killing myself&quot;}," calcext:value-type="string">
            <text:p>{Name: "KMS", Desc:"Killing myself"},</text:p>
          </table:table-cell>
        </table:table-row>
        <table:table-row table:style-name="ro1">
          <table:table-cell office:value-type="string" calcext:value-type="string">
            <text:p>KMT</text:p>
          </table:table-cell>
          <table:table-cell office:value-type="string" calcext:value-type="string">
            <text:p>Kiss my tushie</text:p>
          </table:table-cell>
          <table:table-cell table:formula="of:=CONCATENATE(&quot;{Name: &quot;&quot;&quot;;[.A784];&quot;&quot;&quot;, Desc:&quot;&quot;&quot;; [.B784]; &quot;&quot;&quot;},&quot;)" office:value-type="string" office:string-value="{Name: &quot;KMT&quot;, Desc:&quot;Kiss my tushie&quot;}," calcext:value-type="string">
            <text:p>{Name: "KMT", Desc:"Kiss my tushie"},</text:p>
          </table:table-cell>
        </table:table-row>
        <table:table-row table:style-name="ro1">
          <table:table-cell office:value-type="string" calcext:value-type="string">
            <text:p>KOC</text:p>
          </table:table-cell>
          <table:table-cell office:value-type="string" calcext:value-type="string">
            <text:p>Kiss on cheek</text:p>
          </table:table-cell>
          <table:table-cell table:formula="of:=CONCATENATE(&quot;{Name: &quot;&quot;&quot;;[.A785];&quot;&quot;&quot;, Desc:&quot;&quot;&quot;; [.B785]; &quot;&quot;&quot;},&quot;)" office:value-type="string" office:string-value="{Name: &quot;KOC&quot;, Desc:&quot;Kiss on cheek&quot;}," calcext:value-type="string">
            <text:p>{Name: "KOC", Desc:"Kiss on cheek"},</text:p>
          </table:table-cell>
        </table:table-row>
        <table:table-row table:style-name="ro1">
          <table:table-cell office:value-type="string" calcext:value-type="string">
            <text:p>KOL</text:p>
          </table:table-cell>
          <table:table-cell office:value-type="string" calcext:value-type="string">
            <text:p>Key opinion leader</text:p>
          </table:table-cell>
          <table:table-cell table:formula="of:=CONCATENATE(&quot;{Name: &quot;&quot;&quot;;[.A786];&quot;&quot;&quot;, Desc:&quot;&quot;&quot;; [.B786]; &quot;&quot;&quot;},&quot;)" office:value-type="string" office:string-value="{Name: &quot;KOL&quot;, Desc:&quot;Key opinion leader&quot;}," calcext:value-type="string">
            <text:p>{Name: "KOL", Desc:"Key opinion leader"},</text:p>
          </table:table-cell>
        </table:table-row>
        <table:table-row table:style-name="ro1">
          <table:table-cell office:value-type="string" calcext:value-type="string">
            <text:p>Koreaboo</text:p>
          </table:table-cell>
          <table:table-cell office:value-type="string" calcext:value-type="string">
            <text:p>Someone obsessed with Korean culture</text:p>
          </table:table-cell>
          <table:table-cell table:formula="of:=CONCATENATE(&quot;{Name: &quot;&quot;&quot;;[.A787];&quot;&quot;&quot;, Desc:&quot;&quot;&quot;; [.B787]; &quot;&quot;&quot;},&quot;)" office:value-type="string" office:string-value="{Name: &quot;Koreaboo&quot;, Desc:&quot;Someone obsessed with Korean culture&quot;}," calcext:value-type="string">
            <text:p>{Name: "Koreaboo", Desc:"Someone obsessed with Korean culture"},</text:p>
          </table:table-cell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Kid over shoulder</text:p>
          </table:table-cell>
          <table:table-cell table:formula="of:=CONCATENATE(&quot;{Name: &quot;&quot;&quot;;[.A788];&quot;&quot;&quot;, Desc:&quot;&quot;&quot;; [.B788]; &quot;&quot;&quot;},&quot;)" office:value-type="string" office:string-value="{Name: &quot;KOS&quot;, Desc:&quot;Kid over shoulder&quot;}," calcext:value-type="string">
            <text:p>{Name: "KOS", Desc:"Kid over shoulder"},</text:p>
          </table:table-cell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Kill on sight (online gaming)</text:p>
          </table:table-cell>
          <table:table-cell table:formula="of:=CONCATENATE(&quot;{Name: &quot;&quot;&quot;;[.A789];&quot;&quot;&quot;, Desc:&quot;&quot;&quot;; [.B789]; &quot;&quot;&quot;},&quot;)" office:value-type="string" office:string-value="{Name: &quot;KOS&quot;, Desc:&quot;Kill on sight (online gaming)&quot;}," calcext:value-type="string">
            <text:p>{Name: "KOS", Desc:"Kill on sight (online gaming)"},</text:p>
          </table:table-cell>
        </table:table-row>
        <table:table-row table:style-name="ro1">
          <table:table-cell office:value-type="string" calcext:value-type="string">
            <text:p>KOW</text:p>
          </table:table-cell>
          <table:table-cell office:value-type="string" calcext:value-type="string">
            <text:p>Knock on wood</text:p>
          </table:table-cell>
          <table:table-cell table:formula="of:=CONCATENATE(&quot;{Name: &quot;&quot;&quot;;[.A790];&quot;&quot;&quot;, Desc:&quot;&quot;&quot;; [.B790]; &quot;&quot;&quot;},&quot;)" office:value-type="string" office:string-value="{Name: &quot;KOW&quot;, Desc:&quot;Knock on wood&quot;}," calcext:value-type="string">
            <text:p>{Name: "KOW", Desc:"Knock on wood"},</text:p>
          </table:table-cell>
        </table:table-row>
        <table:table-row table:style-name="ro1">
          <table:table-cell office:value-type="string" calcext:value-type="string">
            <text:p>KOTC</text:p>
          </table:table-cell>
          <table:table-cell office:value-type="string" calcext:value-type="string">
            <text:p>Kiss on the cheek</text:p>
          </table:table-cell>
          <table:table-cell table:formula="of:=CONCATENATE(&quot;{Name: &quot;&quot;&quot;;[.A791];&quot;&quot;&quot;, Desc:&quot;&quot;&quot;; [.B791]; &quot;&quot;&quot;},&quot;)" office:value-type="string" office:string-value="{Name: &quot;KOTC&quot;, Desc:&quot;Kiss on the cheek&quot;}," calcext:value-type="string">
            <text:p>{Name: "KOTC", Desc:"Kiss on the cheek"},</text:p>
          </table:table-cell>
        </table:table-row>
        <table:table-row table:style-name="ro1">
          <table:table-cell office:value-type="string" calcext:value-type="string">
            <text:p>KOTD</text:p>
          </table:table-cell>
          <table:table-cell office:value-type="string" calcext:value-type="string">
            <text:p>Kicks of the day (Instagram)</text:p>
          </table:table-cell>
          <table:table-cell table:formula="of:=CONCATENATE(&quot;{Name: &quot;&quot;&quot;;[.A792];&quot;&quot;&quot;, Desc:&quot;&quot;&quot;; [.B792]; &quot;&quot;&quot;},&quot;)" office:value-type="string" office:string-value="{Name: &quot;KOTD&quot;, Desc:&quot;Kicks of the day (Instagram)&quot;}," calcext:value-type="string">
            <text:p>{Name: "KOTD", Desc:"Kicks of the day (Instagram)"},</text:p>
          </table:table-cell>
        </table:table-row>
        <table:table-row table:style-name="ro1">
          <table:table-cell office:value-type="string" calcext:value-type="string">
            <text:p>KOTL</text:p>
          </table:table-cell>
          <table:table-cell office:value-type="string" calcext:value-type="string">
            <text:p>Kiss on the lips</text:p>
          </table:table-cell>
          <table:table-cell table:formula="of:=CONCATENATE(&quot;{Name: &quot;&quot;&quot;;[.A793];&quot;&quot;&quot;, Desc:&quot;&quot;&quot;; [.B793]; &quot;&quot;&quot;},&quot;)" office:value-type="string" office:string-value="{Name: &quot;KOTL&quot;, Desc:&quot;Kiss on the lips&quot;}," calcext:value-type="string">
            <text:p>{Name: "KOTL", Desc:"Kiss on the lips"},</text:p>
          </table:table-cell>
        </table:table-row>
        <table:table-row table:style-name="ro1">
          <table:table-cell office:value-type="string" calcext:value-type="string">
            <text:p>KNIM</text:p>
          </table:table-cell>
          <table:table-cell office:value-type="string" calcext:value-type="string">
            <text:p>Know what I mean?</text:p>
          </table:table-cell>
          <table:table-cell table:formula="of:=CONCATENATE(&quot;{Name: &quot;&quot;&quot;;[.A794];&quot;&quot;&quot;, Desc:&quot;&quot;&quot;; [.B794]; &quot;&quot;&quot;},&quot;)" office:value-type="string" office:string-value="{Name: &quot;KNIM&quot;, Desc:&quot;Know what I mean?&quot;}," calcext:value-type="string">
            <text:p>{Name: "KNIM", Desc:"Know what I mean?"},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office:value-type="string" calcext:value-type="string">
            <text:p>Meaning 'knowledge'</text:p>
          </table:table-cell>
          <table:table-cell table:formula="of:=CONCATENATE(&quot;{Name: &quot;&quot;&quot;;[.A795];&quot;&quot;&quot;, Desc:&quot;&quot;&quot;; [.B795]; &quot;&quot;&quot;},&quot;)" office:value-type="string" office:string-value="{Name: &quot;KNOW&quot;, Desc:&quot;Meaning 'knowledge'&quot;}," calcext:value-type="string">
            <text:p>{Name: "KNOW", Desc:"Meaning 'knowledge'"},</text:p>
          </table:table-cell>
        </table:table-row>
        <table:table-row table:style-name="ro1">
          <table:table-cell office:value-type="string" calcext:value-type="string">
            <text:p>KPC</text:p>
          </table:table-cell>
          <table:table-cell office:value-type="string" calcext:value-type="string">
            <text:p>Keeping parents clueless</text:p>
          </table:table-cell>
          <table:table-cell table:formula="of:=CONCATENATE(&quot;{Name: &quot;&quot;&quot;;[.A796];&quot;&quot;&quot;, Desc:&quot;&quot;&quot;; [.B796]; &quot;&quot;&quot;},&quot;)" office:value-type="string" office:string-value="{Name: &quot;KPC&quot;, Desc:&quot;Keeping parents clueless&quot;}," calcext:value-type="string">
            <text:p>{Name: "KPC", Desc:"Keeping parents clueless"},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Kill then steal (online gaming)</text:p>
          </table:table-cell>
          <table:table-cell table:formula="of:=CONCATENATE(&quot;{Name: &quot;&quot;&quot;;[.A797];&quot;&quot;&quot;, Desc:&quot;&quot;&quot;; [.B797]; &quot;&quot;&quot;},&quot;)" office:value-type="string" office:string-value="{Name: &quot;KS&quot;, Desc:&quot;Kill then steal (online gaming)&quot;}," calcext:value-type="string">
            <text:p>{Name: "KS", Desc:"Kill then steal (online gaming)"},</text:p>
          </table:table-cell>
        </table:table-row>
        <table:table-row table:style-name="ro1">
          <table:table-cell office:value-type="string" calcext:value-type="string">
            <text:p>KSC</text:p>
          </table:table-cell>
          <table:table-cell office:value-type="string" calcext:value-type="string">
            <text:p>Kind (of) sort (of) chuckle</text:p>
          </table:table-cell>
          <table:table-cell table:formula="of:=CONCATENATE(&quot;{Name: &quot;&quot;&quot;;[.A798];&quot;&quot;&quot;, Desc:&quot;&quot;&quot;; [.B798]; &quot;&quot;&quot;},&quot;)" office:value-type="string" office:string-value="{Name: &quot;KSC&quot;, Desc:&quot;Kind (of) sort (of) chuckle&quot;}," calcext:value-type="string">
            <text:p>{Name: "KSC", Desc:"Kind (of) sort (of) chuckle"},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atie</text:p>
          </table:table-cell>
          <table:table-cell table:formula="of:=CONCATENATE(&quot;{Name: &quot;&quot;&quot;;[.A799];&quot;&quot;&quot;, Desc:&quot;&quot;&quot;; [.B799]; &quot;&quot;&quot;},&quot;)" office:value-type="string" office:string-value="{Name: &quot;KT&quot;, Desc:&quot;Katie&quot;}," calcext:value-type="string">
            <text:p>{Name: "KT", Desc:"Katie"},</text:p>
          </table:table-cell>
        </table:table-row>
        <table:table-row table:style-name="ro1">
          <table:table-cell office:value-type="string" calcext:value-type="string">
            <text:p>KUTGW</text:p>
          </table:table-cell>
          <table:table-cell office:value-type="string" calcext:value-type="string">
            <text:p>Keep up the good work</text:p>
          </table:table-cell>
          <table:table-cell table:formula="of:=CONCATENATE(&quot;{Name: &quot;&quot;&quot;;[.A800];&quot;&quot;&quot;, Desc:&quot;&quot;&quot;; [.B800]; &quot;&quot;&quot;},&quot;)" office:value-type="string" office:string-value="{Name: &quot;KUTGW&quot;, Desc:&quot;Keep up the good work&quot;}," calcext:value-type="string">
            <text:p>{Name: "KUTGW", Desc:"Keep up the good work"},</text:p>
          </table:table-cell>
        </table:table-row>
        <table:table-row table:style-name="ro1">
          <table:table-cell office:value-type="string" calcext:value-type="string">
            <text:p>KYS</text:p>
          </table:table-cell>
          <table:table-cell office:value-type="string" calcext:value-type="string">
            <text:p>Kill yourself</text:p>
          </table:table-cell>
          <table:table-cell table:formula="of:=CONCATENATE(&quot;{Name: &quot;&quot;&quot;;[.A801];&quot;&quot;&quot;, Desc:&quot;&quot;&quot;; [.B801]; &quot;&quot;&quot;},&quot;)" office:value-type="string" office:string-value="{Name: &quot;KYS&quot;, Desc:&quot;Kill yourself&quot;}," calcext:value-type="string">
            <text:p>{Name: "KYS", Desc:"Kill yourself"},</text:p>
          </table:table-cell>
        </table:table-row>
        <table:table-row table:style-name="ro1">
          <table:table-cell office:value-type="string" calcext:value-type="string">
            <text:p>L2G</text:p>
          </table:table-cell>
          <table:table-cell office:value-type="string" calcext:value-type="string">
            <text:p>Like to go?</text:p>
          </table:table-cell>
          <table:table-cell table:formula="of:=CONCATENATE(&quot;{Name: &quot;&quot;&quot;;[.A802];&quot;&quot;&quot;, Desc:&quot;&quot;&quot;; [.B802]; &quot;&quot;&quot;},&quot;)" office:value-type="string" office:string-value="{Name: &quot;L2G&quot;, Desc:&quot;Like to go?&quot;}," calcext:value-type="string">
            <text:p>{Name: "L2G", Desc:"Like to go?"},</text:p>
          </table:table-cell>
        </table:table-row>
        <table:table-row table:style-name="ro1">
          <table:table-cell office:value-type="string" calcext:value-type="string">
            <text:p>L2G</text:p>
          </table:table-cell>
          <table:table-cell office:value-type="string" calcext:value-type="string">
            <text:p>(would) Love to go</text:p>
          </table:table-cell>
          <table:table-cell table:formula="of:=CONCATENATE(&quot;{Name: &quot;&quot;&quot;;[.A803];&quot;&quot;&quot;, Desc:&quot;&quot;&quot;; [.B803]; &quot;&quot;&quot;},&quot;)" office:value-type="string" office:string-value="{Name: &quot;L2G&quot;, Desc:&quot;(would) Love to go&quot;}," calcext:value-type="string">
            <text:p>{Name: "L2G", Desc:"(would) Love to go"},</text:p>
          </table:table-cell>
        </table:table-row>
        <table:table-row table:style-name="ro1">
          <table:table-cell office:value-type="string" calcext:value-type="string">
            <text:p>L2K</text:p>
          </table:table-cell>
          <table:table-cell office:value-type="string" calcext:value-type="string">
            <text:p>Like to come</text:p>
          </table:table-cell>
          <table:table-cell table:formula="of:=CONCATENATE(&quot;{Name: &quot;&quot;&quot;;[.A804];&quot;&quot;&quot;, Desc:&quot;&quot;&quot;; [.B804]; &quot;&quot;&quot;},&quot;)" office:value-type="string" office:string-value="{Name: &quot;L2K&quot;, Desc:&quot;Like to come&quot;}," calcext:value-type="string">
            <text:p>{Name: "L2K", Desc:"Like to come"},</text:p>
          </table:table-cell>
        </table:table-row>
        <table:table-row table:style-name="ro1">
          <table:table-cell office:value-type="string" calcext:value-type="string">
            <text:p>L2P</text:p>
          </table:table-cell>
          <table:table-cell office:value-type="string" calcext:value-type="string">
            <text:p>Learn to play</text:p>
          </table:table-cell>
          <table:table-cell table:formula="of:=CONCATENATE(&quot;{Name: &quot;&quot;&quot;;[.A805];&quot;&quot;&quot;, Desc:&quot;&quot;&quot;; [.B805]; &quot;&quot;&quot;},&quot;)" office:value-type="string" office:string-value="{Name: &quot;L2P&quot;, Desc:&quot;Learn to play&quot;}," calcext:value-type="string">
            <text:p>{Name: "L2P", Desc:"Learn to play"},</text:p>
          </table:table-cell>
        </table:table-row>
        <table:table-row table:style-name="ro1">
          <table:table-cell office:value-type="string" calcext:value-type="string">
            <text:p>l33t</text:p>
          </table:table-cell>
          <table:table-cell office:value-type="string" calcext:value-type="string">
            <text:p>Leet, meaning 'elite'</text:p>
          </table:table-cell>
          <table:table-cell table:formula="of:=CONCATENATE(&quot;{Name: &quot;&quot;&quot;;[.A806];&quot;&quot;&quot;, Desc:&quot;&quot;&quot;; [.B806]; &quot;&quot;&quot;},&quot;)" office:value-type="string" office:string-value="{Name: &quot;l33t&quot;, Desc:&quot;Leet, meaning 'elite'&quot;}," calcext:value-type="string">
            <text:p>{Name: "l33t", Desc:"Leet, meaning 'elite'"},</text:p>
          </table:table-cell>
        </table:table-row>
        <table:table-row table:style-name="ro1">
          <table:table-cell office:value-type="string" calcext:value-type="string">
            <text:p>L4L</text:p>
          </table:table-cell>
          <table:table-cell office:value-type="string" calcext:value-type="string">
            <text:p>Like for like (Instagram)</text:p>
          </table:table-cell>
          <table:table-cell table:formula="of:=CONCATENATE(&quot;{Name: &quot;&quot;&quot;;[.A807];&quot;&quot;&quot;, Desc:&quot;&quot;&quot;; [.B807]; &quot;&quot;&quot;},&quot;)" office:value-type="string" office:string-value="{Name: &quot;L4L&quot;, Desc:&quot;Like for like (Instagram)&quot;}," calcext:value-type="string">
            <text:p>{Name: "L4L", Desc:"Like for like (Instagram)"},</text:p>
          </table:table-cell>
        </table:table-row>
        <table:table-row table:style-name="ro1">
          <table:table-cell office:value-type="string" calcext:value-type="string">
            <text:p>L8R</text:p>
          </table:table-cell>
          <table:table-cell office:value-type="string" calcext:value-type="string">
            <text:p>Later</text:p>
          </table:table-cell>
          <table:table-cell table:formula="of:=CONCATENATE(&quot;{Name: &quot;&quot;&quot;;[.A808];&quot;&quot;&quot;, Desc:&quot;&quot;&quot;; [.B808]; &quot;&quot;&quot;},&quot;)" office:value-type="string" office:string-value="{Name: &quot;L8R&quot;, Desc:&quot;Later&quot;}," calcext:value-type="string">
            <text:p>{Name: "L8R", Desc:"Later"},</text:p>
          </table:table-cell>
        </table:table-row>
        <table:table-row table:style-name="ro1">
          <table:table-cell office:value-type="string" calcext:value-type="string">
            <text:p>L8RG8R</text:p>
          </table:table-cell>
          <table:table-cell office:value-type="string" calcext:value-type="string">
            <text:p>Later, gator</text:p>
          </table:table-cell>
          <table:table-cell table:formula="of:=CONCATENATE(&quot;{Name: &quot;&quot;&quot;;[.A809];&quot;&quot;&quot;, Desc:&quot;&quot;&quot;; [.B809]; &quot;&quot;&quot;},&quot;)" office:value-type="string" office:string-value="{Name: &quot;L8RG8R&quot;, Desc:&quot;Later, gator&quot;}," calcext:value-type="string">
            <text:p>{Name: "L8RG8R", Desc:"Later, gator"},</text:p>
          </table:table-cell>
        </table:table-row>
        <table:table-row table:style-name="ro1">
          <table:table-cell office:value-type="string" calcext:value-type="string">
            <text:p>LAB</text:p>
          </table:table-cell>
          <table:table-cell office:value-type="string" calcext:value-type="string">
            <text:p>Life's a *b*</text:p>
          </table:table-cell>
          <table:table-cell table:formula="of:=CONCATENATE(&quot;{Name: &quot;&quot;&quot;;[.A810];&quot;&quot;&quot;, Desc:&quot;&quot;&quot;; [.B810]; &quot;&quot;&quot;},&quot;)" office:value-type="string" office:string-value="{Name: &quot;LAB&quot;, Desc:&quot;Life's a *b*&quot;}," calcext:value-type="string">
            <text:p>{Name: "LAB", Desc:"Life's a *b*"},</text:p>
          </table:table-cell>
        </table:table-row>
        <table:table-row table:style-name="ro1">
          <table:table-cell office:value-type="string" calcext:value-type="string">
            <text:p>LBAY</text:p>
          </table:table-cell>
          <table:table-cell office:value-type="string" calcext:value-type="string">
            <text:p>Laughing back at you</text:p>
          </table:table-cell>
          <table:table-cell table:formula="of:=CONCATENATE(&quot;{Name: &quot;&quot;&quot;;[.A811];&quot;&quot;&quot;, Desc:&quot;&quot;&quot;; [.B811]; &quot;&quot;&quot;},&quot;)" office:value-type="string" office:string-value="{Name: &quot;LBAY&quot;, Desc:&quot;Laughing back at you&quot;}," calcext:value-type="string">
            <text:p>{Name: "LBAY", Desc:"Laughing back at you"},</text:p>
          </table:table-cell>
        </table:table-row>
        <table:table-row table:style-name="ro1">
          <table:table-cell office:value-type="string" calcext:value-type="string">
            <text:p>LBS</text:p>
          </table:table-cell>
          <table:table-cell office:value-type="string" calcext:value-type="string">
            <text:p>Laughing, but serious</text:p>
          </table:table-cell>
          <table:table-cell table:formula="of:=CONCATENATE(&quot;{Name: &quot;&quot;&quot;;[.A812];&quot;&quot;&quot;, Desc:&quot;&quot;&quot;; [.B812]; &quot;&quot;&quot;},&quot;)" office:value-type="string" office:string-value="{Name: &quot;LBS&quot;, Desc:&quot;Laughing, but serious&quot;}," calcext:value-type="string">
            <text:p>{Name: "LBS", Desc:"Laughing, but serious"},</text:p>
          </table:table-cell>
        </table:table-row>
        <table:table-row table:style-name="ro1">
          <table:table-cell office:value-type="string" calcext:value-type="string">
            <text:p>LBVS</text:p>
          </table:table-cell>
          <table:table-cell office:value-type="string" calcext:value-type="string">
            <text:p>Laughing, but very serious</text:p>
          </table:table-cell>
          <table:table-cell table:formula="of:=CONCATENATE(&quot;{Name: &quot;&quot;&quot;;[.A813];&quot;&quot;&quot;, Desc:&quot;&quot;&quot;; [.B813]; &quot;&quot;&quot;},&quot;)" office:value-type="string" office:string-value="{Name: &quot;LBVS&quot;, Desc:&quot;Laughing, but very serious&quot;}," calcext:value-type="string">
            <text:p>{Name: "LBVS", Desc:"Laughing, but very serious"},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ater, dude</text:p>
          </table:table-cell>
          <table:table-cell table:formula="of:=CONCATENATE(&quot;{Name: &quot;&quot;&quot;;[.A814];&quot;&quot;&quot;, Desc:&quot;&quot;&quot;; [.B814]; &quot;&quot;&quot;},&quot;)" office:value-type="string" office:string-value="{Name: &quot;LD&quot;, Desc:&quot;Later, dude&quot;}," calcext:value-type="string">
            <text:p>{Name: "LD", Desc:"Later, dude"},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ong distance</text:p>
          </table:table-cell>
          <table:table-cell table:formula="of:=CONCATENATE(&quot;{Name: &quot;&quot;&quot;;[.A815];&quot;&quot;&quot;, Desc:&quot;&quot;&quot;; [.B815]; &quot;&quot;&quot;},&quot;)" office:value-type="string" office:string-value="{Name: &quot;LD&quot;, Desc:&quot;Long distance&quot;}," calcext:value-type="string">
            <text:p>{Name: "LD", Desc:"Long distance"},</text:p>
          </table:table-cell>
        </table:table-row>
        <table:table-row table:style-name="ro1">
          <table:table-cell office:value-type="string" calcext:value-type="string">
            <text:p>LDO</text:p>
          </table:table-cell>
          <table:table-cell office:value-type="string" calcext:value-type="string">
            <text:p>Like, duh obviously</text:p>
          </table:table-cell>
          <table:table-cell table:formula="of:=CONCATENATE(&quot;{Name: &quot;&quot;&quot;;[.A816];&quot;&quot;&quot;, Desc:&quot;&quot;&quot;; [.B816]; &quot;&quot;&quot;},&quot;)" office:value-type="string" office:string-value="{Name: &quot;LDO&quot;, Desc:&quot;Like, duh obviously&quot;}," calcext:value-type="string">
            <text:p>{Name: "LDO", Desc:"Like, duh obviously"},</text:p>
          </table:table-cell>
        </table:table-row>
        <table:table-row table:style-name="ro1">
          <table:table-cell office:value-type="string" calcext:value-type="string">
            <text:p>LEMENO</text:p>
          </table:table-cell>
          <table:table-cell office:value-type="string" calcext:value-type="string">
            <text:p>Let me know</text:p>
          </table:table-cell>
          <table:table-cell table:formula="of:=CONCATENATE(&quot;{Name: &quot;&quot;&quot;;[.A817];&quot;&quot;&quot;, Desc:&quot;&quot;&quot;; [.B817]; &quot;&quot;&quot;},&quot;)" office:value-type="string" office:string-value="{Name: &quot;LEMENO&quot;, Desc:&quot;Let me know&quot;}," calcext:value-type="string">
            <text:p>{Name: "LEMENO", Desc:"Let me know"},</text:p>
          </table:table-cell>
        </table:table-row>
        <table:table-row table:style-name="ro1">
          <table:table-cell office:value-type="string" calcext:value-type="string">
            <text:p>LERK</text:p>
          </table:table-cell>
          <table:table-cell office:value-type="string" calcext:value-type="string">
            <text:p>Leaving easy reach of keyboard</text:p>
          </table:table-cell>
          <table:table-cell table:formula="of:=CONCATENATE(&quot;{Name: &quot;&quot;&quot;;[.A818];&quot;&quot;&quot;, Desc:&quot;&quot;&quot;; [.B818]; &quot;&quot;&quot;},&quot;)" office:value-type="string" office:string-value="{Name: &quot;LERK&quot;, Desc:&quot;Leaving easy reach of keyboard&quot;}," calcext:value-type="string">
            <text:p>{Name: "LERK", Desc:"Leaving easy reach of keyboard"},</text:p>
          </table:table-cell>
        </table:table-row>
        <table:table-row table:style-name="ro1">
          <table:table-cell office:value-type="string" calcext:value-type="string">
            <text:p>LFD</text:p>
          </table:table-cell>
          <table:table-cell office:value-type="string" calcext:value-type="string">
            <text:p>Left for day</text:p>
          </table:table-cell>
          <table:table-cell table:formula="of:=CONCATENATE(&quot;{Name: &quot;&quot;&quot;;[.A819];&quot;&quot;&quot;, Desc:&quot;&quot;&quot;; [.B819]; &quot;&quot;&quot;},&quot;)" office:value-type="string" office:string-value="{Name: &quot;LFD&quot;, Desc:&quot;Left for day&quot;}," calcext:value-type="string">
            <text:p>{Name: "LFD", Desc:"Left for day"},</text:p>
          </table:table-cell>
        </table:table-row>
        <table:table-row table:style-name="ro1">
          <table:table-cell office:value-type="string" calcext:value-type="string">
            <text:p>LFG</text:p>
          </table:table-cell>
          <table:table-cell office:value-type="string" calcext:value-type="string">
            <text:p>Looking for group (online gaming)</text:p>
          </table:table-cell>
          <table:table-cell table:formula="of:=CONCATENATE(&quot;{Name: &quot;&quot;&quot;;[.A820];&quot;&quot;&quot;, Desc:&quot;&quot;&quot;; [.B820]; &quot;&quot;&quot;},&quot;)" office:value-type="string" office:string-value="{Name: &quot;LFG&quot;, Desc:&quot;Looking for group (online gaming)&quot;}," calcext:value-type="string">
            <text:p>{Name: "LFG", Desc:"Looking for group (online gaming)"},</text:p>
          </table:table-cell>
        </table:table-row>
        <table:table-row table:style-name="ro1">
          <table:table-cell office:value-type="string" calcext:value-type="string">
            <text:p>LFG</text:p>
          </table:table-cell>
          <table:table-cell office:value-type="string" calcext:value-type="string">
            <text:p>Looking for guard (online gaming)</text:p>
          </table:table-cell>
          <table:table-cell table:formula="of:=CONCATENATE(&quot;{Name: &quot;&quot;&quot;;[.A821];&quot;&quot;&quot;, Desc:&quot;&quot;&quot;; [.B821]; &quot;&quot;&quot;},&quot;)" office:value-type="string" office:string-value="{Name: &quot;LFG&quot;, Desc:&quot;Looking for guard (online gaming)&quot;}," calcext:value-type="string">
            <text:p>{Name: "LFG", Desc:"Looking for guard (online gaming)"},</text:p>
          </table:table-cell>
        </table:table-row>
        <table:table-row table:style-name="ro1">
          <table:table-cell office:value-type="string" calcext:value-type="string">
            <text:p>LFM</text:p>
          </table:table-cell>
          <table:table-cell office:value-type="string" calcext:value-type="string">
            <text:p>Looking for more (online gaming)</text:p>
          </table:table-cell>
          <table:table-cell table:formula="of:=CONCATENATE(&quot;{Name: &quot;&quot;&quot;;[.A822];&quot;&quot;&quot;, Desc:&quot;&quot;&quot;; [.B822]; &quot;&quot;&quot;},&quot;)" office:value-type="string" office:string-value="{Name: &quot;LFM&quot;, Desc:&quot;Looking for more (online gaming)&quot;}," calcext:value-type="string">
            <text:p>{Name: "LFM", Desc:"Looking for more (online gaming)"},</text:p>
          </table:table-cell>
        </table:table-row>
        <table:table-row table:style-name="ro1">
          <table:table-cell office:value-type="string" calcext:value-type="string">
            <text:p>LGH</text:p>
          </table:table-cell>
          <table:table-cell office:value-type="string" calcext:value-type="string">
            <text:p>Lets get high</text:p>
          </table:table-cell>
          <table:table-cell table:formula="of:=CONCATENATE(&quot;{Name: &quot;&quot;&quot;;[.A823];&quot;&quot;&quot;, Desc:&quot;&quot;&quot;; [.B823]; &quot;&quot;&quot;},&quot;)" office:value-type="string" office:string-value="{Name: &quot;LGH&quot;, Desc:&quot;Lets get high&quot;}," calcext:value-type="string">
            <text:p>{Name: "LGH", Desc:"Lets get high"},</text:p>
          </table:table-cell>
        </table:table-row>
        <table:table-row table:style-name="ro1">
          <table:table-cell office:value-type="string" calcext:value-type="string">
            <text:p>LH6</text:p>
          </table:table-cell>
          <table:table-cell office:value-type="string" calcext:value-type="string">
            <text:p>Lets have sex</text:p>
          </table:table-cell>
          <table:table-cell table:formula="of:=CONCATENATE(&quot;{Name: &quot;&quot;&quot;;[.A824];&quot;&quot;&quot;, Desc:&quot;&quot;&quot;; [.B824]; &quot;&quot;&quot;},&quot;)" office:value-type="string" office:string-value="{Name: &quot;LH6&quot;, Desc:&quot;Lets have sex&quot;}," calcext:value-type="string">
            <text:p>{Name: "LH6", Desc:"Lets have sex"},</text:p>
          </table:table-cell>
        </table:table-row>
        <table:table-row table:style-name="ro1">
          <table:table-cell office:value-type="string" calcext:value-type="string">
            <text:p>LHSX</text:p>
          </table:table-cell>
          <table:table-cell office:value-type="string" calcext:value-type="string">
            <text:p>Lets have sex</text:p>
          </table:table-cell>
          <table:table-cell table:formula="of:=CONCATENATE(&quot;{Name: &quot;&quot;&quot;;[.A825];&quot;&quot;&quot;, Desc:&quot;&quot;&quot;; [.B825]; &quot;&quot;&quot;},&quot;)" office:value-type="string" office:string-value="{Name: &quot;LHSX&quot;, Desc:&quot;Lets have sex&quot;}," calcext:value-type="string">
            <text:p>{Name: "LHSX", Desc:"Lets have sex"},</text:p>
          </table:table-cell>
        </table:table-row>
        <table:table-row table:style-name="ro1">
          <table:table-cell office:value-type="string" calcext:value-type="string">
            <text:p>LHM</text:p>
          </table:table-cell>
          <table:table-cell office:value-type="string" calcext:value-type="string">
            <text:p>Lord help me</text:p>
          </table:table-cell>
          <table:table-cell table:formula="of:=CONCATENATE(&quot;{Name: &quot;&quot;&quot;;[.A826];&quot;&quot;&quot;, Desc:&quot;&quot;&quot;; [.B826]; &quot;&quot;&quot;},&quot;)" office:value-type="string" office:string-value="{Name: &quot;LHM&quot;, Desc:&quot;Lord help me&quot;}," calcext:value-type="string">
            <text:p>{Name: "LHM", Desc:"Lord help me"},</text:p>
          </table:table-cell>
        </table:table-row>
        <table:table-row table:style-name="ro1">
          <table:table-cell office:value-type="string" calcext:value-type="string">
            <text:p>LHO</text:p>
          </table:table-cell>
          <table:table-cell office:value-type="string" calcext:value-type="string">
            <text:p>Laughing head off</text:p>
          </table:table-cell>
          <table:table-cell table:formula="of:=CONCATENATE(&quot;{Name: &quot;&quot;&quot;;[.A827];&quot;&quot;&quot;, Desc:&quot;&quot;&quot;; [.B827]; &quot;&quot;&quot;},&quot;)" office:value-type="string" office:string-value="{Name: &quot;LHO&quot;, Desc:&quot;Laughing head off&quot;}," calcext:value-type="string">
            <text:p>{Name: "LHO", Desc:"Laughing head off"},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nkedIn</text:p>
          </table:table-cell>
          <table:table-cell table:formula="of:=CONCATENATE(&quot;{Name: &quot;&quot;&quot;;[.A828];&quot;&quot;&quot;, Desc:&quot;&quot;&quot;; [.B828]; &quot;&quot;&quot;},&quot;)" office:value-type="string" office:string-value="{Name: &quot;LI&quot;, Desc:&quot;LinkedIn&quot;}," calcext:value-type="string">
            <text:p>{Name: "LI", Desc:"LinkedIn"},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office:value-type="string" calcext:value-type="string">
            <text:p>Like I care</text:p>
          </table:table-cell>
          <table:table-cell table:formula="of:=CONCATENATE(&quot;{Name: &quot;&quot;&quot;;[.A829];&quot;&quot;&quot;, Desc:&quot;&quot;&quot;; [.B829]; &quot;&quot;&quot;},&quot;)" office:value-type="string" office:string-value="{Name: &quot;LIC&quot;, Desc:&quot;Like I care&quot;}," calcext:value-type="string">
            <text:p>{Name: "LIC", Desc:"Like I care"},</text:p>
          </table:table-cell>
        </table:table-row>
        <table:table-row table:style-name="ro1">
          <table:table-cell office:value-type="string" calcext:value-type="string">
            <text:p>LIK</text:p>
          </table:table-cell>
          <table:table-cell office:value-type="string" calcext:value-type="string">
            <text:p>Meaning liquor</text:p>
          </table:table-cell>
          <table:table-cell table:formula="of:=CONCATENATE(&quot;{Name: &quot;&quot;&quot;;[.A830];&quot;&quot;&quot;, Desc:&quot;&quot;&quot;; [.B830]; &quot;&quot;&quot;},&quot;)" office:value-type="string" office:string-value="{Name: &quot;LIK&quot;, Desc:&quot;Meaning liquor&quot;}," calcext:value-type="string">
            <text:p>{Name: "LIK", Desc:"Meaning liquor"},</text:p>
          </table:table-cell>
        </table:table-row>
        <table:table-row table:style-name="ro1">
          <table:table-cell office:value-type="string" calcext:value-type="string">
            <text:p>LIMT</text:p>
          </table:table-cell>
          <table:table-cell office:value-type="string" calcext:value-type="string">
            <text:p>Laugh in my tummy</text:p>
          </table:table-cell>
          <table:table-cell table:formula="of:=CONCATENATE(&quot;{Name: &quot;&quot;&quot;;[.A831];&quot;&quot;&quot;, Desc:&quot;&quot;&quot;; [.B831]; &quot;&quot;&quot;},&quot;)" office:value-type="string" office:string-value="{Name: &quot;LIMT&quot;, Desc:&quot;Laugh in my tummy&quot;}," calcext:value-type="string">
            <text:p>{Name: "LIMT", Desc:"Laugh in my tummy"},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Meaning really good or something fun and exciting</text:p>
          </table:table-cell>
          <table:table-cell table:formula="of:=CONCATENATE(&quot;{Name: &quot;&quot;&quot;;[.A832];&quot;&quot;&quot;, Desc:&quot;&quot;&quot;; [.B832]; &quot;&quot;&quot;},&quot;)" office:value-type="string" office:string-value="{Name: &quot;LIT&quot;, Desc:&quot;Meaning really good or something fun and exciting&quot;}," calcext:value-type="string">
            <text:p>{Name: "LIT", Desc:"Meaning really good or something fun and exciting"},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Extremely intoxicated</text:p>
          </table:table-cell>
          <table:table-cell table:formula="of:=CONCATENATE(&quot;{Name: &quot;&quot;&quot;;[.A833];&quot;&quot;&quot;, Desc:&quot;&quot;&quot;; [.B833]; &quot;&quot;&quot;},&quot;)" office:value-type="string" office:string-value="{Name: &quot;LIT&quot;, Desc:&quot;Extremely intoxicated&quot;}," calcext:value-type="string">
            <text:p>{Name: "LIT", Desc:"Extremely intoxicated"},</text:p>
          </table:table-cell>
        </table:table-row>
        <table:table-row table:style-name="ro1">
          <table:table-cell office:value-type="string" calcext:value-type="string">
            <text:p>LLGB</text:p>
          </table:table-cell>
          <table:table-cell office:value-type="string" calcext:value-type="string">
            <text:p>Love, later, God bless</text:p>
          </table:table-cell>
          <table:table-cell table:formula="of:=CONCATENATE(&quot;{Name: &quot;&quot;&quot;;[.A834];&quot;&quot;&quot;, Desc:&quot;&quot;&quot;; [.B834]; &quot;&quot;&quot;},&quot;)" office:value-type="string" office:string-value="{Name: &quot;LLGB&quot;, Desc:&quot;Love, later, God bless&quot;}," calcext:value-type="string">
            <text:p>{Name: "LLGB", Desc:"Love, later, God bless"},</text:p>
          </table:table-cell>
        </table:table-row>
        <table:table-row table:style-name="ro1">
          <table:table-cell office:value-type="string" calcext:value-type="string">
            <text:p>LLS</text:p>
          </table:table-cell>
          <table:table-cell office:value-type="string" calcext:value-type="string">
            <text:p>Laughing like *silly*</text:p>
          </table:table-cell>
          <table:table-cell table:formula="of:=CONCATENATE(&quot;{Name: &quot;&quot;&quot;;[.A835];&quot;&quot;&quot;, Desc:&quot;&quot;&quot;; [.B835]; &quot;&quot;&quot;},&quot;)" office:value-type="string" office:string-value="{Name: &quot;LLS&quot;, Desc:&quot;Laughing like *silly*&quot;}," calcext:value-type="string">
            <text:p>{Name: "LLS", Desc:"Laughing like *silly*"},</text:p>
          </table:table-cell>
        </table:table-row>
        <table:table-row table:style-name="ro1">
          <table:table-cell office:value-type="string" calcext:value-type="string">
            <text:p>LMAO</text:p>
          </table:table-cell>
          <table:table-cell office:value-type="string" calcext:value-type="string">
            <text:p>Laughing my *a* off</text:p>
          </table:table-cell>
          <table:table-cell table:formula="of:=CONCATENATE(&quot;{Name: &quot;&quot;&quot;;[.A836];&quot;&quot;&quot;, Desc:&quot;&quot;&quot;; [.B836]; &quot;&quot;&quot;},&quot;)" office:value-type="string" office:string-value="{Name: &quot;LMAO&quot;, Desc:&quot;Laughing my *a* off&quot;}," calcext:value-type="string">
            <text:p>{Name: "LMAO", Desc:"Laughing my *a* off"},</text:p>
          </table:table-cell>
        </table:table-row>
        <table:table-row table:style-name="ro1">
          <table:table-cell office:value-type="string" calcext:value-type="string">
            <text:p>LMBO</text:p>
          </table:table-cell>
          <table:table-cell office:value-type="string" calcext:value-type="string">
            <text:p>Laughing my butt off</text:p>
          </table:table-cell>
          <table:table-cell table:formula="of:=CONCATENATE(&quot;{Name: &quot;&quot;&quot;;[.A837];&quot;&quot;&quot;, Desc:&quot;&quot;&quot;; [.B837]; &quot;&quot;&quot;},&quot;)" office:value-type="string" office:string-value="{Name: &quot;LMBO&quot;, Desc:&quot;Laughing my butt off&quot;}," calcext:value-type="string">
            <text:p>{Name: "LMBO", Desc:"Laughing my butt off"},</text:p>
          </table:table-cell>
        </table:table-row>
        <table:table-row table:style-name="ro1">
          <table:table-cell office:value-type="string" calcext:value-type="string">
            <text:p>LMFAO</text:p>
          </table:table-cell>
          <table:table-cell office:value-type="string" calcext:value-type="string">
            <text:p>Laughing my freaking *a* off</text:p>
          </table:table-cell>
          <table:table-cell table:formula="of:=CONCATENATE(&quot;{Name: &quot;&quot;&quot;;[.A838];&quot;&quot;&quot;, Desc:&quot;&quot;&quot;; [.B838]; &quot;&quot;&quot;},&quot;)" office:value-type="string" office:string-value="{Name: &quot;LMFAO&quot;, Desc:&quot;Laughing my freaking *a* off&quot;}," calcext:value-type="string">
            <text:p>{Name: "LMFAO", Desc:"Laughing my freaking *a* off"},</text:p>
          </table:table-cell>
        </table:table-row>
        <table:table-row table:style-name="ro1">
          <table:table-cell office:value-type="string" calcext:value-type="string">
            <text:p>LMIRL</text:p>
          </table:table-cell>
          <table:table-cell office:value-type="string" calcext:value-type="string">
            <text:p>Lets meet in real life</text:p>
          </table:table-cell>
          <table:table-cell table:formula="of:=CONCATENATE(&quot;{Name: &quot;&quot;&quot;;[.A839];&quot;&quot;&quot;, Desc:&quot;&quot;&quot;; [.B839]; &quot;&quot;&quot;},&quot;)" office:value-type="string" office:string-value="{Name: &quot;LMIRL&quot;, Desc:&quot;Lets meet in real life&quot;}," calcext:value-type="string">
            <text:p>{Name: "LMIRL", Desc:"Lets meet in real life"},</text:p>
          </table:table-cell>
        </table:table-row>
        <table:table-row table:style-name="ro1">
          <table:table-cell office:value-type="string" calcext:value-type="string">
            <text:p>LMK</text:p>
          </table:table-cell>
          <table:table-cell office:value-type="string" calcext:value-type="string">
            <text:p>Let me know</text:p>
          </table:table-cell>
          <table:table-cell table:formula="of:=CONCATENATE(&quot;{Name: &quot;&quot;&quot;;[.A840];&quot;&quot;&quot;, Desc:&quot;&quot;&quot;; [.B840]; &quot;&quot;&quot;},&quot;)" office:value-type="string" office:string-value="{Name: &quot;LMK&quot;, Desc:&quot;Let me know&quot;}," calcext:value-type="string">
            <text:p>{Name: "LMK", Desc:"Let me know"},</text:p>
          </table:table-cell>
        </table:table-row>
        <table:table-row table:style-name="ro1">
          <table:table-cell office:value-type="string" calcext:value-type="string">
            <text:p>LMMFAO</text:p>
          </table:table-cell>
          <table:table-cell office:value-type="string" calcext:value-type="string">
            <text:p>Laughing my mother freaking a** off</text:p>
          </table:table-cell>
          <table:table-cell table:formula="of:=CONCATENATE(&quot;{Name: &quot;&quot;&quot;;[.A841];&quot;&quot;&quot;, Desc:&quot;&quot;&quot;; [.B841]; &quot;&quot;&quot;},&quot;)" office:value-type="string" office:string-value="{Name: &quot;LMMFAO&quot;, Desc:&quot;Laughing my mother freaking a** off&quot;}," calcext:value-type="string">
            <text:p>{Name: "LMMFAO", Desc:"Laughing my mother freaking a** off"},</text:p>
          </table:table-cell>
        </table:table-row>
        <table:table-row table:style-name="ro1">
          <table:table-cell office:value-type="string" calcext:value-type="string">
            <text:p>LMNK</text:p>
          </table:table-cell>
          <table:table-cell office:value-type="string" calcext:value-type="string">
            <text:p>Leave my name out</text:p>
          </table:table-cell>
          <table:table-cell table:formula="of:=CONCATENATE(&quot;{Name: &quot;&quot;&quot;;[.A842];&quot;&quot;&quot;, Desc:&quot;&quot;&quot;; [.B842]; &quot;&quot;&quot;},&quot;)" office:value-type="string" office:string-value="{Name: &quot;LMNK&quot;, Desc:&quot;Leave my name out&quot;}," calcext:value-type="string">
            <text:p>{Name: "LMNK", Desc:"Leave my name out"},</text:p>
          </table:table-cell>
        </table:table-row>
        <table:table-row table:style-name="ro1">
          <table:table-cell office:value-type="string" calcext:value-type="string">
            <text:p>LMS</text:p>
          </table:table-cell>
          <table:table-cell office:value-type="string" calcext:value-type="string">
            <text:p>Like my status (Facebook)</text:p>
          </table:table-cell>
          <table:table-cell table:formula="of:=CONCATENATE(&quot;{Name: &quot;&quot;&quot;;[.A843];&quot;&quot;&quot;, Desc:&quot;&quot;&quot;; [.B843]; &quot;&quot;&quot;},&quot;)" office:value-type="string" office:string-value="{Name: &quot;LMS&quot;, Desc:&quot;Like my status (Facebook)&quot;}," calcext:value-type="string">
            <text:p>{Name: "LMS", Desc:"Like my status (Facebook)"},</text:p>
          </table:table-cell>
        </table:table-row>
        <table:table-row table:style-name="ro1">
          <table:table-cell office:value-type="string" calcext:value-type="string">
            <text:p>LNT</text:p>
          </table:table-cell>
          <table:table-cell office:value-type="string" calcext:value-type="string">
            <text:p>Meaning lost in translation</text:p>
          </table:table-cell>
          <table:table-cell table:formula="of:=CONCATENATE(&quot;{Name: &quot;&quot;&quot;;[.A844];&quot;&quot;&quot;, Desc:&quot;&quot;&quot;; [.B844]; &quot;&quot;&quot;},&quot;)" office:value-type="string" office:string-value="{Name: &quot;LNT&quot;, Desc:&quot;Meaning lost in translation&quot;}," calcext:value-type="string">
            <text:p>{Name: "LNT", Desc:"Meaning lost in translation"},</text:p>
          </table:table-cell>
        </table:table-row>
        <table:table-row table:style-name="ro1">
          <table:table-cell office:value-type="string" calcext:value-type="string">
            <text:p>LOA</text:p>
          </table:table-cell>
          <table:table-cell office:value-type="string" calcext:value-type="string">
            <text:p>List of acronyms</text:p>
          </table:table-cell>
          <table:table-cell table:formula="of:=CONCATENATE(&quot;{Name: &quot;&quot;&quot;;[.A845];&quot;&quot;&quot;, Desc:&quot;&quot;&quot;; [.B845]; &quot;&quot;&quot;},&quot;)" office:value-type="string" office:string-value="{Name: &quot;LOA&quot;, Desc:&quot;List of acronyms&quot;}," calcext:value-type="string">
            <text:p>{Name: "LOA", Desc:"List of acronyms"},</text:p>
          </table:table-cell>
        </table:table-row>
        <table:table-row table:style-name="ro1">
          <table:table-cell office:value-type="string" calcext:value-type="string">
            <text:p>LOL</text:p>
          </table:table-cell>
          <table:table-cell office:value-type="string" calcext:value-type="string">
            <text:p>Laughing out loud</text:p>
          </table:table-cell>
          <table:table-cell table:formula="of:=CONCATENATE(&quot;{Name: &quot;&quot;&quot;;[.A846];&quot;&quot;&quot;, Desc:&quot;&quot;&quot;; [.B846]; &quot;&quot;&quot;},&quot;)" office:value-type="string" office:string-value="{Name: &quot;LOL&quot;, Desc:&quot;Laughing out loud&quot;}," calcext:value-type="string">
            <text:p>{Name: "LOL", Desc:"Laughing out loud"},</text:p>
          </table:table-cell>
        </table:table-row>
        <table:table-row table:style-name="ro1">
          <table:table-cell office:value-type="string" calcext:value-type="string">
            <text:p>LOLH</text:p>
          </table:table-cell>
          <table:table-cell office:value-type="string" calcext:value-type="string">
            <text:p>Laughing out loud hysterically</text:p>
          </table:table-cell>
          <table:table-cell table:formula="of:=CONCATENATE(&quot;{Name: &quot;&quot;&quot;;[.A847];&quot;&quot;&quot;, Desc:&quot;&quot;&quot;; [.B847]; &quot;&quot;&quot;},&quot;)" office:value-type="string" office:string-value="{Name: &quot;LOLH&quot;, Desc:&quot;Laughing out loud hysterically&quot;}," calcext:value-type="string">
            <text:p>{Name: "LOLH", Desc:"Laughing out loud hysterically"},</text:p>
          </table:table-cell>
        </table:table-row>
        <table:table-row table:style-name="ro1">
          <table:table-cell office:value-type="string" calcext:value-type="string">
            <text:p>LOLO</text:p>
          </table:table-cell>
          <table:table-cell office:value-type="string" calcext:value-type="string">
            <text:p>Lots of love</text:p>
          </table:table-cell>
          <table:table-cell table:formula="of:=CONCATENATE(&quot;{Name: &quot;&quot;&quot;;[.A848];&quot;&quot;&quot;, Desc:&quot;&quot;&quot;; [.B848]; &quot;&quot;&quot;},&quot;)" office:value-type="string" office:string-value="{Name: &quot;LOLO&quot;, Desc:&quot;Lots of love&quot;}," calcext:value-type="string">
            <text:p>{Name: "LOLO", Desc:"Lots of love"},</text:p>
          </table:table-cell>
        </table:table-row>
        <table:table-row table:style-name="ro1">
          <table:table-cell office:value-type="string" calcext:value-type="string">
            <text:p>LOLWTF</text:p>
          </table:table-cell>
          <table:table-cell office:value-type="string" calcext:value-type="string">
            <text:p>Laughing out loud (saying) 'What the *freak*?'</text:p>
          </table:table-cell>
          <table:table-cell table:formula="of:=CONCATENATE(&quot;{Name: &quot;&quot;&quot;;[.A849];&quot;&quot;&quot;, Desc:&quot;&quot;&quot;; [.B849]; &quot;&quot;&quot;},&quot;)" office:value-type="string" office:string-value="{Name: &quot;LOLWTF&quot;, Desc:&quot;Laughing out loud (saying) 'What the *freak*?'&quot;}," calcext:value-type="string">
            <text:p>{Name: "LOLWTF", Desc:"Laughing out loud (saying) 'What the *freak*?'"},</text:p>
          </table:table-cell>
        </table:table-row>
        <table:table-row table:style-name="ro1">
          <table:table-cell office:value-type="string" calcext:value-type="string">
            <text:p>LOTI</text:p>
          </table:table-cell>
          <table:table-cell office:value-type="string" calcext:value-type="string">
            <text:p>Laughing on the inside</text:p>
          </table:table-cell>
          <table:table-cell table:formula="of:=CONCATENATE(&quot;{Name: &quot;&quot;&quot;;[.A850];&quot;&quot;&quot;, Desc:&quot;&quot;&quot;; [.B850]; &quot;&quot;&quot;},&quot;)" office:value-type="string" office:string-value="{Name: &quot;LOTI&quot;, Desc:&quot;Laughing on the inside&quot;}," calcext:value-type="string">
            <text:p>{Name: "LOTI", Desc:"Laughing on the inside"},</text:p>
          </table:table-cell>
        </table:table-row>
        <table:table-row table:style-name="ro1">
          <table:table-cell office:value-type="string" calcext:value-type="string">
            <text:p>LOTR</text:p>
          </table:table-cell>
          <table:table-cell office:value-type="string" calcext:value-type="string">
            <text:p>Lord of The Rings (online gaming)</text:p>
          </table:table-cell>
          <table:table-cell table:formula="of:=CONCATENATE(&quot;{Name: &quot;&quot;&quot;;[.A851];&quot;&quot;&quot;, Desc:&quot;&quot;&quot;; [.B851]; &quot;&quot;&quot;},&quot;)" office:value-type="string" office:string-value="{Name: &quot;LOTR&quot;, Desc:&quot;Lord of The Rings (online gaming)&quot;}," calcext:value-type="string">
            <text:p>{Name: "LOTR", Desc:"Lord of The Rings (online gaming)"},</text:p>
          </table:table-cell>
        </table:table-row>
        <table:table-row table:style-name="ro1">
          <table:table-cell office:value-type="string" calcext:value-type="string">
            <text:p>LQTM</text:p>
          </table:table-cell>
          <table:table-cell office:value-type="string" calcext:value-type="string">
            <text:p>Laughing quietly to myself</text:p>
          </table:table-cell>
          <table:table-cell table:formula="of:=CONCATENATE(&quot;{Name: &quot;&quot;&quot;;[.A852];&quot;&quot;&quot;, Desc:&quot;&quot;&quot;; [.B852]; &quot;&quot;&quot;},&quot;)" office:value-type="string" office:string-value="{Name: &quot;LQTM&quot;, Desc:&quot;Laughing quietly to myself&quot;}," calcext:value-type="string">
            <text:p>{Name: "LQTM", Desc:"Laughing quietly to myself"},</text:p>
          </table:table-cell>
        </table:table-row>
        <table:table-row table:style-name="ro1">
          <table:table-cell office:value-type="string" calcext:value-type="string">
            <text:p>LSHMBH</text:p>
          </table:table-cell>
          <table:table-cell office:value-type="string" calcext:value-type="string">
            <text:p>Laugh so hard my belly hurts</text:p>
          </table:table-cell>
          <table:table-cell table:formula="of:=CONCATENATE(&quot;{Name: &quot;&quot;&quot;;[.A853];&quot;&quot;&quot;, Desc:&quot;&quot;&quot;; [.B853]; &quot;&quot;&quot;},&quot;)" office:value-type="string" office:string-value="{Name: &quot;LSHMBH&quot;, Desc:&quot;Laugh so hard my belly hurts&quot;}," calcext:value-type="string">
            <text:p>{Name: "LSHMBH", Desc:"Laugh so hard my belly hurts"},</text:p>
          </table:table-cell>
        </table:table-row>
        <table:table-row table:style-name="ro1">
          <table:table-cell office:value-type="string" calcext:value-type="string">
            <text:p>LSV</text:p>
          </table:table-cell>
          <table:table-cell office:value-type="string" calcext:value-type="string">
            <text:p>Language, sex and violence</text:p>
          </table:table-cell>
          <table:table-cell table:formula="of:=CONCATENATE(&quot;{Name: &quot;&quot;&quot;;[.A854];&quot;&quot;&quot;, Desc:&quot;&quot;&quot;; [.B854]; &quot;&quot;&quot;},&quot;)" office:value-type="string" office:string-value="{Name: &quot;LSV&quot;, Desc:&quot;Language, sex and violence&quot;}," calcext:value-type="string">
            <text:p>{Name: "LSV", Desc:"Language, sex and violence"},</text:p>
          </table:table-cell>
        </table:table-row>
        <table:table-row table:style-name="ro1">
          <table:table-cell office:value-type="string" calcext:value-type="string">
            <text:p>LTD</text:p>
          </table:table-cell>
          <table:table-cell office:value-type="string" calcext:value-type="string">
            <text:p>Living the dream</text:p>
          </table:table-cell>
          <table:table-cell table:formula="of:=CONCATENATE(&quot;{Name: &quot;&quot;&quot;;[.A855];&quot;&quot;&quot;, Desc:&quot;&quot;&quot;; [.B855]; &quot;&quot;&quot;},&quot;)" office:value-type="string" office:string-value="{Name: &quot;LTD&quot;, Desc:&quot;Living the dream&quot;}," calcext:value-type="string">
            <text:p>{Name: "LTD", Desc:"Living the dream"},</text:p>
          </table:table-cell>
        </table:table-row>
        <table:table-row table:style-name="ro1">
          <table:table-cell office:value-type="string" calcext:value-type="string">
            <text:p>LTLWDLS</text:p>
          </table:table-cell>
          <table:table-cell office:value-type="string" calcext:value-type="string">
            <text:p>Let's twist like we did last summer</text:p>
          </table:table-cell>
          <table:table-cell table:formula="of:=CONCATENATE(&quot;{Name: &quot;&quot;&quot;;[.A856];&quot;&quot;&quot;, Desc:&quot;&quot;&quot;; [.B856]; &quot;&quot;&quot;},&quot;)" office:value-type="string" office:string-value="{Name: &quot;LTLWDLS&quot;, Desc:&quot;Let's twist like we did last summer&quot;}," calcext:value-type="string">
            <text:p>{Name: "LTLWDLS", Desc:"Let's twist like we did last summer"},</text:p>
          </table:table-cell>
        </table:table-row>
        <table:table-row table:style-name="ro1">
          <table:table-cell office:value-type="string" calcext:value-type="string">
            <text:p>LTNS</text:p>
          </table:table-cell>
          <table:table-cell office:value-type="string" calcext:value-type="string">
            <text:p>Long time no see</text:p>
          </table:table-cell>
          <table:table-cell table:formula="of:=CONCATENATE(&quot;{Name: &quot;&quot;&quot;;[.A857];&quot;&quot;&quot;, Desc:&quot;&quot;&quot;; [.B857]; &quot;&quot;&quot;},&quot;)" office:value-type="string" office:string-value="{Name: &quot;LTNS&quot;, Desc:&quot;Long time no see&quot;}," calcext:value-type="string">
            <text:p>{Name: "LTNS", Desc:"Long time no see"},</text:p>
          </table:table-cell>
        </table:table-row>
        <table:table-row table:style-name="ro1">
          <table:table-cell office:value-type="string" calcext:value-type="string">
            <text:p>LTOD</text:p>
          </table:table-cell>
          <table:table-cell office:value-type="string" calcext:value-type="string">
            <text:p>Laptop of death</text:p>
          </table:table-cell>
          <table:table-cell table:formula="of:=CONCATENATE(&quot;{Name: &quot;&quot;&quot;;[.A858];&quot;&quot;&quot;, Desc:&quot;&quot;&quot;; [.B858]; &quot;&quot;&quot;},&quot;)" office:value-type="string" office:string-value="{Name: &quot;LTOD&quot;, Desc:&quot;Laptop of death&quot;}," calcext:value-type="string">
            <text:p>{Name: "LTOD", Desc:"Laptop of death"},</text:p>
          </table:table-cell>
        </table:table-row>
        <table:table-row table:style-name="ro1">
          <table:table-cell office:value-type="string" calcext:value-type="string">
            <text:p>LTS</text:p>
          </table:table-cell>
          <table:table-cell office:value-type="string" calcext:value-type="string">
            <text:p>Laughing to self</text:p>
          </table:table-cell>
          <table:table-cell table:formula="of:=CONCATENATE(&quot;{Name: &quot;&quot;&quot;;[.A859];&quot;&quot;&quot;, Desc:&quot;&quot;&quot;; [.B859]; &quot;&quot;&quot;},&quot;)" office:value-type="string" office:string-value="{Name: &quot;LTS&quot;, Desc:&quot;Laughing to self&quot;}," calcext:value-type="string">
            <text:p>{Name: "LTS", Desc:"Laughing to self"},</text:p>
          </table:table-cell>
        </table:table-row>
        <table:table-row table:style-name="ro1">
          <table:table-cell office:value-type="string" calcext:value-type="string">
            <text:p>LULT</text:p>
          </table:table-cell>
          <table:table-cell office:value-type="string" calcext:value-type="string">
            <text:p>Love you long time</text:p>
          </table:table-cell>
          <table:table-cell table:formula="of:=CONCATENATE(&quot;{Name: &quot;&quot;&quot;;[.A860];&quot;&quot;&quot;, Desc:&quot;&quot;&quot;; [.B860]; &quot;&quot;&quot;},&quot;)" office:value-type="string" office:string-value="{Name: &quot;LULT&quot;, Desc:&quot;Love you long time&quot;}," calcext:value-type="string">
            <text:p>{Name: "LULT", Desc:"Love you long time"},</text:p>
          </table:table-cell>
        </table:table-row>
        <table:table-row table:style-name="ro1">
          <table:table-cell office:value-type="string" calcext:value-type="string">
            <text:p>LULZ</text:p>
          </table:table-cell>
          <table:table-cell office:value-type="string" calcext:value-type="string">
            <text:p>Meaning joke, or for laughs</text:p>
          </table:table-cell>
          <table:table-cell table:formula="of:=CONCATENATE(&quot;{Name: &quot;&quot;&quot;;[.A861];&quot;&quot;&quot;, Desc:&quot;&quot;&quot;; [.B861]; &quot;&quot;&quot;},&quot;)" office:value-type="string" office:string-value="{Name: &quot;LULZ&quot;, Desc:&quot;Meaning joke, or for laughs&quot;}," calcext:value-type="string">
            <text:p>{Name: "LULZ", Desc:"Meaning joke, or for laughs"},</text:p>
          </table:table-cell>
        </table:table-row>
        <table:table-row table:style-name="ro1">
          <table:table-cell office:value-type="string" calcext:value-type="string">
            <text:p>LVM</text:p>
          </table:table-cell>
          <table:table-cell office:value-type="string" calcext:value-type="string">
            <text:p>Left voice mail</text:p>
          </table:table-cell>
          <table:table-cell table:formula="of:=CONCATENATE(&quot;{Name: &quot;&quot;&quot;;[.A862];&quot;&quot;&quot;, Desc:&quot;&quot;&quot;; [.B862]; &quot;&quot;&quot;},&quot;)" office:value-type="string" office:string-value="{Name: &quot;LVM&quot;, Desc:&quot;Left voice mail&quot;}," calcext:value-type="string">
            <text:p>{Name: "LVM", Desc:"Left voice mail"},</text:p>
          </table:table-cell>
        </table:table-row>
        <table:table-row table:style-name="ro1">
          <table:table-cell office:value-type="string" calcext:value-type="string">
            <text:p>LWOS</text:p>
          </table:table-cell>
          <table:table-cell office:value-type="string" calcext:value-type="string">
            <text:p>Laughing without smiling</text:p>
          </table:table-cell>
          <table:table-cell table:formula="of:=CONCATENATE(&quot;{Name: &quot;&quot;&quot;;[.A863];&quot;&quot;&quot;, Desc:&quot;&quot;&quot;; [.B863]; &quot;&quot;&quot;},&quot;)" office:value-type="string" office:string-value="{Name: &quot;LWOS&quot;, Desc:&quot;Laughing without smiling&quot;}," calcext:value-type="string">
            <text:p>{Name: "LWOS", Desc:"Laughing without smiling"},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Love ya&amp;nbsp;</text:p>
          </table:table-cell>
          <table:table-cell table:formula="of:=CONCATENATE(&quot;{Name: &quot;&quot;&quot;;[.A864];&quot;&quot;&quot;, Desc:&quot;&quot;&quot;; [.B864]; &quot;&quot;&quot;},&quot;)" office:value-type="string" office:string-value="{Name: &quot;LY&quot;, Desc:&quot;Love ya&amp;nbsp;&quot;}," calcext:value-type="string">
            <text:p>{Name: "LY", Desc:"Love ya&amp;nbsp;"},</text:p>
          </table:table-cell>
        </table:table-row>
        <table:table-row table:style-name="ro1">
          <table:table-cell office:value-type="string" calcext:value-type="string">
            <text:p>LYLAS</text:p>
          </table:table-cell>
          <table:table-cell office:value-type="string" calcext:value-type="string">
            <text:p>Love you like a sis</text:p>
          </table:table-cell>
          <table:table-cell table:formula="of:=CONCATENATE(&quot;{Name: &quot;&quot;&quot;;[.A865];&quot;&quot;&quot;, Desc:&quot;&quot;&quot;; [.B865]; &quot;&quot;&quot;},&quot;)" office:value-type="string" office:string-value="{Name: &quot;LYLAS&quot;, Desc:&quot;Love you like a sis&quot;}," calcext:value-type="string">
            <text:p>{Name: "LYLAS", Desc:"Love you like a sis"},</text:p>
          </table:table-cell>
        </table:table-row>
        <table:table-row table:style-name="ro1">
          <table:table-cell office:value-type="string" calcext:value-type="string">
            <text:p>LYLC</text:p>
          </table:table-cell>
          <table:table-cell office:value-type="string" calcext:value-type="string">
            <text:p>Love you like crazy</text:p>
          </table:table-cell>
          <table:table-cell table:formula="of:=CONCATENATE(&quot;{Name: &quot;&quot;&quot;;[.A866];&quot;&quot;&quot;, Desc:&quot;&quot;&quot;; [.B866]; &quot;&quot;&quot;},&quot;)" office:value-type="string" office:string-value="{Name: &quot;LYLC&quot;, Desc:&quot;Love you like crazy&quot;}," calcext:value-type="string">
            <text:p>{Name: "LYLC", Desc:"Love you like crazy"},</text:p>
          </table:table-cell>
        </table:table-row>
        <table:table-row table:style-name="ro1">
          <table:table-cell office:value-type="string" calcext:value-type="string">
            <text:p>LYSM</text:p>
          </table:table-cell>
          <table:table-cell office:value-type="string" calcext:value-type="string">
            <text:p>Love you so much</text:p>
          </table:table-cell>
          <table:table-cell table:formula="of:=CONCATENATE(&quot;{Name: &quot;&quot;&quot;;[.A867];&quot;&quot;&quot;, Desc:&quot;&quot;&quot;; [.B867]; &quot;&quot;&quot;},&quot;)" office:value-type="string" office:string-value="{Name: &quot;LYSM&quot;, Desc:&quot;Love you so much&quot;}," calcext:value-type="string">
            <text:p>{Name: "LYSM", Desc:"Love you so much"},</text:p>
          </table:table-cell>
        </table:table-row>
        <table:table-row table:style-name="ro1">
          <table:table-cell office:value-type="string" calcext:value-type="string">
            <text:p>M$</text:p>
          </table:table-cell>
          <table:table-cell office:value-type="string" calcext:value-type="string">
            <text:p>Microsoft</text:p>
          </table:table-cell>
          <table:table-cell table:formula="of:=CONCATENATE(&quot;{Name: &quot;&quot;&quot;;[.A868];&quot;&quot;&quot;, Desc:&quot;&quot;&quot;; [.B868]; &quot;&quot;&quot;},&quot;)" office:value-type="string" office:string-value="{Name: &quot;M$&quot;, Desc:&quot;Microsoft&quot;}," calcext:value-type="string">
            <text:p>{Name: "M$", Desc:"Microsoft"},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ate</text:p>
          </table:table-cell>
          <table:table-cell table:formula="of:=CONCATENATE(&quot;{Name: &quot;&quot;&quot;;[.A869];&quot;&quot;&quot;, Desc:&quot;&quot;&quot;; [.B869]; &quot;&quot;&quot;},&quot;)" office:value-type="string" office:string-value="{Name: &quot;M8&quot;, Desc:&quot;Mate&quot;}," calcext:value-type="string">
            <text:p>{Name: "M8", Desc:"Mate"},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Mamma's boy</text:p>
          </table:table-cell>
          <table:table-cell table:formula="of:=CONCATENATE(&quot;{Name: &quot;&quot;&quot;;[.A870];&quot;&quot;&quot;, Desc:&quot;&quot;&quot;; [.B870]; &quot;&quot;&quot;},&quot;)" office:value-type="string" office:string-value="{Name: &quot;MB&quot;, Desc:&quot;Mamma's boy&quot;}," calcext:value-type="string">
            <text:p>{Name: "MB", Desc:"Mamma's boy"},</text:p>
          </table:table-cell>
        </table:table-row>
        <table:table-row table:style-name="ro1">
          <table:table-cell office:value-type="string" calcext:value-type="string">
            <text:p>MBS</text:p>
          </table:table-cell>
          <table:table-cell office:value-type="string" calcext:value-type="string">
            <text:p>Mom behind shoulder</text:p>
          </table:table-cell>
          <table:table-cell table:formula="of:=CONCATENATE(&quot;{Name: &quot;&quot;&quot;;[.A871];&quot;&quot;&quot;, Desc:&quot;&quot;&quot;; [.B871]; &quot;&quot;&quot;},&quot;)" office:value-type="string" office:string-value="{Name: &quot;MBS&quot;, Desc:&quot;Mom behind shoulder&quot;}," calcext:value-type="string">
            <text:p>{Name: "MBS", Desc:"Mom behind shoulder"},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erry Christmas</text:p>
          </table:table-cell>
          <table:table-cell table:formula="of:=CONCATENATE(&quot;{Name: &quot;&quot;&quot;;[.A872];&quot;&quot;&quot;, Desc:&quot;&quot;&quot;; [.B872]; &quot;&quot;&quot;},&quot;)" office:value-type="string" office:string-value="{Name: &quot;MC&quot;, Desc:&quot;Merry Christmas&quot;}," calcext:value-type="string">
            <text:p>{Name: "MC", Desc:"Merry Christmas"},</text:p>
          </table:table-cell>
        </table:table-row>
        <table:table-row table:style-name="ro1">
          <table:table-cell office:value-type="string" calcext:value-type="string">
            <text:p>MDIAC</text:p>
          </table:table-cell>
          <table:table-cell office:value-type="string" calcext:value-type="string">
            <text:p>My Dad is a cop</text:p>
          </table:table-cell>
          <table:table-cell table:formula="of:=CONCATENATE(&quot;{Name: &quot;&quot;&quot;;[.A873];&quot;&quot;&quot;, Desc:&quot;&quot;&quot;; [.B873]; &quot;&quot;&quot;},&quot;)" office:value-type="string" office:string-value="{Name: &quot;MDIAC&quot;, Desc:&quot;My Dad is a cop&quot;}," calcext:value-type="string">
            <text:p>{Name: "MDIAC", Desc:"My Dad is a cop"},</text:p>
          </table:table-cell>
        </table:table-row>
        <table:table-row table:style-name="ro1">
          <table:table-cell office:value-type="string" calcext:value-type="string">
            <text:p>MEGO</text:p>
          </table:table-cell>
          <table:table-cell office:value-type="string" calcext:value-type="string">
            <text:p>My eyes glaze over</text:p>
          </table:table-cell>
          <table:table-cell table:formula="of:=CONCATENATE(&quot;{Name: &quot;&quot;&quot;;[.A874];&quot;&quot;&quot;, Desc:&quot;&quot;&quot;; [.B874]; &quot;&quot;&quot;},&quot;)" office:value-type="string" office:string-value="{Name: &quot;MEGO&quot;, Desc:&quot;My eyes glaze over&quot;}," calcext:value-type="string">
            <text:p>{Name: "MEGO", Desc:"My eyes glaze over"},</text:p>
          </table:table-cell>
        </table:table-row>
        <table:table-row table:style-name="ro1">
          <table:table-cell office:value-type="string" calcext:value-type="string">
            <text:p>MEH</text:p>
          </table:table-cell>
          <table:table-cell office:value-type="string" calcext:value-type="string">
            <text:p>Meaning a 'shrug' or shrugging shoulders</text:p>
          </table:table-cell>
          <table:table-cell table:formula="of:=CONCATENATE(&quot;{Name: &quot;&quot;&quot;;[.A875];&quot;&quot;&quot;, Desc:&quot;&quot;&quot;; [.B875]; &quot;&quot;&quot;},&quot;)" office:value-type="string" office:string-value="{Name: &quot;MEH&quot;, Desc:&quot;Meaning a 'shrug' or shrugging shoulders&quot;}," calcext:value-type="string">
            <text:p>{Name: "MEH", Desc:"Meaning a 'shrug' or shrugging shoulders"},</text:p>
          </table:table-cell>
        </table:table-row>
        <table:table-row table:style-name="ro1">
          <table:table-cell office:value-type="string" calcext:value-type="string">
            <text:p>MEH</text:p>
          </table:table-cell>
          <table:table-cell office:value-type="string" calcext:value-type="string">
            <text:p>Meaning a 'so-so' or 'just okay'</text:p>
          </table:table-cell>
          <table:table-cell table:formula="of:=CONCATENATE(&quot;{Name: &quot;&quot;&quot;;[.A876];&quot;&quot;&quot;, Desc:&quot;&quot;&quot;; [.B876]; &quot;&quot;&quot;},&quot;)" office:value-type="string" office:string-value="{Name: &quot;MEH&quot;, Desc:&quot;Meaning a 'so-so' or 'just okay'&quot;}," calcext:value-type="string">
            <text:p>{Name: "MEH", Desc:"Meaning a 'so-so' or 'just okay'"},</text:p>
          </table:table-cell>
        </table:table-row>
        <table:table-row table:style-name="ro1">
          <table:table-cell office:value-type="string" calcext:value-type="string">
            <text:p>MEHH</text:p>
          </table:table-cell>
          <table:table-cell office:value-type="string" calcext:value-type="string">
            <text:p>Meaning a 'sigh' or sighing</text:p>
          </table:table-cell>
          <table:table-cell table:formula="of:=CONCATENATE(&quot;{Name: &quot;&quot;&quot;;[.A877];&quot;&quot;&quot;, Desc:&quot;&quot;&quot;; [.B877]; &quot;&quot;&quot;},&quot;)" office:value-type="string" office:string-value="{Name: &quot;MEHH&quot;, Desc:&quot;Meaning a 'sigh' or sighing&quot;}," calcext:value-type="string">
            <text:p>{Name: "MEHH", Desc:"Meaning a 'sigh' or sighing"},</text:p>
          </table:table-cell>
        </table:table-row>
        <table:table-row table:style-name="ro1">
          <table:table-cell office:value-type="string" calcext:value-type="string">
            <text:p>MEZ</text:p>
          </table:table-cell>
          <table:table-cell office:value-type="string" calcext:value-type="string">
            <text:p>Meaning 'mesmerize' (online gaming)</text:p>
          </table:table-cell>
          <table:table-cell table:formula="of:=CONCATENATE(&quot;{Name: &quot;&quot;&quot;;[.A878];&quot;&quot;&quot;, Desc:&quot;&quot;&quot;; [.B878]; &quot;&quot;&quot;},&quot;)" office:value-type="string" office:string-value="{Name: &quot;MEZ&quot;, Desc:&quot;Meaning 'mesmerize' (online gaming)&quot;}," calcext:value-type="string">
            <text:p>{Name: "MEZ", Desc:"Meaning 'mesmerize' (online gaming)"},</text:p>
          </table:table-cell>
        </table:table-row>
        <table:table-row table:style-name="ro1">
          <table:table-cell office:value-type="string" calcext:value-type="string">
            <text:p>MFI</text:p>
          </table:table-cell>
          <table:table-cell office:value-type="string" calcext:value-type="string">
            <text:p>Mad for it</text:p>
          </table:table-cell>
          <table:table-cell table:formula="of:=CONCATENATE(&quot;{Name: &quot;&quot;&quot;;[.A879];&quot;&quot;&quot;, Desc:&quot;&quot;&quot;; [.B879]; &quot;&quot;&quot;},&quot;)" office:value-type="string" office:string-value="{Name: &quot;MFI&quot;, Desc:&quot;Mad for it&quot;}," calcext:value-type="string">
            <text:p>{Name: "MFI", Desc:"Mad for it"},</text:p>
          </table:table-cell>
        </table:table-row>
        <table:table-row table:style-name="ro1">
          <table:table-cell office:value-type="string" calcext:value-type="string">
            <text:p>MFW</text:p>
          </table:table-cell>
          <table:table-cell office:value-type="string" calcext:value-type="string">
            <text:p>My face when... (Used with photo or gif)</text:p>
          </table:table-cell>
          <table:table-cell table:formula="of:=CONCATENATE(&quot;{Name: &quot;&quot;&quot;;[.A880];&quot;&quot;&quot;, Desc:&quot;&quot;&quot;; [.B880]; &quot;&quot;&quot;},&quot;)" office:value-type="string" office:string-value="{Name: &quot;MFW&quot;, Desc:&quot;My face when... (Used with photo or gif)&quot;}," calcext:value-type="string">
            <text:p>{Name: "MFW", Desc:"My face when... (Used with photo or gif)"},</text:p>
          </table:table-cell>
        </table:table-row>
        <table:table-row table:style-name="ro1">
          <table:table-cell office:value-type="string" calcext:value-type="string">
            <text:p>MGB</text:p>
          </table:table-cell>
          <table:table-cell office:value-type="string" calcext:value-type="string">
            <text:p>May God bless</text:p>
          </table:table-cell>
          <table:table-cell table:formula="of:=CONCATENATE(&quot;{Name: &quot;&quot;&quot;;[.A881];&quot;&quot;&quot;, Desc:&quot;&quot;&quot;; [.B881]; &quot;&quot;&quot;},&quot;)" office:value-type="string" office:string-value="{Name: &quot;MGB&quot;, Desc:&quot;May God bless&quot;}," calcext:value-type="string">
            <text:p>{Name: "MGB", Desc:"May God bless"},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Management</text:p>
          </table:table-cell>
          <table:table-cell table:formula="of:=CONCATENATE(&quot;{Name: &quot;&quot;&quot;;[.A882];&quot;&quot;&quot;, Desc:&quot;&quot;&quot;; [.B882]; &quot;&quot;&quot;},&quot;)" office:value-type="string" office:string-value="{Name: &quot;MGMT&quot;, Desc:&quot;Management&quot;}," calcext:value-type="string">
            <text:p>{Name: "MGMT", Desc:"Management"},</text:p>
          </table:table-cell>
        </table:table-row>
        <table:table-row table:style-name="ro1">
          <table:table-cell office:value-type="string" calcext:value-type="string">
            <text:p>MHOTY</text:p>
          </table:table-cell>
          <table:table-cell office:value-type="string" calcext:value-type="string">
            <text:p>My hat (is) off to you</text:p>
          </table:table-cell>
          <table:table-cell table:formula="of:=CONCATENATE(&quot;{Name: &quot;&quot;&quot;;[.A883];&quot;&quot;&quot;, Desc:&quot;&quot;&quot;; [.B883]; &quot;&quot;&quot;},&quot;)" office:value-type="string" office:string-value="{Name: &quot;MHOTY&quot;, Desc:&quot;My hat (is) off to you&quot;}," calcext:value-type="string">
            <text:p>{Name: "MHOTY", Desc:"My hat (is) off to you"},</text:p>
          </table:table-cell>
        </table:table-row>
        <table:table-row table:style-name="ro1">
          <table:table-cell office:value-type="string" calcext:value-type="string">
            <text:p>MIRL</text:p>
          </table:table-cell>
          <table:table-cell office:value-type="string" calcext:value-type="string">
            <text:p>Me in real life</text:p>
          </table:table-cell>
          <table:table-cell table:formula="of:=CONCATENATE(&quot;{Name: &quot;&quot;&quot;;[.A884];&quot;&quot;&quot;, Desc:&quot;&quot;&quot;; [.B884]; &quot;&quot;&quot;},&quot;)" office:value-type="string" office:string-value="{Name: &quot;MIRL&quot;, Desc:&quot;Me in real life&quot;}," calcext:value-type="string">
            <text:p>{Name: "MIRL", Desc:"Me in real life"},</text:p>
          </table:table-cell>
        </table:table-row>
        <table:table-row table:style-name="ro1">
          <table:table-cell office:value-type="string" calcext:value-type="string">
            <text:p>MIRL</text:p>
          </table:table-cell>
          <table:table-cell office:value-type="string" calcext:value-type="string">
            <text:p>Meet in real life</text:p>
          </table:table-cell>
          <table:table-cell table:formula="of:=CONCATENATE(&quot;{Name: &quot;&quot;&quot;;[.A885];&quot;&quot;&quot;, Desc:&quot;&quot;&quot;; [.B885]; &quot;&quot;&quot;},&quot;)" office:value-type="string" office:string-value="{Name: &quot;MIRL&quot;, Desc:&quot;Meet in real life&quot;}," calcext:value-type="string">
            <text:p>{Name: "MIRL", Desc:"Meet in real life"},</text:p>
          </table:table-cell>
        </table:table-row>
        <table:table-row table:style-name="ro1">
          <table:table-cell office:value-type="string" calcext:value-type="string">
            <text:p>MISS.(number)</text:p>
          </table:table-cell>
          <table:table-cell office:value-type="string" calcext:value-type="string">
            <text:p>Meaning 'child and her age'. Miss.3 would be a 3-year old daughter</text:p>
          </table:table-cell>
          <table:table-cell table:formula="of:=CONCATENATE(&quot;{Name: &quot;&quot;&quot;;[.A886];&quot;&quot;&quot;, Desc:&quot;&quot;&quot;; [.B886]; &quot;&quot;&quot;},&quot;)" office:value-type="string" office:string-value="{Name: &quot;MISS.(number)&quot;, Desc:&quot;Meaning 'child and her age'. Miss.3 would be a 3-year old daughter&quot;}," calcext:value-type="string">
            <text:p>{Name: "MISS.(number)", Desc:"Meaning 'child and her age'. Miss.3 would be a 3-year old daughter"},</text:p>
          </table:table-cell>
        </table:table-row>
        <table:table-row table:style-name="ro1">
          <table:table-cell office:value-type="string" calcext:value-type="string">
            <text:p>MKAY</text:p>
          </table:table-cell>
          <table:table-cell office:value-type="string" calcext:value-type="string">
            <text:p>Meaning 'Mmm, okay'</text:p>
          </table:table-cell>
          <table:table-cell table:formula="of:=CONCATENATE(&quot;{Name: &quot;&quot;&quot;;[.A887];&quot;&quot;&quot;, Desc:&quot;&quot;&quot;; [.B887]; &quot;&quot;&quot;},&quot;)" office:value-type="string" office:string-value="{Name: &quot;MKAY&quot;, Desc:&quot;Meaning 'Mmm, okay'&quot;}," calcext:value-type="string">
            <text:p>{Name: "MKAY", Desc:"Meaning 'Mmm, okay'"},</text:p>
          </table:table-cell>
        </table:table-row>
        <table:table-row table:style-name="ro1">
          <table:table-cell office:value-type="string" calcext:value-type="string">
            <text:p>MLM</text:p>
          </table:table-cell>
          <table:table-cell office:value-type="string" calcext:value-type="string">
            <text:p>Meaning give the middle finger</text:p>
          </table:table-cell>
          <table:table-cell table:formula="of:=CONCATENATE(&quot;{Name: &quot;&quot;&quot;;[.A888];&quot;&quot;&quot;, Desc:&quot;&quot;&quot;; [.B888]; &quot;&quot;&quot;},&quot;)" office:value-type="string" office:string-value="{Name: &quot;MLM&quot;, Desc:&quot;Meaning give the middle finger&quot;}," calcext:value-type="string">
            <text:p>{Name: "MLM", Desc:"Meaning give the middle finger"},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Sister (Mandarin Chinese txt msg)</text:p>
          </table:table-cell>
          <table:table-cell table:formula="of:=CONCATENATE(&quot;{Name: &quot;&quot;&quot;;[.A889];&quot;&quot;&quot;, Desc:&quot;&quot;&quot;; [.B889]; &quot;&quot;&quot;},&quot;)" office:value-type="string" office:string-value="{Name: &quot;MM&quot;, Desc:&quot;Sister (Mandarin Chinese txt msg)&quot;}," calcext:value-type="string">
            <text:p>{Name: "MM", Desc:"Sister (Mandarin Chinese txt msg)"},</text:p>
          </table:table-cell>
        </table:table-row>
        <table:table-row table:style-name="ro1">
          <table:table-cell office:value-type="string" calcext:value-type="string">
            <text:p>MMK</text:p>
          </table:table-cell>
          <table:table-cell office:value-type="string" calcext:value-type="string">
            <text:p>Meaning okay? (as a question)</text:p>
          </table:table-cell>
          <table:table-cell table:formula="of:=CONCATENATE(&quot;{Name: &quot;&quot;&quot;;[.A890];&quot;&quot;&quot;, Desc:&quot;&quot;&quot;; [.B890]; &quot;&quot;&quot;},&quot;)" office:value-type="string" office:string-value="{Name: &quot;MMK&quot;, Desc:&quot;Meaning okay? (as a question)&quot;}," calcext:value-type="string">
            <text:p>{Name: "MMK", Desc:"Meaning okay? (as a question)"},</text:p>
          </table:table-cell>
        </table:table-row>
        <table:table-row table:style-name="ro1">
          <table:table-cell office:value-type="string" calcext:value-type="string">
            <text:p>MNC</text:p>
          </table:table-cell>
          <table:table-cell office:value-type="string" calcext:value-type="string">
            <text:p>Mother nature calls</text:p>
          </table:table-cell>
          <table:table-cell table:formula="of:=CONCATENATE(&quot;{Name: &quot;&quot;&quot;;[.A891];&quot;&quot;&quot;, Desc:&quot;&quot;&quot;; [.B891]; &quot;&quot;&quot;},&quot;)" office:value-type="string" office:string-value="{Name: &quot;MNC&quot;, Desc:&quot;Mother nature calls&quot;}," calcext:value-type="string">
            <text:p>{Name: "MNC", Desc:"Mother nature calls"},</text:p>
          </table:table-cell>
        </table:table-row>
        <table:table-row table:style-name="ro1">
          <table:table-cell office:value-type="string" calcext:value-type="string">
            <text:p>MNSG</text:p>
          </table:table-cell>
          <table:table-cell office:value-type="string" calcext:value-type="string">
            <text:p>Mensaje (message in Spanish)</text:p>
          </table:table-cell>
          <table:table-cell table:formula="of:=CONCATENATE(&quot;{Name: &quot;&quot;&quot;;[.A892];&quot;&quot;&quot;, Desc:&quot;&quot;&quot;; [.B892]; &quot;&quot;&quot;},&quot;)" office:value-type="string" office:string-value="{Name: &quot;MNSG&quot;, Desc:&quot;Mensaje (message in Spanish)&quot;}," calcext:value-type="string">
            <text:p>{Name: "MNSG", Desc:"Mensaje (message in Spanish)"},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erator</text:p>
          </table:table-cell>
          <table:table-cell table:formula="of:=CONCATENATE(&quot;{Name: &quot;&quot;&quot;;[.A893];&quot;&quot;&quot;, Desc:&quot;&quot;&quot;; [.B893]; &quot;&quot;&quot;},&quot;)" office:value-type="string" office:string-value="{Name: &quot;MOD&quot;, Desc:&quot;Moderator&quot;}," calcext:value-type="string">
            <text:p>{Name: "MOD", Desc:"Moderator"},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ification (online gaming)</text:p>
          </table:table-cell>
          <table:table-cell table:formula="of:=CONCATENATE(&quot;{Name: &quot;&quot;&quot;;[.A894];&quot;&quot;&quot;, Desc:&quot;&quot;&quot;; [.B894]; &quot;&quot;&quot;},&quot;)" office:value-type="string" office:string-value="{Name: &quot;MOD&quot;, Desc:&quot;Modification (online gaming)&quot;}," calcext:value-type="string">
            <text:p>{Name: "MOD", Desc:"Modification (online gaming)"},</text:p>
          </table:table-cell>
        </table:table-row>
        <table:table-row table:style-name="ro1">
          <table:table-cell office:value-type="string" calcext:value-type="string">
            <text:p>MORF</text:p>
          </table:table-cell>
          <table:table-cell office:value-type="string" calcext:value-type="string">
            <text:p>Male or female?</text:p>
          </table:table-cell>
          <table:table-cell table:formula="of:=CONCATENATE(&quot;{Name: &quot;&quot;&quot;;[.A895];&quot;&quot;&quot;, Desc:&quot;&quot;&quot;; [.B895]; &quot;&quot;&quot;},&quot;)" office:value-type="string" office:string-value="{Name: &quot;MORF&quot;, Desc:&quot;Male or female?&quot;}," calcext:value-type="string">
            <text:p>{Name: "MORF", Desc:"Male or female?"},</text:p>
          </table:table-cell>
        </table:table-row>
        <table:table-row table:style-name="ro1">
          <table:table-cell office:value-type="string" calcext:value-type="string">
            <text:p>MOMBOY</text:p>
          </table:table-cell>
          <table:table-cell office:value-type="string" calcext:value-type="string">
            <text:p>Mamma's boy</text:p>
          </table:table-cell>
          <table:table-cell table:formula="of:=CONCATENATE(&quot;{Name: &quot;&quot;&quot;;[.A896];&quot;&quot;&quot;, Desc:&quot;&quot;&quot;; [.B896]; &quot;&quot;&quot;},&quot;)" office:value-type="string" office:string-value="{Name: &quot;MOMBOY&quot;, Desc:&quot;Mamma's boy&quot;}," calcext:value-type="string">
            <text:p>{Name: "MOMBOY", Desc:"Mamma's boy"},</text:p>
          </table:table-cell>
        </table:table-row>
        <table:table-row table:style-name="ro1">
          <table:table-cell office:value-type="string" calcext:value-type="string">
            <text:p>MOO</text:p>
          </table:table-cell>
          <table:table-cell office:value-type="string" calcext:value-type="string">
            <text:p>My own opinion</text:p>
          </table:table-cell>
          <table:table-cell table:formula="of:=CONCATENATE(&quot;{Name: &quot;&quot;&quot;;[.A897];&quot;&quot;&quot;, Desc:&quot;&quot;&quot;; [.B897]; &quot;&quot;&quot;},&quot;)" office:value-type="string" office:string-value="{Name: &quot;MOO&quot;, Desc:&quot;My own opinion&quot;}," calcext:value-type="string">
            <text:p>{Name: "MOO", Desc:"My own opinion"},</text:p>
          </table:table-cell>
        </table:table-row>
        <table:table-row table:style-name="ro1">
          <table:table-cell office:value-type="string" calcext:value-type="string">
            <text:p>MOOS</text:p>
          </table:table-cell>
          <table:table-cell office:value-type="string" calcext:value-type="string">
            <text:p>Member of the opposite sex</text:p>
          </table:table-cell>
          <table:table-cell table:formula="of:=CONCATENATE(&quot;{Name: &quot;&quot;&quot;;[.A898];&quot;&quot;&quot;, Desc:&quot;&quot;&quot;; [.B898]; &quot;&quot;&quot;},&quot;)" office:value-type="string" office:string-value="{Name: &quot;MOOS&quot;, Desc:&quot;Member of the opposite sex&quot;}," calcext:value-type="string">
            <text:p>{Name: "MOOS", Desc:"Member of the opposite sex"},</text:p>
          </table:table-cell>
        </table:table-row>
        <table:table-row table:style-name="ro1">
          <table:table-cell office:value-type="string" calcext:value-type="string">
            <text:p>MOS</text:p>
          </table:table-cell>
          <table:table-cell office:value-type="string" calcext:value-type="string">
            <text:p>Mother over shoulder</text:p>
          </table:table-cell>
          <table:table-cell table:formula="of:=CONCATENATE(&quot;{Name: &quot;&quot;&quot;;[.A899];&quot;&quot;&quot;, Desc:&quot;&quot;&quot;; [.B899]; &quot;&quot;&quot;},&quot;)" office:value-type="string" office:string-value="{Name: &quot;MOS&quot;, Desc:&quot;Mother over shoulder&quot;}," calcext:value-type="string">
            <text:p>{Name: "MOS", Desc:"Mother over shoulder"},</text:p>
          </table:table-cell>
        </table:table-row>
        <table:table-row table:style-name="ro1">
          <table:table-cell office:value-type="string" calcext:value-type="string">
            <text:p>MOSS</text:p>
          </table:table-cell>
          <table:table-cell office:value-type="string" calcext:value-type="string">
            <text:p>Member of same sex</text:p>
          </table:table-cell>
          <table:table-cell table:formula="of:=CONCATENATE(&quot;{Name: &quot;&quot;&quot;;[.A900];&quot;&quot;&quot;, Desc:&quot;&quot;&quot;; [.B900]; &quot;&quot;&quot;},&quot;)" office:value-type="string" office:string-value="{Name: &quot;MOSS&quot;, Desc:&quot;Member of same sex&quot;}," calcext:value-type="string">
            <text:p>{Name: "MOSS", Desc:"Member of same sex"},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ana points (online gaming)</text:p>
          </table:table-cell>
          <table:table-cell table:formula="of:=CONCATENATE(&quot;{Name: &quot;&quot;&quot;;[.A901];&quot;&quot;&quot;, Desc:&quot;&quot;&quot;; [.B901]; &quot;&quot;&quot;},&quot;)" office:value-type="string" office:string-value="{Name: &quot;MP&quot;, Desc:&quot;Mana points (online gaming)&quot;}," calcext:value-type="string">
            <text:p>{Name: "MP", Desc:"Mana points (online gaming)"},</text:p>
          </table:table-cell>
        </table:table-row>
        <table:table-row table:style-name="ro1">
          <table:table-cell office:value-type="string" calcext:value-type="string">
            <text:p>MR.(number)</text:p>
          </table:table-cell>
          <table:table-cell office:value-type="string" calcext:value-type="string">
            <text:p>Meaning 'child and his age'. Mr.3 would be a 3-year old son</text:p>
          </table:table-cell>
          <table:table-cell table:formula="of:=CONCATENATE(&quot;{Name: &quot;&quot;&quot;;[.A902];&quot;&quot;&quot;, Desc:&quot;&quot;&quot;; [.B902]; &quot;&quot;&quot;},&quot;)" office:value-type="string" office:string-value="{Name: &quot;MR.(number)&quot;, Desc:&quot;Meaning 'child and his age'. Mr.3 would be a 3-year old son&quot;}," calcext:value-type="string">
            <text:p>{Name: "MR.(number)", Desc:"Meaning 'child and his age'. Mr.3 would be a 3-year old son"},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Modified ReTweet</text:p>
          </table:table-cell>
          <table:table-cell table:formula="of:=CONCATENATE(&quot;{Name: &quot;&quot;&quot;;[.A903];&quot;&quot;&quot;, Desc:&quot;&quot;&quot;; [.B903]; &quot;&quot;&quot;},&quot;)" office:value-type="string" office:string-value="{Name: &quot;MRT&quot;, Desc:&quot;Modified ReTweet&quot;}," calcext:value-type="string">
            <text:p>{Name: "MRT", Desc:"Modified ReTweet"},</text:p>
          </table:table-cell>
        </table:table-row>
        <table:table-row table:style-name="ro1">
          <table:table-cell office:value-type="string" calcext:value-type="string">
            <text:p>MRW</text:p>
          </table:table-cell>
          <table:table-cell office:value-type="string" calcext:value-type="string">
            <text:p>My reaction when... (Used with photo or gif)</text:p>
          </table:table-cell>
          <table:table-cell table:formula="of:=CONCATENATE(&quot;{Name: &quot;&quot;&quot;;[.A904];&quot;&quot;&quot;, Desc:&quot;&quot;&quot;; [.B904]; &quot;&quot;&quot;},&quot;)" office:value-type="string" office:string-value="{Name: &quot;MRW&quot;, Desc:&quot;My reaction when... (Used with photo or gif)&quot;}," calcext:value-type="string">
            <text:p>{Name: "MRW", Desc:"My reaction when... (Used with photo or gif)"},</text:p>
          </table:table-cell>
        </table:table-row>
        <table:table-row table:style-name="ro1">
          <table:table-cell office:value-type="string" calcext:value-type="string">
            <text:p>MSG</text:p>
          </table:table-cell>
          <table:table-cell office:value-type="string" calcext:value-type="string">
            <text:p>Message</text:p>
          </table:table-cell>
          <table:table-cell table:formula="of:=CONCATENATE(&quot;{Name: &quot;&quot;&quot;;[.A905];&quot;&quot;&quot;, Desc:&quot;&quot;&quot;; [.B905]; &quot;&quot;&quot;},&quot;)" office:value-type="string" office:string-value="{Name: &quot;MSG&quot;, Desc:&quot;Message&quot;}," calcext:value-type="string">
            <text:p>{Name: "MSG", Desc:"Message"},</text:p>
          </table:table-cell>
        </table:table-row>
        <table:table-row table:style-name="ro1">
          <table:table-cell office:value-type="string" calcext:value-type="string">
            <text:p>MTF</text:p>
          </table:table-cell>
          <table:table-cell office:value-type="string" calcext:value-type="string">
            <text:p>More to follow</text:p>
          </table:table-cell>
          <table:table-cell table:formula="of:=CONCATENATE(&quot;{Name: &quot;&quot;&quot;;[.A906];&quot;&quot;&quot;, Desc:&quot;&quot;&quot;; [.B906]; &quot;&quot;&quot;},&quot;)" office:value-type="string" office:string-value="{Name: &quot;MTF&quot;, Desc:&quot;More to follow&quot;}," calcext:value-type="string">
            <text:p>{Name: "MTF", Desc:"More to follow"},</text:p>
          </table:table-cell>
        </table:table-row>
        <table:table-row table:style-name="ro1">
          <table:table-cell office:value-type="string" calcext:value-type="string">
            <text:p>MTFBWU</text:p>
          </table:table-cell>
          <table:table-cell office:value-type="string" calcext:value-type="string">
            <text:p>May the force be with you</text:p>
          </table:table-cell>
          <table:table-cell table:formula="of:=CONCATENATE(&quot;{Name: &quot;&quot;&quot;;[.A907];&quot;&quot;&quot;, Desc:&quot;&quot;&quot;; [.B907]; &quot;&quot;&quot;},&quot;)" office:value-type="string" office:string-value="{Name: &quot;MTFBWU&quot;, Desc:&quot;May the force be with you&quot;}," calcext:value-type="string">
            <text:p>{Name: "MTFBWU", Desc:"May the force be with you"},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iss U (you)</text:p>
          </table:table-cell>
          <table:table-cell table:formula="of:=CONCATENATE(&quot;{Name: &quot;&quot;&quot;;[.A908];&quot;&quot;&quot;, Desc:&quot;&quot;&quot;; [.B908]; &quot;&quot;&quot;},&quot;)" office:value-type="string" office:string-value="{Name: &quot;MU&quot;, Desc:&quot;Miss U (you)&quot;}," calcext:value-type="string">
            <text:p>{Name: "MU", Desc:"Miss U (you)"},</text:p>
          </table:table-cell>
        </table:table-row>
        <table:table-row table:style-name="ro1">
          <table:table-cell office:value-type="string" calcext:value-type="string">
            <text:p>MUAH</text:p>
          </table:table-cell>
          <table:table-cell office:value-type="string" calcext:value-type="string">
            <text:p>Multiple unsuccessful attempts (at/to) humor</text:p>
          </table:table-cell>
          <table:table-cell table:formula="of:=CONCATENATE(&quot;{Name: &quot;&quot;&quot;;[.A909];&quot;&quot;&quot;, Desc:&quot;&quot;&quot;; [.B909]; &quot;&quot;&quot;},&quot;)" office:value-type="string" office:string-value="{Name: &quot;MUAH&quot;, Desc:&quot;Multiple unsuccessful attempts (at/to) humor&quot;}," calcext:value-type="string">
            <text:p>{Name: "MUAH", Desc:"Multiple unsuccessful attempts (at/to) humor"},</text:p>
          </table:table-cell>
        </table:table-row>
        <table:table-row table:style-name="ro1">
          <table:table-cell office:value-type="string" calcext:value-type="string">
            <text:p>MUSM</text:p>
          </table:table-cell>
          <table:table-cell office:value-type="string" calcext:value-type="string">
            <text:p>Miss you so much</text:p>
          </table:table-cell>
          <table:table-cell table:formula="of:=CONCATENATE(&quot;{Name: &quot;&quot;&quot;;[.A910];&quot;&quot;&quot;, Desc:&quot;&quot;&quot;; [.B910]; &quot;&quot;&quot;},&quot;)" office:value-type="string" office:string-value="{Name: &quot;MUSM&quot;, Desc:&quot;Miss you so much&quot;}," calcext:value-type="string">
            <text:p>{Name: "MUSM", Desc:"Miss you so much"},</text:p>
          </table:table-cell>
        </table:table-row>
        <table:table-row table:style-name="ro1">
          <table:table-cell office:value-type="string" calcext:value-type="string">
            <text:p>MWAH</text:p>
          </table:table-cell>
          <table:table-cell office:value-type="string" calcext:value-type="string">
            <text:p>Meaning 'kiss' (it is is the sound made when kissing through the air)</text:p>
          </table:table-cell>
          <table:table-cell table:formula="of:=CONCATENATE(&quot;{Name: &quot;&quot;&quot;;[.A911];&quot;&quot;&quot;, Desc:&quot;&quot;&quot;; [.B911]; &quot;&quot;&quot;},&quot;)" office:value-type="string" office:string-value="{Name: &quot;MWAH&quot;, Desc:&quot;Meaning 'kiss' (it is is the sound made when kissing through the air)&quot;}," calcext:value-type="string">
            <text:p>{Name: "MWAH", Desc:"Meaning 'kiss' (it is is the sound made when kissing through the air)"},</text:p>
          </table:table-cell>
        </table:table-row>
        <table:table-row table:style-name="ro1">
          <table:table-cell office:value-type="string" calcext:value-type="string">
            <text:p>MYO</text:p>
          </table:table-cell>
          <table:table-cell office:value-type="string" calcext:value-type="string">
            <text:p>Mind your own (business)</text:p>
          </table:table-cell>
          <table:table-cell table:formula="of:=CONCATENATE(&quot;{Name: &quot;&quot;&quot;;[.A912];&quot;&quot;&quot;, Desc:&quot;&quot;&quot;; [.B912]; &quot;&quot;&quot;},&quot;)" office:value-type="string" office:string-value="{Name: &quot;MYO&quot;, Desc:&quot;Mind your own (business)&quot;}," calcext:value-type="string">
            <text:p>{Name: "MYO", Desc:"Mind your own (business)"},</text:p>
          </table:table-cell>
        </table:table-row>
        <table:table-row table:style-name="ro1">
          <table:table-cell office:value-type="string" calcext:value-type="string">
            <text:p>MYOB</text:p>
          </table:table-cell>
          <table:table-cell office:value-type="string" calcext:value-type="string">
            <text:p>Mind your own business</text:p>
          </table:table-cell>
          <table:table-cell table:formula="of:=CONCATENATE(&quot;{Name: &quot;&quot;&quot;;[.A913];&quot;&quot;&quot;, Desc:&quot;&quot;&quot;; [.B913]; &quot;&quot;&quot;},&quot;)" office:value-type="string" office:string-value="{Name: &quot;MYOB&quot;, Desc:&quot;Mind your own business&quot;}," calcext:value-type="string">
            <text:p>{Name: "MYOB", Desc:"Mind your own business"},</text:p>
          </table:table-cell>
        </table:table-row>
        <table:table-row table:style-name="ro1">
          <table:table-cell office:value-type="string" calcext:value-type="string">
            <text:p>n00b</text:p>
          </table:table-cell>
          <table:table-cell office:value-type="string" calcext:value-type="string">
            <text:p>Newbie</text:p>
          </table:table-cell>
          <table:table-cell table:formula="of:=CONCATENATE(&quot;{Name: &quot;&quot;&quot;;[.A914];&quot;&quot;&quot;, Desc:&quot;&quot;&quot;; [.B914]; &quot;&quot;&quot;},&quot;)" office:value-type="string" office:string-value="{Name: &quot;n00b&quot;, Desc:&quot;Newbie&quot;}," calcext:value-type="string">
            <text:p>{Name: "n00b", Desc:"Newbie"},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ice one</text:p>
          </table:table-cell>
          <table:table-cell table:formula="of:=CONCATENATE(&quot;{Name: &quot;&quot;&quot;;[.A915];&quot;&quot;&quot;, Desc:&quot;&quot;&quot;; [.B915]; &quot;&quot;&quot;},&quot;)" office:value-type="string" office:string-value="{Name: &quot;N1&quot;, Desc:&quot;Nice one&quot;}," calcext:value-type="string">
            <text:p>{Name: "N1", Desc:"Nice one"},</text:p>
          </table:table-cell>
        </table:table-row>
        <table:table-row table:style-name="ro1">
          <table:table-cell office:value-type="string" calcext:value-type="string">
            <text:p>N2M</text:p>
          </table:table-cell>
          <table:table-cell office:value-type="string" calcext:value-type="string">
            <text:p>Nothing too much</text:p>
          </table:table-cell>
          <table:table-cell table:formula="of:=CONCATENATE(&quot;{Name: &quot;&quot;&quot;;[.A916];&quot;&quot;&quot;, Desc:&quot;&quot;&quot;; [.B916]; &quot;&quot;&quot;},&quot;)" office:value-type="string" office:string-value="{Name: &quot;N2M&quot;, Desc:&quot;Nothing too much&quot;}," calcext:value-type="string">
            <text:p>{Name: "N2M", Desc:"Nothing too much"},</text:p>
          </table:table-cell>
        </table:table-row>
        <table:table-row table:style-name="ro1">
          <table:table-cell office:value-type="string" calcext:value-type="string">
            <text:p>NADT</text:p>
          </table:table-cell>
          <table:table-cell office:value-type="string" calcext:value-type="string">
            <text:p>Not a darn thing</text:p>
          </table:table-cell>
          <table:table-cell table:formula="of:=CONCATENATE(&quot;{Name: &quot;&quot;&quot;;[.A917];&quot;&quot;&quot;, Desc:&quot;&quot;&quot;; [.B917]; &quot;&quot;&quot;},&quot;)" office:value-type="string" office:string-value="{Name: &quot;NADT&quot;, Desc:&quot;Not a darn thing&quot;}," calcext:value-type="string">
            <text:p>{Name: "NADT", Desc:"Not a darn thing"},</text:p>
          </table:table-cell>
        </table:table-row>
        <table:table-row table:style-name="ro1">
          <table:table-cell office:value-type="string" calcext:value-type="string">
            <text:p>NALOPKT</text:p>
          </table:table-cell>
          <table:table-cell office:value-type="string" calcext:value-type="string">
            <text:p>Not a lot of people know that</text:p>
          </table:table-cell>
          <table:table-cell table:formula="of:=CONCATENATE(&quot;{Name: &quot;&quot;&quot;;[.A918];&quot;&quot;&quot;, Desc:&quot;&quot;&quot;; [.B918]; &quot;&quot;&quot;},&quot;)" office:value-type="string" office:string-value="{Name: &quot;NALOPKT&quot;, Desc:&quot;Not a lot of people know that&quot;}," calcext:value-type="string">
            <text:p>{Name: "NALOPKT", Desc:"Not a lot of people know that"},</text:p>
          </table:table-cell>
        </table:table-row>
        <table:table-row table:style-name="ro1">
          <table:table-cell office:value-type="string" calcext:value-type="string">
            <text:p>NANA</text:p>
          </table:table-cell>
          <table:table-cell office:value-type="string" calcext:value-type="string">
            <text:p>Not now, no need</text:p>
          </table:table-cell>
          <table:table-cell table:formula="of:=CONCATENATE(&quot;{Name: &quot;&quot;&quot;;[.A919];&quot;&quot;&quot;, Desc:&quot;&quot;&quot;; [.B919]; &quot;&quot;&quot;},&quot;)" office:value-type="string" office:string-value="{Name: &quot;NANA&quot;, Desc:&quot;Not now, no need&quot;}," calcext:value-type="string">
            <text:p>{Name: "NANA", Desc:"Not now, no need"},</text:p>
          </table:table-cell>
        </table:table-row>
        <table:table-row table:style-name="ro1">
          <table:table-cell office:value-type="string" calcext:value-type="string">
            <text:p>NBD</text:p>
          </table:table-cell>
          <table:table-cell office:value-type="string" calcext:value-type="string">
            <text:p>No big deal</text:p>
          </table:table-cell>
          <table:table-cell table:formula="of:=CONCATENATE(&quot;{Name: &quot;&quot;&quot;;[.A920];&quot;&quot;&quot;, Desc:&quot;&quot;&quot;; [.B920]; &quot;&quot;&quot;},&quot;)" office:value-type="string" office:string-value="{Name: &quot;NBD&quot;, Desc:&quot;No big deal&quot;}," calcext:value-type="string">
            <text:p>{Name: "NBD", Desc:"No big deal"},</text:p>
          </table:table-cell>
        </table:table-row>
        <table:table-row table:style-name="ro1">
          <table:table-cell office:value-type="string" calcext:value-type="string">
            <text:p>NBFAB</text:p>
          </table:table-cell>
          <table:table-cell office:value-type="string" calcext:value-type="string">
            <text:p>No bad for a beginner (online gaming)</text:p>
          </table:table-cell>
          <table:table-cell table:formula="of:=CONCATENATE(&quot;{Name: &quot;&quot;&quot;;[.A921];&quot;&quot;&quot;, Desc:&quot;&quot;&quot;; [.B921]; &quot;&quot;&quot;},&quot;)" office:value-type="string" office:string-value="{Name: &quot;NBFAB&quot;, Desc:&quot;No bad for a beginner (online gaming)&quot;}," calcext:value-type="string">
            <text:p>{Name: "NBFAB", Desc:"No bad for a beginner (online gaming)"},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ice crib (online gaming)</text:p>
          </table:table-cell>
          <table:table-cell table:formula="of:=CONCATENATE(&quot;{Name: &quot;&quot;&quot;;[.A922];&quot;&quot;&quot;, Desc:&quot;&quot;&quot;; [.B922]; &quot;&quot;&quot;},&quot;)" office:value-type="string" office:string-value="{Name: &quot;NC&quot;, Desc:&quot;Nice crib (online gaming)&quot;}," calcext:value-type="string">
            <text:p>{Name: "NC", Desc:"Nice crib (online gaming)"},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Nice double (online gaming)</text:p>
          </table:table-cell>
          <table:table-cell table:formula="of:=CONCATENATE(&quot;{Name: &quot;&quot;&quot;;[.A923];&quot;&quot;&quot;, Desc:&quot;&quot;&quot;; [.B923]; &quot;&quot;&quot;},&quot;)" office:value-type="string" office:string-value="{Name: &quot;ND&quot;, Desc:&quot;Nice double (online gaming)&quot;}," calcext:value-type="string">
            <text:p>{Name: "ND", Desc:"Nice double (online gaming)"},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ny</text:p>
          </table:table-cell>
          <table:table-cell table:formula="of:=CONCATENATE(&quot;{Name: &quot;&quot;&quot;;[.A924];&quot;&quot;&quot;, Desc:&quot;&quot;&quot;; [.B924]; &quot;&quot;&quot;},&quot;)" office:value-type="string" office:string-value="{Name: &quot;NE&quot;, Desc:&quot;Any&quot;}," calcext:value-type="string">
            <text:p>{Name: "NE", Desc:"Any"},</text:p>
          </table:table-cell>
        </table:table-row>
        <table:table-row table:style-name="ro1">
          <table:table-cell office:value-type="string" calcext:value-type="string">
            <text:p>NE1</text:p>
          </table:table-cell>
          <table:table-cell office:value-type="string" calcext:value-type="string">
            <text:p>Anyone</text:p>
          </table:table-cell>
          <table:table-cell table:formula="of:=CONCATENATE(&quot;{Name: &quot;&quot;&quot;;[.A925];&quot;&quot;&quot;, Desc:&quot;&quot;&quot;; [.B925]; &quot;&quot;&quot;},&quot;)" office:value-type="string" office:string-value="{Name: &quot;NE1&quot;, Desc:&quot;Anyone&quot;}," calcext:value-type="string">
            <text:p>{Name: "NE1", Desc:"Anyone"},</text:p>
          </table:table-cell>
        </table:table-row>
        <table:table-row table:style-name="ro1">
          <table:table-cell office:value-type="string" calcext:value-type="string">
            <text:p>NERF</text:p>
          </table:table-cell>
          <table:table-cell office:value-type="string" calcext:value-type="string">
            <text:p>Meaning 'Changed and is now weaker' (online gaming)</text:p>
          </table:table-cell>
          <table:table-cell table:formula="of:=CONCATENATE(&quot;{Name: &quot;&quot;&quot;;[.A926];&quot;&quot;&quot;, Desc:&quot;&quot;&quot;; [.B926]; &quot;&quot;&quot;},&quot;)" office:value-type="string" office:string-value="{Name: &quot;NERF&quot;, Desc:&quot;Meaning 'Changed and is now weaker' (online gaming)&quot;}," calcext:value-type="string">
            <text:p>{Name: "NERF", Desc:"Meaning 'Changed and is now weaker' (online gaming)"},</text:p>
          </table:table-cell>
        </table:table-row>
        <table:table-row table:style-name="ro1">
          <table:table-cell office:value-type="string" calcext:value-type="string">
            <text:p>NFM</text:p>
          </table:table-cell>
          <table:table-cell office:value-type="string" calcext:value-type="string">
            <text:p>None for me / Not for me</text:p>
          </table:table-cell>
          <table:table-cell table:formula="of:=CONCATENATE(&quot;{Name: &quot;&quot;&quot;;[.A927];&quot;&quot;&quot;, Desc:&quot;&quot;&quot;; [.B927]; &quot;&quot;&quot;},&quot;)" office:value-type="string" office:string-value="{Name: &quot;NFM&quot;, Desc:&quot;None for me / Not for me&quot;}," calcext:value-type="string">
            <text:p>{Name: "NFM", Desc:"None for me / Not for me"},</text:p>
          </table:table-cell>
        </table:table-row>
        <table:table-row table:style-name="ro1">
          <table:table-cell office:value-type="string" calcext:value-type="string">
            <text:p>NFM</text:p>
          </table:table-cell>
          <table:table-cell office:value-type="string" calcext:value-type="string">
            <text:p>Not for me</text:p>
          </table:table-cell>
          <table:table-cell table:formula="of:=CONCATENATE(&quot;{Name: &quot;&quot;&quot;;[.A928];&quot;&quot;&quot;, Desc:&quot;&quot;&quot;; [.B928]; &quot;&quot;&quot;},&quot;)" office:value-type="string" office:string-value="{Name: &quot;NFM&quot;, Desc:&quot;Not for me&quot;}," calcext:value-type="string">
            <text:p>{Name: "NFM", Desc:"Not for me"},</text:p>
          </table:table-cell>
        </table:table-row>
        <table:table-row table:style-name="ro1">
          <table:table-cell office:value-type="string" calcext:value-type="string">
            <text:p>NGL</text:p>
          </table:table-cell>
          <table:table-cell office:value-type="string" calcext:value-type="string">
            <text:p>Not gonna (going to) lie</text:p>
          </table:table-cell>
          <table:table-cell table:formula="of:=CONCATENATE(&quot;{Name: &quot;&quot;&quot;;[.A929];&quot;&quot;&quot;, Desc:&quot;&quot;&quot;; [.B929]; &quot;&quot;&quot;},&quot;)" office:value-type="string" office:string-value="{Name: &quot;NGL&quot;, Desc:&quot;Not gonna (going to) lie&quot;}," calcext:value-type="string">
            <text:p>{Name: "NGL", Desc:"Not gonna (going to) lie"},</text:p>
          </table:table-cell>
        </table:table-row>
        <table:table-row table:style-name="ro1">
          <table:table-cell office:value-type="string" calcext:value-type="string">
            <text:p>NFS</text:p>
          </table:table-cell>
          <table:table-cell office:value-type="string" calcext:value-type="string">
            <text:p>Need for Speed (online gaming)</text:p>
          </table:table-cell>
          <table:table-cell table:formula="of:=CONCATENATE(&quot;{Name: &quot;&quot;&quot;;[.A930];&quot;&quot;&quot;, Desc:&quot;&quot;&quot;; [.B930]; &quot;&quot;&quot;},&quot;)" office:value-type="string" office:string-value="{Name: &quot;NFS&quot;, Desc:&quot;Need for Speed (online gaming)&quot;}," calcext:value-type="string">
            <text:p>{Name: "NFS", Desc:"Need for Speed (online gaming)"},</text:p>
          </table:table-cell>
        </table:table-row>
        <table:table-row table:style-name="ro1">
          <table:table-cell office:value-type="string" calcext:value-type="string">
            <text:p>NFS</text:p>
          </table:table-cell>
          <table:table-cell office:value-type="string" calcext:value-type="string">
            <text:p>Not for sale</text:p>
          </table:table-cell>
          <table:table-cell table:formula="of:=CONCATENATE(&quot;{Name: &quot;&quot;&quot;;[.A931];&quot;&quot;&quot;, Desc:&quot;&quot;&quot;; [.B931]; &quot;&quot;&quot;},&quot;)" office:value-type="string" office:string-value="{Name: &quot;NFS&quot;, Desc:&quot;Not for sale&quot;}," calcext:value-type="string">
            <text:p>{Name: "NFS", Desc:"Not for sale"},</text:p>
          </table:table-cell>
        </table:table-row>
        <table:table-row table:style-name="ro1">
          <table:table-cell office:value-type="string" calcext:value-type="string">
            <text:p>NFW</text:p>
          </table:table-cell>
          <table:table-cell office:value-type="string" calcext:value-type="string">
            <text:p>No *freaking* way</text:p>
          </table:table-cell>
          <table:table-cell table:formula="of:=CONCATENATE(&quot;{Name: &quot;&quot;&quot;;[.A932];&quot;&quot;&quot;, Desc:&quot;&quot;&quot;; [.B932]; &quot;&quot;&quot;},&quot;)" office:value-type="string" office:string-value="{Name: &quot;NFW&quot;, Desc:&quot;No *freaking* way&quot;}," calcext:value-type="string">
            <text:p>{Name: "NFW", Desc:"No *freaking* way"},</text:p>
          </table:table-cell>
        </table:table-row>
        <table:table-row table:style-name="ro1">
          <table:table-cell office:value-type="string" calcext:value-type="string">
            <text:p>NFW</text:p>
          </table:table-cell>
          <table:table-cell office:value-type="string" calcext:value-type="string">
            <text:p>Not for work</text:p>
          </table:table-cell>
          <table:table-cell table:formula="of:=CONCATENATE(&quot;{Name: &quot;&quot;&quot;;[.A933];&quot;&quot;&quot;, Desc:&quot;&quot;&quot;; [.B933]; &quot;&quot;&quot;},&quot;)" office:value-type="string" office:string-value="{Name: &quot;NFW&quot;, Desc:&quot;Not for work&quot;}," calcext:value-type="string">
            <text:p>{Name: "NFW", Desc:"Not for work"},</text:p>
          </table:table-cell>
        </table:table-row>
        <table:table-row table:style-name="ro1">
          <table:table-cell office:value-type="string" calcext:value-type="string">
            <text:p>NFWS</text:p>
          </table:table-cell>
          <table:table-cell office:value-type="string" calcext:value-type="string">
            <text:p>Not for work safe</text:p>
          </table:table-cell>
          <table:table-cell table:formula="of:=CONCATENATE(&quot;{Name: &quot;&quot;&quot;;[.A934];&quot;&quot;&quot;, Desc:&quot;&quot;&quot;; [.B934]; &quot;&quot;&quot;},&quot;)" office:value-type="string" office:string-value="{Name: &quot;NFWS&quot;, Desc:&quot;Not for work safe&quot;}," calcext:value-type="string">
            <text:p>{Name: "NFWS", Desc:"Not for work safe"},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Nice hand (online gaming)</text:p>
          </table:table-cell>
          <table:table-cell table:formula="of:=CONCATENATE(&quot;{Name: &quot;&quot;&quot;;[.A935];&quot;&quot;&quot;, Desc:&quot;&quot;&quot;; [.B935]; &quot;&quot;&quot;},&quot;)" office:value-type="string" office:string-value="{Name: &quot;NH&quot;, Desc:&quot;Nice hand (online gaming)&quot;}," calcext:value-type="string">
            <text:p>{Name: "NH", Desc:"Nice hand (online gaming)"},</text:p>
          </table:table-cell>
        </table:table-row>
        <table:table-row table:style-name="ro1">
          <table:table-cell office:value-type="string" calcext:value-type="string">
            <text:p>NIFOC</text:p>
          </table:table-cell>
          <table:table-cell office:value-type="string" calcext:value-type="string">
            <text:p>Naked in front of computer</text:p>
          </table:table-cell>
          <table:table-cell table:formula="of:=CONCATENATE(&quot;{Name: &quot;&quot;&quot;;[.A936];&quot;&quot;&quot;, Desc:&quot;&quot;&quot;; [.B936]; &quot;&quot;&quot;},&quot;)" office:value-type="string" office:string-value="{Name: &quot;NIFOC&quot;, Desc:&quot;Naked in front of computer&quot;}," calcext:value-type="string">
            <text:p>{Name: "NIFOC", Desc:"Naked in front of computer"},</text:p>
          </table:table-cell>
        </table:table-row>
        <table:table-row table:style-name="ro1">
          <table:table-cell office:value-type="string" calcext:value-type="string">
            <text:p>NIGI</text:p>
          </table:table-cell>
          <table:table-cell office:value-type="string" calcext:value-type="string">
            <text:p>Now I get it</text:p>
          </table:table-cell>
          <table:table-cell table:formula="of:=CONCATENATE(&quot;{Name: &quot;&quot;&quot;;[.A937];&quot;&quot;&quot;, Desc:&quot;&quot;&quot;; [.B937]; &quot;&quot;&quot;},&quot;)" office:value-type="string" office:string-value="{Name: &quot;NIGI&quot;, Desc:&quot;Now I get it&quot;}," calcext:value-type="string">
            <text:p>{Name: "NIGI", Desc:"Now I get it"},</text:p>
          </table:table-cell>
        </table:table-row>
        <table:table-row table:style-name="ro1">
          <table:table-cell office:value-type="string" calcext:value-type="string">
            <text:p>NIMBY</text:p>
          </table:table-cell>
          <table:table-cell office:value-type="string" calcext:value-type="string">
            <text:p>Not in my back yard</text:p>
          </table:table-cell>
          <table:table-cell table:formula="of:=CONCATENATE(&quot;{Name: &quot;&quot;&quot;;[.A938];&quot;&quot;&quot;, Desc:&quot;&quot;&quot;; [.B938]; &quot;&quot;&quot;},&quot;)" office:value-type="string" office:string-value="{Name: &quot;NIMBY&quot;, Desc:&quot;Not in my back yard&quot;}," calcext:value-type="string">
            <text:p>{Name: "NIMBY", Desc:"Not in my back yard"},</text:p>
          </table:table-cell>
        </table:table-row>
        <table:table-row table:style-name="ro1">
          <table:table-cell office:value-type="string" calcext:value-type="string">
            <text:p>NIROK</text:p>
          </table:table-cell>
          <table:table-cell office:value-type="string" calcext:value-type="string">
            <text:p>Not in reach of keyboard</text:p>
          </table:table-cell>
          <table:table-cell table:formula="of:=CONCATENATE(&quot;{Name: &quot;&quot;&quot;;[.A939];&quot;&quot;&quot;, Desc:&quot;&quot;&quot;; [.B939]; &quot;&quot;&quot;},&quot;)" office:value-type="string" office:string-value="{Name: &quot;NIROK&quot;, Desc:&quot;Not in reach of keyboard&quot;}," calcext:value-type="string">
            <text:p>{Name: "NIROK", Desc:"Not in reach of keyboard"},</text:p>
          </table:table-cell>
        </table:table-row>
        <table:table-row table:style-name="ro1">
          <table:table-cell office:value-type="string" calcext:value-type="string">
            <text:p>NLT</text:p>
          </table:table-cell>
          <table:table-cell office:value-type="string" calcext:value-type="string">
            <text:p>No later than</text:p>
          </table:table-cell>
          <table:table-cell table:formula="of:=CONCATENATE(&quot;{Name: &quot;&quot;&quot;;[.A940];&quot;&quot;&quot;, Desc:&quot;&quot;&quot;; [.B940]; &quot;&quot;&quot;},&quot;)" office:value-type="string" office:string-value="{Name: &quot;NLT&quot;, Desc:&quot;No later than&quot;}," calcext:value-type="string">
            <text:p>{Name: "NLT", Desc:"No later than"},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othing much</text:p>
          </table:table-cell>
          <table:table-cell table:formula="of:=CONCATENATE(&quot;{Name: &quot;&quot;&quot;;[.A941];&quot;&quot;&quot;, Desc:&quot;&quot;&quot;; [.B941]; &quot;&quot;&quot;},&quot;)" office:value-type="string" office:string-value="{Name: &quot;NM&quot;, Desc:&quot;Nothing much&quot;}," calcext:value-type="string">
            <text:p>{Name: "NM", Desc:"Nothing much"},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ever mind</text:p>
          </table:table-cell>
          <table:table-cell table:formula="of:=CONCATENATE(&quot;{Name: &quot;&quot;&quot;;[.A942];&quot;&quot;&quot;, Desc:&quot;&quot;&quot;; [.B942]; &quot;&quot;&quot;},&quot;)" office:value-type="string" office:string-value="{Name: &quot;NM&quot;, Desc:&quot;Never mind&quot;}," calcext:value-type="string">
            <text:p>{Name: "NM", Desc:"Never mind"},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ice meld (online gaming)</text:p>
          </table:table-cell>
          <table:table-cell table:formula="of:=CONCATENATE(&quot;{Name: &quot;&quot;&quot;;[.A943];&quot;&quot;&quot;, Desc:&quot;&quot;&quot;; [.B943]; &quot;&quot;&quot;},&quot;)" office:value-type="string" office:string-value="{Name: &quot;NM&quot;, Desc:&quot;Nice meld (online gaming)&quot;}," calcext:value-type="string">
            <text:p>{Name: "NM", Desc:"Nice meld (online gaming)"},</text:p>
          </table:table-cell>
        </table:table-row>
        <table:table-row table:style-name="ro1">
          <table:table-cell office:value-type="string" calcext:value-type="string">
            <text:p>NMH</text:p>
          </table:table-cell>
          <table:table-cell office:value-type="string" calcext:value-type="string">
            <text:p>Not much here</text:p>
          </table:table-cell>
          <table:table-cell table:formula="of:=CONCATENATE(&quot;{Name: &quot;&quot;&quot;;[.A944];&quot;&quot;&quot;, Desc:&quot;&quot;&quot;; [.B944]; &quot;&quot;&quot;},&quot;)" office:value-type="string" office:string-value="{Name: &quot;NMH&quot;, Desc:&quot;Not much here&quot;}," calcext:value-type="string">
            <text:p>{Name: "NMH", Desc:"Not much here"},</text:p>
          </table:table-cell>
        </table:table-row>
        <table:table-row table:style-name="ro1">
          <table:table-cell office:value-type="string" calcext:value-type="string">
            <text:p>NMJC</text:p>
          </table:table-cell>
          <table:table-cell office:value-type="string" calcext:value-type="string">
            <text:p>Nothing much, just chilling</text:p>
          </table:table-cell>
          <table:table-cell table:formula="of:=CONCATENATE(&quot;{Name: &quot;&quot;&quot;;[.A945];&quot;&quot;&quot;, Desc:&quot;&quot;&quot;; [.B945]; &quot;&quot;&quot;},&quot;)" office:value-type="string" office:string-value="{Name: &quot;NMJC&quot;, Desc:&quot;Nothing much, just chilling&quot;}," calcext:value-type="string">
            <text:p>{Name: "NMJC", Desc:"Nothing much, just chilling"},</text:p>
          </table:table-cell>
        </table:table-row>
        <table:table-row table:style-name="ro1">
          <table:table-cell office:value-type="string" calcext:value-type="string">
            <text:p>NMU</text:p>
          </table:table-cell>
          <table:table-cell office:value-type="string" calcext:value-type="string">
            <text:p>Not much, you?</text:p>
          </table:table-cell>
          <table:table-cell table:formula="of:=CONCATENATE(&quot;{Name: &quot;&quot;&quot;;[.A946];&quot;&quot;&quot;, Desc:&quot;&quot;&quot;; [.B946]; &quot;&quot;&quot;},&quot;)" office:value-type="string" office:string-value="{Name: &quot;NMU&quot;, Desc:&quot;Not much, you?&quot;}," calcext:value-type="string">
            <text:p>{Name: "NMU", Desc:"Not much, you?"},</text:p>
          </table:table-cell>
        </table:table-row>
        <table:table-row table:style-name="ro1">
          <table:table-cell office:value-type="string" calcext:value-type="string">
            <text:p>NO1</text:p>
          </table:table-cell>
          <table:table-cell office:value-type="string" calcext:value-type="string">
            <text:p>No one</text:p>
          </table:table-cell>
          <table:table-cell table:formula="of:=CONCATENATE(&quot;{Name: &quot;&quot;&quot;;[.A947];&quot;&quot;&quot;, Desc:&quot;&quot;&quot;; [.B947]; &quot;&quot;&quot;},&quot;)" office:value-type="string" office:string-value="{Name: &quot;NO1&quot;, Desc:&quot;No one&quot;}," calcext:value-type="string">
            <text:p>{Name: "NO1", Desc:"No one"},</text:p>
          </table:table-cell>
        </table:table-row>
        <table:table-row table:style-name="ro1">
          <table:table-cell office:value-type="string" calcext:value-type="string">
            <text:p>NOOB</text:p>
          </table:table-cell>
          <table:table-cell office:value-type="string" calcext:value-type="string">
            <text:p>Meaning someone who is bad at (online) games</text:p>
          </table:table-cell>
          <table:table-cell table:formula="of:=CONCATENATE(&quot;{Name: &quot;&quot;&quot;;[.A948];&quot;&quot;&quot;, Desc:&quot;&quot;&quot;; [.B948]; &quot;&quot;&quot;},&quot;)" office:value-type="string" office:string-value="{Name: &quot;NOOB&quot;, Desc:&quot;Meaning someone who is bad at (online) games&quot;}," calcext:value-type="string">
            <text:p>{Name: "NOOB", Desc:"Meaning someone who is bad at (online) games"},</text:p>
          </table:table-cell>
        </table:table-row>
        <table:table-row table:style-name="ro1">
          <table:table-cell office:value-type="string" calcext:value-type="string">
            <text:p>NOWL</text:p>
          </table:table-cell>
          <table:table-cell office:value-type="string" calcext:value-type="string">
            <text:p>Meaning 'knowledge'</text:p>
          </table:table-cell>
          <table:table-cell table:formula="of:=CONCATENATE(&quot;{Name: &quot;&quot;&quot;;[.A949];&quot;&quot;&quot;, Desc:&quot;&quot;&quot;; [.B949]; &quot;&quot;&quot;},&quot;)" office:value-type="string" office:string-value="{Name: &quot;NOWL&quot;, Desc:&quot;Meaning 'knowledge'&quot;}," calcext:value-type="string">
            <text:p>{Name: "NOWL", Desc:"Meaning 'knowledge'"},</text:p>
          </table:table-cell>
        </table:table-row>
        <table:table-row table:style-name="ro1">
          <table:table-cell office:value-type="string" calcext:value-type="string">
            <text:p>NOYB</text:p>
          </table:table-cell>
          <table:table-cell office:value-type="string" calcext:value-type="string">
            <text:p>None of your business</text:p>
          </table:table-cell>
          <table:table-cell table:formula="of:=CONCATENATE(&quot;{Name: &quot;&quot;&quot;;[.A950];&quot;&quot;&quot;, Desc:&quot;&quot;&quot;; [.B950]; &quot;&quot;&quot;},&quot;)" office:value-type="string" office:string-value="{Name: &quot;NOYB&quot;, Desc:&quot;None of your business&quot;}," calcext:value-type="string">
            <text:p>{Name: "NOYB", Desc:"None of your business"}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o problem</text:p>
          </table:table-cell>
          <table:table-cell table:formula="of:=CONCATENATE(&quot;{Name: &quot;&quot;&quot;;[.A951];&quot;&quot;&quot;, Desc:&quot;&quot;&quot;; [.B951]; &quot;&quot;&quot;},&quot;)" office:value-type="string" office:string-value="{Name: &quot;NP&quot;, Desc:&quot;No problem&quot;}," calcext:value-type="string">
            <text:p>{Name: "NP", Desc:"No problem"},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Non-playing character (online gaming)</text:p>
          </table:table-cell>
          <table:table-cell table:formula="of:=CONCATENATE(&quot;{Name: &quot;&quot;&quot;;[.A952];&quot;&quot;&quot;, Desc:&quot;&quot;&quot;; [.B952]; &quot;&quot;&quot;},&quot;)" office:value-type="string" office:string-value="{Name: &quot;NPC&quot;, Desc:&quot;Non-playing character (online gaming)&quot;}," calcext:value-type="string">
            <text:p>{Name: "NPC", Desc:"Non-playing character (online gaming)"},</text:p>
          </table:table-cell>
        </table:table-row>
        <table:table-row table:style-name="ro1">
          <table:table-cell office:value-type="string" calcext:value-type="string">
            <text:p>NQT</text:p>
          </table:table-cell>
          <table:table-cell office:value-type="string" calcext:value-type="string">
            <text:p>Newly qualified teacher</text:p>
          </table:table-cell>
          <table:table-cell table:formula="of:=CONCATENATE(&quot;{Name: &quot;&quot;&quot;;[.A953];&quot;&quot;&quot;, Desc:&quot;&quot;&quot;; [.B953]; &quot;&quot;&quot;},&quot;)" office:value-type="string" office:string-value="{Name: &quot;NQT&quot;, Desc:&quot;Newly qualified teacher&quot;}," calcext:value-type="string">
            <text:p>{Name: "NQT", Desc:"Newly qualified teacher"},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ice roll (online gaming)</text:p>
          </table:table-cell>
          <table:table-cell table:formula="of:=CONCATENATE(&quot;{Name: &quot;&quot;&quot;;[.A954];&quot;&quot;&quot;, Desc:&quot;&quot;&quot;; [.B954]; &quot;&quot;&quot;},&quot;)" office:value-type="string" office:string-value="{Name: &quot;NR&quot;, Desc:&quot;Nice roll (online gaming)&quot;}," calcext:value-type="string">
            <text:p>{Name: "NR", Desc:"Nice roll (online gaming)"},</text:p>
          </table:table-cell>
        </table:table-row>
        <table:table-row table:style-name="ro1">
          <table:table-cell office:value-type="string" calcext:value-type="string">
            <text:p>NRN</text:p>
          </table:table-cell>
          <table:table-cell office:value-type="string" calcext:value-type="string">
            <text:p>No response/reply necessary</text:p>
          </table:table-cell>
          <table:table-cell table:formula="of:=CONCATENATE(&quot;{Name: &quot;&quot;&quot;;[.A955];&quot;&quot;&quot;, Desc:&quot;&quot;&quot;; [.B955]; &quot;&quot;&quot;},&quot;)" office:value-type="string" office:string-value="{Name: &quot;NRN&quot;, Desc:&quot;No response/reply necessary&quot;}," calcext:value-type="string">
            <text:p>{Name: "NRN", Desc:"No response/reply necessary"},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Nice score (online gaming)</text:p>
          </table:table-cell>
          <table:table-cell table:formula="of:=CONCATENATE(&quot;{Name: &quot;&quot;&quot;;[.A956];&quot;&quot;&quot;, Desc:&quot;&quot;&quot;; [.B956]; &quot;&quot;&quot;},&quot;)" office:value-type="string" office:string-value="{Name: &quot;NS&quot;, Desc:&quot;Nice score (online gaming)&quot;}," calcext:value-type="string">
            <text:p>{Name: "NS", Desc:"Nice score (online gaming)"},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Nice split (online gaming)</text:p>
          </table:table-cell>
          <table:table-cell table:formula="of:=CONCATENATE(&quot;{Name: &quot;&quot;&quot;;[.A957];&quot;&quot;&quot;, Desc:&quot;&quot;&quot;; [.B957]; &quot;&quot;&quot;},&quot;)" office:value-type="string" office:string-value="{Name: &quot;NS&quot;, Desc:&quot;Nice split (online gaming)&quot;}," calcext:value-type="string">
            <text:p>{Name: "NS", Desc:"Nice split (online gaming)"},</text:p>
          </table:table-cell>
        </table:table-row>
        <table:table-row table:style-name="ro1">
          <table:table-cell office:value-type="string" calcext:value-type="string">
            <text:p>NSA</text:p>
          </table:table-cell>
          <table:table-cell office:value-type="string" calcext:value-type="string">
            <text:p>No strings attached</text:p>
          </table:table-cell>
          <table:table-cell table:formula="of:=CONCATENATE(&quot;{Name: &quot;&quot;&quot;;[.A958];&quot;&quot;&quot;, Desc:&quot;&quot;&quot;; [.B958]; &quot;&quot;&quot;},&quot;)" office:value-type="string" office:string-value="{Name: &quot;NSA&quot;, Desc:&quot;No strings attached&quot;}," calcext:value-type="string">
            <text:p>{Name: "NSA", Desc:"No strings attached"},</text:p>
          </table:table-cell>
        </table:table-row>
        <table:table-row table:style-name="ro1">
          <table:table-cell office:value-type="string" calcext:value-type="string">
            <text:p>NSFL</text:p>
          </table:table-cell>
          <table:table-cell office:value-type="string" calcext:value-type="string">
            <text:p>Not safe for life</text:p>
          </table:table-cell>
          <table:table-cell table:formula="of:=CONCATENATE(&quot;{Name: &quot;&quot;&quot;;[.A959];&quot;&quot;&quot;, Desc:&quot;&quot;&quot;; [.B959]; &quot;&quot;&quot;},&quot;)" office:value-type="string" office:string-value="{Name: &quot;NSFL&quot;, Desc:&quot;Not safe for life&quot;}," calcext:value-type="string">
            <text:p>{Name: "NSFL", Desc:"Not safe for life"},</text:p>
          </table:table-cell>
        </table:table-row>
        <table:table-row table:style-name="ro1">
          <table:table-cell office:value-type="string" calcext:value-type="string">
            <text:p>NSFW</text:p>
          </table:table-cell>
          <table:table-cell office:value-type="string" calcext:value-type="string">
            <text:p>Not safe for work</text:p>
          </table:table-cell>
          <table:table-cell table:formula="of:=CONCATENATE(&quot;{Name: &quot;&quot;&quot;;[.A960];&quot;&quot;&quot;, Desc:&quot;&quot;&quot;; [.B960]; &quot;&quot;&quot;},&quot;)" office:value-type="string" office:string-value="{Name: &quot;NSFW&quot;, Desc:&quot;Not safe for work&quot;}," calcext:value-type="string">
            <text:p>{Name: "NSFW", Desc:"Not safe for work"},</text:p>
          </table:table-cell>
        </table:table-row>
        <table:table-row table:style-name="ro1">
          <table:table-cell office:value-type="string" calcext:value-type="string">
            <text:p>NSISR</text:p>
          </table:table-cell>
          <table:table-cell office:value-type="string" calcext:value-type="string">
            <text:p>Not sure if spelled right</text:p>
          </table:table-cell>
          <table:table-cell table:formula="of:=CONCATENATE(&quot;{Name: &quot;&quot;&quot;;[.A961];&quot;&quot;&quot;, Desc:&quot;&quot;&quot;; [.B961]; &quot;&quot;&quot;},&quot;)" office:value-type="string" office:string-value="{Name: &quot;NSISR&quot;, Desc:&quot;Not sure if spelled right&quot;}," calcext:value-type="string">
            <text:p>{Name: "NSISR", Desc:"Not sure if spelled right"},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Nice try</text:p>
          </table:table-cell>
          <table:table-cell table:formula="of:=CONCATENATE(&quot;{Name: &quot;&quot;&quot;;[.A962];&quot;&quot;&quot;, Desc:&quot;&quot;&quot;; [.B962]; &quot;&quot;&quot;},&quot;)" office:value-type="string" office:string-value="{Name: &quot;NT&quot;, Desc:&quot;Nice try&quot;}," calcext:value-type="string">
            <text:p>{Name: "NT", Desc:"Nice try"},</text:p>
          </table:table-cell>
        </table:table-row>
        <table:table-row table:style-name="ro1">
          <table:table-cell office:value-type="string" calcext:value-type="string">
            <text:p>NTHING</text:p>
          </table:table-cell>
          <table:table-cell office:value-type="string" calcext:value-type="string">
            <text:p>Nothing (SMS)</text:p>
          </table:table-cell>
          <table:table-cell table:formula="of:=CONCATENATE(&quot;{Name: &quot;&quot;&quot;;[.A963];&quot;&quot;&quot;, Desc:&quot;&quot;&quot;; [.B963]; &quot;&quot;&quot;},&quot;)" office:value-type="string" office:string-value="{Name: &quot;NTHING&quot;, Desc:&quot;Nothing (SMS)&quot;}," calcext:value-type="string">
            <text:p>{Name: "NTHING", Desc:"Nothing (SMS)"},</text:p>
          </table:table-cell>
        </table:table-row>
        <table:table-row table:style-name="ro1">
          <table:table-cell office:value-type="string" calcext:value-type="string">
            <text:p>NTS</text:p>
          </table:table-cell>
          <table:table-cell office:value-type="string" calcext:value-type="string">
            <text:p>Note to self</text:p>
          </table:table-cell>
          <table:table-cell table:formula="of:=CONCATENATE(&quot;{Name: &quot;&quot;&quot;;[.A964];&quot;&quot;&quot;, Desc:&quot;&quot;&quot;; [.B964]; &quot;&quot;&quot;},&quot;)" office:value-type="string" office:string-value="{Name: &quot;NTS&quot;, Desc:&quot;Note to self&quot;}," calcext:value-type="string">
            <text:p>{Name: "NTS", Desc:"Note to self"},</text:p>
          </table:table-cell>
        </table:table-row>
        <table:table-row table:style-name="ro1">
          <table:table-cell office:value-type="string" calcext:value-type="string">
            <text:p>NVM</text:p>
          </table:table-cell>
          <table:table-cell office:value-type="string" calcext:value-type="string">
            <text:p>Never mind</text:p>
          </table:table-cell>
          <table:table-cell table:formula="of:=CONCATENATE(&quot;{Name: &quot;&quot;&quot;;[.A965];&quot;&quot;&quot;, Desc:&quot;&quot;&quot;; [.B965]; &quot;&quot;&quot;},&quot;)" office:value-type="string" office:string-value="{Name: &quot;NVM&quot;, Desc:&quot;Never mind&quot;}," calcext:value-type="string">
            <text:p>{Name: "NVM", Desc:"Never mind"},</text:p>
          </table:table-cell>
        </table:table-row>
        <table:table-row table:style-name="ro1">
          <table:table-cell office:value-type="string" calcext:value-type="string">
            <text:p>NVR</text:p>
          </table:table-cell>
          <table:table-cell office:value-type="string" calcext:value-type="string">
            <text:p>Never</text:p>
          </table:table-cell>
          <table:table-cell table:formula="of:=CONCATENATE(&quot;{Name: &quot;&quot;&quot;;[.A966];&quot;&quot;&quot;, Desc:&quot;&quot;&quot;; [.B966]; &quot;&quot;&quot;},&quot;)" office:value-type="string" office:string-value="{Name: &quot;NVR&quot;, Desc:&quot;Never&quot;}," calcext:value-type="string">
            <text:p>{Name: "NVR", Desc:"Never"},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No way</text:p>
          </table:table-cell>
          <table:table-cell table:formula="of:=CONCATENATE(&quot;{Name: &quot;&quot;&quot;;[.A967];&quot;&quot;&quot;, Desc:&quot;&quot;&quot;; [.B967]; &quot;&quot;&quot;},&quot;)" office:value-type="string" office:string-value="{Name: &quot;NW&quot;, Desc:&quot;No way&quot;}," calcext:value-type="string">
            <text:p>{Name: "NW", Desc:"No way"},</text:p>
          </table:table-cell>
        </table:table-row>
        <table:table-row table:style-name="ro1">
          <table:table-cell office:value-type="string" calcext:value-type="string">
            <text:p>NWO</text:p>
          </table:table-cell>
          <table:table-cell office:value-type="string" calcext:value-type="string">
            <text:p>No way out</text:p>
          </table:table-cell>
          <table:table-cell table:formula="of:=CONCATENATE(&quot;{Name: &quot;&quot;&quot;;[.A968];&quot;&quot;&quot;, Desc:&quot;&quot;&quot;; [.B968]; &quot;&quot;&quot;},&quot;)" office:value-type="string" office:string-value="{Name: &quot;NWO&quot;, Desc:&quot;No way out&quot;}," calcext:value-type="string">
            <text:p>{Name: "NWO", Desc:"No way out"},</text:p>
          </table:table-cell>
        </table:table-row>
        <table:table-row table:style-name="ro1">
          <table:table-cell office:value-type="string" calcext:value-type="string">
            <text:p>O4U</text:p>
          </table:table-cell>
          <table:table-cell office:value-type="string" calcext:value-type="string">
            <text:p>Only for you</text:p>
          </table:table-cell>
          <table:table-cell table:formula="of:=CONCATENATE(&quot;{Name: &quot;&quot;&quot;;[.A969];&quot;&quot;&quot;, Desc:&quot;&quot;&quot;; [.B969]; &quot;&quot;&quot;},&quot;)" office:value-type="string" office:string-value="{Name: &quot;O4U&quot;, Desc:&quot;Only for you&quot;}," calcext:value-type="string">
            <text:p>{Name: "O4U", Desc:"Only for you"},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pponent (online gaming)</text:p>
          </table:table-cell>
          <table:table-cell table:formula="of:=CONCATENATE(&quot;{Name: &quot;&quot;&quot;;[.A970];&quot;&quot;&quot;, Desc:&quot;&quot;&quot;; [.B970]; &quot;&quot;&quot;},&quot;)" office:value-type="string" office:string-value="{Name: &quot;O&quot;, Desc:&quot;Opponent (online gaming)&quot;}," calcext:value-type="string">
            <text:p>{Name: "O", Desc:"Opponent (online gaming)"},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Meaning 'hugs'</text:p>
          </table:table-cell>
          <table:table-cell table:formula="of:=CONCATENATE(&quot;{Name: &quot;&quot;&quot;;[.A971];&quot;&quot;&quot;, Desc:&quot;&quot;&quot;; [.B971]; &quot;&quot;&quot;},&quot;)" office:value-type="string" office:string-value="{Name: &quot;O&quot;, Desc:&quot;Meaning 'hugs'&quot;}," calcext:value-type="string">
            <text:p>{Name: "O", Desc:"Meaning 'hugs'"},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ver</text:p>
          </table:table-cell>
          <table:table-cell table:formula="of:=CONCATENATE(&quot;{Name: &quot;&quot;&quot;;[.A972];&quot;&quot;&quot;, Desc:&quot;&quot;&quot;; [.B972]; &quot;&quot;&quot;},&quot;)" office:value-type="string" office:string-value="{Name: &quot;O&quot;, Desc:&quot;Over&quot;}," calcext:value-type="string">
            <text:p>{Name: "O", Desc:"Over"},</text:p>
          </table:table-cell>
        </table:table-row>
        <table:table-row table:style-name="ro1">
          <table:table-cell office:value-type="string" calcext:value-type="string">
            <text:p>OA</text:p>
          </table:table-cell>
          <table:table-cell office:value-type="string" calcext:value-type="string">
            <text:p>Online auctions</text:p>
          </table:table-cell>
          <table:table-cell table:formula="of:=CONCATENATE(&quot;{Name: &quot;&quot;&quot;;[.A973];&quot;&quot;&quot;, Desc:&quot;&quot;&quot;; [.B973]; &quot;&quot;&quot;},&quot;)" office:value-type="string" office:string-value="{Name: &quot;OA&quot;, Desc:&quot;Online auctions&quot;}," calcext:value-type="string">
            <text:p>{Name: "OA", Desc:"Online auctions"},</text:p>
          </table:table-cell>
        </table:table-row>
        <table:table-row table:style-name="ro1">
          <table:table-cell office:value-type="string" calcext:value-type="string">
            <text:p>OATUS</text:p>
          </table:table-cell>
          <table:table-cell office:value-type="string" calcext:value-type="string">
            <text:p>On a totally unrelated subject</text:p>
          </table:table-cell>
          <table:table-cell table:formula="of:=CONCATENATE(&quot;{Name: &quot;&quot;&quot;;[.A974];&quot;&quot;&quot;, Desc:&quot;&quot;&quot;; [.B974]; &quot;&quot;&quot;},&quot;)" office:value-type="string" office:string-value="{Name: &quot;OATUS&quot;, Desc:&quot;On a totally unrelated subject&quot;}," calcext:value-type="string">
            <text:p>{Name: "OATUS", Desc:"On a totally unrelated subject"},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Oh baby</text:p>
          </table:table-cell>
          <table:table-cell table:formula="of:=CONCATENATE(&quot;{Name: &quot;&quot;&quot;;[.A975];&quot;&quot;&quot;, Desc:&quot;&quot;&quot;; [.B975]; &quot;&quot;&quot;},&quot;)" office:value-type="string" office:string-value="{Name: &quot;OB&quot;, Desc:&quot;Oh baby&quot;}," calcext:value-type="string">
            <text:p>{Name: "OB", Desc:"Oh baby"},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Oh brother</text:p>
          </table:table-cell>
          <table:table-cell table:formula="of:=CONCATENATE(&quot;{Name: &quot;&quot;&quot;;[.A976];&quot;&quot;&quot;, Desc:&quot;&quot;&quot;; [.B976]; &quot;&quot;&quot;},&quot;)" office:value-type="string" office:string-value="{Name: &quot;OB&quot;, Desc:&quot;Oh brother&quot;}," calcext:value-type="string">
            <text:p>{Name: "OB", Desc:"Oh brother"},</text:p>
          </table:table-cell>
        </table:table-row>
        <table:table-row table:style-name="ro1">
          <table:table-cell office:value-type="string" calcext:value-type="string">
            <text:p>OBV</text:p>
          </table:table-cell>
          <table:table-cell office:value-type="string" calcext:value-type="string">
            <text:p>Obviously</text:p>
          </table:table-cell>
          <table:table-cell table:formula="of:=CONCATENATE(&quot;{Name: &quot;&quot;&quot;;[.A977];&quot;&quot;&quot;, Desc:&quot;&quot;&quot;; [.B977]; &quot;&quot;&quot;},&quot;)" office:value-type="string" office:string-value="{Name: &quot;OBV&quot;, Desc:&quot;Obviously&quot;}," calcext:value-type="string">
            <text:p>{Name: "OBV", Desc:"Obviously"},</text:p>
          </table:table-cell>
        </table:table-row>
        <table:table-row table:style-name="ro1">
          <table:table-cell office:value-type="string" calcext:value-type="string">
            <text:p>OFC</text:p>
          </table:table-cell>
          <table:table-cell office:value-type="string" calcext:value-type="string">
            <text:p>Of course</text:p>
          </table:table-cell>
          <table:table-cell table:formula="of:=CONCATENATE(&quot;{Name: &quot;&quot;&quot;;[.A978];&quot;&quot;&quot;, Desc:&quot;&quot;&quot;; [.B978]; &quot;&quot;&quot;},&quot;)" office:value-type="string" office:string-value="{Name: &quot;OFC&quot;, Desc:&quot;Of course&quot;}," calcext:value-type="string">
            <text:p>{Name: "OFC", Desc:"Of course"},</text:p>
          </table:table-cell>
        </table:table-row>
        <table:table-row table:style-name="ro1">
          <table:table-cell office:value-type="string" calcext:value-type="string">
            <text:p>OG</text:p>
          </table:table-cell>
          <table:table-cell office:value-type="string" calcext:value-type="string">
            <text:p>Original gangster</text:p>
          </table:table-cell>
          <table:table-cell table:formula="of:=CONCATENATE(&quot;{Name: &quot;&quot;&quot;;[.A979];&quot;&quot;&quot;, Desc:&quot;&quot;&quot;; [.B979]; &quot;&quot;&quot;},&quot;)" office:value-type="string" office:string-value="{Name: &quot;OG&quot;, Desc:&quot;Original gangster&quot;}," calcext:value-type="string">
            <text:p>{Name: "OG", Desc:"Original gangster"},</text:p>
          </table:table-cell>
        </table:table-row>
        <table:table-row table:style-name="ro1">
          <table:table-cell office:value-type="string" calcext:value-type="string">
            <text:p>OGIM</text:p>
          </table:table-cell>
          <table:table-cell office:value-type="string" calcext:value-type="string">
            <text:p>Oh God, it's Monday</text:p>
          </table:table-cell>
          <table:table-cell table:formula="of:=CONCATENATE(&quot;{Name: &quot;&quot;&quot;;[.A980];&quot;&quot;&quot;, Desc:&quot;&quot;&quot;; [.B980]; &quot;&quot;&quot;},&quot;)" office:value-type="string" office:string-value="{Name: &quot;OGIM&quot;, Desc:&quot;Oh God, it's Monday&quot;}," calcext:value-type="string">
            <text:p>{Name: "OGIM", Desc:"Oh God, it's Monday"},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verheard</text:p>
          </table:table-cell>
          <table:table-cell table:formula="of:=CONCATENATE(&quot;{Name: &quot;&quot;&quot;;[.A981];&quot;&quot;&quot;, Desc:&quot;&quot;&quot;; [.B981]; &quot;&quot;&quot;},&quot;)" office:value-type="string" office:string-value="{Name: &quot;OH&quot;, Desc:&quot;Overheard&quot;}," calcext:value-type="string">
            <text:p>{Name: "OH", Desc:"Overheard"},</text:p>
          </table:table-cell>
        </table:table-row>
        <table:table-row table:style-name="ro1">
          <table:table-cell office:value-type="string" calcext:value-type="string">
            <text:p>OHHEMMGEE</text:p>
          </table:table-cell>
          <table:table-cell office:value-type="string" calcext:value-type="string">
            <text:p>Meaning 'Oh My God' (alternate of OMG)</text:p>
          </table:table-cell>
          <table:table-cell table:formula="of:=CONCATENATE(&quot;{Name: &quot;&quot;&quot;;[.A982];&quot;&quot;&quot;, Desc:&quot;&quot;&quot;; [.B982]; &quot;&quot;&quot;},&quot;)" office:value-type="string" office:string-value="{Name: &quot;OHHEMMGEE&quot;, Desc:&quot;Meaning 'Oh My God' (alternate of OMG)&quot;}," calcext:value-type="string">
            <text:p>{Name: "OHHEMMGEE", Desc:"Meaning 'Oh My God' (alternate of OMG)"},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Operator indisposed</text:p>
          </table:table-cell>
          <table:table-cell table:formula="of:=CONCATENATE(&quot;{Name: &quot;&quot;&quot;;[.A983];&quot;&quot;&quot;, Desc:&quot;&quot;&quot;; [.B983]; &quot;&quot;&quot;},&quot;)" office:value-type="string" office:string-value="{Name: &quot;OI&quot;, Desc:&quot;Operator indisposed&quot;}," calcext:value-type="string">
            <text:p>{Name: "OI", Desc:"Operator indisposed"},</text:p>
          </table:table-cell>
        </table:table-row>
        <table:table-row table:style-name="ro1">
          <table:table-cell office:value-type="string" calcext:value-type="string">
            <text:p>OIB</text:p>
          </table:table-cell>
          <table:table-cell office:value-type="string" calcext:value-type="string">
            <text:p>Oh, I'm back</text:p>
          </table:table-cell>
          <table:table-cell table:formula="of:=CONCATENATE(&quot;{Name: &quot;&quot;&quot;;[.A984];&quot;&quot;&quot;, Desc:&quot;&quot;&quot;; [.B984]; &quot;&quot;&quot;},&quot;)" office:value-type="string" office:string-value="{Name: &quot;OIB&quot;, Desc:&quot;Oh, I'm back&quot;}," calcext:value-type="string">
            <text:p>{Name: "OIB", Desc:"Oh, I'm back"},</text:p>
          </table:table-cell>
        </table:table-row>
        <table:table-row table:style-name="ro1">
          <table:table-cell office:value-type="string" calcext:value-type="string">
            <text:p>OIC</text:p>
          </table:table-cell>
          <table:table-cell office:value-type="string" calcext:value-type="string">
            <text:p>Oh, I see</text:p>
          </table:table-cell>
          <table:table-cell table:formula="of:=CONCATENATE(&quot;{Name: &quot;&quot;&quot;;[.A985];&quot;&quot;&quot;, Desc:&quot;&quot;&quot;; [.B985]; &quot;&quot;&quot;},&quot;)" office:value-type="string" office:string-value="{Name: &quot;OIC&quot;, Desc:&quot;Oh, I see&quot;}," calcext:value-type="string">
            <text:p>{Name: "OIC", Desc:"Oh, I see"},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office:value-type="string" calcext:value-type="string">
            <text:p>Only joking</text:p>
          </table:table-cell>
          <table:table-cell table:formula="of:=CONCATENATE(&quot;{Name: &quot;&quot;&quot;;[.A986];&quot;&quot;&quot;, Desc:&quot;&quot;&quot;; [.B986]; &quot;&quot;&quot;},&quot;)" office:value-type="string" office:string-value="{Name: &quot;OJ&quot;, Desc:&quot;Only joking&quot;}," calcext:value-type="string">
            <text:p>{Name: "OJ", Desc:"Only joking"},</text:p>
          </table:table-cell>
        </table:table-row>
        <table:table-row table:style-name="ro1">
          <table:table-cell office:value-type="string" calcext:value-type="string">
            <text:p>OL</text:p>
          </table:table-cell>
          <table:table-cell office:value-type="string" calcext:value-type="string">
            <text:p>Old lady</text:p>
          </table:table-cell>
          <table:table-cell table:formula="of:=CONCATENATE(&quot;{Name: &quot;&quot;&quot;;[.A987];&quot;&quot;&quot;, Desc:&quot;&quot;&quot;; [.B987]; &quot;&quot;&quot;},&quot;)" office:value-type="string" office:string-value="{Name: &quot;OL&quot;, Desc:&quot;Old lady&quot;}," calcext:value-type="string">
            <text:p>{Name: "OL", Desc:"Old lady"},</text:p>
          </table:table-cell>
        </table:table-row>
        <table:table-row table:style-name="ro1">
          <table:table-cell office:value-type="string" calcext:value-type="string">
            <text:p>OLL</text:p>
          </table:table-cell>
          <table:table-cell office:value-type="string" calcext:value-type="string">
            <text:p>Online love</text:p>
          </table:table-cell>
          <table:table-cell table:formula="of:=CONCATENATE(&quot;{Name: &quot;&quot;&quot;;[.A988];&quot;&quot;&quot;, Desc:&quot;&quot;&quot;; [.B988]; &quot;&quot;&quot;},&quot;)" office:value-type="string" office:string-value="{Name: &quot;OLL&quot;, Desc:&quot;Online love&quot;}," calcext:value-type="string">
            <text:p>{Name: "OLL", Desc:"Online love"},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ld man</text:p>
          </table:table-cell>
          <table:table-cell table:formula="of:=CONCATENATE(&quot;{Name: &quot;&quot;&quot;;[.A989];&quot;&quot;&quot;, Desc:&quot;&quot;&quot;; [.B989]; &quot;&quot;&quot;},&quot;)" office:value-type="string" office:string-value="{Name: &quot;OM&quot;, Desc:&quot;Old man&quot;}," calcext:value-type="string">
            <text:p>{Name: "OM", Desc:"Old man"},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h, my</text:p>
          </table:table-cell>
          <table:table-cell table:formula="of:=CONCATENATE(&quot;{Name: &quot;&quot;&quot;;[.A990];&quot;&quot;&quot;, Desc:&quot;&quot;&quot;; [.B990]; &quot;&quot;&quot;},&quot;)" office:value-type="string" office:string-value="{Name: &quot;OM&quot;, Desc:&quot;Oh, my&quot;}," calcext:value-type="string">
            <text:p>{Name: "OM", Desc:"Oh, my"},</text:p>
          </table:table-cell>
        </table:table-row>
        <table:table-row table:style-name="ro1">
          <table:table-cell office:value-type="string" calcext:value-type="string">
            <text:p>OMAA</text:p>
          </table:table-cell>
          <table:table-cell office:value-type="string" calcext:value-type="string">
            <text:p>Oh, my aching *A* (butt)</text:p>
          </table:table-cell>
          <table:table-cell table:formula="of:=CONCATENATE(&quot;{Name: &quot;&quot;&quot;;[.A991];&quot;&quot;&quot;, Desc:&quot;&quot;&quot;; [.B991]; &quot;&quot;&quot;},&quot;)" office:value-type="string" office:string-value="{Name: &quot;OMAA&quot;, Desc:&quot;Oh, my aching *A* (butt)&quot;}," calcext:value-type="string">
            <text:p>{Name: "OMAA", Desc:"Oh, my aching *A* (butt)"},</text:p>
          </table:table-cell>
        </table:table-row>
        <table:table-row table:style-name="ro1">
          <table:table-cell office:value-type="string" calcext:value-type="string">
            <text:p>OMDB</text:p>
          </table:table-cell>
          <table:table-cell office:value-type="string" calcext:value-type="string">
            <text:p>Over my dead body</text:p>
          </table:table-cell>
          <table:table-cell table:formula="of:=CONCATENATE(&quot;{Name: &quot;&quot;&quot;;[.A992];&quot;&quot;&quot;, Desc:&quot;&quot;&quot;; [.B992]; &quot;&quot;&quot;},&quot;)" office:value-type="string" office:string-value="{Name: &quot;OMDB&quot;, Desc:&quot;Over my dead body&quot;}," calcext:value-type="string">
            <text:p>{Name: "OMDB", Desc:"Over my dead body"},</text:p>
          </table:table-cell>
        </table:table-row>
        <table:table-row table:style-name="ro1">
          <table:table-cell office:value-type="string" calcext:value-type="string">
            <text:p>OMFG</text:p>
          </table:table-cell>
          <table:table-cell office:value-type="string" calcext:value-type="string">
            <text:p>Oh my *freaking* God</text:p>
          </table:table-cell>
          <table:table-cell table:formula="of:=CONCATENATE(&quot;{Name: &quot;&quot;&quot;;[.A993];&quot;&quot;&quot;, Desc:&quot;&quot;&quot;; [.B993]; &quot;&quot;&quot;},&quot;)" office:value-type="string" office:string-value="{Name: &quot;OMFG&quot;, Desc:&quot;Oh my *freaking* God&quot;}," calcext:value-type="string">
            <text:p>{Name: "OMFG", Desc:"Oh my *freaking* God"},</text:p>
          </table:table-cell>
        </table:table-row>
        <table:table-row table:style-name="ro1">
          <table:table-cell office:value-type="string" calcext:value-type="string">
            <text:p>omfglmaobbqrofl</text:p>
          </table:table-cell>
          <table:table-cell office:value-type="string" calcext:value-type="string">
            <text:p>oh my *freaking* god, laugh my *a* off, owned, roll on floor spinning around I'm so sad</text:p>
          </table:table-cell>
          <table:table-cell table:formula="of:=CONCATENATE(&quot;{Name: &quot;&quot;&quot;;[.A994];&quot;&quot;&quot;, Desc:&quot;&quot;&quot;; [.B994]; &quot;&quot;&quot;},&quot;)" office:value-type="string" office:string-value="{Name: &quot;omfglmaobbqrofl&quot;, Desc:&quot;oh my *freaking* god, laugh my *a* off, owned, roll on floor spinning around I'm so sad&quot;}," calcext:value-type="string">
            <text:p>{Name: "omfglmaobbqrofl", Desc:"oh my *freaking* god, laugh my *a* off, owned, roll on floor spinning around I'm so sad"},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Oh my God</text:p>
          </table:table-cell>
          <table:table-cell table:formula="of:=CONCATENATE(&quot;{Name: &quot;&quot;&quot;;[.A995];&quot;&quot;&quot;, Desc:&quot;&quot;&quot;; [.B995]; &quot;&quot;&quot;},&quot;)" office:value-type="string" office:string-value="{Name: &quot;OMG&quot;, Desc:&quot;Oh my God&quot;}," calcext:value-type="string">
            <text:p>{Name: "OMG", Desc:"Oh my God"},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Oh my gosh</text:p>
          </table:table-cell>
          <table:table-cell table:formula="of:=CONCATENATE(&quot;{Name: &quot;&quot;&quot;;[.A996];&quot;&quot;&quot;, Desc:&quot;&quot;&quot;; [.B996]; &quot;&quot;&quot;},&quot;)" office:value-type="string" office:string-value="{Name: &quot;OMG&quot;, Desc:&quot;Oh my gosh&quot;}," calcext:value-type="string">
            <text:p>{Name: "OMG", Desc:"Oh my gosh"},</text:p>
          </table:table-cell>
        </table:table-row>
        <table:table-row table:style-name="ro1">
          <table:table-cell office:value-type="string" calcext:value-type="string">
            <text:p>OMGYG2BK</text:p>
          </table:table-cell>
          <table:table-cell office:value-type="string" calcext:value-type="string">
            <text:p>Oh my God, you got to be kidding</text:p>
          </table:table-cell>
          <table:table-cell table:formula="of:=CONCATENATE(&quot;{Name: &quot;&quot;&quot;;[.A997];&quot;&quot;&quot;, Desc:&quot;&quot;&quot;; [.B997]; &quot;&quot;&quot;},&quot;)" office:value-type="string" office:string-value="{Name: &quot;OMGYG2BK&quot;, Desc:&quot;Oh my God, you got to be kidding&quot;}," calcext:value-type="string">
            <text:p>{Name: "OMGYG2BK", Desc:"Oh my God, you got to be kidding"},</text:p>
          </table:table-cell>
        </table:table-row>
        <table:table-row table:style-name="ro1">
          <table:table-cell office:value-type="string" calcext:value-type="string">
            <text:p>OMGYS</text:p>
          </table:table-cell>
          <table:table-cell office:value-type="string" calcext:value-type="string">
            <text:p>Oh my gosh you suck&amp;nbsp;</text:p>
          </table:table-cell>
          <table:table-cell table:formula="of:=CONCATENATE(&quot;{Name: &quot;&quot;&quot;;[.A998];&quot;&quot;&quot;, Desc:&quot;&quot;&quot;; [.B998]; &quot;&quot;&quot;},&quot;)" office:value-type="string" office:string-value="{Name: &quot;OMGYS&quot;, Desc:&quot;Oh my gosh you suck&amp;nbsp;&quot;}," calcext:value-type="string">
            <text:p>{Name: "OMGYS", Desc:"Oh my gosh you suck&amp;nbsp;"},</text:p>
          </table:table-cell>
        </table:table-row>
        <table:table-row table:style-name="ro1">
          <table:table-cell office:value-type="string" calcext:value-type="string">
            <text:p>OMS</text:p>
          </table:table-cell>
          <table:table-cell office:value-type="string" calcext:value-type="string">
            <text:p>On my soul (meaning 'promise')</text:p>
          </table:table-cell>
          <table:table-cell table:formula="of:=CONCATENATE(&quot;{Name: &quot;&quot;&quot;;[.A999];&quot;&quot;&quot;, Desc:&quot;&quot;&quot;; [.B999]; &quot;&quot;&quot;},&quot;)" office:value-type="string" office:string-value="{Name: &quot;OMS&quot;, Desc:&quot;On my soul (meaning 'promise')&quot;}," calcext:value-type="string">
            <text:p>{Name: "OMS", Desc:"On my soul (meaning 'promise')"},</text:p>
          </table:table-cell>
        </table:table-row>
        <table:table-row table:style-name="ro1">
          <table:table-cell office:value-type="string" calcext:value-type="string">
            <text:p>OMW</text:p>
          </table:table-cell>
          <table:table-cell office:value-type="string" calcext:value-type="string">
            <text:p>On my way</text:p>
          </table:table-cell>
          <table:table-cell table:formula="of:=CONCATENATE(&quot;{Name: &quot;&quot;&quot;;[.A1000];&quot;&quot;&quot;, Desc:&quot;&quot;&quot;; [.B1000]; &quot;&quot;&quot;},&quot;)" office:value-type="string" office:string-value="{Name: &quot;OMW&quot;, Desc:&quot;On my way&quot;}," calcext:value-type="string">
            <text:p>{Name: "OMW", Desc:"On my way"},</text:p>
          </table:table-cell>
        </table:table-row>
        <table:table-row table:style-name="ro1">
          <table:table-cell office:value-type="string" calcext:value-type="string">
            <text:p>ONL</text:p>
          </table:table-cell>
          <table:table-cell office:value-type="string" calcext:value-type="string">
            <text:p>Online</text:p>
          </table:table-cell>
          <table:table-cell table:formula="of:=CONCATENATE(&quot;{Name: &quot;&quot;&quot;;[.A1001];&quot;&quot;&quot;, Desc:&quot;&quot;&quot;; [.B1001]; &quot;&quot;&quot;},&quot;)" office:value-type="string" office:string-value="{Name: &quot;ONL&quot;, Desc:&quot;Online&quot;}," calcext:value-type="string">
            <text:p>{Name: "ONL", Desc:"Online"},</text:p>
          </table:table-cell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Over and out</text:p>
          </table:table-cell>
          <table:table-cell table:formula="of:=CONCATENATE(&quot;{Name: &quot;&quot;&quot;;[.A1002];&quot;&quot;&quot;, Desc:&quot;&quot;&quot;; [.B1002]; &quot;&quot;&quot;},&quot;)" office:value-type="string" office:string-value="{Name: &quot;OO&quot;, Desc:&quot;Over and out&quot;}," calcext:value-type="string">
            <text:p>{Name: "OO", Desc:"Over and out"},</text:p>
          </table:table-cell>
        </table:table-row>
        <table:table-row table:style-name="ro1">
          <table:table-cell office:value-type="string" calcext:value-type="string">
            <text:p>OOC</text:p>
          </table:table-cell>
          <table:table-cell office:value-type="string" calcext:value-type="string">
            <text:p>Out of character</text:p>
          </table:table-cell>
          <table:table-cell table:formula="of:=CONCATENATE(&quot;{Name: &quot;&quot;&quot;;[.A1003];&quot;&quot;&quot;, Desc:&quot;&quot;&quot;; [.B1003]; &quot;&quot;&quot;},&quot;)" office:value-type="string" office:string-value="{Name: &quot;OOC&quot;, Desc:&quot;Out of character&quot;}," calcext:value-type="string">
            <text:p>{Name: "OOC", Desc:"Out of character"},</text:p>
          </table:table-cell>
        </table:table-row>
        <table:table-row table:style-name="ro1">
          <table:table-cell office:value-type="string" calcext:value-type="string">
            <text:p>OOH</text:p>
          </table:table-cell>
          <table:table-cell office:value-type="string" calcext:value-type="string">
            <text:p>Out of here</text:p>
          </table:table-cell>
          <table:table-cell table:formula="of:=CONCATENATE(&quot;{Name: &quot;&quot;&quot;;[.A1004];&quot;&quot;&quot;, Desc:&quot;&quot;&quot;; [.B1004]; &quot;&quot;&quot;},&quot;)" office:value-type="string" office:string-value="{Name: &quot;OOH&quot;, Desc:&quot;Out of here&quot;}," calcext:value-type="string">
            <text:p>{Name: "OOH", Desc:"Out of here"},</text:p>
          </table:table-cell>
        </table:table-row>
        <table:table-row table:style-name="ro1">
          <table:table-cell office:value-type="string" calcext:value-type="string">
            <text:p>OOMF</text:p>
          </table:table-cell>
          <table:table-cell office:value-type="string" calcext:value-type="string">
            <text:p>One of my followers</text:p>
          </table:table-cell>
          <table:table-cell table:formula="of:=CONCATENATE(&quot;{Name: &quot;&quot;&quot;;[.A1005];&quot;&quot;&quot;, Desc:&quot;&quot;&quot;; [.B1005]; &quot;&quot;&quot;},&quot;)" office:value-type="string" office:string-value="{Name: &quot;OOMF&quot;, Desc:&quot;One of my followers&quot;}," calcext:value-type="string">
            <text:p>{Name: "OOMF", Desc:"One of my followers"},</text:p>
          </table:table-cell>
        </table:table-row>
        <table:table-row table:style-name="ro1">
          <table:table-cell office:value-type="string" calcext:value-type="string">
            <text:p>OOTD</text:p>
          </table:table-cell>
          <table:table-cell office:value-type="string" calcext:value-type="string">
            <text:p>One of these days</text:p>
          </table:table-cell>
          <table:table-cell table:formula="of:=CONCATENATE(&quot;{Name: &quot;&quot;&quot;;[.A1006];&quot;&quot;&quot;, Desc:&quot;&quot;&quot;; [.B1006]; &quot;&quot;&quot;},&quot;)" office:value-type="string" office:string-value="{Name: &quot;OOTD&quot;, Desc:&quot;One of these days&quot;}," calcext:value-type="string">
            <text:p>{Name: "OOTD", Desc:"One of these days"},</text:p>
          </table:table-cell>
        </table:table-row>
        <table:table-row table:style-name="ro1">
          <table:table-cell office:value-type="string" calcext:value-type="string">
            <text:p>OOTD</text:p>
          </table:table-cell>
          <table:table-cell office:value-type="string" calcext:value-type="string">
            <text:p>Outfit of the day (Instagram)</text:p>
          </table:table-cell>
          <table:table-cell table:formula="of:=CONCATENATE(&quot;{Name: &quot;&quot;&quot;;[.A1007];&quot;&quot;&quot;, Desc:&quot;&quot;&quot;; [.B1007]; &quot;&quot;&quot;},&quot;)" office:value-type="string" office:string-value="{Name: &quot;OOTD&quot;, Desc:&quot;Outfit of the day (Instagram)&quot;}," calcext:value-type="string">
            <text:p>{Name: "OOTD", Desc:"Outfit of the day (Instagram)"},</text:p>
          </table:table-cell>
        </table:table-row>
        <table:table-row table:style-name="ro1">
          <table:table-cell office:value-type="string" calcext:value-type="string">
            <text:p>OOTO</text:p>
          </table:table-cell>
          <table:table-cell office:value-type="string" calcext:value-type="string">
            <text:p>Out of the office</text:p>
          </table:table-cell>
          <table:table-cell table:formula="of:=CONCATENATE(&quot;{Name: &quot;&quot;&quot;;[.A1008];&quot;&quot;&quot;, Desc:&quot;&quot;&quot;; [.B1008]; &quot;&quot;&quot;},&quot;)" office:value-type="string" office:string-value="{Name: &quot;OOTO&quot;, Desc:&quot;Out of the office&quot;}," calcext:value-type="string">
            <text:p>{Name: "OOTO", Desc:"Out of the office"},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On phone</text:p>
          </table:table-cell>
          <table:table-cell table:formula="of:=CONCATENATE(&quot;{Name: &quot;&quot;&quot;;[.A1009];&quot;&quot;&quot;, Desc:&quot;&quot;&quot;; [.B1009]; &quot;&quot;&quot;},&quot;)" office:value-type="string" office:string-value="{Name: &quot;OP&quot;, Desc:&quot;On phone&quot;}," calcext:value-type="string">
            <text:p>{Name: "OP", Desc:"On phone"},</text:p>
          </table:table-cell>
        </table:table-row>
        <table:table-row table:style-name="ro1">
          <table:table-cell office:value-type="string" calcext:value-type="string">
            <text:p>ORLY</text:p>
          </table:table-cell>
          <table:table-cell office:value-type="string" calcext:value-type="string">
            <text:p>Oh really?</text:p>
          </table:table-cell>
          <table:table-cell table:formula="of:=CONCATENATE(&quot;{Name: &quot;&quot;&quot;;[.A1010];&quot;&quot;&quot;, Desc:&quot;&quot;&quot;; [.B1010]; &quot;&quot;&quot;},&quot;)" office:value-type="string" office:string-value="{Name: &quot;ORLY&quot;, Desc:&quot;Oh really?&quot;}," calcext:value-type="string">
            <text:p>{Name: "ORLY", Desc:"Oh really?"},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perating system</text:p>
          </table:table-cell>
          <table:table-cell table:formula="of:=CONCATENATE(&quot;{Name: &quot;&quot;&quot;;[.A1011];&quot;&quot;&quot;, Desc:&quot;&quot;&quot;; [.B1011]; &quot;&quot;&quot;},&quot;)" office:value-type="string" office:string-value="{Name: &quot;OS&quot;, Desc:&quot;Operating system&quot;}," calcext:value-type="string">
            <text:p>{Name: "OS", Desc:"Operating system"},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Off topic (discussion forums)</text:p>
          </table:table-cell>
          <table:table-cell table:formula="of:=CONCATENATE(&quot;{Name: &quot;&quot;&quot;;[.A1012];&quot;&quot;&quot;, Desc:&quot;&quot;&quot;; [.B1012]; &quot;&quot;&quot;},&quot;)" office:value-type="string" office:string-value="{Name: &quot;OT&quot;, Desc:&quot;Off topic (discussion forums)&quot;}," calcext:value-type="string">
            <text:p>{Name: "OT", Desc:"Off topic (discussion forums)"},</text:p>
          </table:table-cell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Off to bed</text:p>
          </table:table-cell>
          <table:table-cell table:formula="of:=CONCATENATE(&quot;{Name: &quot;&quot;&quot;;[.A1013];&quot;&quot;&quot;, Desc:&quot;&quot;&quot;; [.B1013]; &quot;&quot;&quot;},&quot;)" office:value-type="string" office:string-value="{Name: &quot;OTB&quot;, Desc:&quot;Off to bed&quot;}," calcext:value-type="string">
            <text:p>{Name: "OTB", Desc:"Off to bed"},</text:p>
          </table:table-cell>
        </table:table-row>
        <table:table-row table:style-name="ro1">
          <table:table-cell office:value-type="string" calcext:value-type="string">
            <text:p>OTFL</text:p>
          </table:table-cell>
          <table:table-cell office:value-type="string" calcext:value-type="string">
            <text:p>On the floor laughing</text:p>
          </table:table-cell>
          <table:table-cell table:formula="of:=CONCATENATE(&quot;{Name: &quot;&quot;&quot;;[.A1014];&quot;&quot;&quot;, Desc:&quot;&quot;&quot;; [.B1014]; &quot;&quot;&quot;},&quot;)" office:value-type="string" office:string-value="{Name: &quot;OTFL&quot;, Desc:&quot;On the floor laughing&quot;}," calcext:value-type="string">
            <text:p>{Name: "OTFL", Desc:"On the floor laughing"},</text:p>
          </table:table-cell>
        </table:table-row>
        <table:table-row table:style-name="ro1">
          <table:table-cell office:value-type="string" calcext:value-type="string">
            <text:p>OTL</text:p>
          </table:table-cell>
          <table:table-cell office:value-type="string" calcext:value-type="string">
            <text:p>Out to lunch</text:p>
          </table:table-cell>
          <table:table-cell table:formula="of:=CONCATENATE(&quot;{Name: &quot;&quot;&quot;;[.A1015];&quot;&quot;&quot;, Desc:&quot;&quot;&quot;; [.B1015]; &quot;&quot;&quot;},&quot;)" office:value-type="string" office:string-value="{Name: &quot;OTL&quot;, Desc:&quot;Out to lunch&quot;}," calcext:value-type="string">
            <text:p>{Name: "OTL", Desc:"Out to lunch"},</text:p>
          </table:table-cell>
        </table:table-row>
        <table:table-row table:style-name="ro1">
          <table:table-cell office:value-type="string" calcext:value-type="string">
            <text:p>OTOH</text:p>
          </table:table-cell>
          <table:table-cell office:value-type="string" calcext:value-type="string">
            <text:p>On the other hand</text:p>
          </table:table-cell>
          <table:table-cell table:formula="of:=CONCATENATE(&quot;{Name: &quot;&quot;&quot;;[.A1016];&quot;&quot;&quot;, Desc:&quot;&quot;&quot;; [.B1016]; &quot;&quot;&quot;},&quot;)" office:value-type="string" office:string-value="{Name: &quot;OTOH&quot;, Desc:&quot;On the other hand&quot;}," calcext:value-type="string">
            <text:p>{Name: "OTOH", Desc:"On the other hand"},</text:p>
          </table:table-cell>
        </table:table-row>
        <table:table-row table:style-name="ro1">
          <table:table-cell office:value-type="string" calcext:value-type="string">
            <text:p>OTP</text:p>
          </table:table-cell>
          <table:table-cell office:value-type="string" calcext:value-type="string">
            <text:p>On the phone</text:p>
          </table:table-cell>
          <table:table-cell table:formula="of:=CONCATENATE(&quot;{Name: &quot;&quot;&quot;;[.A1017];&quot;&quot;&quot;, Desc:&quot;&quot;&quot;; [.B1017]; &quot;&quot;&quot;},&quot;)" office:value-type="string" office:string-value="{Name: &quot;OTP&quot;, Desc:&quot;On the phone&quot;}," calcext:value-type="string">
            <text:p>{Name: "OTP", Desc:"On the phone"},</text:p>
          </table:table-cell>
        </table:table-row>
        <table:table-row table:style-name="ro1">
          <table:table-cell office:value-type="string" calcext:value-type="string">
            <text:p>OTP</text:p>
          </table:table-cell>
          <table:table-cell office:value-type="string" calcext:value-type="string">
            <text:p>One true pairing; two people you would love to see as a couple</text:p>
          </table:table-cell>
          <table:table-cell table:formula="of:=CONCATENATE(&quot;{Name: &quot;&quot;&quot;;[.A1018];&quot;&quot;&quot;, Desc:&quot;&quot;&quot;; [.B1018]; &quot;&quot;&quot;},&quot;)" office:value-type="string" office:string-value="{Name: &quot;OTP&quot;, Desc:&quot;One true pairing; two people you would love to see as a couple&quot;}," calcext:value-type="string">
            <text:p>{Name: "OTP", Desc:"One true pairing; two people you would love to see as a couple"},</text:p>
          </table:table-cell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Over the top</text:p>
          </table:table-cell>
          <table:table-cell table:formula="of:=CONCATENATE(&quot;{Name: &quot;&quot;&quot;;[.A1019];&quot;&quot;&quot;, Desc:&quot;&quot;&quot;; [.B1019]; &quot;&quot;&quot;},&quot;)" office:value-type="string" office:string-value="{Name: &quot;OTT&quot;, Desc:&quot;Over the top&quot;}," calcext:value-type="string">
            <text:p>{Name: "OTT", Desc:"Over the top"},</text:p>
          </table:table-cell>
        </table:table-row>
        <table:table-row table:style-name="ro1">
          <table:table-cell office:value-type="string" calcext:value-type="string">
            <text:p>OTTOMH</text:p>
          </table:table-cell>
          <table:table-cell office:value-type="string" calcext:value-type="string">
            <text:p>Off the top of my head</text:p>
          </table:table-cell>
          <table:table-cell table:formula="of:=CONCATENATE(&quot;{Name: &quot;&quot;&quot;;[.A1020];&quot;&quot;&quot;, Desc:&quot;&quot;&quot;; [.B1020]; &quot;&quot;&quot;},&quot;)" office:value-type="string" office:string-value="{Name: &quot;OTTOMH&quot;, Desc:&quot;Off the top of my head&quot;}," calcext:value-type="string">
            <text:p>{Name: "OTTOMH", Desc:"Off the top of my head"},</text:p>
          </table:table-cell>
        </table:table-row>
        <table:table-row table:style-name="ro1">
          <table:table-cell office:value-type="string" calcext:value-type="string">
            <text:p>OTW</text:p>
          </table:table-cell>
          <table:table-cell office:value-type="string" calcext:value-type="string">
            <text:p>Off to work</text:p>
          </table:table-cell>
          <table:table-cell table:formula="of:=CONCATENATE(&quot;{Name: &quot;&quot;&quot;;[.A1021];&quot;&quot;&quot;, Desc:&quot;&quot;&quot;; [.B1021]; &quot;&quot;&quot;},&quot;)" office:value-type="string" office:string-value="{Name: &quot;OTW&quot;, Desc:&quot;Off to work&quot;}," calcext:value-type="string">
            <text:p>{Name: "OTW", Desc:"Off to work"},</text:p>
          </table:table-cell>
        </table:table-row>
        <table:table-row table:style-name="ro1">
          <table:table-cell office:value-type="string" calcext:value-type="string">
            <text:p>OVA</text:p>
          </table:table-cell>
          <table:table-cell office:value-type="string" calcext:value-type="string">
            <text:p>Over</text:p>
          </table:table-cell>
          <table:table-cell table:formula="of:=CONCATENATE(&quot;{Name: &quot;&quot;&quot;;[.A1022];&quot;&quot;&quot;, Desc:&quot;&quot;&quot;; [.B1022]; &quot;&quot;&quot;},&quot;)" office:value-type="string" office:string-value="{Name: &quot;OVA&quot;, Desc:&quot;Over&quot;}," calcext:value-type="string">
            <text:p>{Name: "OVA", Desc:"Over"},</text:p>
          </table:table-cell>
        </table:table-row>
        <table:table-row table:style-name="ro1">
          <table:table-cell office:value-type="string" calcext:value-type="string">
            <text:p>OYO</text:p>
          </table:table-cell>
          <table:table-cell office:value-type="string" calcext:value-type="string">
            <text:p>On your own</text:p>
          </table:table-cell>
          <table:table-cell table:formula="of:=CONCATENATE(&quot;{Name: &quot;&quot;&quot;;[.A1023];&quot;&quot;&quot;, Desc:&quot;&quot;&quot;; [.B1023]; &quot;&quot;&quot;},&quot;)" office:value-type="string" office:string-value="{Name: &quot;OYO&quot;, Desc:&quot;On your own&quot;}," calcext:value-type="string">
            <text:p>{Name: "OYO", Desc:"On your own"},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tner (online gaming)</text:p>
          </table:table-cell>
          <table:table-cell table:formula="of:=CONCATENATE(&quot;{Name: &quot;&quot;&quot;;[.A1024];&quot;&quot;&quot;, Desc:&quot;&quot;&quot;; [.B1024]; &quot;&quot;&quot;},&quot;)" office:value-type="string" office:string-value="{Name: &quot;P&quot;, Desc:&quot;Partner (online gaming)&quot;}," calcext:value-type="string">
            <text:p>{Name: "P", Desc:"Partner (online gaming)"},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string" calcext:value-type="string">
            <text:p>Parent to parent</text:p>
          </table:table-cell>
          <table:table-cell table:formula="of:=CONCATENATE(&quot;{Name: &quot;&quot;&quot;;[.A1025];&quot;&quot;&quot;, Desc:&quot;&quot;&quot;; [.B1025]; &quot;&quot;&quot;},&quot;)" office:value-type="string" office:string-value="{Name: &quot;P2P&quot;, Desc:&quot;Parent to parent&quot;}," calcext:value-type="string">
            <text:p>{Name: "P2P", Desc:"Parent to parent"},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string" calcext:value-type="string">
            <text:p>Peer to peer</text:p>
          </table:table-cell>
          <table:table-cell table:formula="of:=CONCATENATE(&quot;{Name: &quot;&quot;&quot;;[.A1026];&quot;&quot;&quot;, Desc:&quot;&quot;&quot;; [.B1026]; &quot;&quot;&quot;},&quot;)" office:value-type="string" office:string-value="{Name: &quot;P2P&quot;, Desc:&quot;Peer to peer&quot;}," calcext:value-type="string">
            <text:p>{Name: "P2P", Desc:"Peer to peer"},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string" calcext:value-type="string">
            <text:p>Pay to play (online gaming)</text:p>
          </table:table-cell>
          <table:table-cell table:formula="of:=CONCATENATE(&quot;{Name: &quot;&quot;&quot;;[.A1027];&quot;&quot;&quot;, Desc:&quot;&quot;&quot;; [.B1027]; &quot;&quot;&quot;},&quot;)" office:value-type="string" office:string-value="{Name: &quot;P2P&quot;, Desc:&quot;Pay to play (online gaming)&quot;}," calcext:value-type="string">
            <text:p>{Name: "P2P", Desc:"Pay to play (online gaming)"},</text:p>
          </table:table-cell>
        </table:table-row>
        <table:table-row table:style-name="ro1">
          <table:table-cell office:value-type="string" calcext:value-type="string">
            <text:p>P911</text:p>
          </table:table-cell>
          <table:table-cell office:value-type="string" calcext:value-type="string">
            <text:p>Parents coming into room alert</text:p>
          </table:table-cell>
          <table:table-cell table:formula="of:=CONCATENATE(&quot;{Name: &quot;&quot;&quot;;[.A1028];&quot;&quot;&quot;, Desc:&quot;&quot;&quot;; [.B1028]; &quot;&quot;&quot;},&quot;)" office:value-type="string" office:string-value="{Name: &quot;P911&quot;, Desc:&quot;Parents coming into room alert&quot;}," calcext:value-type="string">
            <text:p>{Name: "P911", Desc:"Parents coming into room alert"},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office:value-type="string" calcext:value-type="string">
            <text:p>Post a picture</text:p>
          </table:table-cell>
          <table:table-cell table:formula="of:=CONCATENATE(&quot;{Name: &quot;&quot;&quot;;[.A1029];&quot;&quot;&quot;, Desc:&quot;&quot;&quot;; [.B1029]; &quot;&quot;&quot;},&quot;)" office:value-type="string" office:string-value="{Name: &quot;PAP&quot;, Desc:&quot;Post a picture&quot;}," calcext:value-type="string">
            <text:p>{Name: "PAP", Desc:"Post a picture"},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Meaning 'patrol' (online gaming)</text:p>
          </table:table-cell>
          <table:table-cell table:formula="of:=CONCATENATE(&quot;{Name: &quot;&quot;&quot;;[.A1030];&quot;&quot;&quot;, Desc:&quot;&quot;&quot;; [.B1030]; &quot;&quot;&quot;},&quot;)" office:value-type="string" office:string-value="{Name: &quot;PAT&quot;, Desc:&quot;Meaning 'patrol' (online gaming)&quot;}," calcext:value-type="string">
            <text:p>{Name: "PAT", Desc:"Meaning 'patrol' (online gaming)"},</text:p>
          </table:table-cell>
        </table:table-row>
        <table:table-row table:style-name="ro1">
          <table:table-cell office:value-type="string" calcext:value-type="string">
            <text:p>PAW</text:p>
          </table:table-cell>
          <table:table-cell office:value-type="string" calcext:value-type="string">
            <text:p>Parents are watching</text:p>
          </table:table-cell>
          <table:table-cell table:formula="of:=CONCATENATE(&quot;{Name: &quot;&quot;&quot;;[.A1031];&quot;&quot;&quot;, Desc:&quot;&quot;&quot;; [.B1031]; &quot;&quot;&quot;},&quot;)" office:value-type="string" office:string-value="{Name: &quot;PAW&quot;, Desc:&quot;Parents are watching&quot;}," calcext:value-type="string">
            <text:p>{Name: "PAW", Desc:"Parents are watching"},</text:p>
          </table:table-cell>
        </table:table-row>
        <table:table-row table:style-name="ro1">
          <table:table-cell office:value-type="string" calcext:value-type="string">
            <text:p>PBOOK</text:p>
          </table:table-cell>
          <table:table-cell office:value-type="string" calcext:value-type="string">
            <text:p>Phonebook (e-mail)</text:p>
          </table:table-cell>
          <table:table-cell table:formula="of:=CONCATENATE(&quot;{Name: &quot;&quot;&quot;;[.A1032];&quot;&quot;&quot;, Desc:&quot;&quot;&quot;; [.B1032]; &quot;&quot;&quot;},&quot;)" office:value-type="string" office:string-value="{Name: &quot;PBOOK&quot;, Desc:&quot;Phonebook (e-mail)&quot;}," calcext:value-type="string">
            <text:p>{Name: "PBOOK", Desc:"Phonebook (e-mail)"},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layer character (online gaming)</text:p>
          </table:table-cell>
          <table:table-cell table:formula="of:=CONCATENATE(&quot;{Name: &quot;&quot;&quot;;[.A1033];&quot;&quot;&quot;, Desc:&quot;&quot;&quot;; [.B1033]; &quot;&quot;&quot;},&quot;)" office:value-type="string" office:string-value="{Name: &quot;PC&quot;, Desc:&quot;Player character (online gaming)&quot;}," calcext:value-type="string">
            <text:p>{Name: "PC", Desc:"Player character (online gaming)"},</text:p>
          </table:table-cell>
        </table:table-row>
        <table:table-row table:style-name="ro1">
          <table:table-cell office:value-type="string" calcext:value-type="string">
            <text:p>PCM</text:p>
          </table:table-cell>
          <table:table-cell office:value-type="string" calcext:value-type="string">
            <text:p>Please call me</text:p>
          </table:table-cell>
          <table:table-cell table:formula="of:=CONCATENATE(&quot;{Name: &quot;&quot;&quot;;[.A1034];&quot;&quot;&quot;, Desc:&quot;&quot;&quot;; [.B1034]; &quot;&quot;&quot;},&quot;)" office:value-type="string" office:string-value="{Name: &quot;PCM&quot;, Desc:&quot;Please call me&quot;}," calcext:value-type="string">
            <text:p>{Name: "PCM", Desc:"Please call me"},</text:p>
          </table:table-cell>
        </table:table-row>
        <table:table-row table:style-name="ro1">
          <table:table-cell office:value-type="string" calcext:value-type="string">
            <text:p>PDA</text:p>
          </table:table-cell>
          <table:table-cell office:value-type="string" calcext:value-type="string">
            <text:p>Personal display (of) affection</text:p>
          </table:table-cell>
          <table:table-cell table:formula="of:=CONCATENATE(&quot;{Name: &quot;&quot;&quot;;[.A1035];&quot;&quot;&quot;, Desc:&quot;&quot;&quot;; [.B1035]; &quot;&quot;&quot;},&quot;)" office:value-type="string" office:string-value="{Name: &quot;PDA&quot;, Desc:&quot;Personal display (of) affection&quot;}," calcext:value-type="string">
            <text:p>{Name: "PDA", Desc:"Personal display (of) affection"},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string" calcext:value-type="string">
            <text:p>Pretty darn happy</text:p>
          </table:table-cell>
          <table:table-cell table:formula="of:=CONCATENATE(&quot;{Name: &quot;&quot;&quot;;[.A1036];&quot;&quot;&quot;, Desc:&quot;&quot;&quot;; [.B1036]; &quot;&quot;&quot;},&quot;)" office:value-type="string" office:string-value="{Name: &quot;PDH&quot;, Desc:&quot;Pretty darn happy&quot;}," calcext:value-type="string">
            <text:p>{Name: "PDH", Desc:"Pretty darn happy"},</text:p>
          </table:table-cell>
        </table:table-row>
        <table:table-row table:style-name="ro1">
          <table:table-cell office:value-type="string" calcext:value-type="string">
            <text:p>PDS</text:p>
          </table:table-cell>
          <table:table-cell office:value-type="string" calcext:value-type="string">
            <text:p>Please don't shoot</text:p>
          </table:table-cell>
          <table:table-cell table:formula="of:=CONCATENATE(&quot;{Name: &quot;&quot;&quot;;[.A1037];&quot;&quot;&quot;, Desc:&quot;&quot;&quot;; [.B1037]; &quot;&quot;&quot;},&quot;)" office:value-type="string" office:string-value="{Name: &quot;PDS&quot;, Desc:&quot;Please don't shoot&quot;}," calcext:value-type="string">
            <text:p>{Name: "PDS", Desc:"Please don't shoot"},</text:p>
          </table:table-cell>
        </table:table-row>
        <table:table-row table:style-name="ro1">
          <table:table-cell office:value-type="string" calcext:value-type="string">
            <text:p>PDQ</text:p>
          </table:table-cell>
          <table:table-cell office:value-type="string" calcext:value-type="string">
            <text:p>Pretty darn quick</text:p>
          </table:table-cell>
          <table:table-cell table:formula="of:=CONCATENATE(&quot;{Name: &quot;&quot;&quot;;[.A1038];&quot;&quot;&quot;, Desc:&quot;&quot;&quot;; [.B1038]; &quot;&quot;&quot;},&quot;)" office:value-type="string" office:string-value="{Name: &quot;PDQ&quot;, Desc:&quot;Pretty darn quick&quot;}," calcext:value-type="string">
            <text:p>{Name: "PDQ", Desc:"Pretty darn quick"},</text:p>
          </table:table-cell>
        </table:table-row>
        <table:table-row table:style-name="ro1">
          <table:table-cell office:value-type="string" calcext:value-type="string">
            <text:p>PEEPS</text:p>
          </table:table-cell>
          <table:table-cell office:value-type="string" calcext:value-type="string">
            <text:p>People</text:p>
          </table:table-cell>
          <table:table-cell table:formula="of:=CONCATENATE(&quot;{Name: &quot;&quot;&quot;;[.A1039];&quot;&quot;&quot;, Desc:&quot;&quot;&quot;; [.B1039]; &quot;&quot;&quot;},&quot;)" office:value-type="string" office:string-value="{Name: &quot;PEEPS&quot;, Desc:&quot;People&quot;}," calcext:value-type="string">
            <text:p>{Name: "PEEPS", Desc:"People"},</text:p>
          </table:table-cell>
        </table:table-row>
        <table:table-row table:style-name="ro1">
          <table:table-cell office:value-type="string" calcext:value-type="string">
            <text:p>PFT</text:p>
          </table:table-cell>
          <table:table-cell office:value-type="string" calcext:value-type="string">
            <text:p>Pretty *freaking* tight</text:p>
          </table:table-cell>
          <table:table-cell table:formula="of:=CONCATENATE(&quot;{Name: &quot;&quot;&quot;;[.A1040];&quot;&quot;&quot;, Desc:&quot;&quot;&quot;; [.B1040]; &quot;&quot;&quot;},&quot;)" office:value-type="string" office:string-value="{Name: &quot;PFT&quot;, Desc:&quot;Pretty *freaking* tight&quot;}," calcext:value-type="string">
            <text:p>{Name: "PFT", Desc:"Pretty *freaking* tight"},</text:p>
          </table:table-cell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Picture</text:p>
          </table:table-cell>
          <table:table-cell table:formula="of:=CONCATENATE(&quot;{Name: &quot;&quot;&quot;;[.A1041];&quot;&quot;&quot;, Desc:&quot;&quot;&quot;; [.B1041]; &quot;&quot;&quot;},&quot;)" office:value-type="string" office:string-value="{Name: &quot;PIC&quot;, Desc:&quot;Picture&quot;}," calcext:value-type="string">
            <text:p>{Name: "PIC", Desc:"Picture"},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office:value-type="string" calcext:value-type="string">
            <text:p>Peeing in pants (laughing hard)</text:p>
          </table:table-cell>
          <table:table-cell table:formula="of:=CONCATENATE(&quot;{Name: &quot;&quot;&quot;;[.A1042];&quot;&quot;&quot;, Desc:&quot;&quot;&quot;; [.B1042]; &quot;&quot;&quot;},&quot;)" office:value-type="string" office:string-value="{Name: &quot;PIP&quot;, Desc:&quot;Peeing in pants (laughing hard)&quot;}," calcext:value-type="string">
            <text:p>{Name: "PIP", Desc:"Peeing in pants (laughing hard)"},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Parents in room</text:p>
          </table:table-cell>
          <table:table-cell table:formula="of:=CONCATENATE(&quot;{Name: &quot;&quot;&quot;;[.A1043];&quot;&quot;&quot;, Desc:&quot;&quot;&quot;; [.B1043]; &quot;&quot;&quot;},&quot;)" office:value-type="string" office:string-value="{Name: &quot;PIR&quot;, Desc:&quot;Parents in room&quot;}," calcext:value-type="string">
            <text:p>{Name: "PIR", Desc:"Parents in room"},</text:p>
          </table:table-cell>
        </table:table-row>
        <table:table-row table:style-name="ro1">
          <table:table-cell office:value-type="string" calcext:value-type="string">
            <text:p>PISS</text:p>
          </table:table-cell>
          <table:table-cell office:value-type="string" calcext:value-type="string">
            <text:p>Put in some sugar</text:p>
          </table:table-cell>
          <table:table-cell table:formula="of:=CONCATENATE(&quot;{Name: &quot;&quot;&quot;;[.A1044];&quot;&quot;&quot;, Desc:&quot;&quot;&quot;; [.B1044]; &quot;&quot;&quot;},&quot;)" office:value-type="string" office:string-value="{Name: &quot;PISS&quot;, Desc:&quot;Put in some sugar&quot;}," calcext:value-type="string">
            <text:p>{Name: "PISS", Desc:"Put in some sugar"},</text:p>
          </table:table-cell>
        </table:table-row>
        <table:table-row table:style-name="ro1">
          <table:table-cell office:value-type="string" calcext:value-type="string">
            <text:p>PITA</text:p>
          </table:table-cell>
          <table:table-cell office:value-type="string" calcext:value-type="string">
            <text:p>Pain in the *butt*</text:p>
          </table:table-cell>
          <table:table-cell table:formula="of:=CONCATENATE(&quot;{Name: &quot;&quot;&quot;;[.A1045];&quot;&quot;&quot;, Desc:&quot;&quot;&quot;; [.B1045]; &quot;&quot;&quot;},&quot;)" office:value-type="string" office:string-value="{Name: &quot;PITA&quot;, Desc:&quot;Pain in the *butt*&quot;}," calcext:value-type="string">
            <text:p>{Name: "PITA", Desc:"Pain in the *butt*"},</text:p>
          </table:table-cell>
        </table:table-row>
        <table:table-row table:style-name="ro1">
          <table:table-cell office:value-type="string" calcext:value-type="string">
            <text:p>PKMN</text:p>
          </table:table-cell>
          <table:table-cell office:value-type="string" calcext:value-type="string">
            <text:p>Pokemon (online gaming)</text:p>
          </table:table-cell>
          <table:table-cell table:formula="of:=CONCATENATE(&quot;{Name: &quot;&quot;&quot;;[.A1046];&quot;&quot;&quot;, Desc:&quot;&quot;&quot;; [.B1046]; &quot;&quot;&quot;},&quot;)" office:value-type="string" office:string-value="{Name: &quot;PKMN&quot;, Desc:&quot;Pokemon (online gaming)&quot;}," calcext:value-type="string">
            <text:p>{Name: "PKMN", Desc:"Pokemon (online gaming)"},</text:p>
          </table:table-cell>
        </table:table-row>
        <table:table-row table:style-name="ro1">
          <table:table-cell office:value-type="string" calcext:value-type="string">
            <text:p>PL8</text:p>
          </table:table-cell>
          <table:table-cell office:value-type="string" calcext:value-type="string">
            <text:p>Plate</text:p>
          </table:table-cell>
          <table:table-cell table:formula="of:=CONCATENATE(&quot;{Name: &quot;&quot;&quot;;[.A1047];&quot;&quot;&quot;, Desc:&quot;&quot;&quot;; [.B1047]; &quot;&quot;&quot;},&quot;)" office:value-type="string" office:string-value="{Name: &quot;PL8&quot;, Desc:&quot;Plate&quot;}," calcext:value-type="string">
            <text:p>{Name: "PL8", Desc:"Plate"},</text:p>
          </table:table-cell>
        </table:table-row>
        <table:table-row table:style-name="ro1">
          <table:table-cell office:value-type="string" calcext:value-type="string">
            <text:p>PLD</text:p>
          </table:table-cell>
          <table:table-cell office:value-type="string" calcext:value-type="string">
            <text:p>Played</text:p>
          </table:table-cell>
          <table:table-cell table:formula="of:=CONCATENATE(&quot;{Name: &quot;&quot;&quot;;[.A1048];&quot;&quot;&quot;, Desc:&quot;&quot;&quot;; [.B1048]; &quot;&quot;&quot;},&quot;)" office:value-type="string" office:string-value="{Name: &quot;PLD&quot;, Desc:&quot;Played&quot;}," calcext:value-type="string">
            <text:p>{Name: "PLD", Desc:"Played"},</text:p>
          </table:table-cell>
        </table:table-row>
        <table:table-row table:style-name="ro1">
          <table:table-cell office:value-type="string" calcext:value-type="string">
            <text:p>PLMK</text:p>
          </table:table-cell>
          <table:table-cell office:value-type="string" calcext:value-type="string">
            <text:p>Please let me know</text:p>
          </table:table-cell>
          <table:table-cell table:formula="of:=CONCATENATE(&quot;{Name: &quot;&quot;&quot;;[.A1049];&quot;&quot;&quot;, Desc:&quot;&quot;&quot;; [.B1049]; &quot;&quot;&quot;},&quot;)" office:value-type="string" office:string-value="{Name: &quot;PLMK&quot;, Desc:&quot;Please let me know&quot;}," calcext:value-type="string">
            <text:p>{Name: "PLMK", Desc:"Please let me know"},</text:p>
          </table:table-cell>
        </table:table-row>
        <table:table-row table:style-name="ro1">
          <table:table-cell office:value-type="string" calcext:value-type="string">
            <text:p>PLS</text:p>
          </table:table-cell>
          <table:table-cell office:value-type="string" calcext:value-type="string">
            <text:p>Please</text:p>
          </table:table-cell>
          <table:table-cell table:formula="of:=CONCATENATE(&quot;{Name: &quot;&quot;&quot;;[.A1050];&quot;&quot;&quot;, Desc:&quot;&quot;&quot;; [.B1050]; &quot;&quot;&quot;},&quot;)" office:value-type="string" office:string-value="{Name: &quot;PLS&quot;, Desc:&quot;Please&quot;}," calcext:value-type="string">
            <text:p>{Name: "PLS", Desc:"Please"},</text:p>
          </table:table-cell>
        </table:table-row>
        <table:table-row table:style-name="ro1">
          <table:table-cell office:value-type="string" calcext:value-type="string">
            <text:p>PLU</text:p>
          </table:table-cell>
          <table:table-cell office:value-type="string" calcext:value-type="string">
            <text:p>People like us</text:p>
          </table:table-cell>
          <table:table-cell table:formula="of:=CONCATENATE(&quot;{Name: &quot;&quot;&quot;;[.A1051];&quot;&quot;&quot;, Desc:&quot;&quot;&quot;; [.B1051]; &quot;&quot;&quot;},&quot;)" office:value-type="string" office:string-value="{Name: &quot;PLU&quot;, Desc:&quot;People like us&quot;}," calcext:value-type="string">
            <text:p>{Name: "PLU", Desc:"People like us"},</text:p>
          </table:table-cell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Please</text:p>
          </table:table-cell>
          <table:table-cell table:formula="of:=CONCATENATE(&quot;{Name: &quot;&quot;&quot;;[.A1052];&quot;&quot;&quot;, Desc:&quot;&quot;&quot;; [.B1052]; &quot;&quot;&quot;},&quot;)" office:value-type="string" office:string-value="{Name: &quot;PLZ&quot;, Desc:&quot;Please&quot;}," calcext:value-type="string">
            <text:p>{Name: "PLZ", Desc:"Please"},</text:p>
          </table:table-cell>
        </table:table-row>
        <table:table-row table:style-name="ro1">
          <table:table-cell office:value-type="string" calcext:value-type="string">
            <text:p>PLZTLME</text:p>
          </table:table-cell>
          <table:table-cell office:value-type="string" calcext:value-type="string">
            <text:p>Please tell me</text:p>
          </table:table-cell>
          <table:table-cell table:formula="of:=CONCATENATE(&quot;{Name: &quot;&quot;&quot;;[.A1053];&quot;&quot;&quot;, Desc:&quot;&quot;&quot;; [.B1053]; &quot;&quot;&quot;},&quot;)" office:value-type="string" office:string-value="{Name: &quot;PLZTLME&quot;, Desc:&quot;Please tell me&quot;}," calcext:value-type="string">
            <text:p>{Name: "PLZTLME", Desc:"Please tell me"},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Private Message</text:p>
          </table:table-cell>
          <table:table-cell table:formula="of:=CONCATENATE(&quot;{Name: &quot;&quot;&quot;;[.A1054];&quot;&quot;&quot;, Desc:&quot;&quot;&quot;; [.B1054]; &quot;&quot;&quot;},&quot;)" office:value-type="string" office:string-value="{Name: &quot;PM&quot;, Desc:&quot;Private Message&quot;}," calcext:value-type="string">
            <text:p>{Name: "PM", Desc:"Private Message"},</text:p>
          </table:table-cell>
        </table:table-row>
        <table:table-row table:style-name="ro1">
          <table:table-cell office:value-type="string" calcext:value-type="string">
            <text:p>PMFI</text:p>
          </table:table-cell>
          <table:table-cell office:value-type="string" calcext:value-type="string">
            <text:p>Pardon me for interrupting</text:p>
          </table:table-cell>
          <table:table-cell table:formula="of:=CONCATENATE(&quot;{Name: &quot;&quot;&quot;;[.A1055];&quot;&quot;&quot;, Desc:&quot;&quot;&quot;; [.B1055]; &quot;&quot;&quot;},&quot;)" office:value-type="string" office:string-value="{Name: &quot;PMFI&quot;, Desc:&quot;Pardon me for interrupting&quot;}," calcext:value-type="string">
            <text:p>{Name: "PMFI", Desc:"Pardon me for interrupting"},</text:p>
          </table:table-cell>
        </table:table-row>
        <table:table-row table:style-name="ro1">
          <table:table-cell office:value-type="string" calcext:value-type="string">
            <text:p>PMFJI</text:p>
          </table:table-cell>
          <table:table-cell office:value-type="string" calcext:value-type="string">
            <text:p>Pardon me for jumping in</text:p>
          </table:table-cell>
          <table:table-cell table:formula="of:=CONCATENATE(&quot;{Name: &quot;&quot;&quot;;[.A1056];&quot;&quot;&quot;, Desc:&quot;&quot;&quot;; [.B1056]; &quot;&quot;&quot;},&quot;)" office:value-type="string" office:string-value="{Name: &quot;PMFJI&quot;, Desc:&quot;Pardon me for jumping in&quot;}," calcext:value-type="string">
            <text:p>{Name: "PMFJI", Desc:"Pardon me for jumping in"},</text:p>
          </table:table-cell>
        </table:table-row>
        <table:table-row table:style-name="ro1">
          <table:table-cell office:value-type="string" calcext:value-type="string">
            <text:p>PMSL</text:p>
          </table:table-cell>
          <table:table-cell office:value-type="string" calcext:value-type="string">
            <text:p>Pee myself laughing</text:p>
          </table:table-cell>
          <table:table-cell table:formula="of:=CONCATENATE(&quot;{Name: &quot;&quot;&quot;;[.A1057];&quot;&quot;&quot;, Desc:&quot;&quot;&quot;; [.B1057]; &quot;&quot;&quot;},&quot;)" office:value-type="string" office:string-value="{Name: &quot;PMSL&quot;, Desc:&quot;Pee myself laughing&quot;}," calcext:value-type="string">
            <text:p>{Name: "PMSL", Desc:"Pee myself laughing"},</text:p>
          </table:table-cell>
        </table:table-row>
        <table:table-row table:style-name="ro1">
          <table:table-cell office:value-type="string" calcext:value-type="string">
            <text:p>POAHF</text:p>
          </table:table-cell>
          <table:table-cell office:value-type="string" calcext:value-type="string">
            <text:p>Put on a happy face</text:p>
          </table:table-cell>
          <table:table-cell table:formula="of:=CONCATENATE(&quot;{Name: &quot;&quot;&quot;;[.A1058];&quot;&quot;&quot;, Desc:&quot;&quot;&quot;; [.B1058]; &quot;&quot;&quot;},&quot;)" office:value-type="string" office:string-value="{Name: &quot;POAHF&quot;, Desc:&quot;Put on a happy face&quot;}," calcext:value-type="string">
            <text:p>{Name: "POAHF", Desc:"Put on a happy face"},</text:p>
          </table:table-cell>
        </table:table-row>
        <table:table-row table:style-name="ro1">
          <table:table-cell office:value-type="string" calcext:value-type="string">
            <text:p>POIDH</text:p>
          </table:table-cell>
          <table:table-cell office:value-type="string" calcext:value-type="string">
            <text:p>Picture, or it didn't happen</text:p>
          </table:table-cell>
          <table:table-cell table:formula="of:=CONCATENATE(&quot;{Name: &quot;&quot;&quot;;[.A1059];&quot;&quot;&quot;, Desc:&quot;&quot;&quot;; [.B1059]; &quot;&quot;&quot;},&quot;)" office:value-type="string" office:string-value="{Name: &quot;POIDH&quot;, Desc:&quot;Picture, or it didn't happen&quot;}," calcext:value-type="string">
            <text:p>{Name: "POIDH", Desc:"Picture, or it didn't happen"},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Parent over shoulder</text:p>
          </table:table-cell>
          <table:table-cell table:formula="of:=CONCATENATE(&quot;{Name: &quot;&quot;&quot;;[.A1060];&quot;&quot;&quot;, Desc:&quot;&quot;&quot;; [.B1060]; &quot;&quot;&quot;},&quot;)" office:value-type="string" office:string-value="{Name: &quot;POS&quot;, Desc:&quot;Parent over shoulder&quot;}," calcext:value-type="string">
            <text:p>{Name: "POS", Desc:"Parent over shoulder"},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Meaning 'potion' (online gaming)</text:p>
          </table:table-cell>
          <table:table-cell table:formula="of:=CONCATENATE(&quot;{Name: &quot;&quot;&quot;;[.A1061];&quot;&quot;&quot;, Desc:&quot;&quot;&quot;; [.B1061]; &quot;&quot;&quot;},&quot;)" office:value-type="string" office:string-value="{Name: &quot;POT&quot;, Desc:&quot;Meaning 'potion' (online gaming)&quot;}," calcext:value-type="string">
            <text:p>{Name: "POT", Desc:"Meaning 'potion' (online gaming)"},</text:p>
          </table:table-cell>
        </table:table-row>
        <table:table-row table:style-name="ro1">
          <table:table-cell office:value-type="string" calcext:value-type="string">
            <text:p>POTD</text:p>
          </table:table-cell>
          <table:table-cell office:value-type="string" calcext:value-type="string">
            <text:p>Photo of the day (Instagram)</text:p>
          </table:table-cell>
          <table:table-cell table:formula="of:=CONCATENATE(&quot;{Name: &quot;&quot;&quot;;[.A1062];&quot;&quot;&quot;, Desc:&quot;&quot;&quot;; [.B1062]; &quot;&quot;&quot;},&quot;)" office:value-type="string" office:string-value="{Name: &quot;POTD&quot;, Desc:&quot;Photo of the day (Instagram)&quot;}," calcext:value-type="string">
            <text:p>{Name: "POTD", Desc:"Photo of the day (Instagram)"},</text:p>
          </table:table-cell>
        </table:table-row>
        <table:table-row table:style-name="ro1">
          <table:table-cell office:value-type="string" calcext:value-type="string">
            <text:p>POV</text:p>
          </table:table-cell>
          <table:table-cell office:value-type="string" calcext:value-type="string">
            <text:p>Point of view</text:p>
          </table:table-cell>
          <table:table-cell table:formula="of:=CONCATENATE(&quot;{Name: &quot;&quot;&quot;;[.A1063];&quot;&quot;&quot;, Desc:&quot;&quot;&quot;; [.B1063]; &quot;&quot;&quot;},&quot;)" office:value-type="string" office:string-value="{Name: &quot;POV&quot;, Desc:&quot;Point of view&quot;}," calcext:value-type="string">
            <text:p>{Name: "POV", Desc:"Point of view"},</text:p>
          </table:table-cell>
        </table:table-row>
        <table:table-row table:style-name="ro1">
          <table:table-cell office:value-type="string" calcext:value-type="string">
            <text:p>POV</text:p>
          </table:table-cell>
          <table:table-cell office:value-type="string" calcext:value-type="string">
            <text:p>Privately owned vehicle (originally used to differentiate an individual's vehicle from a military vehicle)</text:p>
          </table:table-cell>
          <table:table-cell table:formula="of:=CONCATENATE(&quot;{Name: &quot;&quot;&quot;;[.A1064];&quot;&quot;&quot;, Desc:&quot;&quot;&quot;; [.B1064]; &quot;&quot;&quot;},&quot;)" office:value-type="string" office:string-value="{Name: &quot;POV&quot;, Desc:&quot;Privately owned vehicle (originally used to differentiate an individual's vehicle from a military vehicle)&quot;}," calcext:value-type="string">
            <text:p>{Name: "POV", Desc:"Privately owned vehicle (originally used to differentiate an individual's vehicle from a military vehicle)"},</text:p>
          </table:table-cell>
        </table:table-row>
        <table:table-row table:style-name="ro1">
          <table:table-cell office:value-type="string" calcext:value-type="string">
            <text:p>PPL</text:p>
          </table:table-cell>
          <table:table-cell office:value-type="string" calcext:value-type="string">
            <text:p>People</text:p>
          </table:table-cell>
          <table:table-cell table:formula="of:=CONCATENATE(&quot;{Name: &quot;&quot;&quot;;[.A1065];&quot;&quot;&quot;, Desc:&quot;&quot;&quot;; [.B1065]; &quot;&quot;&quot;},&quot;)" office:value-type="string" office:string-value="{Name: &quot;PPL&quot;, Desc:&quot;People&quot;}," calcext:value-type="string">
            <text:p>{Name: "PPL", Desc:"People"},</text:p>
          </table:table-cell>
        </table:table-row>
        <table:table-row table:style-name="ro1">
          <table:table-cell office:value-type="string" calcext:value-type="string">
            <text:p>PPU</text:p>
          </table:table-cell>
          <table:table-cell office:value-type="string" calcext:value-type="string">
            <text:p>Pending pick-up</text:p>
          </table:table-cell>
          <table:table-cell table:formula="of:=CONCATENATE(&quot;{Name: &quot;&quot;&quot;;[.A1066];&quot;&quot;&quot;, Desc:&quot;&quot;&quot;; [.B1066]; &quot;&quot;&quot;},&quot;)" office:value-type="string" office:string-value="{Name: &quot;PPU&quot;, Desc:&quot;Pending pick-up&quot;}," calcext:value-type="string">
            <text:p>{Name: "PPU", Desc:"Pending pick-up"},</text:p>
          </table:table-cell>
        </table:table-row>
        <table:table-row table:style-name="ro1">
          <table:table-cell office:value-type="string" calcext:value-type="string">
            <text:p>PRESH</text:p>
          </table:table-cell>
          <table:table-cell office:value-type="string" calcext:value-type="string">
            <text:p>Precious</text:p>
          </table:table-cell>
          <table:table-cell table:formula="of:=CONCATENATE(&quot;{Name: &quot;&quot;&quot;;[.A1067];&quot;&quot;&quot;, Desc:&quot;&quot;&quot;; [.B1067]; &quot;&quot;&quot;},&quot;)" office:value-type="string" office:string-value="{Name: &quot;PRESH&quot;, Desc:&quot;Precious&quot;}," calcext:value-type="string">
            <text:p>{Name: "PRESH", Desc:"Precious"},</text:p>
          </table:table-cell>
        </table:table-row>
        <table:table-row table:style-name="ro1">
          <table:table-cell office:value-type="string" calcext:value-type="string">
            <text:p>PROBS</text:p>
          </table:table-cell>
          <table:table-cell office:value-type="string" calcext:value-type="string">
            <text:p>Probably</text:p>
          </table:table-cell>
          <table:table-cell table:formula="of:=CONCATENATE(&quot;{Name: &quot;&quot;&quot;;[.A1068];&quot;&quot;&quot;, Desc:&quot;&quot;&quot;; [.B1068]; &quot;&quot;&quot;},&quot;)" office:value-type="string" office:string-value="{Name: &quot;PROBS&quot;, Desc:&quot;Probably&quot;}," calcext:value-type="string">
            <text:p>{Name: "PROBS", Desc:"Probably"},</text:p>
          </table:table-cell>
        </table:table-row>
        <table:table-row table:style-name="ro1">
          <table:table-cell office:value-type="string" calcext:value-type="string">
            <text:p>PROLLY</text:p>
          </table:table-cell>
          <table:table-cell office:value-type="string" calcext:value-type="string">
            <text:p>Probably</text:p>
          </table:table-cell>
          <table:table-cell table:formula="of:=CONCATENATE(&quot;{Name: &quot;&quot;&quot;;[.A1069];&quot;&quot;&quot;, Desc:&quot;&quot;&quot;; [.B1069]; &quot;&quot;&quot;},&quot;)" office:value-type="string" office:string-value="{Name: &quot;PROLLY&quot;, Desc:&quot;Probably&quot;}," calcext:value-type="string">
            <text:p>{Name: "PROLLY", Desc:"Probably"},</text:p>
          </table:table-cell>
        </table:table-row>
        <table:table-row table:style-name="ro1">
          <table:table-cell office:value-type="string" calcext:value-type="string">
            <text:p>PROGGY</text:p>
          </table:table-cell>
          <table:table-cell office:value-type="string" calcext:value-type="string">
            <text:p>Meaning computer program</text:p>
          </table:table-cell>
          <table:table-cell table:formula="of:=CONCATENATE(&quot;{Name: &quot;&quot;&quot;;[.A1070];&quot;&quot;&quot;, Desc:&quot;&quot;&quot;; [.B1070]; &quot;&quot;&quot;},&quot;)" office:value-type="string" office:string-value="{Name: &quot;PROGGY&quot;, Desc:&quot;Meaning computer program&quot;}," calcext:value-type="string">
            <text:p>{Name: "PROGGY", Desc:"Meaning computer program"},</text:p>
          </table:table-cell>
        </table:table-row>
        <table:table-row table:style-name="ro1">
          <table:table-cell office:value-type="string" calcext:value-type="string">
            <text:p>PRON</text:p>
          </table:table-cell>
          <table:table-cell office:value-type="string" calcext:value-type="string">
            <text:p>Meaning pornography</text:p>
          </table:table-cell>
          <table:table-cell table:formula="of:=CONCATENATE(&quot;{Name: &quot;&quot;&quot;;[.A1071];&quot;&quot;&quot;, Desc:&quot;&quot;&quot;; [.B1071]; &quot;&quot;&quot;},&quot;)" office:value-type="string" office:string-value="{Name: &quot;PRON&quot;, Desc:&quot;Meaning pornography&quot;}," calcext:value-type="string">
            <text:p>{Name: "PRON", Desc:"Meaning pornography"},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arty</text:p>
          </table:table-cell>
          <table:table-cell table:formula="of:=CONCATENATE(&quot;{Name: &quot;&quot;&quot;;[.A1072];&quot;&quot;&quot;, Desc:&quot;&quot;&quot;; [.B1072]; &quot;&quot;&quot;},&quot;)" office:value-type="string" office:string-value="{Name: &quot;PRT&quot;, Desc:&quot;Party&quot;}," calcext:value-type="string">
            <text:p>{Name: "PRT", Desc:"Party"},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lease Retweet</text:p>
          </table:table-cell>
          <table:table-cell table:formula="of:=CONCATENATE(&quot;{Name: &quot;&quot;&quot;;[.A1073];&quot;&quot;&quot;, Desc:&quot;&quot;&quot;; [.B1073]; &quot;&quot;&quot;},&quot;)" office:value-type="string" office:string-value="{Name: &quot;PRT&quot;, Desc:&quot;Please Retweet&quot;}," calcext:value-type="string">
            <text:p>{Name: "PRT", Desc:"Please Retweet"},</text:p>
          </table:table-cell>
        </table:table-row>
        <table:table-row table:style-name="ro1">
          <table:table-cell office:value-type="string" calcext:value-type="string">
            <text:p>PRW</text:p>
          </table:table-cell>
          <table:table-cell office:value-type="string" calcext:value-type="string">
            <text:p>People/parents are watching</text:p>
          </table:table-cell>
          <table:table-cell table:formula="of:=CONCATENATE(&quot;{Name: &quot;&quot;&quot;;[.A1074];&quot;&quot;&quot;, Desc:&quot;&quot;&quot;; [.B1074]; &quot;&quot;&quot;},&quot;)" office:value-type="string" office:string-value="{Name: &quot;PRW&quot;, Desc:&quot;People/parents are watching&quot;}," calcext:value-type="string">
            <text:p>{Name: "PRW", Desc:"People/parents are watching"},</text:p>
          </table:table-cell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Public Service Announcement</text:p>
          </table:table-cell>
          <table:table-cell table:formula="of:=CONCATENATE(&quot;{Name: &quot;&quot;&quot;;[.A1075];&quot;&quot;&quot;, Desc:&quot;&quot;&quot;; [.B1075]; &quot;&quot;&quot;},&quot;)" office:value-type="string" office:string-value="{Name: &quot;PSA&quot;, Desc:&quot;Public Service Announcement&quot;}," calcext:value-type="string">
            <text:p>{Name: "PSA", Desc:"Public Service Announcement"},</text:p>
          </table:table-cell>
        </table:table-row>
        <table:table-row table:style-name="ro1">
          <table:table-cell office:value-type="string" calcext:value-type="string">
            <text:p>PSOS</text:p>
          </table:table-cell>
          <table:table-cell office:value-type="string" calcext:value-type="string">
            <text:p>Parent standing over shoulder</text:p>
          </table:table-cell>
          <table:table-cell table:formula="of:=CONCATENATE(&quot;{Name: &quot;&quot;&quot;;[.A1076];&quot;&quot;&quot;, Desc:&quot;&quot;&quot;; [.B1076]; &quot;&quot;&quot;},&quot;)" office:value-type="string" office:string-value="{Name: &quot;PSOS&quot;, Desc:&quot;Parent standing over shoulder&quot;}," calcext:value-type="string">
            <text:p>{Name: "PSOS", Desc:"Parent standing over shoulder"},</text:p>
          </table:table-cell>
        </table:table-row>
        <table:table-row table:style-name="ro1">
          <table:table-cell office:value-type="string" calcext:value-type="string">
            <text:p>PSP</text:p>
          </table:table-cell>
          <table:table-cell office:value-type="string" calcext:value-type="string">
            <text:p>Playstation Portable</text:p>
          </table:table-cell>
          <table:table-cell table:formula="of:=CONCATENATE(&quot;{Name: &quot;&quot;&quot;;[.A1077];&quot;&quot;&quot;, Desc:&quot;&quot;&quot;; [.B1077]; &quot;&quot;&quot;},&quot;)" office:value-type="string" office:string-value="{Name: &quot;PSP&quot;, Desc:&quot;Playstation Portable&quot;}," calcext:value-type="string">
            <text:p>{Name: "PSP", Desc:"Playstation Portable"},</text:p>
          </table:table-cell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Please send tell (online gaming)</text:p>
          </table:table-cell>
          <table:table-cell table:formula="of:=CONCATENATE(&quot;{Name: &quot;&quot;&quot;;[.A1078];&quot;&quot;&quot;, Desc:&quot;&quot;&quot;; [.B1078]; &quot;&quot;&quot;},&quot;)" office:value-type="string" office:string-value="{Name: &quot;PST&quot;, Desc:&quot;Please send tell (online gaming)&quot;}," calcext:value-type="string">
            <text:p>{Name: "PST", Desc:"Please send tell (online gaming)"},</text:p>
          </table:table-cell>
        </table:table-row>
        <table:table-row table:style-name="ro1">
          <table:table-cell office:value-type="string" calcext:value-type="string">
            <text:p>PTFO</text:p>
          </table:table-cell>
          <table:table-cell office:value-type="string" calcext:value-type="string">
            <text:p>Pass the *freak* out</text:p>
          </table:table-cell>
          <table:table-cell table:formula="of:=CONCATENATE(&quot;{Name: &quot;&quot;&quot;;[.A1079];&quot;&quot;&quot;, Desc:&quot;&quot;&quot;; [.B1079]; &quot;&quot;&quot;},&quot;)" office:value-type="string" office:string-value="{Name: &quot;PTFO&quot;, Desc:&quot;Pass the *freak* out&quot;}," calcext:value-type="string">
            <text:p>{Name: "PTFO", Desc:"Pass the *freak* out"},</text:p>
          </table:table-cell>
        </table:table-row>
        <table:table-row table:style-name="ro1">
          <table:table-cell office:value-type="string" calcext:value-type="string">
            <text:p>PTIYPASI</text:p>
          </table:table-cell>
          <table:table-cell office:value-type="string" calcext:value-type="string">
            <text:p>Put that in your pipe and smoke it</text:p>
          </table:table-cell>
          <table:table-cell table:formula="of:=CONCATENATE(&quot;{Name: &quot;&quot;&quot;;[.A1080];&quot;&quot;&quot;, Desc:&quot;&quot;&quot;; [.B1080]; &quot;&quot;&quot;},&quot;)" office:value-type="string" office:string-value="{Name: &quot;PTIYPASI&quot;, Desc:&quot;Put that in your pipe and smoke it&quot;}," calcext:value-type="string">
            <text:p>{Name: "PTIYPASI", Desc:"Put that in your pipe and smoke it"},</text:p>
          </table:table-cell>
        </table:table-row>
        <table:table-row table:style-name="ro1">
          <table:table-cell office:value-type="string" calcext:value-type="string">
            <text:p>PTL</text:p>
          </table:table-cell>
          <table:table-cell office:value-type="string" calcext:value-type="string">
            <text:p>Praise the Lord</text:p>
          </table:table-cell>
          <table:table-cell table:formula="of:=CONCATENATE(&quot;{Name: &quot;&quot;&quot;;[.A1081];&quot;&quot;&quot;, Desc:&quot;&quot;&quot;; [.B1081]; &quot;&quot;&quot;},&quot;)" office:value-type="string" office:string-value="{Name: &quot;PTL&quot;, Desc:&quot;Praise the Lord&quot;}," calcext:value-type="string">
            <text:p>{Name: "PTL", Desc:"Praise the Lord"},</text:p>
          </table:table-cell>
        </table:table-row>
        <table:table-row table:style-name="ro1">
          <table:table-cell office:value-type="string" calcext:value-type="string">
            <text:p>PTMM</text:p>
          </table:table-cell>
          <table:table-cell office:value-type="string" calcext:value-type="string">
            <text:p>Please tell me more</text:p>
          </table:table-cell>
          <table:table-cell table:formula="of:=CONCATENATE(&quot;{Name: &quot;&quot;&quot;;[.A1082];&quot;&quot;&quot;, Desc:&quot;&quot;&quot;; [.B1082]; &quot;&quot;&quot;},&quot;)" office:value-type="string" office:string-value="{Name: &quot;PTMM&quot;, Desc:&quot;Please tell me more&quot;}," calcext:value-type="string">
            <text:p>{Name: "PTMM", Desc:"Please tell me more"},</text:p>
          </table:table-cell>
        </table:table-row>
        <table:table-row table:style-name="ro1">
          <table:table-cell office:value-type="string" calcext:value-type="string">
            <text:p>PTO</text:p>
          </table:table-cell>
          <table:table-cell office:value-type="string" calcext:value-type="string">
            <text:p>Paid time off</text:p>
          </table:table-cell>
          <table:table-cell table:formula="of:=CONCATENATE(&quot;{Name: &quot;&quot;&quot;;[.A1083];&quot;&quot;&quot;, Desc:&quot;&quot;&quot;; [.B1083]; &quot;&quot;&quot;},&quot;)" office:value-type="string" office:string-value="{Name: &quot;PTO&quot;, Desc:&quot;Paid time off&quot;}," calcext:value-type="string">
            <text:p>{Name: "PTO", Desc:"Paid time off"},</text:p>
          </table:table-cell>
        </table:table-row>
        <table:table-row table:style-name="ro1">
          <table:table-cell office:value-type="string" calcext:value-type="string">
            <text:p>PTO</text:p>
          </table:table-cell>
          <table:table-cell office:value-type="string" calcext:value-type="string">
            <text:p>Personal time off</text:p>
          </table:table-cell>
          <table:table-cell table:formula="of:=CONCATENATE(&quot;{Name: &quot;&quot;&quot;;[.A1084];&quot;&quot;&quot;, Desc:&quot;&quot;&quot;; [.B1084]; &quot;&quot;&quot;},&quot;)" office:value-type="string" office:string-value="{Name: &quot;PTO&quot;, Desc:&quot;Personal time off&quot;}," calcext:value-type="string">
            <text:p>{Name: "PTO", Desc:"Personal time off"},</text:p>
          </table:table-cell>
        </table:table-row>
        <table:table-row table:style-name="ro1">
          <table:table-cell office:value-type="string" calcext:value-type="string">
            <text:p>PTO</text:p>
          </table:table-cell>
          <table:table-cell office:value-type="string" calcext:value-type="string">
            <text:p>Parent Teacher Organization</text:p>
          </table:table-cell>
          <table:table-cell table:formula="of:=CONCATENATE(&quot;{Name: &quot;&quot;&quot;;[.A1085];&quot;&quot;&quot;, Desc:&quot;&quot;&quot;; [.B1085]; &quot;&quot;&quot;},&quot;)" office:value-type="string" office:string-value="{Name: &quot;PTO&quot;, Desc:&quot;Parent Teacher Organization&quot;}," calcext:value-type="string">
            <text:p>{Name: "PTO", Desc:"Parent Teacher Organization"},</text:p>
          </table:table-cell>
        </table:table-row>
        <table:table-row table:style-name="ro1">
          <table:table-cell office:value-type="string" calcext:value-type="string">
            <text:p>PUG</text:p>
          </table:table-cell>
          <table:table-cell office:value-type="string" calcext:value-type="string">
            <text:p>Pick up group (online gaming)</text:p>
          </table:table-cell>
          <table:table-cell table:formula="of:=CONCATENATE(&quot;{Name: &quot;&quot;&quot;;[.A1086];&quot;&quot;&quot;, Desc:&quot;&quot;&quot;; [.B1086]; &quot;&quot;&quot;},&quot;)" office:value-type="string" office:string-value="{Name: &quot;PUG&quot;, Desc:&quot;Pick up group (online gaming)&quot;}," calcext:value-type="string">
            <text:p>{Name: "PUG", Desc:"Pick up group (online gaming)"},</text:p>
          </table:table-cell>
        </table:table-row>
        <table:table-row table:style-name="ro1">
          <table:table-cell office:value-type="string" calcext:value-type="string">
            <text:p>PVE</text:p>
          </table:table-cell>
          <table:table-cell office:value-type="string" calcext:value-type="string">
            <text:p>Player vs enemy, Player versus environment (online gaming)</text:p>
          </table:table-cell>
          <table:table-cell table:formula="of:=CONCATENATE(&quot;{Name: &quot;&quot;&quot;;[.A1087];&quot;&quot;&quot;, Desc:&quot;&quot;&quot;; [.B1087]; &quot;&quot;&quot;},&quot;)" office:value-type="string" office:string-value="{Name: &quot;PVE&quot;, Desc:&quot;Player vs enemy, Player versus environment (online gaming)&quot;}," calcext:value-type="string">
            <text:p>{Name: "PVE", Desc:"Player vs enemy, Player versus environment (online gaming)"},</text:p>
          </table:table-cell>
        </table:table-row>
        <table:table-row table:style-name="ro1">
          <table:table-cell office:value-type="string" calcext:value-type="string">
            <text:p>PVP</text:p>
          </table:table-cell>
          <table:table-cell office:value-type="string" calcext:value-type="string">
            <text:p>Player versus player (online gaming)</text:p>
          </table:table-cell>
          <table:table-cell table:formula="of:=CONCATENATE(&quot;{Name: &quot;&quot;&quot;;[.A1088];&quot;&quot;&quot;, Desc:&quot;&quot;&quot;; [.B1088]; &quot;&quot;&quot;},&quot;)" office:value-type="string" office:string-value="{Name: &quot;PVP&quot;, Desc:&quot;Player versus player (online gaming)&quot;}," calcext:value-type="string">
            <text:p>{Name: "PVP", Desc:"Player versus player (online gaming)"},</text:p>
          </table:table-cell>
        </table:table-row>
        <table:table-row table:style-name="ro1">
          <table:table-cell office:value-type="string" calcext:value-type="string">
            <text:p>PWN</text:p>
          </table:table-cell>
          <table:table-cell office:value-type="string" calcext:value-type="string">
            <text:p>Meaning 'own'</text:p>
          </table:table-cell>
          <table:table-cell table:formula="of:=CONCATENATE(&quot;{Name: &quot;&quot;&quot;;[.A1089];&quot;&quot;&quot;, Desc:&quot;&quot;&quot;; [.B1089]; &quot;&quot;&quot;},&quot;)" office:value-type="string" office:string-value="{Name: &quot;PWN&quot;, Desc:&quot;Meaning 'own'&quot;}," calcext:value-type="string">
            <text:p>{Name: "PWN", Desc:"Meaning 'own'"},</text:p>
          </table:table-cell>
        </table:table-row>
        <table:table-row table:style-name="ro1">
          <table:table-cell office:value-type="string" calcext:value-type="string">
            <text:p>PXT</text:p>
          </table:table-cell>
          <table:table-cell office:value-type="string" calcext:value-type="string">
            <text:p>Please explain that</text:p>
          </table:table-cell>
          <table:table-cell table:formula="of:=CONCATENATE(&quot;{Name: &quot;&quot;&quot;;[.A1090];&quot;&quot;&quot;, Desc:&quot;&quot;&quot;; [.B1090]; &quot;&quot;&quot;},&quot;)" office:value-type="string" office:string-value="{Name: &quot;PXT&quot;, Desc:&quot;Please explain that&quot;}," calcext:value-type="string">
            <text:p>{Name: "PXT", Desc:"Please explain that"},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That stinks!</text:p>
          </table:table-cell>
          <table:table-cell table:formula="of:=CONCATENATE(&quot;{Name: &quot;&quot;&quot;;[.A1091];&quot;&quot;&quot;, Desc:&quot;&quot;&quot;; [.B1091]; &quot;&quot;&quot;},&quot;)" office:value-type="string" office:string-value="{Name: &quot;PU&quot;, Desc:&quot;That stinks!&quot;}," calcext:value-type="string">
            <text:p>{Name: "PU", Desc:"That stinks!"},</text:p>
          </table:table-cell>
        </table:table-row>
        <table:table-row table:style-name="ro1">
          <table:table-cell office:value-type="string" calcext:value-type="string">
            <text:p>PUKS</text:p>
          </table:table-cell>
          <table:table-cell office:value-type="string" calcext:value-type="string">
            <text:p>Pick up kids (SMS)</text:p>
          </table:table-cell>
          <table:table-cell table:formula="of:=CONCATENATE(&quot;{Name: &quot;&quot;&quot;;[.A1092];&quot;&quot;&quot;, Desc:&quot;&quot;&quot;; [.B1092]; &quot;&quot;&quot;},&quot;)" office:value-type="string" office:string-value="{Name: &quot;PUKS&quot;, Desc:&quot;Pick up kids (SMS)&quot;}," calcext:value-type="string">
            <text:p>{Name: "PUKS", Desc:"Pick up kids (SMS)"},</text:p>
          </table:table-cell>
        </table:table-row>
        <table:table-row table:style-name="ro1">
          <table:table-cell office:value-type="string" calcext:value-type="string">
            <text:p>PYT</text:p>
          </table:table-cell>
          <table:table-cell office:value-type="string" calcext:value-type="string">
            <text:p>Pretty young thing</text:p>
          </table:table-cell>
          <table:table-cell table:formula="of:=CONCATENATE(&quot;{Name: &quot;&quot;&quot;;[.A1093];&quot;&quot;&quot;, Desc:&quot;&quot;&quot;; [.B1093]; &quot;&quot;&quot;},&quot;)" office:value-type="string" office:string-value="{Name: &quot;PYT&quot;, Desc:&quot;Pretty young thing&quot;}," calcext:value-type="string">
            <text:p>{Name: "PYT", Desc:"Pretty young thing"},</text:p>
          </table:table-cell>
        </table:table-row>
        <table:table-row table:style-name="ro1">
          <table:table-cell office:value-type="string" calcext:value-type="string">
            <text:p>PZ</text:p>
          </table:table-cell>
          <table:table-cell office:value-type="string" calcext:value-type="string">
            <text:p>Peace&amp;nbsp;</text:p>
          </table:table-cell>
          <table:table-cell table:formula="of:=CONCATENATE(&quot;{Name: &quot;&quot;&quot;;[.A1094];&quot;&quot;&quot;, Desc:&quot;&quot;&quot;; [.B1094]; &quot;&quot;&quot;},&quot;)" office:value-type="string" office:string-value="{Name: &quot;PZ&quot;, Desc:&quot;Peace&amp;nbsp;&quot;}," calcext:value-type="string">
            <text:p>{Name: "PZ", Desc:"Peace&amp;nbsp;"},</text:p>
          </table:table-cell>
        </table:table-row>
        <table:table-row table:style-name="ro1">
          <table:table-cell office:value-type="string" calcext:value-type="string">
            <text:p>PZA</text:p>
          </table:table-cell>
          <table:table-cell office:value-type="string" calcext:value-type="string">
            <text:p>Pizza</text:p>
          </table:table-cell>
          <table:table-cell table:formula="of:=CONCATENATE(&quot;{Name: &quot;&quot;&quot;;[.A1095];&quot;&quot;&quot;, Desc:&quot;&quot;&quot;; [.B1095]; &quot;&quot;&quot;},&quot;)" office:value-type="string" office:string-value="{Name: &quot;PZA&quot;, Desc:&quot;Pizza&quot;}," calcext:value-type="string">
            <text:p>{Name: "PZA", Desc:"Pizza"},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ueue</text:p>
          </table:table-cell>
          <table:table-cell table:formula="of:=CONCATENATE(&quot;{Name: &quot;&quot;&quot;;[.A1096];&quot;&quot;&quot;, Desc:&quot;&quot;&quot;; [.B1096]; &quot;&quot;&quot;},&quot;)" office:value-type="string" office:string-value="{Name: &quot;Q&quot;, Desc:&quot;Queue&quot;}," calcext:value-type="string">
            <text:p>{Name: "Q", Desc:"Queue"},</text:p>
          </table:table-cell>
        </table:table-row>
        <table:table-row table:style-name="ro1">
          <table:table-cell office:value-type="string" calcext:value-type="string">
            <text:p>Q4U</text:p>
          </table:table-cell>
          <table:table-cell office:value-type="string" calcext:value-type="string">
            <text:p>(I have a) question for you</text:p>
          </table:table-cell>
          <table:table-cell table:formula="of:=CONCATENATE(&quot;{Name: &quot;&quot;&quot;;[.A1097];&quot;&quot;&quot;, Desc:&quot;&quot;&quot;; [.B1097]; &quot;&quot;&quot;},&quot;)" office:value-type="string" office:string-value="{Name: &quot;Q4U&quot;, Desc:&quot;(I have a) question for you&quot;}," calcext:value-type="string">
            <text:p>{Name: "Q4U", Desc:"(I have a) question for you"},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Quality control</text:p>
          </table:table-cell>
          <table:table-cell table:formula="of:=CONCATENATE(&quot;{Name: &quot;&quot;&quot;;[.A1098];&quot;&quot;&quot;, Desc:&quot;&quot;&quot;; [.B1098]; &quot;&quot;&quot;},&quot;)" office:value-type="string" office:string-value="{Name: &quot;QC&quot;, Desc:&quot;Quality control&quot;}," calcext:value-type="string">
            <text:p>{Name: "QC", Desc:"Quality control"},</text:p>
          </table:table-cell>
        </table:table-row>
        <table:table-row table:style-name="ro1">
          <table:table-cell office:value-type="string" calcext:value-type="string">
            <text:p>QFE</text:p>
          </table:table-cell>
          <table:table-cell office:value-type="string" calcext:value-type="string">
            <text:p>Question for everyone</text:p>
          </table:table-cell>
          <table:table-cell table:formula="of:=CONCATENATE(&quot;{Name: &quot;&quot;&quot;;[.A1099];&quot;&quot;&quot;, Desc:&quot;&quot;&quot;; [.B1099]; &quot;&quot;&quot;},&quot;)" office:value-type="string" office:string-value="{Name: &quot;QFE&quot;, Desc:&quot;Question for everyone&quot;}," calcext:value-type="string">
            <text:p>{Name: "QFE", Desc:"Question for everyone"},</text:p>
          </table:table-cell>
        </table:table-row>
        <table:table-row table:style-name="ro1">
          <table:table-cell office:value-type="string" calcext:value-type="string">
            <text:p>QFI</text:p>
          </table:table-cell>
          <table:table-cell office:value-type="string" calcext:value-type="string">
            <text:p>Quoted for idiocy</text:p>
          </table:table-cell>
          <table:table-cell table:formula="of:=CONCATENATE(&quot;{Name: &quot;&quot;&quot;;[.A1100];&quot;&quot;&quot;, Desc:&quot;&quot;&quot;; [.B1100]; &quot;&quot;&quot;},&quot;)" office:value-type="string" office:string-value="{Name: &quot;QFI&quot;, Desc:&quot;Quoted for idiocy&quot;}," calcext:value-type="string">
            <text:p>{Name: "QFI", Desc:"Quoted for idiocy"},</text:p>
          </table:table-cell>
        </table:table-row>
        <table:table-row table:style-name="ro1">
          <table:table-cell office:value-type="string" calcext:value-type="string">
            <text:p>QFI</text:p>
          </table:table-cell>
          <table:table-cell office:value-type="string" calcext:value-type="string">
            <text:p>Quoted for irony</text:p>
          </table:table-cell>
          <table:table-cell table:formula="of:=CONCATENATE(&quot;{Name: &quot;&quot;&quot;;[.A1101];&quot;&quot;&quot;, Desc:&quot;&quot;&quot;; [.B1101]; &quot;&quot;&quot;},&quot;)" office:value-type="string" office:string-value="{Name: &quot;QFI&quot;, Desc:&quot;Quoted for irony&quot;}," calcext:value-type="string">
            <text:p>{Name: "QFI", Desc:"Quoted for irony"},</text:p>
          </table:table-cell>
        </table:table-row>
        <table:table-row table:style-name="ro1">
          <table:table-cell office:value-type="string" calcext:value-type="string">
            <text:p>QFT</text:p>
          </table:table-cell>
          <table:table-cell office:value-type="string" calcext:value-type="string">
            <text:p>Quoted for truth</text:p>
          </table:table-cell>
          <table:table-cell table:formula="of:=CONCATENATE(&quot;{Name: &quot;&quot;&quot;;[.A1102];&quot;&quot;&quot;, Desc:&quot;&quot;&quot;; [.B1102]; &quot;&quot;&quot;},&quot;)" office:value-type="string" office:string-value="{Name: &quot;QFT&quot;, Desc:&quot;Quoted for truth&quot;}," calcext:value-type="string">
            <text:p>{Name: "QFT", Desc:"Quoted for truth"},</text:p>
          </table:table-cell>
        </table:table-row>
        <table:table-row table:style-name="ro1">
          <table:table-cell office:value-type="string" calcext:value-type="string">
            <text:p>QIK</text:p>
          </table:table-cell>
          <table:table-cell office:value-type="string" calcext:value-type="string">
            <text:p>Quick</text:p>
          </table:table-cell>
          <table:table-cell table:formula="of:=CONCATENATE(&quot;{Name: &quot;&quot;&quot;;[.A1103];&quot;&quot;&quot;, Desc:&quot;&quot;&quot;; [.B1103]; &quot;&quot;&quot;},&quot;)" office:value-type="string" office:string-value="{Name: &quot;QIK&quot;, Desc:&quot;Quick&quot;}," calcext:value-type="string">
            <text:p>{Name: "QIK", Desc:"Quick"},</text:p>
          </table:table-cell>
        </table:table-row>
        <table:table-row table:style-name="ro1">
          <table:table-cell office:value-type="string" calcext:value-type="string">
            <text:p>QL</text:p>
          </table:table-cell>
          <table:table-cell office:value-type="string" calcext:value-type="string">
            <text:p>Quit laughing</text:p>
          </table:table-cell>
          <table:table-cell table:formula="of:=CONCATENATE(&quot;{Name: &quot;&quot;&quot;;[.A1104];&quot;&quot;&quot;, Desc:&quot;&quot;&quot;; [.B1104]; &quot;&quot;&quot;},&quot;)" office:value-type="string" office:string-value="{Name: &quot;QL&quot;, Desc:&quot;Quit laughing&quot;}," calcext:value-type="string">
            <text:p>{Name: "QL", Desc:"Quit laughing"},</text:p>
          </table:table-cell>
        </table:table-row>
        <table:table-row table:style-name="ro1">
          <table:table-cell office:value-type="string" calcext:value-type="string">
            <text:p>QOTD</text:p>
          </table:table-cell>
          <table:table-cell office:value-type="string" calcext:value-type="string">
            <text:p>Quote of the day</text:p>
          </table:table-cell>
          <table:table-cell table:formula="of:=CONCATENATE(&quot;{Name: &quot;&quot;&quot;;[.A1105];&quot;&quot;&quot;, Desc:&quot;&quot;&quot;; [.B1105]; &quot;&quot;&quot;},&quot;)" office:value-type="string" office:string-value="{Name: &quot;QOTD&quot;, Desc:&quot;Quote of the day&quot;}," calcext:value-type="string">
            <text:p>{Name: "QOTD", Desc:"Quote of the day"},</text:p>
          </table:table-cell>
        </table:table-row>
        <table:table-row table:style-name="ro1">
          <table:table-cell office:value-type="string" calcext:value-type="string">
            <text:p>QQ (qq) (Q_Q)</text:p>
          </table:table-cell>
          <table:table-cell office:value-type="string" calcext:value-type="string">
            <text:p>Meaning 'crying eyes'</text:p>
          </table:table-cell>
          <table:table-cell table:formula="of:=CONCATENATE(&quot;{Name: &quot;&quot;&quot;;[.A1106];&quot;&quot;&quot;, Desc:&quot;&quot;&quot;; [.B1106]; &quot;&quot;&quot;},&quot;)" office:value-type="string" office:string-value="{Name: &quot;QQ (qq) (Q_Q)&quot;, Desc:&quot;Meaning 'crying eyes'&quot;}," calcext:value-type="string">
            <text:p>{Name: "QQ (qq) (Q_Q)", Desc:"Meaning 'crying eyes'"},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Quick question</text:p>
          </table:table-cell>
          <table:table-cell table:formula="of:=CONCATENATE(&quot;{Name: &quot;&quot;&quot;;[.A1107];&quot;&quot;&quot;, Desc:&quot;&quot;&quot;; [.B1107]; &quot;&quot;&quot;},&quot;)" office:value-type="string" office:string-value="{Name: &quot;QQ&quot;, Desc:&quot;Quick question&quot;}," calcext:value-type="string">
            <text:p>{Name: "QQ", Desc:"Quick question"},</text:p>
          </table:table-cell>
        </table:table-row>
        <table:table-row table:style-name="ro1">
          <table:table-cell office:value-type="string" calcext:value-type="string">
            <text:p>QSL</text:p>
          </table:table-cell>
          <table:table-cell office:value-type="string" calcext:value-type="string">
            <text:p>Reply&amp;nbsp;</text:p>
          </table:table-cell>
          <table:table-cell table:formula="of:=CONCATENATE(&quot;{Name: &quot;&quot;&quot;;[.A1108];&quot;&quot;&quot;, Desc:&quot;&quot;&quot;; [.B1108]; &quot;&quot;&quot;},&quot;)" office:value-type="string" office:string-value="{Name: &quot;QSL&quot;, Desc:&quot;Reply&amp;nbsp;&quot;}," calcext:value-type="string">
            <text:p>{Name: "QSL", Desc:"Reply&amp;nbsp;"},</text:p>
          </table:table-cell>
        </table:table-row>
        <table:table-row table:style-name="ro1">
          <table:table-cell office:value-type="string" calcext:value-type="string">
            <text:p>QSO</text:p>
          </table:table-cell>
          <table:table-cell office:value-type="string" calcext:value-type="string">
            <text:p>Conversation</text:p>
          </table:table-cell>
          <table:table-cell table:formula="of:=CONCATENATE(&quot;{Name: &quot;&quot;&quot;;[.A1109];&quot;&quot;&quot;, Desc:&quot;&quot;&quot;; [.B1109]; &quot;&quot;&quot;},&quot;)" office:value-type="string" office:string-value="{Name: &quot;QSO&quot;, Desc:&quot;Conversation&quot;}," calcext:value-type="string">
            <text:p>{Name: "QSO", Desc:"Conversation"},</text:p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Cutie</text:p>
          </table:table-cell>
          <table:table-cell table:formula="of:=CONCATENATE(&quot;{Name: &quot;&quot;&quot;;[.A1110];&quot;&quot;&quot;, Desc:&quot;&quot;&quot;; [.B1110]; &quot;&quot;&quot;},&quot;)" office:value-type="string" office:string-value="{Name: &quot;QT&quot;, Desc:&quot;Cutie&quot;}," calcext:value-type="string">
            <text:p>{Name: "QT", Desc:"Cutie"},</text:p>
          </table:table-cell>
        </table:table-row>
        <table:table-row table:style-name="ro1">
          <table:table-cell office:value-type="string" calcext:value-type="string">
            <text:p>QTPI</text:p>
          </table:table-cell>
          <table:table-cell office:value-type="string" calcext:value-type="string">
            <text:p>Cutie pie</text:p>
          </table:table-cell>
          <table:table-cell table:formula="of:=CONCATENATE(&quot;{Name: &quot;&quot;&quot;;[.A1111];&quot;&quot;&quot;, Desc:&quot;&quot;&quot;; [.B1111]; &quot;&quot;&quot;},&quot;)" office:value-type="string" office:string-value="{Name: &quot;QTPI&quot;, Desc:&quot;Cutie pie&quot;}," calcext:value-type="string">
            <text:p>{Name: "QTPI", Desc:"Cutie pie"},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eaning 'are'</text:p>
          </table:table-cell>
          <table:table-cell table:formula="of:=CONCATENATE(&quot;{Name: &quot;&quot;&quot;;[.A1112];&quot;&quot;&quot;, Desc:&quot;&quot;&quot;; [.B1112]; &quot;&quot;&quot;},&quot;)" office:value-type="string" office:string-value="{Name: &quot;R&quot;, Desc:&quot;Meaning 'are'&quot;}," calcext:value-type="string">
            <text:p>{Name: "R", Desc:"Meaning 'are'"},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ate (SMS)</text:p>
          </table:table-cell>
          <table:table-cell table:formula="of:=CONCATENATE(&quot;{Name: &quot;&quot;&quot;;[.A1113];&quot;&quot;&quot;, Desc:&quot;&quot;&quot;; [.B1113]; &quot;&quot;&quot;},&quot;)" office:value-type="string" office:string-value="{Name: &quot;R8&quot;, Desc:&quot;Rate (SMS)&quot;}," calcext:value-type="string">
            <text:p>{Name: "R8", Desc:"Rate (SMS)"},</text:p>
          </table:table-cell>
        </table:table-row>
        <table:table-row table:style-name="ro1">
          <table:table-cell office:value-type="string" calcext:value-type="string">
            <text:p>RBAY</text:p>
          </table:table-cell>
          <table:table-cell office:value-type="string" calcext:value-type="string">
            <text:p>Right back at you</text:p>
          </table:table-cell>
          <table:table-cell table:formula="of:=CONCATENATE(&quot;{Name: &quot;&quot;&quot;;[.A1114];&quot;&quot;&quot;, Desc:&quot;&quot;&quot;; [.B1114]; &quot;&quot;&quot;},&quot;)" office:value-type="string" office:string-value="{Name: &quot;RBAY&quot;, Desc:&quot;Right back at you&quot;}," calcext:value-type="string">
            <text:p>{Name: "RBAY", Desc:"Right back at you"},</text:p>
          </table:table-cell>
        </table:table-row>
        <table:table-row table:style-name="ro1">
          <table:table-cell office:value-type="string" calcext:value-type="string">
            <text:p>RFN</text:p>
          </table:table-cell>
          <table:table-cell office:value-type="string" calcext:value-type="string">
            <text:p>Right *freaking* now</text:p>
          </table:table-cell>
          <table:table-cell table:formula="of:=CONCATENATE(&quot;{Name: &quot;&quot;&quot;;[.A1115];&quot;&quot;&quot;, Desc:&quot;&quot;&quot;; [.B1115]; &quot;&quot;&quot;},&quot;)" office:value-type="string" office:string-value="{Name: &quot;RFN&quot;, Desc:&quot;Right *freaking* now&quot;}," calcext:value-type="string">
            <text:p>{Name: "RFN", Desc:"Right *freaking* now"},</text:p>
          </table:table-cell>
        </table:table-row>
        <table:table-row table:style-name="ro1">
          <table:table-cell office:value-type="string" calcext:value-type="string">
            <text:p>RGR</text:p>
          </table:table-cell>
          <table:table-cell office:value-type="string" calcext:value-type="string">
            <text:p>Roger (I agree, I understand)</text:p>
          </table:table-cell>
          <table:table-cell table:formula="of:=CONCATENATE(&quot;{Name: &quot;&quot;&quot;;[.A1116];&quot;&quot;&quot;, Desc:&quot;&quot;&quot;; [.B1116]; &quot;&quot;&quot;},&quot;)" office:value-type="string" office:string-value="{Name: &quot;RGR&quot;, Desc:&quot;Roger (I agree, I understand)&quot;}," calcext:value-type="string">
            <text:p>{Name: "RGR", Desc:"Roger (I agree, I understand)"},</text:p>
          </table:table-cell>
        </table:table-row>
        <table:table-row table:style-name="ro1">
          <table:table-cell office:value-type="string" calcext:value-type="string">
            <text:p>RHIP</text:p>
          </table:table-cell>
          <table:table-cell office:value-type="string" calcext:value-type="string">
            <text:p>Rank has its privileges</text:p>
          </table:table-cell>
          <table:table-cell table:formula="of:=CONCATENATE(&quot;{Name: &quot;&quot;&quot;;[.A1117];&quot;&quot;&quot;, Desc:&quot;&quot;&quot;; [.B1117]; &quot;&quot;&quot;},&quot;)" office:value-type="string" office:string-value="{Name: &quot;RHIP&quot;, Desc:&quot;Rank has its privileges&quot;}," calcext:value-type="string">
            <text:p>{Name: "RHIP", Desc:"Rank has its privileges"},</text:p>
          </table:table-cell>
        </table:table-row>
        <table:table-row table:style-name="ro1">
          <table:table-cell office:value-type="string" calcext:value-type="string">
            <text:p>RIP</text:p>
          </table:table-cell>
          <table:table-cell office:value-type="string" calcext:value-type="string">
            <text:p>Rest in peace</text:p>
          </table:table-cell>
          <table:table-cell table:formula="of:=CONCATENATE(&quot;{Name: &quot;&quot;&quot;;[.A1118];&quot;&quot;&quot;, Desc:&quot;&quot;&quot;; [.B1118]; &quot;&quot;&quot;},&quot;)" office:value-type="string" office:string-value="{Name: &quot;RIP&quot;, Desc:&quot;Rest in peace&quot;}," calcext:value-type="string">
            <text:p>{Name: "RIP", Desc:"Rest in peace"},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eal life</text:p>
          </table:table-cell>
          <table:table-cell table:formula="of:=CONCATENATE(&quot;{Name: &quot;&quot;&quot;;[.A1119];&quot;&quot;&quot;, Desc:&quot;&quot;&quot;; [.B1119]; &quot;&quot;&quot;},&quot;)" office:value-type="string" office:string-value="{Name: &quot;RL&quot;, Desc:&quot;Real life&quot;}," calcext:value-type="string">
            <text:p>{Name: "RL", Desc:"Real life"},</text:p>
          </table:table-cell>
        </table:table-row>
        <table:table-row table:style-name="ro1">
          <table:table-cell office:value-type="string" calcext:value-type="string">
            <text:p>RLY</text:p>
          </table:table-cell>
          <table:table-cell office:value-type="string" calcext:value-type="string">
            <text:p>Really</text:p>
          </table:table-cell>
          <table:table-cell table:formula="of:=CONCATENATE(&quot;{Name: &quot;&quot;&quot;;[.A1120];&quot;&quot;&quot;, Desc:&quot;&quot;&quot;; [.B1120]; &quot;&quot;&quot;},&quot;)" office:value-type="string" office:string-value="{Name: &quot;RLY&quot;, Desc:&quot;Really&quot;}," calcext:value-type="string">
            <text:p>{Name: "RLY", Desc:"Really"},</text:p>
          </table:table-cell>
        </table:table-row>
        <table:table-row table:style-name="ro1">
          <table:table-cell office:value-type="string" calcext:value-type="string">
            <text:p>RME</text:p>
          </table:table-cell>
          <table:table-cell office:value-type="string" calcext:value-type="string">
            <text:p>Rolling my eyes</text:p>
          </table:table-cell>
          <table:table-cell table:formula="of:=CONCATENATE(&quot;{Name: &quot;&quot;&quot;;[.A1121];&quot;&quot;&quot;, Desc:&quot;&quot;&quot;; [.B1121]; &quot;&quot;&quot;},&quot;)" office:value-type="string" office:string-value="{Name: &quot;RME&quot;, Desc:&quot;Rolling my eyes&quot;}," calcext:value-type="string">
            <text:p>{Name: "RME", Desc:"Rolling my eyes"},</text:p>
          </table:table-cell>
        </table:table-row>
        <table:table-row table:style-name="ro1">
          <table:table-cell office:value-type="string" calcext:value-type="string">
            <text:p>RMLB</text:p>
          </table:table-cell>
          <table:table-cell office:value-type="string" calcext:value-type="string">
            <text:p>Read my lips baby</text:p>
          </table:table-cell>
          <table:table-cell table:formula="of:=CONCATENATE(&quot;{Name: &quot;&quot;&quot;;[.A1122];&quot;&quot;&quot;, Desc:&quot;&quot;&quot;; [.B1122]; &quot;&quot;&quot;},&quot;)" office:value-type="string" office:string-value="{Name: &quot;RMLB&quot;, Desc:&quot;Read my lips baby&quot;}," calcext:value-type="string">
            <text:p>{Name: "RMLB", Desc:"Read my lips baby"},</text:p>
          </table:table-cell>
        </table:table-row>
        <table:table-row table:style-name="ro1">
          <table:table-cell office:value-type="string" calcext:value-type="string">
            <text:p>RMMM</text:p>
          </table:table-cell>
          <table:table-cell office:value-type="string" calcext:value-type="string">
            <text:p>Read my mail man</text:p>
          </table:table-cell>
          <table:table-cell table:formula="of:=CONCATENATE(&quot;{Name: &quot;&quot;&quot;;[.A1123];&quot;&quot;&quot;, Desc:&quot;&quot;&quot;; [.B1123]; &quot;&quot;&quot;},&quot;)" office:value-type="string" office:string-value="{Name: &quot;RMMM&quot;, Desc:&quot;Read my mail man&quot;}," calcext:value-type="string">
            <text:p>{Name: "RMMM", Desc:"Read my mail man"},</text:p>
          </table:table-cell>
        </table:table-row>
        <table:table-row table:style-name="ro1">
          <table:table-cell office:value-type="string" calcext:value-type="string">
            <text:p>ROFL</text:p>
          </table:table-cell>
          <table:table-cell office:value-type="string" calcext:value-type="string">
            <text:p>Rolling on floor laughing</text:p>
          </table:table-cell>
          <table:table-cell table:formula="of:=CONCATENATE(&quot;{Name: &quot;&quot;&quot;;[.A1124];&quot;&quot;&quot;, Desc:&quot;&quot;&quot;; [.B1124]; &quot;&quot;&quot;},&quot;)" office:value-type="string" office:string-value="{Name: &quot;ROFL&quot;, Desc:&quot;Rolling on floor laughing&quot;}," calcext:value-type="string">
            <text:p>{Name: "ROFL", Desc:"Rolling on floor laughing"},</text:p>
          </table:table-cell>
        </table:table-row>
        <table:table-row table:style-name="ro1">
          <table:table-cell office:value-type="string" calcext:value-type="string">
            <text:p>ROFLCOPTER</text:p>
          </table:table-cell>
          <table:table-cell office:value-type="string" calcext:value-type="string">
            <text:p>Rolling on floor laughing and spinning around</text:p>
          </table:table-cell>
          <table:table-cell table:formula="of:=CONCATENATE(&quot;{Name: &quot;&quot;&quot;;[.A1125];&quot;&quot;&quot;, Desc:&quot;&quot;&quot;; [.B1125]; &quot;&quot;&quot;},&quot;)" office:value-type="string" office:string-value="{Name: &quot;ROFLCOPTER&quot;, Desc:&quot;Rolling on floor laughing and spinning around&quot;}," calcext:value-type="string">
            <text:p>{Name: "ROFLCOPTER", Desc:"Rolling on floor laughing and spinning around"},</text:p>
          </table:table-cell>
        </table:table-row>
        <table:table-row table:style-name="ro1">
          <table:table-cell office:value-type="string" calcext:value-type="string">
            <text:p>ROFLMAO</text:p>
          </table:table-cell>
          <table:table-cell office:value-type="string" calcext:value-type="string">
            <text:p>Rolling on the floor, laughing my *butt* off</text:p>
          </table:table-cell>
          <table:table-cell table:formula="of:=CONCATENATE(&quot;{Name: &quot;&quot;&quot;;[.A1126];&quot;&quot;&quot;, Desc:&quot;&quot;&quot;; [.B1126]; &quot;&quot;&quot;},&quot;)" office:value-type="string" office:string-value="{Name: &quot;ROFLMAO&quot;, Desc:&quot;Rolling on the floor, laughing my *butt* off&quot;}," calcext:value-type="string">
            <text:p>{Name: "ROFLMAO", Desc:"Rolling on the floor, laughing my *butt* off"},</text:p>
          </table:table-cell>
        </table:table-row>
        <table:table-row table:style-name="ro1">
          <table:table-cell office:value-type="string" calcext:value-type="string">
            <text:p>ROTFL</text:p>
          </table:table-cell>
          <table:table-cell office:value-type="string" calcext:value-type="string">
            <text:p>Rolling on the floor laughing</text:p>
          </table:table-cell>
          <table:table-cell table:formula="of:=CONCATENATE(&quot;{Name: &quot;&quot;&quot;;[.A1127];&quot;&quot;&quot;, Desc:&quot;&quot;&quot;; [.B1127]; &quot;&quot;&quot;},&quot;)" office:value-type="string" office:string-value="{Name: &quot;ROTFL&quot;, Desc:&quot;Rolling on the floor laughing&quot;}," calcext:value-type="string">
            <text:p>{Name: "ROTFL", Desc:"Rolling on the floor laughing"},</text:p>
          </table:table-cell>
        </table:table-row>
        <table:table-row table:style-name="ro1">
          <table:table-cell office:value-type="string" calcext:value-type="string">
            <text:p>ROTFLUTS</text:p>
          </table:table-cell>
          <table:table-cell office:value-type="string" calcext:value-type="string">
            <text:p>Rolling on the floor laughing unable to speak</text:p>
          </table:table-cell>
          <table:table-cell table:formula="of:=CONCATENATE(&quot;{Name: &quot;&quot;&quot;;[.A1128];&quot;&quot;&quot;, Desc:&quot;&quot;&quot;; [.B1128]; &quot;&quot;&quot;},&quot;)" office:value-type="string" office:string-value="{Name: &quot;ROTFLUTS&quot;, Desc:&quot;Rolling on the floor laughing unable to speak&quot;}," calcext:value-type="string">
            <text:p>{Name: "ROTFLUTS", Desc:"Rolling on the floor laughing unable to speak"},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Runescape (online gaming)</text:p>
          </table:table-cell>
          <table:table-cell table:formula="of:=CONCATENATE(&quot;{Name: &quot;&quot;&quot;;[.A1129];&quot;&quot;&quot;, Desc:&quot;&quot;&quot;; [.B1129]; &quot;&quot;&quot;},&quot;)" office:value-type="string" office:string-value="{Name: &quot;RS&quot;, Desc:&quot;Runescape (online gaming)&quot;}," calcext:value-type="string">
            <text:p>{Name: "RS", Desc:"Runescape (online gaming)"},</text:p>
          </table:table-cell>
        </table:table-row>
        <table:table-row table:style-name="ro1">
          <table:table-cell office:value-type="string" calcext:value-type="string">
            <text:p>RSN</text:p>
          </table:table-cell>
          <table:table-cell office:value-type="string" calcext:value-type="string">
            <text:p>Real soon now</text:p>
          </table:table-cell>
          <table:table-cell table:formula="of:=CONCATENATE(&quot;{Name: &quot;&quot;&quot;;[.A1130];&quot;&quot;&quot;, Desc:&quot;&quot;&quot;; [.B1130]; &quot;&quot;&quot;},&quot;)" office:value-type="string" office:string-value="{Name: &quot;RSN&quot;, Desc:&quot;Real soon now&quot;}," calcext:value-type="string">
            <text:p>{Name: "RSN", Desc:"Real soon now"},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Roger that</text:p>
          </table:table-cell>
          <table:table-cell table:formula="of:=CONCATENATE(&quot;{Name: &quot;&quot;&quot;;[.A1131];&quot;&quot;&quot;, Desc:&quot;&quot;&quot;; [.B1131]; &quot;&quot;&quot;},&quot;)" office:value-type="string" office:string-value="{Name: &quot;RT&quot;, Desc:&quot;Roger that&quot;}," calcext:value-type="string">
            <text:p>{Name: "RT", Desc:"Roger that"},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Retweet</text:p>
          </table:table-cell>
          <table:table-cell table:formula="of:=CONCATENATE(&quot;{Name: &quot;&quot;&quot;;[.A1132];&quot;&quot;&quot;, Desc:&quot;&quot;&quot;; [.B1132]; &quot;&quot;&quot;},&quot;)" office:value-type="string" office:string-value="{Name: &quot;RT&quot;, Desc:&quot;Retweet&quot;}," calcext:value-type="string">
            <text:p>{Name: "RT", Desc:"Retweet"},</text:p>
          </table:table-cell>
        </table:table-row>
        <table:table-row table:style-name="ro1">
          <table:table-cell office:value-type="string" calcext:value-type="string">
            <text:p>RTBS</text:p>
          </table:table-cell>
          <table:table-cell office:value-type="string" calcext:value-type="string">
            <text:p>Reason to be single</text:p>
          </table:table-cell>
          <table:table-cell table:formula="of:=CONCATENATE(&quot;{Name: &quot;&quot;&quot;;[.A1133];&quot;&quot;&quot;, Desc:&quot;&quot;&quot;; [.B1133]; &quot;&quot;&quot;},&quot;)" office:value-type="string" office:string-value="{Name: &quot;RTBS&quot;, Desc:&quot;Reason to be single&quot;}," calcext:value-type="string">
            <text:p>{Name: "RTBS", Desc:"Reason to be single"},</text:p>
          </table:table-cell>
        </table:table-row>
        <table:table-row table:style-name="ro1">
          <table:table-cell office:value-type="string" calcext:value-type="string">
            <text:p>RTFM</text:p>
          </table:table-cell>
          <table:table-cell office:value-type="string" calcext:value-type="string">
            <text:p>Read the *freaking* manual</text:p>
          </table:table-cell>
          <table:table-cell table:formula="of:=CONCATENATE(&quot;{Name: &quot;&quot;&quot;;[.A1134];&quot;&quot;&quot;, Desc:&quot;&quot;&quot;; [.B1134]; &quot;&quot;&quot;},&quot;)" office:value-type="string" office:string-value="{Name: &quot;RTFM&quot;, Desc:&quot;Read the *freaking* manual&quot;}," calcext:value-type="string">
            <text:p>{Name: "RTFM", Desc:"Read the *freaking* manual"},</text:p>
          </table:table-cell>
        </table:table-row>
        <table:table-row table:style-name="ro1">
          <table:table-cell office:value-type="string" calcext:value-type="string">
            <text:p>RTFQ</text:p>
          </table:table-cell>
          <table:table-cell office:value-type="string" calcext:value-type="string">
            <text:p>Read the *freaking* question</text:p>
          </table:table-cell>
          <table:table-cell table:formula="of:=CONCATENATE(&quot;{Name: &quot;&quot;&quot;;[.A1135];&quot;&quot;&quot;, Desc:&quot;&quot;&quot;; [.B1135]; &quot;&quot;&quot;},&quot;)" office:value-type="string" office:string-value="{Name: &quot;RTFQ&quot;, Desc:&quot;Read the *freaking* question&quot;}," calcext:value-type="string">
            <text:p>{Name: "RTFQ", Desc:"Read the *freaking* question"},</text:p>
          </table:table-cell>
        </table:table-row>
        <table:table-row table:style-name="ro1">
          <table:table-cell office:value-type="string" calcext:value-type="string">
            <text:p>RTHX</text:p>
          </table:table-cell>
          <table:table-cell office:value-type="string" calcext:value-type="string">
            <text:p>Meaning 'Thanks for the RT (Retweet)'</text:p>
          </table:table-cell>
          <table:table-cell table:formula="of:=CONCATENATE(&quot;{Name: &quot;&quot;&quot;;[.A1136];&quot;&quot;&quot;, Desc:&quot;&quot;&quot;; [.B1136]; &quot;&quot;&quot;},&quot;)" office:value-type="string" office:string-value="{Name: &quot;RTHX&quot;, Desc:&quot;Meaning 'Thanks for the RT (Retweet)'&quot;}," calcext:value-type="string">
            <text:p>{Name: "RTHX", Desc:"Meaning 'Thanks for the RT (Retweet)'"},</text:p>
          </table:table-cell>
        </table:table-row>
        <table:table-row table:style-name="ro1">
          <table:table-cell office:value-type="string" calcext:value-type="string">
            <text:p>RTMS</text:p>
          </table:table-cell>
          <table:table-cell office:value-type="string" calcext:value-type="string">
            <text:p>Read the manual, stupid</text:p>
          </table:table-cell>
          <table:table-cell table:formula="of:=CONCATENATE(&quot;{Name: &quot;&quot;&quot;;[.A1137];&quot;&quot;&quot;, Desc:&quot;&quot;&quot;; [.B1137]; &quot;&quot;&quot;},&quot;)" office:value-type="string" office:string-value="{Name: &quot;RTMS&quot;, Desc:&quot;Read the manual, stupid&quot;}," calcext:value-type="string">
            <text:p>{Name: "RTMS", Desc:"Read the manual, stupid"},</text:p>
          </table:table-cell>
        </table:table-row>
        <table:table-row table:style-name="ro1">
          <table:table-cell office:value-type="string" calcext:value-type="string">
            <text:p>RTNTN</text:p>
          </table:table-cell>
          <table:table-cell office:value-type="string" calcext:value-type="string">
            <text:p>Retention (email, Government)</text:p>
          </table:table-cell>
          <table:table-cell table:formula="of:=CONCATENATE(&quot;{Name: &quot;&quot;&quot;;[.A1138];&quot;&quot;&quot;, Desc:&quot;&quot;&quot;; [.B1138]; &quot;&quot;&quot;},&quot;)" office:value-type="string" office:string-value="{Name: &quot;RTNTN&quot;, Desc:&quot;Retention (email, Government)&quot;}," calcext:value-type="string">
            <text:p>{Name: "RTNTN", Desc:"Retention (email, Government)"},</text:p>
          </table:table-cell>
        </table:table-row>
        <table:table-row table:style-name="ro1">
          <table:table-cell office:value-type="string" calcext:value-type="string">
            <text:p>RTRCTV</text:p>
          </table:table-cell>
          <table:table-cell office:value-type="string" calcext:value-type="string">
            <text:p>Retroactive (email, Government)</text:p>
          </table:table-cell>
          <table:table-cell table:formula="of:=CONCATENATE(&quot;{Name: &quot;&quot;&quot;;[.A1139];&quot;&quot;&quot;, Desc:&quot;&quot;&quot;; [.B1139]; &quot;&quot;&quot;},&quot;)" office:value-type="string" office:string-value="{Name: &quot;RTRCTV&quot;, Desc:&quot;Retroactive (email, Government)&quot;}," calcext:value-type="string">
            <text:p>{Name: "RTRCTV", Desc:"Retroactive (email, Government)"},</text:p>
          </table:table-cell>
        </table:table-row>
        <table:table-row table:style-name="ro1">
          <table:table-cell office:value-type="string" calcext:value-type="string">
            <text:p>RTRMT</text:p>
          </table:table-cell>
          <table:table-cell office:value-type="string" calcext:value-type="string">
            <text:p>Retirement (email, Government)</text:p>
          </table:table-cell>
          <table:table-cell table:formula="of:=CONCATENATE(&quot;{Name: &quot;&quot;&quot;;[.A1140];&quot;&quot;&quot;, Desc:&quot;&quot;&quot;; [.B1140]; &quot;&quot;&quot;},&quot;)" office:value-type="string" office:string-value="{Name: &quot;RTRMT&quot;, Desc:&quot;Retirement (email, Government)&quot;}," calcext:value-type="string">
            <text:p>{Name: "RTRMT", Desc:"Retirement (email, Government)"},</text:p>
          </table:table-cell>
        </table:table-row>
        <table:table-row table:style-name="ro1">
          <table:table-cell office:value-type="string" calcext:value-type="string">
            <text:p>RTSM</text:p>
          </table:table-cell>
          <table:table-cell office:value-type="string" calcext:value-type="string">
            <text:p>Read the stupid manual</text:p>
          </table:table-cell>
          <table:table-cell table:formula="of:=CONCATENATE(&quot;{Name: &quot;&quot;&quot;;[.A1141];&quot;&quot;&quot;, Desc:&quot;&quot;&quot;; [.B1141]; &quot;&quot;&quot;},&quot;)" office:value-type="string" office:string-value="{Name: &quot;RTSM&quot;, Desc:&quot;Read the stupid manual&quot;}," calcext:value-type="string">
            <text:p>{Name: "RTSM", Desc:"Read the stupid manual"},</text:p>
          </table:table-cell>
        </table:table-row>
        <table:table-row table:style-name="ro1">
          <table:table-cell office:value-type="string" calcext:value-type="string">
            <text:p>RTWFQ</text:p>
          </table:table-cell>
          <table:table-cell office:value-type="string" calcext:value-type="string">
            <text:p>Read the whole *freaking* question</text:p>
          </table:table-cell>
          <table:table-cell table:formula="of:=CONCATENATE(&quot;{Name: &quot;&quot;&quot;;[.A1142];&quot;&quot;&quot;, Desc:&quot;&quot;&quot;; [.B1142]; &quot;&quot;&quot;},&quot;)" office:value-type="string" office:string-value="{Name: &quot;RTWFQ&quot;, Desc:&quot;Read the whole *freaking* question&quot;}," calcext:value-type="string">
            <text:p>{Name: "RTWFQ", Desc:"Read the whole *freaking* question"},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Are you?</text:p>
          </table:table-cell>
          <table:table-cell table:formula="of:=CONCATENATE(&quot;{Name: &quot;&quot;&quot;;[.A1143];&quot;&quot;&quot;, Desc:&quot;&quot;&quot;; [.B1143]; &quot;&quot;&quot;},&quot;)" office:value-type="string" office:string-value="{Name: &quot;RU&quot;, Desc:&quot;Are you?&quot;}," calcext:value-type="string">
            <text:p>{Name: "RU", Desc:"Are you?"},</text:p>
          </table:table-cell>
        </table:table-row>
        <table:table-row table:style-name="ro1">
          <table:table-cell office:value-type="string" calcext:value-type="string">
            <text:p>RUMOF</text:p>
          </table:table-cell>
          <table:table-cell office:value-type="string" calcext:value-type="string">
            <text:p>Are you male or female?</text:p>
          </table:table-cell>
          <table:table-cell table:formula="of:=CONCATENATE(&quot;{Name: &quot;&quot;&quot;;[.A1144];&quot;&quot;&quot;, Desc:&quot;&quot;&quot;; [.B1144]; &quot;&quot;&quot;},&quot;)" office:value-type="string" office:string-value="{Name: &quot;RUMOF&quot;, Desc:&quot;Are you male or female?&quot;}," calcext:value-type="string">
            <text:p>{Name: "RUMOF", Desc:"Are you male or female?"},</text:p>
          </table:table-cell>
        </table:table-row>
        <table:table-row table:style-name="ro1">
          <table:table-cell office:value-type="string" calcext:value-type="string">
            <text:p>RUT</text:p>
          </table:table-cell>
          <table:table-cell office:value-type="string" calcext:value-type="string">
            <text:p>Are u (you) there?</text:p>
          </table:table-cell>
          <table:table-cell table:formula="of:=CONCATENATE(&quot;{Name: &quot;&quot;&quot;;[.A1145];&quot;&quot;&quot;, Desc:&quot;&quot;&quot;; [.B1145]; &quot;&quot;&quot;},&quot;)" office:value-type="string" office:string-value="{Name: &quot;RUT&quot;, Desc:&quot;Are u (you) there?&quot;}," calcext:value-type="string">
            <text:p>{Name: "RUT", Desc:"Are u (you) there?"},</text:p>
          </table:table-cell>
        </table:table-row>
        <table:table-row table:style-name="ro1">
          <table:table-cell office:value-type="string" calcext:value-type="string">
            <text:p>RUOK</text:p>
          </table:table-cell>
          <table:table-cell office:value-type="string" calcext:value-type="string">
            <text:p>Are you okay?</text:p>
          </table:table-cell>
          <table:table-cell table:formula="of:=CONCATENATE(&quot;{Name: &quot;&quot;&quot;;[.A1146];&quot;&quot;&quot;, Desc:&quot;&quot;&quot;; [.B1146]; &quot;&quot;&quot;},&quot;)" office:value-type="string" office:string-value="{Name: &quot;RUOK&quot;, Desc:&quot;Are you okay?&quot;}," calcext:value-type="string">
            <text:p>{Name: "RUOK", Desc:"Are you okay?"},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Regards</text:p>
          </table:table-cell>
          <table:table-cell table:formula="of:=CONCATENATE(&quot;{Name: &quot;&quot;&quot;;[.A1147];&quot;&quot;&quot;, Desc:&quot;&quot;&quot;; [.B1147]; &quot;&quot;&quot;},&quot;)" office:value-type="string" office:string-value="{Name: &quot;RX&quot;, Desc:&quot;Regards&quot;}," calcext:value-type="string">
            <text:p>{Name: "RX", Desc:"Regards"},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eal world</text:p>
          </table:table-cell>
          <table:table-cell table:formula="of:=CONCATENATE(&quot;{Name: &quot;&quot;&quot;;[.A1148];&quot;&quot;&quot;, Desc:&quot;&quot;&quot;; [.B1148]; &quot;&quot;&quot;},&quot;)" office:value-type="string" office:string-value="{Name: &quot;RW&quot;, Desc:&quot;Real world&quot;}," calcext:value-type="string">
            <text:p>{Name: "RW", Desc:"Real world"},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Meaning drugs or prescriptions</text:p>
          </table:table-cell>
          <table:table-cell table:formula="of:=CONCATENATE(&quot;{Name: &quot;&quot;&quot;;[.A1149];&quot;&quot;&quot;, Desc:&quot;&quot;&quot;; [.B1149]; &quot;&quot;&quot;},&quot;)" office:value-type="string" office:string-value="{Name: &quot;RX&quot;, Desc:&quot;Meaning drugs or prescriptions&quot;}," calcext:value-type="string">
            <text:p>{Name: "RX", Desc:"Meaning drugs or prescriptions"},</text:p>
          </table:table-cell>
        </table:table-row>
        <table:table-row table:style-name="ro1">
          <table:table-cell office:value-type="string" calcext:value-type="string">
            <text:p>RYB</text:p>
          </table:table-cell>
          <table:table-cell office:value-type="string" calcext:value-type="string">
            <text:p>Read your Bible&amp;nbsp;</text:p>
          </table:table-cell>
          <table:table-cell table:formula="of:=CONCATENATE(&quot;{Name: &quot;&quot;&quot;;[.A1150];&quot;&quot;&quot;, Desc:&quot;&quot;&quot;; [.B1150]; &quot;&quot;&quot;},&quot;)" office:value-type="string" office:string-value="{Name: &quot;RYB&quot;, Desc:&quot;Read your Bible&amp;nbsp;&quot;}," calcext:value-type="string">
            <text:p>{Name: "RYB", Desc:"Read your Bible&amp;nbsp;"},</text:p>
          </table:table-cell>
        </table:table-row>
        <table:table-row table:style-name="ro1">
          <table:table-cell office:value-type="string" calcext:value-type="string">
            <text:p>RYO</text:p>
          </table:table-cell>
          <table:table-cell office:value-type="string" calcext:value-type="string">
            <text:p>Roll your own</text:p>
          </table:table-cell>
          <table:table-cell table:formula="of:=CONCATENATE(&quot;{Name: &quot;&quot;&quot;;[.A1151];&quot;&quot;&quot;, Desc:&quot;&quot;&quot;; [.B1151]; &quot;&quot;&quot;},&quot;)" office:value-type="string" office:string-value="{Name: &quot;RYO&quot;, Desc:&quot;Roll your own&quot;}," calcext:value-type="string">
            <text:p>{Name: "RYO", Desc:"Roll your own"},</text:p>
          </table:table-cell>
        </table:table-row>
        <table:table-row table:style-name="ro1">
          <table:table-cell office:value-type="string" calcext:value-type="string">
            <text:p>RYS</text:p>
          </table:table-cell>
          <table:table-cell office:value-type="string" calcext:value-type="string">
            <text:p>Read your screen&amp;nbsp;</text:p>
          </table:table-cell>
          <table:table-cell table:formula="of:=CONCATENATE(&quot;{Name: &quot;&quot;&quot;;[.A1152];&quot;&quot;&quot;, Desc:&quot;&quot;&quot;; [.B1152]; &quot;&quot;&quot;},&quot;)" office:value-type="string" office:string-value="{Name: &quot;RYS&quot;, Desc:&quot;Read your screen&amp;nbsp;&quot;}," calcext:value-type="string">
            <text:p>{Name: "RYS", Desc:"Read your screen&amp;nbsp;"},</text:p>
          </table:table-cell>
        </table:table-row>
        <table:table-row table:style-name="ro1">
          <table:table-cell office:value-type="string" calcext:value-type="string">
            <text:p>RYS</text:p>
          </table:table-cell>
          <table:table-cell office:value-type="string" calcext:value-type="string">
            <text:p>Are you single?</text:p>
          </table:table-cell>
          <table:table-cell table:formula="of:=CONCATENATE(&quot;{Name: &quot;&quot;&quot;;[.A1153];&quot;&quot;&quot;, Desc:&quot;&quot;&quot;; [.B1153]; &quot;&quot;&quot;},&quot;)" office:value-type="string" office:string-value="{Name: &quot;RYS&quot;, Desc:&quot;Are you single?&quot;}," calcext:value-type="string">
            <text:p>{Name: "RYS", Desc:"Are you single?"},</text:p>
          </table:table-cell>
        </table:table-row>
        <table:table-row table:style-name="ro1">
          <table:table-cell office:value-type="string" calcext:value-type="string">
            <text:p>S2R</text:p>
          </table:table-cell>
          <table:table-cell office:value-type="string" calcext:value-type="string">
            <text:p>Send to receive (meaning send me your picture to get mine)</text:p>
          </table:table-cell>
          <table:table-cell table:formula="of:=CONCATENATE(&quot;{Name: &quot;&quot;&quot;;[.A1154];&quot;&quot;&quot;, Desc:&quot;&quot;&quot;; [.B1154]; &quot;&quot;&quot;},&quot;)" office:value-type="string" office:string-value="{Name: &quot;S2R&quot;, Desc:&quot;Send to receive (meaning send me your picture to get mine)&quot;}," calcext:value-type="string">
            <text:p>{Name: "S2R", Desc:"Send to receive (meaning send me your picture to get mine)"},</text:p>
          </table:table-cell>
        </table:table-row>
        <table:table-row table:style-name="ro1">
          <table:table-cell office:value-type="string" calcext:value-type="string">
            <text:p>S2S</text:p>
          </table:table-cell>
          <table:table-cell office:value-type="string" calcext:value-type="string">
            <text:p>Sorry to say</text:p>
          </table:table-cell>
          <table:table-cell table:formula="of:=CONCATENATE(&quot;{Name: &quot;&quot;&quot;;[.A1155];&quot;&quot;&quot;, Desc:&quot;&quot;&quot;; [.B1155]; &quot;&quot;&quot;},&quot;)" office:value-type="string" office:string-value="{Name: &quot;S2S&quot;, Desc:&quot;Sorry to say&quot;}," calcext:value-type="string">
            <text:p>{Name: "S2S", Desc:"Sorry to say"},</text:p>
          </table:table-cell>
        </table:table-row>
        <table:table-row table:style-name="ro1">
          <table:table-cell office:value-type="string" calcext:value-type="string">
            <text:p>S4L</text:p>
          </table:table-cell>
          <table:table-cell office:value-type="string" calcext:value-type="string">
            <text:p>Spam for life</text:p>
          </table:table-cell>
          <table:table-cell table:formula="of:=CONCATENATE(&quot;{Name: &quot;&quot;&quot;;[.A1156];&quot;&quot;&quot;, Desc:&quot;&quot;&quot;; [.B1156]; &quot;&quot;&quot;},&quot;)" office:value-type="string" office:string-value="{Name: &quot;S4L&quot;, Desc:&quot;Spam for life&quot;}," calcext:value-type="string">
            <text:p>{Name: "S4L", Desc:"Spam for life"},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uch a laugh</text:p>
          </table:table-cell>
          <table:table-cell table:formula="of:=CONCATENATE(&quot;{Name: &quot;&quot;&quot;;[.A1157];&quot;&quot;&quot;, Desc:&quot;&quot;&quot;; [.B1157]; &quot;&quot;&quot;},&quot;)" office:value-type="string" office:string-value="{Name: &quot;SAL&quot;, Desc:&quot;Such a laugh&quot;}," calcext:value-type="string">
            <text:p>{Name: "SAL", Desc:"Such a laugh"},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Sorry about that</text:p>
          </table:table-cell>
          <table:table-cell table:formula="of:=CONCATENATE(&quot;{Name: &quot;&quot;&quot;;[.A1158];&quot;&quot;&quot;, Desc:&quot;&quot;&quot;; [.B1158]; &quot;&quot;&quot;},&quot;)" office:value-type="string" office:string-value="{Name: &quot;SAT&quot;, Desc:&quot;Sorry about that&quot;}," calcext:value-type="string">
            <text:p>{Name: "SAT", Desc:"Sorry about that"},</text:p>
          </table:table-cell>
        </table:table-row>
        <table:table-row table:style-name="ro1">
          <table:table-cell office:value-type="string" calcext:value-type="string">
            <text:p>SAVAGE</text:p>
          </table:table-cell>
          <table:table-cell office:value-type="string" calcext:value-type="string">
            <text:p>Slang for a shockingly careless expression or response to an event or message</text:p>
          </table:table-cell>
          <table:table-cell table:formula="of:=CONCATENATE(&quot;{Name: &quot;&quot;&quot;;[.A1159];&quot;&quot;&quot;, Desc:&quot;&quot;&quot;; [.B1159]; &quot;&quot;&quot;},&quot;)" office:value-type="string" office:string-value="{Name: &quot;SAVAGE&quot;, Desc:&quot;Slang for a shockingly careless expression or response to an event or message&quot;}," calcext:value-type="string">
            <text:p>{Name: "SAVAGE", Desc:"Slang for a shockingly careless expression or response to an event or message"},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nap back (Snapchat)</text:p>
          </table:table-cell>
          <table:table-cell table:formula="of:=CONCATENATE(&quot;{Name: &quot;&quot;&quot;;[.A1160];&quot;&quot;&quot;, Desc:&quot;&quot;&quot;; [.B1160]; &quot;&quot;&quot;},&quot;)" office:value-type="string" office:string-value="{Name: &quot;SB&quot;, Desc:&quot;Snap back (Snapchat)&quot;}," calcext:value-type="string">
            <text:p>{Name: "SB", Desc:"Snap back (Snapchat)"},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hould be</text:p>
          </table:table-cell>
          <table:table-cell table:formula="of:=CONCATENATE(&quot;{Name: &quot;&quot;&quot;;[.A1161];&quot;&quot;&quot;, Desc:&quot;&quot;&quot;; [.B1161]; &quot;&quot;&quot;},&quot;)" office:value-type="string" office:string-value="{Name: &quot;SB&quot;, Desc:&quot;Should be&quot;}," calcext:value-type="string">
            <text:p>{Name: "SB", Desc:"Should be"},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miling back</text:p>
          </table:table-cell>
          <table:table-cell table:formula="of:=CONCATENATE(&quot;{Name: &quot;&quot;&quot;;[.A1162];&quot;&quot;&quot;, Desc:&quot;&quot;&quot;; [.B1162]; &quot;&quot;&quot;},&quot;)" office:value-type="string" office:string-value="{Name: &quot;SB&quot;, Desc:&quot;Smiling back&quot;}," calcext:value-type="string">
            <text:p>{Name: "SB", Desc:"Smiling back"},</text:p>
          </table:table-cell>
        </table:table-row>
        <table:table-row table:style-name="ro1">
          <table:table-cell office:value-type="string" calcext:value-type="string">
            <text:p>SBIA</text:p>
          </table:table-cell>
          <table:table-cell office:value-type="string" calcext:value-type="string">
            <text:p>Meaning Standing back in amazement</text:p>
          </table:table-cell>
          <table:table-cell table:formula="of:=CONCATENATE(&quot;{Name: &quot;&quot;&quot;;[.A1163];&quot;&quot;&quot;, Desc:&quot;&quot;&quot;; [.B1163]; &quot;&quot;&quot;},&quot;)" office:value-type="string" office:string-value="{Name: &quot;SBIA&quot;, Desc:&quot;Meaning Standing back in amazement&quot;}," calcext:value-type="string">
            <text:p>{Name: "SBIA", Desc:"Meaning Standing back in amazement"},</text:p>
          </table:table-cell>
        </table:table-row>
        <table:table-row table:style-name="ro1">
          <table:table-cell office:value-type="string" calcext:value-type="string">
            <text:p>SBT</text:p>
          </table:table-cell>
          <table:table-cell office:value-type="string" calcext:value-type="string">
            <text:p>Sorry 'bout that</text:p>
          </table:table-cell>
          <table:table-cell table:formula="of:=CONCATENATE(&quot;{Name: &quot;&quot;&quot;;[.A1164];&quot;&quot;&quot;, Desc:&quot;&quot;&quot;; [.B1164]; &quot;&quot;&quot;},&quot;)" office:value-type="string" office:string-value="{Name: &quot;SBT&quot;, Desc:&quot;Sorry 'bout that&quot;}," calcext:value-type="string">
            <text:p>{Name: "SBT", Desc:"Sorry 'bout that"},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tay cool</text:p>
          </table:table-cell>
          <table:table-cell table:formula="of:=CONCATENATE(&quot;{Name: &quot;&quot;&quot;;[.A1165];&quot;&quot;&quot;, Desc:&quot;&quot;&quot;; [.B1165]; &quot;&quot;&quot;},&quot;)" office:value-type="string" office:string-value="{Name: &quot;SC&quot;, Desc:&quot;Stay cool&quot;}," calcext:value-type="string">
            <text:p>{Name: "SC", Desc:"Stay cool"},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weet dreams</text:p>
          </table:table-cell>
          <table:table-cell table:formula="of:=CONCATENATE(&quot;{Name: &quot;&quot;&quot;;[.A1166];&quot;&quot;&quot;, Desc:&quot;&quot;&quot;; [.B1166]; &quot;&quot;&quot;},&quot;)" office:value-type="string" office:string-value="{Name: &quot;SD&quot;, Desc:&quot;Sweet dreams&quot;}," calcext:value-type="string">
            <text:p>{Name: "SD", Desc:"Sweet dreams"},</text:p>
          </table:table-cell>
        </table:table-row>
        <table:table-row table:style-name="ro1">
          <table:table-cell office:value-type="string" calcext:value-type="string">
            <text:p>SDMB</text:p>
          </table:table-cell>
          <table:table-cell office:value-type="string" calcext:value-type="string">
            <text:p>Sweet dreams, my baby</text:p>
          </table:table-cell>
          <table:table-cell table:formula="of:=CONCATENATE(&quot;{Name: &quot;&quot;&quot;;[.A1167];&quot;&quot;&quot;, Desc:&quot;&quot;&quot;; [.B1167]; &quot;&quot;&quot;},&quot;)" office:value-type="string" office:string-value="{Name: &quot;SDMB&quot;, Desc:&quot;Sweet dreams, my baby&quot;}," calcext:value-type="string">
            <text:p>{Name: "SDMB", Desc:"Sweet dreams, my baby"},</text:p>
          </table:table-cell>
        </table:table-row>
        <table:table-row table:style-name="ro1">
          <table:table-cell office:value-type="string" calcext:value-type="string">
            <text:p>SENPAI</text:p>
          </table:table-cell>
          <table:table-cell office:value-type="string" calcext:value-type="string">
            <text:p>Meaning someone older than you, someone you look up to</text:p>
          </table:table-cell>
          <table:table-cell table:formula="of:=CONCATENATE(&quot;{Name: &quot;&quot;&quot;;[.A1168];&quot;&quot;&quot;, Desc:&quot;&quot;&quot;; [.B1168]; &quot;&quot;&quot;},&quot;)" office:value-type="string" office:string-value="{Name: &quot;SENPAI&quot;, Desc:&quot;Meaning someone older than you, someone you look up to&quot;}," calcext:value-type="string">
            <text:p>{Name: "SENPAI", Desc:"Meaning someone older than you, someone you look up to"},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Search engine optimization</text:p>
          </table:table-cell>
          <table:table-cell table:formula="of:=CONCATENATE(&quot;{Name: &quot;&quot;&quot;;[.A1169];&quot;&quot;&quot;, Desc:&quot;&quot;&quot;; [.B1169]; &quot;&quot;&quot;},&quot;)" office:value-type="string" office:string-value="{Name: &quot;SEO&quot;, Desc:&quot;Search engine optimization&quot;}," calcext:value-type="string">
            <text:p>{Name: "SEO", Desc:"Search engine optimization"},</text:p>
          </table:table-cell>
        </table:table-row>
        <table:table-row table:style-name="ro1">
          <table:table-cell office:value-type="string" calcext:value-type="string">
            <text:p>SETE</text:p>
          </table:table-cell>
          <table:table-cell office:value-type="string" calcext:value-type="string">
            <text:p>Smiling Ear-to-Ear</text:p>
          </table:table-cell>
          <table:table-cell table:formula="of:=CONCATENATE(&quot;{Name: &quot;&quot;&quot;;[.A1170];&quot;&quot;&quot;, Desc:&quot;&quot;&quot;; [.B1170]; &quot;&quot;&quot;},&quot;)" office:value-type="string" office:string-value="{Name: &quot;SETE&quot;, Desc:&quot;Smiling Ear-to-Ear&quot;}," calcext:value-type="string">
            <text:p>{Name: "SETE", Desc:"Smiling Ear-to-Ear"},</text:p>
          </table:table-cell>
        </table:table-row>
        <table:table-row table:style-name="ro1">
          <table:table-cell office:value-type="string" calcext:value-type="string">
            <text:p>SELFIE</text:p>
          </table:table-cell>
          <table:table-cell office:value-type="string" calcext:value-type="string">
            <text:p>A photo that is taken of oneself for social media sharing</text:p>
          </table:table-cell>
          <table:table-cell table:formula="of:=CONCATENATE(&quot;{Name: &quot;&quot;&quot;;[.A1171];&quot;&quot;&quot;, Desc:&quot;&quot;&quot;; [.B1171]; &quot;&quot;&quot;},&quot;)" office:value-type="string" office:string-value="{Name: &quot;SELFIE&quot;, Desc:&quot;A photo that is taken of oneself for social media sharing&quot;}," calcext:value-type="string">
            <text:p>{Name: "SELFIE", Desc:"A photo that is taken of oneself for social media sharing"},</text:p>
          </table:table-cell>
        </table:table-row>
        <table:table-row table:style-name="ro1">
          <table:table-cell office:value-type="string" calcext:value-type="string">
            <text:p>SFAIK</text:p>
          </table:table-cell>
          <table:table-cell office:value-type="string" calcext:value-type="string">
            <text:p>So far as I know</text:p>
          </table:table-cell>
          <table:table-cell table:formula="of:=CONCATENATE(&quot;{Name: &quot;&quot;&quot;;[.A1172];&quot;&quot;&quot;, Desc:&quot;&quot;&quot;; [.B1172]; &quot;&quot;&quot;},&quot;)" office:value-type="string" office:string-value="{Name: &quot;SFAIK&quot;, Desc:&quot;So far as I know&quot;}," calcext:value-type="string">
            <text:p>{Name: "SFAIK", Desc:"So far as I know"},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ame here</text:p>
          </table:table-cell>
          <table:table-cell table:formula="of:=CONCATENATE(&quot;{Name: &quot;&quot;&quot;;[.A1173];&quot;&quot;&quot;, Desc:&quot;&quot;&quot;; [.B1173]; &quot;&quot;&quot;},&quot;)" office:value-type="string" office:string-value="{Name: &quot;SH&quot;, Desc:&quot;Same here&quot;}," calcext:value-type="string">
            <text:p>{Name: "SH", Desc:"Same here"},</text:p>
          </table:table-cell>
        </table:table-row>
        <table:table-row table:style-name="ro1">
          <table:table-cell office:value-type="string" calcext:value-type="string">
            <text:p>SH^</text:p>
          </table:table-cell>
          <table:table-cell office:value-type="string" calcext:value-type="string">
            <text:p>Shut up</text:p>
          </table:table-cell>
          <table:table-cell table:formula="of:=CONCATENATE(&quot;{Name: &quot;&quot;&quot;;[.A1174];&quot;&quot;&quot;, Desc:&quot;&quot;&quot;; [.B1174]; &quot;&quot;&quot;},&quot;)" office:value-type="string" office:string-value="{Name: &quot;SH^&quot;, Desc:&quot;Shut up&quot;}," calcext:value-type="string">
            <text:p>{Name: "SH^", Desc:"Shut up"},</text:p>
          </table:table-cell>
        </table:table-row>
        <table:table-row table:style-name="ro1">
          <table:table-cell office:value-type="string" calcext:value-type="string">
            <text:p>SHID</text:p>
          </table:table-cell>
          <table:table-cell office:value-type="string" calcext:value-type="string">
            <text:p>Slapping head in disgust</text:p>
          </table:table-cell>
          <table:table-cell table:formula="of:=CONCATENATE(&quot;{Name: &quot;&quot;&quot;;[.A1175];&quot;&quot;&quot;, Desc:&quot;&quot;&quot;; [.B1175]; &quot;&quot;&quot;},&quot;)" office:value-type="string" office:string-value="{Name: &quot;SHID&quot;, Desc:&quot;Slapping head in disgust&quot;}," calcext:value-type="string">
            <text:p>{Name: "SHID", Desc:"Slapping head in disgust"},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Slang for 'wishing two people were in a relationship'</text:p>
          </table:table-cell>
          <table:table-cell table:formula="of:=CONCATENATE(&quot;{Name: &quot;&quot;&quot;;[.A1176];&quot;&quot;&quot;, Desc:&quot;&quot;&quot;; [.B1176]; &quot;&quot;&quot;},&quot;)" office:value-type="string" office:string-value="{Name: &quot;SHIP&quot;, Desc:&quot;Slang for 'wishing two people were in a relationship'&quot;}," calcext:value-type="string">
            <text:p>{Name: "SHIP", Desc:"Slang for 'wishing two people were in a relationship'"},</text:p>
          </table:table-cell>
        </table:table-row>
        <table:table-row table:style-name="ro1">
          <table:table-cell office:value-type="string" calcext:value-type="string">
            <text:p>SICNR</text:p>
          </table:table-cell>
          <table:table-cell office:value-type="string" calcext:value-type="string">
            <text:p>Sorry, I could not resist</text:p>
          </table:table-cell>
          <table:table-cell table:formula="of:=CONCATENATE(&quot;{Name: &quot;&quot;&quot;;[.A1177];&quot;&quot;&quot;, Desc:&quot;&quot;&quot;; [.B1177]; &quot;&quot;&quot;},&quot;)" office:value-type="string" office:string-value="{Name: &quot;SICNR&quot;, Desc:&quot;Sorry, I could not resist&quot;}," calcext:value-type="string">
            <text:p>{Name: "SICNR", Desc:"Sorry, I could not resist"},</text:p>
          </table:table-cell>
        </table:table-row>
        <table:table-row table:style-name="ro1">
          <table:table-cell office:value-type="string" calcext:value-type="string">
            <text:p>SIG2R</text:p>
          </table:table-cell>
          <table:table-cell office:value-type="string" calcext:value-type="string">
            <text:p>Sorry, I got to run</text:p>
          </table:table-cell>
          <table:table-cell table:formula="of:=CONCATENATE(&quot;{Name: &quot;&quot;&quot;;[.A1178];&quot;&quot;&quot;, Desc:&quot;&quot;&quot;; [.B1178]; &quot;&quot;&quot;},&quot;)" office:value-type="string" office:string-value="{Name: &quot;SIG2R&quot;, Desc:&quot;Sorry, I got to run&quot;}," calcext:value-type="string">
            <text:p>{Name: "SIG2R", Desc:"Sorry, I got to run"},</text:p>
          </table:table-cell>
        </table:table-row>
        <table:table-row table:style-name="ro1">
          <table:table-cell office:value-type="string" calcext:value-type="string">
            <text:p>SIHTH</text:p>
          </table:table-cell>
          <table:table-cell office:value-type="string" calcext:value-type="string">
            <text:p>Stupidity is hard to take</text:p>
          </table:table-cell>
          <table:table-cell table:formula="of:=CONCATENATE(&quot;{Name: &quot;&quot;&quot;;[.A1179];&quot;&quot;&quot;, Desc:&quot;&quot;&quot;; [.B1179]; &quot;&quot;&quot;},&quot;)" office:value-type="string" office:string-value="{Name: &quot;SIHTH&quot;, Desc:&quot;Stupidity is hard to take&quot;}," calcext:value-type="string">
            <text:p>{Name: "SIHTH", Desc:"Stupidity is hard to take"},</text:p>
          </table:table-cell>
        </table:table-row>
        <table:table-row table:style-name="ro1">
          <table:table-cell office:value-type="string" calcext:value-type="string">
            <text:p>SIMYC</text:p>
          </table:table-cell>
          <table:table-cell office:value-type="string" calcext:value-type="string">
            <text:p>Sorry I missed your call</text:p>
          </table:table-cell>
          <table:table-cell table:formula="of:=CONCATENATE(&quot;{Name: &quot;&quot;&quot;;[.A1180];&quot;&quot;&quot;, Desc:&quot;&quot;&quot;; [.B1180]; &quot;&quot;&quot;},&quot;)" office:value-type="string" office:string-value="{Name: &quot;SIMYC&quot;, Desc:&quot;Sorry I missed your call&quot;}," calcext:value-type="string">
            <text:p>{Name: "SIMYC", Desc:"Sorry I missed your call"},</text:p>
          </table:table-cell>
        </table:table-row>
        <table:table-row table:style-name="ro1">
          <table:table-cell office:value-type="string" calcext:value-type="string">
            <text:p>SIR</text:p>
          </table:table-cell>
          <table:table-cell office:value-type="string" calcext:value-type="string">
            <text:p>Strike it rich</text:p>
          </table:table-cell>
          <table:table-cell table:formula="of:=CONCATENATE(&quot;{Name: &quot;&quot;&quot;;[.A1181];&quot;&quot;&quot;, Desc:&quot;&quot;&quot;; [.B1181]; &quot;&quot;&quot;},&quot;)" office:value-type="string" office:string-value="{Name: &quot;SIR&quot;, Desc:&quot;Strike it rich&quot;}," calcext:value-type="string">
            <text:p>{Name: "SIR", Desc:"Strike it rich"},</text:p>
          </table:table-cell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Snickering in silence</text:p>
          </table:table-cell>
          <table:table-cell table:formula="of:=CONCATENATE(&quot;{Name: &quot;&quot;&quot;;[.A1182];&quot;&quot;&quot;, Desc:&quot;&quot;&quot;; [.B1182]; &quot;&quot;&quot;},&quot;)" office:value-type="string" office:string-value="{Name: &quot;SIS&quot;, Desc:&quot;Snickering in silence&quot;}," calcext:value-type="string">
            <text:p>{Name: "SIS", Desc:"Snickering in silence"},</text:p>
          </table:table-cell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Meaning sister</text:p>
          </table:table-cell>
          <table:table-cell table:formula="of:=CONCATENATE(&quot;{Name: &quot;&quot;&quot;;[.A1183];&quot;&quot;&quot;, Desc:&quot;&quot;&quot;; [.B1183]; &quot;&quot;&quot;},&quot;)" office:value-type="string" office:string-value="{Name: &quot;SIS&quot;, Desc:&quot;Meaning sister&quot;}," calcext:value-type="string">
            <text:p>{Name: "SIS", Desc:"Meaning sister"},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Stay in touch</text:p>
          </table:table-cell>
          <table:table-cell table:formula="of:=CONCATENATE(&quot;{Name: &quot;&quot;&quot;;[.A1184];&quot;&quot;&quot;, Desc:&quot;&quot;&quot;; [.B1184]; &quot;&quot;&quot;},&quot;)" office:value-type="string" office:string-value="{Name: &quot;SIT&quot;, Desc:&quot;Stay in touch&quot;}," calcext:value-type="string">
            <text:p>{Name: "SIT", Desc:"Stay in touch"},</text:p>
          </table:table-cell>
        </table:table-row>
        <table:table-row table:style-name="ro1">
          <table:table-cell office:value-type="string" calcext:value-type="string">
            <text:p>SITD</text:p>
          </table:table-cell>
          <table:table-cell office:value-type="string" calcext:value-type="string">
            <text:p>Still in the dark</text:p>
          </table:table-cell>
          <table:table-cell table:formula="of:=CONCATENATE(&quot;{Name: &quot;&quot;&quot;;[.A1185];&quot;&quot;&quot;, Desc:&quot;&quot;&quot;; [.B1185]; &quot;&quot;&quot;},&quot;)" office:value-type="string" office:string-value="{Name: &quot;SITD&quot;, Desc:&quot;Still in the dark&quot;}," calcext:value-type="string">
            <text:p>{Name: "SITD", Desc:"Still in the dark"},</text:p>
          </table:table-cell>
        </table:table-row>
        <table:table-row table:style-name="ro1">
          <table:table-cell office:value-type="string" calcext:value-type="string">
            <text:p>SJW</text:p>
          </table:table-cell>
          <table:table-cell office:value-type="string" calcext:value-type="string">
            <text:p>Social justice warrior</text:p>
          </table:table-cell>
          <table:table-cell table:formula="of:=CONCATENATE(&quot;{Name: &quot;&quot;&quot;;[.A1186];&quot;&quot;&quot;, Desc:&quot;&quot;&quot;; [.B1186]; &quot;&quot;&quot;},&quot;)" office:value-type="string" office:string-value="{Name: &quot;SJW&quot;, Desc:&quot;Social justice warrior&quot;}," calcext:value-type="string">
            <text:p>{Name: "SJW", Desc:"Social justice warrior"},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office:value-type="string" calcext:value-type="string">
            <text:p>Skate</text:p>
          </table:table-cell>
          <table:table-cell table:formula="of:=CONCATENATE(&quot;{Name: &quot;&quot;&quot;;[.A1187];&quot;&quot;&quot;, Desc:&quot;&quot;&quot;; [.B1187]; &quot;&quot;&quot;},&quot;)" office:value-type="string" office:string-value="{Name: &quot;SK8&quot;, Desc:&quot;Skate&quot;}," calcext:value-type="string">
            <text:p>{Name: "SK8", Desc:"Skate"},</text:p>
          </table:table-cell>
        </table:table-row>
        <table:table-row table:style-name="ro1">
          <table:table-cell office:value-type="string" calcext:value-type="string">
            <text:p>SK8NG</text:p>
          </table:table-cell>
          <table:table-cell office:value-type="string" calcext:value-type="string">
            <text:p>Skating</text:p>
          </table:table-cell>
          <table:table-cell table:formula="of:=CONCATENATE(&quot;{Name: &quot;&quot;&quot;;[.A1188];&quot;&quot;&quot;, Desc:&quot;&quot;&quot;; [.B1188]; &quot;&quot;&quot;},&quot;)" office:value-type="string" office:string-value="{Name: &quot;SK8NG&quot;, Desc:&quot;Skating&quot;}," calcext:value-type="string">
            <text:p>{Name: "SK8NG", Desc:"Skating"},</text:p>
          </table:table-cell>
        </table:table-row>
        <table:table-row table:style-name="ro1">
          <table:table-cell office:value-type="string" calcext:value-type="string">
            <text:p>SK8R</text:p>
          </table:table-cell>
          <table:table-cell office:value-type="string" calcext:value-type="string">
            <text:p>Skater</text:p>
          </table:table-cell>
          <table:table-cell table:formula="of:=CONCATENATE(&quot;{Name: &quot;&quot;&quot;;[.A1189];&quot;&quot;&quot;, Desc:&quot;&quot;&quot;; [.B1189]; &quot;&quot;&quot;},&quot;)" office:value-type="string" office:string-value="{Name: &quot;SK8R&quot;, Desc:&quot;Skater&quot;}," calcext:value-type="string">
            <text:p>{Name: "SK8R", Desc:"Skater"},</text:p>
          </table:table-cell>
        </table:table-row>
        <table:table-row table:style-name="ro1">
          <table:table-cell office:value-type="string" calcext:value-type="string">
            <text:p>SK8RBOI</text:p>
          </table:table-cell>
          <table:table-cell office:value-type="string" calcext:value-type="string">
            <text:p>Skater Boy</text:p>
          </table:table-cell>
          <table:table-cell table:formula="of:=CONCATENATE(&quot;{Name: &quot;&quot;&quot;;[.A1190];&quot;&quot;&quot;, Desc:&quot;&quot;&quot;; [.B1190]; &quot;&quot;&quot;},&quot;)" office:value-type="string" office:string-value="{Name: &quot;SK8RBOI&quot;, Desc:&quot;Skater Boy&quot;}," calcext:value-type="string">
            <text:p>{Name: "SK8RBOI", Desc:"Skater Boy"},</text:p>
          </table:table-cell>
        </table:table-row>
        <table:table-row table:style-name="ro1">
          <table:table-cell office:value-type="string" calcext:value-type="string">
            <text:p>SLAP</text:p>
          </table:table-cell>
          <table:table-cell office:value-type="string" calcext:value-type="string">
            <text:p>Sounds like a plan</text:p>
          </table:table-cell>
          <table:table-cell table:formula="of:=CONCATENATE(&quot;{Name: &quot;&quot;&quot;;[.A1191];&quot;&quot;&quot;, Desc:&quot;&quot;&quot;; [.B1191]; &quot;&quot;&quot;},&quot;)" office:value-type="string" office:string-value="{Name: &quot;SLAP&quot;, Desc:&quot;Sounds like a plan&quot;}," calcext:value-type="string">
            <text:p>{Name: "SLAP", Desc:"Sounds like a plan"},</text:p>
          </table:table-cell>
        </table:table-row>
        <table:table-row table:style-name="ro1">
          <table:table-cell office:value-type="string" calcext:value-type="string">
            <text:p>Slay</text:p>
          </table:table-cell>
          <table:table-cell office:value-type="string" calcext:value-type="string">
            <text:p>To succeed at something</text:p>
          </table:table-cell>
          <table:table-cell table:formula="of:=CONCATENATE(&quot;{Name: &quot;&quot;&quot;;[.A1192];&quot;&quot;&quot;, Desc:&quot;&quot;&quot;; [.B1192]; &quot;&quot;&quot;},&quot;)" office:value-type="string" office:string-value="{Name: &quot;Slay&quot;, Desc:&quot;To succeed at something&quot;}," calcext:value-type="string">
            <text:p>{Name: "Slay", Desc:"To succeed at something"},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ocial media</text:p>
          </table:table-cell>
          <table:table-cell table:formula="of:=CONCATENATE(&quot;{Name: &quot;&quot;&quot;;[.A1193];&quot;&quot;&quot;, Desc:&quot;&quot;&quot;; [.B1193]; &quot;&quot;&quot;},&quot;)" office:value-type="string" office:string-value="{Name: &quot;SM&quot;, Desc:&quot;Social media&quot;}," calcext:value-type="string">
            <text:p>{Name: "SM", Desc:"Social media"},</text:p>
          </table:table-cell>
        </table:table-row>
        <table:table-row table:style-name="ro1">
          <table:table-cell office:value-type="string" calcext:value-type="string">
            <text:p>SMAZED</text:p>
          </table:table-cell>
          <table:table-cell office:value-type="string" calcext:value-type="string">
            <text:p>Smoky haze (marijuana stoned)</text:p>
          </table:table-cell>
          <table:table-cell table:formula="of:=CONCATENATE(&quot;{Name: &quot;&quot;&quot;;[.A1194];&quot;&quot;&quot;, Desc:&quot;&quot;&quot;; [.B1194]; &quot;&quot;&quot;},&quot;)" office:value-type="string" office:string-value="{Name: &quot;SMAZED&quot;, Desc:&quot;Smoky haze (marijuana stoned)&quot;}," calcext:value-type="string">
            <text:p>{Name: "SMAZED", Desc:"Smoky haze (marijuana stoned)"},</text:p>
          </table:table-cell>
        </table:table-row>
        <table:table-row table:style-name="ro1">
          <table:table-cell office:value-type="string" calcext:value-type="string">
            <text:p>SMEXI</text:p>
          </table:table-cell>
          <table:table-cell office:value-type="string" calcext:value-type="string">
            <text:p>Combination of sexy and Mexican, used to describe attractive people</text:p>
          </table:table-cell>
          <table:table-cell table:formula="of:=CONCATENATE(&quot;{Name: &quot;&quot;&quot;;[.A1195];&quot;&quot;&quot;, Desc:&quot;&quot;&quot;; [.B1195]; &quot;&quot;&quot;},&quot;)" office:value-type="string" office:string-value="{Name: &quot;SMEXI&quot;, Desc:&quot;Combination of sexy and Mexican, used to describe attractive people&quot;}," calcext:value-type="string">
            <text:p>{Name: "SMEXI", Desc:"Combination of sexy and Mexican, used to describe attractive people"},</text:p>
          </table:table-cell>
        </table:table-row>
        <table:table-row table:style-name="ro1">
          <table:table-cell office:value-type="string" calcext:value-type="string">
            <text:p>SMH</text:p>
          </table:table-cell>
          <table:table-cell office:value-type="string" calcext:value-type="string">
            <text:p>Shaking my head</text:p>
          </table:table-cell>
          <table:table-cell table:formula="of:=CONCATENATE(&quot;{Name: &quot;&quot;&quot;;[.A1196];&quot;&quot;&quot;, Desc:&quot;&quot;&quot;; [.B1196]; &quot;&quot;&quot;},&quot;)" office:value-type="string" office:string-value="{Name: &quot;SMH&quot;, Desc:&quot;Shaking my head&quot;}," calcext:value-type="string">
            <text:p>{Name: "SMH", Desc:"Shaking my head"},</text:p>
          </table:table-cell>
        </table:table-row>
        <table:table-row table:style-name="ro1">
          <table:table-cell office:value-type="string" calcext:value-type="string">
            <text:p>SMHID</text:p>
          </table:table-cell>
          <table:table-cell office:value-type="string" calcext:value-type="string">
            <text:p>Scratching my head in disbelief</text:p>
          </table:table-cell>
          <table:table-cell table:formula="of:=CONCATENATE(&quot;{Name: &quot;&quot;&quot;;[.A1197];&quot;&quot;&quot;, Desc:&quot;&quot;&quot;; [.B1197]; &quot;&quot;&quot;},&quot;)" office:value-type="string" office:string-value="{Name: &quot;SMHID&quot;, Desc:&quot;Scratching my head in disbelief&quot;}," calcext:value-type="string">
            <text:p>{Name: "SMHID", Desc:"Scratching my head in disbelief"},</text:p>
          </table:table-cell>
        </table:table-row>
        <table:table-row table:style-name="ro1">
          <table:table-cell office:value-type="string" calcext:value-type="string">
            <text:p>SNAFU</text:p>
          </table:table-cell>
          <table:table-cell office:value-type="string" calcext:value-type="string">
            <text:p>Situation normal all fouled up</text:p>
          </table:table-cell>
          <table:table-cell table:formula="of:=CONCATENATE(&quot;{Name: &quot;&quot;&quot;;[.A1198];&quot;&quot;&quot;, Desc:&quot;&quot;&quot;; [.B1198]; &quot;&quot;&quot;},&quot;)" office:value-type="string" office:string-value="{Name: &quot;SNAFU&quot;, Desc:&quot;Situation normal all fouled up&quot;}," calcext:value-type="string">
            <text:p>{Name: "SNAFU", Desc:"Situation normal all fouled up"},</text:p>
          </table:table-cell>
        </table:table-row>
        <table:table-row table:style-name="ro1">
          <table:table-cell office:value-type="string" calcext:value-type="string">
            <text:p>SNERT</text:p>
          </table:table-cell>
          <table:table-cell office:value-type="string" calcext:value-type="string">
            <text:p>Snot nosed egotistical rude teenager</text:p>
          </table:table-cell>
          <table:table-cell table:formula="of:=CONCATENATE(&quot;{Name: &quot;&quot;&quot;;[.A1199];&quot;&quot;&quot;, Desc:&quot;&quot;&quot;; [.B1199]; &quot;&quot;&quot;},&quot;)" office:value-type="string" office:string-value="{Name: &quot;SNERT&quot;, Desc:&quot;Snot nosed egotistical rude teenager&quot;}," calcext:value-type="string">
            <text:p>{Name: "SNERT", Desc:"Snot nosed egotistical rude teenager"},</text:p>
          </table:table-cell>
        </table:table-row>
        <table:table-row table:style-name="ro1">
          <table:table-cell office:value-type="string" calcext:value-type="string">
            <text:p>SNR</text:p>
          </table:table-cell>
          <table:table-cell office:value-type="string" calcext:value-type="string">
            <text:p>Streaks and Recents (Snapchat)</text:p>
          </table:table-cell>
          <table:table-cell table:formula="of:=CONCATENATE(&quot;{Name: &quot;&quot;&quot;;[.A1200];&quot;&quot;&quot;, Desc:&quot;&quot;&quot;; [.B1200]; &quot;&quot;&quot;},&quot;)" office:value-type="string" office:string-value="{Name: &quot;SNR&quot;, Desc:&quot;Streaks and Recents (Snapchat)&quot;}," calcext:value-type="string">
            <text:p>{Name: "SNR", Desc:"Streaks and Recents (Snapchat)"},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ignificant other</text:p>
          </table:table-cell>
          <table:table-cell table:formula="of:=CONCATENATE(&quot;{Name: &quot;&quot;&quot;;[.A1201];&quot;&quot;&quot;, Desc:&quot;&quot;&quot;; [.B1201]; &quot;&quot;&quot;},&quot;)" office:value-type="string" office:string-value="{Name: &quot;SO&quot;, Desc:&quot;Significant other&quot;}," calcext:value-type="string">
            <text:p>{Name: "SO", Desc:"Significant other"},</text:p>
          </table:table-cell>
        </table:table-row>
        <table:table-row table:style-name="ro1">
          <table:table-cell office:value-type="string" calcext:value-type="string">
            <text:p>SOAB</text:p>
          </table:table-cell>
          <table:table-cell office:value-type="string" calcext:value-type="string">
            <text:p>Son of a *B*</text:p>
          </table:table-cell>
          <table:table-cell table:formula="of:=CONCATENATE(&quot;{Name: &quot;&quot;&quot;;[.A1202];&quot;&quot;&quot;, Desc:&quot;&quot;&quot;; [.B1202]; &quot;&quot;&quot;},&quot;)" office:value-type="string" office:string-value="{Name: &quot;SOAB&quot;, Desc:&quot;Son of a *B*&quot;}," calcext:value-type="string">
            <text:p>{Name: "SOAB", Desc:"Son of a *B*"},</text:p>
          </table:table-cell>
        </table:table-row>
        <table:table-row table:style-name="ro1">
          <table:table-cell office:value-type="string" calcext:value-type="string">
            <text:p>S'OK</text:p>
          </table:table-cell>
          <table:table-cell office:value-type="string" calcext:value-type="string">
            <text:p>Meaning It' (s) okay (ok)</text:p>
          </table:table-cell>
          <table:table-cell table:formula="of:=CONCATENATE(&quot;{Name: &quot;&quot;&quot;;[.A1203];&quot;&quot;&quot;, Desc:&quot;&quot;&quot;; [.B1203]; &quot;&quot;&quot;},&quot;)" office:value-type="string" office:string-value="{Name: &quot;S'OK&quot;, Desc:&quot;Meaning It' (s) okay (ok)&quot;}," calcext:value-type="string">
            <text:p>{Name: "S'OK", Desc:"Meaning It' (s) okay (ok)"},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Sooner or later</text:p>
          </table:table-cell>
          <table:table-cell table:formula="of:=CONCATENATE(&quot;{Name: &quot;&quot;&quot;;[.A1204];&quot;&quot;&quot;, Desc:&quot;&quot;&quot;; [.B1204]; &quot;&quot;&quot;},&quot;)" office:value-type="string" office:string-value="{Name: &quot;SOL&quot;, Desc:&quot;Sooner or later&quot;}," calcext:value-type="string">
            <text:p>{Name: "SOL", Desc:"Sooner or later"},</text:p>
          </table:table-cell>
        </table:table-row>
        <table:table-row table:style-name="ro1">
          <table:table-cell office:value-type="string" calcext:value-type="string">
            <text:p>SOMY</text:p>
          </table:table-cell>
          <table:table-cell office:value-type="string" calcext:value-type="string">
            <text:p>Sick of me yet?</text:p>
          </table:table-cell>
          <table:table-cell table:formula="of:=CONCATENATE(&quot;{Name: &quot;&quot;&quot;;[.A1205];&quot;&quot;&quot;, Desc:&quot;&quot;&quot;; [.B1205]; &quot;&quot;&quot;},&quot;)" office:value-type="string" office:string-value="{Name: &quot;SOMY&quot;, Desc:&quot;Sick of me yet?&quot;}," calcext:value-type="string">
            <text:p>{Name: "SOMY", Desc:"Sick of me yet?"},</text:p>
          </table:table-cell>
        </table:table-row>
        <table:table-row table:style-name="ro1">
          <table:table-cell office:value-type="string" calcext:value-type="string">
            <text:p>SorG</text:p>
          </table:table-cell>
          <table:table-cell office:value-type="string" calcext:value-type="string">
            <text:p>Straight or Gay?</text:p>
          </table:table-cell>
          <table:table-cell table:formula="of:=CONCATENATE(&quot;{Name: &quot;&quot;&quot;;[.A1206];&quot;&quot;&quot;, Desc:&quot;&quot;&quot;; [.B1206]; &quot;&quot;&quot;},&quot;)" office:value-type="string" office:string-value="{Name: &quot;SorG&quot;, Desc:&quot;Straight or Gay?&quot;}," calcext:value-type="string">
            <text:p>{Name: "SorG", Desc:"Straight or Gay?"},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office:value-type="string" calcext:value-type="string">
            <text:p>Meaning help</text:p>
          </table:table-cell>
          <table:table-cell table:formula="of:=CONCATENATE(&quot;{Name: &quot;&quot;&quot;;[.A1207];&quot;&quot;&quot;, Desc:&quot;&quot;&quot;; [.B1207]; &quot;&quot;&quot;},&quot;)" office:value-type="string" office:string-value="{Name: &quot;SOS&quot;, Desc:&quot;Meaning help&quot;}," calcext:value-type="string">
            <text:p>{Name: "SOS", Desc:"Meaning help"},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office:value-type="string" calcext:value-type="string">
            <text:p>Son of Sam</text:p>
          </table:table-cell>
          <table:table-cell table:formula="of:=CONCATENATE(&quot;{Name: &quot;&quot;&quot;;[.A1208];&quot;&quot;&quot;, Desc:&quot;&quot;&quot;; [.B1208]; &quot;&quot;&quot;},&quot;)" office:value-type="string" office:string-value="{Name: &quot;SOS&quot;, Desc:&quot;Son of Sam&quot;}," calcext:value-type="string">
            <text:p>{Name: "SOS", Desc:"Son of Sam"},</text:p>
          </table:table-cell>
        </table:table-row>
        <table:table-row table:style-name="ro1">
          <table:table-cell office:value-type="string" calcext:value-type="string">
            <text:p>SOT</text:p>
          </table:table-cell>
          <table:table-cell office:value-type="string" calcext:value-type="string">
            <text:p>Short of time</text:p>
          </table:table-cell>
          <table:table-cell table:formula="of:=CONCATENATE(&quot;{Name: &quot;&quot;&quot;;[.A1209];&quot;&quot;&quot;, Desc:&quot;&quot;&quot;; [.B1209]; &quot;&quot;&quot;},&quot;)" office:value-type="string" office:string-value="{Name: &quot;SOT&quot;, Desc:&quot;Short of time&quot;}," calcext:value-type="string">
            <text:p>{Name: "SOT", Desc:"Short of time"},</text:p>
          </table:table-cell>
        </table:table-row>
        <table:table-row table:style-name="ro1">
          <table:table-cell office:value-type="string" calcext:value-type="string">
            <text:p>SOTMG</text:p>
          </table:table-cell>
          <table:table-cell office:value-type="string" calcext:value-type="string">
            <text:p>Short of time, must go</text:p>
          </table:table-cell>
          <table:table-cell table:formula="of:=CONCATENATE(&quot;{Name: &quot;&quot;&quot;;[.A1210];&quot;&quot;&quot;, Desc:&quot;&quot;&quot;; [.B1210]; &quot;&quot;&quot;},&quot;)" office:value-type="string" office:string-value="{Name: &quot;SOTMG&quot;, Desc:&quot;Short of time, must go&quot;}," calcext:value-type="string">
            <text:p>{Name: "SOTMG", Desc:"Short of time, must go"},</text:p>
          </table:table-cell>
        </table:table-row>
        <table:table-row table:style-name="ro1">
          <table:table-cell office:value-type="string" calcext:value-type="string">
            <text:p>SOWM</text:p>
          </table:table-cell>
          <table:table-cell office:value-type="string" calcext:value-type="string">
            <text:p>Someone with me</text:p>
          </table:table-cell>
          <table:table-cell table:formula="of:=CONCATENATE(&quot;{Name: &quot;&quot;&quot;;[.A1211];&quot;&quot;&quot;, Desc:&quot;&quot;&quot;; [.B1211]; &quot;&quot;&quot;},&quot;)" office:value-type="string" office:string-value="{Name: &quot;SOWM&quot;, Desc:&quot;Someone with me&quot;}," calcext:value-type="string">
            <text:p>{Name: "SOWM", Desc:"Someone with me"},</text:p>
          </table:table-cell>
        </table:table-row>
        <table:table-row table:style-name="ro1">
          <table:table-cell office:value-type="string" calcext:value-type="string">
            <text:p>SPK</text:p>
          </table:table-cell>
          <table:table-cell office:value-type="string" calcext:value-type="string">
            <text:p>Speak (SMS)</text:p>
          </table:table-cell>
          <table:table-cell table:formula="of:=CONCATENATE(&quot;{Name: &quot;&quot;&quot;;[.A1212];&quot;&quot;&quot;, Desc:&quot;&quot;&quot;; [.B1212]; &quot;&quot;&quot;},&quot;)" office:value-type="string" office:string-value="{Name: &quot;SPK&quot;, Desc:&quot;Speak (SMS)&quot;}," calcext:value-type="string">
            <text:p>{Name: "SPK", Desc:"Speak (SMS)"},</text:p>
          </table:table-cell>
        </table:table-row>
        <table:table-row table:style-name="ro1">
          <table:table-cell office:value-type="string" calcext:value-type="string">
            <text:p>SRSLY</text:p>
          </table:table-cell>
          <table:table-cell office:value-type="string" calcext:value-type="string">
            <text:p>Seriously</text:p>
          </table:table-cell>
          <table:table-cell table:formula="of:=CONCATENATE(&quot;{Name: &quot;&quot;&quot;;[.A1213];&quot;&quot;&quot;, Desc:&quot;&quot;&quot;; [.B1213]; &quot;&quot;&quot;},&quot;)" office:value-type="string" office:string-value="{Name: &quot;SRSLY&quot;, Desc:&quot;Seriously&quot;}," calcext:value-type="string">
            <text:p>{Name: "SRSLY", Desc:"Seriously"},</text:p>
          </table:table-cell>
        </table:table-row>
        <table:table-row table:style-name="ro1">
          <table:table-cell office:value-type="string" calcext:value-type="string">
            <text:p>SPST</text:p>
          </table:table-cell>
          <table:table-cell office:value-type="string" calcext:value-type="string">
            <text:p>Same place, same time</text:p>
          </table:table-cell>
          <table:table-cell table:formula="of:=CONCATENATE(&quot;{Name: &quot;&quot;&quot;;[.A1214];&quot;&quot;&quot;, Desc:&quot;&quot;&quot;; [.B1214]; &quot;&quot;&quot;},&quot;)" office:value-type="string" office:string-value="{Name: &quot;SPST&quot;, Desc:&quot;Same place, same time&quot;}," calcext:value-type="string">
            <text:p>{Name: "SPST", Desc:"Same place, same time"},</text:p>
          </table:table-cell>
        </table:table-row>
        <table:table-row table:style-name="ro1">
          <table:table-cell office:value-type="string" calcext:value-type="string">
            <text:p>SPTO</text:p>
          </table:table-cell>
          <table:table-cell office:value-type="string" calcext:value-type="string">
            <text:p>Spoke to</text:p>
          </table:table-cell>
          <table:table-cell table:formula="of:=CONCATENATE(&quot;{Name: &quot;&quot;&quot;;[.A1215];&quot;&quot;&quot;, Desc:&quot;&quot;&quot;; [.B1215]; &quot;&quot;&quot;},&quot;)" office:value-type="string" office:string-value="{Name: &quot;SPTO&quot;, Desc:&quot;Spoke to&quot;}," calcext:value-type="string">
            <text:p>{Name: "SPTO", Desc:"Spoke to"},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uare</text:p>
          </table:table-cell>
          <table:table-cell table:formula="of:=CONCATENATE(&quot;{Name: &quot;&quot;&quot;;[.A1216];&quot;&quot;&quot;, Desc:&quot;&quot;&quot;; [.B1216]; &quot;&quot;&quot;},&quot;)" office:value-type="string" office:string-value="{Name: &quot;SQ&quot;, Desc:&quot;Square&quot;}," calcext:value-type="string">
            <text:p>{Name: "SQ", Desc:"Square"},</text:p>
          </table:table-cell>
        </table:table-row>
        <table:table-row table:style-name="ro1">
          <table:table-cell office:value-type="string" calcext:value-type="string">
            <text:p>SRY</text:p>
          </table:table-cell>
          <table:table-cell office:value-type="string" calcext:value-type="string">
            <text:p>Sorry</text:p>
          </table:table-cell>
          <table:table-cell table:formula="of:=CONCATENATE(&quot;{Name: &quot;&quot;&quot;;[.A1217];&quot;&quot;&quot;, Desc:&quot;&quot;&quot;; [.B1217]; &quot;&quot;&quot;},&quot;)" office:value-type="string" office:string-value="{Name: &quot;SRY&quot;, Desc:&quot;Sorry&quot;}," calcext:value-type="string">
            <text:p>{Name: "SRY", Desc:"Sorry"},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o sorry</text:p>
          </table:table-cell>
          <table:table-cell table:formula="of:=CONCATENATE(&quot;{Name: &quot;&quot;&quot;;[.A1218];&quot;&quot;&quot;, Desc:&quot;&quot;&quot;; [.B1218]; &quot;&quot;&quot;},&quot;)" office:value-type="string" office:string-value="{Name: &quot;SS&quot;, Desc:&quot;So sorry&quot;}," calcext:value-type="string">
            <text:p>{Name: "SS", Desc:"So sorry"},</text:p>
          </table:table-cell>
        </table:table-row>
        <table:table-row table:style-name="ro1">
          <table:table-cell office:value-type="string" calcext:value-type="string">
            <text:p>SSDD</text:p>
          </table:table-cell>
          <table:table-cell office:value-type="string" calcext:value-type="string">
            <text:p>Same stuff, different day</text:p>
          </table:table-cell>
          <table:table-cell table:formula="of:=CONCATENATE(&quot;{Name: &quot;&quot;&quot;;[.A1219];&quot;&quot;&quot;, Desc:&quot;&quot;&quot;; [.B1219]; &quot;&quot;&quot;},&quot;)" office:value-type="string" office:string-value="{Name: &quot;SSDD&quot;, Desc:&quot;Same stuff, different day&quot;}," calcext:value-type="string">
            <text:p>{Name: "SSDD", Desc:"Same stuff, different day"},</text:p>
          </table:table-cell>
        </table:table-row>
        <table:table-row table:style-name="ro1">
          <table:table-cell office:value-type="string" calcext:value-type="string">
            <text:p>SSIF</text:p>
          </table:table-cell>
          <table:table-cell office:value-type="string" calcext:value-type="string">
            <text:p>So stupid it's funny</text:p>
          </table:table-cell>
          <table:table-cell table:formula="of:=CONCATENATE(&quot;{Name: &quot;&quot;&quot;;[.A1220];&quot;&quot;&quot;, Desc:&quot;&quot;&quot;; [.B1220]; &quot;&quot;&quot;},&quot;)" office:value-type="string" office:string-value="{Name: &quot;SSIF&quot;, Desc:&quot;So stupid it's funny&quot;}," calcext:value-type="string">
            <text:p>{Name: "SSIF", Desc:"So stupid it's funny"},</text:p>
          </table:table-cell>
        </table:table-row>
        <table:table-row table:style-name="ro1">
          <table:table-cell office:value-type="string" calcext:value-type="string">
            <text:p>SSINF</text:p>
          </table:table-cell>
          <table:table-cell office:value-type="string" calcext:value-type="string">
            <text:p>So stupid it's not funny</text:p>
          </table:table-cell>
          <table:table-cell table:formula="of:=CONCATENATE(&quot;{Name: &quot;&quot;&quot;;[.A1221];&quot;&quot;&quot;, Desc:&quot;&quot;&quot;; [.B1221]; &quot;&quot;&quot;},&quot;)" office:value-type="string" office:string-value="{Name: &quot;SSINF&quot;, Desc:&quot;So stupid it's not funny&quot;}," calcext:value-type="string">
            <text:p>{Name: "SSINF", Desc:"So stupid it's not funny"},</text:p>
          </table:table-cell>
        </table:table-row>
        <table:table-row table:style-name="ro1">
          <table:table-cell office:value-type="string" calcext:value-type="string">
            <text:p>ST&amp;amp;D</text:p>
          </table:table-cell>
          <table:table-cell office:value-type="string" calcext:value-type="string">
            <text:p>Stop texting and drive</text:p>
          </table:table-cell>
          <table:table-cell table:formula="of:=CONCATENATE(&quot;{Name: &quot;&quot;&quot;;[.A1222];&quot;&quot;&quot;, Desc:&quot;&quot;&quot;; [.B1222]; &quot;&quot;&quot;},&quot;)" office:value-type="string" office:string-value="{Name: &quot;ST&amp;amp;D&quot;, Desc:&quot;Stop texting and drive&quot;}," calcext:value-type="string">
            <text:p>{Name: "ST&amp;amp;D", Desc:"Stop texting and drive"},</text:p>
          </table:table-cell>
        </table:table-row>
        <table:table-row table:style-name="ro1">
          <table:table-cell office:value-type="string" calcext:value-type="string">
            <text:p>Stan</text:p>
          </table:table-cell>
          <table:table-cell office:value-type="string" calcext:value-type="string">
            <text:p>Meaning a die-hard fan of someone (Snapchat)</text:p>
          </table:table-cell>
          <table:table-cell table:formula="of:=CONCATENATE(&quot;{Name: &quot;&quot;&quot;;[.A1223];&quot;&quot;&quot;, Desc:&quot;&quot;&quot;; [.B1223]; &quot;&quot;&quot;},&quot;)" office:value-type="string" office:string-value="{Name: &quot;Stan&quot;, Desc:&quot;Meaning a die-hard fan of someone (Snapchat)&quot;}," calcext:value-type="string">
            <text:p>{Name: "Stan", Desc:"Meaning a die-hard fan of someone (Snapchat)"},</text:p>
          </table:table-cell>
        </table:table-row>
        <table:table-row table:style-name="ro1">
          <table:table-cell office:value-type="string" calcext:value-type="string">
            <text:p>STFU</text:p>
          </table:table-cell>
          <table:table-cell office:value-type="string" calcext:value-type="string">
            <text:p>Shut the *freak* up</text:p>
          </table:table-cell>
          <table:table-cell table:formula="of:=CONCATENATE(&quot;{Name: &quot;&quot;&quot;;[.A1224];&quot;&quot;&quot;, Desc:&quot;&quot;&quot;; [.B1224]; &quot;&quot;&quot;},&quot;)" office:value-type="string" office:string-value="{Name: &quot;STFU&quot;, Desc:&quot;Shut the *freak* up&quot;}," calcext:value-type="string">
            <text:p>{Name: "STFU", Desc:"Shut the *freak* up"},</text:p>
          </table:table-cell>
        </table:table-row>
        <table:table-row table:style-name="ro1">
          <table:table-cell office:value-type="string" calcext:value-type="string">
            <text:p>STR8</text:p>
          </table:table-cell>
          <table:table-cell office:value-type="string" calcext:value-type="string">
            <text:p>Straight</text:p>
          </table:table-cell>
          <table:table-cell table:formula="of:=CONCATENATE(&quot;{Name: &quot;&quot;&quot;;[.A1225];&quot;&quot;&quot;, Desc:&quot;&quot;&quot;; [.B1225]; &quot;&quot;&quot;},&quot;)" office:value-type="string" office:string-value="{Name: &quot;STR8&quot;, Desc:&quot;Straight&quot;}," calcext:value-type="string">
            <text:p>{Name: "STR8", Desc:"Straight"},</text:p>
          </table:table-cell>
        </table:table-row>
        <table:table-row table:style-name="ro1">
          <table:table-cell office:value-type="string" calcext:value-type="string">
            <text:p>STW</text:p>
          </table:table-cell>
          <table:table-cell office:value-type="string" calcext:value-type="string">
            <text:p>Search the Web</text:p>
          </table:table-cell>
          <table:table-cell table:formula="of:=CONCATENATE(&quot;{Name: &quot;&quot;&quot;;[.A1226];&quot;&quot;&quot;, Desc:&quot;&quot;&quot;; [.B1226]; &quot;&quot;&quot;},&quot;)" office:value-type="string" office:string-value="{Name: &quot;STW&quot;, Desc:&quot;Search the Web&quot;}," calcext:value-type="string">
            <text:p>{Name: "STW", Desc:"Search the Web"},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Shut up</text:p>
          </table:table-cell>
          <table:table-cell table:formula="of:=CONCATENATE(&quot;{Name: &quot;&quot;&quot;;[.A1227];&quot;&quot;&quot;, Desc:&quot;&quot;&quot;; [.B1227]; &quot;&quot;&quot;},&quot;)" office:value-type="string" office:string-value="{Name: &quot;SU&quot;, Desc:&quot;Shut up&quot;}," calcext:value-type="string">
            <text:p>{Name: "SU", Desc:"Shut up"},</text:p>
          </table:table-cell>
        </table:table-row>
        <table:table-row table:style-name="ro1">
          <table:table-cell office:value-type="string" calcext:value-type="string">
            <text:p>SUITM</text:p>
          </table:table-cell>
          <table:table-cell office:value-type="string" calcext:value-type="string">
            <text:p>See you in the morning</text:p>
          </table:table-cell>
          <table:table-cell table:formula="of:=CONCATENATE(&quot;{Name: &quot;&quot;&quot;;[.A1228];&quot;&quot;&quot;, Desc:&quot;&quot;&quot;; [.B1228]; &quot;&quot;&quot;},&quot;)" office:value-type="string" office:string-value="{Name: &quot;SUITM&quot;, Desc:&quot;See you in the morning&quot;}," calcext:value-type="string">
            <text:p>{Name: "SUITM", Desc:"See you in the morning"},</text:p>
          </table:table-cell>
        </table:table-row>
        <table:table-row table:style-name="ro1">
          <table:table-cell office:value-type="string" calcext:value-type="string">
            <text:p>SUL</text:p>
          </table:table-cell>
          <table:table-cell office:value-type="string" calcext:value-type="string">
            <text:p>See you later</text:p>
          </table:table-cell>
          <table:table-cell table:formula="of:=CONCATENATE(&quot;{Name: &quot;&quot;&quot;;[.A1229];&quot;&quot;&quot;, Desc:&quot;&quot;&quot;; [.B1229]; &quot;&quot;&quot;},&quot;)" office:value-type="string" office:string-value="{Name: &quot;SUL&quot;, Desc:&quot;See you later&quot;}," calcext:value-type="string">
            <text:p>{Name: "SUL", Desc:"See you later"},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What's up?</text:p>
          </table:table-cell>
          <table:table-cell table:formula="of:=CONCATENATE(&quot;{Name: &quot;&quot;&quot;;[.A1230];&quot;&quot;&quot;, Desc:&quot;&quot;&quot;; [.B1230]; &quot;&quot;&quot;},&quot;)" office:value-type="string" office:string-value="{Name: &quot;SUP&quot;, Desc:&quot;What's up?&quot;}," calcext:value-type="string">
            <text:p>{Name: "SUP", Desc:"What's up?"},</text:p>
          </table:table-cell>
        </table:table-row>
        <table:table-row table:style-name="ro1">
          <table:table-cell office:value-type="string" calcext:value-type="string">
            <text:p>SUTH</text:p>
          </table:table-cell>
          <table:table-cell office:value-type="string" calcext:value-type="string">
            <text:p>So use(d) to haters (Facebook)</text:p>
          </table:table-cell>
          <table:table-cell table:formula="of:=CONCATENATE(&quot;{Name: &quot;&quot;&quot;;[.A1231];&quot;&quot;&quot;, Desc:&quot;&quot;&quot;; [.B1231]; &quot;&quot;&quot;},&quot;)" office:value-type="string" office:string-value="{Name: &quot;SUTH&quot;, Desc:&quot;So use(d) to haters (Facebook)&quot;}," calcext:value-type="string">
            <text:p>{Name: "SUTH", Desc:"So use(d) to haters (Facebook)"},</text:p>
          </table:table-cell>
        </table:table-row>
        <table:table-row table:style-name="ro1">
          <table:table-cell office:value-type="string" calcext:value-type="string">
            <text:p>SUX</text:p>
          </table:table-cell>
          <table:table-cell office:value-type="string" calcext:value-type="string">
            <text:p>Meanings sucks or 'it sucks'</text:p>
          </table:table-cell>
          <table:table-cell table:formula="of:=CONCATENATE(&quot;{Name: &quot;&quot;&quot;;[.A1232];&quot;&quot;&quot;, Desc:&quot;&quot;&quot;; [.B1232]; &quot;&quot;&quot;},&quot;)" office:value-type="string" office:string-value="{Name: &quot;SUX&quot;, Desc:&quot;Meanings sucks or 'it sucks'&quot;}," calcext:value-type="string">
            <text:p>{Name: "SUX", Desc:"Meanings sucks or 'it sucks'"},</text:p>
          </table:table-cell>
        </table:table-row>
        <table:table-row table:style-name="ro1">
          <table:table-cell office:value-type="string" calcext:value-type="string">
            <text:p>SUYF</text:p>
          </table:table-cell>
          <table:table-cell office:value-type="string" calcext:value-type="string">
            <text:p>Shut up you fool</text:p>
          </table:table-cell>
          <table:table-cell table:formula="of:=CONCATENATE(&quot;{Name: &quot;&quot;&quot;;[.A1233];&quot;&quot;&quot;, Desc:&quot;&quot;&quot;; [.B1233]; &quot;&quot;&quot;},&quot;)" office:value-type="string" office:string-value="{Name: &quot;SUYF&quot;, Desc:&quot;Shut up you fool&quot;}," calcext:value-type="string">
            <text:p>{Name: "SUYF", Desc:"Shut up you fool"},</text:p>
          </table:table-cell>
        </table:table-row>
        <table:table-row table:style-name="ro1">
          <table:table-cell office:value-type="string" calcext:value-type="string">
            <text:p>SWAG</text:p>
          </table:table-cell>
          <table:table-cell office:value-type="string" calcext:value-type="string">
            <text:p>Meaning free stuff and giveaways from tech tradeshows</text:p>
          </table:table-cell>
          <table:table-cell table:formula="of:=CONCATENATE(&quot;{Name: &quot;&quot;&quot;;[.A1234];&quot;&quot;&quot;, Desc:&quot;&quot;&quot;; [.B1234]; &quot;&quot;&quot;},&quot;)" office:value-type="string" office:string-value="{Name: &quot;SWAG&quot;, Desc:&quot;Meaning free stuff and giveaways from tech tradeshows&quot;}," calcext:value-type="string">
            <text:p>{Name: "SWAG", Desc:"Meaning free stuff and giveaways from tech tradeshows"},</text:p>
          </table:table-cell>
        </table:table-row>
        <table:table-row table:style-name="ro1">
          <table:table-cell office:value-type="string" calcext:value-type="string">
            <text:p>SWAG</text:p>
          </table:table-cell>
          <table:table-cell office:value-type="string" calcext:value-type="string">
            <text:p>Scientific wild *a* guess</text:p>
          </table:table-cell>
          <table:table-cell table:formula="of:=CONCATENATE(&quot;{Name: &quot;&quot;&quot;;[.A1235];&quot;&quot;&quot;, Desc:&quot;&quot;&quot;; [.B1235]; &quot;&quot;&quot;},&quot;)" office:value-type="string" office:string-value="{Name: &quot;SWAG&quot;, Desc:&quot;Scientific wild *a* guess&quot;}," calcext:value-type="string">
            <text:p>{Name: "SWAG", Desc:"Scientific wild *a* guess"},</text:p>
          </table:table-cell>
        </table:table-row>
        <table:table-row table:style-name="ro1">
          <table:table-cell office:value-type="string" calcext:value-type="string">
            <text:p>SWAK</text:p>
          </table:table-cell>
          <table:table-cell office:value-type="string" calcext:value-type="string">
            <text:p>Sent (or sealed) with a kiss</text:p>
          </table:table-cell>
          <table:table-cell table:formula="of:=CONCATENATE(&quot;{Name: &quot;&quot;&quot;;[.A1236];&quot;&quot;&quot;, Desc:&quot;&quot;&quot;; [.B1236]; &quot;&quot;&quot;},&quot;)" office:value-type="string" office:string-value="{Name: &quot;SWAK&quot;, Desc:&quot;Sent (or sealed) with a kiss&quot;}," calcext:value-type="string">
            <text:p>{Name: "SWAK", Desc:"Sent (or sealed) with a kiss"},</text:p>
          </table:table-cell>
        </table:table-row>
        <table:table-row table:style-name="ro1">
          <table:table-cell office:value-type="string" calcext:value-type="string">
            <text:p>SWALK</text:p>
          </table:table-cell>
          <table:table-cell office:value-type="string" calcext:value-type="string">
            <text:p>Sealed (or sealed) with a loving kiss</text:p>
          </table:table-cell>
          <table:table-cell table:formula="of:=CONCATENATE(&quot;{Name: &quot;&quot;&quot;;[.A1237];&quot;&quot;&quot;, Desc:&quot;&quot;&quot;; [.B1237]; &quot;&quot;&quot;},&quot;)" office:value-type="string" office:string-value="{Name: &quot;SWALK&quot;, Desc:&quot;Sealed (or sealed) with a loving kiss&quot;}," calcext:value-type="string">
            <text:p>{Name: "SWALK", Desc:"Sealed (or sealed) with a loving kiss"},</text:p>
          </table:table-cell>
        </table:table-row>
        <table:table-row table:style-name="ro1">
          <table:table-cell office:value-type="string" calcext:value-type="string">
            <text:p>SWAT</text:p>
          </table:table-cell>
          <table:table-cell office:value-type="string" calcext:value-type="string">
            <text:p>Scientific wild *butt* guess</text:p>
          </table:table-cell>
          <table:table-cell table:formula="of:=CONCATENATE(&quot;{Name: &quot;&quot;&quot;;[.A1238];&quot;&quot;&quot;, Desc:&quot;&quot;&quot;; [.B1238]; &quot;&quot;&quot;},&quot;)" office:value-type="string" office:string-value="{Name: &quot;SWAT&quot;, Desc:&quot;Scientific wild *butt* guess&quot;}," calcext:value-type="string">
            <text:p>{Name: "SWAT", Desc:"Scientific wild *butt* guess"},</text:p>
          </table:table-cell>
        </table:table-row>
        <table:table-row table:style-name="ro1">
          <table:table-cell office:value-type="string" calcext:value-type="string">
            <text:p>SWL</text:p>
          </table:table-cell>
          <table:table-cell office:value-type="string" calcext:value-type="string">
            <text:p>Screaming with laughter</text:p>
          </table:table-cell>
          <table:table-cell table:formula="of:=CONCATENATE(&quot;{Name: &quot;&quot;&quot;;[.A1239];&quot;&quot;&quot;, Desc:&quot;&quot;&quot;; [.B1239]; &quot;&quot;&quot;},&quot;)" office:value-type="string" office:string-value="{Name: &quot;SWL&quot;, Desc:&quot;Screaming with laughter&quot;}," calcext:value-type="string">
            <text:p>{Name: "SWL", Desc:"Screaming with laughter"},</text:p>
          </table:table-cell>
        </table:table-row>
        <table:table-row table:style-name="ro1">
          <table:table-cell office:value-type="string" calcext:value-type="string">
            <text:p>SWMBO</text:p>
          </table:table-cell>
          <table:table-cell office:value-type="string" calcext:value-type="string">
            <text:p>She who must be obeyed. Meaning wife or partner</text:p>
          </table:table-cell>
          <table:table-cell table:formula="of:=CONCATENATE(&quot;{Name: &quot;&quot;&quot;;[.A1240];&quot;&quot;&quot;, Desc:&quot;&quot;&quot;; [.B1240]; &quot;&quot;&quot;},&quot;)" office:value-type="string" office:string-value="{Name: &quot;SWMBO&quot;, Desc:&quot;She who must be obeyed. Meaning wife or partner&quot;}," calcext:value-type="string">
            <text:p>{Name: "SWMBO", Desc:"She who must be obeyed. Meaning wife or partner"},</text:p>
          </table:table-cell>
        </table:table-row>
        <table:table-row table:style-name="ro1">
          <table:table-cell office:value-type="string" calcext:value-type="string">
            <text:p>SYL</text:p>
          </table:table-cell>
          <table:table-cell office:value-type="string" calcext:value-type="string">
            <text:p>See you later&amp;nbsp;</text:p>
          </table:table-cell>
          <table:table-cell table:formula="of:=CONCATENATE(&quot;{Name: &quot;&quot;&quot;;[.A1241];&quot;&quot;&quot;, Desc:&quot;&quot;&quot;; [.B1241]; &quot;&quot;&quot;},&quot;)" office:value-type="string" office:string-value="{Name: &quot;SYL&quot;, Desc:&quot;See you later&amp;nbsp;&quot;}," calcext:value-type="string">
            <text:p>{Name: "SYL", Desc:"See you later&amp;nbsp;"},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See you soon&amp;nbsp;</text:p>
          </table:table-cell>
          <table:table-cell table:formula="of:=CONCATENATE(&quot;{Name: &quot;&quot;&quot;;[.A1242];&quot;&quot;&quot;, Desc:&quot;&quot;&quot;; [.B1242]; &quot;&quot;&quot;},&quot;)" office:value-type="string" office:string-value="{Name: &quot;SYS&quot;, Desc:&quot;See you soon&amp;nbsp;&quot;}," calcext:value-type="string">
            <text:p>{Name: "SYS", Desc:"See you soon&amp;nbsp;"},</text:p>
          </table:table-cell>
        </table:table-row>
        <table:table-row table:style-name="ro1">
          <table:table-cell office:value-type="string" calcext:value-type="string">
            <text:p>SYY</text:p>
          </table:table-cell>
          <table:table-cell office:value-type="string" calcext:value-type="string">
            <text:p>Shut your yapper</text:p>
          </table:table-cell>
          <table:table-cell table:formula="of:=CONCATENATE(&quot;{Name: &quot;&quot;&quot;;[.A1243];&quot;&quot;&quot;, Desc:&quot;&quot;&quot;; [.B1243]; &quot;&quot;&quot;},&quot;)" office:value-type="string" office:string-value="{Name: &quot;SYY&quot;, Desc:&quot;Shut your yapper&quot;}," calcext:value-type="string">
            <text:p>{Name: "SYY", Desc:"Shut your yapper"},</text:p>
          </table:table-cell>
        </table:table-row>
        <table:table-row table:style-name="ro1">
          <table:table-cell office:value-type="string" calcext:value-type="string">
            <text:p>T+</text:p>
          </table:table-cell>
          <table:table-cell office:value-type="string" calcext:value-type="string">
            <text:p>Think positive</text:p>
          </table:table-cell>
          <table:table-cell table:formula="of:=CONCATENATE(&quot;{Name: &quot;&quot;&quot;;[.A1244];&quot;&quot;&quot;, Desc:&quot;&quot;&quot;; [.B1244]; &quot;&quot;&quot;},&quot;)" office:value-type="string" office:string-value="{Name: &quot;T+&quot;, Desc:&quot;Think positive&quot;}," calcext:value-type="string">
            <text:p>{Name: "T+", Desc:"Think positive"},</text:p>
          </table:table-cell>
        </table:table-row>
        <table:table-row table:style-name="ro1">
          <table:table-cell office:value-type="string" calcext:value-type="string">
            <text:p>T4BU</text:p>
          </table:table-cell>
          <table:table-cell office:value-type="string" calcext:value-type="string">
            <text:p>Thanks for being you</text:p>
          </table:table-cell>
          <table:table-cell table:formula="of:=CONCATENATE(&quot;{Name: &quot;&quot;&quot;;[.A1245];&quot;&quot;&quot;, Desc:&quot;&quot;&quot;; [.B1245]; &quot;&quot;&quot;},&quot;)" office:value-type="string" office:string-value="{Name: &quot;T4BU&quot;, Desc:&quot;Thanks for being you&quot;}," calcext:value-type="string">
            <text:p>{Name: "T4BU", Desc:"Thanks for being you"},</text:p>
          </table:table-cell>
        </table:table-row>
        <table:table-row table:style-name="ro1">
          <table:table-cell office:value-type="string" calcext:value-type="string">
            <text:p>T:)T</text:p>
          </table:table-cell>
          <table:table-cell office:value-type="string" calcext:value-type="string">
            <text:p>Think happy thoughts</text:p>
          </table:table-cell>
          <table:table-cell table:formula="of:=CONCATENATE(&quot;{Name: &quot;&quot;&quot;;[.A1246];&quot;&quot;&quot;, Desc:&quot;&quot;&quot;; [.B1246]; &quot;&quot;&quot;},&quot;)" office:value-type="string" office:string-value="{Name: &quot;T:)T&quot;, Desc:&quot;Think happy thoughts&quot;}," calcext:value-type="string">
            <text:p>{Name: "T:)T", Desc:"Think happy thoughts"},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hanks a lot</text:p>
          </table:table-cell>
          <table:table-cell table:formula="of:=CONCATENATE(&quot;{Name: &quot;&quot;&quot;;[.A1247];&quot;&quot;&quot;, Desc:&quot;&quot;&quot;; [.B1247]; &quot;&quot;&quot;},&quot;)" office:value-type="string" office:string-value="{Name: &quot;TA&quot;, Desc:&quot;Thanks a lot&quot;}," calcext:value-type="string">
            <text:p>{Name: "TA", Desc:"Thanks a lot"},</text:p>
          </table:table-cell>
        </table:table-row>
        <table:table-row table:style-name="ro1">
          <table:table-cell office:value-type="string" calcext:value-type="string">
            <text:p>TAFN</text:p>
          </table:table-cell>
          <table:table-cell office:value-type="string" calcext:value-type="string">
            <text:p>That's all for now</text:p>
          </table:table-cell>
          <table:table-cell table:formula="of:=CONCATENATE(&quot;{Name: &quot;&quot;&quot;;[.A1248];&quot;&quot;&quot;, Desc:&quot;&quot;&quot;; [.B1248]; &quot;&quot;&quot;},&quot;)" office:value-type="string" office:string-value="{Name: &quot;TAFN&quot;, Desc:&quot;That's all for now&quot;}," calcext:value-type="string">
            <text:p>{Name: "TAFN", Desc:"That's all for now"},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string" calcext:value-type="string">
            <text:p>Tomorro a.m.</text:p>
          </table:table-cell>
          <table:table-cell table:formula="of:=CONCATENATE(&quot;{Name: &quot;&quot;&quot;;[.A1249];&quot;&quot;&quot;, Desc:&quot;&quot;&quot;; [.B1249]; &quot;&quot;&quot;},&quot;)" office:value-type="string" office:string-value="{Name: &quot;TAM&quot;, Desc:&quot;Tomorro a.m.&quot;}," calcext:value-type="string">
            <text:p>{Name: "TAM", Desc:"Tomorro a.m."},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Meaning really strong</text:p>
          </table:table-cell>
          <table:table-cell table:formula="of:=CONCATENATE(&quot;{Name: &quot;&quot;&quot;;[.A1250];&quot;&quot;&quot;, Desc:&quot;&quot;&quot;; [.B1250]; &quot;&quot;&quot;},&quot;)" office:value-type="string" office:string-value="{Name: &quot;TANK&quot;, Desc:&quot;Meaning really strong&quot;}," calcext:value-type="string">
            <text:p>{Name: "TANK", Desc:"Meaning really strong"},</text:p>
          </table:table-cell>
        </table:table-row>
        <table:table-row table:style-name="ro1">
          <table:table-cell office:value-type="string" calcext:value-type="string">
            <text:p>TANKED</text:p>
          </table:table-cell>
          <table:table-cell office:value-type="string" calcext:value-type="string">
            <text:p>Meaning 'owned'</text:p>
          </table:table-cell>
          <table:table-cell table:formula="of:=CONCATENATE(&quot;{Name: &quot;&quot;&quot;;[.A1251];&quot;&quot;&quot;, Desc:&quot;&quot;&quot;; [.B1251]; &quot;&quot;&quot;},&quot;)" office:value-type="string" office:string-value="{Name: &quot;TANKED&quot;, Desc:&quot;Meaning 'owned'&quot;}," calcext:value-type="string">
            <text:p>{Name: "TANKED", Desc:"Meaning 'owned'"},</text:p>
          </table:table-cell>
        </table:table-row>
        <table:table-row table:style-name="ro1">
          <table:table-cell office:value-type="string" calcext:value-type="string">
            <text:p>TANKING</text:p>
          </table:table-cell>
          <table:table-cell office:value-type="string" calcext:value-type="string">
            <text:p>Meaning 'owning'</text:p>
          </table:table-cell>
          <table:table-cell table:formula="of:=CONCATENATE(&quot;{Name: &quot;&quot;&quot;;[.A1252];&quot;&quot;&quot;, Desc:&quot;&quot;&quot;; [.B1252]; &quot;&quot;&quot;},&quot;)" office:value-type="string" office:string-value="{Name: &quot;TANKING&quot;, Desc:&quot;Meaning 'owning'&quot;}," calcext:value-type="string">
            <text:p>{Name: "TANKING", Desc:"Meaning 'owning'"},</text:p>
          </table:table-cell>
        </table:table-row>
        <table:table-row table:style-name="ro1">
          <table:table-cell office:value-type="string" calcext:value-type="string">
            <text:p>TARFU</text:p>
          </table:table-cell>
          <table:table-cell office:value-type="string" calcext:value-type="string">
            <text:p>Things Are Really *fouled* Up.</text:p>
          </table:table-cell>
          <table:table-cell table:formula="of:=CONCATENATE(&quot;{Name: &quot;&quot;&quot;;[.A1253];&quot;&quot;&quot;, Desc:&quot;&quot;&quot;; [.B1253]; &quot;&quot;&quot;},&quot;)" office:value-type="string" office:string-value="{Name: &quot;TARFU&quot;, Desc:&quot;Things Are Really *fouled* Up.&quot;}," calcext:value-type="string">
            <text:p>{Name: "TARFU", Desc:"Things Are Really *fouled* Up."},</text:p>
          </table:table-cell>
        </table:table-row>
        <table:table-row table:style-name="ro1">
          <table:table-cell office:value-type="string" calcext:value-type="string">
            <text:p>TAU</text:p>
          </table:table-cell>
          <table:table-cell office:value-type="string" calcext:value-type="string">
            <text:p>Thinking about u (you)</text:p>
          </table:table-cell>
          <table:table-cell table:formula="of:=CONCATENATE(&quot;{Name: &quot;&quot;&quot;;[.A1254];&quot;&quot;&quot;, Desc:&quot;&quot;&quot;; [.B1254]; &quot;&quot;&quot;},&quot;)" office:value-type="string" office:string-value="{Name: &quot;TAU&quot;, Desc:&quot;Thinking about u (you)&quot;}," calcext:value-type="string">
            <text:p>{Name: "TAU", Desc:"Thinking about u (you)"},</text:p>
          </table:table-cell>
        </table:table-row>
        <table:table-row table:style-name="ro1">
          <table:table-cell office:value-type="string" calcext:value-type="string">
            <text:p>TAUMUALU</text:p>
          </table:table-cell>
          <table:table-cell office:value-type="string" calcext:value-type="string">
            <text:p>Thinking about you miss you always love you</text:p>
          </table:table-cell>
          <table:table-cell table:formula="of:=CONCATENATE(&quot;{Name: &quot;&quot;&quot;;[.A1255];&quot;&quot;&quot;, Desc:&quot;&quot;&quot;; [.B1255]; &quot;&quot;&quot;},&quot;)" office:value-type="string" office:string-value="{Name: &quot;TAUMUALU&quot;, Desc:&quot;Thinking about you miss you always love you&quot;}," calcext:value-type="string">
            <text:p>{Name: "TAUMUALU", Desc:"Thinking about you miss you always love you"},</text:p>
          </table:table-cell>
        </table:table-row>
        <table:table-row table:style-name="ro1">
          <table:table-cell office:value-type="string" calcext:value-type="string">
            <text:p>TBAG</text:p>
          </table:table-cell>
          <table:table-cell office:value-type="string" calcext:value-type="string">
            <text:p>Process of disgracing a corpse, taunting a fragged/killed player (online gaming)</text:p>
          </table:table-cell>
          <table:table-cell table:formula="of:=CONCATENATE(&quot;{Name: &quot;&quot;&quot;;[.A1256];&quot;&quot;&quot;, Desc:&quot;&quot;&quot;; [.B1256]; &quot;&quot;&quot;},&quot;)" office:value-type="string" office:string-value="{Name: &quot;TBAG&quot;, Desc:&quot;Process of disgracing a corpse, taunting a fragged/killed player (online gaming)&quot;}," calcext:value-type="string">
            <text:p>{Name: "TBAG", Desc:"Process of disgracing a corpse, taunting a fragged/killed player (online gaming)"},</text:p>
          </table:table-cell>
        </table:table-row>
        <table:table-row table:style-name="ro1">
          <table:table-cell office:value-type="string" calcext:value-type="string">
            <text:p>TBBH</text:p>
          </table:table-cell>
          <table:table-cell office:value-type="string" calcext:value-type="string">
            <text:p>To be brutally honest</text:p>
          </table:table-cell>
          <table:table-cell table:formula="of:=CONCATENATE(&quot;{Name: &quot;&quot;&quot;;[.A1257];&quot;&quot;&quot;, Desc:&quot;&quot;&quot;; [.B1257]; &quot;&quot;&quot;},&quot;)" office:value-type="string" office:string-value="{Name: &quot;TBBH&quot;, Desc:&quot;To be brutally honest&quot;}," calcext:value-type="string">
            <text:p>{Name: "TBBH", Desc:"To be brutally honest"},</text:p>
          </table:table-cell>
        </table:table-row>
        <table:table-row table:style-name="ro1">
          <table:table-cell office:value-type="string" calcext:value-type="string">
            <text:p>TBC</text:p>
          </table:table-cell>
          <table:table-cell office:value-type="string" calcext:value-type="string">
            <text:p>To be continued</text:p>
          </table:table-cell>
          <table:table-cell table:formula="of:=CONCATENATE(&quot;{Name: &quot;&quot;&quot;;[.A1258];&quot;&quot;&quot;, Desc:&quot;&quot;&quot;; [.B1258]; &quot;&quot;&quot;},&quot;)" office:value-type="string" office:string-value="{Name: &quot;TBC&quot;, Desc:&quot;To be continued&quot;}," calcext:value-type="string">
            <text:p>{Name: "TBC", Desc:"To be continued"},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To be determined</text:p>
          </table:table-cell>
          <table:table-cell table:formula="of:=CONCATENATE(&quot;{Name: &quot;&quot;&quot;;[.A1259];&quot;&quot;&quot;, Desc:&quot;&quot;&quot;; [.B1259]; &quot;&quot;&quot;},&quot;)" office:value-type="string" office:string-value="{Name: &quot;TBD&quot;, Desc:&quot;To be determined&quot;}," calcext:value-type="string">
            <text:p>{Name: "TBD", Desc:"To be determined"},</text:p>
          </table:table-cell>
        </table:table-row>
        <table:table-row table:style-name="ro1">
          <table:table-cell office:value-type="string" calcext:value-type="string">
            <text:p>TBH</text:p>
          </table:table-cell>
          <table:table-cell office:value-type="string" calcext:value-type="string">
            <text:p>To be honest</text:p>
          </table:table-cell>
          <table:table-cell table:formula="of:=CONCATENATE(&quot;{Name: &quot;&quot;&quot;;[.A1260];&quot;&quot;&quot;, Desc:&quot;&quot;&quot;; [.B1260]; &quot;&quot;&quot;},&quot;)" office:value-type="string" office:string-value="{Name: &quot;TBH&quot;, Desc:&quot;To be honest&quot;}," calcext:value-type="string">
            <text:p>{Name: "TBH", Desc:"To be honest"},</text:p>
          </table:table-cell>
        </table:table-row>
        <table:table-row table:style-name="ro1">
          <table:table-cell office:value-type="string" calcext:value-type="string">
            <text:p>TBL</text:p>
          </table:table-cell>
          <table:table-cell office:value-type="string" calcext:value-type="string">
            <text:p>Text back later</text:p>
          </table:table-cell>
          <table:table-cell table:formula="of:=CONCATENATE(&quot;{Name: &quot;&quot;&quot;;[.A1261];&quot;&quot;&quot;, Desc:&quot;&quot;&quot;; [.B1261]; &quot;&quot;&quot;},&quot;)" office:value-type="string" office:string-value="{Name: &quot;TBL&quot;, Desc:&quot;Text back later&quot;}," calcext:value-type="string">
            <text:p>{Name: "TBL", Desc:"Text back later"},</text:p>
          </table:table-cell>
        </table:table-row>
        <table:table-row table:style-name="ro1">
          <table:table-cell office:value-type="string" calcext:value-type="string">
            <text:p>TBT</text:p>
          </table:table-cell>
          <table:table-cell office:value-type="string" calcext:value-type="string">
            <text:p>Throwback Thursday</text:p>
          </table:table-cell>
          <table:table-cell table:formula="of:=CONCATENATE(&quot;{Name: &quot;&quot;&quot;;[.A1262];&quot;&quot;&quot;, Desc:&quot;&quot;&quot;; [.B1262]; &quot;&quot;&quot;},&quot;)" office:value-type="string" office:string-value="{Name: &quot;TBT&quot;, Desc:&quot;Throwback Thursday&quot;}," calcext:value-type="string">
            <text:p>{Name: "TBT", Desc:"Throwback Thursday"},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Take care</text:p>
          </table:table-cell>
          <table:table-cell table:formula="of:=CONCATENATE(&quot;{Name: &quot;&quot;&quot;;[.A1263];&quot;&quot;&quot;, Desc:&quot;&quot;&quot;; [.B1263]; &quot;&quot;&quot;},&quot;)" office:value-type="string" office:string-value="{Name: &quot;TC&quot;, Desc:&quot;Take care&quot;}," calcext:value-type="string">
            <text:p>{Name: "TC", Desc:"Take care"},</text:p>
          </table:table-cell>
        </table:table-row>
        <table:table-row table:style-name="ro1">
          <table:table-cell office:value-type="string" calcext:value-type="string">
            <text:p>TCB</text:p>
          </table:table-cell>
          <table:table-cell office:value-type="string" calcext:value-type="string">
            <text:p>Take care of business</text:p>
          </table:table-cell>
          <table:table-cell table:formula="of:=CONCATENATE(&quot;{Name: &quot;&quot;&quot;;[.A1264];&quot;&quot;&quot;, Desc:&quot;&quot;&quot;; [.B1264]; &quot;&quot;&quot;},&quot;)" office:value-type="string" office:string-value="{Name: &quot;TCB&quot;, Desc:&quot;Take care of business&quot;}," calcext:value-type="string">
            <text:p>{Name: "TCB", Desc:"Take care of business"},</text:p>
          </table:table-cell>
        </table:table-row>
        <table:table-row table:style-name="ro1">
          <table:table-cell office:value-type="string" calcext:value-type="string">
            <text:p>TCOY</text:p>
          </table:table-cell>
          <table:table-cell office:value-type="string" calcext:value-type="string">
            <text:p>Take care of yourself</text:p>
          </table:table-cell>
          <table:table-cell table:formula="of:=CONCATENATE(&quot;{Name: &quot;&quot;&quot;;[.A1265];&quot;&quot;&quot;, Desc:&quot;&quot;&quot;; [.B1265]; &quot;&quot;&quot;},&quot;)" office:value-type="string" office:string-value="{Name: &quot;TCOY&quot;, Desc:&quot;Take care of yourself&quot;}," calcext:value-type="string">
            <text:p>{Name: "TCOY", Desc:"Take care of yourself"},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Tower defense (online gaming)</text:p>
          </table:table-cell>
          <table:table-cell table:formula="of:=CONCATENATE(&quot;{Name: &quot;&quot;&quot;;[.A1266];&quot;&quot;&quot;, Desc:&quot;&quot;&quot;; [.B1266]; &quot;&quot;&quot;},&quot;)" office:value-type="string" office:string-value="{Name: &quot;TD&quot;, Desc:&quot;Tower defense (online gaming)&quot;}," calcext:value-type="string">
            <text:p>{Name: "TD", Desc:"Tower defense (online gaming)"},</text:p>
          </table:table-cell>
        </table:table-row>
        <table:table-row table:style-name="ro1">
          <table:table-cell office:value-type="string" calcext:value-type="string">
            <text:p>TD2M</text:p>
          </table:table-cell>
          <table:table-cell office:value-type="string" calcext:value-type="string">
            <text:p>Talk dirty to me</text:p>
          </table:table-cell>
          <table:table-cell table:formula="of:=CONCATENATE(&quot;{Name: &quot;&quot;&quot;;[.A1267];&quot;&quot;&quot;, Desc:&quot;&quot;&quot;; [.B1267]; &quot;&quot;&quot;},&quot;)" office:value-type="string" office:string-value="{Name: &quot;TD2M&quot;, Desc:&quot;Talk dirty to me&quot;}," calcext:value-type="string">
            <text:p>{Name: "TD2M", Desc:"Talk dirty to me"},</text:p>
          </table:table-cell>
        </table:table-row>
        <table:table-row table:style-name="ro1">
          <table:table-cell office:value-type="string" calcext:value-type="string">
            <text:p>TDTM</text:p>
          </table:table-cell>
          <table:table-cell office:value-type="string" calcext:value-type="string">
            <text:p>Talk dirty to me</text:p>
          </table:table-cell>
          <table:table-cell table:formula="of:=CONCATENATE(&quot;{Name: &quot;&quot;&quot;;[.A1268];&quot;&quot;&quot;, Desc:&quot;&quot;&quot;; [.B1268]; &quot;&quot;&quot;},&quot;)" office:value-type="string" office:string-value="{Name: &quot;TDTM&quot;, Desc:&quot;Talk dirty to me&quot;}," calcext:value-type="string">
            <text:p>{Name: "TDTM", Desc:"Talk dirty to me"},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Meaning gossip</text:p>
          </table:table-cell>
          <table:table-cell table:formula="of:=CONCATENATE(&quot;{Name: &quot;&quot;&quot;;[.A1269];&quot;&quot;&quot;, Desc:&quot;&quot;&quot;; [.B1269]; &quot;&quot;&quot;},&quot;)" office:value-type="string" office:string-value="{Name: &quot;TEA&quot;, Desc:&quot;Meaning gossip&quot;}," calcext:value-type="string">
            <text:p>{Name: "TEA", Desc:"Meaning gossip"},</text:p>
          </table:table-cell>
        </table:table-row>
        <table:table-row table:style-name="ro1">
          <table:table-cell office:value-type="string" calcext:value-type="string">
            <text:p>TFF</text:p>
          </table:table-cell>
          <table:table-cell office:value-type="string" calcext:value-type="string">
            <text:p>Too *freaking* funny</text:p>
          </table:table-cell>
          <table:table-cell table:formula="of:=CONCATENATE(&quot;{Name: &quot;&quot;&quot;;[.A1270];&quot;&quot;&quot;, Desc:&quot;&quot;&quot;; [.B1270]; &quot;&quot;&quot;},&quot;)" office:value-type="string" office:string-value="{Name: &quot;TFF&quot;, Desc:&quot;Too *freaking* funny&quot;}," calcext:value-type="string">
            <text:p>{Name: "TFF", Desc:"Too *freaking* funny"},</text:p>
          </table:table-cell>
        </table:table-row>
        <table:table-row table:style-name="ro1">
          <table:table-cell office:value-type="string" calcext:value-type="string">
            <text:p>TFS</text:p>
          </table:table-cell>
          <table:table-cell office:value-type="string" calcext:value-type="string">
            <text:p>Thanks for sharing</text:p>
          </table:table-cell>
          <table:table-cell table:formula="of:=CONCATENATE(&quot;{Name: &quot;&quot;&quot;;[.A1271];&quot;&quot;&quot;, Desc:&quot;&quot;&quot;; [.B1271]; &quot;&quot;&quot;},&quot;)" office:value-type="string" office:string-value="{Name: &quot;TFS&quot;, Desc:&quot;Thanks for sharing&quot;}," calcext:value-type="string">
            <text:p>{Name: "TFS", Desc:"Thanks for sharing"},</text:p>
          </table:table-cell>
        </table:table-row>
        <table:table-row table:style-name="ro1">
          <table:table-cell office:value-type="string" calcext:value-type="string">
            <text:p>TFTF</text:p>
          </table:table-cell>
          <table:table-cell office:value-type="string" calcext:value-type="string">
            <text:p>Thanks for the follow</text:p>
          </table:table-cell>
          <table:table-cell table:formula="of:=CONCATENATE(&quot;{Name: &quot;&quot;&quot;;[.A1272];&quot;&quot;&quot;, Desc:&quot;&quot;&quot;; [.B1272]; &quot;&quot;&quot;},&quot;)" office:value-type="string" office:string-value="{Name: &quot;TFTF&quot;, Desc:&quot;Thanks for the follow&quot;}," calcext:value-type="string">
            <text:p>{Name: "TFTF", Desc:"Thanks for the follow"},</text:p>
          </table:table-cell>
        </table:table-row>
        <table:table-row table:style-name="ro1">
          <table:table-cell office:value-type="string" calcext:value-type="string">
            <text:p>TFTI</text:p>
          </table:table-cell>
          <table:table-cell office:value-type="string" calcext:value-type="string">
            <text:p>Thanks for the invitation</text:p>
          </table:table-cell>
          <table:table-cell table:formula="of:=CONCATENATE(&quot;{Name: &quot;&quot;&quot;;[.A1273];&quot;&quot;&quot;, Desc:&quot;&quot;&quot;; [.B1273]; &quot;&quot;&quot;},&quot;)" office:value-type="string" office:string-value="{Name: &quot;TFTI&quot;, Desc:&quot;Thanks for the invitation&quot;}," calcext:value-type="string">
            <text:p>{Name: "TFTI", Desc:"Thanks for the invitation"},</text:p>
          </table:table-cell>
        </table:table-row>
        <table:table-row table:style-name="ro1">
          <table:table-cell office:value-type="string" calcext:value-type="string">
            <text:p>TFTT</text:p>
          </table:table-cell>
          <table:table-cell office:value-type="string" calcext:value-type="string">
            <text:p>Thanks for this tweet</text:p>
          </table:table-cell>
          <table:table-cell table:formula="of:=CONCATENATE(&quot;{Name: &quot;&quot;&quot;;[.A1274];&quot;&quot;&quot;, Desc:&quot;&quot;&quot;; [.B1274]; &quot;&quot;&quot;},&quot;)" office:value-type="string" office:string-value="{Name: &quot;TFTT&quot;, Desc:&quot;Thanks for this tweet&quot;}," calcext:value-type="string">
            <text:p>{Name: "TFTT", Desc:"Thanks for this tweet"},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hank goodness</text:p>
          </table:table-cell>
          <table:table-cell table:formula="of:=CONCATENATE(&quot;{Name: &quot;&quot;&quot;;[.A1275];&quot;&quot;&quot;, Desc:&quot;&quot;&quot;; [.B1275]; &quot;&quot;&quot;},&quot;)" office:value-type="string" office:string-value="{Name: &quot;TG&quot;, Desc:&quot;Thank goodness&quot;}," calcext:value-type="string">
            <text:p>{Name: "TG", Desc:"Thank goodness"},</text:p>
          </table:table-cell>
        </table:table-row>
        <table:table-row table:style-name="ro1">
          <table:table-cell office:value-type="string" calcext:value-type="string">
            <text:p>TGIF</text:p>
          </table:table-cell>
          <table:table-cell office:value-type="string" calcext:value-type="string">
            <text:p>Thank God it's Friday</text:p>
          </table:table-cell>
          <table:table-cell table:formula="of:=CONCATENATE(&quot;{Name: &quot;&quot;&quot;;[.A1276];&quot;&quot;&quot;, Desc:&quot;&quot;&quot;; [.B1276]; &quot;&quot;&quot;},&quot;)" office:value-type="string" office:string-value="{Name: &quot;TGIF&quot;, Desc:&quot;Thank God it's Friday&quot;}," calcext:value-type="string">
            <text:p>{Name: "TGIF", Desc:"Thank God it's Friday"},</text:p>
          </table:table-cell>
        </table:table-row>
        <table:table-row table:style-name="ro1">
          <table:table-cell office:value-type="string" calcext:value-type="string">
            <text:p>THNQ</text:p>
          </table:table-cell>
          <table:table-cell office:value-type="string" calcext:value-type="string">
            <text:p>Thank-you (SMS)</text:p>
          </table:table-cell>
          <table:table-cell table:formula="of:=CONCATENATE(&quot;{Name: &quot;&quot;&quot;;[.A1277];&quot;&quot;&quot;, Desc:&quot;&quot;&quot;; [.B1277]; &quot;&quot;&quot;},&quot;)" office:value-type="string" office:string-value="{Name: &quot;THNQ&quot;, Desc:&quot;Thank-you (SMS)&quot;}," calcext:value-type="string">
            <text:p>{Name: "THNQ", Desc:"Thank-you (SMS)"},</text:p>
          </table:table-cell>
        </table:table-row>
        <table:table-row table:style-name="ro1">
          <table:table-cell office:value-type="string" calcext:value-type="string">
            <text:p>THNX</text:p>
          </table:table-cell>
          <table:table-cell office:value-type="string" calcext:value-type="string">
            <text:p>Thanks</text:p>
          </table:table-cell>
          <table:table-cell table:formula="of:=CONCATENATE(&quot;{Name: &quot;&quot;&quot;;[.A1278];&quot;&quot;&quot;, Desc:&quot;&quot;&quot;; [.B1278]; &quot;&quot;&quot;},&quot;)" office:value-type="string" office:string-value="{Name: &quot;THNX&quot;, Desc:&quot;Thanks&quot;}," calcext:value-type="string">
            <text:p>{Name: "THNX", Desc:"Thanks"},</text:p>
          </table:table-cell>
        </table:table-row>
        <table:table-row table:style-name="ro1">
          <table:table-cell office:value-type="string" calcext:value-type="string">
            <text:p>THOT</text:p>
          </table:table-cell>
          <table:table-cell office:value-type="string" calcext:value-type="string">
            <text:p>That wh*re over there</text:p>
          </table:table-cell>
          <table:table-cell table:formula="of:=CONCATENATE(&quot;{Name: &quot;&quot;&quot;;[.A1279];&quot;&quot;&quot;, Desc:&quot;&quot;&quot;; [.B1279]; &quot;&quot;&quot;},&quot;)" office:value-type="string" office:string-value="{Name: &quot;THOT&quot;, Desc:&quot;That wh*re over there&quot;}," calcext:value-type="string">
            <text:p>{Name: "THOT", Desc:"That wh*re over there"},</text:p>
          </table:table-cell>
        </table:table-row>
        <table:table-row table:style-name="ro1">
          <table:table-cell office:value-type="string" calcext:value-type="string">
            <text:p>THT</text:p>
          </table:table-cell>
          <table:table-cell office:value-type="string" calcext:value-type="string">
            <text:p>Think happy thoughts</text:p>
          </table:table-cell>
          <table:table-cell table:formula="of:=CONCATENATE(&quot;{Name: &quot;&quot;&quot;;[.A1280];&quot;&quot;&quot;, Desc:&quot;&quot;&quot;; [.B1280]; &quot;&quot;&quot;},&quot;)" office:value-type="string" office:string-value="{Name: &quot;THT&quot;, Desc:&quot;Think happy thoughts&quot;}," calcext:value-type="string">
            <text:p>{Name: "THT", Desc:"Think happy thoughts"},</text:p>
          </table:table-cell>
        </table:table-row>
        <table:table-row table:style-name="ro1">
          <table:table-cell office:value-type="string" calcext:value-type="string">
            <text:p>THX</text:p>
          </table:table-cell>
          <table:table-cell office:value-type="string" calcext:value-type="string">
            <text:p>Thanks</text:p>
          </table:table-cell>
          <table:table-cell table:formula="of:=CONCATENATE(&quot;{Name: &quot;&quot;&quot;;[.A1281];&quot;&quot;&quot;, Desc:&quot;&quot;&quot;; [.B1281]; &quot;&quot;&quot;},&quot;)" office:value-type="string" office:string-value="{Name: &quot;THX&quot;, Desc:&quot;Thanks&quot;}," calcext:value-type="string">
            <text:p>{Name: "THX", Desc:"Thanks"},</text:p>
          </table:table-cell>
        </table:table-row>
        <table:table-row table:style-name="ro1">
          <table:table-cell office:value-type="string" calcext:value-type="string">
            <text:p>TIA</text:p>
          </table:table-cell>
          <table:table-cell office:value-type="string" calcext:value-type="string">
            <text:p>Thanks in advance</text:p>
          </table:table-cell>
          <table:table-cell table:formula="of:=CONCATENATE(&quot;{Name: &quot;&quot;&quot;;[.A1282];&quot;&quot;&quot;, Desc:&quot;&quot;&quot;; [.B1282]; &quot;&quot;&quot;},&quot;)" office:value-type="string" office:string-value="{Name: &quot;TIA&quot;, Desc:&quot;Thanks in advance&quot;}," calcext:value-type="string">
            <text:p>{Name: "TIA", Desc:"Thanks in advance"},</text:p>
          </table:table-cell>
        </table:table-row>
        <table:table-row table:style-name="ro1">
          <table:table-cell office:value-type="string" calcext:value-type="string">
            <text:p>TIAD</text:p>
          </table:table-cell>
          <table:table-cell office:value-type="string" calcext:value-type="string">
            <text:p>Tomorrow is another day</text:p>
          </table:table-cell>
          <table:table-cell table:formula="of:=CONCATENATE(&quot;{Name: &quot;&quot;&quot;;[.A1283];&quot;&quot;&quot;, Desc:&quot;&quot;&quot;; [.B1283]; &quot;&quot;&quot;},&quot;)" office:value-type="string" office:string-value="{Name: &quot;TIAD&quot;, Desc:&quot;Tomorrow is another day&quot;}," calcext:value-type="string">
            <text:p>{Name: "TIAD", Desc:"Tomorrow is another day"},</text:p>
          </table:table-cell>
        </table:table-row>
        <table:table-row table:style-name="ro1">
          <table:table-cell office:value-type="string" calcext:value-type="string">
            <text:p>TIC</text:p>
          </table:table-cell>
          <table:table-cell office:value-type="string" calcext:value-type="string">
            <text:p>Tongue-in-cheek</text:p>
          </table:table-cell>
          <table:table-cell table:formula="of:=CONCATENATE(&quot;{Name: &quot;&quot;&quot;;[.A1284];&quot;&quot;&quot;, Desc:&quot;&quot;&quot;; [.B1284]; &quot;&quot;&quot;},&quot;)" office:value-type="string" office:string-value="{Name: &quot;TIC&quot;, Desc:&quot;Tongue-in-cheek&quot;}," calcext:value-type="string">
            <text:p>{Name: "TIC", Desc:"Tongue-in-cheek"},</text:p>
          </table:table-cell>
        </table:table-row>
        <table:table-row table:style-name="ro1">
          <table:table-cell office:value-type="string" calcext:value-type="string">
            <text:p>TIL</text:p>
          </table:table-cell>
          <table:table-cell office:value-type="string" calcext:value-type="string">
            <text:p>Today I learned</text:p>
          </table:table-cell>
          <table:table-cell table:formula="of:=CONCATENATE(&quot;{Name: &quot;&quot;&quot;;[.A1285];&quot;&quot;&quot;, Desc:&quot;&quot;&quot;; [.B1285]; &quot;&quot;&quot;},&quot;)" office:value-type="string" office:string-value="{Name: &quot;TIL&quot;, Desc:&quot;Today I learned&quot;}," calcext:value-type="string">
            <text:p>{Name: "TIL", Desc:"Today I learned"},</text:p>
          </table:table-cell>
        </table:table-row>
        <table:table-row table:style-name="ro1">
          <table:table-cell office:value-type="string" calcext:value-type="string">
            <text:p>TILIS</text:p>
          </table:table-cell>
          <table:table-cell office:value-type="string" calcext:value-type="string">
            <text:p>Tell it like it is</text:p>
          </table:table-cell>
          <table:table-cell table:formula="of:=CONCATENATE(&quot;{Name: &quot;&quot;&quot;;[.A1286];&quot;&quot;&quot;, Desc:&quot;&quot;&quot;; [.B1286]; &quot;&quot;&quot;},&quot;)" office:value-type="string" office:string-value="{Name: &quot;TILIS&quot;, Desc:&quot;Tell it like it is&quot;}," calcext:value-type="string">
            <text:p>{Name: "TILIS", Desc:"Tell it like it is"},</text:p>
          </table:table-cell>
        </table:table-row>
        <table:table-row table:style-name="ro1">
          <table:table-cell office:value-type="string" calcext:value-type="string">
            <text:p>TIR</text:p>
          </table:table-cell>
          <table:table-cell office:value-type="string" calcext:value-type="string">
            <text:p>Teacher in room</text:p>
          </table:table-cell>
          <table:table-cell table:formula="of:=CONCATENATE(&quot;{Name: &quot;&quot;&quot;;[.A1287];&quot;&quot;&quot;, Desc:&quot;&quot;&quot;; [.B1287]; &quot;&quot;&quot;},&quot;)" office:value-type="string" office:string-value="{Name: &quot;TIR&quot;, Desc:&quot;Teacher in room&quot;}," calcext:value-type="string">
            <text:p>{Name: "TIR", Desc:"Teacher in room"},</text:p>
          </table:table-cell>
        </table:table-row>
        <table:table-row table:style-name="ro1">
          <table:table-cell office:value-type="string" calcext:value-type="string">
            <text:p>TLK2UL8R</text:p>
          </table:table-cell>
          <table:table-cell office:value-type="string" calcext:value-type="string">
            <text:p>Talk to you later</text:p>
          </table:table-cell>
          <table:table-cell table:formula="of:=CONCATENATE(&quot;{Name: &quot;&quot;&quot;;[.A1288];&quot;&quot;&quot;, Desc:&quot;&quot;&quot;; [.B1288]; &quot;&quot;&quot;},&quot;)" office:value-type="string" office:string-value="{Name: &quot;TLK2UL8R&quot;, Desc:&quot;Talk to you later&quot;}," calcext:value-type="string">
            <text:p>{Name: "TLK2UL8R", Desc:"Talk to you later"},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Too long</text:p>
          </table:table-cell>
          <table:table-cell table:formula="of:=CONCATENATE(&quot;{Name: &quot;&quot;&quot;;[.A1289];&quot;&quot;&quot;, Desc:&quot;&quot;&quot;; [.B1289]; &quot;&quot;&quot;},&quot;)" office:value-type="string" office:string-value="{Name: &quot;TL&quot;, Desc:&quot;Too long&quot;}," calcext:value-type="string">
            <text:p>{Name: "TL", Desc:"Too long"},</text:p>
          </table:table-cell>
        </table:table-row>
        <table:table-row table:style-name="ro1">
          <table:table-cell office:value-type="string" calcext:value-type="string">
            <text:p>TL;DR</text:p>
          </table:table-cell>
          <table:table-cell office:value-type="string" calcext:value-type="string">
            <text:p>Too long; didn't read</text:p>
          </table:table-cell>
          <table:table-cell table:formula="of:=CONCATENATE(&quot;{Name: &quot;&quot;&quot;;[.A1290];&quot;&quot;&quot;, Desc:&quot;&quot;&quot;; [.B1290]; &quot;&quot;&quot;},&quot;)" office:value-type="string" office:string-value="{Name: &quot;TL;DR&quot;, Desc:&quot;Too long; didn't read&quot;}," calcext:value-type="string">
            <text:p>{Name: "TL;DR", Desc:"Too long; didn't read"},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rust me</text:p>
          </table:table-cell>
          <table:table-cell table:formula="of:=CONCATENATE(&quot;{Name: &quot;&quot;&quot;;[.A1291];&quot;&quot;&quot;, Desc:&quot;&quot;&quot;; [.B1291]; &quot;&quot;&quot;},&quot;)" office:value-type="string" office:string-value="{Name: &quot;TM&quot;, Desc:&quot;Trust me&quot;}," calcext:value-type="string">
            <text:p>{Name: "TM", Desc:"Trust me"},</text:p>
          </table:table-cell>
        </table:table-row>
        <table:table-row table:style-name="ro1">
          <table:table-cell office:value-type="string" calcext:value-type="string">
            <text:p>TMA</text:p>
          </table:table-cell>
          <table:table-cell office:value-type="string" calcext:value-type="string">
            <text:p>Take my advice</text:p>
          </table:table-cell>
          <table:table-cell table:formula="of:=CONCATENATE(&quot;{Name: &quot;&quot;&quot;;[.A1292];&quot;&quot;&quot;, Desc:&quot;&quot;&quot;; [.B1292]; &quot;&quot;&quot;},&quot;)" office:value-type="string" office:string-value="{Name: &quot;TMA&quot;, Desc:&quot;Take my advice&quot;}," calcext:value-type="string">
            <text:p>{Name: "TMA", Desc:"Take my advice"},</text:p>
          </table:table-cell>
        </table:table-row>
        <table:table-row table:style-name="ro1">
          <table:table-cell office:value-type="string" calcext:value-type="string">
            <text:p>TMB</text:p>
          </table:table-cell>
          <table:table-cell office:value-type="string" calcext:value-type="string">
            <text:p>Text me back</text:p>
          </table:table-cell>
          <table:table-cell table:formula="of:=CONCATENATE(&quot;{Name: &quot;&quot;&quot;;[.A1293];&quot;&quot;&quot;, Desc:&quot;&quot;&quot;; [.B1293]; &quot;&quot;&quot;},&quot;)" office:value-type="string" office:string-value="{Name: &quot;TMB&quot;, Desc:&quot;Text me back&quot;}," calcext:value-type="string">
            <text:p>{Name: "TMB", Desc:"Text me back"},</text:p>
          </table:table-cell>
        </table:table-row>
        <table:table-row table:style-name="ro1">
          <table:table-cell office:value-type="string" calcext:value-type="string">
            <text:p>TMB</text:p>
          </table:table-cell>
          <table:table-cell office:value-type="string" calcext:value-type="string">
            <text:p>Tweet me back</text:p>
          </table:table-cell>
          <table:table-cell table:formula="of:=CONCATENATE(&quot;{Name: &quot;&quot;&quot;;[.A1294];&quot;&quot;&quot;, Desc:&quot;&quot;&quot;; [.B1294]; &quot;&quot;&quot;},&quot;)" office:value-type="string" office:string-value="{Name: &quot;TMB&quot;, Desc:&quot;Tweet me back&quot;}," calcext:value-type="string">
            <text:p>{Name: "TMB", Desc:"Tweet me back"},</text:p>
          </table:table-cell>
        </table:table-row>
        <table:table-row table:style-name="ro1">
          <table:table-cell office:value-type="string" calcext:value-type="string">
            <text:p>TMI</text:p>
          </table:table-cell>
          <table:table-cell office:value-type="string" calcext:value-type="string">
            <text:p>Too much information</text:p>
          </table:table-cell>
          <table:table-cell table:formula="of:=CONCATENATE(&quot;{Name: &quot;&quot;&quot;;[.A1295];&quot;&quot;&quot;, Desc:&quot;&quot;&quot;; [.B1295]; &quot;&quot;&quot;},&quot;)" office:value-type="string" office:string-value="{Name: &quot;TMI&quot;, Desc:&quot;Too much information&quot;}," calcext:value-type="string">
            <text:p>{Name: "TMI", Desc:"Too much information"},</text:p>
          </table:table-cell>
        </table:table-row>
        <table:table-row table:style-name="ro1">
          <table:table-cell office:value-type="string" calcext:value-type="string">
            <text:p>TMOT</text:p>
          </table:table-cell>
          <table:table-cell office:value-type="string" calcext:value-type="string">
            <text:p>Trust me on this</text:p>
          </table:table-cell>
          <table:table-cell table:formula="of:=CONCATENATE(&quot;{Name: &quot;&quot;&quot;;[.A1296];&quot;&quot;&quot;, Desc:&quot;&quot;&quot;; [.B1296]; &quot;&quot;&quot;},&quot;)" office:value-type="string" office:string-value="{Name: &quot;TMOT&quot;, Desc:&quot;Trust me on this&quot;}," calcext:value-type="string">
            <text:p>{Name: "TMOT", Desc:"Trust me on this"},</text:p>
          </table:table-cell>
        </table:table-row>
        <table:table-row table:style-name="ro1">
          <table:table-cell office:value-type="string" calcext:value-type="string">
            <text:p>TMTH</text:p>
          </table:table-cell>
          <table:table-cell office:value-type="string" calcext:value-type="string">
            <text:p>Too much to handle</text:p>
          </table:table-cell>
          <table:table-cell table:formula="of:=CONCATENATE(&quot;{Name: &quot;&quot;&quot;;[.A1297];&quot;&quot;&quot;, Desc:&quot;&quot;&quot;; [.B1297]; &quot;&quot;&quot;},&quot;)" office:value-type="string" office:string-value="{Name: &quot;TMTH&quot;, Desc:&quot;Too much to handle&quot;}," calcext:value-type="string">
            <text:p>{Name: "TMTH", Desc:"Too much to handle"},</text:p>
          </table:table-cell>
        </table:table-row>
        <table:table-row table:style-name="ro1">
          <table:table-cell office:value-type="string" calcext:value-type="string">
            <text:p>TMYL</text:p>
          </table:table-cell>
          <table:table-cell office:value-type="string" calcext:value-type="string">
            <text:p>Tell me your location</text:p>
          </table:table-cell>
          <table:table-cell table:formula="of:=CONCATENATE(&quot;{Name: &quot;&quot;&quot;;[.A1298];&quot;&quot;&quot;, Desc:&quot;&quot;&quot;; [.B1298]; &quot;&quot;&quot;},&quot;)" office:value-type="string" office:string-value="{Name: &quot;TMYL&quot;, Desc:&quot;Tell me your location&quot;}," calcext:value-type="string">
            <text:p>{Name: "TMYL", Desc:"Tell me your location"},</text:p>
          </table:table-cell>
        </table:table-row>
        <table:table-row table:style-name="ro1">
          <table:table-cell office:value-type="string" calcext:value-type="string">
            <text:p>TMWFI</text:p>
          </table:table-cell>
          <table:table-cell office:value-type="string" calcext:value-type="string">
            <text:p>Take my word for it</text:p>
          </table:table-cell>
          <table:table-cell table:formula="of:=CONCATENATE(&quot;{Name: &quot;&quot;&quot;;[.A1299];&quot;&quot;&quot;, Desc:&quot;&quot;&quot;; [.B1299]; &quot;&quot;&quot;},&quot;)" office:value-type="string" office:string-value="{Name: &quot;TMWFI&quot;, Desc:&quot;Take my word for it&quot;}," calcext:value-type="string">
            <text:p>{Name: "TMWFI", Desc:"Take my word for it"},</text:p>
          </table:table-cell>
        </table:table-row>
        <table:table-row table:style-name="ro1">
          <table:table-cell office:value-type="string" calcext:value-type="string">
            <text:p>TNSTAAFL</text:p>
          </table:table-cell>
          <table:table-cell office:value-type="string" calcext:value-type="string">
            <text:p>There's no such thing as a free lunch</text:p>
          </table:table-cell>
          <table:table-cell table:formula="of:=CONCATENATE(&quot;{Name: &quot;&quot;&quot;;[.A1300];&quot;&quot;&quot;, Desc:&quot;&quot;&quot;; [.B1300]; &quot;&quot;&quot;},&quot;)" office:value-type="string" office:string-value="{Name: &quot;TNSTAAFL&quot;, Desc:&quot;There's no such thing as a free lunch&quot;}," calcext:value-type="string">
            <text:p>{Name: "TNSTAAFL", Desc:"There's no such thing as a free lunch"},</text:p>
          </table:table-cell>
        </table:table-row>
        <table:table-row table:style-name="ro1">
          <table:table-cell office:value-type="string" calcext:value-type="string">
            <text:p>TNT</text:p>
          </table:table-cell>
          <table:table-cell office:value-type="string" calcext:value-type="string">
            <text:p>Til next time</text:p>
          </table:table-cell>
          <table:table-cell table:formula="of:=CONCATENATE(&quot;{Name: &quot;&quot;&quot;;[.A1301];&quot;&quot;&quot;, Desc:&quot;&quot;&quot;; [.B1301]; &quot;&quot;&quot;},&quot;)" office:value-type="string" office:string-value="{Name: &quot;TNT&quot;, Desc:&quot;Til next time&quot;}," calcext:value-type="string">
            <text:p>{Name: "TNT", Desc:"Til next time"},</text:p>
          </table:table-cell>
        </table:table-row>
        <table:table-row table:style-name="ro1">
          <table:table-cell office:value-type="string" calcext:value-type="string">
            <text:p>TOJ</text:p>
          </table:table-cell>
          <table:table-cell office:value-type="string" calcext:value-type="string">
            <text:p>Tears of joy</text:p>
          </table:table-cell>
          <table:table-cell table:formula="of:=CONCATENATE(&quot;{Name: &quot;&quot;&quot;;[.A1302];&quot;&quot;&quot;, Desc:&quot;&quot;&quot;; [.B1302]; &quot;&quot;&quot;},&quot;)" office:value-type="string" office:string-value="{Name: &quot;TOJ&quot;, Desc:&quot;Tears of joy&quot;}," calcext:value-type="string">
            <text:p>{Name: "TOJ", Desc:"Tears of joy"},</text:p>
          </table:table-cell>
        </table:table-row>
        <table:table-row table:style-name="ro1">
          <table:table-cell office:value-type="string" calcext:value-type="string">
            <text:p>TOS</text:p>
          </table:table-cell>
          <table:table-cell office:value-type="string" calcext:value-type="string">
            <text:p>Terms of service</text:p>
          </table:table-cell>
          <table:table-cell table:formula="of:=CONCATENATE(&quot;{Name: &quot;&quot;&quot;;[.A1303];&quot;&quot;&quot;, Desc:&quot;&quot;&quot;; [.B1303]; &quot;&quot;&quot;},&quot;)" office:value-type="string" office:string-value="{Name: &quot;TOS&quot;, Desc:&quot;Terms of service&quot;}," calcext:value-type="string">
            <text:p>{Name: "TOS", Desc:"Terms of service"},</text:p>
          </table:table-cell>
        </table:table-row>
        <table:table-row table:style-name="ro1">
          <table:table-cell office:value-type="string" calcext:value-type="string">
            <text:p>TOTES</text:p>
          </table:table-cell>
          <table:table-cell office:value-type="string" calcext:value-type="string">
            <text:p>Totally</text:p>
          </table:table-cell>
          <table:table-cell table:formula="of:=CONCATENATE(&quot;{Name: &quot;&quot;&quot;;[.A1304];&quot;&quot;&quot;, Desc:&quot;&quot;&quot;; [.B1304]; &quot;&quot;&quot;},&quot;)" office:value-type="string" office:string-value="{Name: &quot;TOTES&quot;, Desc:&quot;Totally&quot;}," calcext:value-type="string">
            <text:p>{Name: "TOTES", Desc:"Totally"},</text:p>
          </table:table-cell>
        </table:table-row>
        <table:table-row table:style-name="ro1">
          <table:table-cell office:value-type="string" calcext:value-type="string">
            <text:p>TOU</text:p>
          </table:table-cell>
          <table:table-cell office:value-type="string" calcext:value-type="string">
            <text:p>Thinking of you</text:p>
          </table:table-cell>
          <table:table-cell table:formula="of:=CONCATENATE(&quot;{Name: &quot;&quot;&quot;;[.A1305];&quot;&quot;&quot;, Desc:&quot;&quot;&quot;; [.B1305]; &quot;&quot;&quot;},&quot;)" office:value-type="string" office:string-value="{Name: &quot;TOU&quot;, Desc:&quot;Thinking of you&quot;}," calcext:value-type="string">
            <text:p>{Name: "TOU", Desc:"Thinking of you"},</text:p>
          </table:table-cell>
        </table:table-row>
        <table:table-row table:style-name="ro1">
          <table:table-cell office:value-type="string" calcext:value-type="string">
            <text:p>TOY</text:p>
          </table:table-cell>
          <table:table-cell office:value-type="string" calcext:value-type="string">
            <text:p>Thinking of you</text:p>
          </table:table-cell>
          <table:table-cell table:formula="of:=CONCATENATE(&quot;{Name: &quot;&quot;&quot;;[.A1306];&quot;&quot;&quot;, Desc:&quot;&quot;&quot;; [.B1306]; &quot;&quot;&quot;},&quot;)" office:value-type="string" office:string-value="{Name: &quot;TOY&quot;, Desc:&quot;Thinking of you&quot;}," calcext:value-type="string">
            <text:p>{Name: "TOY", Desc:"Thinking of you"},</text:p>
          </table:table-cell>
        </table:table-row>
        <table:table-row table:style-name="ro1">
          <table:table-cell office:value-type="string" calcext:value-type="string">
            <text:p>TPM</text:p>
          </table:table-cell>
          <table:table-cell office:value-type="string" calcext:value-type="string">
            <text:p>Tomorrow p.m.</text:p>
          </table:table-cell>
          <table:table-cell table:formula="of:=CONCATENATE(&quot;{Name: &quot;&quot;&quot;;[.A1307];&quot;&quot;&quot;, Desc:&quot;&quot;&quot;; [.B1307]; &quot;&quot;&quot;},&quot;)" office:value-type="string" office:string-value="{Name: &quot;TPM&quot;, Desc:&quot;Tomorrow p.m.&quot;}," calcext:value-type="string">
            <text:p>{Name: "TPM", Desc:"Tomorrow p.m."},</text:p>
          </table:table-cell>
        </table:table-row>
        <table:table-row table:style-name="ro1">
          <table:table-cell office:value-type="string" calcext:value-type="string">
            <text:p>TPTB</text:p>
          </table:table-cell>
          <table:table-cell office:value-type="string" calcext:value-type="string">
            <text:p>The powers that be</text:p>
          </table:table-cell>
          <table:table-cell table:formula="of:=CONCATENATE(&quot;{Name: &quot;&quot;&quot;;[.A1308];&quot;&quot;&quot;, Desc:&quot;&quot;&quot;; [.B1308]; &quot;&quot;&quot;},&quot;)" office:value-type="string" office:string-value="{Name: &quot;TPTB&quot;, Desc:&quot;The powers that be&quot;}," calcext:value-type="string">
            <text:p>{Name: "TPTB", Desc:"The powers that be"},</text:p>
          </table:table-cell>
        </table:table-row>
        <table:table-row table:style-name="ro1">
          <table:table-cell office:value-type="string" calcext:value-type="string">
            <text:p>TQ</text:p>
          </table:table-cell>
          <table:table-cell office:value-type="string" calcext:value-type="string">
            <text:p>Te quiero / I love you (Spanish SMS)</text:p>
          </table:table-cell>
          <table:table-cell table:formula="of:=CONCATENATE(&quot;{Name: &quot;&quot;&quot;;[.A1309];&quot;&quot;&quot;, Desc:&quot;&quot;&quot;; [.B1309]; &quot;&quot;&quot;},&quot;)" office:value-type="string" office:string-value="{Name: &quot;TQ&quot;, Desc:&quot;Te quiero / I love you (Spanish SMS)&quot;}," calcext:value-type="string">
            <text:p>{Name: "TQ", Desc:"Te quiero / I love you (Spanish SMS)"},</text:p>
          </table:table-cell>
        </table:table-row>
        <table:table-row table:style-name="ro1">
          <table:table-cell office:value-type="string" calcext:value-type="string">
            <text:p>TSH</text:p>
          </table:table-cell>
          <table:table-cell office:value-type="string" calcext:value-type="string">
            <text:p>Tripping so hard</text:p>
          </table:table-cell>
          <table:table-cell table:formula="of:=CONCATENATE(&quot;{Name: &quot;&quot;&quot;;[.A1310];&quot;&quot;&quot;, Desc:&quot;&quot;&quot;; [.B1310]; &quot;&quot;&quot;},&quot;)" office:value-type="string" office:string-value="{Name: &quot;TSH&quot;, Desc:&quot;Tripping so hard&quot;}," calcext:value-type="string">
            <text:p>{Name: "TSH", Desc:"Tripping so hard"},</text:p>
          </table:table-cell>
        </table:table-row>
        <table:table-row table:style-name="ro1">
          <table:table-cell office:value-type="string" calcext:value-type="string">
            <text:p>TSNF</text:p>
          </table:table-cell>
          <table:table-cell office:value-type="string" calcext:value-type="string">
            <text:p>That's so not fair</text:p>
          </table:table-cell>
          <table:table-cell table:formula="of:=CONCATENATE(&quot;{Name: &quot;&quot;&quot;;[.A1311];&quot;&quot;&quot;, Desc:&quot;&quot;&quot;; [.B1311]; &quot;&quot;&quot;},&quot;)" office:value-type="string" office:string-value="{Name: &quot;TSNF&quot;, Desc:&quot;That's so not fair&quot;}," calcext:value-type="string">
            <text:p>{Name: "TSNF", Desc:"That's so not fair"},</text:p>
          </table:table-cell>
        </table:table-row>
        <table:table-row table:style-name="ro1">
          <table:table-cell office:value-type="string" calcext:value-type="string">
            <text:p>TSTB</text:p>
          </table:table-cell>
          <table:table-cell office:value-type="string" calcext:value-type="string">
            <text:p>The sooner, the better</text:p>
          </table:table-cell>
          <table:table-cell table:formula="of:=CONCATENATE(&quot;{Name: &quot;&quot;&quot;;[.A1312];&quot;&quot;&quot;, Desc:&quot;&quot;&quot;; [.B1312]; &quot;&quot;&quot;},&quot;)" office:value-type="string" office:string-value="{Name: &quot;TSTB&quot;, Desc:&quot;The sooner, the better&quot;}," calcext:value-type="string">
            <text:p>{Name: "TSTB", Desc:"The sooner, the better"},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rending topic</text:p>
          </table:table-cell>
          <table:table-cell table:formula="of:=CONCATENATE(&quot;{Name: &quot;&quot;&quot;;[.A1313];&quot;&quot;&quot;, Desc:&quot;&quot;&quot;; [.B1313]; &quot;&quot;&quot;},&quot;)" office:value-type="string" office:string-value="{Name: &quot;TT&quot;, Desc:&quot;Trending topic&quot;}," calcext:value-type="string">
            <text:p>{Name: "TT", Desc:"Trending topic"},</text:p>
          </table:table-cell>
        </table:table-row>
        <table:table-row table:style-name="ro1">
          <table:table-cell office:value-type="string" calcext:value-type="string">
            <text:p>TTFN</text:p>
          </table:table-cell>
          <table:table-cell office:value-type="string" calcext:value-type="string">
            <text:p>Ta ta for now</text:p>
          </table:table-cell>
          <table:table-cell table:formula="of:=CONCATENATE(&quot;{Name: &quot;&quot;&quot;;[.A1314];&quot;&quot;&quot;, Desc:&quot;&quot;&quot;; [.B1314]; &quot;&quot;&quot;},&quot;)" office:value-type="string" office:string-value="{Name: &quot;TTFN&quot;, Desc:&quot;Ta ta for now&quot;}," calcext:value-type="string">
            <text:p>{Name: "TTFN", Desc:"Ta ta for now"},</text:p>
          </table:table-cell>
        </table:table-row>
        <table:table-row table:style-name="ro1">
          <table:table-cell office:value-type="string" calcext:value-type="string">
            <text:p>TTLY</text:p>
          </table:table-cell>
          <table:table-cell office:value-type="string" calcext:value-type="string">
            <text:p>Totally</text:p>
          </table:table-cell>
          <table:table-cell table:formula="of:=CONCATENATE(&quot;{Name: &quot;&quot;&quot;;[.A1315];&quot;&quot;&quot;, Desc:&quot;&quot;&quot;; [.B1315]; &quot;&quot;&quot;},&quot;)" office:value-type="string" office:string-value="{Name: &quot;TTLY&quot;, Desc:&quot;Totally&quot;}," calcext:value-type="string">
            <text:p>{Name: "TTLY", Desc:"Totally"},</text:p>
          </table:table-cell>
        </table:table-row>
        <table:table-row table:style-name="ro1">
          <table:table-cell office:value-type="string" calcext:value-type="string">
            <text:p>TTTT</text:p>
          </table:table-cell>
          <table:table-cell office:value-type="string" calcext:value-type="string">
            <text:p>These things take time</text:p>
          </table:table-cell>
          <table:table-cell table:formula="of:=CONCATENATE(&quot;{Name: &quot;&quot;&quot;;[.A1316];&quot;&quot;&quot;, Desc:&quot;&quot;&quot;; [.B1316]; &quot;&quot;&quot;},&quot;)" office:value-type="string" office:string-value="{Name: &quot;TTTT&quot;, Desc:&quot;These things take time&quot;}," calcext:value-type="string">
            <text:p>{Name: "TTTT", Desc:"These things take time"},</text:p>
          </table:table-cell>
        </table:table-row>
        <table:table-row table:style-name="ro1">
          <table:table-cell office:value-type="string" calcext:value-type="string">
            <text:p>TTUL</text:p>
          </table:table-cell>
          <table:table-cell office:value-type="string" calcext:value-type="string">
            <text:p>Talk to you later</text:p>
          </table:table-cell>
          <table:table-cell table:formula="of:=CONCATENATE(&quot;{Name: &quot;&quot;&quot;;[.A1317];&quot;&quot;&quot;, Desc:&quot;&quot;&quot;; [.B1317]; &quot;&quot;&quot;},&quot;)" office:value-type="string" office:string-value="{Name: &quot;TTUL&quot;, Desc:&quot;Talk to you later&quot;}," calcext:value-type="string">
            <text:p>{Name: "TTUL", Desc:"Talk to you later"},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hank you</text:p>
          </table:table-cell>
          <table:table-cell table:formula="of:=CONCATENATE(&quot;{Name: &quot;&quot;&quot;;[.A1318];&quot;&quot;&quot;, Desc:&quot;&quot;&quot;; [.B1318]; &quot;&quot;&quot;},&quot;)" office:value-type="string" office:string-value="{Name: &quot;TU&quot;, Desc:&quot;Thank you&quot;}," calcext:value-type="string">
            <text:p>{Name: "TU", Desc:"Thank you"},</text:p>
          </table:table-cell>
        </table:table-row>
        <table:table-row table:style-name="ro1">
          <table:table-cell office:value-type="string" calcext:value-type="string">
            <text:p>TUI</text:p>
          </table:table-cell>
          <table:table-cell office:value-type="string" calcext:value-type="string">
            <text:p>Turning you in</text:p>
          </table:table-cell>
          <table:table-cell table:formula="of:=CONCATENATE(&quot;{Name: &quot;&quot;&quot;;[.A1319];&quot;&quot;&quot;, Desc:&quot;&quot;&quot;; [.B1319]; &quot;&quot;&quot;},&quot;)" office:value-type="string" office:string-value="{Name: &quot;TUI&quot;, Desc:&quot;Turning you in&quot;}," calcext:value-type="string">
            <text:p>{Name: "TUI", Desc:"Turning you in"},</text:p>
          </table:table-cell>
        </table:table-row>
        <table:table-row table:style-name="ro1">
          <table:table-cell office:value-type="string" calcext:value-type="string">
            <text:p>TURNT</text:p>
          </table:table-cell>
          <table:table-cell office:value-type="string" calcext:value-type="string">
            <text:p>Meaning excitement, turned up</text:p>
          </table:table-cell>
          <table:table-cell table:formula="of:=CONCATENATE(&quot;{Name: &quot;&quot;&quot;;[.A1320];&quot;&quot;&quot;, Desc:&quot;&quot;&quot;; [.B1320]; &quot;&quot;&quot;},&quot;)" office:value-type="string" office:string-value="{Name: &quot;TURNT&quot;, Desc:&quot;Meaning excitement, turned up&quot;}," calcext:value-type="string">
            <text:p>{Name: "TURNT", Desc:"Meaning excitement, turned up"},</text:p>
          </table:table-cell>
        </table:table-row>
        <table:table-row table:style-name="ro1">
          <table:table-cell office:value-type="string" calcext:value-type="string">
            <text:p>TWSS</text:p>
          </table:table-cell>
          <table:table-cell office:value-type="string" calcext:value-type="string">
            <text:p>That's what she said</text:p>
          </table:table-cell>
          <table:table-cell table:formula="of:=CONCATENATE(&quot;{Name: &quot;&quot;&quot;;[.A1321];&quot;&quot;&quot;, Desc:&quot;&quot;&quot;; [.B1321]; &quot;&quot;&quot;},&quot;)" office:value-type="string" office:string-value="{Name: &quot;TWSS&quot;, Desc:&quot;That's what she said&quot;}," calcext:value-type="string">
            <text:p>{Name: "TWSS", Desc:"That's what she said"},</text:p>
          </table:table-cell>
        </table:table-row>
        <table:table-row table:style-name="ro1">
          <table:table-cell office:value-type="string" calcext:value-type="string">
            <text:p>TTG</text:p>
          </table:table-cell>
          <table:table-cell office:value-type="string" calcext:value-type="string">
            <text:p>Time to go</text:p>
          </table:table-cell>
          <table:table-cell table:formula="of:=CONCATENATE(&quot;{Name: &quot;&quot;&quot;;[.A1322];&quot;&quot;&quot;, Desc:&quot;&quot;&quot;; [.B1322]; &quot;&quot;&quot;},&quot;)" office:value-type="string" office:string-value="{Name: &quot;TTG&quot;, Desc:&quot;Time to go&quot;}," calcext:value-type="string">
            <text:p>{Name: "TTG", Desc:"Time to go"},</text:p>
          </table:table-cell>
        </table:table-row>
        <table:table-row table:style-name="ro1">
          <table:table-cell office:value-type="string" calcext:value-type="string">
            <text:p>TTYAFN</text:p>
          </table:table-cell>
          <table:table-cell office:value-type="string" calcext:value-type="string">
            <text:p>Talk to you awhile from now</text:p>
          </table:table-cell>
          <table:table-cell table:formula="of:=CONCATENATE(&quot;{Name: &quot;&quot;&quot;;[.A1323];&quot;&quot;&quot;, Desc:&quot;&quot;&quot;; [.B1323]; &quot;&quot;&quot;},&quot;)" office:value-type="string" office:string-value="{Name: &quot;TTYAFN&quot;, Desc:&quot;Talk to you awhile from now&quot;}," calcext:value-type="string">
            <text:p>{Name: "TTYAFN", Desc:"Talk to you awhile from now"},</text:p>
          </table:table-cell>
        </table:table-row>
        <table:table-row table:style-name="ro1">
          <table:table-cell office:value-type="string" calcext:value-type="string">
            <text:p>TTYL</text:p>
          </table:table-cell>
          <table:table-cell office:value-type="string" calcext:value-type="string">
            <text:p>Talk to you later</text:p>
          </table:table-cell>
          <table:table-cell table:formula="of:=CONCATENATE(&quot;{Name: &quot;&quot;&quot;;[.A1324];&quot;&quot;&quot;, Desc:&quot;&quot;&quot;; [.B1324]; &quot;&quot;&quot;},&quot;)" office:value-type="string" office:string-value="{Name: &quot;TTYL&quot;, Desc:&quot;Talk to you later&quot;}," calcext:value-type="string">
            <text:p>{Name: "TTYL", Desc:"Talk to you later"},</text:p>
          </table:table-cell>
        </table:table-row>
        <table:table-row table:style-name="ro1">
          <table:table-cell office:value-type="string" calcext:value-type="string">
            <text:p>TTYS</text:p>
          </table:table-cell>
          <table:table-cell office:value-type="string" calcext:value-type="string">
            <text:p>Talk to you soon</text:p>
          </table:table-cell>
          <table:table-cell table:formula="of:=CONCATENATE(&quot;{Name: &quot;&quot;&quot;;[.A1325];&quot;&quot;&quot;, Desc:&quot;&quot;&quot;; [.B1325]; &quot;&quot;&quot;},&quot;)" office:value-type="string" office:string-value="{Name: &quot;TTYS&quot;, Desc:&quot;Talk to you soon&quot;}," calcext:value-type="string">
            <text:p>{Name: "TTYS", Desc:"Talk to you soon"},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hank you</text:p>
          </table:table-cell>
          <table:table-cell table:formula="of:=CONCATENATE(&quot;{Name: &quot;&quot;&quot;;[.A1326];&quot;&quot;&quot;, Desc:&quot;&quot;&quot;; [.B1326]; &quot;&quot;&quot;},&quot;)" office:value-type="string" office:string-value="{Name: &quot;TY&quot;, Desc:&quot;Thank you&quot;}," calcext:value-type="string">
            <text:p>{Name: "TY", Desc:"Thank you"},</text:p>
          </table:table-cell>
        </table:table-row>
        <table:table-row table:style-name="ro1">
          <table:table-cell office:value-type="string" calcext:value-type="string">
            <text:p>TYFC</text:p>
          </table:table-cell>
          <table:table-cell office:value-type="string" calcext:value-type="string">
            <text:p>Thank you for charity (online gaming)</text:p>
          </table:table-cell>
          <table:table-cell table:formula="of:=CONCATENATE(&quot;{Name: &quot;&quot;&quot;;[.A1327];&quot;&quot;&quot;, Desc:&quot;&quot;&quot;; [.B1327]; &quot;&quot;&quot;},&quot;)" office:value-type="string" office:string-value="{Name: &quot;TYFC&quot;, Desc:&quot;Thank you for charity (online gaming)&quot;}," calcext:value-type="string">
            <text:p>{Name: "TYFC", Desc:"Thank you for charity (online gaming)"},</text:p>
          </table:table-cell>
        </table:table-row>
        <table:table-row table:style-name="ro1">
          <table:table-cell office:value-type="string" calcext:value-type="string">
            <text:p>TYFYC</text:p>
          </table:table-cell>
          <table:table-cell office:value-type="string" calcext:value-type="string">
            <text:p>Thank you for your comment</text:p>
          </table:table-cell>
          <table:table-cell table:formula="of:=CONCATENATE(&quot;{Name: &quot;&quot;&quot;;[.A1328];&quot;&quot;&quot;, Desc:&quot;&quot;&quot;; [.B1328]; &quot;&quot;&quot;},&quot;)" office:value-type="string" office:string-value="{Name: &quot;TYFYC&quot;, Desc:&quot;Thank you for your comment&quot;}," calcext:value-type="string">
            <text:p>{Name: "TYFYC", Desc:"Thank you for your comment"},</text:p>
          </table:table-cell>
        </table:table-row>
        <table:table-row table:style-name="ro1">
          <table:table-cell office:value-type="string" calcext:value-type="string">
            <text:p>TYS</text:p>
          </table:table-cell>
          <table:table-cell office:value-type="string" calcext:value-type="string">
            <text:p>Told you so</text:p>
          </table:table-cell>
          <table:table-cell table:formula="of:=CONCATENATE(&quot;{Name: &quot;&quot;&quot;;[.A1329];&quot;&quot;&quot;, Desc:&quot;&quot;&quot;; [.B1329]; &quot;&quot;&quot;},&quot;)" office:value-type="string" office:string-value="{Name: &quot;TYS&quot;, Desc:&quot;Told you so&quot;}," calcext:value-type="string">
            <text:p>{Name: "TYS", Desc:"Told you so"},</text:p>
          </table:table-cell>
        </table:table-row>
        <table:table-row table:style-name="ro1">
          <table:table-cell office:value-type="string" calcext:value-type="string">
            <text:p>TYT</text:p>
          </table:table-cell>
          <table:table-cell office:value-type="string" calcext:value-type="string">
            <text:p>Take your time</text:p>
          </table:table-cell>
          <table:table-cell table:formula="of:=CONCATENATE(&quot;{Name: &quot;&quot;&quot;;[.A1330];&quot;&quot;&quot;, Desc:&quot;&quot;&quot;; [.B1330]; &quot;&quot;&quot;},&quot;)" office:value-type="string" office:string-value="{Name: &quot;TYT&quot;, Desc:&quot;Take your time&quot;}," calcext:value-type="string">
            <text:p>{Name: "TYT", Desc:"Take your time"},</text:p>
          </table:table-cell>
        </table:table-row>
        <table:table-row table:style-name="ro1">
          <table:table-cell office:value-type="string" calcext:value-type="string">
            <text:p>TYSO</text:p>
          </table:table-cell>
          <table:table-cell office:value-type="string" calcext:value-type="string">
            <text:p>Thank you so much</text:p>
          </table:table-cell>
          <table:table-cell table:formula="of:=CONCATENATE(&quot;{Name: &quot;&quot;&quot;;[.A1331];&quot;&quot;&quot;, Desc:&quot;&quot;&quot;; [.B1331]; &quot;&quot;&quot;},&quot;)" office:value-type="string" office:string-value="{Name: &quot;TYSO&quot;, Desc:&quot;Thank you so much&quot;}," calcext:value-type="string">
            <text:p>{Name: "TYSO", Desc:"Thank you so much"},</text:p>
          </table:table-cell>
        </table:table-row>
        <table:table-row table:style-name="ro1">
          <table:table-cell office:value-type="string" calcext:value-type="string">
            <text:p>TYAFY</text:p>
          </table:table-cell>
          <table:table-cell office:value-type="string" calcext:value-type="string">
            <text:p>Thank you and *freak* you</text:p>
          </table:table-cell>
          <table:table-cell table:formula="of:=CONCATENATE(&quot;{Name: &quot;&quot;&quot;;[.A1332];&quot;&quot;&quot;, Desc:&quot;&quot;&quot;; [.B1332]; &quot;&quot;&quot;},&quot;)" office:value-type="string" office:string-value="{Name: &quot;TYAFY&quot;, Desc:&quot;Thank you and *freak* you&quot;}," calcext:value-type="string">
            <text:p>{Name: "TYAFY", Desc:"Thank you and *freak* you"},</text:p>
          </table:table-cell>
        </table:table-row>
        <table:table-row table:style-name="ro1">
          <table:table-cell office:value-type="string" calcext:value-type="string">
            <text:p>TYVM</text:p>
          </table:table-cell>
          <table:table-cell office:value-type="string" calcext:value-type="string">
            <text:p>Thank you very much</text:p>
          </table:table-cell>
          <table:table-cell table:formula="of:=CONCATENATE(&quot;{Name: &quot;&quot;&quot;;[.A1333];&quot;&quot;&quot;, Desc:&quot;&quot;&quot;; [.B1333]; &quot;&quot;&quot;},&quot;)" office:value-type="string" office:string-value="{Name: &quot;TYVM&quot;, Desc:&quot;Thank you very much&quot;}," calcext:value-type="string">
            <text:p>{Name: "TYVM", Desc:"Thank you very much"},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hanks</text:p>
          </table:table-cell>
          <table:table-cell table:formula="of:=CONCATENATE(&quot;{Name: &quot;&quot;&quot;;[.A1334];&quot;&quot;&quot;, Desc:&quot;&quot;&quot;; [.B1334]; &quot;&quot;&quot;},&quot;)" office:value-type="string" office:string-value="{Name: &quot;TX&quot;, Desc:&quot;Thanks&quot;}," calcext:value-type="string">
            <text:p>{Name: "TX", Desc:"Thanks"},</text:p>
          </table:table-cell>
        </table:table-row>
        <table:table-row table:style-name="ro1">
          <table:table-cell office:value-type="string" calcext:value-type="string">
            <text:p>^URS</text:p>
          </table:table-cell>
          <table:table-cell office:value-type="string" calcext:value-type="string">
            <text:p>Up yours</text:p>
          </table:table-cell>
          <table:table-cell table:formula="of:=CONCATENATE(&quot;{Name: &quot;&quot;&quot;;[.A1335];&quot;&quot;&quot;, Desc:&quot;&quot;&quot;; [.B1335]; &quot;&quot;&quot;},&quot;)" office:value-type="string" office:string-value="{Name: &quot;^URS&quot;, Desc:&quot;Up yours&quot;}," calcext:value-type="string">
            <text:p>{Name: "^URS", Desc:"Up yours"},</text:p>
          </table:table-cell>
        </table:table-row>
        <table:table-row table:style-name="ro1">
          <table:table-cell office:value-type="string" calcext:value-type="string">
            <text:p>UCMU</text:p>
          </table:table-cell>
          <table:table-cell office:value-type="string" calcext:value-type="string">
            <text:p>You crack me up</text:p>
          </table:table-cell>
          <table:table-cell table:formula="of:=CONCATENATE(&quot;{Name: &quot;&quot;&quot;;[.A1336];&quot;&quot;&quot;, Desc:&quot;&quot;&quot;; [.B1336]; &quot;&quot;&quot;},&quot;)" office:value-type="string" office:string-value="{Name: &quot;UCMU&quot;, Desc:&quot;You crack me up&quot;}," calcext:value-type="string">
            <text:p>{Name: "UCMU", Desc:"You crack me up"},</text:p>
          </table:table-cell>
        </table:table-row>
        <table:table-row table:style-name="ro1">
          <table:table-cell office:value-type="string" calcext:value-type="string">
            <text:p>UDI</text:p>
          </table:table-cell>
          <table:table-cell office:value-type="string" calcext:value-type="string">
            <text:p>Unidentified drinking injury (meaning bruise, scratch, ache and so on)</text:p>
          </table:table-cell>
          <table:table-cell table:formula="of:=CONCATENATE(&quot;{Name: &quot;&quot;&quot;;[.A1337];&quot;&quot;&quot;, Desc:&quot;&quot;&quot;; [.B1337]; &quot;&quot;&quot;},&quot;)" office:value-type="string" office:string-value="{Name: &quot;UDI&quot;, Desc:&quot;Unidentified drinking injury (meaning bruise, scratch, ache and so on)&quot;}," calcext:value-type="string">
            <text:p>{Name: "UDI", Desc:"Unidentified drinking injury (meaning bruise, scratch, ache and so on)"},</text:p>
          </table:table-cell>
        </table:table-row>
        <table:table-row table:style-name="ro1">
          <table:table-cell office:value-type="string" calcext:value-type="string">
            <text:p>UDM</text:p>
          </table:table-cell>
          <table:table-cell office:value-type="string" calcext:value-type="string">
            <text:p>U (You) da (the) man</text:p>
          </table:table-cell>
          <table:table-cell table:formula="of:=CONCATENATE(&quot;{Name: &quot;&quot;&quot;;[.A1338];&quot;&quot;&quot;, Desc:&quot;&quot;&quot;; [.B1338]; &quot;&quot;&quot;},&quot;)" office:value-type="string" office:string-value="{Name: &quot;UDM&quot;, Desc:&quot;U (You) da (the) man&quot;}," calcext:value-type="string">
            <text:p>{Name: "UDM", Desc:"U (You) da (the) man"},</text:p>
          </table:table-cell>
        </table:table-row>
        <table:table-row table:style-name="ro1">
          <table:table-cell office:value-type="string" calcext:value-type="string">
            <text:p>UDS</text:p>
          </table:table-cell>
          <table:table-cell office:value-type="string" calcext:value-type="string">
            <text:p>Ugly domestic scene</text:p>
          </table:table-cell>
          <table:table-cell table:formula="of:=CONCATENATE(&quot;{Name: &quot;&quot;&quot;;[.A1339];&quot;&quot;&quot;, Desc:&quot;&quot;&quot;; [.B1339]; &quot;&quot;&quot;},&quot;)" office:value-type="string" office:string-value="{Name: &quot;UDS&quot;, Desc:&quot;Ugly domestic scene&quot;}," calcext:value-type="string">
            <text:p>{Name: "UDS", Desc:"Ugly domestic scene"},</text:p>
          </table:table-cell>
        </table:table-row>
        <table:table-row table:style-name="ro1">
          <table:table-cell office:value-type="string" calcext:value-type="string">
            <text:p>UFB</text:p>
          </table:table-cell>
          <table:table-cell office:value-type="string" calcext:value-type="string">
            <text:p>Un *freaking* believable</text:p>
          </table:table-cell>
          <table:table-cell table:formula="of:=CONCATENATE(&quot;{Name: &quot;&quot;&quot;;[.A1340];&quot;&quot;&quot;, Desc:&quot;&quot;&quot;; [.B1340]; &quot;&quot;&quot;},&quot;)" office:value-type="string" office:string-value="{Name: &quot;UFB&quot;, Desc:&quot;Un *freaking* believable&quot;}," calcext:value-type="string">
            <text:p>{Name: "UFB", Desc:"Un *freaking* believable"},</text:p>
          </table:table-cell>
        </table:table-row>
        <table:table-row table:style-name="ro1">
          <table:table-cell office:value-type="string" calcext:value-type="string">
            <text:p>UFN</text:p>
          </table:table-cell>
          <table:table-cell office:value-type="string" calcext:value-type="string">
            <text:p>Until further notice</text:p>
          </table:table-cell>
          <table:table-cell table:formula="of:=CONCATENATE(&quot;{Name: &quot;&quot;&quot;;[.A1341];&quot;&quot;&quot;, Desc:&quot;&quot;&quot;; [.B1341]; &quot;&quot;&quot;},&quot;)" office:value-type="string" office:string-value="{Name: &quot;UFN&quot;, Desc:&quot;Until further notice&quot;}," calcext:value-type="string">
            <text:p>{Name: "UFN", Desc:"Until further notice"},</text:p>
          </table:table-cell>
        </table:table-row>
        <table:table-row table:style-name="ro1">
          <table:table-cell office:value-type="string" calcext:value-type="string">
            <text:p>UFWM</text:p>
          </table:table-cell>
          <table:table-cell office:value-type="string" calcext:value-type="string">
            <text:p>You *freaking* with me?</text:p>
          </table:table-cell>
          <table:table-cell table:formula="of:=CONCATENATE(&quot;{Name: &quot;&quot;&quot;;[.A1342];&quot;&quot;&quot;, Desc:&quot;&quot;&quot;; [.B1342]; &quot;&quot;&quot;},&quot;)" office:value-type="string" office:string-value="{Name: &quot;UFWM&quot;, Desc:&quot;You *freaking* with me?&quot;}," calcext:value-type="string">
            <text:p>{Name: "UFWM", Desc:"You *freaking* with me?"},</text:p>
          </table:table-cell>
        </table:table-row>
        <table:table-row table:style-name="ro1">
          <table:table-cell office:value-type="string" calcext:value-type="string">
            <text:p>UGTBK</text:p>
          </table:table-cell>
          <table:table-cell office:value-type="string" calcext:value-type="string">
            <text:p>You've got to be kidding</text:p>
          </table:table-cell>
          <table:table-cell table:formula="of:=CONCATENATE(&quot;{Name: &quot;&quot;&quot;;[.A1343];&quot;&quot;&quot;, Desc:&quot;&quot;&quot;; [.B1343]; &quot;&quot;&quot;},&quot;)" office:value-type="string" office:string-value="{Name: &quot;UGTBK&quot;, Desc:&quot;You've got to be kidding&quot;}," calcext:value-type="string">
            <text:p>{Name: "UGTBK", Desc:"You've got to be kidding"},</text:p>
          </table:table-cell>
        </table:table-row>
        <table:table-row table:style-name="ro1">
          <table:table-cell office:value-type="string" calcext:value-type="string">
            <text:p>UHGTBSM</text:p>
          </table:table-cell>
          <table:table-cell office:value-type="string" calcext:value-type="string">
            <text:p>You have got to be s#$t*ing me!</text:p>
          </table:table-cell>
          <table:table-cell table:formula="of:=CONCATENATE(&quot;{Name: &quot;&quot;&quot;;[.A1344];&quot;&quot;&quot;, Desc:&quot;&quot;&quot;; [.B1344]; &quot;&quot;&quot;},&quot;)" office:value-type="string" office:string-value="{Name: &quot;UHGTBSM&quot;, Desc:&quot;You have got to be s#$t*ing me!&quot;}," calcext:value-type="string">
            <text:p>{Name: "UHGTBSM", Desc:"You have got to be s#$t*ing me!"},</text:p>
          </table:table-cell>
        </table:table-row>
        <table:table-row table:style-name="ro1">
          <table:table-cell office:value-type="string" calcext:value-type="string">
            <text:p>UKTR</text:p>
          </table:table-cell>
          <table:table-cell office:value-type="string" calcext:value-type="string">
            <text:p>You know that's right</text:p>
          </table:table-cell>
          <table:table-cell table:formula="of:=CONCATENATE(&quot;{Name: &quot;&quot;&quot;;[.A1345];&quot;&quot;&quot;, Desc:&quot;&quot;&quot;; [.B1345]; &quot;&quot;&quot;},&quot;)" office:value-type="string" office:string-value="{Name: &quot;UKTR&quot;, Desc:&quot;You know that's right&quot;}," calcext:value-type="string">
            <text:p>{Name: "UKTR", Desc:"You know that's right"},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Upload</text:p>
          </table:table-cell>
          <table:table-cell table:formula="of:=CONCATENATE(&quot;{Name: &quot;&quot;&quot;;[.A1346];&quot;&quot;&quot;, Desc:&quot;&quot;&quot;; [.B1346]; &quot;&quot;&quot;},&quot;)" office:value-type="string" office:string-value="{Name: &quot;UL&quot;, Desc:&quot;Upload&quot;}," calcext:value-type="string">
            <text:p>{Name: "UL", Desc:"Upload"},</text:p>
          </table:table-cell>
        </table:table-row>
        <table:table-row table:style-name="ro1">
          <table:table-cell office:value-type="string" calcext:value-type="string">
            <text:p>U-L</text:p>
          </table:table-cell>
          <table:table-cell office:value-type="string" calcext:value-type="string">
            <text:p>Meaning 'You will'</text:p>
          </table:table-cell>
          <table:table-cell table:formula="of:=CONCATENATE(&quot;{Name: &quot;&quot;&quot;;[.A1347];&quot;&quot;&quot;, Desc:&quot;&quot;&quot;; [.B1347]; &quot;&quot;&quot;},&quot;)" office:value-type="string" office:string-value="{Name: &quot;U-L&quot;, Desc:&quot;Meaning 'You will'&quot;}," calcext:value-type="string">
            <text:p>{Name: "U-L", Desc:"Meaning 'You will'"},</text:p>
          </table:table-cell>
        </table:table-row>
        <table:table-row table:style-name="ro1">
          <table:table-cell office:value-type="string" calcext:value-type="string">
            <text:p>UNA</text:p>
          </table:table-cell>
          <table:table-cell office:value-type="string" calcext:value-type="string">
            <text:p>Use no acronyms</text:p>
          </table:table-cell>
          <table:table-cell table:formula="of:=CONCATENATE(&quot;{Name: &quot;&quot;&quot;;[.A1348];&quot;&quot;&quot;, Desc:&quot;&quot;&quot;; [.B1348]; &quot;&quot;&quot;},&quot;)" office:value-type="string" office:string-value="{Name: &quot;UNA&quot;, Desc:&quot;Use no acronyms&quot;}," calcext:value-type="string">
            <text:p>{Name: "UNA", Desc:"Use no acronyms"},</text:p>
          </table:table-cell>
        </table:table-row>
        <table:table-row table:style-name="ro1">
          <table:table-cell office:value-type="string" calcext:value-type="string">
            <text:p>UN4TUN8</text:p>
          </table:table-cell>
          <table:table-cell office:value-type="string" calcext:value-type="string">
            <text:p>Unfortunate</text:p>
          </table:table-cell>
          <table:table-cell table:formula="of:=CONCATENATE(&quot;{Name: &quot;&quot;&quot;;[.A1349];&quot;&quot;&quot;, Desc:&quot;&quot;&quot;; [.B1349]; &quot;&quot;&quot;},&quot;)" office:value-type="string" office:string-value="{Name: &quot;UN4TUN8&quot;, Desc:&quot;Unfortunate&quot;}," calcext:value-type="string">
            <text:p>{Name: "UN4TUN8", Desc:"Unfortunate"},</text:p>
          </table:table-cell>
        </table:table-row>
        <table:table-row table:style-name="ro1">
          <table:table-cell office:value-type="string" calcext:value-type="string">
            <text:p>UNBLEFBLE</text:p>
          </table:table-cell>
          <table:table-cell office:value-type="string" calcext:value-type="string">
            <text:p>Unbelievable</text:p>
          </table:table-cell>
          <table:table-cell table:formula="of:=CONCATENATE(&quot;{Name: &quot;&quot;&quot;;[.A1350];&quot;&quot;&quot;, Desc:&quot;&quot;&quot;; [.B1350]; &quot;&quot;&quot;},&quot;)" office:value-type="string" office:string-value="{Name: &quot;UNBLEFBLE&quot;, Desc:&quot;Unbelievable&quot;}," calcext:value-type="string">
            <text:p>{Name: "UNBLEFBLE", Desc:"Unbelievable"},</text:p>
          </table:table-cell>
        </table:table-row>
        <table:table-row table:style-name="ro1">
          <table:table-cell office:value-type="string" calcext:value-type="string">
            <text:p>UNCRTN</text:p>
          </table:table-cell>
          <table:table-cell office:value-type="string" calcext:value-type="string">
            <text:p>Uncertain</text:p>
          </table:table-cell>
          <table:table-cell table:formula="of:=CONCATENATE(&quot;{Name: &quot;&quot;&quot;;[.A1351];&quot;&quot;&quot;, Desc:&quot;&quot;&quot;; [.B1351]; &quot;&quot;&quot;},&quot;)" office:value-type="string" office:string-value="{Name: &quot;UNCRTN&quot;, Desc:&quot;Uncertain&quot;}," calcext:value-type="string">
            <text:p>{Name: "UNCRTN", Desc:"Uncertain"},</text:p>
          </table:table-cell>
        </table:table-row>
        <table:table-row table:style-name="ro1">
          <table:table-cell office:value-type="string" calcext:value-type="string">
            <text:p>UNPC</text:p>
          </table:table-cell>
          <table:table-cell office:value-type="string" calcext:value-type="string">
            <text:p>Un- (not) politically correct</text:p>
          </table:table-cell>
          <table:table-cell table:formula="of:=CONCATENATE(&quot;{Name: &quot;&quot;&quot;;[.A1352];&quot;&quot;&quot;, Desc:&quot;&quot;&quot;; [.B1352]; &quot;&quot;&quot;},&quot;)" office:value-type="string" office:string-value="{Name: &quot;UNPC&quot;, Desc:&quot;Un- (not) politically correct&quot;}," calcext:value-type="string">
            <text:p>{Name: "UNPC", Desc:"Un- (not) politically correct"},</text:p>
          </table:table-cell>
        </table:table-row>
        <table:table-row table:style-name="ro1">
          <table:table-cell office:value-type="string" calcext:value-type="string">
            <text:p>UOK</text:p>
          </table:table-cell>
          <table:table-cell office:value-type="string" calcext:value-type="string">
            <text:p>(Are) You ok?</text:p>
          </table:table-cell>
          <table:table-cell table:formula="of:=CONCATENATE(&quot;{Name: &quot;&quot;&quot;;[.A1353];&quot;&quot;&quot;, Desc:&quot;&quot;&quot;; [.B1353]; &quot;&quot;&quot;},&quot;)" office:value-type="string" office:string-value="{Name: &quot;UOK&quot;, Desc:&quot;(Are) You ok?&quot;}," calcext:value-type="string">
            <text:p>{Name: "UOK", Desc:"(Are) You ok?"},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You are / You're</text:p>
          </table:table-cell>
          <table:table-cell table:formula="of:=CONCATENATE(&quot;{Name: &quot;&quot;&quot;;[.A1354];&quot;&quot;&quot;, Desc:&quot;&quot;&quot;; [.B1354]; &quot;&quot;&quot;},&quot;)" office:value-type="string" office:string-value="{Name: &quot;UR&quot;, Desc:&quot;You are / You're&quot;}," calcext:value-type="string">
            <text:p>{Name: "UR", Desc:"You are / You're"},</text:p>
          </table:table-cell>
        </table:table-row>
        <table:table-row table:style-name="ro1">
          <table:table-cell office:value-type="string" calcext:value-type="string">
            <text:p>UR2YS4ME</text:p>
          </table:table-cell>
          <table:table-cell office:value-type="string" calcext:value-type="string">
            <text:p>You are too wise for me</text:p>
          </table:table-cell>
          <table:table-cell table:formula="of:=CONCATENATE(&quot;{Name: &quot;&quot;&quot;;[.A1355];&quot;&quot;&quot;, Desc:&quot;&quot;&quot;; [.B1355]; &quot;&quot;&quot;},&quot;)" office:value-type="string" office:string-value="{Name: &quot;UR2YS4ME&quot;, Desc:&quot;You are too wise for me&quot;}," calcext:value-type="string">
            <text:p>{Name: "UR2YS4ME", Desc:"You are too wise for me"},</text:p>
          </table:table-cell>
        </table:table-row>
        <table:table-row table:style-name="ro1">
          <table:table-cell office:value-type="string" calcext:value-type="string">
            <text:p>URA*</text:p>
          </table:table-cell>
          <table:table-cell office:value-type="string" calcext:value-type="string">
            <text:p>You are a star</text:p>
          </table:table-cell>
          <table:table-cell table:formula="of:=CONCATENATE(&quot;{Name: &quot;&quot;&quot;;[.A1356];&quot;&quot;&quot;, Desc:&quot;&quot;&quot;; [.B1356]; &quot;&quot;&quot;},&quot;)" office:value-type="string" office:string-value="{Name: &quot;URA*&quot;, Desc:&quot;You are a star&quot;}," calcext:value-type="string">
            <text:p>{Name: "URA*", Desc:"You are a star"},</text:p>
          </table:table-cell>
        </table:table-row>
        <table:table-row table:style-name="ro1">
          <table:table-cell office:value-type="string" calcext:value-type="string">
            <text:p>URH</text:p>
          </table:table-cell>
          <table:table-cell office:value-type="string" calcext:value-type="string">
            <text:p>You are hot (U R Hot)</text:p>
          </table:table-cell>
          <table:table-cell table:formula="of:=CONCATENATE(&quot;{Name: &quot;&quot;&quot;;[.A1357];&quot;&quot;&quot;, Desc:&quot;&quot;&quot;; [.B1357]; &quot;&quot;&quot;},&quot;)" office:value-type="string" office:string-value="{Name: &quot;URH&quot;, Desc:&quot;You are hot (U R Hot)&quot;}," calcext:value-type="string">
            <text:p>{Name: "URH", Desc:"You are hot (U R Hot)"},</text:p>
          </table:table-cell>
        </table:table-row>
        <table:table-row table:style-name="ro1">
          <table:table-cell office:value-type="string" calcext:value-type="string">
            <text:p>URSKTM</text:p>
          </table:table-cell>
          <table:table-cell office:value-type="string" calcext:value-type="string">
            <text:p>You are so kind to me</text:p>
          </table:table-cell>
          <table:table-cell table:formula="of:=CONCATENATE(&quot;{Name: &quot;&quot;&quot;;[.A1358];&quot;&quot;&quot;, Desc:&quot;&quot;&quot;; [.B1358]; &quot;&quot;&quot;},&quot;)" office:value-type="string" office:string-value="{Name: &quot;URSKTM&quot;, Desc:&quot;You are so kind to me&quot;}," calcext:value-type="string">
            <text:p>{Name: "URSKTM", Desc:"You are so kind to me"},</text:p>
          </table:table-cell>
        </table:table-row>
        <table:table-row table:style-name="ro1">
          <table:table-cell office:value-type="string" calcext:value-type="string">
            <text:p>URTM</text:p>
          </table:table-cell>
          <table:table-cell office:value-type="string" calcext:value-type="string">
            <text:p>You are the man</text:p>
          </table:table-cell>
          <table:table-cell table:formula="of:=CONCATENATE(&quot;{Name: &quot;&quot;&quot;;[.A1359];&quot;&quot;&quot;, Desc:&quot;&quot;&quot;; [.B1359]; &quot;&quot;&quot;},&quot;)" office:value-type="string" office:string-value="{Name: &quot;URTM&quot;, Desc:&quot;You are the man&quot;}," calcext:value-type="string">
            <text:p>{Name: "URTM", Desc:"You are the man"},</text:p>
          </table:table-cell>
        </table:table-row>
        <table:table-row table:style-name="ro1">
          <table:table-cell office:value-type="string" calcext:value-type="string">
            <text:p>URW</text:p>
          </table:table-cell>
          <table:table-cell office:value-type="string" calcext:value-type="string">
            <text:p>You are welcome</text:p>
          </table:table-cell>
          <table:table-cell table:formula="of:=CONCATENATE(&quot;{Name: &quot;&quot;&quot;;[.A1360];&quot;&quot;&quot;, Desc:&quot;&quot;&quot;; [.B1360]; &quot;&quot;&quot;},&quot;)" office:value-type="string" office:string-value="{Name: &quot;URW&quot;, Desc:&quot;You are welcome&quot;}," calcext:value-type="string">
            <text:p>{Name: "URW", Desc:"You are welcome"},</text:p>
          </table:table-cell>
        </table:table-row>
        <table:table-row table:style-name="ro1">
          <table:table-cell office:value-type="string" calcext:value-type="string">
            <text:p>USBCA</text:p>
          </table:table-cell>
          <table:table-cell office:value-type="string" calcext:value-type="string">
            <text:p>Until something better comes along</text:p>
          </table:table-cell>
          <table:table-cell table:formula="of:=CONCATENATE(&quot;{Name: &quot;&quot;&quot;;[.A1361];&quot;&quot;&quot;, Desc:&quot;&quot;&quot;; [.B1361]; &quot;&quot;&quot;},&quot;)" office:value-type="string" office:string-value="{Name: &quot;USBCA&quot;, Desc:&quot;Until something better comes along&quot;}," calcext:value-type="string">
            <text:p>{Name: "USBCA", Desc:"Until something better comes along"},</text:p>
          </table:table-cell>
        </table:table-row>
        <table:table-row table:style-name="ro1">
          <table:table-cell office:value-type="string" calcext:value-type="string">
            <text:p>USU</text:p>
          </table:table-cell>
          <table:table-cell office:value-type="string" calcext:value-type="string">
            <text:p>Usually</text:p>
          </table:table-cell>
          <table:table-cell table:formula="of:=CONCATENATE(&quot;{Name: &quot;&quot;&quot;;[.A1362];&quot;&quot;&quot;, Desc:&quot;&quot;&quot;; [.B1362]; &quot;&quot;&quot;},&quot;)" office:value-type="string" office:string-value="{Name: &quot;USU&quot;, Desc:&quot;Usually&quot;}," calcext:value-type="string">
            <text:p>{Name: "USU", Desc:"Usually"},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Unreal Tournament (online gaming)</text:p>
          </table:table-cell>
          <table:table-cell table:formula="of:=CONCATENATE(&quot;{Name: &quot;&quot;&quot;;[.A1363];&quot;&quot;&quot;, Desc:&quot;&quot;&quot;; [.B1363]; &quot;&quot;&quot;},&quot;)" office:value-type="string" office:string-value="{Name: &quot;UT&quot;, Desc:&quot;Unreal Tournament (online gaming)&quot;}," calcext:value-type="string">
            <text:p>{Name: "UT", Desc:"Unreal Tournament (online gaming)"},</text:p>
          </table:table-cell>
        </table:table-row>
        <table:table-row table:style-name="ro1">
          <table:table-cell office:value-type="string" calcext:value-type="string">
            <text:p>UT2L</text:p>
          </table:table-cell>
          <table:table-cell office:value-type="string" calcext:value-type="string">
            <text:p>You take too long</text:p>
          </table:table-cell>
          <table:table-cell table:formula="of:=CONCATENATE(&quot;{Name: &quot;&quot;&quot;;[.A1364];&quot;&quot;&quot;, Desc:&quot;&quot;&quot;; [.B1364]; &quot;&quot;&quot;},&quot;)" office:value-type="string" office:string-value="{Name: &quot;UT2L&quot;, Desc:&quot;You take too long&quot;}," calcext:value-type="string">
            <text:p>{Name: "UT2L", Desc:"You take too long"},</text:p>
          </table:table-cell>
        </table:table-row>
        <table:table-row table:style-name="ro1">
          <table:table-cell office:value-type="string" calcext:value-type="string">
            <text:p>UTM</text:p>
          </table:table-cell>
          <table:table-cell office:value-type="string" calcext:value-type="string">
            <text:p>You tell me</text:p>
          </table:table-cell>
          <table:table-cell table:formula="of:=CONCATENATE(&quot;{Name: &quot;&quot;&quot;;[.A1365];&quot;&quot;&quot;, Desc:&quot;&quot;&quot;; [.B1365]; &quot;&quot;&quot;},&quot;)" office:value-type="string" office:string-value="{Name: &quot;UTM&quot;, Desc:&quot;You tell me&quot;}," calcext:value-type="string">
            <text:p>{Name: "UTM", Desc:"You tell me"},</text:p>
          </table:table-cell>
        </table:table-row>
        <table:table-row table:style-name="ro1">
          <table:table-cell office:value-type="string" calcext:value-type="string">
            <text:p>UV</text:p>
          </table:table-cell>
          <table:table-cell office:value-type="string" calcext:value-type="string">
            <text:p>Unpleasant visual</text:p>
          </table:table-cell>
          <table:table-cell table:formula="of:=CONCATENATE(&quot;{Name: &quot;&quot;&quot;;[.A1366];&quot;&quot;&quot;, Desc:&quot;&quot;&quot;; [.B1366]; &quot;&quot;&quot;},&quot;)" office:value-type="string" office:string-value="{Name: &quot;UV&quot;, Desc:&quot;Unpleasant visual&quot;}," calcext:value-type="string">
            <text:p>{Name: "UV", Desc:"Unpleasant visual"},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office:value-type="string" calcext:value-type="string">
            <text:p>You're welcome</text:p>
          </table:table-cell>
          <table:table-cell table:formula="of:=CONCATENATE(&quot;{Name: &quot;&quot;&quot;;[.A1367];&quot;&quot;&quot;, Desc:&quot;&quot;&quot;; [.B1367]; &quot;&quot;&quot;},&quot;)" office:value-type="string" office:string-value="{Name: &quot;UW&quot;, Desc:&quot;You're welcome&quot;}," calcext:value-type="string">
            <text:p>{Name: "UW", Desc:"You're welcome"},</text:p>
          </table:table-cell>
        </table:table-row>
        <table:table-row table:style-name="ro1">
          <table:table-cell office:value-type="string" calcext:value-type="string">
            <text:p>UX</text:p>
          </table:table-cell>
          <table:table-cell office:value-type="string" calcext:value-type="string">
            <text:p>User experience</text:p>
          </table:table-cell>
          <table:table-cell table:formula="of:=CONCATENATE(&quot;{Name: &quot;&quot;&quot;;[.A1368];&quot;&quot;&quot;, Desc:&quot;&quot;&quot;; [.B1368]; &quot;&quot;&quot;},&quot;)" office:value-type="string" office:string-value="{Name: &quot;UX&quot;, Desc:&quot;User experience&quot;}," calcext:value-type="string">
            <text:p>{Name: "UX", Desc:"User experience"},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ry</text:p>
          </table:table-cell>
          <table:table-cell table:formula="of:=CONCATENATE(&quot;{Name: &quot;&quot;&quot;;[.A1369];&quot;&quot;&quot;, Desc:&quot;&quot;&quot;; [.B1369]; &quot;&quot;&quot;},&quot;)" office:value-type="string" office:string-value="{Name: &quot;V&quot;, Desc:&quot;Very&quot;}," calcext:value-type="string">
            <text:p>{Name: "V", Desc:"Very"},</text:p>
          </table:table-cell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Value added tax</text:p>
          </table:table-cell>
          <table:table-cell table:formula="of:=CONCATENATE(&quot;{Name: &quot;&quot;&quot;;[.A1370];&quot;&quot;&quot;, Desc:&quot;&quot;&quot;; [.B1370]; &quot;&quot;&quot;},&quot;)" office:value-type="string" office:string-value="{Name: &quot;VAT&quot;, Desc:&quot;Value added tax&quot;}," calcext:value-type="string">
            <text:p>{Name: "VAT", Desc:"Value added tax"},</text:p>
          </table:table-cell>
        </table:table-row>
        <table:table-row table:style-name="ro1">
          <table:table-cell office:value-type="string" calcext:value-type="string">
            <text:p>VBL</text:p>
          </table:table-cell>
          <table:table-cell office:value-type="string" calcext:value-type="string">
            <text:p>Visible bra line</text:p>
          </table:table-cell>
          <table:table-cell table:formula="of:=CONCATENATE(&quot;{Name: &quot;&quot;&quot;;[.A1371];&quot;&quot;&quot;, Desc:&quot;&quot;&quot;; [.B1371]; &quot;&quot;&quot;},&quot;)" office:value-type="string" office:string-value="{Name: &quot;VBL&quot;, Desc:&quot;Visible bra line&quot;}," calcext:value-type="string">
            <text:p>{Name: "VBL", Desc:"Visible bra line"},</text:p>
          </table:table-cell>
        </table:table-row>
        <table:table-row table:style-name="ro1">
          <table:table-cell office:value-type="string" calcext:value-type="string">
            <text:p>VBS</text:p>
          </table:table-cell>
          <table:table-cell office:value-type="string" calcext:value-type="string">
            <text:p>Very big smile</text:p>
          </table:table-cell>
          <table:table-cell table:formula="of:=CONCATENATE(&quot;{Name: &quot;&quot;&quot;;[.A1372];&quot;&quot;&quot;, Desc:&quot;&quot;&quot;; [.B1372]; &quot;&quot;&quot;},&quot;)" office:value-type="string" office:string-value="{Name: &quot;VBS&quot;, Desc:&quot;Very big smile&quot;}," calcext:value-type="string">
            <text:p>{Name: "VBS", Desc:"Very big smile"},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Voice chat</text:p>
          </table:table-cell>
          <table:table-cell table:formula="of:=CONCATENATE(&quot;{Name: &quot;&quot;&quot;;[.A1373];&quot;&quot;&quot;, Desc:&quot;&quot;&quot;; [.B1373]; &quot;&quot;&quot;},&quot;)" office:value-type="string" office:string-value="{Name: &quot;VC&quot;, Desc:&quot;Voice chat&quot;}," calcext:value-type="string">
            <text:p>{Name: "VC", Desc:"Voice chat"},</text:p>
          </table:table-cell>
        </table:table-row>
        <table:table-row table:style-name="ro1">
          <table:table-cell office:value-type="string" calcext:value-type="string">
            <text:p>VEG</text:p>
          </table:table-cell>
          <table:table-cell office:value-type="string" calcext:value-type="string">
            <text:p>Very evil grin</text:p>
          </table:table-cell>
          <table:table-cell table:formula="of:=CONCATENATE(&quot;{Name: &quot;&quot;&quot;;[.A1374];&quot;&quot;&quot;, Desc:&quot;&quot;&quot;; [.B1374]; &quot;&quot;&quot;},&quot;)" office:value-type="string" office:string-value="{Name: &quot;VEG&quot;, Desc:&quot;Very evil grin&quot;}," calcext:value-type="string">
            <text:p>{Name: "VEG", Desc:"Very evil grin"},</text:p>
          </table:table-cell>
        </table:table-row>
        <table:table-row table:style-name="ro1">
          <table:table-cell office:value-type="string" calcext:value-type="string">
            <text:p>VFF</text:p>
          </table:table-cell>
          <table:table-cell office:value-type="string" calcext:value-type="string">
            <text:p>Very freaking funny</text:p>
          </table:table-cell>
          <table:table-cell table:formula="of:=CONCATENATE(&quot;{Name: &quot;&quot;&quot;;[.A1375];&quot;&quot;&quot;, Desc:&quot;&quot;&quot;; [.B1375]; &quot;&quot;&quot;},&quot;)" office:value-type="string" office:string-value="{Name: &quot;VFF&quot;, Desc:&quot;Very freaking funny&quot;}," calcext:value-type="string">
            <text:p>{Name: "VFF", Desc:"Very freaking funny"},</text:p>
          </table:table-cell>
        </table:table-row>
        <table:table-row table:style-name="ro1">
          <table:table-cell office:value-type="string" calcext:value-type="string">
            <text:p>VFM</text:p>
          </table:table-cell>
          <table:table-cell office:value-type="string" calcext:value-type="string">
            <text:p>Value for money</text:p>
          </table:table-cell>
          <table:table-cell table:formula="of:=CONCATENATE(&quot;{Name: &quot;&quot;&quot;;[.A1376];&quot;&quot;&quot;, Desc:&quot;&quot;&quot;; [.B1376]; &quot;&quot;&quot;},&quot;)" office:value-type="string" office:string-value="{Name: &quot;VFM&quot;, Desc:&quot;Value for money&quot;}," calcext:value-type="string">
            <text:p>{Name: "VFM", Desc:"Value for money"},</text:p>
          </table:table-cell>
        </table:table-row>
        <table:table-row table:style-name="ro1">
          <table:table-cell office:value-type="string" calcext:value-type="string">
            <text:p>VGC</text:p>
          </table:table-cell>
          <table:table-cell office:value-type="string" calcext:value-type="string">
            <text:p>Very good condition</text:p>
          </table:table-cell>
          <table:table-cell table:formula="of:=CONCATENATE(&quot;{Name: &quot;&quot;&quot;;[.A1377];&quot;&quot;&quot;, Desc:&quot;&quot;&quot;; [.B1377]; &quot;&quot;&quot;},&quot;)" office:value-type="string" office:string-value="{Name: &quot;VGC&quot;, Desc:&quot;Very good condition&quot;}," calcext:value-type="string">
            <text:p>{Name: "VGC", Desc:"Very good condition"},</text:p>
          </table:table-cell>
        </table:table-row>
        <table:table-row table:style-name="ro1">
          <table:table-cell office:value-type="string" calcext:value-type="string">
            <text:p>VGG</text:p>
          </table:table-cell>
          <table:table-cell office:value-type="string" calcext:value-type="string">
            <text:p>Very good game (online gaming)</text:p>
          </table:table-cell>
          <table:table-cell table:formula="of:=CONCATENATE(&quot;{Name: &quot;&quot;&quot;;[.A1378];&quot;&quot;&quot;, Desc:&quot;&quot;&quot;; [.B1378]; &quot;&quot;&quot;},&quot;)" office:value-type="string" office:string-value="{Name: &quot;VGG&quot;, Desc:&quot;Very good game (online gaming)&quot;}," calcext:value-type="string">
            <text:p>{Name: "VGG", Desc:"Very good game (online gaming)"},</text:p>
          </table:table-cell>
        </table:table-row>
        <table:table-row table:style-name="ro1">
          <table:table-cell office:value-type="string" calcext:value-type="string">
            <text:p>VGH</text:p>
          </table:table-cell>
          <table:table-cell office:value-type="string" calcext:value-type="string">
            <text:p>Very good hand (online gaming)</text:p>
          </table:table-cell>
          <table:table-cell table:formula="of:=CONCATENATE(&quot;{Name: &quot;&quot;&quot;;[.A1379];&quot;&quot;&quot;, Desc:&quot;&quot;&quot;; [.B1379]; &quot;&quot;&quot;},&quot;)" office:value-type="string" office:string-value="{Name: &quot;VGH&quot;, Desc:&quot;Very good hand (online gaming)&quot;}," calcext:value-type="string">
            <text:p>{Name: "VGH", Desc:"Very good hand (online gaming)"},</text:p>
          </table:table-cell>
        </table:table-row>
        <table:table-row table:style-name="ro1">
          <table:table-cell office:value-type="string" calcext:value-type="string">
            <text:p>VIP</text:p>
          </table:table-cell>
          <table:table-cell office:value-type="string" calcext:value-type="string">
            <text:p>Very important person</text:p>
          </table:table-cell>
          <table:table-cell table:formula="of:=CONCATENATE(&quot;{Name: &quot;&quot;&quot;;[.A1380];&quot;&quot;&quot;, Desc:&quot;&quot;&quot;; [.B1380]; &quot;&quot;&quot;},&quot;)" office:value-type="string" office:string-value="{Name: &quot;VIP&quot;, Desc:&quot;Very important person&quot;}," calcext:value-type="string">
            <text:p>{Name: "VIP", Desc:"Very important person"},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Voice mail</text:p>
          </table:table-cell>
          <table:table-cell table:formula="of:=CONCATENATE(&quot;{Name: &quot;&quot;&quot;;[.A1381];&quot;&quot;&quot;, Desc:&quot;&quot;&quot;; [.B1381]; &quot;&quot;&quot;},&quot;)" office:value-type="string" office:string-value="{Name: &quot;VM&quot;, Desc:&quot;Voice mail&quot;}," calcext:value-type="string">
            <text:p>{Name: "VM", Desc:"Voice mail"},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Very nice</text:p>
          </table:table-cell>
          <table:table-cell table:formula="of:=CONCATENATE(&quot;{Name: &quot;&quot;&quot;;[.A1382];&quot;&quot;&quot;, Desc:&quot;&quot;&quot;; [.B1382]; &quot;&quot;&quot;},&quot;)" office:value-type="string" office:string-value="{Name: &quot;VN&quot;, Desc:&quot;Very nice&quot;}," calcext:value-type="string">
            <text:p>{Name: "VN", Desc:"Very nice"},</text:p>
          </table:table-cell>
        </table:table-row>
        <table:table-row table:style-name="ro1">
          <table:table-cell office:value-type="string" calcext:value-type="string">
            <text:p>VNH</text:p>
          </table:table-cell>
          <table:table-cell office:value-type="string" calcext:value-type="string">
            <text:p>Very nice hand (online gaming)</text:p>
          </table:table-cell>
          <table:table-cell table:formula="of:=CONCATENATE(&quot;{Name: &quot;&quot;&quot;;[.A1383];&quot;&quot;&quot;, Desc:&quot;&quot;&quot;; [.B1383]; &quot;&quot;&quot;},&quot;)" office:value-type="string" office:string-value="{Name: &quot;VNH&quot;, Desc:&quot;Very nice hand (online gaming)&quot;}," calcext:value-type="string">
            <text:p>{Name: "VNH", Desc:"Very nice hand (online gaming)"},</text:p>
          </table:table-cell>
        </table:table-row>
        <table:table-row table:style-name="ro1">
          <table:table-cell office:value-type="string" calcext:value-type="string">
            <text:p>VoIP</text:p>
          </table:table-cell>
          <table:table-cell office:value-type="string" calcext:value-type="string">
            <text:p>Voice over Internet Protocol</text:p>
          </table:table-cell>
          <table:table-cell table:formula="of:=CONCATENATE(&quot;{Name: &quot;&quot;&quot;;[.A1384];&quot;&quot;&quot;, Desc:&quot;&quot;&quot;; [.B1384]; &quot;&quot;&quot;},&quot;)" office:value-type="string" office:string-value="{Name: &quot;VoIP&quot;, Desc:&quot;Voice over Internet Protocol&quot;}," calcext:value-type="string">
            <text:p>{Name: "VoIP", Desc:"Voice over Internet Protocol"},</text:p>
          </table:table-cell>
        </table:table-row>
        <table:table-row table:style-name="ro1">
          <table:table-cell office:value-type="string" calcext:value-type="string">
            <text:p>VRY</text:p>
          </table:table-cell>
          <table:table-cell office:value-type="string" calcext:value-type="string">
            <text:p>Very</text:p>
          </table:table-cell>
          <table:table-cell table:formula="of:=CONCATENATE(&quot;{Name: &quot;&quot;&quot;;[.A1385];&quot;&quot;&quot;, Desc:&quot;&quot;&quot;; [.B1385]; &quot;&quot;&quot;},&quot;)" office:value-type="string" office:string-value="{Name: &quot;VRY&quot;, Desc:&quot;Very&quot;}," calcext:value-type="string">
            <text:p>{Name: "VRY", Desc:"Very"},</text:p>
          </table:table-cell>
        </table:table-row>
        <table:table-row table:style-name="ro1">
          <table:table-cell office:value-type="string" calcext:value-type="string">
            <text:p>VSC</text:p>
          </table:table-cell>
          <table:table-cell office:value-type="string" calcext:value-type="string">
            <text:p>Very soft chuckle</text:p>
          </table:table-cell>
          <table:table-cell table:formula="of:=CONCATENATE(&quot;{Name: &quot;&quot;&quot;;[.A1386];&quot;&quot;&quot;, Desc:&quot;&quot;&quot;; [.B1386]; &quot;&quot;&quot;},&quot;)" office:value-type="string" office:string-value="{Name: &quot;VSC&quot;, Desc:&quot;Very soft chuckle&quot;}," calcext:value-type="string">
            <text:p>{Name: "VSC", Desc:"Very soft chuckle"},</text:p>
          </table:table-cell>
        </table:table-row>
        <table:table-row table:style-name="ro1">
          <table:table-cell office:value-type="string" calcext:value-type="string">
            <text:p>VSF</text:p>
          </table:table-cell>
          <table:table-cell office:value-type="string" calcext:value-type="string">
            <text:p>Very sad face</text:p>
          </table:table-cell>
          <table:table-cell table:formula="of:=CONCATENATE(&quot;{Name: &quot;&quot;&quot;;[.A1387];&quot;&quot;&quot;, Desc:&quot;&quot;&quot;; [.B1387]; &quot;&quot;&quot;},&quot;)" office:value-type="string" office:string-value="{Name: &quot;VSF&quot;, Desc:&quot;Very sad face&quot;}," calcext:value-type="string">
            <text:p>{Name: "VSF", Desc:"Very sad face"},</text:p>
          </table:table-cell>
        </table:table-row>
        <table:table-row table:style-name="ro1">
          <table:table-cell office:value-type="string" calcext:value-type="string">
            <text:p>VWD</text:p>
          </table:table-cell>
          <table:table-cell office:value-type="string" calcext:value-type="string">
            <text:p>Very well done (online gaming)</text:p>
          </table:table-cell>
          <table:table-cell table:formula="of:=CONCATENATE(&quot;{Name: &quot;&quot;&quot;;[.A1388];&quot;&quot;&quot;, Desc:&quot;&quot;&quot;; [.B1388]; &quot;&quot;&quot;},&quot;)" office:value-type="string" office:string-value="{Name: &quot;VWD&quot;, Desc:&quot;Very well done (online gaming)&quot;}," calcext:value-type="string">
            <text:p>{Name: "VWD", Desc:"Very well done (online gaming)"},</text:p>
          </table:table-cell>
        </table:table-row>
        <table:table-row table:style-name="ro1">
          <table:table-cell office:value-type="string" calcext:value-type="string">
            <text:p>VWP</text:p>
          </table:table-cell>
          <table:table-cell office:value-type="string" calcext:value-type="string">
            <text:p>Very well played (online gaming)</text:p>
          </table:table-cell>
          <table:table-cell table:formula="of:=CONCATENATE(&quot;{Name: &quot;&quot;&quot;;[.A1389];&quot;&quot;&quot;, Desc:&quot;&quot;&quot;; [.B1389]; &quot;&quot;&quot;},&quot;)" office:value-type="string" office:string-value="{Name: &quot;VWP&quot;, Desc:&quot;Very well played (online gaming)&quot;}," calcext:value-type="string">
            <text:p>{Name: "VWP", Desc:"Very well played (online gaming)"},</text:p>
          </table:table-cell>
        </table:table-row>
        <table:table-row table:style-name="ro1">
          <table:table-cell office:value-type="string" calcext:value-type="string">
            <text:p>W@</text:p>
          </table:table-cell>
          <table:table-cell office:value-type="string" calcext:value-type="string">
            <text:p>What?</text:p>
          </table:table-cell>
          <table:table-cell table:formula="of:=CONCATENATE(&quot;{Name: &quot;&quot;&quot;;[.A1390];&quot;&quot;&quot;, Desc:&quot;&quot;&quot;; [.B1390]; &quot;&quot;&quot;},&quot;)" office:value-type="string" office:string-value="{Name: &quot;W@&quot;, Desc:&quot;What?&quot;}," calcext:value-type="string">
            <text:p>{Name: "W@", Desc:"What?"},</text:p>
          </table:table-cell>
        </table:table-row>
        <table:table-row table:style-name="ro1">
          <table:table-cell office:value-type="string" calcext:value-type="string">
            <text:p>W/</text:p>
          </table:table-cell>
          <table:table-cell office:value-type="string" calcext:value-type="string">
            <text:p>With</text:p>
          </table:table-cell>
          <table:table-cell table:formula="of:=CONCATENATE(&quot;{Name: &quot;&quot;&quot;;[.A1391];&quot;&quot;&quot;, Desc:&quot;&quot;&quot;; [.B1391]; &quot;&quot;&quot;},&quot;)" office:value-type="string" office:string-value="{Name: &quot;W/&quot;, Desc:&quot;With&quot;}," calcext:value-type="string">
            <text:p>{Name: "W/", Desc:"With"},</text:p>
          </table:table-cell>
        </table:table-row>
        <table:table-row table:style-name="ro1">
          <table:table-cell office:value-type="string" calcext:value-type="string">
            <text:p>W/B</text:p>
          </table:table-cell>
          <table:table-cell office:value-type="string" calcext:value-type="string">
            <text:p>Welcome back</text:p>
          </table:table-cell>
          <table:table-cell table:formula="of:=CONCATENATE(&quot;{Name: &quot;&quot;&quot;;[.A1392];&quot;&quot;&quot;, Desc:&quot;&quot;&quot;; [.B1392]; &quot;&quot;&quot;},&quot;)" office:value-type="string" office:string-value="{Name: &quot;W/B&quot;, Desc:&quot;Welcome back&quot;}," calcext:value-type="string">
            <text:p>{Name: "W/B", Desc:"Welcome back"},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WWW (Web address)</text:p>
          </table:table-cell>
          <table:table-cell table:formula="of:=CONCATENATE(&quot;{Name: &quot;&quot;&quot;;[.A1393];&quot;&quot;&quot;, Desc:&quot;&quot;&quot;; [.B1393]; &quot;&quot;&quot;},&quot;)" office:value-type="string" office:string-value="{Name: &quot;W3&quot;, Desc:&quot;WWW (Web address)&quot;}," calcext:value-type="string">
            <text:p>{Name: "W3", Desc:"WWW (Web address)"},</text:p>
          </table:table-cell>
        </table:table-row>
        <table:table-row table:style-name="ro1">
          <table:table-cell office:value-type="string" calcext:value-type="string">
            <text:p>W8</text:p>
          </table:table-cell>
          <table:table-cell office:value-type="string" calcext:value-type="string">
            <text:p>Wait</text:p>
          </table:table-cell>
          <table:table-cell table:formula="of:=CONCATENATE(&quot;{Name: &quot;&quot;&quot;;[.A1394];&quot;&quot;&quot;, Desc:&quot;&quot;&quot;; [.B1394]; &quot;&quot;&quot;},&quot;)" office:value-type="string" office:string-value="{Name: &quot;W8&quot;, Desc:&quot;Wait&quot;}," calcext:value-type="string">
            <text:p>{Name: "W8", Desc:"Wait"},</text:p>
          </table:table-cell>
        </table:table-row>
        <table:table-row table:style-name="ro1">
          <table:table-cell office:value-type="string" calcext:value-type="string">
            <text:p>WAH</text:p>
          </table:table-cell>
          <table:table-cell office:value-type="string" calcext:value-type="string">
            <text:p>Working at home</text:p>
          </table:table-cell>
          <table:table-cell table:formula="of:=CONCATENATE(&quot;{Name: &quot;&quot;&quot;;[.A1395];&quot;&quot;&quot;, Desc:&quot;&quot;&quot;; [.B1395]; &quot;&quot;&quot;},&quot;)" office:value-type="string" office:string-value="{Name: &quot;WAH&quot;, Desc:&quot;Working at home&quot;}," calcext:value-type="string">
            <text:p>{Name: "WAH", Desc:"Working at home"},</text:p>
          </table:table-cell>
        </table:table-row>
        <table:table-row table:style-name="ro1">
          <table:table-cell office:value-type="string" calcext:value-type="string">
            <text:p>WAJ</text:p>
          </table:table-cell>
          <table:table-cell office:value-type="string" calcext:value-type="string">
            <text:p>What a jerk</text:p>
          </table:table-cell>
          <table:table-cell table:formula="of:=CONCATENATE(&quot;{Name: &quot;&quot;&quot;;[.A1396];&quot;&quot;&quot;, Desc:&quot;&quot;&quot;; [.B1396]; &quot;&quot;&quot;},&quot;)" office:value-type="string" office:string-value="{Name: &quot;WAJ&quot;, Desc:&quot;What a jerk&quot;}," calcext:value-type="string">
            <text:p>{Name: "WAJ", Desc:"What a jerk"},</text:p>
          </table:table-cell>
        </table:table-row>
        <table:table-row table:style-name="ro1">
          <table:table-cell office:value-type="string" calcext:value-type="string">
            <text:p>WAM</text:p>
          </table:table-cell>
          <table:table-cell office:value-type="string" calcext:value-type="string">
            <text:p>Wait a minute</text:p>
          </table:table-cell>
          <table:table-cell table:formula="of:=CONCATENATE(&quot;{Name: &quot;&quot;&quot;;[.A1397];&quot;&quot;&quot;, Desc:&quot;&quot;&quot;; [.B1397]; &quot;&quot;&quot;},&quot;)" office:value-type="string" office:string-value="{Name: &quot;WAM&quot;, Desc:&quot;Wait a minute&quot;}," calcext:value-type="string">
            <text:p>{Name: "WAM", Desc:"Wait a minute"},</text:p>
          </table:table-cell>
        </table:table-row>
        <table:table-row table:style-name="ro1">
          <table:table-cell office:value-type="string" calcext:value-type="string">
            <text:p>WAN2</text:p>
          </table:table-cell>
          <table:table-cell office:value-type="string" calcext:value-type="string">
            <text:p>Want to? (SMS)</text:p>
          </table:table-cell>
          <table:table-cell table:formula="of:=CONCATENATE(&quot;{Name: &quot;&quot;&quot;;[.A1398];&quot;&quot;&quot;, Desc:&quot;&quot;&quot;; [.B1398]; &quot;&quot;&quot;},&quot;)" office:value-type="string" office:string-value="{Name: &quot;WAN2&quot;, Desc:&quot;Want to? (SMS)&quot;}," calcext:value-type="string">
            <text:p>{Name: "WAN2", Desc:"Want to? (SMS)"},</text:p>
          </table:table-cell>
        </table:table-row>
        <table:table-row table:style-name="ro1">
          <table:table-cell office:value-type="string" calcext:value-type="string">
            <text:p>WAN2TLK</text:p>
          </table:table-cell>
          <table:table-cell office:value-type="string" calcext:value-type="string">
            <text:p>Want to talk</text:p>
          </table:table-cell>
          <table:table-cell table:formula="of:=CONCATENATE(&quot;{Name: &quot;&quot;&quot;;[.A1399];&quot;&quot;&quot;, Desc:&quot;&quot;&quot;; [.B1399]; &quot;&quot;&quot;},&quot;)" office:value-type="string" office:string-value="{Name: &quot;WAN2TLK&quot;, Desc:&quot;Want to talk&quot;}," calcext:value-type="string">
            <text:p>{Name: "WAN2TLK", Desc:"Want to talk"},</text:p>
          </table:table-cell>
        </table:table-row>
        <table:table-row table:style-name="ro1">
          <table:table-cell office:value-type="string" calcext:value-type="string">
            <text:p>WAREZ</text:p>
          </table:table-cell>
          <table:table-cell office:value-type="string" calcext:value-type="string">
            <text:p>Meaning pirated (illegally gained) software</text:p>
          </table:table-cell>
          <table:table-cell table:formula="of:=CONCATENATE(&quot;{Name: &quot;&quot;&quot;;[.A1400];&quot;&quot;&quot;, Desc:&quot;&quot;&quot;; [.B1400]; &quot;&quot;&quot;},&quot;)" office:value-type="string" office:string-value="{Name: &quot;WAREZ&quot;, Desc:&quot;Meaning pirated (illegally gained) software&quot;}," calcext:value-type="string">
            <text:p>{Name: "WAREZ", Desc:"Meaning pirated (illegally gained) software"},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Wait a second</text:p>
          </table:table-cell>
          <table:table-cell table:formula="of:=CONCATENATE(&quot;{Name: &quot;&quot;&quot;;[.A1401];&quot;&quot;&quot;, Desc:&quot;&quot;&quot;; [.B1401]; &quot;&quot;&quot;},&quot;)" office:value-type="string" office:string-value="{Name: &quot;WAS&quot;, Desc:&quot;Wait a second&quot;}," calcext:value-type="string">
            <text:p>{Name: "WAS", Desc:"Wait a second"},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Wild *a* guess</text:p>
          </table:table-cell>
          <table:table-cell table:formula="of:=CONCATENATE(&quot;{Name: &quot;&quot;&quot;;[.A1402];&quot;&quot;&quot;, Desc:&quot;&quot;&quot;; [.B1402]; &quot;&quot;&quot;},&quot;)" office:value-type="string" office:string-value="{Name: &quot;WAS&quot;, Desc:&quot;Wild *a* guess&quot;}," calcext:value-type="string">
            <text:p>{Name: "WAS", Desc:"Wild *a* guess"},</text:p>
          </table:table-cell>
        </table:table-row>
        <table:table-row table:style-name="ro1">
          <table:table-cell office:value-type="string" calcext:value-type="string">
            <text:p>WAT</text:p>
          </table:table-cell>
          <table:table-cell office:value-type="string" calcext:value-type="string">
            <text:p>What</text:p>
          </table:table-cell>
          <table:table-cell table:formula="of:=CONCATENATE(&quot;{Name: &quot;&quot;&quot;;[.A1403];&quot;&quot;&quot;, Desc:&quot;&quot;&quot;; [.B1403]; &quot;&quot;&quot;},&quot;)" office:value-type="string" office:string-value="{Name: &quot;WAT&quot;, Desc:&quot;What&quot;}," calcext:value-type="string">
            <text:p>{Name: "WAT", Desc:"What"},</text:p>
          </table:table-cell>
        </table:table-row>
        <table:table-row table:style-name="ro1">
          <table:table-cell office:value-type="string" calcext:value-type="string">
            <text:p>WAWA</text:p>
          </table:table-cell>
          <table:table-cell office:value-type="string" calcext:value-type="string">
            <text:p>Where are we at?</text:p>
          </table:table-cell>
          <table:table-cell table:formula="of:=CONCATENATE(&quot;{Name: &quot;&quot;&quot;;[.A1404];&quot;&quot;&quot;, Desc:&quot;&quot;&quot;; [.B1404]; &quot;&quot;&quot;},&quot;)" office:value-type="string" office:string-value="{Name: &quot;WAWA&quot;, Desc:&quot;Where are we at?&quot;}," calcext:value-type="string">
            <text:p>{Name: "WAWA", Desc:"Where are we at?"},</text:p>
          </table:table-cell>
        </table:table-row>
        <table:table-row table:style-name="ro1">
          <table:table-cell office:value-type="string" calcext:value-type="string">
            <text:p>WAYF</text:p>
          </table:table-cell>
          <table:table-cell office:value-type="string" calcext:value-type="string">
            <text:p>Where are you from?</text:p>
          </table:table-cell>
          <table:table-cell table:formula="of:=CONCATENATE(&quot;{Name: &quot;&quot;&quot;;[.A1405];&quot;&quot;&quot;, Desc:&quot;&quot;&quot;; [.B1405]; &quot;&quot;&quot;},&quot;)" office:value-type="string" office:string-value="{Name: &quot;WAYF&quot;, Desc:&quot;Where are you from?&quot;}," calcext:value-type="string">
            <text:p>{Name: "WAYF", Desc:"Where are you from?"},</text:p>
          </table:table-cell>
        </table:table-row>
        <table:table-row table:style-name="ro1">
          <table:table-cell office:value-type="string" calcext:value-type="string">
            <text:p>W/B</text:p>
          </table:table-cell>
          <table:table-cell office:value-type="string" calcext:value-type="string">
            <text:p>Write back</text:p>
          </table:table-cell>
          <table:table-cell table:formula="of:=CONCATENATE(&quot;{Name: &quot;&quot;&quot;;[.A1406];&quot;&quot;&quot;, Desc:&quot;&quot;&quot;; [.B1406]; &quot;&quot;&quot;},&quot;)" office:value-type="string" office:string-value="{Name: &quot;W/B&quot;, Desc:&quot;Write back&quot;}," calcext:value-type="string">
            <text:p>{Name: "W/B", Desc:"Write back"},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Welcome back</text:p>
          </table:table-cell>
          <table:table-cell table:formula="of:=CONCATENATE(&quot;{Name: &quot;&quot;&quot;;[.A1407];&quot;&quot;&quot;, Desc:&quot;&quot;&quot;; [.B1407]; &quot;&quot;&quot;},&quot;)" office:value-type="string" office:string-value="{Name: &quot;WB&quot;, Desc:&quot;Welcome back&quot;}," calcext:value-type="string">
            <text:p>{Name: "WB", Desc:"Welcome back"},</text:p>
          </table:table-cell>
        </table:table-row>
        <table:table-row table:style-name="ro1">
          <table:table-cell office:value-type="string" calcext:value-type="string">
            <text:p>WBS</text:p>
          </table:table-cell>
          <table:table-cell office:value-type="string" calcext:value-type="string">
            <text:p>Write back soon</text:p>
          </table:table-cell>
          <table:table-cell table:formula="of:=CONCATENATE(&quot;{Name: &quot;&quot;&quot;;[.A1408];&quot;&quot;&quot;, Desc:&quot;&quot;&quot;; [.B1408]; &quot;&quot;&quot;},&quot;)" office:value-type="string" office:string-value="{Name: &quot;WBS&quot;, Desc:&quot;Write back soon&quot;}," calcext:value-type="string">
            <text:p>{Name: "WBS", Desc:"Write back soon"},</text:p>
          </table:table-cell>
        </table:table-row>
        <table:table-row table:style-name="ro1">
          <table:table-cell office:value-type="string" calcext:value-type="string">
            <text:p>WBU</text:p>
          </table:table-cell>
          <table:table-cell office:value-type="string" calcext:value-type="string">
            <text:p>What about you?</text:p>
          </table:table-cell>
          <table:table-cell table:formula="of:=CONCATENATE(&quot;{Name: &quot;&quot;&quot;;[.A1409];&quot;&quot;&quot;, Desc:&quot;&quot;&quot;; [.B1409]; &quot;&quot;&quot;},&quot;)" office:value-type="string" office:string-value="{Name: &quot;WBU&quot;, Desc:&quot;What about you?&quot;}," calcext:value-type="string">
            <text:p>{Name: "WBU", Desc:"What about you?"},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Welcome</text:p>
          </table:table-cell>
          <table:table-cell table:formula="of:=CONCATENATE(&quot;{Name: &quot;&quot;&quot;;[.A1410];&quot;&quot;&quot;, Desc:&quot;&quot;&quot;; [.B1410]; &quot;&quot;&quot;},&quot;)" office:value-type="string" office:string-value="{Name: &quot;WC&quot;, Desc:&quot;Welcome&quot;}," calcext:value-type="string">
            <text:p>{Name: "WC", Desc:"Welcome"},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Who cares</text:p>
          </table:table-cell>
          <table:table-cell table:formula="of:=CONCATENATE(&quot;{Name: &quot;&quot;&quot;;[.A1411];&quot;&quot;&quot;, Desc:&quot;&quot;&quot;; [.B1411]; &quot;&quot;&quot;},&quot;)" office:value-type="string" office:string-value="{Name: &quot;WC&quot;, Desc:&quot;Who cares&quot;}," calcext:value-type="string">
            <text:p>{Name: "WC", Desc:"Who cares"},</text:p>
          </table:table-cell>
        </table:table-row>
        <table:table-row table:style-name="ro1">
          <table:table-cell office:value-type="string" calcext:value-type="string">
            <text:p>WCA</text:p>
          </table:table-cell>
          <table:table-cell office:value-type="string" calcext:value-type="string">
            <text:p>Who cares anyway</text:p>
          </table:table-cell>
          <table:table-cell table:formula="of:=CONCATENATE(&quot;{Name: &quot;&quot;&quot;;[.A1412];&quot;&quot;&quot;, Desc:&quot;&quot;&quot;; [.B1412]; &quot;&quot;&quot;},&quot;)" office:value-type="string" office:string-value="{Name: &quot;WCA&quot;, Desc:&quot;Who cares anyway&quot;}," calcext:value-type="string">
            <text:p>{Name: "WCA", Desc:"Who cares anyway"},</text:p>
          </table:table-cell>
        </table:table-row>
        <table:table-row table:style-name="ro1">
          <table:table-cell office:value-type="string" calcext:value-type="string">
            <text:p>W/E</text:p>
          </table:table-cell>
          <table:table-cell office:value-type="string" calcext:value-type="string">
            <text:p>Whatever</text:p>
          </table:table-cell>
          <table:table-cell table:formula="of:=CONCATENATE(&quot;{Name: &quot;&quot;&quot;;[.A1413];&quot;&quot;&quot;, Desc:&quot;&quot;&quot;; [.B1413]; &quot;&quot;&quot;},&quot;)" office:value-type="string" office:string-value="{Name: &quot;W/E&quot;, Desc:&quot;Whatever&quot;}," calcext:value-type="string">
            <text:p>{Name: "W/E", Desc:"Whatever"},</text:p>
          </table:table-cell>
        </table:table-row>
        <table:table-row table:style-name="ro1">
          <table:table-cell office:value-type="string" calcext:value-type="string">
            <text:p>W/END</text:p>
          </table:table-cell>
          <table:table-cell office:value-type="string" calcext:value-type="string">
            <text:p>Weekend</text:p>
          </table:table-cell>
          <table:table-cell table:formula="of:=CONCATENATE(&quot;{Name: &quot;&quot;&quot;;[.A1414];&quot;&quot;&quot;, Desc:&quot;&quot;&quot;; [.B1414]; &quot;&quot;&quot;},&quot;)" office:value-type="string" office:string-value="{Name: &quot;W/END&quot;, Desc:&quot;Weekend&quot;}," calcext:value-type="string">
            <text:p>{Name: "W/END", Desc:"Weekend"},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Whatever</text:p>
          </table:table-cell>
          <table:table-cell table:formula="of:=CONCATENATE(&quot;{Name: &quot;&quot;&quot;;[.A1415];&quot;&quot;&quot;, Desc:&quot;&quot;&quot;; [.B1415]; &quot;&quot;&quot;},&quot;)" office:value-type="string" office:string-value="{Name: &quot;WE&quot;, Desc:&quot;Whatever&quot;}," calcext:value-type="string">
            <text:p>{Name: "WE", Desc:"Whatever"},</text:p>
          </table:table-cell>
        </table:table-row>
        <table:table-row table:style-name="ro1">
          <table:table-cell office:value-type="string" calcext:value-type="string">
            <text:p>WEBO</text:p>
          </table:table-cell>
          <table:table-cell office:value-type="string" calcext:value-type="string">
            <text:p>Webopedia</text:p>
          </table:table-cell>
          <table:table-cell table:formula="of:=CONCATENATE(&quot;{Name: &quot;&quot;&quot;;[.A1416];&quot;&quot;&quot;, Desc:&quot;&quot;&quot;; [.B1416]; &quot;&quot;&quot;},&quot;)" office:value-type="string" office:string-value="{Name: &quot;WEBO&quot;, Desc:&quot;Webopedia&quot;}," calcext:value-type="string">
            <text:p>{Name: "WEBO", Desc:"Webopedia"},</text:p>
          </table:table-cell>
        </table:table-row>
        <table:table-row table:style-name="ro1">
          <table:table-cell office:value-type="string" calcext:value-type="string">
            <text:p>WEEBO</text:p>
          </table:table-cell>
          <table:table-cell office:value-type="string" calcext:value-type="string">
            <text:p>Describes a person obsessed with of Japanese culture</text:p>
          </table:table-cell>
          <table:table-cell table:formula="of:=CONCATENATE(&quot;{Name: &quot;&quot;&quot;;[.A1417];&quot;&quot;&quot;, Desc:&quot;&quot;&quot;; [.B1417]; &quot;&quot;&quot;},&quot;)" office:value-type="string" office:string-value="{Name: &quot;WEEBO&quot;, Desc:&quot;Describes a person obsessed with of Japanese culture&quot;}," calcext:value-type="string">
            <text:p>{Name: "WEEBO", Desc:"Describes a person obsessed with of Japanese culture"},</text:p>
          </table:table-cell>
        </table:table-row>
        <table:table-row table:style-name="ro1">
          <table:table-cell office:value-type="string" calcext:value-type="string">
            <text:p>WEP</text:p>
          </table:table-cell>
          <table:table-cell office:value-type="string" calcext:value-type="string">
            <text:p>Weapon (online gaming)</text:p>
          </table:table-cell>
          <table:table-cell table:formula="of:=CONCATENATE(&quot;{Name: &quot;&quot;&quot;;[.A1418];&quot;&quot;&quot;, Desc:&quot;&quot;&quot;; [.B1418]; &quot;&quot;&quot;},&quot;)" office:value-type="string" office:string-value="{Name: &quot;WEP&quot;, Desc:&quot;Weapon (online gaming)&quot;}," calcext:value-type="string">
            <text:p>{Name: "WEP", Desc:"Weapon (online gaming)"},</text:p>
          </table:table-cell>
        </table:table-row>
        <table:table-row table:style-name="ro1">
          <table:table-cell office:value-type="string" calcext:value-type="string">
            <text:p>WH5</text:p>
          </table:table-cell>
          <table:table-cell office:value-type="string" calcext:value-type="string">
            <text:p>Who, what, when, where, why</text:p>
          </table:table-cell>
          <table:table-cell table:formula="of:=CONCATENATE(&quot;{Name: &quot;&quot;&quot;;[.A1419];&quot;&quot;&quot;, Desc:&quot;&quot;&quot;; [.B1419]; &quot;&quot;&quot;},&quot;)" office:value-type="string" office:string-value="{Name: &quot;WH5&quot;, Desc:&quot;Who, what, when, where, why&quot;}," calcext:value-type="string">
            <text:p>{Name: "WH5", Desc:"Who, what, when, where, why"},</text:p>
          </table:table-cell>
        </table:table-row>
        <table:table-row table:style-name="ro1">
          <table:table-cell office:value-type="string" calcext:value-type="string">
            <text:p>WHATEVES</text:p>
          </table:table-cell>
          <table:table-cell office:value-type="string" calcext:value-type="string">
            <text:p>Whatever</text:p>
          </table:table-cell>
          <table:table-cell table:formula="of:=CONCATENATE(&quot;{Name: &quot;&quot;&quot;;[.A1420];&quot;&quot;&quot;, Desc:&quot;&quot;&quot;; [.B1420]; &quot;&quot;&quot;},&quot;)" office:value-type="string" office:string-value="{Name: &quot;WHATEVES&quot;, Desc:&quot;Whatever&quot;}," calcext:value-type="string">
            <text:p>{Name: "WHATEVES", Desc:"Whatever"},</text:p>
          </table:table-cell>
        </table:table-row>
        <table:table-row table:style-name="ro1">
          <table:table-cell office:value-type="string" calcext:value-type="string">
            <text:p>WIBNI</text:p>
          </table:table-cell>
          <table:table-cell office:value-type="string" calcext:value-type="string">
            <text:p>Wouldn't it be nice if</text:p>
          </table:table-cell>
          <table:table-cell table:formula="of:=CONCATENATE(&quot;{Name: &quot;&quot;&quot;;[.A1421];&quot;&quot;&quot;, Desc:&quot;&quot;&quot;; [.B1421]; &quot;&quot;&quot;},&quot;)" office:value-type="string" office:string-value="{Name: &quot;WIBNI&quot;, Desc:&quot;Wouldn't it be nice if&quot;}," calcext:value-type="string">
            <text:p>{Name: "WIBNI", Desc:"Wouldn't it be nice if"},</text:p>
          </table:table-cell>
        </table:table-row>
        <table:table-row table:style-name="ro1">
          <table:table-cell office:value-type="string" calcext:value-type="string">
            <text:p>WDALYIC</text:p>
          </table:table-cell>
          <table:table-cell office:value-type="string" calcext:value-type="string">
            <text:p>Who died and left you in charge</text:p>
          </table:table-cell>
          <table:table-cell table:formula="of:=CONCATENATE(&quot;{Name: &quot;&quot;&quot;;[.A1422];&quot;&quot;&quot;, Desc:&quot;&quot;&quot;; [.B1422]; &quot;&quot;&quot;},&quot;)" office:value-type="string" office:string-value="{Name: &quot;WDALYIC&quot;, Desc:&quot;Who died and left you in charge&quot;}," calcext:value-type="string">
            <text:p>{Name: "WDALYIC", Desc:"Who died and left you in charge"},</text:p>
          </table:table-cell>
        </table:table-row>
        <table:table-row table:style-name="ro1">
          <table:table-cell office:value-type="string" calcext:value-type="string">
            <text:p>WDYK</text:p>
          </table:table-cell>
          <table:table-cell office:value-type="string" calcext:value-type="string">
            <text:p>What do you know?</text:p>
          </table:table-cell>
          <table:table-cell table:formula="of:=CONCATENATE(&quot;{Name: &quot;&quot;&quot;;[.A1423];&quot;&quot;&quot;, Desc:&quot;&quot;&quot;; [.B1423]; &quot;&quot;&quot;},&quot;)" office:value-type="string" office:string-value="{Name: &quot;WDYK&quot;, Desc:&quot;What do you know?&quot;}," calcext:value-type="string">
            <text:p>{Name: "WDYK", Desc:"What do you know?"},</text:p>
          </table:table-cell>
        </table:table-row>
        <table:table-row table:style-name="ro1">
          <table:table-cell office:value-type="string" calcext:value-type="string">
            <text:p>WDYT</text:p>
          </table:table-cell>
          <table:table-cell office:value-type="string" calcext:value-type="string">
            <text:p>What do you think?</text:p>
          </table:table-cell>
          <table:table-cell table:formula="of:=CONCATENATE(&quot;{Name: &quot;&quot;&quot;;[.A1424];&quot;&quot;&quot;, Desc:&quot;&quot;&quot;; [.B1424]; &quot;&quot;&quot;},&quot;)" office:value-type="string" office:string-value="{Name: &quot;WDYT&quot;, Desc:&quot;What do you think?&quot;}," calcext:value-type="string">
            <text:p>{Name: "WDYT", Desc:"What do you think?"},</text:p>
          </table:table-cell>
        </table:table-row>
        <table:table-row table:style-name="ro1">
          <table:table-cell office:value-type="string" calcext:value-type="string">
            <text:p>WGACA</text:p>
          </table:table-cell>
          <table:table-cell office:value-type="string" calcext:value-type="string">
            <text:p>What do you think?</text:p>
          </table:table-cell>
          <table:table-cell table:formula="of:=CONCATENATE(&quot;{Name: &quot;&quot;&quot;;[.A1425];&quot;&quot;&quot;, Desc:&quot;&quot;&quot;; [.B1425]; &quot;&quot;&quot;},&quot;)" office:value-type="string" office:string-value="{Name: &quot;WGACA&quot;, Desc:&quot;What do you think?&quot;}," calcext:value-type="string">
            <text:p>{Name: "WGACA", Desc:"What do you think?"},</text:p>
          </table:table-cell>
        </table:table-row>
        <table:table-row table:style-name="ro1">
          <table:table-cell office:value-type="string" calcext:value-type="string">
            <text:p>WIIFM</text:p>
          </table:table-cell>
          <table:table-cell office:value-type="string" calcext:value-type="string">
            <text:p>What's in it for me?</text:p>
          </table:table-cell>
          <table:table-cell table:formula="of:=CONCATENATE(&quot;{Name: &quot;&quot;&quot;;[.A1426];&quot;&quot;&quot;, Desc:&quot;&quot;&quot;; [.B1426]; &quot;&quot;&quot;},&quot;)" office:value-type="string" office:string-value="{Name: &quot;WIIFM&quot;, Desc:&quot;What's in it for me?&quot;}," calcext:value-type="string">
            <text:p>{Name: "WIIFM", Desc:"What's in it for me?"},</text:p>
          </table:table-cell>
        </table:table-row>
        <table:table-row table:style-name="ro1">
          <table:table-cell office:value-type="string" calcext:value-type="string">
            <text:p>WISP</text:p>
          </table:table-cell>
          <table:table-cell office:value-type="string" calcext:value-type="string">
            <text:p>Winning is so pleasurable</text:p>
          </table:table-cell>
          <table:table-cell table:formula="of:=CONCATENATE(&quot;{Name: &quot;&quot;&quot;;[.A1427];&quot;&quot;&quot;, Desc:&quot;&quot;&quot;; [.B1427]; &quot;&quot;&quot;},&quot;)" office:value-type="string" office:string-value="{Name: &quot;WISP&quot;, Desc:&quot;Winning is so pleasurable&quot;}," calcext:value-type="string">
            <text:p>{Name: "WISP", Desc:"Winning is so pleasurable"},</text:p>
          </table:table-cell>
        </table:table-row>
        <table:table-row table:style-name="ro1">
          <table:table-cell office:value-type="string" calcext:value-type="string">
            <text:p>WITP</text:p>
          </table:table-cell>
          <table:table-cell office:value-type="string" calcext:value-type="string">
            <text:p>What is the point?</text:p>
          </table:table-cell>
          <table:table-cell table:formula="of:=CONCATENATE(&quot;{Name: &quot;&quot;&quot;;[.A1428];&quot;&quot;&quot;, Desc:&quot;&quot;&quot;; [.B1428]; &quot;&quot;&quot;},&quot;)" office:value-type="string" office:string-value="{Name: &quot;WITP&quot;, Desc:&quot;What is the point?&quot;}," calcext:value-type="string">
            <text:p>{Name: "WITP", Desc:"What is the point?"},</text:p>
          </table:table-cell>
        </table:table-row>
        <table:table-row table:style-name="ro1">
          <table:table-cell office:value-type="string" calcext:value-type="string">
            <text:p>WITW</text:p>
          </table:table-cell>
          <table:table-cell office:value-type="string" calcext:value-type="string">
            <text:p>What in the world</text:p>
          </table:table-cell>
          <table:table-cell table:formula="of:=CONCATENATE(&quot;{Name: &quot;&quot;&quot;;[.A1429];&quot;&quot;&quot;, Desc:&quot;&quot;&quot;; [.B1429]; &quot;&quot;&quot;},&quot;)" office:value-type="string" office:string-value="{Name: &quot;WITW&quot;, Desc:&quot;What in the world&quot;}," calcext:value-type="string">
            <text:p>{Name: "WITW", Desc:"What in the world"},</text:p>
          </table:table-cell>
        </table:table-row>
        <table:table-row table:style-name="ro1">
          <table:table-cell office:value-type="string" calcext:value-type="string">
            <text:p>WIU</text:p>
          </table:table-cell>
          <table:table-cell office:value-type="string" calcext:value-type="string">
            <text:p>Wrap it up</text:p>
          </table:table-cell>
          <table:table-cell table:formula="of:=CONCATENATE(&quot;{Name: &quot;&quot;&quot;;[.A1430];&quot;&quot;&quot;, Desc:&quot;&quot;&quot;; [.B1430]; &quot;&quot;&quot;},&quot;)" office:value-type="string" office:string-value="{Name: &quot;WIU&quot;, Desc:&quot;Wrap it up&quot;}," calcext:value-type="string">
            <text:p>{Name: "WIU", Desc:"Wrap it up"},</text:p>
          </table:table-cell>
        </table:table-row>
        <table:table-row table:style-name="ro1">
          <table:table-cell office:value-type="string" calcext:value-type="string">
            <text:p>WK</text:p>
          </table:table-cell>
          <table:table-cell office:value-type="string" calcext:value-type="string">
            <text:p>Week</text:p>
          </table:table-cell>
          <table:table-cell table:formula="of:=CONCATENATE(&quot;{Name: &quot;&quot;&quot;;[.A1431];&quot;&quot;&quot;, Desc:&quot;&quot;&quot;; [.B1431]; &quot;&quot;&quot;},&quot;)" office:value-type="string" office:string-value="{Name: &quot;WK&quot;, Desc:&quot;Week&quot;}," calcext:value-type="string">
            <text:p>{Name: "WK", Desc:"Week"},</text:p>
          </table:table-cell>
        </table:table-row>
        <table:table-row table:style-name="ro1">
          <table:table-cell office:value-type="string" calcext:value-type="string">
            <text:p>WKD</text:p>
          </table:table-cell>
          <table:table-cell office:value-type="string" calcext:value-type="string">
            <text:p>Weekend</text:p>
          </table:table-cell>
          <table:table-cell table:formula="of:=CONCATENATE(&quot;{Name: &quot;&quot;&quot;;[.A1432];&quot;&quot;&quot;, Desc:&quot;&quot;&quot;; [.B1432]; &quot;&quot;&quot;},&quot;)" office:value-type="string" office:string-value="{Name: &quot;WKD&quot;, Desc:&quot;Weekend&quot;}," calcext:value-type="string">
            <text:p>{Name: "WKD", Desc:"Weekend"},</text:p>
          </table:table-cell>
        </table:table-row>
        <table:table-row table:style-name="ro1">
          <table:table-cell office:value-type="string" calcext:value-type="string">
            <text:p>WRT</text:p>
          </table:table-cell>
          <table:table-cell office:value-type="string" calcext:value-type="string">
            <text:p>With regard to</text:p>
          </table:table-cell>
          <table:table-cell table:formula="of:=CONCATENATE(&quot;{Name: &quot;&quot;&quot;;[.A1433];&quot;&quot;&quot;, Desc:&quot;&quot;&quot;; [.B1433]; &quot;&quot;&quot;},&quot;)" office:value-type="string" office:string-value="{Name: &quot;WRT&quot;, Desc:&quot;With regard to&quot;}," calcext:value-type="string">
            <text:p>{Name: "WRT", Desc:"With regard to"},</text:p>
          </table:table-cell>
        </table:table-row>
        <table:table-row table:style-name="ro1">
          <table:table-cell office:value-type="string" calcext:value-type="string">
            <text:p>WL</text:p>
          </table:table-cell>
          <table:table-cell office:value-type="string" calcext:value-type="string">
            <text:p>Whatta loser</text:p>
          </table:table-cell>
          <table:table-cell table:formula="of:=CONCATENATE(&quot;{Name: &quot;&quot;&quot;;[.A1434];&quot;&quot;&quot;, Desc:&quot;&quot;&quot;; [.B1434]; &quot;&quot;&quot;},&quot;)" office:value-type="string" office:string-value="{Name: &quot;WL&quot;, Desc:&quot;Whatta loser&quot;}," calcext:value-type="string">
            <text:p>{Name: "WL", Desc:"Whatta loser"},</text:p>
          </table:table-cell>
        </table:table-row>
        <table:table-row table:style-name="ro1">
          <table:table-cell office:value-type="string" calcext:value-type="string">
            <text:p>W/O</text:p>
          </table:table-cell>
          <table:table-cell office:value-type="string" calcext:value-type="string">
            <text:p>Without</text:p>
          </table:table-cell>
          <table:table-cell table:formula="of:=CONCATENATE(&quot;{Name: &quot;&quot;&quot;;[.A1435];&quot;&quot;&quot;, Desc:&quot;&quot;&quot;; [.B1435]; &quot;&quot;&quot;},&quot;)" office:value-type="string" office:string-value="{Name: &quot;W/O&quot;, Desc:&quot;Without&quot;}," calcext:value-type="string">
            <text:p>{Name: "W/O", Desc:"Without"},</text:p>
          </table:table-cell>
        </table:table-row>
        <table:table-row table:style-name="ro1">
          <table:table-cell office:value-type="string" calcext:value-type="string">
            <text:p>WOA</text:p>
          </table:table-cell>
          <table:table-cell office:value-type="string" calcext:value-type="string">
            <text:p>Work of Art</text:p>
          </table:table-cell>
          <table:table-cell table:formula="of:=CONCATENATE(&quot;{Name: &quot;&quot;&quot;;[.A1436];&quot;&quot;&quot;, Desc:&quot;&quot;&quot;; [.B1436]; &quot;&quot;&quot;},&quot;)" office:value-type="string" office:string-value="{Name: &quot;WOA&quot;, Desc:&quot;Work of Art&quot;}," calcext:value-type="string">
            <text:p>{Name: "WOA", Desc:"Work of Art"},</text:p>
          </table:table-cell>
        </table:table-row>
        <table:table-row table:style-name="ro1">
          <table:table-cell office:value-type="string" calcext:value-type="string">
            <text:p>WOKE</text:p>
          </table:table-cell>
          <table:table-cell office:value-type="string" calcext:value-type="string">
            <text:p>Slang for people who are aware of current social issues, and politics</text:p>
          </table:table-cell>
          <table:table-cell table:formula="of:=CONCATENATE(&quot;{Name: &quot;&quot;&quot;;[.A1437];&quot;&quot;&quot;, Desc:&quot;&quot;&quot;; [.B1437]; &quot;&quot;&quot;},&quot;)" office:value-type="string" office:string-value="{Name: &quot;WOKE&quot;, Desc:&quot;Slang for people who are aware of current social issues, and politics&quot;}," calcext:value-type="string">
            <text:p>{Name: "WOKE", Desc:"Slang for people who are aware of current social issues, and politics"},</text:p>
          </table:table-cell>
        </table:table-row>
        <table:table-row table:style-name="ro1">
          <table:table-cell office:value-type="string" calcext:value-type="string">
            <text:p>WOMBAT</text:p>
          </table:table-cell>
          <table:table-cell office:value-type="string" calcext:value-type="string">
            <text:p>Waste of money, brains and time</text:p>
          </table:table-cell>
          <table:table-cell table:formula="of:=CONCATENATE(&quot;{Name: &quot;&quot;&quot;;[.A1438];&quot;&quot;&quot;, Desc:&quot;&quot;&quot;; [.B1438]; &quot;&quot;&quot;},&quot;)" office:value-type="string" office:string-value="{Name: &quot;WOMBAT&quot;, Desc:&quot;Waste of money, brains and time&quot;}," calcext:value-type="string">
            <text:p>{Name: "WOMBAT", Desc:"Waste of money, brains and time"},</text:p>
          </table:table-cell>
        </table:table-row>
        <table:table-row table:style-name="ro1">
          <table:table-cell office:value-type="string" calcext:value-type="string">
            <text:p>WOW</text:p>
          </table:table-cell>
          <table:table-cell office:value-type="string" calcext:value-type="string">
            <text:p>World of Warcraft (online gaming)</text:p>
          </table:table-cell>
          <table:table-cell table:formula="of:=CONCATENATE(&quot;{Name: &quot;&quot;&quot;;[.A1439];&quot;&quot;&quot;, Desc:&quot;&quot;&quot;; [.B1439]; &quot;&quot;&quot;},&quot;)" office:value-type="string" office:string-value="{Name: &quot;WOW&quot;, Desc:&quot;World of Warcraft (online gaming)&quot;}," calcext:value-type="string">
            <text:p>{Name: "WOW", Desc:"World of Warcraft (online gaming)"},</text:p>
          </table:table-cell>
        </table:table-row>
        <table:table-row table:style-name="ro1">
          <table:table-cell office:value-type="string" calcext:value-type="string">
            <text:p>WRK</text:p>
          </table:table-cell>
          <table:table-cell office:value-type="string" calcext:value-type="string">
            <text:p>Work</text:p>
          </table:table-cell>
          <table:table-cell table:formula="of:=CONCATENATE(&quot;{Name: &quot;&quot;&quot;;[.A1440];&quot;&quot;&quot;, Desc:&quot;&quot;&quot;; [.B1440]; &quot;&quot;&quot;},&quot;)" office:value-type="string" office:string-value="{Name: &quot;WRK&quot;, Desc:&quot;Work&quot;}," calcext:value-type="string">
            <text:p>{Name: "WRK", Desc:"Work"},</text:p>
          </table:table-cell>
        </table:table-row>
        <table:table-row table:style-name="ro1">
          <table:table-cell office:value-type="string" calcext:value-type="string">
            <text:p>WRU</text:p>
          </table:table-cell>
          <table:table-cell office:value-type="string" calcext:value-type="string">
            <text:p>Where are you?</text:p>
          </table:table-cell>
          <table:table-cell table:formula="of:=CONCATENATE(&quot;{Name: &quot;&quot;&quot;;[.A1441];&quot;&quot;&quot;, Desc:&quot;&quot;&quot;; [.B1441]; &quot;&quot;&quot;},&quot;)" office:value-type="string" office:string-value="{Name: &quot;WRU&quot;, Desc:&quot;Where are you?&quot;}," calcext:value-type="string">
            <text:p>{Name: "WRU", Desc:"Where are you?"},</text:p>
          </table:table-cell>
        </table:table-row>
        <table:table-row table:style-name="ro1">
          <table:table-cell office:value-type="string" calcext:value-type="string">
            <text:p>WRU@</text:p>
          </table:table-cell>
          <table:table-cell office:value-type="string" calcext:value-type="string">
            <text:p>Where are you at?</text:p>
          </table:table-cell>
          <table:table-cell table:formula="of:=CONCATENATE(&quot;{Name: &quot;&quot;&quot;;[.A1442];&quot;&quot;&quot;, Desc:&quot;&quot;&quot;; [.B1442]; &quot;&quot;&quot;},&quot;)" office:value-type="string" office:string-value="{Name: &quot;WRU@&quot;, Desc:&quot;Where are you at?&quot;}," calcext:value-type="string">
            <text:p>{Name: "WRU@", Desc:"Where are you at?"},</text:p>
          </table:table-cell>
        </table:table-row>
        <table:table-row table:style-name="ro1">
          <table:table-cell office:value-type="string" calcext:value-type="string">
            <text:p>WRUD</text:p>
          </table:table-cell>
          <table:table-cell office:value-type="string" calcext:value-type="string">
            <text:p>What are you doing?</text:p>
          </table:table-cell>
          <table:table-cell table:formula="of:=CONCATENATE(&quot;{Name: &quot;&quot;&quot;;[.A1443];&quot;&quot;&quot;, Desc:&quot;&quot;&quot;; [.B1443]; &quot;&quot;&quot;},&quot;)" office:value-type="string" office:string-value="{Name: &quot;WRUD&quot;, Desc:&quot;What are you doing?&quot;}," calcext:value-type="string">
            <text:p>{Name: "WRUD", Desc:"What are you doing?"},</text:p>
          </table:table-cell>
        </table:table-row>
        <table:table-row table:style-name="ro1">
          <table:table-cell office:value-type="string" calcext:value-type="string">
            <text:p>WTB</text:p>
          </table:table-cell>
          <table:table-cell office:value-type="string" calcext:value-type="string">
            <text:p>Want to buy (online gaming)</text:p>
          </table:table-cell>
          <table:table-cell table:formula="of:=CONCATENATE(&quot;{Name: &quot;&quot;&quot;;[.A1444];&quot;&quot;&quot;, Desc:&quot;&quot;&quot;; [.B1444]; &quot;&quot;&quot;},&quot;)" office:value-type="string" office:string-value="{Name: &quot;WTB&quot;, Desc:&quot;Want to buy (online gaming)&quot;}," calcext:value-type="string">
            <text:p>{Name: "WTB", Desc:"Want to buy (online gaming)"},</text:p>
          </table:table-cell>
        </table:table-row>
        <table:table-row table:style-name="ro1">
          <table:table-cell office:value-type="string" calcext:value-type="string">
            <text:p>WTF</text:p>
          </table:table-cell>
          <table:table-cell office:value-type="string" calcext:value-type="string">
            <text:p>What the *freak* ?</text:p>
          </table:table-cell>
          <table:table-cell table:formula="of:=CONCATENATE(&quot;{Name: &quot;&quot;&quot;;[.A1445];&quot;&quot;&quot;, Desc:&quot;&quot;&quot;; [.B1445]; &quot;&quot;&quot;},&quot;)" office:value-type="string" office:string-value="{Name: &quot;WTF&quot;, Desc:&quot;What the *freak* ?&quot;}," calcext:value-type="string">
            <text:p>{Name: "WTF", Desc:"What the *freak* ?"},</text:p>
          </table:table-cell>
        </table:table-row>
        <table:table-row table:style-name="ro1">
          <table:table-cell office:value-type="string" calcext:value-type="string">
            <text:p>WTFE</text:p>
          </table:table-cell>
          <table:table-cell office:value-type="string" calcext:value-type="string">
            <text:p>What the *freak* ever</text:p>
          </table:table-cell>
          <table:table-cell table:formula="of:=CONCATENATE(&quot;{Name: &quot;&quot;&quot;;[.A1446];&quot;&quot;&quot;, Desc:&quot;&quot;&quot;; [.B1446]; &quot;&quot;&quot;},&quot;)" office:value-type="string" office:string-value="{Name: &quot;WTFE&quot;, Desc:&quot;What the *freak* ever&quot;}," calcext:value-type="string">
            <text:p>{Name: "WTFE", Desc:"What the *freak* ever"},</text:p>
          </table:table-cell>
        </table:table-row>
        <table:table-row table:style-name="ro1">
          <table:table-cell office:value-type="string" calcext:value-type="string">
            <text:p>WTFO</text:p>
          </table:table-cell>
          <table:table-cell office:value-type="string" calcext:value-type="string">
            <text:p>What the *freak* ?, over.</text:p>
          </table:table-cell>
          <table:table-cell table:formula="of:=CONCATENATE(&quot;{Name: &quot;&quot;&quot;;[.A1447];&quot;&quot;&quot;, Desc:&quot;&quot;&quot;; [.B1447]; &quot;&quot;&quot;},&quot;)" office:value-type="string" office:string-value="{Name: &quot;WTFO&quot;, Desc:&quot;What the *freak* ?, over.&quot;}," calcext:value-type="string">
            <text:p>{Name: "WTFO", Desc:"What the *freak* ?, over."},</text:p>
          </table:table-cell>
        </table:table-row>
        <table:table-row table:style-name="ro1">
          <table:table-cell office:value-type="string" calcext:value-type="string">
            <text:p>WTG</text:p>
          </table:table-cell>
          <table:table-cell office:value-type="string" calcext:value-type="string">
            <text:p>Way to go</text:p>
          </table:table-cell>
          <table:table-cell table:formula="of:=CONCATENATE(&quot;{Name: &quot;&quot;&quot;;[.A1448];&quot;&quot;&quot;, Desc:&quot;&quot;&quot;; [.B1448]; &quot;&quot;&quot;},&quot;)" office:value-type="string" office:string-value="{Name: &quot;WTG&quot;, Desc:&quot;Way to go&quot;}," calcext:value-type="string">
            <text:p>{Name: "WTG", Desc:"Way to go"},</text:p>
          </table:table-cell>
        </table:table-row>
        <table:table-row table:style-name="ro1">
          <table:table-cell office:value-type="string" calcext:value-type="string">
            <text:p>WTGP</text:p>
          </table:table-cell>
          <table:table-cell office:value-type="string" calcext:value-type="string">
            <text:p>Want to go private (talk out of public chat area)</text:p>
          </table:table-cell>
          <table:table-cell table:formula="of:=CONCATENATE(&quot;{Name: &quot;&quot;&quot;;[.A1449];&quot;&quot;&quot;, Desc:&quot;&quot;&quot;; [.B1449]; &quot;&quot;&quot;},&quot;)" office:value-type="string" office:string-value="{Name: &quot;WTGP&quot;, Desc:&quot;Want to go private (talk out of public chat area)&quot;}," calcext:value-type="string">
            <text:p>{Name: "WTGP", Desc:"Want to go private (talk out of public chat area)"},</text:p>
          </table:table-cell>
        </table:table-row>
        <table:table-row table:style-name="ro1">
          <table:table-cell office:value-type="string" calcext:value-type="string">
            <text:p>WTH</text:p>
          </table:table-cell>
          <table:table-cell office:value-type="string" calcext:value-type="string">
            <text:p>What the heck?</text:p>
          </table:table-cell>
          <table:table-cell table:formula="of:=CONCATENATE(&quot;{Name: &quot;&quot;&quot;;[.A1450];&quot;&quot;&quot;, Desc:&quot;&quot;&quot;; [.B1450]; &quot;&quot;&quot;},&quot;)" office:value-type="string" office:string-value="{Name: &quot;WTH&quot;, Desc:&quot;What the heck?&quot;}," calcext:value-type="string">
            <text:p>{Name: "WTH", Desc:"What the heck?"},</text:p>
          </table:table-cell>
        </table:table-row>
        <table:table-row table:style-name="ro1">
          <table:table-cell office:value-type="string" calcext:value-type="string">
            <text:p>WTM</text:p>
          </table:table-cell>
          <table:table-cell office:value-type="string" calcext:value-type="string">
            <text:p>Who's the man?</text:p>
          </table:table-cell>
          <table:table-cell table:formula="of:=CONCATENATE(&quot;{Name: &quot;&quot;&quot;;[.A1451];&quot;&quot;&quot;, Desc:&quot;&quot;&quot;; [.B1451]; &quot;&quot;&quot;},&quot;)" office:value-type="string" office:string-value="{Name: &quot;WTM&quot;, Desc:&quot;Who's the man?&quot;}," calcext:value-type="string">
            <text:p>{Name: "WTM", Desc:"Who's the man?"},</text:p>
          </table:table-cell>
        </table:table-row>
        <table:table-row table:style-name="ro1">
          <table:table-cell office:value-type="string" calcext:value-type="string">
            <text:p>WTS</text:p>
          </table:table-cell>
          <table:table-cell office:value-type="string" calcext:value-type="string">
            <text:p>Want to sell? (online gaming)</text:p>
          </table:table-cell>
          <table:table-cell table:formula="of:=CONCATENATE(&quot;{Name: &quot;&quot;&quot;;[.A1452];&quot;&quot;&quot;, Desc:&quot;&quot;&quot;; [.B1452]; &quot;&quot;&quot;},&quot;)" office:value-type="string" office:string-value="{Name: &quot;WTS&quot;, Desc:&quot;Want to sell? (online gaming)&quot;}," calcext:value-type="string">
            <text:p>{Name: "WTS", Desc:"Want to sell? (online gaming)"},</text:p>
          </table:table-cell>
        </table:table-row>
        <table:table-row table:style-name="ro1">
          <table:table-cell office:value-type="string" calcext:value-type="string">
            <text:p>WTT</text:p>
          </table:table-cell>
          <table:table-cell office:value-type="string" calcext:value-type="string">
            <text:p>Want to trade? (online gaming)</text:p>
          </table:table-cell>
          <table:table-cell table:formula="of:=CONCATENATE(&quot;{Name: &quot;&quot;&quot;;[.A1453];&quot;&quot;&quot;, Desc:&quot;&quot;&quot;; [.B1453]; &quot;&quot;&quot;},&quot;)" office:value-type="string" office:string-value="{Name: &quot;WTT&quot;, Desc:&quot;Want to trade? (online gaming)&quot;}," calcext:value-type="string">
            <text:p>{Name: "WTT", Desc:"Want to trade? (online gaming)"},</text:p>
          </table:table-cell>
        </table:table-row>
        <table:table-row table:style-name="ro1">
          <table:table-cell office:value-type="string" calcext:value-type="string">
            <text:p>WU</text:p>
          </table:table-cell>
          <table:table-cell office:value-type="string" calcext:value-type="string">
            <text:p>What's up?</text:p>
          </table:table-cell>
          <table:table-cell table:formula="of:=CONCATENATE(&quot;{Name: &quot;&quot;&quot;;[.A1454];&quot;&quot;&quot;, Desc:&quot;&quot;&quot;; [.B1454]; &quot;&quot;&quot;},&quot;)" office:value-type="string" office:string-value="{Name: &quot;WU&quot;, Desc:&quot;What's up?&quot;}," calcext:value-type="string">
            <text:p>{Name: "WU", Desc:"What's up?"},</text:p>
          </table:table-cell>
        </table:table-row>
        <table:table-row table:style-name="ro1">
          <table:table-cell office:value-type="string" calcext:value-type="string">
            <text:p>WUCIWUG</text:p>
          </table:table-cell>
          <table:table-cell office:value-type="string" calcext:value-type="string">
            <text:p>What you see is what you get</text:p>
          </table:table-cell>
          <table:table-cell table:formula="of:=CONCATENATE(&quot;{Name: &quot;&quot;&quot;;[.A1455];&quot;&quot;&quot;, Desc:&quot;&quot;&quot;; [.B1455]; &quot;&quot;&quot;},&quot;)" office:value-type="string" office:string-value="{Name: &quot;WUCIWUG&quot;, Desc:&quot;What you see is what you get&quot;}," calcext:value-type="string">
            <text:p>{Name: "WUCIWUG", Desc:"What you see is what you get"},</text:p>
          </table:table-cell>
        </table:table-row>
        <table:table-row table:style-name="ro1">
          <table:table-cell office:value-type="string" calcext:value-type="string">
            <text:p>WUF</text:p>
          </table:table-cell>
          <table:table-cell office:value-type="string" calcext:value-type="string">
            <text:p>Where are you from?</text:p>
          </table:table-cell>
          <table:table-cell table:formula="of:=CONCATENATE(&quot;{Name: &quot;&quot;&quot;;[.A1456];&quot;&quot;&quot;, Desc:&quot;&quot;&quot;; [.B1456]; &quot;&quot;&quot;},&quot;)" office:value-type="string" office:string-value="{Name: &quot;WUF&quot;, Desc:&quot;Where are you from?&quot;}," calcext:value-type="string">
            <text:p>{Name: "WUF", Desc:"Where are you from?"},</text:p>
          </table:table-cell>
        </table:table-row>
        <table:table-row table:style-name="ro1">
          <table:table-cell office:value-type="string" calcext:value-type="string">
            <text:p>WUP</text:p>
          </table:table-cell>
          <table:table-cell office:value-type="string" calcext:value-type="string">
            <text:p>What's up?</text:p>
          </table:table-cell>
          <table:table-cell table:formula="of:=CONCATENATE(&quot;{Name: &quot;&quot;&quot;;[.A1457];&quot;&quot;&quot;, Desc:&quot;&quot;&quot;; [.B1457]; &quot;&quot;&quot;},&quot;)" office:value-type="string" office:string-value="{Name: &quot;WUP&quot;, Desc:&quot;What's up?&quot;}," calcext:value-type="string">
            <text:p>{Name: "WUP", Desc:"What's up?"},</text:p>
          </table:table-cell>
        </table:table-row>
        <table:table-row table:style-name="ro1">
          <table:table-cell office:value-type="string" calcext:value-type="string">
            <text:p>WUT</text:p>
          </table:table-cell>
          <table:table-cell office:value-type="string" calcext:value-type="string">
            <text:p>Meaning 'what'</text:p>
          </table:table-cell>
          <table:table-cell table:formula="of:=CONCATENATE(&quot;{Name: &quot;&quot;&quot;;[.A1458];&quot;&quot;&quot;, Desc:&quot;&quot;&quot;; [.B1458]; &quot;&quot;&quot;},&quot;)" office:value-type="string" office:string-value="{Name: &quot;WUT&quot;, Desc:&quot;Meaning 'what'&quot;}," calcext:value-type="string">
            <text:p>{Name: "WUT", Desc:"Meaning 'what'"},</text:p>
          </table:table-cell>
        </table:table-row>
        <table:table-row table:style-name="ro1">
          <table:table-cell office:value-type="string" calcext:value-type="string">
            <text:p>WUW</text:p>
          </table:table-cell>
          <table:table-cell office:value-type="string" calcext:value-type="string">
            <text:p>What u (you) want?</text:p>
          </table:table-cell>
          <table:table-cell table:formula="of:=CONCATENATE(&quot;{Name: &quot;&quot;&quot;;[.A1459];&quot;&quot;&quot;, Desc:&quot;&quot;&quot;; [.B1459]; &quot;&quot;&quot;},&quot;)" office:value-type="string" office:string-value="{Name: &quot;WUW&quot;, Desc:&quot;What u (you) want?&quot;}," calcext:value-type="string">
            <text:p>{Name: "WUW", Desc:"What u (you) want?"},</text:p>
          </table:table-cell>
        </table:table-row>
        <table:table-row table:style-name="ro1">
          <table:table-cell office:value-type="string" calcext:value-type="string">
            <text:p>WUU2</text:p>
          </table:table-cell>
          <table:table-cell office:value-type="string" calcext:value-type="string">
            <text:p>What are you up to?</text:p>
          </table:table-cell>
          <table:table-cell table:formula="of:=CONCATENATE(&quot;{Name: &quot;&quot;&quot;;[.A1460];&quot;&quot;&quot;, Desc:&quot;&quot;&quot;; [.B1460]; &quot;&quot;&quot;},&quot;)" office:value-type="string" office:string-value="{Name: &quot;WUU2&quot;, Desc:&quot;What are you up to?&quot;}," calcext:value-type="string">
            <text:p>{Name: "WUU2", Desc:"What are you up to?"},</text:p>
          </table:table-cell>
        </table:table-row>
        <table:table-row table:style-name="ro1">
          <table:table-cell office:value-type="string" calcext:value-type="string">
            <text:p>WUZ</text:p>
          </table:table-cell>
          <table:table-cell office:value-type="string" calcext:value-type="string">
            <text:p>Was</text:p>
          </table:table-cell>
          <table:table-cell table:formula="of:=CONCATENATE(&quot;{Name: &quot;&quot;&quot;;[.A1461];&quot;&quot;&quot;, Desc:&quot;&quot;&quot;; [.B1461]; &quot;&quot;&quot;},&quot;)" office:value-type="string" office:string-value="{Name: &quot;WUZ&quot;, Desc:&quot;Was&quot;}," calcext:value-type="string">
            <text:p>{Name: "WUZ", Desc:"Was"},</text:p>
          </table:table-cell>
        </table:table-row>
        <table:table-row table:style-name="ro1">
          <table:table-cell office:value-type="string" calcext:value-type="string">
            <text:p>WWJD</text:p>
          </table:table-cell>
          <table:table-cell office:value-type="string" calcext:value-type="string">
            <text:p>What would Jesus do?</text:p>
          </table:table-cell>
          <table:table-cell table:formula="of:=CONCATENATE(&quot;{Name: &quot;&quot;&quot;;[.A1462];&quot;&quot;&quot;, Desc:&quot;&quot;&quot;; [.B1462]; &quot;&quot;&quot;},&quot;)" office:value-type="string" office:string-value="{Name: &quot;WWJD&quot;, Desc:&quot;What would Jesus do?&quot;}," calcext:value-type="string">
            <text:p>{Name: "WWJD", Desc:"What would Jesus do?"},</text:p>
          </table:table-cell>
        </table:table-row>
        <table:table-row table:style-name="ro1">
          <table:table-cell office:value-type="string" calcext:value-type="string">
            <text:p>WWJD</text:p>
          </table:table-cell>
          <table:table-cell office:value-type="string" calcext:value-type="string">
            <text:p>What Would Judd Do? (Artist Donald Judd, who was known to do things in his own compulsive way.)</text:p>
          </table:table-cell>
          <table:table-cell table:formula="of:=CONCATENATE(&quot;{Name: &quot;&quot;&quot;;[.A1463];&quot;&quot;&quot;, Desc:&quot;&quot;&quot;; [.B1463]; &quot;&quot;&quot;},&quot;)" office:value-type="string" office:string-value="{Name: &quot;WWJD&quot;, Desc:&quot;What Would Judd Do? (Artist Donald Judd, who was known to do things in his own compulsive way.)&quot;}," calcext:value-type="string">
            <text:p>{Name: "WWJD", Desc:"What Would Judd Do? (Artist Donald Judd, who was known to do things in his own compulsive way.)"},</text:p>
          </table:table-cell>
        </table:table-row>
        <table:table-row table:style-name="ro1">
          <table:table-cell office:value-type="string" calcext:value-type="string">
            <text:p>WWNC</text:p>
          </table:table-cell>
          <table:table-cell office:value-type="string" calcext:value-type="string">
            <text:p>Will wonders never cease</text:p>
          </table:table-cell>
          <table:table-cell table:formula="of:=CONCATENATE(&quot;{Name: &quot;&quot;&quot;;[.A1464];&quot;&quot;&quot;, Desc:&quot;&quot;&quot;; [.B1464]; &quot;&quot;&quot;},&quot;)" office:value-type="string" office:string-value="{Name: &quot;WWNC&quot;, Desc:&quot;Will wonders never cease&quot;}," calcext:value-type="string">
            <text:p>{Name: "WWNC", Desc:"Will wonders never cease"},</text:p>
          </table:table-cell>
        </table:table-row>
        <table:table-row table:style-name="ro1">
          <table:table-cell office:value-type="string" calcext:value-type="string">
            <text:p>WWYC</text:p>
          </table:table-cell>
          <table:table-cell office:value-type="string" calcext:value-type="string">
            <text:p>Write when you can</text:p>
          </table:table-cell>
          <table:table-cell table:formula="of:=CONCATENATE(&quot;{Name: &quot;&quot;&quot;;[.A1465];&quot;&quot;&quot;, Desc:&quot;&quot;&quot;; [.B1465]; &quot;&quot;&quot;},&quot;)" office:value-type="string" office:string-value="{Name: &quot;WWYC&quot;, Desc:&quot;Write when you can&quot;}," calcext:value-type="string">
            <text:p>{Name: "WWYC", Desc:"Write when you can"},</text:p>
          </table:table-cell>
        </table:table-row>
        <table:table-row table:style-name="ro1">
          <table:table-cell office:value-type="string" calcext:value-type="string">
            <text:p>WYCM</text:p>
          </table:table-cell>
          <table:table-cell office:value-type="string" calcext:value-type="string">
            <text:p>Will you call me?</text:p>
          </table:table-cell>
          <table:table-cell table:formula="of:=CONCATENATE(&quot;{Name: &quot;&quot;&quot;;[.A1466];&quot;&quot;&quot;, Desc:&quot;&quot;&quot;; [.B1466]; &quot;&quot;&quot;},&quot;)" office:value-type="string" office:string-value="{Name: &quot;WYCM&quot;, Desc:&quot;Will you call me?&quot;}," calcext:value-type="string">
            <text:p>{Name: "WYCM", Desc:"Will you call me?"},</text:p>
          </table:table-cell>
        </table:table-row>
        <table:table-row table:style-name="ro1">
          <table:table-cell office:value-type="string" calcext:value-type="string">
            <text:p>WYD</text:p>
          </table:table-cell>
          <table:table-cell office:value-type="string" calcext:value-type="string">
            <text:p>What (are) you doing?</text:p>
          </table:table-cell>
          <table:table-cell table:formula="of:=CONCATENATE(&quot;{Name: &quot;&quot;&quot;;[.A1467];&quot;&quot;&quot;, Desc:&quot;&quot;&quot;; [.B1467]; &quot;&quot;&quot;},&quot;)" office:value-type="string" office:string-value="{Name: &quot;WYD&quot;, Desc:&quot;What (are) you doing?&quot;}," calcext:value-type="string">
            <text:p>{Name: "WYD", Desc:"What (are) you doing?"},</text:p>
          </table:table-cell>
        </table:table-row>
        <table:table-row table:style-name="ro1">
          <table:table-cell office:value-type="string" calcext:value-type="string">
            <text:p>WYGAM</text:p>
          </table:table-cell>
          <table:table-cell office:value-type="string" calcext:value-type="string">
            <text:p>When you get a minute</text:p>
          </table:table-cell>
          <table:table-cell table:formula="of:=CONCATENATE(&quot;{Name: &quot;&quot;&quot;;[.A1468];&quot;&quot;&quot;, Desc:&quot;&quot;&quot;; [.B1468]; &quot;&quot;&quot;},&quot;)" office:value-type="string" office:string-value="{Name: &quot;WYGAM&quot;, Desc:&quot;When you get a minute&quot;}," calcext:value-type="string">
            <text:p>{Name: "WYGAM", Desc:"When you get a minute"},</text:p>
          </table:table-cell>
        </table:table-row>
        <table:table-row table:style-name="ro1">
          <table:table-cell office:value-type="string" calcext:value-type="string">
            <text:p>WYHAM</text:p>
          </table:table-cell>
          <table:table-cell office:value-type="string" calcext:value-type="string">
            <text:p>When you have a minute</text:p>
          </table:table-cell>
          <table:table-cell table:formula="of:=CONCATENATE(&quot;{Name: &quot;&quot;&quot;;[.A1469];&quot;&quot;&quot;, Desc:&quot;&quot;&quot;; [.B1469]; &quot;&quot;&quot;},&quot;)" office:value-type="string" office:string-value="{Name: &quot;WYHAM&quot;, Desc:&quot;When you have a minute&quot;}," calcext:value-type="string">
            <text:p>{Name: "WYHAM", Desc:"When you have a minute"},</text:p>
          </table:table-cell>
        </table:table-row>
        <table:table-row table:style-name="ro1">
          <table:table-cell office:value-type="string" calcext:value-type="string">
            <text:p>WYLEI</text:p>
          </table:table-cell>
          <table:table-cell office:value-type="string" calcext:value-type="string">
            <text:p>When you least expect it</text:p>
          </table:table-cell>
          <table:table-cell table:formula="of:=CONCATENATE(&quot;{Name: &quot;&quot;&quot;;[.A1470];&quot;&quot;&quot;, Desc:&quot;&quot;&quot;; [.B1470]; &quot;&quot;&quot;},&quot;)" office:value-type="string" office:string-value="{Name: &quot;WYLEI&quot;, Desc:&quot;When you least expect it&quot;}," calcext:value-type="string">
            <text:p>{Name: "WYLEI", Desc:"When you least expect it"},</text:p>
          </table:table-cell>
        </table:table-row>
        <table:table-row table:style-name="ro1">
          <table:table-cell office:value-type="string" calcext:value-type="string">
            <text:p>WYSIWYG</text:p>
          </table:table-cell>
          <table:table-cell office:value-type="string" calcext:value-type="string">
            <text:p>What you see is what you get&amp;nbsp;</text:p>
          </table:table-cell>
          <table:table-cell table:formula="of:=CONCATENATE(&quot;{Name: &quot;&quot;&quot;;[.A1471];&quot;&quot;&quot;, Desc:&quot;&quot;&quot;; [.B1471]; &quot;&quot;&quot;},&quot;)" office:value-type="string" office:string-value="{Name: &quot;WYSIWYG&quot;, Desc:&quot;What you see is what you get&amp;nbsp;&quot;}," calcext:value-type="string">
            <text:p>{Name: "WYSIWYG", Desc:"What you see is what you get&amp;nbsp;"},</text:p>
          </table:table-cell>
        </table:table-row>
        <table:table-row table:style-name="ro1">
          <table:table-cell office:value-type="string" calcext:value-type="string">
            <text:p>WYWH</text:p>
          </table:table-cell>
          <table:table-cell office:value-type="string" calcext:value-type="string">
            <text:p>Wish you were here</text:p>
          </table:table-cell>
          <table:table-cell table:formula="of:=CONCATENATE(&quot;{Name: &quot;&quot;&quot;;[.A1472];&quot;&quot;&quot;, Desc:&quot;&quot;&quot;; [.B1472]; &quot;&quot;&quot;},&quot;)" office:value-type="string" office:string-value="{Name: &quot;WYWH&quot;, Desc:&quot;Wish you were here&quot;}," calcext:value-type="string">
            <text:p>{Name: "WYWH", Desc:"Wish you were here"},</text:p>
          </table:table-cell>
        </table:table-row>
        <table:table-row table:style-name="ro1">
          <table:table-cell office:value-type="string" calcext:value-type="string">
            <text:p>X-1-10</text:p>
          </table:table-cell>
          <table:table-cell office:value-type="string" calcext:value-type="string">
            <text:p>Meaning 'Exciting'</text:p>
          </table:table-cell>
          <table:table-cell table:formula="of:=CONCATENATE(&quot;{Name: &quot;&quot;&quot;;[.A1473];&quot;&quot;&quot;, Desc:&quot;&quot;&quot;; [.B1473]; &quot;&quot;&quot;},&quot;)" office:value-type="string" office:string-value="{Name: &quot;X-1-10&quot;, Desc:&quot;Meaning 'Exciting'&quot;}," calcext:value-type="string">
            <text:p>{Name: "X-1-10", Desc:"Meaning 'Exciting'"},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ss</text:p>
          </table:table-cell>
          <table:table-cell table:formula="of:=CONCATENATE(&quot;{Name: &quot;&quot;&quot;;[.A1474];&quot;&quot;&quot;, Desc:&quot;&quot;&quot;; [.B1474]; &quot;&quot;&quot;},&quot;)" office:value-type="string" office:string-value="{Name: &quot;X&quot;, Desc:&quot;Kiss&quot;}," calcext:value-type="string">
            <text:p>{Name: "X", Desc:"Kiss"},</text:p>
          </table:table-cell>
        </table:table-row>
        <table:table-row table:style-name="ro1">
          <table:table-cell office:value-type="string" calcext:value-type="string">
            <text:p>X!</text:p>
          </table:table-cell>
          <table:table-cell office:value-type="string" calcext:value-type="string">
            <text:p>Meaning 'a typical woman'</text:p>
          </table:table-cell>
          <table:table-cell table:formula="of:=CONCATENATE(&quot;{Name: &quot;&quot;&quot;;[.A1475];&quot;&quot;&quot;, Desc:&quot;&quot;&quot;; [.B1475]; &quot;&quot;&quot;},&quot;)" office:value-type="string" office:string-value="{Name: &quot;X!&quot;, Desc:&quot;Meaning 'a typical woman'&quot;}," calcext:value-type="string">
            <text:p>{Name: "X!", Desc:"Meaning 'a typical woman'"},</text:p>
          </table:table-cell>
        </table:table-row>
        <table:table-row table:style-name="ro1">
          <table:table-cell office:value-type="string" calcext:value-type="string">
            <text:p>XD</text:p>
          </table:table-cell>
          <table:table-cell office:value-type="string" calcext:value-type="string">
            <text:p>Meaning 'really hard laugh' (where D is a smiley mouth)</text:p>
          </table:table-cell>
          <table:table-cell table:formula="of:=CONCATENATE(&quot;{Name: &quot;&quot;&quot;;[.A1476];&quot;&quot;&quot;, Desc:&quot;&quot;&quot;; [.B1476]; &quot;&quot;&quot;},&quot;)" office:value-type="string" office:string-value="{Name: &quot;XD&quot;, Desc:&quot;Meaning 'really hard laugh' (where D is a smiley mouth)&quot;}," calcext:value-type="string">
            <text:p>{Name: "XD", Desc:"Meaning 'really hard laugh' (where D is a smiley mouth)"},</text:p>
          </table:table-cell>
        </table:table-row>
        <table:table-row table:style-name="ro1">
          <table:table-cell office:value-type="string" calcext:value-type="string">
            <text:p>XD</text:p>
          </table:table-cell>
          <table:table-cell office:value-type="string" calcext:value-type="string">
            <text:p>Meaning a 'devilish smile'</text:p>
          </table:table-cell>
          <table:table-cell table:formula="of:=CONCATENATE(&quot;{Name: &quot;&quot;&quot;;[.A1477];&quot;&quot;&quot;, Desc:&quot;&quot;&quot;; [.B1477]; &quot;&quot;&quot;},&quot;)" office:value-type="string" office:string-value="{Name: &quot;XD&quot;, Desc:&quot;Meaning a 'devilish smile'&quot;}," calcext:value-type="string">
            <text:p>{Name: "XD", Desc:"Meaning a 'devilish smile'"},</text:p>
          </table:table-cell>
        </table:table-row>
        <table:table-row table:style-name="ro1">
          <table:table-cell office:value-type="string" calcext:value-type="string">
            <text:p>XME</text:p>
          </table:table-cell>
          <table:table-cell office:value-type="string" calcext:value-type="string">
            <text:p>Excuse Me</text:p>
          </table:table-cell>
          <table:table-cell table:formula="of:=CONCATENATE(&quot;{Name: &quot;&quot;&quot;;[.A1478];&quot;&quot;&quot;, Desc:&quot;&quot;&quot;; [.B1478]; &quot;&quot;&quot;},&quot;)" office:value-type="string" office:string-value="{Name: &quot;XME&quot;, Desc:&quot;Excuse Me&quot;}," calcext:value-type="string">
            <text:p>{Name: "XME", Desc:"Excuse Me"},</text:p>
          </table:table-cell>
        </table:table-row>
        <table:table-row table:style-name="ro1">
          <table:table-cell office:value-type="string" calcext:value-type="string">
            <text:p>XOXOXO</text:p>
          </table:table-cell>
          <table:table-cell office:value-type="string" calcext:value-type="string">
            <text:p>Hugs &amp;amp; Kisses</text:p>
          </table:table-cell>
          <table:table-cell table:formula="of:=CONCATENATE(&quot;{Name: &quot;&quot;&quot;;[.A1479];&quot;&quot;&quot;, Desc:&quot;&quot;&quot;; [.B1479]; &quot;&quot;&quot;},&quot;)" office:value-type="string" office:string-value="{Name: &quot;XOXOXO&quot;, Desc:&quot;Hugs &amp;amp; Kisses&quot;}," calcext:value-type="string">
            <text:p>{Name: "XOXOXO", Desc:"Hugs &amp;amp; Kisses"},</text:p>
          </table:table-cell>
        </table:table-row>
        <table:table-row table:style-name="ro1">
          <table:table-cell office:value-type="string" calcext:value-type="string">
            <text:p>XLNT</text:p>
          </table:table-cell>
          <table:table-cell office:value-type="string" calcext:value-type="string">
            <text:p>Excellent&amp;nbsp;</text:p>
          </table:table-cell>
          <table:table-cell table:formula="of:=CONCATENATE(&quot;{Name: &quot;&quot;&quot;;[.A1480];&quot;&quot;&quot;, Desc:&quot;&quot;&quot;; [.B1480]; &quot;&quot;&quot;},&quot;)" office:value-type="string" office:string-value="{Name: &quot;XLNT&quot;, Desc:&quot;Excellent&amp;nbsp;&quot;}," calcext:value-type="string">
            <text:p>{Name: "XLNT", Desc:"Excellent&amp;nbsp;"},</text:p>
          </table:table-cell>
        </table:table-row>
        <table:table-row table:style-name="ro1">
          <table:table-cell office:value-type="string" calcext:value-type="string">
            <text:p>XLR8</text:p>
          </table:table-cell>
          <table:table-cell office:value-type="string" calcext:value-type="string">
            <text:p>Meaning 'faster' or 'going faster'</text:p>
          </table:table-cell>
          <table:table-cell table:formula="of:=CONCATENATE(&quot;{Name: &quot;&quot;&quot;;[.A1481];&quot;&quot;&quot;, Desc:&quot;&quot;&quot;; [.B1481]; &quot;&quot;&quot;},&quot;)" office:value-type="string" office:string-value="{Name: &quot;XLR8&quot;, Desc:&quot;Meaning 'faster' or 'going faster'&quot;}," calcext:value-type="string">
            <text:p>{Name: "XLR8", Desc:"Meaning 'faster' or 'going faster'"},</text:p>
          </table:table-cell>
        </table:table-row>
        <table:table-row table:style-name="ro1">
          <table:table-cell office:value-type="string" calcext:value-type="string">
            <text:p>XPOST</text:p>
          </table:table-cell>
          <table:table-cell office:value-type="string" calcext:value-type="string">
            <text:p>Meaning Cross-post. A link posted to a subreddit that was already shared on a different subreddit (Reddit)</text:p>
          </table:table-cell>
          <table:table-cell table:formula="of:=CONCATENATE(&quot;{Name: &quot;&quot;&quot;;[.A1482];&quot;&quot;&quot;, Desc:&quot;&quot;&quot;; [.B1482]; &quot;&quot;&quot;},&quot;)" office:value-type="string" office:string-value="{Name: &quot;XPOST&quot;, Desc:&quot;Meaning Cross-post. A link posted to a subreddit that was already shared on a different subreddit (Reddit)&quot;}," calcext:value-type="string">
            <text:p>{Name: "XPOST", Desc:"Meaning Cross-post. A link posted to a subreddit that was already shared on a different subreddit (Reddit)"},</text:p>
          </table:table-cell>
        </table:table-row>
        <table:table-row table:style-name="ro1">
          <table:table-cell office:value-type="string" calcext:value-type="string">
            <text:p>XYL</text:p>
          </table:table-cell>
          <table:table-cell office:value-type="string" calcext:value-type="string">
            <text:p>Ex-young lady, meaning wife. (amateur radio)&amp;nbsp;</text:p>
          </table:table-cell>
          <table:table-cell table:formula="of:=CONCATENATE(&quot;{Name: &quot;&quot;&quot;;[.A1483];&quot;&quot;&quot;, Desc:&quot;&quot;&quot;; [.B1483]; &quot;&quot;&quot;},&quot;)" office:value-type="string" office:string-value="{Name: &quot;XYL&quot;, Desc:&quot;Ex-young lady, meaning wife. (amateur radio)&amp;nbsp;&quot;}," calcext:value-type="string">
            <text:p>{Name: "XYL", Desc:"Ex-young lady, meaning wife. (amateur radio)&amp;nbsp;"},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office:value-type="string" calcext:value-type="string">
            <text:p>Examine your zipper</text:p>
          </table:table-cell>
          <table:table-cell table:formula="of:=CONCATENATE(&quot;{Name: &quot;&quot;&quot;;[.A1484];&quot;&quot;&quot;, Desc:&quot;&quot;&quot;; [.B1484]; &quot;&quot;&quot;},&quot;)" office:value-type="string" office:string-value="{Name: &quot;XYZ&quot;, Desc:&quot;Examine your zipper&quot;}," calcext:value-type="string">
            <text:p>{Name: "XYZ", Desc:"Examine your zipper"},</text:p>
          </table:table-cell>
        </table:table-row>
        <table:table-row table:style-name="ro1">
          <table:table-cell office:value-type="string" calcext:value-type="string">
            <text:p>Y?</text:p>
          </table:table-cell>
          <table:table-cell office:value-type="string" calcext:value-type="string">
            <text:p>Why?</text:p>
          </table:table-cell>
          <table:table-cell table:formula="of:=CONCATENATE(&quot;{Name: &quot;&quot;&quot;;[.A1485];&quot;&quot;&quot;, Desc:&quot;&quot;&quot;; [.B1485]; &quot;&quot;&quot;},&quot;)" office:value-type="string" office:string-value="{Name: &quot;Y?&quot;, Desc:&quot;Why?&quot;}," calcext:value-type="string">
            <text:p>{Name: "Y?", Desc:"Why?"},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eaning Yawn</text:p>
          </table:table-cell>
          <table:table-cell table:formula="of:=CONCATENATE(&quot;{Name: &quot;&quot;&quot;;[.A1486];&quot;&quot;&quot;, Desc:&quot;&quot;&quot;; [.B1486]; &quot;&quot;&quot;},&quot;)" office:value-type="string" office:string-value="{Name: &quot;Y&quot;, Desc:&quot;Meaning Yawn&quot;}," calcext:value-type="string">
            <text:p>{Name: "Y", Desc:"Meaning Yawn"},</text:p>
          </table:table-cell>
        </table:table-row>
        <table:table-row table:style-name="ro1">
          <table:table-cell office:value-type="string" calcext:value-type="string">
            <text:p>Y2K</text:p>
          </table:table-cell>
          <table:table-cell office:value-type="string" calcext:value-type="string">
            <text:p>You're too kind</text:p>
          </table:table-cell>
          <table:table-cell table:formula="of:=CONCATENATE(&quot;{Name: &quot;&quot;&quot;;[.A1487];&quot;&quot;&quot;, Desc:&quot;&quot;&quot;; [.B1487]; &quot;&quot;&quot;},&quot;)" office:value-type="string" office:string-value="{Name: &quot;Y2K&quot;, Desc:&quot;You're too kind&quot;}," calcext:value-type="string">
            <text:p>{Name: "Y2K", Desc:"You're too kind"},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string" calcext:value-type="string">
            <text:p>Your</text:p>
          </table:table-cell>
          <table:table-cell table:formula="of:=CONCATENATE(&quot;{Name: &quot;&quot;&quot;;[.A1488];&quot;&quot;&quot;, Desc:&quot;&quot;&quot;; [.B1488]; &quot;&quot;&quot;},&quot;)" office:value-type="string" office:string-value="{Name: &quot;YA&quot;, Desc:&quot;Your&quot;}," calcext:value-type="string">
            <text:p>{Name: "YA", Desc:"Your"},</text:p>
          </table:table-cell>
        </table:table-row>
        <table:table-row table:style-name="ro1">
          <table:table-cell office:value-type="string" calcext:value-type="string">
            <text:p>YAA</text:p>
          </table:table-cell>
          <table:table-cell office:value-type="string" calcext:value-type="string">
            <text:p>Yet another acronym</text:p>
          </table:table-cell>
          <table:table-cell table:formula="of:=CONCATENATE(&quot;{Name: &quot;&quot;&quot;;[.A1489];&quot;&quot;&quot;, Desc:&quot;&quot;&quot;; [.B1489]; &quot;&quot;&quot;},&quot;)" office:value-type="string" office:string-value="{Name: &quot;YAA&quot;, Desc:&quot;Yet another acronym&quot;}," calcext:value-type="string">
            <text:p>{Name: "YAA", Desc:"Yet another acronym"},</text:p>
          </table:table-cell>
        </table:table-row>
        <table:table-row table:style-name="ro1">
          <table:table-cell office:value-type="string" calcext:value-type="string">
            <text:p>YABA</text:p>
          </table:table-cell>
          <table:table-cell office:value-type="string" calcext:value-type="string">
            <text:p>Yet another bloody acronym</text:p>
          </table:table-cell>
          <table:table-cell table:formula="of:=CONCATENATE(&quot;{Name: &quot;&quot;&quot;;[.A1490];&quot;&quot;&quot;, Desc:&quot;&quot;&quot;; [.B1490]; &quot;&quot;&quot;},&quot;)" office:value-type="string" office:string-value="{Name: &quot;YABA&quot;, Desc:&quot;Yet another bloody acronym&quot;}," calcext:value-type="string">
            <text:p>{Name: "YABA", Desc:"Yet another bloody acronym"},</text:p>
          </table:table-cell>
        </table:table-row>
        <table:table-row table:style-name="ro1">
          <table:table-cell office:value-type="string" calcext:value-type="string">
            <text:p>YARLY</text:p>
          </table:table-cell>
          <table:table-cell office:value-type="string" calcext:value-type="string">
            <text:p>Ya, really?</text:p>
          </table:table-cell>
          <table:table-cell table:formula="of:=CONCATENATE(&quot;{Name: &quot;&quot;&quot;;[.A1491];&quot;&quot;&quot;, Desc:&quot;&quot;&quot;; [.B1491]; &quot;&quot;&quot;},&quot;)" office:value-type="string" office:string-value="{Name: &quot;YARLY&quot;, Desc:&quot;Ya, really?&quot;}," calcext:value-type="string">
            <text:p>{Name: "YARLY", Desc:"Ya, really?"},</text:p>
          </table:table-cell>
        </table:table-row>
        <table:table-row table:style-name="ro1">
          <table:table-cell office:value-type="string" calcext:value-type="string">
            <text:p>YAS</text:p>
          </table:table-cell>
          <table:table-cell office:value-type="string" calcext:value-type="string">
            <text:p>Meaning 'praise'</text:p>
          </table:table-cell>
          <table:table-cell table:formula="of:=CONCATENATE(&quot;{Name: &quot;&quot;&quot;;[.A1492];&quot;&quot;&quot;, Desc:&quot;&quot;&quot;; [.B1492]; &quot;&quot;&quot;},&quot;)" office:value-type="string" office:string-value="{Name: &quot;YAS&quot;, Desc:&quot;Meaning 'praise'&quot;}," calcext:value-type="string">
            <text:p>{Name: "YAS", Desc:"Meaning 'praise'"},</text:p>
          </table:table-cell>
        </table:table-row>
        <table:table-row table:style-name="ro1">
          <table:table-cell office:value-type="string" calcext:value-type="string">
            <text:p>YBIC</text:p>
          </table:table-cell>
          <table:table-cell office:value-type="string" calcext:value-type="string">
            <text:p>Your brother in Christ</text:p>
          </table:table-cell>
          <table:table-cell table:formula="of:=CONCATENATE(&quot;{Name: &quot;&quot;&quot;;[.A1493];&quot;&quot;&quot;, Desc:&quot;&quot;&quot;; [.B1493]; &quot;&quot;&quot;},&quot;)" office:value-type="string" office:string-value="{Name: &quot;YBIC&quot;, Desc:&quot;Your brother in Christ&quot;}," calcext:value-type="string">
            <text:p>{Name: "YBIC", Desc:"Your brother in Christ"},</text:p>
          </table:table-cell>
        </table:table-row>
        <table:table-row table:style-name="ro1">
          <table:table-cell office:value-type="string" calcext:value-type="string">
            <text:p>YBS</text:p>
          </table:table-cell>
          <table:table-cell office:value-type="string" calcext:value-type="string">
            <text:p>You'll be sorry</text:p>
          </table:table-cell>
          <table:table-cell table:formula="of:=CONCATENATE(&quot;{Name: &quot;&quot;&quot;;[.A1494];&quot;&quot;&quot;, Desc:&quot;&quot;&quot;; [.B1494]; &quot;&quot;&quot;},&quot;)" office:value-type="string" office:string-value="{Name: &quot;YBS&quot;, Desc:&quot;You'll be sorry&quot;}," calcext:value-type="string">
            <text:p>{Name: "YBS", Desc:"You'll be sorry"},</text:p>
          </table:table-cell>
        </table:table-row>
        <table:table-row table:style-name="ro1">
          <table:table-cell office:value-type="string" calcext:value-type="string">
            <text:p>YCDBWYCID</text:p>
          </table:table-cell>
          <table:table-cell office:value-type="string" calcext:value-type="string">
            <text:p>You can't do business when your computer is down</text:p>
          </table:table-cell>
          <table:table-cell table:formula="of:=CONCATENATE(&quot;{Name: &quot;&quot;&quot;;[.A1495];&quot;&quot;&quot;, Desc:&quot;&quot;&quot;; [.B1495]; &quot;&quot;&quot;},&quot;)" office:value-type="string" office:string-value="{Name: &quot;YCDBWYCID&quot;, Desc:&quot;You can't do business when your computer is down&quot;}," calcext:value-type="string">
            <text:p>{Name: "YCDBWYCID", Desc:"You can't do business when your computer is down"},</text:p>
          </table:table-cell>
        </table:table-row>
        <table:table-row table:style-name="ro1">
          <table:table-cell office:value-type="string" calcext:value-type="string">
            <text:p>YCHT</text:p>
          </table:table-cell>
          <table:table-cell office:value-type="string" calcext:value-type="string">
            <text:p>You can have them</text:p>
          </table:table-cell>
          <table:table-cell table:formula="of:=CONCATENATE(&quot;{Name: &quot;&quot;&quot;;[.A1496];&quot;&quot;&quot;, Desc:&quot;&quot;&quot;; [.B1496]; &quot;&quot;&quot;},&quot;)" office:value-type="string" office:string-value="{Name: &quot;YCHT&quot;, Desc:&quot;You can have them&quot;}," calcext:value-type="string">
            <text:p>{Name: "YCHT", Desc:"You can have them"},</text:p>
          </table:table-cell>
        </table:table-row>
        <table:table-row table:style-name="ro1">
          <table:table-cell office:value-type="string" calcext:value-type="string">
            <text:p>YCLIU</text:p>
          </table:table-cell>
          <table:table-cell office:value-type="string" calcext:value-type="string">
            <text:p>You can look it up</text:p>
          </table:table-cell>
          <table:table-cell table:formula="of:=CONCATENATE(&quot;{Name: &quot;&quot;&quot;;[.A1497];&quot;&quot;&quot;, Desc:&quot;&quot;&quot;; [.B1497]; &quot;&quot;&quot;},&quot;)" office:value-type="string" office:string-value="{Name: &quot;YCLIU&quot;, Desc:&quot;You can look it up&quot;}," calcext:value-type="string">
            <text:p>{Name: "YCLIU", Desc:"You can look it up"},</text:p>
          </table:table-cell>
        </table:table-row>
        <table:table-row table:style-name="ro1">
          <table:table-cell office:value-type="string" calcext:value-type="string">
            <text:p>YCMU</text:p>
          </table:table-cell>
          <table:table-cell office:value-type="string" calcext:value-type="string">
            <text:p>You crack me up</text:p>
          </table:table-cell>
          <table:table-cell table:formula="of:=CONCATENATE(&quot;{Name: &quot;&quot;&quot;;[.A1498];&quot;&quot;&quot;, Desc:&quot;&quot;&quot;; [.B1498]; &quot;&quot;&quot;},&quot;)" office:value-type="string" office:string-value="{Name: &quot;YCMU&quot;, Desc:&quot;You crack me up&quot;}," calcext:value-type="string">
            <text:p>{Name: "YCMU", Desc:"You crack me up"},</text:p>
          </table:table-cell>
        </table:table-row>
        <table:table-row table:style-name="ro1">
          <table:table-cell office:value-type="string" calcext:value-type="string">
            <text:p>YCT</text:p>
          </table:table-cell>
          <table:table-cell office:value-type="string" calcext:value-type="string">
            <text:p>Meaning Your comment to?</text:p>
          </table:table-cell>
          <table:table-cell table:formula="of:=CONCATENATE(&quot;{Name: &quot;&quot;&quot;;[.A1499];&quot;&quot;&quot;, Desc:&quot;&quot;&quot;; [.B1499]; &quot;&quot;&quot;},&quot;)" office:value-type="string" office:string-value="{Name: &quot;YCT&quot;, Desc:&quot;Meaning Your comment to?&quot;}," calcext:value-type="string">
            <text:p>{Name: "YCT", Desc:"Meaning Your comment to?"},</text:p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esterday</text:p>
          </table:table-cell>
          <table:table-cell table:formula="of:=CONCATENATE(&quot;{Name: &quot;&quot;&quot;;[.A1500];&quot;&quot;&quot;, Desc:&quot;&quot;&quot;; [.B1500]; &quot;&quot;&quot;},&quot;)" office:value-type="string" office:string-value="{Name: &quot;YD&quot;, Desc:&quot;Yesterday&quot;}," calcext:value-type="string">
            <text:p>{Name: "YD", Desc:"Yesterday"},</text:p>
          </table:table-cell>
        </table:table-row>
        <table:table-row table:style-name="ro1">
          <table:table-cell office:value-type="string" calcext:value-type="string">
            <text:p>YEET</text:p>
          </table:table-cell>
          <table:table-cell office:value-type="string" calcext:value-type="string">
            <text:p>Meaning excitement, approval or display of energy (i.e. throwing something)</text:p>
          </table:table-cell>
          <table:table-cell table:formula="of:=CONCATENATE(&quot;{Name: &quot;&quot;&quot;;[.A1501];&quot;&quot;&quot;, Desc:&quot;&quot;&quot;; [.B1501]; &quot;&quot;&quot;},&quot;)" office:value-type="string" office:string-value="{Name: &quot;YEET&quot;, Desc:&quot;Meaning excitement, approval or display of energy (i.e. throwing something)&quot;}," calcext:value-type="string">
            <text:p>{Name: "YEET", Desc:"Meaning excitement, approval or display of energy (i.e. throwing something)"},</text:p>
          </table:table-cell>
        </table:table-row>
        <table:table-row table:style-name="ro1">
          <table:table-cell office:value-type="string" calcext:value-type="string">
            <text:p>YF</text:p>
          </table:table-cell>
          <table:table-cell office:value-type="string" calcext:value-type="string">
            <text:p>Wife</text:p>
          </table:table-cell>
          <table:table-cell table:formula="of:=CONCATENATE(&quot;{Name: &quot;&quot;&quot;;[.A1502];&quot;&quot;&quot;, Desc:&quot;&quot;&quot;; [.B1502]; &quot;&quot;&quot;},&quot;)" office:value-type="string" office:string-value="{Name: &quot;YF&quot;, Desc:&quot;Wife&quot;}," calcext:value-type="string">
            <text:p>{Name: "YF", Desc:"Wife"},</text:p>
          </table:table-cell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Young gentleman</text:p>
          </table:table-cell>
          <table:table-cell table:formula="of:=CONCATENATE(&quot;{Name: &quot;&quot;&quot;;[.A1503];&quot;&quot;&quot;, Desc:&quot;&quot;&quot;; [.B1503]; &quot;&quot;&quot;},&quot;)" office:value-type="string" office:string-value="{Name: &quot;YG&quot;, Desc:&quot;Young gentleman&quot;}," calcext:value-type="string">
            <text:p>{Name: "YG", Desc:"Young gentleman"},</text:p>
          </table:table-cell>
        </table:table-row>
        <table:table-row table:style-name="ro1">
          <table:table-cell office:value-type="string" calcext:value-type="string">
            <text:p>YGG</text:p>
          </table:table-cell>
          <table:table-cell office:value-type="string" calcext:value-type="string">
            <text:p>You go girl</text:p>
          </table:table-cell>
          <table:table-cell table:formula="of:=CONCATENATE(&quot;{Name: &quot;&quot;&quot;;[.A1504];&quot;&quot;&quot;, Desc:&quot;&quot;&quot;; [.B1504]; &quot;&quot;&quot;},&quot;)" office:value-type="string" office:string-value="{Name: &quot;YGG&quot;, Desc:&quot;You go girl&quot;}," calcext:value-type="string">
            <text:p>{Name: "YGG", Desc:"You go girl"},</text:p>
          </table:table-cell>
        </table:table-row>
        <table:table-row table:style-name="ro1">
          <table:table-cell office:value-type="string" calcext:value-type="string">
            <text:p>YGTBKM</text:p>
          </table:table-cell>
          <table:table-cell office:value-type="string" calcext:value-type="string">
            <text:p>You've got to be kidding me</text:p>
          </table:table-cell>
          <table:table-cell table:formula="of:=CONCATENATE(&quot;{Name: &quot;&quot;&quot;;[.A1505];&quot;&quot;&quot;, Desc:&quot;&quot;&quot;; [.B1505]; &quot;&quot;&quot;},&quot;)" office:value-type="string" office:string-value="{Name: &quot;YGTBKM&quot;, Desc:&quot;You've got to be kidding me&quot;}," calcext:value-type="string">
            <text:p>{Name: "YGTBKM", Desc:"You've got to be kidding me"},</text:p>
          </table:table-cell>
        </table:table-row>
        <table:table-row table:style-name="ro1">
          <table:table-cell office:value-type="string" calcext:value-type="string">
            <text:p>YGTR</text:p>
          </table:table-cell>
          <table:table-cell office:value-type="string" calcext:value-type="string">
            <text:p>You got that right</text:p>
          </table:table-cell>
          <table:table-cell table:formula="of:=CONCATENATE(&quot;{Name: &quot;&quot;&quot;;[.A1506];&quot;&quot;&quot;, Desc:&quot;&quot;&quot;; [.B1506]; &quot;&quot;&quot;},&quot;)" office:value-type="string" office:string-value="{Name: &quot;YGTR&quot;, Desc:&quot;You got that right&quot;}," calcext:value-type="string">
            <text:p>{Name: "YGTR", Desc:"You got that right"},</text:p>
          </table:table-cell>
        </table:table-row>
        <table:table-row table:style-name="ro1">
          <table:table-cell office:value-type="string" calcext:value-type="string">
            <text:p>YHBT</text:p>
          </table:table-cell>
          <table:table-cell office:value-type="string" calcext:value-type="string">
            <text:p>You have been trolled</text:p>
          </table:table-cell>
          <table:table-cell table:formula="of:=CONCATENATE(&quot;{Name: &quot;&quot;&quot;;[.A1507];&quot;&quot;&quot;, Desc:&quot;&quot;&quot;; [.B1507]; &quot;&quot;&quot;},&quot;)" office:value-type="string" office:string-value="{Name: &quot;YHBT&quot;, Desc:&quot;You have been trolled&quot;}," calcext:value-type="string">
            <text:p>{Name: "YHBT", Desc:"You have been trolled"},</text:p>
          </table:table-cell>
        </table:table-row>
        <table:table-row table:style-name="ro1">
          <table:table-cell office:value-type="string" calcext:value-type="string">
            <text:p>YHBW</text:p>
          </table:table-cell>
          <table:table-cell office:value-type="string" calcext:value-type="string">
            <text:p>You have been warned</text:p>
          </table:table-cell>
          <table:table-cell table:formula="of:=CONCATENATE(&quot;{Name: &quot;&quot;&quot;;[.A1508];&quot;&quot;&quot;, Desc:&quot;&quot;&quot;; [.B1508]; &quot;&quot;&quot;},&quot;)" office:value-type="string" office:string-value="{Name: &quot;YHBW&quot;, Desc:&quot;You have been warned&quot;}," calcext:value-type="string">
            <text:p>{Name: "YHBW", Desc:"You have been warned"},</text:p>
          </table:table-cell>
        </table:table-row>
        <table:table-row table:style-name="ro1">
          <table:table-cell office:value-type="string" calcext:value-type="string">
            <text:p>YHL</text:p>
          </table:table-cell>
          <table:table-cell office:value-type="string" calcext:value-type="string">
            <text:p>You have lost</text:p>
          </table:table-cell>
          <table:table-cell table:formula="of:=CONCATENATE(&quot;{Name: &quot;&quot;&quot;;[.A1509];&quot;&quot;&quot;, Desc:&quot;&quot;&quot;; [.B1509]; &quot;&quot;&quot;},&quot;)" office:value-type="string" office:string-value="{Name: &quot;YHL&quot;, Desc:&quot;You have lost&quot;}," calcext:value-type="string">
            <text:p>{Name: "YHL", Desc:"You have lost"},</text:p>
          </table:table-cell>
        </table:table-row>
        <table:table-row table:style-name="ro1">
          <table:table-cell office:value-type="string" calcext:value-type="string">
            <text:p>YIU</text:p>
          </table:table-cell>
          <table:table-cell office:value-type="string" calcext:value-type="string">
            <text:p>Yes, I understand</text:p>
          </table:table-cell>
          <table:table-cell table:formula="of:=CONCATENATE(&quot;{Name: &quot;&quot;&quot;;[.A1510];&quot;&quot;&quot;, Desc:&quot;&quot;&quot;; [.B1510]; &quot;&quot;&quot;},&quot;)" office:value-type="string" office:string-value="{Name: &quot;YIU&quot;, Desc:&quot;Yes, I understand&quot;}," calcext:value-type="string">
            <text:p>{Name: "YIU", Desc:"Yes, I understand"},</text:p>
          </table:table-cell>
        </table:table-row>
        <table:table-row table:style-name="ro1">
          <table:table-cell office:value-type="string" calcext:value-type="string">
            <text:p>YKW</text:p>
          </table:table-cell>
          <table:table-cell office:value-type="string" calcext:value-type="string">
            <text:p>You know what</text:p>
          </table:table-cell>
          <table:table-cell table:formula="of:=CONCATENATE(&quot;{Name: &quot;&quot;&quot;;[.A1511];&quot;&quot;&quot;, Desc:&quot;&quot;&quot;; [.B1511]; &quot;&quot;&quot;},&quot;)" office:value-type="string" office:string-value="{Name: &quot;YKW&quot;, Desc:&quot;You know what&quot;}," calcext:value-type="string">
            <text:p>{Name: "YKW", Desc:"You know what"},</text:p>
          </table:table-cell>
        </table:table-row>
        <table:table-row table:style-name="ro1">
          <table:table-cell office:value-type="string" calcext:value-type="string">
            <text:p>YKWYCD</text:p>
          </table:table-cell>
          <table:table-cell office:value-type="string" calcext:value-type="string">
            <text:p>You know what you can do</text:p>
          </table:table-cell>
          <table:table-cell table:formula="of:=CONCATENATE(&quot;{Name: &quot;&quot;&quot;;[.A1512];&quot;&quot;&quot;, Desc:&quot;&quot;&quot;; [.B1512]; &quot;&quot;&quot;},&quot;)" office:value-type="string" office:string-value="{Name: &quot;YKWYCD&quot;, Desc:&quot;You know what you can do&quot;}," calcext:value-type="string">
            <text:p>{Name: "YKWYCD", Desc:"You know what you can do"},</text:p>
          </table:table-cell>
        </table:table-row>
        <table:table-row table:style-name="ro1">
          <table:table-cell office:value-type="string" calcext:value-type="string">
            <text:p>YL</text:p>
          </table:table-cell>
          <table:table-cell office:value-type="string" calcext:value-type="string">
            <text:p>Young lady</text:p>
          </table:table-cell>
          <table:table-cell table:formula="of:=CONCATENATE(&quot;{Name: &quot;&quot;&quot;;[.A1513];&quot;&quot;&quot;, Desc:&quot;&quot;&quot;; [.B1513]; &quot;&quot;&quot;},&quot;)" office:value-type="string" office:string-value="{Name: &quot;YL&quot;, Desc:&quot;Young lady&quot;}," calcext:value-type="string">
            <text:p>{Name: "YL", Desc:"Young lady"},</text:p>
          </table:table-cell>
        </table:table-row>
        <table:table-row table:style-name="ro1">
          <table:table-cell office:value-type="string" calcext:value-type="string">
            <text:p>YMMV</text:p>
          </table:table-cell>
          <table:table-cell office:value-type="string" calcext:value-type="string">
            <text:p>Your mileage may vary</text:p>
          </table:table-cell>
          <table:table-cell table:formula="of:=CONCATENATE(&quot;{Name: &quot;&quot;&quot;;[.A1514];&quot;&quot;&quot;, Desc:&quot;&quot;&quot;; [.B1514]; &quot;&quot;&quot;},&quot;)" office:value-type="string" office:string-value="{Name: &quot;YMMV&quot;, Desc:&quot;Your mileage may vary&quot;}," calcext:value-type="string">
            <text:p>{Name: "YMMV", Desc:"Your mileage may vary"},</text:p>
          </table:table-cell>
        </table:table-row>
        <table:table-row table:style-name="ro1">
          <table:table-cell office:value-type="string" calcext:value-type="string">
            <text:p>YNK</text:p>
          </table:table-cell>
          <table:table-cell office:value-type="string" calcext:value-type="string">
            <text:p>You never know</text:p>
          </table:table-cell>
          <table:table-cell table:formula="of:=CONCATENATE(&quot;{Name: &quot;&quot;&quot;;[.A1515];&quot;&quot;&quot;, Desc:&quot;&quot;&quot;; [.B1515]; &quot;&quot;&quot;},&quot;)" office:value-type="string" office:string-value="{Name: &quot;YNK&quot;, Desc:&quot;You never know&quot;}," calcext:value-type="string">
            <text:p>{Name: "YNK", Desc:"You never know"},</text:p>
          </table:table-cell>
        </table:table-row>
        <table:table-row table:style-name="ro1">
          <table:table-cell office:value-type="string" calcext:value-type="string">
            <text:p>YOLO</text:p>
          </table:table-cell>
          <table:table-cell office:value-type="string" calcext:value-type="string">
            <text:p>You only live once</text:p>
          </table:table-cell>
          <table:table-cell table:formula="of:=CONCATENATE(&quot;{Name: &quot;&quot;&quot;;[.A1516];&quot;&quot;&quot;, Desc:&quot;&quot;&quot;; [.B1516]; &quot;&quot;&quot;},&quot;)" office:value-type="string" office:string-value="{Name: &quot;YOLO&quot;, Desc:&quot;You only live once&quot;}," calcext:value-type="string">
            <text:p>{Name: "YOLO", Desc:"You only live once"},</text:p>
          </table:table-cell>
        </table:table-row>
        <table:table-row table:style-name="ro1">
          <table:table-cell office:value-type="string" calcext:value-type="string">
            <text:p>YR</text:p>
          </table:table-cell>
          <table:table-cell office:value-type="string" calcext:value-type="string">
            <text:p>Your</text:p>
          </table:table-cell>
          <table:table-cell table:formula="of:=CONCATENATE(&quot;{Name: &quot;&quot;&quot;;[.A1517];&quot;&quot;&quot;, Desc:&quot;&quot;&quot;; [.B1517]; &quot;&quot;&quot;},&quot;)" office:value-type="string" office:string-value="{Name: &quot;YR&quot;, Desc:&quot;Your&quot;}," calcext:value-type="string">
            <text:p>{Name: "YR", Desc:"Your"},</text:p>
          </table:table-cell>
        </table:table-row>
        <table:table-row table:style-name="ro1">
          <table:table-cell office:value-type="string" calcext:value-type="string">
            <text:p>YR</text:p>
          </table:table-cell>
          <table:table-cell office:value-type="string" calcext:value-type="string">
            <text:p>Yeah right</text:p>
          </table:table-cell>
          <table:table-cell table:formula="of:=CONCATENATE(&quot;{Name: &quot;&quot;&quot;;[.A1518];&quot;&quot;&quot;, Desc:&quot;&quot;&quot;; [.B1518]; &quot;&quot;&quot;},&quot;)" office:value-type="string" office:string-value="{Name: &quot;YR&quot;, Desc:&quot;Yeah right&quot;}," calcext:value-type="string">
            <text:p>{Name: "YR", Desc:"Yeah right"},</text:p>
          </table:table-cell>
        </table:table-row>
        <table:table-row table:style-name="ro1">
          <table:table-cell office:value-type="string" calcext:value-type="string">
            <text:p>YRYOCC</text:p>
          </table:table-cell>
          <table:table-cell office:value-type="string" calcext:value-type="string">
            <text:p>You're running your own cuckoo clock</text:p>
          </table:table-cell>
          <table:table-cell table:formula="of:=CONCATENATE(&quot;{Name: &quot;&quot;&quot;;[.A1519];&quot;&quot;&quot;, Desc:&quot;&quot;&quot;; [.B1519]; &quot;&quot;&quot;},&quot;)" office:value-type="string" office:string-value="{Name: &quot;YRYOCC&quot;, Desc:&quot;You're running your own cuckoo clock&quot;}," calcext:value-type="string">
            <text:p>{Name: "YRYOCC", Desc:"You're running your own cuckoo clock"},</text:p>
          </table:table-cell>
        </table:table-row>
        <table:table-row table:style-name="ro1">
          <table:table-cell office:value-type="string" calcext:value-type="string">
            <text:p>YSIC</text:p>
          </table:table-cell>
          <table:table-cell office:value-type="string" calcext:value-type="string">
            <text:p>Your sister in Christ</text:p>
          </table:table-cell>
          <table:table-cell table:formula="of:=CONCATENATE(&quot;{Name: &quot;&quot;&quot;;[.A1520];&quot;&quot;&quot;, Desc:&quot;&quot;&quot;; [.B1520]; &quot;&quot;&quot;},&quot;)" office:value-type="string" office:string-value="{Name: &quot;YSIC&quot;, Desc:&quot;Your sister in Christ&quot;}," calcext:value-type="string">
            <text:p>{Name: "YSIC", Desc:"Your sister in Christ"},</text:p>
          </table:table-cell>
        </table:table-row>
        <table:table-row table:style-name="ro1">
          <table:table-cell office:value-type="string" calcext:value-type="string">
            <text:p>YSYD</text:p>
          </table:table-cell>
          <table:table-cell office:value-type="string" calcext:value-type="string">
            <text:p>Yeah sure you do</text:p>
          </table:table-cell>
          <table:table-cell table:formula="of:=CONCATENATE(&quot;{Name: &quot;&quot;&quot;;[.A1521];&quot;&quot;&quot;, Desc:&quot;&quot;&quot;; [.B1521]; &quot;&quot;&quot;},&quot;)" office:value-type="string" office:string-value="{Name: &quot;YSYD&quot;, Desc:&quot;Yeah sure you do&quot;}," calcext:value-type="string">
            <text:p>{Name: "YSYD", Desc:"Yeah sure you do"},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YouTube</text:p>
          </table:table-cell>
          <table:table-cell table:formula="of:=CONCATENATE(&quot;{Name: &quot;&quot;&quot;;[.A1522];&quot;&quot;&quot;, Desc:&quot;&quot;&quot;; [.B1522]; &quot;&quot;&quot;},&quot;)" office:value-type="string" office:string-value="{Name: &quot;YT&quot;, Desc:&quot;YouTube&quot;}," calcext:value-type="string">
            <text:p>{Name: "YT", Desc:"YouTube"},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You there?</text:p>
          </table:table-cell>
          <table:table-cell table:formula="of:=CONCATENATE(&quot;{Name: &quot;&quot;&quot;;[.A1523];&quot;&quot;&quot;, Desc:&quot;&quot;&quot;; [.B1523]; &quot;&quot;&quot;},&quot;)" office:value-type="string" office:string-value="{Name: &quot;YT&quot;, Desc:&quot;You there?&quot;}," calcext:value-type="string">
            <text:p>{Name: "YT", Desc:"You there?"},</text:p>
          </table:table-cell>
        </table:table-row>
        <table:table-row table:style-name="ro1">
          <table:table-cell office:value-type="string" calcext:value-type="string">
            <text:p>YTB</text:p>
          </table:table-cell>
          <table:table-cell office:value-type="string" calcext:value-type="string">
            <text:p>You're the best</text:p>
          </table:table-cell>
          <table:table-cell table:formula="of:=CONCATENATE(&quot;{Name: &quot;&quot;&quot;;[.A1524];&quot;&quot;&quot;, Desc:&quot;&quot;&quot;; [.B1524]; &quot;&quot;&quot;},&quot;)" office:value-type="string" office:string-value="{Name: &quot;YTB&quot;, Desc:&quot;You're the best&quot;}," calcext:value-type="string">
            <text:p>{Name: "YTB", Desc:"You're the best"},</text:p>
          </table:table-cell>
        </table:table-row>
        <table:table-row table:style-name="ro1">
          <table:table-cell office:value-type="string" calcext:value-type="string">
            <text:p>YTB</text:p>
          </table:table-cell>
          <table:table-cell office:value-type="string" calcext:value-type="string">
            <text:p>Youth talk back</text:p>
          </table:table-cell>
          <table:table-cell table:formula="of:=CONCATENATE(&quot;{Name: &quot;&quot;&quot;;[.A1525];&quot;&quot;&quot;, Desc:&quot;&quot;&quot;; [.B1525]; &quot;&quot;&quot;},&quot;)" office:value-type="string" office:string-value="{Name: &quot;YTB&quot;, Desc:&quot;Youth talk back&quot;}," calcext:value-type="string">
            <text:p>{Name: "YTB", Desc:"Youth talk back"},</text:p>
          </table:table-cell>
        </table:table-row>
        <table:table-row table:style-name="ro1">
          <table:table-cell office:value-type="string" calcext:value-type="string">
            <text:p>YTTL</text:p>
          </table:table-cell>
          <table:table-cell office:value-type="string" calcext:value-type="string">
            <text:p>You take too long</text:p>
          </table:table-cell>
          <table:table-cell table:formula="of:=CONCATENATE(&quot;{Name: &quot;&quot;&quot;;[.A1526];&quot;&quot;&quot;, Desc:&quot;&quot;&quot;; [.B1526]; &quot;&quot;&quot;},&quot;)" office:value-type="string" office:string-value="{Name: &quot;YTTL&quot;, Desc:&quot;You take too long&quot;}," calcext:value-type="string">
            <text:p>{Name: "YTTL", Desc:"You take too long"},</text:p>
          </table:table-cell>
        </table:table-row>
        <table:table-row table:style-name="ro1">
          <table:table-cell office:value-type="string" calcext:value-type="string">
            <text:p>YTG</text:p>
          </table:table-cell>
          <table:table-cell office:value-type="string" calcext:value-type="string">
            <text:p>You're the greatest</text:p>
          </table:table-cell>
          <table:table-cell table:formula="of:=CONCATENATE(&quot;{Name: &quot;&quot;&quot;;[.A1527];&quot;&quot;&quot;, Desc:&quot;&quot;&quot;; [.B1527]; &quot;&quot;&quot;},&quot;)" office:value-type="string" office:string-value="{Name: &quot;YTG&quot;, Desc:&quot;You're the greatest&quot;}," calcext:value-type="string">
            <text:p>{Name: "YTG", Desc:"You're the greatest"},</text:p>
          </table:table-cell>
        </table:table-row>
        <table:table-row table:style-name="ro1">
          <table:table-cell office:value-type="string" calcext:value-type="string">
            <text:p>YW</text:p>
          </table:table-cell>
          <table:table-cell office:value-type="string" calcext:value-type="string">
            <text:p>You're welcome</text:p>
          </table:table-cell>
          <table:table-cell table:formula="of:=CONCATENATE(&quot;{Name: &quot;&quot;&quot;;[.A1528];&quot;&quot;&quot;, Desc:&quot;&quot;&quot;; [.B1528]; &quot;&quot;&quot;},&quot;)" office:value-type="string" office:string-value="{Name: &quot;YW&quot;, Desc:&quot;You're welcome&quot;}," calcext:value-type="string">
            <text:p>{Name: "YW", Desc:"You're welcome"},</text:p>
          </table:table-cell>
        </table:table-row>
        <table:table-row table:style-name="ro1">
          <table:table-cell office:value-type="string" calcext:value-type="string">
            <text:p>YWHNB</text:p>
          </table:table-cell>
          <table:table-cell office:value-type="string" calcext:value-type="string">
            <text:p>Yes, we have no bananas</text:p>
          </table:table-cell>
          <table:table-cell table:formula="of:=CONCATENATE(&quot;{Name: &quot;&quot;&quot;;[.A1529];&quot;&quot;&quot;, Desc:&quot;&quot;&quot;; [.B1529]; &quot;&quot;&quot;},&quot;)" office:value-type="string" office:string-value="{Name: &quot;YWHNB&quot;, Desc:&quot;Yes, we have no bananas&quot;}," calcext:value-type="string">
            <text:p>{Name: "YWHNB", Desc:"Yes, we have no bananas"},</text:p>
          </table:table-cell>
        </table:table-row>
        <table:table-row table:style-name="ro1">
          <table:table-cell office:value-type="string" calcext:value-type="string">
            <text:p>YWHOL</text:p>
          </table:table-cell>
          <table:table-cell office:value-type="string" calcext:value-type="string">
            <text:p>Yelling 'woohoo' out loud</text:p>
          </table:table-cell>
          <table:table-cell table:formula="of:=CONCATENATE(&quot;{Name: &quot;&quot;&quot;;[.A1530];&quot;&quot;&quot;, Desc:&quot;&quot;&quot;; [.B1530]; &quot;&quot;&quot;},&quot;)" office:value-type="string" office:string-value="{Name: &quot;YWHOL&quot;, Desc:&quot;Yelling 'woohoo' out loud&quot;}," calcext:value-type="string">
            <text:p>{Name: "YWHOL", Desc:"Yelling 'woohoo' out loud"},</text:p>
          </table:table-cell>
        </table:table-row>
        <table:table-row table:style-name="ro1">
          <table:table-cell office:value-type="string" calcext:value-type="string">
            <text:p>YWSYLS</text:p>
          </table:table-cell>
          <table:table-cell office:value-type="string" calcext:value-type="string">
            <text:p>You win some, you lose some</text:p>
          </table:table-cell>
          <table:table-cell table:formula="of:=CONCATENATE(&quot;{Name: &quot;&quot;&quot;;[.A1531];&quot;&quot;&quot;, Desc:&quot;&quot;&quot;; [.B1531]; &quot;&quot;&quot;},&quot;)" office:value-type="string" office:string-value="{Name: &quot;YWSYLS&quot;, Desc:&quot;You win some, you lose some&quot;}," calcext:value-type="string">
            <text:p>{Name: "YWSYLS", Desc:"You win some, you lose some"},</text:p>
          </table:table-cell>
        </table:table-row>
        <table:table-row table:style-name="ro1">
          <table:table-cell office:value-type="string" calcext:value-type="string">
            <text:p>YYSSW</text:p>
          </table:table-cell>
          <table:table-cell office:value-type="string" calcext:value-type="string">
            <text:p>Yeah, yeah, sure, sure, whatever</text:p>
          </table:table-cell>
          <table:table-cell table:formula="of:=CONCATENATE(&quot;{Name: &quot;&quot;&quot;;[.A1532];&quot;&quot;&quot;, Desc:&quot;&quot;&quot;; [.B1532]; &quot;&quot;&quot;},&quot;)" office:value-type="string" office:string-value="{Name: &quot;YYSSW&quot;, Desc:&quot;Yeah, yeah, sure, sure, whatever&quot;}," calcext:value-type="string">
            <text:p>{Name: "YYSSW", Desc:"Yeah, yeah, sure, sure, whatever"},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formula="of:=CONCATENATE(&quot;{Name: &quot;&quot;&quot;;[.A1533];&quot;&quot;&quot;, Desc:&quot;&quot;&quot;; [.B1533]; &quot;&quot;&quot;},&quot;)" office:value-type="string" office:string-value="{Name: &quot;Z&quot;, Desc:&quot;Zero&quot;}," calcext:value-type="string">
            <text:p>{Name: "Z", Desc:"Zero"},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's are calling (meaning going to bed/sleep)</text:p>
          </table:table-cell>
          <table:table-cell table:formula="of:=CONCATENATE(&quot;{Name: &quot;&quot;&quot;;[.A1534];&quot;&quot;&quot;, Desc:&quot;&quot;&quot;; [.B1534]; &quot;&quot;&quot;},&quot;)" office:value-type="string" office:string-value="{Name: &quot;Z&quot;, Desc:&quot;Z's are calling (meaning going to bed/sleep)&quot;}," calcext:value-type="string">
            <text:p>{Name: "Z", Desc:"Z's are calling (meaning going to bed/sleep)"},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Meaning 'Said'</text:p>
          </table:table-cell>
          <table:table-cell table:formula="of:=CONCATENATE(&quot;{Name: &quot;&quot;&quot;;[.A1535];&quot;&quot;&quot;, Desc:&quot;&quot;&quot;; [.B1535]; &quot;&quot;&quot;},&quot;)" office:value-type="string" office:string-value="{Name: &quot;Z&quot;, Desc:&quot;Meaning 'Said'&quot;}," calcext:value-type="string">
            <text:p>{Name: "Z", Desc:"Meaning 'Said'"},</text:p>
          </table:table-cell>
        </table:table-row>
        <table:table-row table:style-name="ro1">
          <table:table-cell office:value-type="string" calcext:value-type="string">
            <text:p>Z%</text:p>
          </table:table-cell>
          <table:table-cell office:value-type="string" calcext:value-type="string">
            <text:p>Zoo</text:p>
          </table:table-cell>
          <table:table-cell table:formula="of:=CONCATENATE(&quot;{Name: &quot;&quot;&quot;;[.A1536];&quot;&quot;&quot;, Desc:&quot;&quot;&quot;; [.B1536]; &quot;&quot;&quot;},&quot;)" office:value-type="string" office:string-value="{Name: &quot;Z%&quot;, Desc:&quot;Zoo&quot;}," calcext:value-type="string">
            <text:p>{Name: "Z%", Desc:"Zoo"},</text:p>
          </table:table-cell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Sleeping Hour</text:p>
          </table:table-cell>
          <table:table-cell table:formula="of:=CONCATENATE(&quot;{Name: &quot;&quot;&quot;;[.A1537];&quot;&quot;&quot;, Desc:&quot;&quot;&quot;; [.B1537]; &quot;&quot;&quot;},&quot;)" office:value-type="string" office:string-value="{Name: &quot;ZH&quot;, Desc:&quot;Sleeping Hour&quot;}," calcext:value-type="string">
            <text:p>{Name: "ZH", Desc:"Sleeping Hour"},</text:p>
          </table:table-cell>
        </table:table-row>
        <table:table-row table:style-name="ro1">
          <table:table-cell office:value-type="string" calcext:value-type="string">
            <text:p>ZOMG</text:p>
          </table:table-cell>
          <table:table-cell office:value-type="string" calcext:value-type="string">
            <text:p>Used in World of Warcraft to mean OMG (Oh My God)</text:p>
          </table:table-cell>
          <table:table-cell table:formula="of:=CONCATENATE(&quot;{Name: &quot;&quot;&quot;;[.A1538];&quot;&quot;&quot;, Desc:&quot;&quot;&quot;; [.B1538]; &quot;&quot;&quot;},&quot;)" office:value-type="string" office:string-value="{Name: &quot;ZOMG&quot;, Desc:&quot;Used in World of Warcraft to mean OMG (Oh My God)&quot;}," calcext:value-type="string">
            <text:p>{Name: "ZOMG", Desc:"Used in World of Warcraft to mean OMG (Oh My God)"},</text:p>
          </table:table-cell>
        </table:table-row>
        <table:table-row table:style-name="ro1">
          <table:table-cell office:value-type="string" calcext:value-type="string">
            <text:p>ZOT</text:p>
          </table:table-cell>
          <table:table-cell office:value-type="string" calcext:value-type="string">
            <text:p>Zero tolerance</text:p>
          </table:table-cell>
          <table:table-cell table:formula="of:=CONCATENATE(&quot;{Name: &quot;&quot;&quot;;[.A1539];&quot;&quot;&quot;, Desc:&quot;&quot;&quot;; [.B1539]; &quot;&quot;&quot;},&quot;)" office:value-type="string" office:string-value="{Name: &quot;ZOT&quot;, Desc:&quot;Zero tolerance&quot;}," calcext:value-type="string">
            <text:p>{Name: "ZOT", Desc:"Zero tolerance"},</text:p>
          </table:table-cell>
        </table:table-row>
        <table:table-row table:style-name="ro1">
          <table:table-cell office:value-type="string" calcext:value-type="string">
            <text:p>ZUP</text:p>
          </table:table-cell>
          <table:table-cell office:value-type="string" calcext:value-type="string">
            <text:p>Meaning 'What's up?'</text:p>
          </table:table-cell>
          <table:table-cell table:formula="of:=CONCATENATE(&quot;{Name: &quot;&quot;&quot;;[.A1540];&quot;&quot;&quot;, Desc:&quot;&quot;&quot;; [.B1540]; &quot;&quot;&quot;},&quot;)" office:value-type="string" office:string-value="{Name: &quot;ZUP&quot;, Desc:&quot;Meaning 'What's up?'&quot;}," calcext:value-type="string">
            <text:p>{Name: "ZUP", Desc:"Meaning 'What's up?'"},</text:p>
          </table:table-cell>
        </table:table-row>
        <table:table-row table:style-name="ro2">
          <table:table-cell office:value-type="string" calcext:value-type="string">
            <text:p>ZZZZ</text:p>
          </table:table-cell>
          <table:table-cell office:value-type="string" calcext:value-type="string">
            <text:p>Sleeping (or bored)"</text:p>
            <text:p/>
            <text:p/>
          </table:table-cell>
          <table:table-cell table:formula="of:=CONCATENATE(&quot;{Name: &quot;&quot;&quot;;[.A1541];&quot;&quot;&quot;, Desc:&quot;&quot;&quot;; [.B1541]; &quot;&quot;&quot;},&quot;)" office:value-type="string" office:string-value="{Name: &quot;ZZZZ&quot;, Desc:&quot;Sleeping (or bored)&quot;&#10;&#10;&quot;}," calcext:value-type="string">
            <text:p>{Name: "ZZZZ", Desc:"Sleeping (or bored)"</text:p>
            <text:p/>
            <text:p>"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3:13:47.265416261</meta:creation-date>
    <dc:date>2020-09-19T23:59:20.793595951</dc:date>
    <meta:editing-duration>PT14M53S</meta:editing-duration>
    <meta:editing-cycles>1</meta:editing-cycles>
    <meta:document-statistic meta:table-count="1" meta:cell-count="4623" meta:object-count="0"/>
    <meta:generator>LibreOffice/6.4.5.2$Linux_X86_64 LibreOffice_project/40$Build-2</meta:generator>
  </office:meta>
</office:document-meta>
</file>